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97A1D50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66in"/>
    </style:style>
    <style:style style:name="co2" style:family="table-column">
      <style:table-column-properties fo:break-before="auto" style:column-width="0.44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1.0874in"/>
    </style:style>
    <style:style style:name="co6" style:family="table-column">
      <style:table-column-properties fo:break-before="auto" style:column-width="1.3366in"/>
    </style:style>
    <style:style style:name="co7" style:family="table-column">
      <style:table-column-properties fo:break-before="auto" style:column-width="1.552in"/>
    </style:style>
    <style:style style:name="co8" style:family="table-column">
      <style:table-column-properties fo:break-before="auto" style:column-width="1.3256in"/>
    </style:style>
    <style:style style:name="co9" style:family="table-column">
      <style:table-column-properties fo:break-before="auto" style:column-width="0.748in"/>
    </style:style>
    <style:style style:name="co10" style:family="table-column">
      <style:table-column-properties fo:break-before="auto" style:column-width="0.8043in"/>
    </style:style>
    <style:style style:name="co11" style:family="table-column">
      <style:table-column-properties fo:break-before="auto" style:column-width="0.9173in"/>
    </style:style>
    <style:style style:name="co12" style:family="table-column">
      <style:table-column-properties fo:break-before="auto" style:column-width="1.252in"/>
    </style:style>
    <style:style style:name="co13" style:family="table-column">
      <style:table-column-properties fo:break-before="auto" style:column-width="1.2764in"/>
    </style:style>
    <style:style style:name="co14" style:family="table-column">
      <style:table-column-properties fo:break-before="auto" style:column-width="1.4547in"/>
    </style:style>
    <style:style style:name="co15" style:family="table-column">
      <style:table-column-properties fo:break-before="auto" style:column-width="1.2882in"/>
    </style:style>
    <style:style style:name="co16" style:family="table-column">
      <style:table-column-properties fo:break-before="auto" style:column-width="1.2165in"/>
    </style:style>
    <style:style style:name="co17" style:family="table-column">
      <style:table-column-properties fo:break-before="auto" style:column-width="0.489in"/>
    </style:style>
    <style:style style:name="co18" style:family="table-column">
      <style:table-column-properties fo:break-before="auto" style:column-width="0.3929in"/>
    </style:style>
    <style:style style:name="co19" style:family="table-column">
      <style:table-column-properties fo:break-before="auto" style:column-width="0.3693in"/>
    </style:style>
    <style:style style:name="co20" style:family="table-column">
      <style:table-column-properties fo:break-before="auto" style:column-width="0.7591in"/>
    </style:style>
    <style:style style:name="co21" style:family="table-column">
      <style:table-column-properties fo:break-before="auto" style:column-width="1.2126in"/>
    </style:style>
    <style:style style:name="co22" style:family="table-column">
      <style:table-column-properties fo:break-before="auto" style:column-width="1.03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1909in" fo:break-before="auto" style:use-optimal-row-height="true"/>
    </style:style>
    <style:style style:name="ro5" style:family="table-row">
      <style:table-row-properties style:row-height="0.2516in" fo:break-before="auto" style:use-optimal-row-height="fals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89in" fo:break-before="auto" style:use-optimal-row-height="true"/>
    </style:style>
    <style:style style:name="ro8" style:family="table-row">
      <style:table-row-properties style:row-height="0.2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1">
      <number:fraction number:min-integer-digits="0" number:min-numerator-digits="2" number:min-denominator-digits="2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  <style:map style:condition="cell-content()=7" style:apply-style-name="Untitled2" style:base-cell-address="'Two Card And Blanks'.E2"/>
      <style:map style:condition="cell-content()=14" style:apply-style-name="Untitled2" style:base-cell-address="'Two Card And Blanks'.E2"/>
    </style:style>
    <style:style style:name="ce3" style:family="table-cell" style:parent-style-name="Default">
      <style:map style:condition="cell-content()=7" style:apply-style-name="Untitled2" style:base-cell-address="'Two Card And Blanks'.E2"/>
      <style:map style:condition="cell-content()=14" style:apply-style-name="Untitled2" style:base-cell-address="'Two Card And Blanks'.E2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ackground-color="#99ccff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99ccff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99ccff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order-bottom="none" fo:background-color="#99ccff" fo:border-left="0.06pt solid #000000" fo:border-right="0.06pt solid #000000" fo:border-top="0.06pt solid #000000"/>
    </style:style>
    <style:style style:name="ce12" style:family="table-cell" style:parent-style-name="Default">
      <style:table-cell-properties fo:background-color="#99ccff" fo:border="none"/>
    </style:style>
    <style:style style:name="ce13" style:family="table-cell" style:parent-style-name="Default">
      <style:table-cell-properties fo:background-color="#99ccff"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order-bottom="none" fo:background-color="#99ccff" fo:border-left="none" fo:border-right="0.06pt solid #000000" fo:border-top="0.06pt solid #000000"/>
    </style:style>
    <style:style style:name="ce16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99ccff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4" style:family="table-cell" style:parent-style-name="Default">
      <style:table-cell-properties fo:background-color="#000000"/>
      <style:map style:condition="cell-content()=7" style:apply-style-name="Untitled2" style:base-cell-address="'Two Card And Blanks'.E2"/>
      <style:map style:condition="cell-content()=14" style:apply-style-name="Untitled2" style:base-cell-address="'Two Card And Blanks'.E2"/>
    </style:style>
    <style:style style:name="ce25" style:family="table-cell" style:parent-style-name="Default">
      <style:table-cell-properties fo:background-color="transparent"/>
      <style:map style:condition="cell-content()=7" style:apply-style-name="Untitled2" style:base-cell-address="'Two Card And Blanks'.E2"/>
      <style:map style:condition="cell-content()=14" style:apply-style-name="Untitled2" style:base-cell-address="'Two Card And Blanks'.E2"/>
    </style:style>
    <style:style style:name="ce2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ccff"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3cc66"/>
    </style:style>
    <style:style style:name="ce29" style:family="table-cell" style:parent-style-name="Default">
      <style:table-cell-properties fo:background-color="#000000"/>
      <style:map style:condition="cell-content()=7" style:apply-style-name="Untitled2" style:base-cell-address="'Three Card And Blank'.E2"/>
      <style:map style:condition="cell-content()=14" style:apply-style-name="Untitled2" style:base-cell-address="'Three Card And Blank'.E2"/>
      <style:map style:condition="cell-content()=21" style:apply-style-name="Untitled2" style:base-cell-address="'Three Card And Blank'.E2"/>
      <style:map style:condition="cell-content()=28" style:apply-style-name="Untitled2" style:base-cell-address="'Three Card And Blank'.E2"/>
    </style:style>
    <style:style style:name="ce30" style:family="table-cell" style:parent-style-name="Default">
      <style:map style:condition="cell-content()=7" style:apply-style-name="Untitled2" style:base-cell-address="'Three Card And Blank'.E2"/>
      <style:map style:condition="cell-content()=14" style:apply-style-name="Untitled2" style:base-cell-address="'Three Card And Blank'.E2"/>
      <style:map style:condition="cell-content()=21" style:apply-style-name="Untitled2" style:base-cell-address="'Three Card And Blank'.E2"/>
      <style:map style:condition="cell-content()=28" style:apply-style-name="Untitled2" style:base-cell-address="'Three Card And Blank'.E2"/>
    </style:style>
    <style:style style:name="ce31" style:family="table-cell" style:parent-style-name="Default">
      <style:table-cell-properties fo:background-color="#000000"/>
      <style:map style:condition="cell-content()=7" style:apply-style-name="Untitled2" style:base-cell-address="'Three Card And Blank'.E162"/>
      <style:map style:condition="cell-content()=14" style:apply-style-name="Untitled2" style:base-cell-address="'Three Card And Blank'.E162"/>
      <style:map style:condition="cell-content()=21" style:apply-style-name="Untitled2" style:base-cell-address="'Three Card And Blank'.E162"/>
      <style:map style:condition="cell-content()=28" style:apply-style-name="Untitled2" style:base-cell-address="'Three Card And Blank'.E162"/>
    </style:style>
    <style:style style:name="ce3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34" style:family="table-cell" style:parent-style-name="Default">
      <style:table-cell-properties fo:border-bottom="none" fo:background-color="#33cc66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6" style:family="table-cell" style:parent-style-name="Default">
      <style:table-cell-properties fo:border-bottom="none" fo:background-color="#83caff" fo:border-left="0.06pt solid #000000" fo:border-right="0.06pt solid #000000" fo:border-top="0.06pt solid #000000"/>
    </style:style>
    <style:style style:name="ce37" style:family="table-cell" style:parent-style-name="Default">
      <style:table-cell-properties fo:border-bottom="none" fo:background-color="#83caff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83caff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ackground-color="#83caff" fo:border-left="0.06pt solid #000000" fo:border-right="0.06pt solid #000000" fo:border-top="none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99ccff" fo:border-left="0.06pt solid #000000" fo:border-right="none" fo:border-top="none"/>
      <style:text-properties fo:color="#000000"/>
    </style:style>
    <style:style style:name="ce42" style:family="table-cell" style:parent-style-name="Default">
      <style:table-cell-properties fo:background-color="transparent"/>
      <style:map style:condition="cell-content()=7" style:apply-style-name="Untitled2" style:base-cell-address="'Three Card And Blank'.E2"/>
      <style:map style:condition="cell-content()=14" style:apply-style-name="Untitled2" style:base-cell-address="'Three Card And Blank'.E2"/>
      <style:map style:condition="cell-content()=21" style:apply-style-name="Untitled2" style:base-cell-address="'Three Card And Blank'.E2"/>
      <style:map style:condition="cell-content()=28" style:apply-style-name="Untitled2" style:base-cell-address="'Three Card And Blank'.E2"/>
    </style:style>
    <style:style style:name="ce43" style:family="table-cell" style:parent-style-name="Default">
      <style:table-cell-properties fo:background-color="#99ccff" fo:border="none"/>
      <style:text-properties fo:color="#000000"/>
    </style:style>
    <style:style style:name="ce44" style:family="table-cell" style:parent-style-name="Default">
      <style:table-cell-properties fo:border-bottom="0.06pt solid #000000" fo:border-left="0.06pt solid #000000" fo:border-right="none" fo:border-top="none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none" fo:background-color="#99ccff" fo:border-left="none" fo:border-right="0.06pt solid #000000" fo:border-top="none"/>
      <style:text-properties fo:color="#000000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0"/>
    <style:style style:name="ce50" style:family="table-cell" style:parent-style-name="Default">
      <style:table-cell-properties fo:background-color="#ff0000"/>
    </style:style>
    <style:style style:name="ce51" style:family="table-cell" style:parent-style-name="Default">
      <style:table-cell-properties fo:background-color="#000000"/>
      <style:map style:condition="cell-content()=7" style:apply-style-name="Untitled2" style:base-cell-address="'Three Card And Blank Combinations'.E2"/>
      <style:map style:condition="cell-content()=14" style:apply-style-name="Untitled2" style:base-cell-address="'Three Card And Blank Combinations'.E2"/>
      <style:map style:condition="cell-content()=21" style:apply-style-name="Untitled2" style:base-cell-address="'Three Card And Blank Combinations'.E2"/>
      <style:map style:condition="cell-content()=28" style:apply-style-name="Untitled2" style:base-cell-address="'Three Card And Blank Combinations'.E2"/>
    </style:style>
    <style:style style:name="ce52" style:family="table-cell" style:parent-style-name="Default">
      <style:map style:condition="cell-content()=7" style:apply-style-name="Untitled2" style:base-cell-address="'Three Card And Blank Combinations'.E2"/>
      <style:map style:condition="cell-content()=14" style:apply-style-name="Untitled2" style:base-cell-address="'Three Card And Blank Combinations'.E2"/>
      <style:map style:condition="cell-content()=21" style:apply-style-name="Untitled2" style:base-cell-address="'Three Card And Blank Combinations'.E2"/>
      <style:map style:condition="cell-content()=28" style:apply-style-name="Untitled2" style:base-cell-address="'Three Card And Blank Combinations'.E2"/>
    </style:style>
    <style:style style:name="ce53" style:family="table-cell" style:parent-style-name="Default">
      <style:table-cell-properties fo:background-color="transparent"/>
      <style:map style:condition="cell-content()=7" style:apply-style-name="Untitled2" style:base-cell-address="'Three Card And Blank Combinations'.E2"/>
      <style:map style:condition="cell-content()=14" style:apply-style-name="Untitled2" style:base-cell-address="'Three Card And Blank Combinations'.E2"/>
      <style:map style:condition="cell-content()=21" style:apply-style-name="Untitled2" style:base-cell-address="'Three Card And Blank Combinations'.E2"/>
      <style:map style:condition="cell-content()=28" style:apply-style-name="Untitled2" style:base-cell-address="'Three Card And Blank Combinations'.E2"/>
    </style:style>
    <style:style style:name="ce54" style:family="table-cell" style:parent-style-name="Default" style:data-style-name="N99"/>
    <style:style style:name="ce55" style:family="table-cell" style:parent-style-name="Default">
      <style:table-cell-properties fo:background-color="#000000"/>
      <style:map style:condition="cell-content()=7" style:apply-style-name="Untitled2" style:base-cell-address="'Three Card And King'.E2"/>
      <style:map style:condition="cell-content()=14" style:apply-style-name="Untitled2" style:base-cell-address="'Three Card And King'.E2"/>
      <style:map style:condition="cell-content()=21" style:apply-style-name="Untitled2" style:base-cell-address="'Three Card And King'.E2"/>
      <style:map style:condition="cell-content()=28" style:apply-style-name="Untitled2" style:base-cell-address="'Three Card And King'.E2"/>
    </style:style>
    <style:style style:name="ce56" style:family="table-cell" style:parent-style-name="Default">
      <style:map style:condition="cell-content()=7" style:apply-style-name="Untitled2" style:base-cell-address="'Three Card And King'.E2"/>
      <style:map style:condition="cell-content()=14" style:apply-style-name="Untitled2" style:base-cell-address="'Three Card And King'.E2"/>
      <style:map style:condition="cell-content()=21" style:apply-style-name="Untitled2" style:base-cell-address="'Three Card And King'.E2"/>
      <style:map style:condition="cell-content()=28" style:apply-style-name="Untitled2" style:base-cell-address="'Three Card And King'.E2"/>
    </style:style>
    <style:style style:name="ce57" style:family="table-cell" style:parent-style-name="Default">
      <style:table-cell-properties fo:background-color="transparent"/>
      <style:map style:condition="cell-content()=7" style:apply-style-name="Untitled2" style:base-cell-address="'Three Card And King'.E2"/>
      <style:map style:condition="cell-content()=14" style:apply-style-name="Untitled2" style:base-cell-address="'Three Card And King'.E2"/>
      <style:map style:condition="cell-content()=21" style:apply-style-name="Untitled2" style:base-cell-address="'Three Card And King'.E2"/>
      <style:map style:condition="cell-content()=28" style:apply-style-name="Untitled2" style:base-cell-address="'Three Card And King'.E2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ackground-color="#000000"/>
      <style:text-properties fo:color="#ffffff"/>
      <style:map style:condition="cell-content()=7" style:apply-style-name="Untitled2" style:base-cell-address="'Four Card Combinations'.F2"/>
      <style:map style:condition="cell-content()=14" style:apply-style-name="Untitled2" style:base-cell-address="'Four Card Combinations'.F2"/>
      <style:map style:condition="cell-content()=21" style:apply-style-name="Untitled2" style:base-cell-address="'Four Card Combinations'.F2"/>
      <style:map style:condition="cell-content()=28" style:apply-style-name="Untitled2" style:base-cell-address="'Four Card Combinations'.F2"/>
    </style:style>
    <style:style style:name="ce61" style:family="table-cell" style:parent-style-name="Default">
      <style:map style:condition="cell-content()=7" style:apply-style-name="Untitled2" style:base-cell-address="'Four Card Combinations'.F2"/>
      <style:map style:condition="cell-content()=14" style:apply-style-name="Untitled2" style:base-cell-address="'Four Card Combinations'.F2"/>
      <style:map style:condition="cell-content()=21" style:apply-style-name="Untitled2" style:base-cell-address="'Four Card Combinations'.F2"/>
      <style:map style:condition="cell-content()=28" style:apply-style-name="Untitled2" style:base-cell-address="'Four Card Combinations'.F2"/>
    </style:style>
    <style:style style:name="ce62" style:family="table-cell" style:parent-style-name="Default">
      <style:table-cell-properties fo:border-bottom="none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fo:border-bottom="none" fo:background-color="#cfe7f5" fo:border-left="0.06pt solid #000000" fo:border-right="none" fo:border-top="0.06pt solid #000000"/>
    </style:style>
    <style:style style:name="ce66" style:family="table-cell" style:parent-style-name="Default">
      <style:table-cell-properties fo:border-bottom="none" fo:background-color="#cfe7f5" fo:border-left="0.06pt solid #000000" fo:border-right="none" fo:border-top="none"/>
    </style:style>
    <style:style style:name="ce67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68" style:family="table-cell" style:parent-style-name="Default">
      <style:table-cell-properties fo:border-bottom="0.06pt solid #000000" fo:background-color="#cfe7f5" fo:border-left="0.06pt solid #000000" fo:border-right="none" fo:border-top="none"/>
    </style:style>
    <style:style style:name="ce69" style:family="table-cell" style:parent-style-name="Default" style:data-style-name="N71"/>
    <style:style style:name="ce70" style:family="table-cell" style:parent-style-name="Default">
      <style:table-cell-properties fo:background-color="#000000"/>
      <style:map style:condition="cell-content()=7" style:apply-style-name="Untitled2" style:base-cell-address="'Four Card Combinations'.F2"/>
      <style:map style:condition="cell-content()=14" style:apply-style-name="Untitled2" style:base-cell-address="'Four Card Combinations'.F2"/>
      <style:map style:condition="cell-content()=21" style:apply-style-name="Untitled2" style:base-cell-address="'Four Card Combinations'.F2"/>
      <style:map style:condition="cell-content()=28" style:apply-style-name="Untitled2" style:base-cell-address="'Four Card Combinations'.F2"/>
    </style:style>
    <style:style style:name="ce71" style:family="table-cell" style:parent-style-name="Default">
      <style:table-cell-properties fo:border-bottom="none" fo:background-color="#cfe7f5" fo:border-left="0.06pt solid #000000" fo:border-right="0.06pt solid #000000" fo:border-top="0.06pt solid #000000"/>
    </style:style>
    <style:style style:name="ce72" style:family="table-cell" style:parent-style-name="Default">
      <style:table-cell-properties fo:background-color="#cfe7f5" fo:border="none"/>
    </style:style>
    <style:style style:name="ce73" style:family="table-cell" style:parent-style-name="Default">
      <style:table-cell-properties fo:background-color="#cccccc" fo:border="none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5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76" style:family="table-cell" style:parent-style-name="Default">
      <style:table-cell-properties fo:background-color="#cfe7f5"/>
    </style:style>
    <style:style style:name="ce77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78" style:family="table-cell" style:parent-style-name="Default">
      <style:table-cell-properties fo:border-bottom="none" fo:background-color="#cfe7f5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80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000"/>
      </table:calculation-settings>
      <table:table table:name="Two Card And Blanks" table:style-name="ta1">
        <table:shapes>
          <draw:frame draw:z-index="0" draw:style-name="gr1" draw:text-style-name="P1" svg:width="6.2988in" svg:height="3.5429in" svg:x="2.6272in" svg:y="21.4035in">
            <draw:object draw:notify-on-update-of-ranges="'Two Card And Blanks'.O57:'Two Card And Blanks'.O71 'Two Card And Blanks'.N57:'Two Card And Blanks'.N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office:value-type="string" calcext:value-type="string">
            <text:p>Card Value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SUM([.A2:.B2])" office:value-type="float" office:value="2" calcext:value-type="float">
            <text:p>2</text:p>
          </table:table-cell>
          <table:table-cell/>
          <table:table-cell table:style-name="ce2" table:formula="of:=[.$C2]+[.E$1]" office:value-type="float" office:value="3" calcext:value-type="float">
            <text:p>3</text:p>
          </table:table-cell>
          <table:table-cell table:style-name="ce3" table:formula="of:=[.$C2]+[.F$1]" office:value-type="float" office:value="4" calcext:value-type="float">
            <text:p>4</text:p>
          </table:table-cell>
          <table:table-cell table:style-name="ce3" table:formula="of:=[.$C2]+[.G$1]" office:value-type="float" office:value="5" calcext:value-type="float">
            <text:p>5</text:p>
          </table:table-cell>
          <table:table-cell table:style-name="ce3" table:formula="of:=[.$C2]+[.H$1]" office:value-type="float" office:value="6" calcext:value-type="float">
            <text:p>6</text:p>
          </table:table-cell>
          <table:table-cell table:style-name="ce3" table:formula="of:=[.$C2]+[.I$1]" office:value-type="float" office:value="7" calcext:value-type="float">
            <text:p>7</text:p>
          </table:table-cell>
          <table:table-cell table:style-name="ce3" table:formula="of:=[.$C2]+[.J$1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3:.B3])" office:value-type="float" office:value="3" calcext:value-type="float">
            <text:p>3</text:p>
          </table:table-cell>
          <table:table-cell/>
          <table:table-cell table:style-name="ce2" table:formula="of:=[.$C3]+[.E$1]" office:value-type="float" office:value="4" calcext:value-type="float">
            <text:p>4</text:p>
          </table:table-cell>
          <table:table-cell table:style-name="ce2" table:formula="of:=[.$C3]+[.F$1]" office:value-type="float" office:value="5" calcext:value-type="float">
            <text:p>5</text:p>
          </table:table-cell>
          <table:table-cell table:style-name="ce3" table:formula="of:=[.$C3]+[.G$1]" office:value-type="float" office:value="6" calcext:value-type="float">
            <text:p>6</text:p>
          </table:table-cell>
          <table:table-cell table:style-name="ce3" table:formula="of:=[.$C3]+[.H$1]" office:value-type="float" office:value="7" calcext:value-type="float">
            <text:p>7</text:p>
          </table:table-cell>
          <table:table-cell table:style-name="ce3" table:formula="of:=[.$C3]+[.I$1]" office:value-type="float" office:value="8" calcext:value-type="float">
            <text:p>8</text:p>
          </table:table-cell>
          <table:table-cell table:style-name="ce3" table:formula="of:=[.$C3]+[.J$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4:.B4])" office:value-type="float" office:value="3" calcext:value-type="float">
            <text:p>3</text:p>
          </table:table-cell>
          <table:table-cell/>
          <table:table-cell table:style-name="ce2" table:formula="of:=[.$C4]+[.E$1]" office:value-type="float" office:value="4" calcext:value-type="float">
            <text:p>4</text:p>
          </table:table-cell>
          <table:table-cell table:style-name="ce2" table:formula="of:=[.$C4]+[.F$1]" office:value-type="float" office:value="5" calcext:value-type="float">
            <text:p>5</text:p>
          </table:table-cell>
          <table:table-cell table:style-name="ce3" table:formula="of:=[.$C4]+[.G$1]" office:value-type="float" office:value="6" calcext:value-type="float">
            <text:p>6</text:p>
          </table:table-cell>
          <table:table-cell table:style-name="ce3" table:formula="of:=[.$C4]+[.H$1]" office:value-type="float" office:value="7" calcext:value-type="float">
            <text:p>7</text:p>
          </table:table-cell>
          <table:table-cell table:style-name="ce3" table:formula="of:=[.$C4]+[.I$1]" office:value-type="float" office:value="8" calcext:value-type="float">
            <text:p>8</text:p>
          </table:table-cell>
          <table:table-cell table:style-name="ce3" table:formula="of:=[.$C4]+[.J$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5:.B5])" office:value-type="float" office:value="4" calcext:value-type="float">
            <text:p>4</text:p>
          </table:table-cell>
          <table:table-cell/>
          <table:table-cell table:style-name="ce2" table:formula="of:=[.$C5]+[.E$1]" office:value-type="float" office:value="5" calcext:value-type="float">
            <text:p>5</text:p>
          </table:table-cell>
          <table:table-cell table:style-name="ce3" table:formula="of:=[.$C5]+[.F$1]" office:value-type="float" office:value="6" calcext:value-type="float">
            <text:p>6</text:p>
          </table:table-cell>
          <table:table-cell table:style-name="ce2" table:formula="of:=[.$C5]+[.G$1]" office:value-type="float" office:value="7" calcext:value-type="float">
            <text:p>7</text:p>
          </table:table-cell>
          <table:table-cell table:style-name="ce3" table:formula="of:=[.$C5]+[.H$1]" office:value-type="float" office:value="8" calcext:value-type="float">
            <text:p>8</text:p>
          </table:table-cell>
          <table:table-cell table:style-name="ce3" table:formula="of:=[.$C5]+[.I$1]" office:value-type="float" office:value="9" calcext:value-type="float">
            <text:p>9</text:p>
          </table:table-cell>
          <table:table-cell table:style-name="ce3" table:formula="of:=[.$C5]+[.J$1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6:.B6])" office:value-type="float" office:value="4" calcext:value-type="float">
            <text:p>4</text:p>
          </table:table-cell>
          <table:table-cell/>
          <table:table-cell table:style-name="ce2" table:formula="of:=[.$C6]+[.E$1]" office:value-type="float" office:value="5" calcext:value-type="float">
            <text:p>5</text:p>
          </table:table-cell>
          <table:table-cell table:style-name="ce3" table:formula="of:=[.$C6]+[.F$1]" office:value-type="float" office:value="6" calcext:value-type="float">
            <text:p>6</text:p>
          </table:table-cell>
          <table:table-cell table:style-name="ce2" table:formula="of:=[.$C6]+[.G$1]" office:value-type="float" office:value="7" calcext:value-type="float">
            <text:p>7</text:p>
          </table:table-cell>
          <table:table-cell table:style-name="ce3" table:formula="of:=[.$C6]+[.H$1]" office:value-type="float" office:value="8" calcext:value-type="float">
            <text:p>8</text:p>
          </table:table-cell>
          <table:table-cell table:style-name="ce3" table:formula="of:=[.$C6]+[.I$1]" office:value-type="float" office:value="9" calcext:value-type="float">
            <text:p>9</text:p>
          </table:table-cell>
          <table:table-cell table:style-name="ce3" table:formula="of:=[.$C6]+[.J$1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SUM([.A7:.B7])" office:value-type="float" office:value="4" calcext:value-type="float">
            <text:p>4</text:p>
          </table:table-cell>
          <table:table-cell/>
          <table:table-cell table:style-name="ce3" table:formula="of:=[.$C7]+[.E$1]" office:value-type="float" office:value="5" calcext:value-type="float">
            <text:p>5</text:p>
          </table:table-cell>
          <table:table-cell table:style-name="ce2" table:formula="of:=[.$C7]+[.F$1]" office:value-type="float" office:value="6" calcext:value-type="float">
            <text:p>6</text:p>
          </table:table-cell>
          <table:table-cell table:style-name="ce3" table:formula="of:=[.$C7]+[.G$1]" office:value-type="float" office:value="7" calcext:value-type="float">
            <text:p>7</text:p>
          </table:table-cell>
          <table:table-cell table:style-name="ce3" table:formula="of:=[.$C7]+[.H$1]" office:value-type="float" office:value="8" calcext:value-type="float">
            <text:p>8</text:p>
          </table:table-cell>
          <table:table-cell table:style-name="ce3" table:formula="of:=[.$C7]+[.I$1]" office:value-type="float" office:value="9" calcext:value-type="float">
            <text:p>9</text:p>
          </table:table-cell>
          <table:table-cell table:style-name="ce3" table:formula="of:=[.$C7]+[.J$1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8:.B8])" office:value-type="float" office:value="5" calcext:value-type="float">
            <text:p>5</text:p>
          </table:table-cell>
          <table:table-cell/>
          <table:table-cell table:style-name="ce2" table:formula="of:=[.$C8]+[.E$1]" office:value-type="float" office:value="6" calcext:value-type="float">
            <text:p>6</text:p>
          </table:table-cell>
          <table:table-cell table:style-name="ce3" table:formula="of:=[.$C8]+[.F$1]" office:value-type="float" office:value="7" calcext:value-type="float">
            <text:p>7</text:p>
          </table:table-cell>
          <table:table-cell table:style-name="ce3" table:formula="of:=[.$C8]+[.G$1]" office:value-type="float" office:value="8" calcext:value-type="float">
            <text:p>8</text:p>
          </table:table-cell>
          <table:table-cell table:style-name="ce2" table:formula="of:=[.$C8]+[.H$1]" office:value-type="float" office:value="9" calcext:value-type="float">
            <text:p>9</text:p>
          </table:table-cell>
          <table:table-cell table:style-name="ce3" table:formula="of:=[.$C8]+[.I$1]" office:value-type="float" office:value="10" calcext:value-type="float">
            <text:p>10</text:p>
          </table:table-cell>
          <table:table-cell table:style-name="ce3" table:formula="of:=[.$C8]+[.J$1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9:.B9])" office:value-type="float" office:value="5" calcext:value-type="float">
            <text:p>5</text:p>
          </table:table-cell>
          <table:table-cell/>
          <table:table-cell table:style-name="ce2" table:formula="of:=[.$C9]+[.E$1]" office:value-type="float" office:value="6" calcext:value-type="float">
            <text:p>6</text:p>
          </table:table-cell>
          <table:table-cell table:style-name="ce3" table:formula="of:=[.$C9]+[.F$1]" office:value-type="float" office:value="7" calcext:value-type="float">
            <text:p>7</text:p>
          </table:table-cell>
          <table:table-cell table:style-name="ce3" table:formula="of:=[.$C9]+[.G$1]" office:value-type="float" office:value="8" calcext:value-type="float">
            <text:p>8</text:p>
          </table:table-cell>
          <table:table-cell table:style-name="ce2" table:formula="of:=[.$C9]+[.H$1]" office:value-type="float" office:value="9" calcext:value-type="float">
            <text:p>9</text:p>
          </table:table-cell>
          <table:table-cell table:style-name="ce3" table:formula="of:=[.$C9]+[.I$1]" office:value-type="float" office:value="10" calcext:value-type="float">
            <text:p>10</text:p>
          </table:table-cell>
          <table:table-cell table:style-name="ce3" table:formula="of:=[.$C9]+[.J$1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0:.B10])" office:value-type="float" office:value="5" calcext:value-type="float">
            <text:p>5</text:p>
          </table:table-cell>
          <table:table-cell/>
          <table:table-cell table:style-name="ce3" table:formula="of:=[.$C10]+[.E$1]" office:value-type="float" office:value="6" calcext:value-type="float">
            <text:p>6</text:p>
          </table:table-cell>
          <table:table-cell table:style-name="ce2" table:formula="of:=[.$C10]+[.F$1]" office:value-type="float" office:value="7" calcext:value-type="float">
            <text:p>7</text:p>
          </table:table-cell>
          <table:table-cell table:style-name="ce2" table:formula="of:=[.$C10]+[.G$1]" office:value-type="float" office:value="8" calcext:value-type="float">
            <text:p>8</text:p>
          </table:table-cell>
          <table:table-cell table:style-name="ce3" table:formula="of:=[.$C10]+[.H$1]" office:value-type="float" office:value="9" calcext:value-type="float">
            <text:p>9</text:p>
          </table:table-cell>
          <table:table-cell table:style-name="ce3" table:formula="of:=[.$C10]+[.I$1]" office:value-type="float" office:value="10" calcext:value-type="float">
            <text:p>10</text:p>
          </table:table-cell>
          <table:table-cell table:style-name="ce3" table:formula="of:=[.$C10]+[.J$1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1:.B11])" office:value-type="float" office:value="5" calcext:value-type="float">
            <text:p>5</text:p>
          </table:table-cell>
          <table:table-cell/>
          <table:table-cell table:style-name="ce3" table:formula="of:=[.$C11]+[.E$1]" office:value-type="float" office:value="6" calcext:value-type="float">
            <text:p>6</text:p>
          </table:table-cell>
          <table:table-cell table:style-name="ce2" table:formula="of:=[.$C11]+[.F$1]" office:value-type="float" office:value="7" calcext:value-type="float">
            <text:p>7</text:p>
          </table:table-cell>
          <table:table-cell table:style-name="ce2" table:formula="of:=[.$C11]+[.G$1]" office:value-type="float" office:value="8" calcext:value-type="float">
            <text:p>8</text:p>
          </table:table-cell>
          <table:table-cell table:style-name="ce3" table:formula="of:=[.$C11]+[.H$1]" office:value-type="float" office:value="9" calcext:value-type="float">
            <text:p>9</text:p>
          </table:table-cell>
          <table:table-cell table:style-name="ce3" table:formula="of:=[.$C11]+[.I$1]" office:value-type="float" office:value="10" calcext:value-type="float">
            <text:p>10</text:p>
          </table:table-cell>
          <table:table-cell table:style-name="ce3" table:formula="of:=[.$C11]+[.J$1]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12:.B12])" office:value-type="float" office:value="6" calcext:value-type="float">
            <text:p>6</text:p>
          </table:table-cell>
          <table:table-cell/>
          <table:table-cell table:style-name="ce2" table:formula="of:=[.$C12]+[.E$1]" office:value-type="float" office:value="7" calcext:value-type="float">
            <text:p>7</text:p>
          </table:table-cell>
          <table:table-cell table:style-name="ce3" table:formula="of:=[.$C12]+[.F$1]" office:value-type="float" office:value="8" calcext:value-type="float">
            <text:p>8</text:p>
          </table:table-cell>
          <table:table-cell table:style-name="ce3" table:formula="of:=[.$C12]+[.G$1]" office:value-type="float" office:value="9" calcext:value-type="float">
            <text:p>9</text:p>
          </table:table-cell>
          <table:table-cell table:style-name="ce3" table:formula="of:=[.$C12]+[.H$1]" office:value-type="float" office:value="10" calcext:value-type="float">
            <text:p>10</text:p>
          </table:table-cell>
          <table:table-cell table:style-name="ce2" table:formula="of:=[.$C12]+[.I$1]" office:value-type="float" office:value="11" calcext:value-type="float">
            <text:p>11</text:p>
          </table:table-cell>
          <table:table-cell table:style-name="ce3" table:formula="of:=[.$C12]+[.J$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13:.B13])" office:value-type="float" office:value="6" calcext:value-type="float">
            <text:p>6</text:p>
          </table:table-cell>
          <table:table-cell/>
          <table:table-cell table:style-name="ce2" table:formula="of:=[.$C13]+[.E$1]" office:value-type="float" office:value="7" calcext:value-type="float">
            <text:p>7</text:p>
          </table:table-cell>
          <table:table-cell table:style-name="ce3" table:formula="of:=[.$C13]+[.F$1]" office:value-type="float" office:value="8" calcext:value-type="float">
            <text:p>8</text:p>
          </table:table-cell>
          <table:table-cell table:style-name="ce3" table:formula="of:=[.$C13]+[.G$1]" office:value-type="float" office:value="9" calcext:value-type="float">
            <text:p>9</text:p>
          </table:table-cell>
          <table:table-cell table:style-name="ce3" table:formula="of:=[.$C13]+[.H$1]" office:value-type="float" office:value="10" calcext:value-type="float">
            <text:p>10</text:p>
          </table:table-cell>
          <table:table-cell table:style-name="ce2" table:formula="of:=[.$C13]+[.I$1]" office:value-type="float" office:value="11" calcext:value-type="float">
            <text:p>11</text:p>
          </table:table-cell>
          <table:table-cell table:style-name="ce3" table:formula="of:=[.$C13]+[.J$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14:.B14])" office:value-type="float" office:value="6" calcext:value-type="float">
            <text:p>6</text:p>
          </table:table-cell>
          <table:table-cell/>
          <table:table-cell table:style-name="ce3" table:formula="of:=[.$C14]+[.E$1]" office:value-type="float" office:value="7" calcext:value-type="float">
            <text:p>7</text:p>
          </table:table-cell>
          <table:table-cell table:style-name="ce2" table:formula="of:=[.$C14]+[.F$1]" office:value-type="float" office:value="8" calcext:value-type="float">
            <text:p>8</text:p>
          </table:table-cell>
          <table:table-cell table:style-name="ce3" table:formula="of:=[.$C14]+[.G$1]" office:value-type="float" office:value="9" calcext:value-type="float">
            <text:p>9</text:p>
          </table:table-cell>
          <table:table-cell table:style-name="ce2" table:formula="of:=[.$C14]+[.H$1]" office:value-type="float" office:value="10" calcext:value-type="float">
            <text:p>10</text:p>
          </table:table-cell>
          <table:table-cell table:style-name="ce3" table:formula="of:=[.$C14]+[.I$1]" office:value-type="float" office:value="11" calcext:value-type="float">
            <text:p>11</text:p>
          </table:table-cell>
          <table:table-cell table:style-name="ce3" table:formula="of:=[.$C14]+[.J$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15:.B15])" office:value-type="float" office:value="6" calcext:value-type="float">
            <text:p>6</text:p>
          </table:table-cell>
          <table:table-cell/>
          <table:table-cell table:style-name="ce3" table:formula="of:=[.$C15]+[.E$1]" office:value-type="float" office:value="7" calcext:value-type="float">
            <text:p>7</text:p>
          </table:table-cell>
          <table:table-cell table:style-name="ce2" table:formula="of:=[.$C15]+[.F$1]" office:value-type="float" office:value="8" calcext:value-type="float">
            <text:p>8</text:p>
          </table:table-cell>
          <table:table-cell table:style-name="ce3" table:formula="of:=[.$C15]+[.G$1]" office:value-type="float" office:value="9" calcext:value-type="float">
            <text:p>9</text:p>
          </table:table-cell>
          <table:table-cell table:style-name="ce2" table:formula="of:=[.$C15]+[.H$1]" office:value-type="float" office:value="10" calcext:value-type="float">
            <text:p>10</text:p>
          </table:table-cell>
          <table:table-cell table:style-name="ce3" table:formula="of:=[.$C15]+[.I$1]" office:value-type="float" office:value="11" calcext:value-type="float">
            <text:p>11</text:p>
          </table:table-cell>
          <table:table-cell table:style-name="ce3" table:formula="of:=[.$C15]+[.J$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SUM([.A16:.B16])" office:value-type="float" office:value="6" calcext:value-type="float">
            <text:p>6</text:p>
          </table:table-cell>
          <table:table-cell/>
          <table:table-cell table:style-name="ce3" table:formula="of:=[.$C16]+[.E$1]" office:value-type="float" office:value="7" calcext:value-type="float">
            <text:p>7</text:p>
          </table:table-cell>
          <table:table-cell table:style-name="ce3" table:formula="of:=[.$C16]+[.F$1]" office:value-type="float" office:value="8" calcext:value-type="float">
            <text:p>8</text:p>
          </table:table-cell>
          <table:table-cell table:style-name="ce2" table:formula="of:=[.$C16]+[.G$1]" office:value-type="float" office:value="9" calcext:value-type="float">
            <text:p>9</text:p>
          </table:table-cell>
          <table:table-cell table:style-name="ce3" table:formula="of:=[.$C16]+[.H$1]" office:value-type="float" office:value="10" calcext:value-type="float">
            <text:p>10</text:p>
          </table:table-cell>
          <table:table-cell table:style-name="ce3" table:formula="of:=[.$C16]+[.I$1]" office:value-type="float" office:value="11" calcext:value-type="float">
            <text:p>11</text:p>
          </table:table-cell>
          <table:table-cell table:style-name="ce3" table:formula="of:=[.$C16]+[.J$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17:.B17])" office:value-type="float" office:value="7" calcext:value-type="float">
            <text:p>7</text:p>
          </table:table-cell>
          <table:table-cell/>
          <table:table-cell table:style-name="ce2" table:formula="of:=[.$C17]+[.E$1]" office:value-type="float" office:value="8" calcext:value-type="float">
            <text:p>8</text:p>
          </table:table-cell>
          <table:table-cell table:style-name="ce3" table:formula="of:=[.$C17]+[.F$1]" office:value-type="float" office:value="9" calcext:value-type="float">
            <text:p>9</text:p>
          </table:table-cell>
          <table:table-cell table:style-name="ce3" table:formula="of:=[.$C17]+[.G$1]" office:value-type="float" office:value="10" calcext:value-type="float">
            <text:p>10</text:p>
          </table:table-cell>
          <table:table-cell table:style-name="ce3" table:formula="of:=[.$C17]+[.H$1]" office:value-type="float" office:value="11" calcext:value-type="float">
            <text:p>11</text:p>
          </table:table-cell>
          <table:table-cell table:style-name="ce3" table:formula="of:=[.$C17]+[.I$1]" office:value-type="float" office:value="12" calcext:value-type="float">
            <text:p>12</text:p>
          </table:table-cell>
          <table:table-cell table:style-name="ce2" table:formula="of:=[.$C17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18:.B18])" office:value-type="float" office:value="7" calcext:value-type="float">
            <text:p>7</text:p>
          </table:table-cell>
          <table:table-cell/>
          <table:table-cell table:style-name="ce2" table:formula="of:=[.$C18]+[.E$1]" office:value-type="float" office:value="8" calcext:value-type="float">
            <text:p>8</text:p>
          </table:table-cell>
          <table:table-cell table:style-name="ce3" table:formula="of:=[.$C18]+[.F$1]" office:value-type="float" office:value="9" calcext:value-type="float">
            <text:p>9</text:p>
          </table:table-cell>
          <table:table-cell table:style-name="ce3" table:formula="of:=[.$C18]+[.G$1]" office:value-type="float" office:value="10" calcext:value-type="float">
            <text:p>10</text:p>
          </table:table-cell>
          <table:table-cell table:style-name="ce3" table:formula="of:=[.$C18]+[.H$1]" office:value-type="float" office:value="11" calcext:value-type="float">
            <text:p>11</text:p>
          </table:table-cell>
          <table:table-cell table:style-name="ce3" table:formula="of:=[.$C18]+[.I$1]" office:value-type="float" office:value="12" calcext:value-type="float">
            <text:p>12</text:p>
          </table:table-cell>
          <table:table-cell table:style-name="ce2" table:formula="of:=[.$C18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19:.B19])" office:value-type="float" office:value="7" calcext:value-type="float">
            <text:p>7</text:p>
          </table:table-cell>
          <table:table-cell/>
          <table:table-cell table:style-name="ce3" table:formula="of:=[.$C19]+[.E$1]" office:value-type="float" office:value="8" calcext:value-type="float">
            <text:p>8</text:p>
          </table:table-cell>
          <table:table-cell table:style-name="ce2" table:formula="of:=[.$C19]+[.F$1]" office:value-type="float" office:value="9" calcext:value-type="float">
            <text:p>9</text:p>
          </table:table-cell>
          <table:table-cell table:style-name="ce3" table:formula="of:=[.$C19]+[.G$1]" office:value-type="float" office:value="10" calcext:value-type="float">
            <text:p>10</text:p>
          </table:table-cell>
          <table:table-cell table:style-name="ce3" table:formula="of:=[.$C19]+[.H$1]" office:value-type="float" office:value="11" calcext:value-type="float">
            <text:p>11</text:p>
          </table:table-cell>
          <table:table-cell table:style-name="ce2" table:formula="of:=[.$C19]+[.I$1]" office:value-type="float" office:value="12" calcext:value-type="float">
            <text:p>12</text:p>
          </table:table-cell>
          <table:table-cell table:style-name="ce3" table:formula="of:=[.$C19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20:.B20])" office:value-type="float" office:value="7" calcext:value-type="float">
            <text:p>7</text:p>
          </table:table-cell>
          <table:table-cell/>
          <table:table-cell table:style-name="ce3" table:formula="of:=[.$C20]+[.E$1]" office:value-type="float" office:value="8" calcext:value-type="float">
            <text:p>8</text:p>
          </table:table-cell>
          <table:table-cell table:style-name="ce2" table:formula="of:=[.$C20]+[.F$1]" office:value-type="float" office:value="9" calcext:value-type="float">
            <text:p>9</text:p>
          </table:table-cell>
          <table:table-cell table:style-name="ce3" table:formula="of:=[.$C20]+[.G$1]" office:value-type="float" office:value="10" calcext:value-type="float">
            <text:p>10</text:p>
          </table:table-cell>
          <table:table-cell table:style-name="ce3" table:formula="of:=[.$C20]+[.H$1]" office:value-type="float" office:value="11" calcext:value-type="float">
            <text:p>11</text:p>
          </table:table-cell>
          <table:table-cell table:style-name="ce2" table:formula="of:=[.$C20]+[.I$1]" office:value-type="float" office:value="12" calcext:value-type="float">
            <text:p>12</text:p>
          </table:table-cell>
          <table:table-cell table:style-name="ce3" table:formula="of:=[.$C20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21:.B21])" office:value-type="float" office:value="7" calcext:value-type="float">
            <text:p>7</text:p>
          </table:table-cell>
          <table:table-cell/>
          <table:table-cell table:style-name="ce3" table:formula="of:=[.$C21]+[.E$1]" office:value-type="float" office:value="8" calcext:value-type="float">
            <text:p>8</text:p>
          </table:table-cell>
          <table:table-cell table:style-name="ce3" table:formula="of:=[.$C21]+[.F$1]" office:value-type="float" office:value="9" calcext:value-type="float">
            <text:p>9</text:p>
          </table:table-cell>
          <table:table-cell table:style-name="ce2" table:formula="of:=[.$C21]+[.G$1]" office:value-type="float" office:value="10" calcext:value-type="float">
            <text:p>10</text:p>
          </table:table-cell>
          <table:table-cell table:style-name="ce2" table:formula="of:=[.$C21]+[.H$1]" office:value-type="float" office:value="11" calcext:value-type="float">
            <text:p>11</text:p>
          </table:table-cell>
          <table:table-cell table:style-name="ce3" table:formula="of:=[.$C21]+[.I$1]" office:value-type="float" office:value="12" calcext:value-type="float">
            <text:p>12</text:p>
          </table:table-cell>
          <table:table-cell table:style-name="ce3" table:formula="of:=[.$C21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22:.B22])" office:value-type="float" office:value="7" calcext:value-type="float">
            <text:p>7</text:p>
          </table:table-cell>
          <table:table-cell/>
          <table:table-cell table:style-name="ce3" table:formula="of:=[.$C22]+[.E$1]" office:value-type="float" office:value="8" calcext:value-type="float">
            <text:p>8</text:p>
          </table:table-cell>
          <table:table-cell table:style-name="ce3" table:formula="of:=[.$C22]+[.F$1]" office:value-type="float" office:value="9" calcext:value-type="float">
            <text:p>9</text:p>
          </table:table-cell>
          <table:table-cell table:style-name="ce2" table:formula="of:=[.$C22]+[.G$1]" office:value-type="float" office:value="10" calcext:value-type="float">
            <text:p>10</text:p>
          </table:table-cell>
          <table:table-cell table:style-name="ce2" table:formula="of:=[.$C22]+[.H$1]" office:value-type="float" office:value="11" calcext:value-type="float">
            <text:p>11</text:p>
          </table:table-cell>
          <table:table-cell table:style-name="ce3" table:formula="of:=[.$C22]+[.I$1]" office:value-type="float" office:value="12" calcext:value-type="float">
            <text:p>12</text:p>
          </table:table-cell>
          <table:table-cell table:style-name="ce3" table:formula="of:=[.$C22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23:.B23])" office:value-type="float" office:value="8" calcext:value-type="float">
            <text:p>8</text:p>
          </table:table-cell>
          <table:table-cell/>
          <table:table-cell table:style-name="ce3" table:formula="of:=[.$C23]+[.E$1]" office:value-type="float" office:value="9" calcext:value-type="float">
            <text:p>9</text:p>
          </table:table-cell>
          <table:table-cell table:style-name="ce2" table:formula="of:=[.$C23]+[.F$1]" office:value-type="float" office:value="10" calcext:value-type="float">
            <text:p>10</text:p>
          </table:table-cell>
          <table:table-cell table:style-name="ce3" table:formula="of:=[.$C23]+[.G$1]" office:value-type="float" office:value="11" calcext:value-type="float">
            <text:p>11</text:p>
          </table:table-cell>
          <table:table-cell table:style-name="ce3" table:formula="of:=[.$C23]+[.H$1]" office:value-type="float" office:value="12" calcext:value-type="float">
            <text:p>12</text:p>
          </table:table-cell>
          <table:table-cell table:style-name="ce3" table:formula="of:=[.$C23]+[.I$1]" office:value-type="float" office:value="13" calcext:value-type="float">
            <text:p>13</text:p>
          </table:table-cell>
          <table:table-cell table:style-name="ce2" table:formula="of:=[.$C23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24:.B24])" office:value-type="float" office:value="8" calcext:value-type="float">
            <text:p>8</text:p>
          </table:table-cell>
          <table:table-cell/>
          <table:table-cell table:style-name="ce3" table:formula="of:=[.$C24]+[.E$1]" office:value-type="float" office:value="9" calcext:value-type="float">
            <text:p>9</text:p>
          </table:table-cell>
          <table:table-cell table:style-name="ce2" table:formula="of:=[.$C24]+[.F$1]" office:value-type="float" office:value="10" calcext:value-type="float">
            <text:p>10</text:p>
          </table:table-cell>
          <table:table-cell table:style-name="ce3" table:formula="of:=[.$C24]+[.G$1]" office:value-type="float" office:value="11" calcext:value-type="float">
            <text:p>11</text:p>
          </table:table-cell>
          <table:table-cell table:style-name="ce3" table:formula="of:=[.$C24]+[.H$1]" office:value-type="float" office:value="12" calcext:value-type="float">
            <text:p>12</text:p>
          </table:table-cell>
          <table:table-cell table:style-name="ce3" table:formula="of:=[.$C24]+[.I$1]" office:value-type="float" office:value="13" calcext:value-type="float">
            <text:p>13</text:p>
          </table:table-cell>
          <table:table-cell table:style-name="ce2" table:formula="of:=[.$C24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25:.B25])" office:value-type="float" office:value="8" calcext:value-type="float">
            <text:p>8</text:p>
          </table:table-cell>
          <table:table-cell/>
          <table:table-cell table:style-name="ce3" table:formula="of:=[.$C25]+[.E$1]" office:value-type="float" office:value="9" calcext:value-type="float">
            <text:p>9</text:p>
          </table:table-cell>
          <table:table-cell table:style-name="ce3" table:formula="of:=[.$C25]+[.F$1]" office:value-type="float" office:value="10" calcext:value-type="float">
            <text:p>10</text:p>
          </table:table-cell>
          <table:table-cell table:style-name="ce2" table:formula="of:=[.$C25]+[.G$1]" office:value-type="float" office:value="11" calcext:value-type="float">
            <text:p>11</text:p>
          </table:table-cell>
          <table:table-cell table:style-name="ce3" table:formula="of:=[.$C25]+[.H$1]" office:value-type="float" office:value="12" calcext:value-type="float">
            <text:p>12</text:p>
          </table:table-cell>
          <table:table-cell table:style-name="ce2" table:formula="of:=[.$C25]+[.I$1]" office:value-type="float" office:value="13" calcext:value-type="float">
            <text:p>13</text:p>
          </table:table-cell>
          <table:table-cell table:style-name="ce3" table:formula="of:=[.$C25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26:.B26])" office:value-type="float" office:value="8" calcext:value-type="float">
            <text:p>8</text:p>
          </table:table-cell>
          <table:table-cell/>
          <table:table-cell table:style-name="ce3" table:formula="of:=[.$C26]+[.E$1]" office:value-type="float" office:value="9" calcext:value-type="float">
            <text:p>9</text:p>
          </table:table-cell>
          <table:table-cell table:style-name="ce3" table:formula="of:=[.$C26]+[.F$1]" office:value-type="float" office:value="10" calcext:value-type="float">
            <text:p>10</text:p>
          </table:table-cell>
          <table:table-cell table:style-name="ce2" table:formula="of:=[.$C26]+[.G$1]" office:value-type="float" office:value="11" calcext:value-type="float">
            <text:p>11</text:p>
          </table:table-cell>
          <table:table-cell table:style-name="ce3" table:formula="of:=[.$C26]+[.H$1]" office:value-type="float" office:value="12" calcext:value-type="float">
            <text:p>12</text:p>
          </table:table-cell>
          <table:table-cell table:style-name="ce2" table:formula="of:=[.$C26]+[.I$1]" office:value-type="float" office:value="13" calcext:value-type="float">
            <text:p>13</text:p>
          </table:table-cell>
          <table:table-cell table:style-name="ce3" table:formula="of:=[.$C26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SUM([.A27:.B27])" office:value-type="float" office:value="8" calcext:value-type="float">
            <text:p>8</text:p>
          </table:table-cell>
          <table:table-cell/>
          <table:table-cell table:style-name="ce3" table:formula="of:=[.$C27]+[.E$1]" office:value-type="float" office:value="9" calcext:value-type="float">
            <text:p>9</text:p>
          </table:table-cell>
          <table:table-cell table:style-name="ce3" table:formula="of:=[.$C27]+[.F$1]" office:value-type="float" office:value="10" calcext:value-type="float">
            <text:p>10</text:p>
          </table:table-cell>
          <table:table-cell table:style-name="ce3" table:formula="of:=[.$C27]+[.G$1]" office:value-type="float" office:value="11" calcext:value-type="float">
            <text:p>11</text:p>
          </table:table-cell>
          <table:table-cell table:style-name="ce2" table:formula="of:=[.$C27]+[.H$1]" office:value-type="float" office:value="12" calcext:value-type="float">
            <text:p>12</text:p>
          </table:table-cell>
          <table:table-cell table:style-name="ce3" table:formula="of:=[.$C27]+[.I$1]" office:value-type="float" office:value="13" calcext:value-type="float">
            <text:p>13</text:p>
          </table:table-cell>
          <table:table-cell table:style-name="ce3" table:formula="of:=[.$C27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28:.B28])" office:value-type="float" office:value="9" calcext:value-type="float">
            <text:p>9</text:p>
          </table:table-cell>
          <table:table-cell/>
          <table:table-cell table:style-name="ce3" table:formula="of:=[.$C28]+[.E$1]" office:value-type="float" office:value="10" calcext:value-type="float">
            <text:p>10</text:p>
          </table:table-cell>
          <table:table-cell table:style-name="ce3" table:formula="of:=[.$C28]+[.F$1]" office:value-type="float" office:value="11" calcext:value-type="float">
            <text:p>11</text:p>
          </table:table-cell>
          <table:table-cell table:style-name="ce2" table:formula="of:=[.$C28]+[.G$1]" office:value-type="float" office:value="12" calcext:value-type="float">
            <text:p>12</text:p>
          </table:table-cell>
          <table:table-cell table:style-name="ce3" table:formula="of:=[.$C28]+[.H$1]" office:value-type="float" office:value="13" calcext:value-type="float">
            <text:p>13</text:p>
          </table:table-cell>
          <table:table-cell table:style-name="ce3" table:formula="of:=[.$C28]+[.I$1]" office:value-type="float" office:value="14" calcext:value-type="float">
            <text:p>14</text:p>
          </table:table-cell>
          <table:table-cell table:style-name="ce2" table:formula="of:=[.$C28]+[.J$1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29:.B29])" office:value-type="float" office:value="9" calcext:value-type="float">
            <text:p>9</text:p>
          </table:table-cell>
          <table:table-cell/>
          <table:table-cell table:style-name="ce3" table:formula="of:=[.$C29]+[.E$1]" office:value-type="float" office:value="10" calcext:value-type="float">
            <text:p>10</text:p>
          </table:table-cell>
          <table:table-cell table:style-name="ce3" table:formula="of:=[.$C29]+[.F$1]" office:value-type="float" office:value="11" calcext:value-type="float">
            <text:p>11</text:p>
          </table:table-cell>
          <table:table-cell table:style-name="ce2" table:formula="of:=[.$C29]+[.G$1]" office:value-type="float" office:value="12" calcext:value-type="float">
            <text:p>12</text:p>
          </table:table-cell>
          <table:table-cell table:style-name="ce3" table:formula="of:=[.$C29]+[.H$1]" office:value-type="float" office:value="13" calcext:value-type="float">
            <text:p>13</text:p>
          </table:table-cell>
          <table:table-cell table:style-name="ce3" table:formula="of:=[.$C29]+[.I$1]" office:value-type="float" office:value="14" calcext:value-type="float">
            <text:p>14</text:p>
          </table:table-cell>
          <table:table-cell table:style-name="ce2" table:formula="of:=[.$C29]+[.J$1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30:.B30])" office:value-type="float" office:value="9" calcext:value-type="float">
            <text:p>9</text:p>
          </table:table-cell>
          <table:table-cell/>
          <table:table-cell table:style-name="ce3" table:formula="of:=[.$C30]+[.E$1]" office:value-type="float" office:value="10" calcext:value-type="float">
            <text:p>10</text:p>
          </table:table-cell>
          <table:table-cell table:style-name="ce3" table:formula="of:=[.$C30]+[.F$1]" office:value-type="float" office:value="11" calcext:value-type="float">
            <text:p>11</text:p>
          </table:table-cell>
          <table:table-cell table:style-name="ce3" table:formula="of:=[.$C30]+[.G$1]" office:value-type="float" office:value="12" calcext:value-type="float">
            <text:p>12</text:p>
          </table:table-cell>
          <table:table-cell table:style-name="ce2" table:formula="of:=[.$C30]+[.H$1]" office:value-type="float" office:value="13" calcext:value-type="float">
            <text:p>13</text:p>
          </table:table-cell>
          <table:table-cell table:style-name="ce2" table:formula="of:=[.$C30]+[.I$1]" office:value-type="float" office:value="14" calcext:value-type="float">
            <text:p>14</text:p>
          </table:table-cell>
          <table:table-cell table:style-name="ce3" table:formula="of:=[.$C30]+[.J$1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31:.B31])" office:value-type="float" office:value="9" calcext:value-type="float">
            <text:p>9</text:p>
          </table:table-cell>
          <table:table-cell/>
          <table:table-cell table:style-name="ce3" table:formula="of:=[.$C31]+[.E$1]" office:value-type="float" office:value="10" calcext:value-type="float">
            <text:p>10</text:p>
          </table:table-cell>
          <table:table-cell table:style-name="ce3" table:formula="of:=[.$C31]+[.F$1]" office:value-type="float" office:value="11" calcext:value-type="float">
            <text:p>11</text:p>
          </table:table-cell>
          <table:table-cell table:style-name="ce3" table:formula="of:=[.$C31]+[.G$1]" office:value-type="float" office:value="12" calcext:value-type="float">
            <text:p>12</text:p>
          </table:table-cell>
          <table:table-cell table:style-name="ce2" table:formula="of:=[.$C31]+[.H$1]" office:value-type="float" office:value="13" calcext:value-type="float">
            <text:p>13</text:p>
          </table:table-cell>
          <table:table-cell table:style-name="ce2" table:formula="of:=[.$C31]+[.I$1]" office:value-type="float" office:value="14" calcext:value-type="float">
            <text:p>14</text:p>
          </table:table-cell>
          <table:table-cell table:style-name="ce3" table:formula="of:=[.$C31]+[.J$1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32:.B32])" office:value-type="float" office:value="10" calcext:value-type="float">
            <text:p>10</text:p>
          </table:table-cell>
          <table:table-cell/>
          <table:table-cell table:style-name="ce3" table:formula="of:=[.$C32]+[.E$1]" office:value-type="float" office:value="11" calcext:value-type="float">
            <text:p>11</text:p>
          </table:table-cell>
          <table:table-cell table:style-name="ce3" table:formula="of:=[.$C32]+[.F$1]" office:value-type="float" office:value="12" calcext:value-type="float">
            <text:p>12</text:p>
          </table:table-cell>
          <table:table-cell table:style-name="ce3" table:formula="of:=[.$C32]+[.G$1]" office:value-type="float" office:value="13" calcext:value-type="float">
            <text:p>13</text:p>
          </table:table-cell>
          <table:table-cell table:style-name="ce2" table:formula="of:=[.$C32]+[.H$1]" office:value-type="float" office:value="14" calcext:value-type="float">
            <text:p>14</text:p>
          </table:table-cell>
          <table:table-cell table:style-name="ce3" table:formula="of:=[.$C32]+[.I$1]" office:value-type="float" office:value="15" calcext:value-type="float">
            <text:p>15</text:p>
          </table:table-cell>
          <table:table-cell table:style-name="ce2" table:formula="of:=[.$C32]+[.J$1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33:.B33])" office:value-type="float" office:value="10" calcext:value-type="float">
            <text:p>10</text:p>
          </table:table-cell>
          <table:table-cell/>
          <table:table-cell table:style-name="ce3" table:formula="of:=[.$C33]+[.E$1]" office:value-type="float" office:value="11" calcext:value-type="float">
            <text:p>11</text:p>
          </table:table-cell>
          <table:table-cell table:style-name="ce3" table:formula="of:=[.$C33]+[.F$1]" office:value-type="float" office:value="12" calcext:value-type="float">
            <text:p>12</text:p>
          </table:table-cell>
          <table:table-cell table:style-name="ce3" table:formula="of:=[.$C33]+[.G$1]" office:value-type="float" office:value="13" calcext:value-type="float">
            <text:p>13</text:p>
          </table:table-cell>
          <table:table-cell table:style-name="ce2" table:formula="of:=[.$C33]+[.H$1]" office:value-type="float" office:value="14" calcext:value-type="float">
            <text:p>14</text:p>
          </table:table-cell>
          <table:table-cell table:style-name="ce3" table:formula="of:=[.$C33]+[.I$1]" office:value-type="float" office:value="15" calcext:value-type="float">
            <text:p>15</text:p>
          </table:table-cell>
          <table:table-cell table:style-name="ce2" table:formula="of:=[.$C33]+[.J$1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SUM([.A34:.B34])" office:value-type="float" office:value="10" calcext:value-type="float">
            <text:p>10</text:p>
          </table:table-cell>
          <table:table-cell/>
          <table:table-cell table:style-name="ce3" table:formula="of:=[.$C34]+[.E$1]" office:value-type="float" office:value="11" calcext:value-type="float">
            <text:p>11</text:p>
          </table:table-cell>
          <table:table-cell table:style-name="ce3" table:formula="of:=[.$C34]+[.F$1]" office:value-type="float" office:value="12" calcext:value-type="float">
            <text:p>12</text:p>
          </table:table-cell>
          <table:table-cell table:style-name="ce3" table:formula="of:=[.$C34]+[.G$1]" office:value-type="float" office:value="13" calcext:value-type="float">
            <text:p>13</text:p>
          </table:table-cell>
          <table:table-cell table:style-name="ce3" table:formula="of:=[.$C34]+[.H$1]" office:value-type="float" office:value="14" calcext:value-type="float">
            <text:p>14</text:p>
          </table:table-cell>
          <table:table-cell table:style-name="ce2" table:formula="of:=[.$C34]+[.I$1]" office:value-type="float" office:value="15" calcext:value-type="float">
            <text:p>15</text:p>
          </table:table-cell>
          <table:table-cell table:style-name="ce3" table:formula="of:=[.$C34]+[.J$1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35:.B35])" office:value-type="float" office:value="11" calcext:value-type="float">
            <text:p>11</text:p>
          </table:table-cell>
          <table:table-cell/>
          <table:table-cell table:style-name="ce3" table:formula="of:=[.$C35]+[.E$1]" office:value-type="float" office:value="12" calcext:value-type="float">
            <text:p>12</text:p>
          </table:table-cell>
          <table:table-cell table:style-name="ce3" table:formula="of:=[.$C35]+[.F$1]" office:value-type="float" office:value="13" calcext:value-type="float">
            <text:p>13</text:p>
          </table:table-cell>
          <table:table-cell table:style-name="ce3" table:formula="of:=[.$C35]+[.G$1]" office:value-type="float" office:value="14" calcext:value-type="float">
            <text:p>14</text:p>
          </table:table-cell>
          <table:table-cell table:style-name="ce3" table:formula="of:=[.$C35]+[.H$1]" office:value-type="float" office:value="15" calcext:value-type="float">
            <text:p>15</text:p>
          </table:table-cell>
          <table:table-cell table:style-name="ce2" table:formula="of:=[.$C35]+[.I$1]" office:value-type="float" office:value="16" calcext:value-type="float">
            <text:p>16</text:p>
          </table:table-cell>
          <table:table-cell table:style-name="ce2" table:formula="of:=[.$C35]+[.J$1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36:.B36])" office:value-type="float" office:value="11" calcext:value-type="float">
            <text:p>11</text:p>
          </table:table-cell>
          <table:table-cell/>
          <table:table-cell table:style-name="ce3" table:formula="of:=[.$C36]+[.E$1]" office:value-type="float" office:value="12" calcext:value-type="float">
            <text:p>12</text:p>
          </table:table-cell>
          <table:table-cell table:style-name="ce3" table:formula="of:=[.$C36]+[.F$1]" office:value-type="float" office:value="13" calcext:value-type="float">
            <text:p>13</text:p>
          </table:table-cell>
          <table:table-cell table:style-name="ce3" table:formula="of:=[.$C36]+[.G$1]" office:value-type="float" office:value="14" calcext:value-type="float">
            <text:p>14</text:p>
          </table:table-cell>
          <table:table-cell table:style-name="ce3" table:formula="of:=[.$C36]+[.H$1]" office:value-type="float" office:value="15" calcext:value-type="float">
            <text:p>15</text:p>
          </table:table-cell>
          <table:table-cell table:style-name="ce2" table:formula="of:=[.$C36]+[.I$1]" office:value-type="float" office:value="16" calcext:value-type="float">
            <text:p>16</text:p>
          </table:table-cell>
          <table:table-cell table:style-name="ce2" table:formula="of:=[.$C36]+[.J$1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SUM([.A37:.B37])" office:value-type="float" office:value="12" calcext:value-type="float">
            <text:p>12</text:p>
          </table:table-cell>
          <table:table-cell/>
          <table:table-cell table:style-name="ce3" table:formula="of:=[.$C37]+[.E$1]" office:value-type="float" office:value="13" calcext:value-type="float">
            <text:p>13</text:p>
          </table:table-cell>
          <table:table-cell table:style-name="ce3" table:formula="of:=[.$C37]+[.F$1]" office:value-type="float" office:value="14" calcext:value-type="float">
            <text:p>14</text:p>
          </table:table-cell>
          <table:table-cell table:style-name="ce3" table:formula="of:=[.$C37]+[.G$1]" office:value-type="float" office:value="15" calcext:value-type="float">
            <text:p>15</text:p>
          </table:table-cell>
          <table:table-cell table:style-name="ce3" table:formula="of:=[.$C37]+[.H$1]" office:value-type="float" office:value="16" calcext:value-type="float">
            <text:p>16</text:p>
          </table:table-cell>
          <table:table-cell table:style-name="ce3" table:formula="of:=[.$C37]+[.I$1]" office:value-type="float" office:value="17" calcext:value-type="float">
            <text:p>17</text:p>
          </table:table-cell>
          <table:table-cell table:style-name="ce2" table:formula="of:=[.$C37]+[.J$1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 moves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38]/36" office:value-type="float" office:value="0.694444444444444" calcext:value-type="float">
            <text:p>0.6944444444</text:p>
          </table:table-cell>
          <table:table-cell table:formula="of:=[.F38]/36" office:value-type="float" office:value="0.694444444444444" calcext:value-type="float">
            <text:p>0.6944444444</text:p>
          </table:table-cell>
          <table:table-cell table:formula="of:=[.G38]/36" office:value-type="float" office:value="0.694444444444444" calcext:value-type="float">
            <text:p>0.6944444444</text:p>
          </table:table-cell>
          <table:table-cell table:formula="of:=[.H38]/36" office:value-type="float" office:value="0.694444444444444" calcext:value-type="float">
            <text:p>0.6944444444</text:p>
          </table:table-cell>
          <table:table-cell table:formula="of:=[.I38]/36" office:value-type="float" office:value="0.694444444444444" calcext:value-type="float">
            <text:p>0.6944444444</text:p>
          </table:table-cell>
          <table:table-cell table:formula="of:=[.J38]/36" office:value-type="float" office:value="0.694444444444444" calcext:value-type="float">
            <text:p>0.69444444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on-Break Moves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SUM([.E40:.J40])" office:value-type="float" office:value="95" calcext:value-type="float">
            <text:p>95</text:p>
          </table:table-cell>
          <table:table-cell table:formula="of:=[.K40]/750*100" office:value-type="float" office:value="12.6666666666667" calcext:value-type="float">
            <text:p>12.6666666667</text:p>
          </table:table-cell>
          <table:table-cell table:formula="of:=[.K40]/1296" office:value-type="float" office:value="0.0733024691358025" calcext:value-type="float">
            <text:p>0.073302469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0]/36" office:value-type="float" office:value="0.694444444444444" calcext:value-type="float">
            <text:p>0.6944444444</text:p>
          </table:table-cell>
          <table:table-cell table:formula="of:=[.F40]/36" office:value-type="float" office:value="0.611111111111111" calcext:value-type="float">
            <text:p>0.6111111111</text:p>
          </table:table-cell>
          <table:table-cell table:formula="of:=[.G40]/36" office:value-type="float" office:value="0.5" calcext:value-type="float">
            <text:p>0.5</text:p>
          </table:table-cell>
          <table:table-cell table:formula="of:=[.H40]/36" office:value-type="float" office:value="0.388888888888889" calcext:value-type="float">
            <text:p>0.3888888889</text:p>
          </table:table-cell>
          <table:table-cell table:formula="of:=[.I40]/36" office:value-type="float" office:value="0.277777777777778" calcext:value-type="float">
            <text:p>0.2777777778</text:p>
          </table:table-cell>
          <table:table-cell table:formula="of:=[.J40]/36" office:value-type="float" office:value="0.166666666666667" calcext:value-type="float">
            <text:p>0.1666666667</text:p>
          </table:table-cell>
          <table:table-cell table:number-columns-repeated="2"/>
          <table:table-cell table:formula="of:=37/750" office:value-type="float" office:value="0.0493333333333333" calcext:value-type="float">
            <text:p>0.04933333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eckpoint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/>
          <table:table-cell table:formula="of:=1-(1-[.M41])^7" office:value-type="float" office:value="0.298225044675255" calcext:value-type="float">
            <text:p>0.29822504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42]/36" office:value-type="float" office:value="0.0833333333333333" calcext:value-type="float">
            <text:p>0.0833333333</text:p>
          </table:table-cell>
          <table:table-cell table:formula="of:=[.F42]/36" office:value-type="float" office:value="0.0833333333333333" calcext:value-type="float">
            <text:p>0.0833333333</text:p>
          </table:table-cell>
          <table:table-cell table:formula="of:=[.G42]/36" office:value-type="float" office:value="0.0833333333333333" calcext:value-type="float">
            <text:p>0.0833333333</text:p>
          </table:table-cell>
          <table:table-cell table:formula="of:=[.H42]/36" office:value-type="float" office:value="0.0833333333333333" calcext:value-type="float">
            <text:p>0.0833333333</text:p>
          </table:table-cell>
          <table:table-cell table:formula="of:=[.I42]/36" office:value-type="float" office:value="0.0833333333333333" calcext:value-type="float">
            <text:p>0.0833333333</text:p>
          </table:table-cell>
          <table:table-cell table:formula="of:=[.J42]/36" office:value-type="float" office:value="0.0833333333333333" calcext:value-type="float">
            <text:p>0.083333333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ust Checkpoint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44]/36" office:value-type="float" office:value="0.0555555555555556" calcext:value-type="float">
            <text:p>0.0555555556</text:p>
          </table:table-cell>
          <table:table-cell table:formula="of:=[.F44]/36" office:value-type="float" office:value="0.0555555555555556" calcext:value-type="float">
            <text:p>0.0555555556</text:p>
          </table:table-cell>
          <table:table-cell table:formula="of:=[.G44]/36" office:value-type="float" office:value="0.0555555555555556" calcext:value-type="float">
            <text:p>0.0555555556</text:p>
          </table:table-cell>
          <table:table-cell table:formula="of:=[.H44]/36" office:value-type="float" office:value="0.0555555555555556" calcext:value-type="float">
            <text:p>0.0555555556</text:p>
          </table:table-cell>
          <table:table-cell table:formula="of:=[.I44]/36" office:value-type="float" office:value="0.0555555555555556" calcext:value-type="float">
            <text:p>0.0555555556</text:p>
          </table:table-cell>
          <table:table-cell table:formula="of:=[.J44]/36" office:value-type="float" office:value="0.0555555555555556" calcext:value-type="float">
            <text:p>0.0555555556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ce4" table:formula="of:=AVERAGE([.E7];[.E10:.E11];[.E14:.E16];[.E19:.E37])" office:value-type="float" office:value="9" calcext:value-type="float">
            <text:p>9</text:p>
          </table:table-cell>
          <table:table-cell table:formula="of:=AVERAGE([.F2];[.F5:.F6];[.F8:.F9];[.F12:.F13];[.F16:.F18];[.F21:.F22];[.F25:.F37])" office:value-type="float" office:value="9.6" calcext:value-type="float">
            <text:p>9.6</text:p>
          </table:table-cell>
          <table:table-cell table:formula="of:=AVERAGE([.G2:.G4];[.G7:.G9];[.G12:.G15];[.G17:.G20];[.G23:.G24];[.G27];[.G30:.G37])" office:value-type="float" office:value="10.2" calcext:value-type="float">
            <text:p>10.2</text:p>
          </table:table-cell>
          <table:table-cell table:formula="of:=AVERAGE([.H2:.H7];[.H10:.H13];[.H16:.H20];[.H23:.H26];[.H28:.H29];[.H34:.H37])" office:value-type="float" office:value="10.8" calcext:value-type="float">
            <text:p>10.8</text:p>
          </table:table-cell>
          <table:table-cell table:formula="of:=AVERAGE([.I2:.I11];[.I14:.I18];[.I21:.I24];[.I27:.I29];[.I32:.I33];[.I37])" office:value-type="float" office:value="11.4" calcext:value-type="float">
            <text:p>11.4</text:p>
          </table:table-cell>
          <table:table-cell table:formula="of:=AVERAGE([.J2:.J16];[.J19:.J22];[.J25:.J27];[.J30:.J31];[.J34])" office:value-type="float" office:value="12" calcext:value-type="float">
            <text:p>12</text:p>
          </table:table-cell>
          <table:table-cell/>
          <table:table-cell office:value-type="string" calcext:value-type="string">
            <text:p>Total Checkpoints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d Dev</text:p>
          </table:table-cell>
          <table:table-cell table:formula="of:=COM.MICROSOFT.STDEV.P([.E7];[.E10:.E11];[.E14:.E16];[.E19:.E37])" office:value-type="float" office:value="2" calcext:value-type="float">
            <text:p>2</text:p>
          </table:table-cell>
          <table:table-cell table:style-name="ce4" table:formula="of:=COM.MICROSOFT.STDEV.P([.F2];[.F5:.F6];[.F8:.F9];[.F12:.F13];[.F16:.F18];[.F21:.F22];[.F25:.F37])" office:value-type="float" office:value="2.43310501211929" calcext:value-type="float">
            <text:p>2.4331050121</text:p>
          </table:table-cell>
          <table:table-cell table:style-name="ce4" table:formula="of:=COM.MICROSOFT.STDEV.P([.G2:.G4];[.G7:.G9];[.G12:.G15];[.G17:.G20];[.G23:.G24];[.G27];[.G30:.G37])" office:value-type="float" office:value="2.6229754097208" calcext:value-type="float">
            <text:p>2.6229754097</text:p>
          </table:table-cell>
          <table:table-cell table:style-name="ce4" table:formula="of:=COM.MICROSOFT.STDEV.P([.H2:.H7];[.H10:.H13];[.H16:.H20];[.H23:.H26];[.H28:.H29];[.H34:.H37])" office:value-type="float" office:value="2.6229754097208" calcext:value-type="float">
            <text:p>2.6229754097</text:p>
          </table:table-cell>
          <table:table-cell table:style-name="ce4" table:formula="of:=COM.MICROSOFT.STDEV.P([.I2:.I11];[.I14:.I18];[.I21:.I24];[.I27:.I29];[.I32:.I33];[.I37])" office:value-type="float" office:value="2.43310501211929" calcext:value-type="float">
            <text:p>2.4331050121</text:p>
          </table:table-cell>
          <table:table-cell table:style-name="ce4" table:formula="of:=COM.MICROSOFT.STDEV.P([.J2:.J16];[.J19:.J22];[.J25:.J27];[.J30:.J31];[.J34])" office:value-type="float" office:value="2" calcext:value-type="float">
            <text:p>2</text:p>
          </table:table-cell>
          <table:table-cell/>
          <table:table-cell office:value-type="string" calcext:value-type="string">
            <text:p>Perc (%)</text:p>
          </table:table-cell>
          <table:table-cell table:formula="of:=[.M47]/216" office:value-type="float" office:value="0.527777777777778" calcext:value-type="float">
            <text:p>0.5277777778</text:p>
          </table:table-cell>
          <table:table-cell/>
          <table:table-cell office:value-type="string" calcext:value-type="string">
            <text:p>Perc(%)</text:p>
          </table:table-cell>
          <table:table-cell table:formula="of:=[.P47]/216" office:value-type="float" office:value="0.138888888888889" calcext:value-type="float">
            <text:p>0.13888888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-Scores</text:p>
          </table:table-cell>
          <table:table-cell office:value-type="float" office:value="-3" calcext:value-type="float">
            <text:p>-3</text:p>
          </table:table-cell>
          <table:table-cell table:formula="of:=[.E$47]+[.$D49]*[.E$48]" office:value-type="float" office:value="3" calcext:value-type="float">
            <text:p>3</text:p>
          </table:table-cell>
          <table:table-cell table:formula="of:=[.F$47]+[.$D49]*[.F$48]" office:value-type="float" office:value="2.30068496364214" calcext:value-type="float">
            <text:p>2.3006849636</text:p>
          </table:table-cell>
          <table:table-cell table:formula="of:=[.G$47]+[.$D49]*[.G$48]" office:value-type="float" office:value="2.3310737708376" calcext:value-type="float">
            <text:p>2.3310737708</text:p>
          </table:table-cell>
          <table:table-cell table:formula="of:=[.H$47]+[.$D49]*[.H$48]" office:value-type="float" office:value="2.9310737708376" calcext:value-type="float">
            <text:p>2.9310737708</text:p>
          </table:table-cell>
          <table:table-cell table:formula="of:=[.I$47]+[.$D49]*[.I$48]" office:value-type="float" office:value="4.10068496364214" calcext:value-type="float">
            <text:p>4.1006849636</text:p>
          </table:table-cell>
          <table:table-cell table:formula="of:=[.J$47]+[.$D49]*[.J$4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formula="of:=[.E$47]+[.$D50]*[.E$48]" office:value-type="float" office:value="5" calcext:value-type="float">
            <text:p>5</text:p>
          </table:table-cell>
          <table:table-cell table:formula="of:=[.F$47]+[.$D50]*[.F$48]" office:value-type="float" office:value="4.73378997576142" calcext:value-type="float">
            <text:p>4.7337899758</text:p>
          </table:table-cell>
          <table:table-cell table:formula="of:=[.G$47]+[.$D50]*[.G$48]" office:value-type="float" office:value="4.9540491805584" calcext:value-type="float">
            <text:p>4.9540491806</text:p>
          </table:table-cell>
          <table:table-cell table:formula="of:=[.H$47]+[.$D50]*[.H$48]" office:value-type="float" office:value="5.5540491805584" calcext:value-type="float">
            <text:p>5.5540491806</text:p>
          </table:table-cell>
          <table:table-cell table:formula="of:=[.I$47]+[.$D50]*[.I$48]" office:value-type="float" office:value="6.53378997576143" calcext:value-type="float">
            <text:p>6.5337899758</text:p>
          </table:table-cell>
          <table:table-cell table:formula="of:=[.J$47]+[.$D50]*[.J$48]" office:value-type="float" office:value="8" calcext:value-type="float">
            <text:p>8</text:p>
          </table:table-cell>
          <table:table-cell/>
          <table:table-cell office:value-type="string" calcext:value-type="string">
            <text:p>Average</text:p>
          </table:table-cell>
          <table:table-cell table:formula="of:=AVERAGE([.$D$2:.$D$217])" office:value-type="float" office:value="8.88" calcext:value-type="float">
            <text:p>8.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formula="of:=[.E$47]+[.$D51]*[.E$48]" office:value-type="float" office:value="7" calcext:value-type="float">
            <text:p>7</text:p>
          </table:table-cell>
          <table:table-cell table:formula="of:=[.F$47]+[.$D51]*[.F$48]" office:value-type="float" office:value="7.16689498788071" calcext:value-type="float">
            <text:p>7.1668949879</text:p>
          </table:table-cell>
          <table:table-cell table:formula="of:=[.G$47]+[.$D51]*[.G$48]" office:value-type="float" office:value="7.5770245902792" calcext:value-type="float">
            <text:p>7.5770245903</text:p>
          </table:table-cell>
          <table:table-cell table:formula="of:=[.H$47]+[.$D51]*[.H$48]" office:value-type="float" office:value="8.1770245902792" calcext:value-type="float">
            <text:p>8.1770245903</text:p>
          </table:table-cell>
          <table:table-cell table:formula="of:=[.I$47]+[.$D51]*[.I$48]" office:value-type="float" office:value="8.96689498788071" calcext:value-type="float">
            <text:p>8.9668949879</text:p>
          </table:table-cell>
          <table:table-cell table:formula="of:=[.J$47]+[.$D51]*[.J$48]" office:value-type="float" office:value="10" calcext:value-type="float">
            <text:p>10</text:p>
          </table:table-cell>
          <table:table-cell/>
          <table:table-cell office:value-type="string" calcext:value-type="string">
            <text:p>Std Dev</text:p>
          </table:table-cell>
          <table:table-cell table:formula="of:=COM.MICROSOFT.STDEV.P([.$D$2:.$D$217])" office:value-type="float" office:value="5.305242690019" calcext:value-type="float">
            <text:p>5.305242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E$47]+[.$D52]*[.E$48]" office:value-type="float" office:value="9" calcext:value-type="float">
            <text:p>9</text:p>
          </table:table-cell>
          <table:table-cell table:formula="of:=[.F$47]+[.$D52]*[.F$48]" office:value-type="float" office:value="9.6" calcext:value-type="float">
            <text:p>9.6</text:p>
          </table:table-cell>
          <table:table-cell table:formula="of:=[.G$47]+[.$D52]*[.G$48]" office:value-type="float" office:value="10.2" calcext:value-type="float">
            <text:p>10.2</text:p>
          </table:table-cell>
          <table:table-cell table:formula="of:=[.H$47]+[.$D52]*[.H$48]" office:value-type="float" office:value="10.8" calcext:value-type="float">
            <text:p>10.8</text:p>
          </table:table-cell>
          <table:table-cell table:formula="of:=[.I$47]+[.$D52]*[.I$48]" office:value-type="float" office:value="11.4" calcext:value-type="float">
            <text:p>11.4</text:p>
          </table:table-cell>
          <table:table-cell table:formula="of:=[.J$47]+[.$D52]*[.J$48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E$47]+[.$D53]*[.E$48]" office:value-type="float" office:value="11" calcext:value-type="float">
            <text:p>11</text:p>
          </table:table-cell>
          <table:table-cell table:formula="of:=[.F$47]+[.$D53]*[.F$48]" office:value-type="float" office:value="12.0331050121193" calcext:value-type="float">
            <text:p>12.0331050121</text:p>
          </table:table-cell>
          <table:table-cell table:formula="of:=[.G$47]+[.$D53]*[.G$48]" office:value-type="float" office:value="12.8229754097208" calcext:value-type="float">
            <text:p>12.8229754097</text:p>
          </table:table-cell>
          <table:table-cell table:formula="of:=[.H$47]+[.$D53]*[.H$48]" office:value-type="float" office:value="13.4229754097208" calcext:value-type="float">
            <text:p>13.4229754097</text:p>
          </table:table-cell>
          <table:table-cell table:formula="of:=[.I$47]+[.$D53]*[.I$48]" office:value-type="float" office:value="13.8331050121193" calcext:value-type="float">
            <text:p>13.8331050121</text:p>
          </table:table-cell>
          <table:table-cell table:formula="of:=[.J$47]+[.$D53]*[.J$48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E$47]+[.$D54]*[.E$48]" office:value-type="float" office:value="13" calcext:value-type="float">
            <text:p>13</text:p>
          </table:table-cell>
          <table:table-cell table:formula="of:=[.F$47]+[.$D54]*[.F$48]" office:value-type="float" office:value="14.4662100242386" calcext:value-type="float">
            <text:p>14.4662100242</text:p>
          </table:table-cell>
          <table:table-cell table:formula="of:=[.G$47]+[.$D54]*[.G$48]" office:value-type="float" office:value="15.4459508194416" calcext:value-type="float">
            <text:p>15.4459508194</text:p>
          </table:table-cell>
          <table:table-cell table:formula="of:=[.H$47]+[.$D54]*[.H$48]" office:value-type="float" office:value="16.0459508194416" calcext:value-type="float">
            <text:p>16.0459508194</text:p>
          </table:table-cell>
          <table:table-cell table:formula="of:=[.I$47]+[.$D54]*[.I$48]" office:value-type="float" office:value="16.2662100242386" calcext:value-type="float">
            <text:p>16.2662100242</text:p>
          </table:table-cell>
          <table:table-cell table:formula="of:=[.J$47]+[.$D54]*[.J$48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E$47]+[.$D55]*[.E$48]" office:value-type="float" office:value="15" calcext:value-type="float">
            <text:p>15</text:p>
          </table:table-cell>
          <table:table-cell table:formula="of:=[.F$47]+[.$D55]*[.F$48]" office:value-type="float" office:value="16.8993150363579" calcext:value-type="float">
            <text:p>16.8993150364</text:p>
          </table:table-cell>
          <table:table-cell table:formula="of:=[.G$47]+[.$D55]*[.G$48]" office:value-type="float" office:value="18.0689262291624" calcext:value-type="float">
            <text:p>18.0689262292</text:p>
          </table:table-cell>
          <table:table-cell table:formula="of:=[.H$47]+[.$D55]*[.H$48]" office:value-type="float" office:value="18.6689262291624" calcext:value-type="float">
            <text:p>18.6689262292</text:p>
          </table:table-cell>
          <table:table-cell table:formula="of:=[.I$47]+[.$D55]*[.I$48]" office:value-type="float" office:value="18.6993150363579" calcext:value-type="float">
            <text:p>18.6993150364</text:p>
          </table:table-cell>
          <table:table-cell table:formula="of:=[.J$47]+[.$D55]*[.J$48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150 possible mov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 office:value-type="float" office:value="3" calcext:value-type="float">
            <text:p>3</text:p>
          </table:table-cell>
          <table:table-cell table:formula="of:=NORMDIST([.$D57];[.E$47];[.E$48];0)" office:value-type="float" office:value="0.002215924205969" calcext:value-type="float">
            <text:p>0.0022159242</text:p>
          </table:table-cell>
          <table:table-cell table:formula="of:=NORMDIST([.$D57];[.F$47];[.F$48];0)" office:value-type="float" office:value="0.00413958055412387" calcext:value-type="float">
            <text:p>0.0041395806</text:p>
          </table:table-cell>
          <table:table-cell table:formula="of:=NORMDIST([.$D57];[.G$47];[.G$48];0)" office:value-type="float" office:value="0.00351509151097218" calcext:value-type="float">
            <text:p>0.0035150915</text:p>
          </table:table-cell>
          <table:table-cell table:formula="of:=NORMDIST([.$D57];[.H$47];[.H$48];0)" office:value-type="float" office:value="0.0018275856738486" calcext:value-type="float">
            <text:p>0.0018275857</text:p>
          </table:table-cell>
          <table:table-cell table:formula="of:=NORMDIST([.$D57];[.I$47];[.I$48];0)" office:value-type="float" office:value="0.000423242093695676" calcext:value-type="float">
            <text:p>0.0004232421</text:p>
          </table:table-cell>
          <table:table-cell table:formula="of:=NORMDIST([.$D57];[.J$47];[.J$48];0)" office:value-type="float" office:value="0.00000799187055345274" calcext:value-type="float">
            <text:p>7.99187055345274E-006</text:p>
          </table:table-cell>
          <table:table-cell table:formula="of:=SUM([.E57:.J57])" office:value-type="float" office:value="0.0121294159091628" calcext:value-type="float">
            <text:p>0.0121294159</text:p>
          </table:table-cell>
          <table:table-cell table:formula="of:=[.K57]/SUM([.K$57:.K$71])*100" office:value-type="float" office:value="0.202876439455547" calcext:value-type="float">
            <text:p>0.2028764395</text:p>
          </table:table-cell>
          <table:table-cell table:formula="of:=SUM([.$L$57:.L57])" office:value-type="float" office:value="0.202876439455547" calcext:value-type="float">
            <text:p>0.2028764395</text:p>
          </table:table-cell>
          <table:table-cell table:formula="of:=[.L57]/100*150" office:value-type="float" office:value="0.30431465918332" calcext:value-type="float">
            <text:p>0.3043146592</text:p>
          </table:table-cell>
          <table:table-cell table:formula="of:=ROUND([.N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NORMDIST([.$D58];[.E$47];[.E$48];0)" office:value-type="float" office:value="0.00876415024678427" calcext:value-type="float">
            <text:p>0.0087641502</text:p>
          </table:table-cell>
          <table:table-cell table:formula="of:=NORMDIST([.$D58];[.F$47];[.F$48];0)" office:value-type="float" office:value="0.0115999393851534" calcext:value-type="float">
            <text:p>0.0115999394</text:p>
          </table:table-cell>
          <table:table-cell table:formula="of:=NORMDIST([.$D58];[.G$47];[.G$48];0)" office:value-type="float" office:value="0.00930826549775064" calcext:value-type="float">
            <text:p>0.0093082655</text:p>
          </table:table-cell>
          <table:table-cell table:formula="of:=NORMDIST([.$D58];[.H$47];[.H$48];0)" office:value-type="float" office:value="0.0052806136023155" calcext:value-type="float">
            <text:p>0.0052806136</text:p>
          </table:table-cell>
          <table:table-cell table:formula="of:=NORMDIST([.$D58];[.I$47];[.I$48];0)" office:value-type="float" office:value="0.00160744911410671" calcext:value-type="float">
            <text:p>0.0016074491</text:p>
          </table:table-cell>
          <table:table-cell table:formula="of:=NORMDIST([.$D58];[.J$47];[.J$48];0)" office:value-type="float" office:value="0.0000669151128824427" calcext:value-type="float">
            <text:p>6.69151128824427E-005</text:p>
          </table:table-cell>
          <table:table-cell table:formula="of:=SUM([.E58:.J58])" office:value-type="float" office:value="0.036627332958993" calcext:value-type="float">
            <text:p>0.036627333</text:p>
          </table:table-cell>
          <table:table-cell table:formula="of:=[.K58]/SUM([.K$57:.K$71])*100" office:value-type="float" office:value="0.612628254577362" calcext:value-type="float">
            <text:p>0.6126282546</text:p>
          </table:table-cell>
          <table:table-cell table:formula="of:=SUM([.$L$57:.L58])" office:value-type="float" office:value="0.815504694032909" calcext:value-type="float">
            <text:p>0.815504694</text:p>
          </table:table-cell>
          <table:table-cell table:formula="of:=[.L58]/100*150" office:value-type="float" office:value="0.918942381866044" calcext:value-type="float">
            <text:p>0.9189423819</text:p>
          </table:table-cell>
          <table:table-cell table:formula="of:=ROUND([.N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NORMDIST([.$D59];[.E$47];[.E$48];0)" office:value-type="float" office:value="0.026995483256594" calcext:value-type="float">
            <text:p>0.0269954833</text:p>
          </table:table-cell>
          <table:table-cell table:formula="of:=NORMDIST([.$D59];[.F$47];[.F$48];0)" office:value-type="float" office:value="0.0274532994470424" calcext:value-type="float">
            <text:p>0.0274532994</text:p>
          </table:table-cell>
          <table:table-cell table:formula="of:=NORMDIST([.$D59];[.G$47];[.G$48];0)" office:value-type="float" office:value="0.0213145756336135" calcext:value-type="float">
            <text:p>0.0213145756</text:p>
          </table:table-cell>
          <table:table-cell table:formula="of:=NORMDIST([.$D59];[.H$47];[.H$48];0)" office:value-type="float" office:value="0.013193707058766" calcext:value-type="float">
            <text:p>0.0131937071</text:p>
          </table:table-cell>
          <table:table-cell table:formula="of:=NORMDIST([.$D59];[.I$47];[.I$48];0)" office:value-type="float" office:value="0.00515614425036308" calcext:value-type="float">
            <text:p>0.0051561443</text:p>
          </table:table-cell>
          <table:table-cell table:formula="of:=NORMDIST([.$D59];[.J$47];[.J$48];0)" office:value-type="float" office:value="0.00043634134752288" calcext:value-type="float">
            <text:p>0.0004363413</text:p>
          </table:table-cell>
          <table:table-cell table:formula="of:=SUM([.E59:.J59])" office:value-type="float" office:value="0.0945495509939018" calcext:value-type="float">
            <text:p>0.094549551</text:p>
          </table:table-cell>
          <table:table-cell table:formula="of:=[.K59]/SUM([.K$57:.K$71])*100" office:value-type="float" office:value="1.58143445664792" calcext:value-type="float">
            <text:p>1.5814344566</text:p>
          </table:table-cell>
          <table:table-cell table:formula="of:=SUM([.$L$57:.L59])" office:value-type="float" office:value="2.39693915068082" calcext:value-type="float">
            <text:p>2.3969391507</text:p>
          </table:table-cell>
          <table:table-cell table:formula="of:=[.L59]/100*150" office:value-type="float" office:value="2.37215168497187" calcext:value-type="float">
            <text:p>2.372151685</text:p>
          </table:table-cell>
          <table:table-cell table:formula="of:=ROUND([.N5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NORMDIST([.$D60];[.E$47];[.E$48];0)" office:value-type="float" office:value="0.0647587978329459" calcext:value-type="float">
            <text:p>0.0647587978</text:p>
          </table:table-cell>
          <table:table-cell table:formula="of:=NORMDIST([.$D60];[.F$47];[.F$48];0)" office:value-type="float" office:value="0.0548747835371862" calcext:value-type="float">
            <text:p>0.0548747835</text:p>
          </table:table-cell>
          <table:table-cell table:formula="of:=NORMDIST([.$D60];[.G$47];[.G$48];0)" office:value-type="float" office:value="0.042204661440576" calcext:value-type="float">
            <text:p>0.0422046614</text:p>
          </table:table-cell>
          <table:table-cell table:formula="of:=NORMDIST([.$D60];[.H$47];[.H$48];0)" office:value-type="float" office:value="0.028505265230856" calcext:value-type="float">
            <text:p>0.0285052652</text:p>
          </table:table-cell>
          <table:table-cell table:formula="of:=NORMDIST([.$D60];[.I$47];[.I$48];0)" office:value-type="float" office:value="0.0139685822597568" calcext:value-type="float">
            <text:p>0.0139685823</text:p>
          </table:table-cell>
          <table:table-cell table:formula="of:=NORMDIST([.$D60];[.J$47];[.J$48];0)" office:value-type="float" office:value="0.002215924205969" calcext:value-type="float">
            <text:p>0.0022159242</text:p>
          </table:table-cell>
          <table:table-cell table:formula="of:=SUM([.E60:.J60])" office:value-type="float" office:value="0.20652801450729" calcext:value-type="float">
            <text:p>0.2065280145</text:p>
          </table:table-cell>
          <table:table-cell table:formula="of:=[.K60]/SUM([.K$57:.K$71])*100" office:value-type="float" office:value="3.45438465832561" calcext:value-type="float">
            <text:p>3.4543846583</text:p>
          </table:table-cell>
          <table:table-cell table:formula="of:=SUM([.$L$57:.L60])" office:value-type="float" office:value="5.85132380900643" calcext:value-type="float">
            <text:p>5.851323809</text:p>
          </table:table-cell>
          <table:table-cell table:formula="of:=[.L60]/100*150" office:value-type="float" office:value="5.18157698748841" calcext:value-type="float">
            <text:p>5.1815769875</text:p>
          </table:table-cell>
          <table:table-cell table:formula="of:=ROUND([.N6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NORMDIST([.$D61];[.E$47];[.E$48];0)" office:value-type="float" office:value="0.120985362259572" calcext:value-type="float">
            <text:p>0.1209853623</text:p>
          </table:table-cell>
          <table:table-cell table:formula="of:=NORMDIST([.$D61];[.F$47];[.F$48];0)" office:value-type="float" office:value="0.0926382918785619" calcext:value-type="float">
            <text:p>0.0926382919</text:p>
          </table:table-cell>
          <table:table-cell table:formula="of:=NORMDIST([.$D61];[.G$47];[.G$48];0)" office:value-type="float" office:value="0.0722636598863581" calcext:value-type="float">
            <text:p>0.0722636599</text:p>
          </table:table-cell>
          <table:table-cell table:formula="of:=NORMDIST([.$D61];[.H$47];[.H$48];0)" office:value-type="float" office:value="0.05325484653308" calcext:value-type="float">
            <text:p>0.0532548465</text:p>
          </table:table-cell>
          <table:table-cell table:formula="of:=NORMDIST([.$D61];[.I$47];[.I$48];0)" office:value-type="float" office:value="0.0319609033716366" calcext:value-type="float">
            <text:p>0.0319609034</text:p>
          </table:table-cell>
          <table:table-cell table:formula="of:=NORMDIST([.$D61];[.J$47];[.J$48];0)" office:value-type="float" office:value="0.00876415024678427" calcext:value-type="float">
            <text:p>0.0087641502</text:p>
          </table:table-cell>
          <table:table-cell table:formula="of:=SUM([.E61:.J61])" office:value-type="float" office:value="0.379867214175993" calcext:value-type="float">
            <text:p>0.3798672142</text:p>
          </table:table-cell>
          <table:table-cell table:formula="of:=[.K61]/SUM([.K$57:.K$71])*100" office:value-type="float" office:value="6.35365366766802" calcext:value-type="float">
            <text:p>6.3536536677</text:p>
          </table:table-cell>
          <table:table-cell table:formula="of:=SUM([.$L$57:.L61])" office:value-type="float" office:value="12.2049774766744" calcext:value-type="float">
            <text:p>12.2049774767</text:p>
          </table:table-cell>
          <table:table-cell table:formula="of:=[.L61]/100*150" office:value-type="float" office:value="9.53048050150202" calcext:value-type="float">
            <text:p>9.5304805015</text:p>
          </table:table-cell>
          <table:table-cell table:formula="of:=ROUND([.N61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NORMDIST([.$D62];[.E$47];[.E$48];0)" office:value-type="float" office:value="0.17603266338215" calcext:value-type="float">
            <text:p>0.1760326634</text:p>
          </table:table-cell>
          <table:table-cell table:formula="of:=NORMDIST([.$D62];[.F$47];[.F$48];0)" office:value-type="float" office:value="0.132083236726286" calcext:value-type="float">
            <text:p>0.1320832367</text:p>
          </table:table-cell>
          <table:table-cell table:formula="of:=NORMDIST([.$D62];[.G$47];[.G$48];0)" office:value-type="float" office:value="0.106992980954947" calcext:value-type="float">
            <text:p>0.106992981</text:p>
          </table:table-cell>
          <table:table-cell table:formula="of:=NORMDIST([.$D62];[.H$47];[.H$48];0)" office:value-type="float" office:value="0.0860337772568355" calcext:value-type="float">
            <text:p>0.0860337773</text:p>
          </table:table-cell>
          <table:table-cell table:formula="of:=NORMDIST([.$D62];[.I$47];[.I$48];0)" office:value-type="float" office:value="0.0617625485333799" calcext:value-type="float">
            <text:p>0.0617625485</text:p>
          </table:table-cell>
          <table:table-cell table:formula="of:=NORMDIST([.$D62];[.J$47];[.J$48];0)" office:value-type="float" office:value="0.026995483256594" calcext:value-type="float">
            <text:p>0.0269954833</text:p>
          </table:table-cell>
          <table:table-cell table:formula="of:=SUM([.E62:.J62])" office:value-type="float" office:value="0.589900690110192" calcext:value-type="float">
            <text:p>0.5899006901</text:p>
          </table:table-cell>
          <table:table-cell table:formula="of:=[.K62]/SUM([.K$57:.K$71])*100" office:value-type="float" office:value="9.86667062438838" calcext:value-type="float">
            <text:p>9.8666706244</text:p>
          </table:table-cell>
          <table:table-cell table:formula="of:=SUM([.$L$57:.L62])" office:value-type="float" office:value="22.0716481010628" calcext:value-type="float">
            <text:p>22.0716481011</text:p>
          </table:table-cell>
          <table:table-cell table:formula="of:=[.L62]/100*150" office:value-type="float" office:value="14.8000059365826" calcext:value-type="float">
            <text:p>14.8000059366</text:p>
          </table:table-cell>
          <table:table-cell table:formula="of:=ROUND([.N62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NORMDIST([.$D63];[.E$47];[.E$48];0)" office:value-type="float" office:value="0.199471140200716" calcext:value-type="float">
            <text:p>0.1994711402</text:p>
          </table:table-cell>
          <table:table-cell table:formula="of:=NORMDIST([.$D63];[.F$47];[.F$48];0)" office:value-type="float" office:value="0.159053896411516" calcext:value-type="float">
            <text:p>0.1590538964</text:p>
          </table:table-cell>
          <table:table-cell table:formula="of:=NORMDIST([.$D63];[.G$47];[.G$48];0)" office:value-type="float" office:value="0.136982921437088" calcext:value-type="float">
            <text:p>0.1369829214</text:p>
          </table:table-cell>
          <table:table-cell table:formula="of:=NORMDIST([.$D63];[.H$47];[.H$48];0)" office:value-type="float" office:value="0.120186211618151" calcext:value-type="float">
            <text:p>0.1201862116</text:p>
          </table:table-cell>
          <table:table-cell table:formula="of:=NORMDIST([.$D63];[.I$47];[.I$48];0)" office:value-type="float" office:value="0.1008023868922" calcext:value-type="float">
            <text:p>0.1008023869</text:p>
          </table:table-cell>
          <table:table-cell table:formula="of:=NORMDIST([.$D63];[.J$47];[.J$48];0)" office:value-type="float" office:value="0.0647587978329459" calcext:value-type="float">
            <text:p>0.0647587978</text:p>
          </table:table-cell>
          <table:table-cell table:formula="of:=SUM([.E63:.J63])" office:value-type="float" office:value="0.781255354392617" calcext:value-type="float">
            <text:p>0.7812553544</text:p>
          </table:table-cell>
          <table:table-cell table:formula="of:=[.K63]/SUM([.K$57:.K$71])*100" office:value-type="float" office:value="13.0672660408176" calcext:value-type="float">
            <text:p>13.0672660408</text:p>
          </table:table-cell>
          <table:table-cell table:formula="of:=SUM([.$L$57:.L63])" office:value-type="float" office:value="35.1389141418804" calcext:value-type="float">
            <text:p>35.1389141419</text:p>
          </table:table-cell>
          <table:table-cell table:formula="of:=[.L63]/100*150" office:value-type="float" office:value="19.6008990612264" calcext:value-type="float">
            <text:p>19.6008990612</text:p>
          </table:table-cell>
          <table:table-cell table:formula="of:=ROUND([.N63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NORMDIST([.$D64];[.E$47];[.E$48];0)" office:value-type="float" office:value="0.17603266338215" calcext:value-type="float">
            <text:p>0.1760326634</text:p>
          </table:table-cell>
          <table:table-cell table:formula="of:=NORMDIST([.$D64];[.F$47];[.F$48];0)" office:value-type="float" office:value="0.161763437848022" calcext:value-type="float">
            <text:p>0.1617634378</text:p>
          </table:table-cell>
          <table:table-cell table:formula="of:=NORMDIST([.$D64];[.G$47];[.G$48];0)" office:value-type="float" office:value="0.151653822981824" calcext:value-type="float">
            <text:p>0.151653823</text:p>
          </table:table-cell>
          <table:table-cell table:formula="of:=NORMDIST([.$D64];[.H$47];[.H$48];0)" office:value-type="float" office:value="0.145183112698545" calcext:value-type="float">
            <text:p>0.1451831127</text:p>
          </table:table-cell>
          <table:table-cell table:formula="of:=NORMDIST([.$D64];[.I$47];[.I$48];0)" office:value-type="float" office:value="0.138949141930883" calcext:value-type="float">
            <text:p>0.1389491419</text:p>
          </table:table-cell>
          <table:table-cell table:formula="of:=NORMDIST([.$D64];[.J$47];[.J$48];0)" office:value-type="float" office:value="0.120985362259572" calcext:value-type="float">
            <text:p>0.1209853623</text:p>
          </table:table-cell>
          <table:table-cell table:formula="of:=SUM([.E64:.J64])" office:value-type="float" office:value="0.894567541100994" calcext:value-type="float">
            <text:p>0.8945675411</text:p>
          </table:table-cell>
          <table:table-cell table:formula="of:=[.K64]/SUM([.K$57:.K$71])*100" office:value-type="float" office:value="14.9625240778474" calcext:value-type="float">
            <text:p>14.9625240778</text:p>
          </table:table-cell>
          <table:table-cell table:formula="of:=SUM([.$L$57:.L64])" office:value-type="float" office:value="50.1014382197278" calcext:value-type="float">
            <text:p>50.1014382197</text:p>
          </table:table-cell>
          <table:table-cell table:formula="of:=[.L64]/100*150" office:value-type="float" office:value="22.443786116771" calcext:value-type="float">
            <text:p>22.4437861168</text:p>
          </table:table-cell>
          <table:table-cell table:formula="of:=ROUND([.N64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NORMDIST([.$D65];[.E$47];[.E$48];0)" office:value-type="float" office:value="0.120985362259572" calcext:value-type="float">
            <text:p>0.1209853623</text:p>
          </table:table-cell>
          <table:table-cell table:formula="of:=NORMDIST([.$D65];[.F$47];[.F$48];0)" office:value-type="float" office:value="0.138949141930883" calcext:value-type="float">
            <text:p>0.1389491419</text:p>
          </table:table-cell>
          <table:table-cell table:formula="of:=NORMDIST([.$D65];[.G$47];[.G$48];0)" office:value-type="float" office:value="0.145183112698545" calcext:value-type="float">
            <text:p>0.1451831127</text:p>
          </table:table-cell>
          <table:table-cell table:formula="of:=NORMDIST([.$D65];[.H$47];[.H$48];0)" office:value-type="float" office:value="0.151653822981824" calcext:value-type="float">
            <text:p>0.151653823</text:p>
          </table:table-cell>
          <table:table-cell table:formula="of:=NORMDIST([.$D65];[.I$47];[.I$48];0)" office:value-type="float" office:value="0.161763437848022" calcext:value-type="float">
            <text:p>0.1617634378</text:p>
          </table:table-cell>
          <table:table-cell table:formula="of:=NORMDIST([.$D65];[.J$47];[.J$48];0)" office:value-type="float" office:value="0.17603266338215" calcext:value-type="float">
            <text:p>0.1760326634</text:p>
          </table:table-cell>
          <table:table-cell table:formula="of:=SUM([.E65:.J65])" office:value-type="float" office:value="0.894567541100994" calcext:value-type="float">
            <text:p>0.8945675411</text:p>
          </table:table-cell>
          <table:table-cell table:formula="of:=[.K65]/SUM([.K$57:.K$71])*100" office:value-type="float" office:value="14.9625240778474" calcext:value-type="float">
            <text:p>14.9625240778</text:p>
          </table:table-cell>
          <table:table-cell table:formula="of:=SUM([.$L$57:.L65])" office:value-type="float" office:value="65.0639622975751" calcext:value-type="float">
            <text:p>65.0639622976</text:p>
          </table:table-cell>
          <table:table-cell table:formula="of:=[.L65]/100*150" office:value-type="float" office:value="22.443786116771" calcext:value-type="float">
            <text:p>22.4437861168</text:p>
          </table:table-cell>
          <table:table-cell table:formula="of:=ROUND([.N65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NORMDIST([.$D66];[.E$47];[.E$48];0)" office:value-type="float" office:value="0.0647587978329459" calcext:value-type="float">
            <text:p>0.0647587978</text:p>
          </table:table-cell>
          <table:table-cell table:formula="of:=NORMDIST([.$D66];[.F$47];[.F$48];0)" office:value-type="float" office:value="0.1008023868922" calcext:value-type="float">
            <text:p>0.1008023869</text:p>
          </table:table-cell>
          <table:table-cell table:formula="of:=NORMDIST([.$D66];[.G$47];[.G$48];0)" office:value-type="float" office:value="0.120186211618151" calcext:value-type="float">
            <text:p>0.1201862116</text:p>
          </table:table-cell>
          <table:table-cell table:formula="of:=NORMDIST([.$D66];[.H$47];[.H$48];0)" office:value-type="float" office:value="0.136982921437088" calcext:value-type="float">
            <text:p>0.1369829214</text:p>
          </table:table-cell>
          <table:table-cell table:formula="of:=NORMDIST([.$D66];[.I$47];[.I$48];0)" office:value-type="float" office:value="0.159053896411516" calcext:value-type="float">
            <text:p>0.1590538964</text:p>
          </table:table-cell>
          <table:table-cell table:formula="of:=NORMDIST([.$D66];[.J$47];[.J$48];0)" office:value-type="float" office:value="0.199471140200716" calcext:value-type="float">
            <text:p>0.1994711402</text:p>
          </table:table-cell>
          <table:table-cell table:formula="of:=SUM([.E66:.J66])" office:value-type="float" office:value="0.781255354392617" calcext:value-type="float">
            <text:p>0.7812553544</text:p>
          </table:table-cell>
          <table:table-cell table:formula="of:=[.K66]/SUM([.K$57:.K$71])*100" office:value-type="float" office:value="13.0672660408176" calcext:value-type="float">
            <text:p>13.0672660408</text:p>
          </table:table-cell>
          <table:table-cell table:formula="of:=SUM([.$L$57:.L66])" office:value-type="float" office:value="78.1312283383927" calcext:value-type="float">
            <text:p>78.1312283384</text:p>
          </table:table-cell>
          <table:table-cell table:formula="of:=[.L66]/100*150" office:value-type="float" office:value="19.6008990612264" calcext:value-type="float">
            <text:p>19.6008990612</text:p>
          </table:table-cell>
          <table:table-cell table:formula="of:=ROUND([.N66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NORMDIST([.$D67];[.E$47];[.E$48];0)" office:value-type="float" office:value="0.026995483256594" calcext:value-type="float">
            <text:p>0.0269954833</text:p>
          </table:table-cell>
          <table:table-cell table:formula="of:=NORMDIST([.$D67];[.F$47];[.F$48];0)" office:value-type="float" office:value="0.0617625485333799" calcext:value-type="float">
            <text:p>0.0617625485</text:p>
          </table:table-cell>
          <table:table-cell table:formula="of:=NORMDIST([.$D67];[.G$47];[.G$48];0)" office:value-type="float" office:value="0.0860337772568355" calcext:value-type="float">
            <text:p>0.0860337773</text:p>
          </table:table-cell>
          <table:table-cell table:formula="of:=NORMDIST([.$D67];[.H$47];[.H$48];0)" office:value-type="float" office:value="0.106992980954947" calcext:value-type="float">
            <text:p>0.106992981</text:p>
          </table:table-cell>
          <table:table-cell table:formula="of:=NORMDIST([.$D67];[.I$47];[.I$48];0)" office:value-type="float" office:value="0.132083236726286" calcext:value-type="float">
            <text:p>0.1320832367</text:p>
          </table:table-cell>
          <table:table-cell table:formula="of:=NORMDIST([.$D67];[.J$47];[.J$48];0)" office:value-type="float" office:value="0.17603266338215" calcext:value-type="float">
            <text:p>0.1760326634</text:p>
          </table:table-cell>
          <table:table-cell table:style-name="ce1" table:formula="of:=SUM([.E67:.J67])" office:value-type="float" office:value="0.589900690110192" calcext:value-type="float">
            <text:p>0.5899006901</text:p>
          </table:table-cell>
          <table:table-cell table:formula="of:=[.K67]/SUM([.K$57:.K$71])*100" office:value-type="float" office:value="9.86667062438838" calcext:value-type="float">
            <text:p>9.8666706244</text:p>
          </table:table-cell>
          <table:table-cell table:formula="of:=SUM([.$L$57:.L67])" office:value-type="float" office:value="87.9978989627811" calcext:value-type="float">
            <text:p>87.9978989628</text:p>
          </table:table-cell>
          <table:table-cell table:formula="of:=[.L67]/100*150" office:value-type="float" office:value="14.8000059365826" calcext:value-type="float">
            <text:p>14.8000059366</text:p>
          </table:table-cell>
          <table:table-cell table:formula="of:=ROUND([.N67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NORMDIST([.$D68];[.E$47];[.E$48];0)" office:value-type="float" office:value="0.00876415024678427" calcext:value-type="float">
            <text:p>0.0087641502</text:p>
          </table:table-cell>
          <table:table-cell table:formula="of:=NORMDIST([.$D68];[.F$47];[.F$48];0)" office:value-type="float" office:value="0.0319609033716366" calcext:value-type="float">
            <text:p>0.0319609034</text:p>
          </table:table-cell>
          <table:table-cell table:formula="of:=NORMDIST([.$D68];[.G$47];[.G$48];0)" office:value-type="float" office:value="0.05325484653308" calcext:value-type="float">
            <text:p>0.0532548465</text:p>
          </table:table-cell>
          <table:table-cell table:formula="of:=NORMDIST([.$D68];[.H$47];[.H$48];0)" office:value-type="float" office:value="0.0722636598863581" calcext:value-type="float">
            <text:p>0.0722636599</text:p>
          </table:table-cell>
          <table:table-cell table:formula="of:=NORMDIST([.$D68];[.I$47];[.I$48];0)" office:value-type="float" office:value="0.0926382918785619" calcext:value-type="float">
            <text:p>0.0926382919</text:p>
          </table:table-cell>
          <table:table-cell table:formula="of:=NORMDIST([.$D68];[.J$47];[.J$48];0)" office:value-type="float" office:value="0.120985362259572" calcext:value-type="float">
            <text:p>0.1209853623</text:p>
          </table:table-cell>
          <table:table-cell table:formula="of:=SUM([.E68:.J68])" office:value-type="float" office:value="0.379867214175993" calcext:value-type="float">
            <text:p>0.3798672142</text:p>
          </table:table-cell>
          <table:table-cell table:formula="of:=[.K68]/SUM([.K$57:.K$71])*100" office:value-type="float" office:value="6.35365366766802" calcext:value-type="float">
            <text:p>6.3536536677</text:p>
          </table:table-cell>
          <table:table-cell table:formula="of:=SUM([.$L$57:.L68])" office:value-type="float" office:value="94.3515526304491" calcext:value-type="float">
            <text:p>94.3515526304</text:p>
          </table:table-cell>
          <table:table-cell table:formula="of:=[.L68]/100*150" office:value-type="float" office:value="9.53048050150202" calcext:value-type="float">
            <text:p>9.5304805015</text:p>
          </table:table-cell>
          <table:table-cell table:formula="of:=ROUND([.N68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NORMDIST([.$D69];[.E$47];[.E$48];0)" office:value-type="float" office:value="0.002215924205969" calcext:value-type="float">
            <text:p>0.0022159242</text:p>
          </table:table-cell>
          <table:table-cell table:formula="of:=NORMDIST([.$D69];[.F$47];[.F$48];0)" office:value-type="float" office:value="0.0139685822597568" calcext:value-type="float">
            <text:p>0.0139685823</text:p>
          </table:table-cell>
          <table:table-cell table:formula="of:=NORMDIST([.$D69];[.G$47];[.G$48];0)" office:value-type="float" office:value="0.028505265230856" calcext:value-type="float">
            <text:p>0.0285052652</text:p>
          </table:table-cell>
          <table:table-cell table:formula="of:=NORMDIST([.$D69];[.H$47];[.H$48];0)" office:value-type="float" office:value="0.042204661440576" calcext:value-type="float">
            <text:p>0.0422046614</text:p>
          </table:table-cell>
          <table:table-cell table:formula="of:=NORMDIST([.$D69];[.I$47];[.I$48];0)" office:value-type="float" office:value="0.0548747835371862" calcext:value-type="float">
            <text:p>0.0548747835</text:p>
          </table:table-cell>
          <table:table-cell table:formula="of:=NORMDIST([.$D69];[.J$47];[.J$48];0)" office:value-type="float" office:value="0.0647587978329459" calcext:value-type="float">
            <text:p>0.0647587978</text:p>
          </table:table-cell>
          <table:table-cell table:formula="of:=SUM([.E69:.J69])" office:value-type="float" office:value="0.20652801450729" calcext:value-type="float">
            <text:p>0.2065280145</text:p>
          </table:table-cell>
          <table:table-cell table:formula="of:=[.K69]/SUM([.K$57:.K$71])*100" office:value-type="float" office:value="3.45438465832561" calcext:value-type="float">
            <text:p>3.4543846583</text:p>
          </table:table-cell>
          <table:table-cell table:formula="of:=SUM([.$L$57:.L69])" office:value-type="float" office:value="97.8059372887747" calcext:value-type="float">
            <text:p>97.8059372888</text:p>
          </table:table-cell>
          <table:table-cell table:formula="of:=[.L69]/100*150" office:value-type="float" office:value="5.18157698748841" calcext:value-type="float">
            <text:p>5.1815769875</text:p>
          </table:table-cell>
          <table:table-cell table:formula="of:=ROUND([.N6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NORMDIST([.$D70];[.E$47];[.E$48];0)" office:value-type="float" office:value="0.00043634134752288" calcext:value-type="float">
            <text:p>0.0004363413</text:p>
          </table:table-cell>
          <table:table-cell table:formula="of:=NORMDIST([.$D70];[.F$47];[.F$48];0)" office:value-type="float" office:value="0.00515614425036308" calcext:value-type="float">
            <text:p>0.0051561443</text:p>
          </table:table-cell>
          <table:table-cell table:formula="of:=NORMDIST([.$D70];[.G$47];[.G$48];0)" office:value-type="float" office:value="0.013193707058766" calcext:value-type="float">
            <text:p>0.0131937071</text:p>
          </table:table-cell>
          <table:table-cell table:formula="of:=NORMDIST([.$D70];[.H$47];[.H$48];0)" office:value-type="float" office:value="0.0213145756336135" calcext:value-type="float">
            <text:p>0.0213145756</text:p>
          </table:table-cell>
          <table:table-cell table:formula="of:=NORMDIST([.$D70];[.I$47];[.I$48];0)" office:value-type="float" office:value="0.0274532994470424" calcext:value-type="float">
            <text:p>0.0274532994</text:p>
          </table:table-cell>
          <table:table-cell table:formula="of:=NORMDIST([.$D70];[.J$47];[.J$48];0)" office:value-type="float" office:value="0.026995483256594" calcext:value-type="float">
            <text:p>0.0269954833</text:p>
          </table:table-cell>
          <table:table-cell table:formula="of:=SUM([.E70:.J70])" office:value-type="float" office:value="0.0945495509939018" calcext:value-type="float">
            <text:p>0.094549551</text:p>
          </table:table-cell>
          <table:table-cell table:formula="of:=[.K70]/SUM([.K$57:.K$71])*100" office:value-type="float" office:value="1.58143445664792" calcext:value-type="float">
            <text:p>1.5814344566</text:p>
          </table:table-cell>
          <table:table-cell table:formula="of:=SUM([.$L$57:.L70])" office:value-type="float" office:value="99.3873717454226" calcext:value-type="float">
            <text:p>99.3873717454</text:p>
          </table:table-cell>
          <table:table-cell table:formula="of:=[.L70]/100*150" office:value-type="float" office:value="2.37215168497187" calcext:value-type="float">
            <text:p>2.372151685</text:p>
          </table:table-cell>
          <table:table-cell table:formula="of:=ROUND([.N7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NORMDIST([.$D71];[.E$47];[.E$48];0)" office:value-type="float" office:value="0.0000669151128824427" calcext:value-type="float">
            <text:p>6.69151128824427E-005</text:p>
          </table:table-cell>
          <table:table-cell table:formula="of:=NORMDIST([.$D71];[.F$47];[.F$48];0)" office:value-type="float" office:value="0.00160744911410671" calcext:value-type="float">
            <text:p>0.0016074491</text:p>
          </table:table-cell>
          <table:table-cell table:formula="of:=NORMDIST([.$D71];[.G$47];[.G$48];0)" office:value-type="float" office:value="0.0052806136023155" calcext:value-type="float">
            <text:p>0.0052806136</text:p>
          </table:table-cell>
          <table:table-cell table:formula="of:=NORMDIST([.$D71];[.H$47];[.H$48];0)" office:value-type="float" office:value="0.00930826549775064" calcext:value-type="float">
            <text:p>0.0093082655</text:p>
          </table:table-cell>
          <table:table-cell table:formula="of:=NORMDIST([.$D71];[.I$47];[.I$48];0)" office:value-type="float" office:value="0.0115999393851534" calcext:value-type="float">
            <text:p>0.0115999394</text:p>
          </table:table-cell>
          <table:table-cell table:formula="of:=NORMDIST([.$D71];[.J$47];[.J$48];0)" office:value-type="float" office:value="0.00876415024678427" calcext:value-type="float">
            <text:p>0.0087641502</text:p>
          </table:table-cell>
          <table:table-cell table:formula="of:=SUM([.E71:.J71])" office:value-type="float" office:value="0.036627332958993" calcext:value-type="float">
            <text:p>0.036627333</text:p>
          </table:table-cell>
          <table:table-cell table:formula="of:=[.K71]/SUM([.K$57:.K$71])*100" office:value-type="float" office:value="0.612628254577362" calcext:value-type="float">
            <text:p>0.6126282546</text:p>
          </table:table-cell>
          <table:table-cell table:formula="of:=SUM([.$L$57:.L71])" office:value-type="float" office:value="100" calcext:value-type="float">
            <text:p>100</text:p>
          </table:table-cell>
          <table:table-cell table:formula="of:=[.L71]/100*150" office:value-type="float" office:value="0.918942381866044" calcext:value-type="float">
            <text:p>0.9189423819</text:p>
          </table:table-cell>
          <table:table-cell table:formula="of:=ROUND([.N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7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7"/>
        </table:table-row>
        <table:table-row table:style-name="ro1">
          <table:table-cell table:number-columns-repeated="7"/>
          <table:table-cell table:style-name="ce5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ce5" table:number-columns-repeated="2"/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Cumulative Perc (%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SUM([.E81:.J81])" office:value-type="float" office:value="1" calcext:value-type="float">
            <text:p>1</text:p>
          </table:table-cell>
          <table:table-cell table:formula="of:=[.K81]/[.K$97]*100" office:value-type="float" office:value="0.666666666666667" calcext:value-type="float">
            <text:p>0.6666666667</text:p>
          </table:table-cell>
          <table:table-cell table:formula="of:=SUM([.L$81:.L81])" office:value-type="float" office:value="0.666666666666667" calcext:value-type="float">
            <text:p>0.666666666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E82:.J82])" office:value-type="float" office:value="2" calcext:value-type="float">
            <text:p>2</text:p>
          </table:table-cell>
          <table:table-cell table:formula="of:=[.K82]/[.K$97]*100" office:value-type="float" office:value="1.33333333333333" calcext:value-type="float">
            <text:p>1.3333333333</text:p>
          </table:table-cell>
          <table:table-cell table:formula="of:=SUM([.L$81:.L82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E83:.J83])" office:value-type="float" office:value="7" calcext:value-type="float">
            <text:p>7</text:p>
          </table:table-cell>
          <table:table-cell table:formula="of:=[.K83]/[.K$97]*100" office:value-type="float" office:value="4.66666666666667" calcext:value-type="float">
            <text:p>4.6666666667</text:p>
          </table:table-cell>
          <table:table-cell table:formula="of:=SUM([.L$81:.L83])" office:value-type="float" office:value="6.66666666666667" calcext:value-type="float">
            <text:p>6.666666666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E84:.J84])" office:value-type="float" office:value="9" calcext:value-type="float">
            <text:p>9</text:p>
          </table:table-cell>
          <table:table-cell table:formula="of:=[.K84]/[.K$97]*100" office:value-type="float" office:value="6" calcext:value-type="float">
            <text:p>6</text:p>
          </table:table-cell>
          <table:table-cell table:formula="of:=SUM([.L$81:.L84])" office:value-type="float" office:value="12.6666666666667" calcext:value-type="float">
            <text:p>12.666666666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" table:formula="of:=SUM([.E85:.J85])" office:value-type="float" office:value="15" calcext:value-type="float">
            <text:p>15</text:p>
          </table:table-cell>
          <table:table-cell table:formula="of:=[.K85]/[.K$97]*100" office:value-type="float" office:value="10" calcext:value-type="float">
            <text:p>10</text:p>
          </table:table-cell>
          <table:table-cell table:formula="of:=SUM([.L$81:.L85])" office:value-type="float" office:value="22.6666666666667" calcext:value-type="float">
            <text:p>22.666666666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" table:formula="of:=SUM([.E86:.J86])" office:value-type="float" office:value="20" calcext:value-type="float">
            <text:p>20</text:p>
          </table:table-cell>
          <table:table-cell table:formula="of:=[.K86]/[.K$97]*100" office:value-type="float" office:value="13.3333333333333" calcext:value-type="float">
            <text:p>13.3333333333</text:p>
          </table:table-cell>
          <table:table-cell table:formula="of:=SUM([.L$81:.L86])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1" table:formula="of:=SUM([.E87:.J87])" office:value-type="float" office:value="21" calcext:value-type="float">
            <text:p>21</text:p>
          </table:table-cell>
          <table:table-cell table:formula="of:=[.K87]/[.K$97]*100" office:value-type="float" office:value="14" calcext:value-type="float">
            <text:p>14</text:p>
          </table:table-cell>
          <table:table-cell table:formula="of:=SUM([.L$81:.L87]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" table:formula="of:=SUM([.E88:.J88])" office:value-type="float" office:value="21" calcext:value-type="float">
            <text:p>21</text:p>
          </table:table-cell>
          <table:table-cell table:formula="of:=[.K88]/[.K$97]*100" office:value-type="float" office:value="14" calcext:value-type="float">
            <text:p>14</text:p>
          </table:table-cell>
          <table:table-cell table:formula="of:=SUM([.L$81:.L88])"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1" table:formula="of:=SUM([.E89:.J89])" office:value-type="float" office:value="20" calcext:value-type="float">
            <text:p>20</text:p>
          </table:table-cell>
          <table:table-cell table:formula="of:=[.K89]/[.K$97]*100" office:value-type="float" office:value="13.3333333333333" calcext:value-type="float">
            <text:p>13.3333333333</text:p>
          </table:table-cell>
          <table:table-cell table:formula="of:=SUM([.L$81:.L89])" office:value-type="float" office:value="77.3333333333333" calcext:value-type="float">
            <text:p>77.333333333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" table:formula="of:=SUM([.E90:.J90])" office:value-type="float" office:value="15" calcext:value-type="float">
            <text:p>15</text:p>
          </table:table-cell>
          <table:table-cell table:formula="of:=[.K90]/[.K$97]*100" office:value-type="float" office:value="10" calcext:value-type="float">
            <text:p>10</text:p>
          </table:table-cell>
          <table:table-cell table:formula="of:=SUM([.L$81:.L90])" office:value-type="float" office:value="87.3333333333333" calcext:value-type="float">
            <text:p>87.333333333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" table:formula="of:=SUM([.E91:.J91])" office:value-type="float" office:value="9" calcext:value-type="float">
            <text:p>9</text:p>
          </table:table-cell>
          <table:table-cell table:formula="of:=[.K91]/[.K$97]*100" office:value-type="float" office:value="6" calcext:value-type="float">
            <text:p>6</text:p>
          </table:table-cell>
          <table:table-cell table:formula="of:=SUM([.L$81:.L91])" office:value-type="float" office:value="93.3333333333333" calcext:value-type="float">
            <text:p>93.333333333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" table:formula="of:=SUM([.E92:.J92])" office:value-type="float" office:value="7" calcext:value-type="float">
            <text:p>7</text:p>
          </table:table-cell>
          <table:table-cell table:formula="of:=[.K92]/[.K$97]*100" office:value-type="float" office:value="4.66666666666667" calcext:value-type="float">
            <text:p>4.6666666667</text:p>
          </table:table-cell>
          <table:table-cell table:formula="of:=SUM([.L$81:.L92])"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" table:formula="of:=SUM([.E93:.J93])" office:value-type="float" office:value="2" calcext:value-type="float">
            <text:p>2</text:p>
          </table:table-cell>
          <table:table-cell table:formula="of:=[.K93]/[.K$97]*100" office:value-type="float" office:value="1.33333333333333" calcext:value-type="float">
            <text:p>1.3333333333</text:p>
          </table:table-cell>
          <table:table-cell table:formula="of:=SUM([.L$81:.L93])" office:value-type="float" office:value="99.3333333333333" calcext:value-type="float">
            <text:p>99.333333333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 table:formula="of:=SUM([.E94:.J94])" office:value-type="float" office:value="1" calcext:value-type="float">
            <text:p>1</text:p>
          </table:table-cell>
          <table:table-cell table:formula="of:=[.K94]/[.K$97]*100" office:value-type="float" office:value="0.666666666666667" calcext:value-type="float">
            <text:p>0.6666666667</text:p>
          </table:table-cell>
          <table:table-cell table:formula="of:=SUM([.L$81:.L94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Legal Moves</text:p>
          </table:table-cell>
          <table:table-cell table:style-name="ce10" table:formula="of:=SUM([.E82:.E90])" office:value-type="float" office:value="25" calcext:value-type="float">
            <text:p>25</text:p>
          </table:table-cell>
          <table:table-cell table:style-name="ce10" table:formula="of:=SUM([.F81:.F84];[.F86:.F91])" office:value-type="float" office:value="22" calcext:value-type="float">
            <text:p>22</text:p>
          </table:table-cell>
          <table:table-cell table:style-name="ce10" table:formula="of:=SUM([.G82:.G84];[.G87:.G91])" office:value-type="float" office:value="18" calcext:value-type="float">
            <text:p>18</text:p>
          </table:table-cell>
          <table:table-cell table:style-name="ce10" table:formula="of:=SUM([.H83:.H84];[.H88:.H91])" office:value-type="float" office:value="14" calcext:value-type="float">
            <text:p>14</text:p>
          </table:table-cell>
          <table:table-cell table:style-name="ce10" table:formula="of:=SUM([.I84];[.I89:.I91])" office:value-type="float" office:value="10" calcext:value-type="float">
            <text:p>10</text:p>
          </table:table-cell>
          <table:table-cell table:style-name="ce10" table:formula="of:=SUM([.J90:.J91])" office:value-type="float" office:value="7" calcext:value-type="float">
            <text:p>7</text:p>
          </table:table-cell>
          <table:table-cell table:style-name="ce1" table:number-columns-repeated="7"/>
        </table:table-row>
        <table:table-row table:style-name="ro1">
          <table:table-cell table:number-columns-repeated="3"/>
          <table:table-cell table:style-name="ce1" table:number-columns-repeated="2"/>
          <table:table-cell table:style-name="ce10" table:number-columns-repeated="4"/>
          <table:table-cell office:value-type="string" calcext:value-type="string">
            <text:p>Total Nonbreak Moves</text:p>
          </table:table-cell>
          <table:table-cell table:formula="of:=SUM([.E95:.J95])" office:value-type="float" office:value="96" calcext:value-type="float">
            <text:p>96</text:p>
          </table:table-cell>
          <table:table-cell table:style-name="ce1" table:formula="of:=[.K96]/150" office:value-type="float" office:value="0.64" calcext:value-type="float">
            <text:p>0.64</text:p>
          </table:table-cell>
          <table:table-cell table:style-name="ce1" table:number-columns-repeated="5"/>
        </table:table-row>
        <table:table-row table:style-name="ro1">
          <table:table-cell table:number-columns-repeated="3"/>
          <table:table-cell table:style-name="ce1" table:number-columns-repeated="3"/>
          <table:table-cell table:style-name="ce10" table:number-columns-repeated="3"/>
          <table:table-cell office:value-type="string" calcext:value-type="string">
            <text:p>Total Moves:</text:p>
          </table:table-cell>
          <table:table-cell table:formula="of:=SUM([.K81:.K94])" office:value-type="float" office:value="150" calcext:value-type="float">
            <text:p>150</text:p>
          </table:table-cell>
          <table:table-cell table:style-name="ce1" table:number-columns-repeated="6"/>
        </table:table-row>
        <table:table-row table:style-name="ro1">
          <table:table-cell table:number-columns-repeated="3"/>
          <table:table-cell table:style-name="ce1" table:number-columns-repeated="4"/>
          <table:table-cell table:style-name="ce10" table:number-columns-repeated="3"/>
          <table:table-cell table:style-name="ce1"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table:formula="of:=[.E81]/[.$K$97]*100" office:value-type="float" office:value="0" calcext:value-type="float">
            <text:p>0</text:p>
          </table:table-cell>
          <table:table-cell table:style-name="ce11" table:formula="of:=[.F81]/[.$K$97]*100" office:value-type="float" office:value="0.666666666666667" calcext:value-type="float">
            <text:p>0.6666666667</text:p>
          </table:table-cell>
          <table:table-cell table:style-name="ce1" table:formula="of:=[.G81]/[.$K$97]*100" office:value-type="float" office:value="0" calcext:value-type="float">
            <text:p>0</text:p>
          </table:table-cell>
          <table:table-cell table:style-name="ce1" table:formula="of:=[.H81]/[.$K$97]*100" office:value-type="float" office:value="0" calcext:value-type="float">
            <text:p>0</text:p>
          </table:table-cell>
          <table:table-cell table:style-name="ce1" table:formula="of:=[.I81]/[.$K$97]*100" office:value-type="float" office:value="0" calcext:value-type="float">
            <text:p>0</text:p>
          </table:table-cell>
          <table:table-cell table:style-name="ce1" table:formula="of:=[.J81]/[.$K$97]*100" office:value-type="float" office:value="0" calcext:value-type="float">
            <text:p>0</text:p>
          </table:table-cell>
          <table:table-cell table:style-name="ce1" table:formula="of:=SUM([.E101:.J101])" office:value-type="float" office:value="0.666666666666667" calcext:value-type="float">
            <text:p>0.66666666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6" table:formula="of:=[.E82]/[.$K$97]*100" office:value-type="float" office:value="0.666666666666667" calcext:value-type="float">
            <text:p>0.6666666667</text:p>
          </table:table-cell>
          <table:table-cell table:style-name="ce14" table:formula="of:=[.F82]/[.$K$97]*100" office:value-type="float" office:value="0" calcext:value-type="float">
            <text:p>0</text:p>
          </table:table-cell>
          <table:table-cell table:style-name="ce15" table:formula="of:=[.G82]/[.$K$97]*100" office:value-type="float" office:value="0.666666666666667" calcext:value-type="float">
            <text:p>0.6666666667</text:p>
          </table:table-cell>
          <table:table-cell table:style-name="ce1" table:formula="of:=[.H82]/[.$K$97]*100" office:value-type="float" office:value="0" calcext:value-type="float">
            <text:p>0</text:p>
          </table:table-cell>
          <table:table-cell table:style-name="ce1" table:formula="of:=[.I82]/[.$K$97]*100" office:value-type="float" office:value="0" calcext:value-type="float">
            <text:p>0</text:p>
          </table:table-cell>
          <table:table-cell table:style-name="ce1" table:formula="of:=[.J82]/[.$K$97]*100" office:value-type="float" office:value="0" calcext:value-type="float">
            <text:p>0</text:p>
          </table:table-cell>
          <table:table-cell table:style-name="ce1" table:formula="of:=SUM([.E102:.J102])" office:value-type="float" office:value="1.33333333333333" calcext:value-type="float">
            <text:p>1.33333333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7" table:formula="of:=[.E83]/[.$K$97]*100" office:value-type="float" office:value="1.33333333333333" calcext:value-type="float">
            <text:p>1.3333333333</text:p>
          </table:table-cell>
          <table:table-cell table:style-name="ce14" table:formula="of:=[.F83]/[.$K$97]*100" office:value-type="float" office:value="1.33333333333333" calcext:value-type="float">
            <text:p>1.3333333333</text:p>
          </table:table-cell>
          <table:table-cell table:style-name="ce14" table:formula="of:=[.G83]/[.$K$97]*100" office:value-type="float" office:value="1.33333333333333" calcext:value-type="float">
            <text:p>1.3333333333</text:p>
          </table:table-cell>
          <table:table-cell table:style-name="ce15" table:formula="of:=[.H83]/[.$K$97]*100" office:value-type="float" office:value="0.666666666666667" calcext:value-type="float">
            <text:p>0.6666666667</text:p>
          </table:table-cell>
          <table:table-cell table:style-name="ce1" table:formula="of:=[.I83]/[.$K$97]*100" office:value-type="float" office:value="0" calcext:value-type="float">
            <text:p>0</text:p>
          </table:table-cell>
          <table:table-cell table:style-name="ce1" table:formula="of:=[.J83]/[.$K$97]*100" office:value-type="float" office:value="0" calcext:value-type="float">
            <text:p>0</text:p>
          </table:table-cell>
          <table:table-cell table:style-name="ce1" table:formula="of:=SUM([.E103:.J103])" office:value-type="float" office:value="4.66666666666667" calcext:value-type="float">
            <text:p>4.66666666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7" table:formula="of:=[.E84]/[.$K$97]*100" office:value-type="float" office:value="2" calcext:value-type="float">
            <text:p>2</text:p>
          </table:table-cell>
          <table:table-cell table:style-name="ce14" table:formula="of:=[.F84]/[.$K$97]*100" office:value-type="float" office:value="1.33333333333333" calcext:value-type="float">
            <text:p>1.3333333333</text:p>
          </table:table-cell>
          <table:table-cell table:style-name="ce14" table:formula="of:=[.G84]/[.$K$97]*100" office:value-type="float" office:value="0.666666666666667" calcext:value-type="float">
            <text:p>0.6666666667</text:p>
          </table:table-cell>
          <table:table-cell table:style-name="ce14" table:formula="of:=[.H84]/[.$K$97]*100" office:value-type="float" office:value="1.33333333333333" calcext:value-type="float">
            <text:p>1.3333333333</text:p>
          </table:table-cell>
          <table:table-cell table:style-name="ce15" table:formula="of:=[.I84]/[.$K$97]*100" office:value-type="float" office:value="0.666666666666667" calcext:value-type="float">
            <text:p>0.6666666667</text:p>
          </table:table-cell>
          <table:table-cell table:style-name="ce1" table:formula="of:=[.J84]/[.$K$97]*100" office:value-type="float" office:value="0" calcext:value-type="float">
            <text:p>0</text:p>
          </table:table-cell>
          <table:table-cell table:style-name="ce1" table:formula="of:=SUM([.E104:.J104])" office:value-type="float" office:value="6" calcext:value-type="float">
            <text:p>6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7" table:formula="of:=[.E85]/[.$K$97]*100" office:value-type="float" office:value="2.66666666666667" calcext:value-type="float">
            <text:p>2.6666666667</text:p>
          </table:table-cell>
          <table:table-cell table:style-name="ce1" table:formula="of:=[.F85]/[.$K$97]*100" office:value-type="float" office:value="2" calcext:value-type="float">
            <text:p>2</text:p>
          </table:table-cell>
          <table:table-cell table:style-name="ce1" table:formula="of:=[.G85]/[.$K$97]*100" office:value-type="float" office:value="1.33333333333333" calcext:value-type="float">
            <text:p>1.3333333333</text:p>
          </table:table-cell>
          <table:table-cell table:style-name="ce1" table:formula="of:=[.H85]/[.$K$97]*100" office:value-type="float" office:value="2" calcext:value-type="float">
            <text:p>2</text:p>
          </table:table-cell>
          <table:table-cell table:style-name="ce1" table:formula="of:=[.I85]/[.$K$97]*100" office:value-type="float" office:value="1.33333333333333" calcext:value-type="float">
            <text:p>1.3333333333</text:p>
          </table:table-cell>
          <table:table-cell table:style-name="ce19" table:formula="of:=[.J85]/[.$K$97]*100" office:value-type="float" office:value="0.666666666666667" calcext:value-type="float">
            <text:p>0.6666666667</text:p>
          </table:table-cell>
          <table:table-cell table:style-name="ce1" table:formula="of:=SUM([.E105:.J105])" office:value-type="float" office:value="10" calcext:value-type="float">
            <text:p>10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7" table:formula="of:=[.E86]/[.$K$97]*100" office:value-type="float" office:value="3.33333333333333" calcext:value-type="float">
            <text:p>3.3333333333</text:p>
          </table:table-cell>
          <table:table-cell table:style-name="ce14" table:formula="of:=[.F86]/[.$K$97]*100" office:value-type="float" office:value="2.66666666666667" calcext:value-type="float">
            <text:p>2.6666666667</text:p>
          </table:table-cell>
          <table:table-cell table:style-name="ce1" table:formula="of:=[.G86]/[.$K$97]*100" office:value-type="float" office:value="2.66666666666667" calcext:value-type="float">
            <text:p>2.6666666667</text:p>
          </table:table-cell>
          <table:table-cell table:style-name="ce1" table:formula="of:=[.H86]/[.$K$97]*100" office:value-type="float" office:value="1.33333333333333" calcext:value-type="float">
            <text:p>1.3333333333</text:p>
          </table:table-cell>
          <table:table-cell table:style-name="ce1" table:formula="of:=[.I86]/[.$K$97]*100" office:value-type="float" office:value="2" calcext:value-type="float">
            <text:p>2</text:p>
          </table:table-cell>
          <table:table-cell table:style-name="ce20" table:formula="of:=[.J86]/[.$K$97]*100" office:value-type="float" office:value="1.33333333333333" calcext:value-type="float">
            <text:p>1.3333333333</text:p>
          </table:table-cell>
          <table:table-cell table:style-name="ce1" table:formula="of:=SUM([.E106:.J106])" office:value-type="float" office:value="13.3333333333333" calcext:value-type="float">
            <text:p>13.3333333333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7" table:formula="of:=[.E87]/[.$K$97]*100" office:value-type="float" office:value="2.66666666666667" calcext:value-type="float">
            <text:p>2.6666666667</text:p>
          </table:table-cell>
          <table:table-cell table:style-name="ce14" table:formula="of:=[.F87]/[.$K$97]*100" office:value-type="float" office:value="2" calcext:value-type="float">
            <text:p>2</text:p>
          </table:table-cell>
          <table:table-cell table:style-name="ce14" table:formula="of:=[.G87]/[.$K$97]*100" office:value-type="float" office:value="2.66666666666667" calcext:value-type="float">
            <text:p>2.6666666667</text:p>
          </table:table-cell>
          <table:table-cell table:style-name="ce1" table:formula="of:=[.H87]/[.$K$97]*100" office:value-type="float" office:value="2" calcext:value-type="float">
            <text:p>2</text:p>
          </table:table-cell>
          <table:table-cell table:style-name="ce1" table:formula="of:=[.I87]/[.$K$97]*100" office:value-type="float" office:value="2.66666666666667" calcext:value-type="float">
            <text:p>2.6666666667</text:p>
          </table:table-cell>
          <table:table-cell table:style-name="ce20" table:formula="of:=[.J87]/[.$K$97]*100" office:value-type="float" office:value="2" calcext:value-type="float">
            <text:p>2</text:p>
          </table:table-cell>
          <table:table-cell table:style-name="ce1" table:formula="of:=SUM([.E107:.J107])" office:value-type="float" office:value="14" calcext:value-type="float">
            <text:p>14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7" table:formula="of:=[.E88]/[.$K$97]*100" office:value-type="float" office:value="2" calcext:value-type="float">
            <text:p>2</text:p>
          </table:table-cell>
          <table:table-cell table:style-name="ce14" table:formula="of:=[.F88]/[.$K$97]*100" office:value-type="float" office:value="2.66666666666667" calcext:value-type="float">
            <text:p>2.6666666667</text:p>
          </table:table-cell>
          <table:table-cell table:style-name="ce14" table:formula="of:=[.G88]/[.$K$97]*100" office:value-type="float" office:value="2" calcext:value-type="float">
            <text:p>2</text:p>
          </table:table-cell>
          <table:table-cell table:style-name="ce14" table:formula="of:=[.H88]/[.$K$97]*100" office:value-type="float" office:value="2.66666666666667" calcext:value-type="float">
            <text:p>2.6666666667</text:p>
          </table:table-cell>
          <table:table-cell table:style-name="ce1" table:formula="of:=[.I88]/[.$K$97]*100" office:value-type="float" office:value="2" calcext:value-type="float">
            <text:p>2</text:p>
          </table:table-cell>
          <table:table-cell table:style-name="ce20" table:formula="of:=[.J88]/[.$K$97]*100" office:value-type="float" office:value="2.66666666666667" calcext:value-type="float">
            <text:p>2.6666666667</text:p>
          </table:table-cell>
          <table:table-cell table:style-name="ce1" table:formula="of:=SUM([.E108:.J108])" office:value-type="float" office:value="14" calcext:value-type="float">
            <text:p>14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7" table:formula="of:=[.E89]/[.$K$97]*100" office:value-type="float" office:value="1.33333333333333" calcext:value-type="float">
            <text:p>1.3333333333</text:p>
          </table:table-cell>
          <table:table-cell table:style-name="ce14" table:formula="of:=[.F89]/[.$K$97]*100" office:value-type="float" office:value="2" calcext:value-type="float">
            <text:p>2</text:p>
          </table:table-cell>
          <table:table-cell table:style-name="ce14" table:formula="of:=[.G89]/[.$K$97]*100" office:value-type="float" office:value="1.33333333333333" calcext:value-type="float">
            <text:p>1.3333333333</text:p>
          </table:table-cell>
          <table:table-cell table:style-name="ce14" table:formula="of:=[.H89]/[.$K$97]*100" office:value-type="float" office:value="2.66666666666667" calcext:value-type="float">
            <text:p>2.6666666667</text:p>
          </table:table-cell>
          <table:table-cell table:style-name="ce14" table:formula="of:=[.I89]/[.$K$97]*100" office:value-type="float" office:value="2.66666666666667" calcext:value-type="float">
            <text:p>2.6666666667</text:p>
          </table:table-cell>
          <table:table-cell table:style-name="ce20" table:formula="of:=[.J89]/[.$K$97]*100" office:value-type="float" office:value="3.33333333333333" calcext:value-type="float">
            <text:p>3.3333333333</text:p>
          </table:table-cell>
          <table:table-cell table:style-name="ce1" table:formula="of:=SUM([.E109:.J109])" office:value-type="float" office:value="13.3333333333333" calcext:value-type="float">
            <text:p>13.3333333333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9" table:formula="of:=[.E90]/[.$K$97]*100" office:value-type="float" office:value="0.666666666666667" calcext:value-type="float">
            <text:p>0.6666666667</text:p>
          </table:table-cell>
          <table:table-cell table:style-name="ce14" table:formula="of:=[.F90]/[.$K$97]*100" office:value-type="float" office:value="1.33333333333333" calcext:value-type="float">
            <text:p>1.3333333333</text:p>
          </table:table-cell>
          <table:table-cell table:style-name="ce14" table:formula="of:=[.G90]/[.$K$97]*100" office:value-type="float" office:value="2" calcext:value-type="float">
            <text:p>2</text:p>
          </table:table-cell>
          <table:table-cell table:style-name="ce14" table:formula="of:=[.H90]/[.$K$97]*100" office:value-type="float" office:value="1.33333333333333" calcext:value-type="float">
            <text:p>1.3333333333</text:p>
          </table:table-cell>
          <table:table-cell table:style-name="ce14" table:formula="of:=[.I90]/[.$K$97]*100" office:value-type="float" office:value="2" calcext:value-type="float">
            <text:p>2</text:p>
          </table:table-cell>
          <table:table-cell table:style-name="ce22" table:formula="of:=[.J90]/[.$K$97]*100" office:value-type="float" office:value="2.66666666666667" calcext:value-type="float">
            <text:p>2.6666666667</text:p>
          </table:table-cell>
          <table:table-cell table:style-name="ce1" table:formula="of:=SUM([.E110:.J110])" office:value-type="float" office:value="10" calcext:value-type="float">
            <text:p>10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" table:formula="of:=[.E91]/[.$K$97]*100" office:value-type="float" office:value="0" calcext:value-type="float">
            <text:p>0</text:p>
          </table:table-cell>
          <table:table-cell table:style-name="ce9" table:formula="of:=[.F91]/[.$K$97]*100" office:value-type="float" office:value="0.666666666666667" calcext:value-type="float">
            <text:p>0.6666666667</text:p>
          </table:table-cell>
          <table:table-cell table:style-name="ce14" table:formula="of:=[.G91]/[.$K$97]*100" office:value-type="float" office:value="1.33333333333333" calcext:value-type="float">
            <text:p>1.3333333333</text:p>
          </table:table-cell>
          <table:table-cell table:style-name="ce14" table:formula="of:=[.H91]/[.$K$97]*100" office:value-type="float" office:value="0.666666666666667" calcext:value-type="float">
            <text:p>0.6666666667</text:p>
          </table:table-cell>
          <table:table-cell table:style-name="ce14" table:formula="of:=[.I91]/[.$K$97]*100" office:value-type="float" office:value="1.33333333333333" calcext:value-type="float">
            <text:p>1.3333333333</text:p>
          </table:table-cell>
          <table:table-cell table:style-name="ce22" table:formula="of:=[.J91]/[.$K$97]*100" office:value-type="float" office:value="2" calcext:value-type="float">
            <text:p>2</text:p>
          </table:table-cell>
          <table:table-cell table:style-name="ce1" table:formula="of:=SUM([.E111:.J111])" office:value-type="float" office:value="6" calcext:value-type="float">
            <text:p>6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table:formula="of:=[.E92]/[.$K$97]*100" office:value-type="float" office:value="0" calcext:value-type="float">
            <text:p>0</text:p>
          </table:table-cell>
          <table:table-cell table:style-name="ce1" table:formula="of:=[.F92]/[.$K$97]*100" office:value-type="float" office:value="0" calcext:value-type="float">
            <text:p>0</text:p>
          </table:table-cell>
          <table:table-cell table:style-name="ce17" table:formula="of:=[.G92]/[.$K$97]*100" office:value-type="float" office:value="0.666666666666667" calcext:value-type="float">
            <text:p>0.6666666667</text:p>
          </table:table-cell>
          <table:table-cell table:style-name="ce1" table:formula="of:=[.H92]/[.$K$97]*100" office:value-type="float" office:value="1.33333333333333" calcext:value-type="float">
            <text:p>1.3333333333</text:p>
          </table:table-cell>
          <table:table-cell table:style-name="ce1" table:formula="of:=[.I92]/[.$K$97]*100" office:value-type="float" office:value="1.33333333333333" calcext:value-type="float">
            <text:p>1.3333333333</text:p>
          </table:table-cell>
          <table:table-cell table:style-name="ce20" table:formula="of:=[.J92]/[.$K$97]*100" office:value-type="float" office:value="1.33333333333333" calcext:value-type="float">
            <text:p>1.3333333333</text:p>
          </table:table-cell>
          <table:table-cell table:style-name="ce1" table:formula="of:=SUM([.E112:.J112])" office:value-type="float" office:value="4.66666666666667" calcext:value-type="float">
            <text:p>4.6666666667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" table:formula="of:=[.E93]/[.$K$97]*100" office:value-type="float" office:value="0" calcext:value-type="float">
            <text:p>0</text:p>
          </table:table-cell>
          <table:table-cell table:style-name="ce1" table:formula="of:=[.F93]/[.$K$97]*100" office:value-type="float" office:value="0" calcext:value-type="float">
            <text:p>0</text:p>
          </table:table-cell>
          <table:table-cell table:style-name="ce1" table:formula="of:=[.G93]/[.$K$97]*100" office:value-type="float" office:value="0" calcext:value-type="float">
            <text:p>0</text:p>
          </table:table-cell>
          <table:table-cell table:style-name="ce17" table:formula="of:=[.H93]/[.$K$97]*100" office:value-type="float" office:value="0.666666666666667" calcext:value-type="float">
            <text:p>0.6666666667</text:p>
          </table:table-cell>
          <table:table-cell table:style-name="ce1" table:formula="of:=[.I93]/[.$K$97]*100" office:value-type="float" office:value="0" calcext:value-type="float">
            <text:p>0</text:p>
          </table:table-cell>
          <table:table-cell table:style-name="ce23" table:formula="of:=[.J93]/[.$K$97]*100" office:value-type="float" office:value="0.666666666666667" calcext:value-type="float">
            <text:p>0.6666666667</text:p>
          </table:table-cell>
          <table:table-cell table:style-name="ce1" table:formula="of:=SUM([.E113:.J113])" office:value-type="float" office:value="1.33333333333333" calcext:value-type="float">
            <text:p>1.3333333333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" table:formula="of:=[.E94]/[.$K$97]*100" office:value-type="float" office:value="0" calcext:value-type="float">
            <text:p>0</text:p>
          </table:table-cell>
          <table:table-cell table:style-name="ce1" table:formula="of:=[.F94]/[.$K$97]*100" office:value-type="float" office:value="0" calcext:value-type="float">
            <text:p>0</text:p>
          </table:table-cell>
          <table:table-cell table:style-name="ce1" table:formula="of:=[.G94]/[.$K$97]*100" office:value-type="float" office:value="0" calcext:value-type="float">
            <text:p>0</text:p>
          </table:table-cell>
          <table:table-cell table:style-name="ce1" table:formula="of:=[.H94]/[.$K$97]*100" office:value-type="float" office:value="0" calcext:value-type="float">
            <text:p>0</text:p>
          </table:table-cell>
          <table:table-cell table:style-name="ce18" table:formula="of:=[.I94]/[.$K$97]*100" office:value-type="float" office:value="0.666666666666667" calcext:value-type="float">
            <text:p>0.6666666667</text:p>
          </table:table-cell>
          <table:table-cell table:style-name="ce1" table:formula="of:=[.J94]/[.$K$97]*100" office:value-type="float" office:value="0" calcext:value-type="float">
            <text:p>0</text:p>
          </table:table-cell>
          <table:table-cell table:style-name="ce1" table:formula="of:=SUM([.E114:.J114])" office:value-type="float" office:value="0.666666666666667" calcext:value-type="float">
            <text:p>0.6666666667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Legal Moves</text:p>
          </table:table-cell>
          <table:table-cell table:style-name="ce10" table:formula="of:=SUM([.E102:.E110])" office:value-type="float" office:value="16.6666666666667" calcext:value-type="float">
            <text:p>16.6666666667</text:p>
          </table:table-cell>
          <table:table-cell table:style-name="ce10" table:formula="of:=SUM([.F101:.F104];[.F106:.F111])" office:value-type="float" office:value="14.6666666666667" calcext:value-type="float">
            <text:p>14.6666666667</text:p>
          </table:table-cell>
          <table:table-cell table:style-name="ce10" table:formula="of:=SUM([.G102:.G104];[.G107:.G111])" office:value-type="float" office:value="12" calcext:value-type="float">
            <text:p>12</text:p>
          </table:table-cell>
          <table:table-cell table:style-name="ce10" table:formula="of:=SUM([.H103:.H104];[.H108:.H111])" office:value-type="float" office:value="9.33333333333334" calcext:value-type="float">
            <text:p>9.3333333333</text:p>
          </table:table-cell>
          <table:table-cell table:style-name="ce10" table:formula="of:=SUM([.I104];[.I109:.I111])" office:value-type="float" office:value="6.66666666666667" calcext:value-type="float">
            <text:p>6.6666666667</text:p>
          </table:table-cell>
          <table:table-cell table:style-name="ce10" table:formula="of:=SUM([.J110:.J111])" office:value-type="float" office:value="4.66666666666667" calcext:value-type="float">
            <text:p>4.6666666667</text:p>
          </table:table-cell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 table:style-name="ce10" table:number-columns-repeated="4"/>
          <table:table-cell office:value-type="string" calcext:value-type="string">
            <text:p>Total Nonbreak Perc</text:p>
          </table:table-cell>
          <table:table-cell table:formula="of:=SUM([.E115:.J115])" office:value-type="float" office:value="64" calcext:value-type="float">
            <text:p>64</text:p>
          </table:table-cell>
          <table:table-cell table:style-name="ce1" office:value-type="string" calcext:value-type="string">
            <text:p>Total Nonbreak Moves</text:p>
          </table:table-cell>
          <table:table-cell table:style-name="ce1"/>
          <table:table-cell table:style-name="ce1" table:formula="of:=[.K116]/100*[.K97]" office:value-type="float" office:value="96" calcext:value-type="float">
            <text:p>96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 table:number-columns-repeated="3"/>
          <table:table-cell table:style-name="ce10" table:number-columns-repeated="3"/>
          <table:table-cell office:value-type="string" calcext:value-type="string">
            <text:p>Total Moves:</text:p>
          </table:table-cell>
          <table:table-cell table:formula="of:=SUM([.K101:.K114])" office:value-type="float" office:value="100" calcext:value-type="float">
            <text:p>100</text:p>
          </table:table-cell>
          <table:table-cell table:style-name="ce1" table:number-columns-repeated="5"/>
          <table:table-cell/>
        </table:table-row>
        <table:table-row table:style-name="ro1" table:number-rows-repeated="8">
          <table:table-cell table:number-columns-repeated="2"/>
          <table:table-cell table:style-name="ce1" table:number-columns-repeated="2"/>
          <table:table-cell table:style-name="ce10" table:number-columns-repeated="6"/>
          <table:table-cell table:style-name="ce1" table:number-columns-repeated="6"/>
          <table:table-cell/>
        </table:table-row>
        <table:table-row table:style-name="ro1" table:number-rows-repeated="6">
          <table:table-cell table:number-columns-repeated="2"/>
          <table:table-cell table:style-name="ce1" table:number-columns-repeated="14"/>
          <table:table-cell/>
        </table:table-row>
        <table:table-row table:style-name="ro1">
          <table:table-cell table:number-columns-repeated="2"/>
          <table:table-cell table:style-name="ce1" table:number-columns-repeated="14"/>
          <table:table-cell/>
        </table:table-row>
        <calcext:conditional-formats>
          <calcext:conditional-format calcext:target-range-address="'Two Card And Blanks'.E2:'Two Card And Blanks'.J37">
            <calcext:condition calcext:apply-style-name="Untitled2" calcext:value="=7" calcext:base-cell-address="'Two Card And Blanks'.E2"/>
            <calcext:condition calcext:apply-style-name="Untitled2" calcext:value="=14" calcext:base-cell-address="'Two Card And Blanks'.E2"/>
          </calcext:conditional-format>
        </calcext:conditional-formats>
      </table:table>
      <table:table table:name="Two Card And Blanks Combin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office:value-type="string" calcext:value-type="string">
            <text:p>Card Value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formula="of:=SUM([.A2:.B2])" office:value-type="float" office:value="2" calcext:value-type="float">
            <text:p>2</text:p>
          </table:table-cell>
          <table:table-cell/>
          <table:table-cell table:style-name="ce24" table:formula="of:=[.$C2]+[.E$1]" office:value-type="float" office:value="3" calcext:value-type="float">
            <text:p>3</text:p>
          </table:table-cell>
          <table:table-cell table:style-name="ce25" table:formula="of:=[.$C2]+[.F$1]" office:value-type="float" office:value="4" calcext:value-type="float">
            <text:p>4</text:p>
          </table:table-cell>
          <table:table-cell table:style-name="ce25" table:formula="of:=[.$C2]+[.G$1]" office:value-type="float" office:value="5" calcext:value-type="float">
            <text:p>5</text:p>
          </table:table-cell>
          <table:table-cell table:style-name="ce25" table:formula="of:=[.$C2]+[.H$1]" office:value-type="float" office:value="6" calcext:value-type="float">
            <text:p>6</text:p>
          </table:table-cell>
          <table:table-cell table:style-name="ce25" table:formula="of:=[.$C2]+[.I$1]" office:value-type="float" office:value="7" calcext:value-type="float">
            <text:p>7</text:p>
          </table:table-cell>
          <table:table-cell table:style-name="ce25" table:formula="of:=[.$C2]+[.J$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3:.B3])" office:value-type="float" office:value="3" calcext:value-type="float">
            <text:p>3</text:p>
          </table:table-cell>
          <table:table-cell/>
          <table:table-cell table:style-name="ce24" table:formula="of:=[.$C3]+[.E$1]" office:value-type="float" office:value="4" calcext:value-type="float">
            <text:p>4</text:p>
          </table:table-cell>
          <table:table-cell table:style-name="ce24" table:formula="of:=[.$C3]+[.F$1]" office:value-type="float" office:value="5" calcext:value-type="float">
            <text:p>5</text:p>
          </table:table-cell>
          <table:table-cell table:style-name="ce25" table:formula="of:=[.$C3]+[.G$1]" office:value-type="float" office:value="6" calcext:value-type="float">
            <text:p>6</text:p>
          </table:table-cell>
          <table:table-cell table:style-name="ce25" table:formula="of:=[.$C3]+[.H$1]" office:value-type="float" office:value="7" calcext:value-type="float">
            <text:p>7</text:p>
          </table:table-cell>
          <table:table-cell table:style-name="ce25" table:formula="of:=[.$C3]+[.I$1]" office:value-type="float" office:value="8" calcext:value-type="float">
            <text:p>8</text:p>
          </table:table-cell>
          <table:table-cell table:style-name="ce25" table:formula="of:=[.$C3]+[.J$1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4:.B4])" office:value-type="float" office:value="4" calcext:value-type="float">
            <text:p>4</text:p>
          </table:table-cell>
          <table:table-cell/>
          <table:table-cell table:style-name="ce24" table:formula="of:=[.$C4]+[.E$1]" office:value-type="float" office:value="5" calcext:value-type="float">
            <text:p>5</text:p>
          </table:table-cell>
          <table:table-cell table:style-name="ce25" table:formula="of:=[.$C4]+[.F$1]" office:value-type="float" office:value="6" calcext:value-type="float">
            <text:p>6</text:p>
          </table:table-cell>
          <table:table-cell table:style-name="ce24" table:formula="of:=[.$C4]+[.G$1]" office:value-type="float" office:value="7" calcext:value-type="float">
            <text:p>7</text:p>
          </table:table-cell>
          <table:table-cell table:style-name="ce25" table:formula="of:=[.$C4]+[.H$1]" office:value-type="float" office:value="8" calcext:value-type="float">
            <text:p>8</text:p>
          </table:table-cell>
          <table:table-cell table:style-name="ce25" table:formula="of:=[.$C4]+[.I$1]" office:value-type="float" office:value="9" calcext:value-type="float">
            <text:p>9</text:p>
          </table:table-cell>
          <table:table-cell table:style-name="ce25" table:formula="of:=[.$C4]+[.J$1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formula="of:=SUM([.A5:.B5])" office:value-type="float" office:value="4" calcext:value-type="float">
            <text:p>4</text:p>
          </table:table-cell>
          <table:table-cell/>
          <table:table-cell table:style-name="ce25" table:formula="of:=[.$C5]+[.E$1]" office:value-type="float" office:value="5" calcext:value-type="float">
            <text:p>5</text:p>
          </table:table-cell>
          <table:table-cell table:style-name="ce24" table:formula="of:=[.$C5]+[.F$1]" office:value-type="float" office:value="6" calcext:value-type="float">
            <text:p>6</text:p>
          </table:table-cell>
          <table:table-cell table:style-name="ce25" table:formula="of:=[.$C5]+[.G$1]" office:value-type="float" office:value="7" calcext:value-type="float">
            <text:p>7</text:p>
          </table:table-cell>
          <table:table-cell table:style-name="ce25" table:formula="of:=[.$C5]+[.H$1]" office:value-type="float" office:value="8" calcext:value-type="float">
            <text:p>8</text:p>
          </table:table-cell>
          <table:table-cell table:style-name="ce25" table:formula="of:=[.$C5]+[.I$1]" office:value-type="float" office:value="9" calcext:value-type="float">
            <text:p>9</text:p>
          </table:table-cell>
          <table:table-cell table:style-name="ce25" table:formula="of:=[.$C5]+[.J$1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6:.B6])" office:value-type="float" office:value="5" calcext:value-type="float">
            <text:p>5</text:p>
          </table:table-cell>
          <table:table-cell/>
          <table:table-cell table:style-name="ce24" table:formula="of:=[.$C6]+[.E$1]" office:value-type="float" office:value="6" calcext:value-type="float">
            <text:p>6</text:p>
          </table:table-cell>
          <table:table-cell table:style-name="ce25" table:formula="of:=[.$C6]+[.F$1]" office:value-type="float" office:value="7" calcext:value-type="float">
            <text:p>7</text:p>
          </table:table-cell>
          <table:table-cell table:style-name="ce25" table:formula="of:=[.$C6]+[.G$1]" office:value-type="float" office:value="8" calcext:value-type="float">
            <text:p>8</text:p>
          </table:table-cell>
          <table:table-cell table:style-name="ce24" table:formula="of:=[.$C6]+[.H$1]" office:value-type="float" office:value="9" calcext:value-type="float">
            <text:p>9</text:p>
          </table:table-cell>
          <table:table-cell table:style-name="ce25" table:formula="of:=[.$C6]+[.I$1]" office:value-type="float" office:value="10" calcext:value-type="float">
            <text:p>10</text:p>
          </table:table-cell>
          <table:table-cell table:style-name="ce25" table:formula="of:=[.$C6]+[.J$1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7:.B7])" office:value-type="float" office:value="5" calcext:value-type="float">
            <text:p>5</text:p>
          </table:table-cell>
          <table:table-cell/>
          <table:table-cell table:style-name="ce25" table:formula="of:=[.$C7]+[.E$1]" office:value-type="float" office:value="6" calcext:value-type="float">
            <text:p>6</text:p>
          </table:table-cell>
          <table:table-cell table:style-name="ce24" table:formula="of:=[.$C7]+[.F$1]" office:value-type="float" office:value="7" calcext:value-type="float">
            <text:p>7</text:p>
          </table:table-cell>
          <table:table-cell table:style-name="ce24" table:formula="of:=[.$C7]+[.G$1]" office:value-type="float" office:value="8" calcext:value-type="float">
            <text:p>8</text:p>
          </table:table-cell>
          <table:table-cell table:style-name="ce25" table:formula="of:=[.$C7]+[.H$1]" office:value-type="float" office:value="9" calcext:value-type="float">
            <text:p>9</text:p>
          </table:table-cell>
          <table:table-cell table:style-name="ce25" table:formula="of:=[.$C7]+[.I$1]" office:value-type="float" office:value="10" calcext:value-type="float">
            <text:p>10</text:p>
          </table:table-cell>
          <table:table-cell table:style-name="ce25" table:formula="of:=[.$C7]+[.J$1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8:.B8])" office:value-type="float" office:value="6" calcext:value-type="float">
            <text:p>6</text:p>
          </table:table-cell>
          <table:table-cell/>
          <table:table-cell table:style-name="ce24" table:formula="of:=[.$C8]+[.E$1]" office:value-type="float" office:value="7" calcext:value-type="float">
            <text:p>7</text:p>
          </table:table-cell>
          <table:table-cell table:style-name="ce25" table:formula="of:=[.$C8]+[.F$1]" office:value-type="float" office:value="8" calcext:value-type="float">
            <text:p>8</text:p>
          </table:table-cell>
          <table:table-cell table:style-name="ce25" table:formula="of:=[.$C8]+[.G$1]" office:value-type="float" office:value="9" calcext:value-type="float">
            <text:p>9</text:p>
          </table:table-cell>
          <table:table-cell table:style-name="ce25" table:formula="of:=[.$C8]+[.H$1]" office:value-type="float" office:value="10" calcext:value-type="float">
            <text:p>10</text:p>
          </table:table-cell>
          <table:table-cell table:style-name="ce24" table:formula="of:=[.$C8]+[.I$1]" office:value-type="float" office:value="11" calcext:value-type="float">
            <text:p>11</text:p>
          </table:table-cell>
          <table:table-cell table:style-name="ce25" table:formula="of:=[.$C8]+[.J$1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9:.B9])" office:value-type="float" office:value="6" calcext:value-type="float">
            <text:p>6</text:p>
          </table:table-cell>
          <table:table-cell/>
          <table:table-cell table:style-name="ce25" table:formula="of:=[.$C9]+[.E$1]" office:value-type="float" office:value="7" calcext:value-type="float">
            <text:p>7</text:p>
          </table:table-cell>
          <table:table-cell table:style-name="ce24" table:formula="of:=[.$C9]+[.F$1]" office:value-type="float" office:value="8" calcext:value-type="float">
            <text:p>8</text:p>
          </table:table-cell>
          <table:table-cell table:style-name="ce25" table:formula="of:=[.$C9]+[.G$1]" office:value-type="float" office:value="9" calcext:value-type="float">
            <text:p>9</text:p>
          </table:table-cell>
          <table:table-cell table:style-name="ce24" table:formula="of:=[.$C9]+[.H$1]" office:value-type="float" office:value="10" calcext:value-type="float">
            <text:p>10</text:p>
          </table:table-cell>
          <table:table-cell table:style-name="ce25" table:formula="of:=[.$C9]+[.I$1]" office:value-type="float" office:value="11" calcext:value-type="float">
            <text:p>11</text:p>
          </table:table-cell>
          <table:table-cell table:style-name="ce25" table:formula="of:=[.$C9]+[.J$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table:formula="of:=SUM([.A10:.B10])" office:value-type="float" office:value="6" calcext:value-type="float">
            <text:p>6</text:p>
          </table:table-cell>
          <table:table-cell/>
          <table:table-cell table:style-name="ce25" table:formula="of:=[.$C10]+[.E$1]" office:value-type="float" office:value="7" calcext:value-type="float">
            <text:p>7</text:p>
          </table:table-cell>
          <table:table-cell table:style-name="ce25" table:formula="of:=[.$C10]+[.F$1]" office:value-type="float" office:value="8" calcext:value-type="float">
            <text:p>8</text:p>
          </table:table-cell>
          <table:table-cell table:style-name="ce24" table:formula="of:=[.$C10]+[.G$1]" office:value-type="float" office:value="9" calcext:value-type="float">
            <text:p>9</text:p>
          </table:table-cell>
          <table:table-cell table:style-name="ce25" table:formula="of:=[.$C10]+[.H$1]" office:value-type="float" office:value="10" calcext:value-type="float">
            <text:p>10</text:p>
          </table:table-cell>
          <table:table-cell table:style-name="ce25" table:formula="of:=[.$C10]+[.I$1]" office:value-type="float" office:value="11" calcext:value-type="float">
            <text:p>11</text:p>
          </table:table-cell>
          <table:table-cell table:style-name="ce25" table:formula="of:=[.$C10]+[.J$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11:.B11])" office:value-type="float" office:value="7" calcext:value-type="float">
            <text:p>7</text:p>
          </table:table-cell>
          <table:table-cell/>
          <table:table-cell table:style-name="ce24" table:formula="of:=[.$C11]+[.E$1]" office:value-type="float" office:value="8" calcext:value-type="float">
            <text:p>8</text:p>
          </table:table-cell>
          <table:table-cell table:style-name="ce25" table:formula="of:=[.$C11]+[.F$1]" office:value-type="float" office:value="9" calcext:value-type="float">
            <text:p>9</text:p>
          </table:table-cell>
          <table:table-cell table:style-name="ce25" table:formula="of:=[.$C11]+[.G$1]" office:value-type="float" office:value="10" calcext:value-type="float">
            <text:p>10</text:p>
          </table:table-cell>
          <table:table-cell table:style-name="ce25" table:formula="of:=[.$C11]+[.H$1]" office:value-type="float" office:value="11" calcext:value-type="float">
            <text:p>11</text:p>
          </table:table-cell>
          <table:table-cell table:style-name="ce25" table:formula="of:=[.$C11]+[.I$1]" office:value-type="float" office:value="12" calcext:value-type="float">
            <text:p>12</text:p>
          </table:table-cell>
          <table:table-cell table:style-name="ce24" table:formula="of:=[.$C11]+[.J$1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12:.B12])" office:value-type="float" office:value="7" calcext:value-type="float">
            <text:p>7</text:p>
          </table:table-cell>
          <table:table-cell/>
          <table:table-cell table:style-name="ce25" table:formula="of:=[.$C12]+[.E$1]" office:value-type="float" office:value="8" calcext:value-type="float">
            <text:p>8</text:p>
          </table:table-cell>
          <table:table-cell table:style-name="ce24" table:formula="of:=[.$C12]+[.F$1]" office:value-type="float" office:value="9" calcext:value-type="float">
            <text:p>9</text:p>
          </table:table-cell>
          <table:table-cell table:style-name="ce25" table:formula="of:=[.$C12]+[.G$1]" office:value-type="float" office:value="10" calcext:value-type="float">
            <text:p>10</text:p>
          </table:table-cell>
          <table:table-cell table:style-name="ce25" table:formula="of:=[.$C12]+[.H$1]" office:value-type="float" office:value="11" calcext:value-type="float">
            <text:p>11</text:p>
          </table:table-cell>
          <table:table-cell table:style-name="ce24" table:formula="of:=[.$C12]+[.I$1]" office:value-type="float" office:value="12" calcext:value-type="float">
            <text:p>12</text:p>
          </table:table-cell>
          <table:table-cell table:style-name="ce25" table:formula="of:=[.$C12]+[.J$1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3:.B13])" office:value-type="float" office:value="7" calcext:value-type="float">
            <text:p>7</text:p>
          </table:table-cell>
          <table:table-cell/>
          <table:table-cell table:style-name="ce25" table:formula="of:=[.$C13]+[.E$1]" office:value-type="float" office:value="8" calcext:value-type="float">
            <text:p>8</text:p>
          </table:table-cell>
          <table:table-cell table:style-name="ce25" table:formula="of:=[.$C13]+[.F$1]" office:value-type="float" office:value="9" calcext:value-type="float">
            <text:p>9</text:p>
          </table:table-cell>
          <table:table-cell table:style-name="ce24" table:formula="of:=[.$C13]+[.G$1]" office:value-type="float" office:value="10" calcext:value-type="float">
            <text:p>10</text:p>
          </table:table-cell>
          <table:table-cell table:style-name="ce24" table:formula="of:=[.$C13]+[.H$1]" office:value-type="float" office:value="11" calcext:value-type="float">
            <text:p>11</text:p>
          </table:table-cell>
          <table:table-cell table:style-name="ce25" table:formula="of:=[.$C13]+[.I$1]" office:value-type="float" office:value="12" calcext:value-type="float">
            <text:p>12</text:p>
          </table:table-cell>
          <table:table-cell table:style-name="ce25" table:formula="of:=[.$C13]+[.J$1]" office:value-type="float" office:value="13" calcext:value-type="float">
            <text:p>13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14:.B14])" office:value-type="float" office:value="8" calcext:value-type="float">
            <text:p>8</text:p>
          </table:table-cell>
          <table:table-cell/>
          <table:table-cell table:style-name="ce25" table:formula="of:=[.$C14]+[.E$1]" office:value-type="float" office:value="9" calcext:value-type="float">
            <text:p>9</text:p>
          </table:table-cell>
          <table:table-cell table:style-name="ce24" table:formula="of:=[.$C14]+[.F$1]" office:value-type="float" office:value="10" calcext:value-type="float">
            <text:p>10</text:p>
          </table:table-cell>
          <table:table-cell table:style-name="ce25" table:formula="of:=[.$C14]+[.G$1]" office:value-type="float" office:value="11" calcext:value-type="float">
            <text:p>11</text:p>
          </table:table-cell>
          <table:table-cell table:style-name="ce25" table:formula="of:=[.$C14]+[.H$1]" office:value-type="float" office:value="12" calcext:value-type="float">
            <text:p>12</text:p>
          </table:table-cell>
          <table:table-cell table:style-name="ce25" table:formula="of:=[.$C14]+[.I$1]" office:value-type="float" office:value="13" calcext:value-type="float">
            <text:p>13</text:p>
          </table:table-cell>
          <table:table-cell table:style-name="ce24" table:formula="of:=[.$C14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5:.B15])" office:value-type="float" office:value="8" calcext:value-type="float">
            <text:p>8</text:p>
          </table:table-cell>
          <table:table-cell/>
          <table:table-cell table:style-name="ce25" table:formula="of:=[.$C15]+[.E$1]" office:value-type="float" office:value="9" calcext:value-type="float">
            <text:p>9</text:p>
          </table:table-cell>
          <table:table-cell table:style-name="ce25" table:formula="of:=[.$C15]+[.F$1]" office:value-type="float" office:value="10" calcext:value-type="float">
            <text:p>10</text:p>
          </table:table-cell>
          <table:table-cell table:style-name="ce24" table:formula="of:=[.$C15]+[.G$1]" office:value-type="float" office:value="11" calcext:value-type="float">
            <text:p>11</text:p>
          </table:table-cell>
          <table:table-cell table:style-name="ce25" table:formula="of:=[.$C15]+[.H$1]" office:value-type="float" office:value="12" calcext:value-type="float">
            <text:p>12</text:p>
          </table:table-cell>
          <table:table-cell table:style-name="ce24" table:formula="of:=[.$C15]+[.I$1]" office:value-type="float" office:value="13" calcext:value-type="float">
            <text:p>13</text:p>
          </table:table-cell>
          <table:table-cell table:style-name="ce25" table:formula="of:=[.$C15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SUM([.A16:.B16])" office:value-type="float" office:value="8" calcext:value-type="float">
            <text:p>8</text:p>
          </table:table-cell>
          <table:table-cell/>
          <table:table-cell table:style-name="ce25" table:formula="of:=[.$C16]+[.E$1]" office:value-type="float" office:value="9" calcext:value-type="float">
            <text:p>9</text:p>
          </table:table-cell>
          <table:table-cell table:style-name="ce25" table:formula="of:=[.$C16]+[.F$1]" office:value-type="float" office:value="10" calcext:value-type="float">
            <text:p>10</text:p>
          </table:table-cell>
          <table:table-cell table:style-name="ce25" table:formula="of:=[.$C16]+[.G$1]" office:value-type="float" office:value="11" calcext:value-type="float">
            <text:p>11</text:p>
          </table:table-cell>
          <table:table-cell table:style-name="ce24" table:formula="of:=[.$C16]+[.H$1]" office:value-type="float" office:value="12" calcext:value-type="float">
            <text:p>12</text:p>
          </table:table-cell>
          <table:table-cell table:style-name="ce25" table:formula="of:=[.$C16]+[.I$1]" office:value-type="float" office:value="13" calcext:value-type="float">
            <text:p>13</text:p>
          </table:table-cell>
          <table:table-cell table:style-name="ce25" table:formula="of:=[.$C16]+[.J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7:.B17])" office:value-type="float" office:value="9" calcext:value-type="float">
            <text:p>9</text:p>
          </table:table-cell>
          <table:table-cell/>
          <table:table-cell table:style-name="ce25" table:formula="of:=[.$C17]+[.E$1]" office:value-type="float" office:value="10" calcext:value-type="float">
            <text:p>10</text:p>
          </table:table-cell>
          <table:table-cell table:style-name="ce25" table:formula="of:=[.$C17]+[.F$1]" office:value-type="float" office:value="11" calcext:value-type="float">
            <text:p>11</text:p>
          </table:table-cell>
          <table:table-cell table:style-name="ce24" table:formula="of:=[.$C17]+[.G$1]" office:value-type="float" office:value="12" calcext:value-type="float">
            <text:p>12</text:p>
          </table:table-cell>
          <table:table-cell table:style-name="ce25" table:formula="of:=[.$C17]+[.H$1]" office:value-type="float" office:value="13" calcext:value-type="float">
            <text:p>13</text:p>
          </table:table-cell>
          <table:table-cell table:style-name="ce25" table:formula="of:=[.$C17]+[.I$1]" office:value-type="float" office:value="14" calcext:value-type="float">
            <text:p>14</text:p>
          </table:table-cell>
          <table:table-cell table:style-name="ce24" table:formula="of:=[.$C17]+[.J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:.B18])" office:value-type="float" office:value="9" calcext:value-type="float">
            <text:p>9</text:p>
          </table:table-cell>
          <table:table-cell/>
          <table:table-cell table:style-name="ce25" table:formula="of:=[.$C18]+[.E$1]" office:value-type="float" office:value="10" calcext:value-type="float">
            <text:p>10</text:p>
          </table:table-cell>
          <table:table-cell table:style-name="ce25" table:formula="of:=[.$C18]+[.F$1]" office:value-type="float" office:value="11" calcext:value-type="float">
            <text:p>11</text:p>
          </table:table-cell>
          <table:table-cell table:style-name="ce25" table:formula="of:=[.$C18]+[.G$1]" office:value-type="float" office:value="12" calcext:value-type="float">
            <text:p>12</text:p>
          </table:table-cell>
          <table:table-cell table:style-name="ce24" table:formula="of:=[.$C18]+[.H$1]" office:value-type="float" office:value="13" calcext:value-type="float">
            <text:p>13</text:p>
          </table:table-cell>
          <table:table-cell table:style-name="ce24" table:formula="of:=[.$C18]+[.I$1]" office:value-type="float" office:value="14" calcext:value-type="float">
            <text:p>14</text:p>
          </table:table-cell>
          <table:table-cell table:style-name="ce25" table:formula="of:=[.$C18]+[.J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:.B19])" office:value-type="float" office:value="10" calcext:value-type="float">
            <text:p>10</text:p>
          </table:table-cell>
          <table:table-cell/>
          <table:table-cell table:style-name="ce25" table:formula="of:=[.$C19]+[.E$1]" office:value-type="float" office:value="11" calcext:value-type="float">
            <text:p>11</text:p>
          </table:table-cell>
          <table:table-cell table:style-name="ce25" table:formula="of:=[.$C19]+[.F$1]" office:value-type="float" office:value="12" calcext:value-type="float">
            <text:p>12</text:p>
          </table:table-cell>
          <table:table-cell table:style-name="ce25" table:formula="of:=[.$C19]+[.G$1]" office:value-type="float" office:value="13" calcext:value-type="float">
            <text:p>13</text:p>
          </table:table-cell>
          <table:table-cell table:style-name="ce24" table:formula="of:=[.$C19]+[.H$1]" office:value-type="float" office:value="14" calcext:value-type="float">
            <text:p>14</text:p>
          </table:table-cell>
          <table:table-cell table:style-name="ce25" table:formula="of:=[.$C19]+[.I$1]" office:value-type="float" office:value="15" calcext:value-type="float">
            <text:p>15</text:p>
          </table:table-cell>
          <table:table-cell table:style-name="ce24" table:formula="of:=[.$C19]+[.J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table:formula="of:=SUM([.A20:.B20])" office:value-type="float" office:value="10" calcext:value-type="float">
            <text:p>10</text:p>
          </table:table-cell>
          <table:table-cell/>
          <table:table-cell table:style-name="ce25" table:formula="of:=[.$C20]+[.E$1]" office:value-type="float" office:value="11" calcext:value-type="float">
            <text:p>11</text:p>
          </table:table-cell>
          <table:table-cell table:style-name="ce25" table:formula="of:=[.$C20]+[.F$1]" office:value-type="float" office:value="12" calcext:value-type="float">
            <text:p>12</text:p>
          </table:table-cell>
          <table:table-cell table:style-name="ce25" table:formula="of:=[.$C20]+[.G$1]" office:value-type="float" office:value="13" calcext:value-type="float">
            <text:p>13</text:p>
          </table:table-cell>
          <table:table-cell table:style-name="ce25" table:formula="of:=[.$C20]+[.H$1]" office:value-type="float" office:value="14" calcext:value-type="float">
            <text:p>14</text:p>
          </table:table-cell>
          <table:table-cell table:style-name="ce24" table:formula="of:=[.$C20]+[.I$1]" office:value-type="float" office:value="15" calcext:value-type="float">
            <text:p>15</text:p>
          </table:table-cell>
          <table:table-cell table:style-name="ce25" table:formula="of:=[.$C20]+[.J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:.B21])" office:value-type="float" office:value="11" calcext:value-type="float">
            <text:p>11</text:p>
          </table:table-cell>
          <table:table-cell/>
          <table:table-cell table:style-name="ce25" table:formula="of:=[.$C21]+[.E$1]" office:value-type="float" office:value="12" calcext:value-type="float">
            <text:p>12</text:p>
          </table:table-cell>
          <table:table-cell table:style-name="ce25" table:formula="of:=[.$C21]+[.F$1]" office:value-type="float" office:value="13" calcext:value-type="float">
            <text:p>13</text:p>
          </table:table-cell>
          <table:table-cell table:style-name="ce25" table:formula="of:=[.$C21]+[.G$1]" office:value-type="float" office:value="14" calcext:value-type="float">
            <text:p>14</text:p>
          </table:table-cell>
          <table:table-cell table:style-name="ce25" table:formula="of:=[.$C21]+[.H$1]" office:value-type="float" office:value="15" calcext:value-type="float">
            <text:p>15</text:p>
          </table:table-cell>
          <table:table-cell table:style-name="ce24" table:formula="of:=[.$C21]+[.I$1]" office:value-type="float" office:value="16" calcext:value-type="float">
            <text:p>16</text:p>
          </table:table-cell>
          <table:table-cell table:style-name="ce24" table:formula="of:=[.$C21]+[.J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SUM([.A22:.B22])" office:value-type="float" office:value="12" calcext:value-type="float">
            <text:p>12</text:p>
          </table:table-cell>
          <table:table-cell/>
          <table:table-cell table:style-name="ce25" table:formula="of:=[.$C22]+[.E$1]" office:value-type="float" office:value="13" calcext:value-type="float">
            <text:p>13</text:p>
          </table:table-cell>
          <table:table-cell table:style-name="ce25" table:formula="of:=[.$C22]+[.F$1]" office:value-type="float" office:value="14" calcext:value-type="float">
            <text:p>14</text:p>
          </table:table-cell>
          <table:table-cell table:style-name="ce25" table:formula="of:=[.$C22]+[.G$1]" office:value-type="float" office:value="15" calcext:value-type="float">
            <text:p>15</text:p>
          </table:table-cell>
          <table:table-cell table:style-name="ce25" table:formula="of:=[.$C22]+[.H$1]" office:value-type="float" office:value="16" calcext:value-type="float">
            <text:p>16</text:p>
          </table:table-cell>
          <table:table-cell table:style-name="ce25" table:formula="of:=[.$C22]+[.I$1]" office:value-type="float" office:value="17" calcext:value-type="float">
            <text:p>17</text:p>
          </table:table-cell>
          <table:table-cell table:style-name="ce24" table:formula="of:=[.$C22]+[.J$1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1" table:number-columns-repeated="4"/>
          <table:table-cell table:style-name="ce25" table:number-columns-repeated="6"/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total moves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Perc (%)</text:p>
          </table:table-cell>
          <table:table-cell table:formula="of:=[.E24]/21" office:value-type="float" office:value="0.714285714285714" calcext:value-type="float">
            <text:p>0.7142857143</text:p>
          </table:table-cell>
          <table:table-cell table:formula="of:=[.F24]/21" office:value-type="float" office:value="0.714285714285714" calcext:value-type="float">
            <text:p>0.7142857143</text:p>
          </table:table-cell>
          <table:table-cell table:formula="of:=[.G24]/21" office:value-type="float" office:value="0.714285714285714" calcext:value-type="float">
            <text:p>0.7142857143</text:p>
          </table:table-cell>
          <table:table-cell table:formula="of:=[.H24]/21" office:value-type="float" office:value="0.714285714285714" calcext:value-type="float">
            <text:p>0.7142857143</text:p>
          </table:table-cell>
          <table:table-cell table:formula="of:=[.I24]/21" office:value-type="float" office:value="0.714285714285714" calcext:value-type="float">
            <text:p>0.7142857143</text:p>
          </table:table-cell>
          <table:table-cell table:formula="of:=[.J24]/21" office:value-type="float" office:value="0.714285714285714" calcext:value-type="float">
            <text:p>0.7142857143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Non-Break Move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E26:.J26])" office:value-type="float" office:value="53" calcext:value-type="float">
            <text:p>53</text:p>
          </table:table-cell>
          <table:table-cell table:formula="of:=[.K26]/SUM([.E24:.J24])*100" office:value-type="float" office:value="58.8888888888889" calcext:value-type="float">
            <text:p>58.8888888889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2"/>
          <table:table-cell table:formula="of:=[.E26]/21" office:value-type="float" office:value="0.714285714285714" calcext:value-type="float">
            <text:p>0.7142857143</text:p>
          </table:table-cell>
          <table:table-cell table:formula="of:=[.F26]/21" office:value-type="float" office:value="0.571428571428571" calcext:value-type="float">
            <text:p>0.5714285714</text:p>
          </table:table-cell>
          <table:table-cell table:formula="of:=[.G26]/21" office:value-type="float" office:value="0.523809523809524" calcext:value-type="float">
            <text:p>0.5238095238</text:p>
          </table:table-cell>
          <table:table-cell table:formula="of:=[.H26]/21" office:value-type="float" office:value="0.380952380952381" calcext:value-type="float">
            <text:p>0.380952381</text:p>
          </table:table-cell>
          <table:table-cell table:formula="of:=[.I26]/21" office:value-type="float" office:value="0.285714285714286" calcext:value-type="float">
            <text:p>0.2857142857</text:p>
          </table:table-cell>
          <table:table-cell table:formula="of:=[.J26]/21" office:value-type="float" office:value="0.0476190476190476" calcext:value-type="float">
            <text:p>0.0476190476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Checkpoint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SUM([.E28:.J28])" office:value-type="float" office:value="12" calcext:value-type="float">
            <text:p>12</text:p>
          </table:table-cell>
          <table:table-cell table:formula="of:=[.K28]/SUM([.E24:.J24])*100" office:value-type="float" office:value="13.3333333333333" calcext:value-type="float">
            <text:p>13.3333333333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Perc (%)</text:p>
          </table:table-cell>
          <table:table-cell table:formula="of:=[.E28]/21" office:value-type="float" office:value="0.0952380952380952" calcext:value-type="float">
            <text:p>0.0952380952</text:p>
          </table:table-cell>
          <table:table-cell table:formula="of:=[.F28]/21" office:value-type="float" office:value="0.0952380952380952" calcext:value-type="float">
            <text:p>0.0952380952</text:p>
          </table:table-cell>
          <table:table-cell table:formula="of:=[.G28]/21" office:value-type="float" office:value="0.0952380952380952" calcext:value-type="float">
            <text:p>0.0952380952</text:p>
          </table:table-cell>
          <table:table-cell table:formula="of:=[.H28]/21" office:value-type="float" office:value="0.0952380952380952" calcext:value-type="float">
            <text:p>0.0952380952</text:p>
          </table:table-cell>
          <table:table-cell table:formula="of:=[.I28]/21" office:value-type="float" office:value="0.0952380952380952" calcext:value-type="float">
            <text:p>0.0952380952</text:p>
          </table:table-cell>
          <table:table-cell table:formula="of:=[.J28]/21" office:value-type="float" office:value="0.0952380952380952" calcext:value-type="float">
            <text:p>0.0952380952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Bust Checkpoin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Perc (%)</text:p>
          </table:table-cell>
          <table:table-cell table:formula="of:=[.E30]/21" office:value-type="float" office:value="0.0476190476190476" calcext:value-type="float">
            <text:p>0.0476190476</text:p>
          </table:table-cell>
          <table:table-cell table:formula="of:=[.F30]/36" office:value-type="float" office:value="0.0277777777777778" calcext:value-type="float">
            <text:p>0.0277777778</text:p>
          </table:table-cell>
          <table:table-cell table:formula="of:=[.G30]/36" office:value-type="float" office:value="0.0277777777777778" calcext:value-type="float">
            <text:p>0.0277777778</text:p>
          </table:table-cell>
          <table:table-cell table:formula="of:=[.H30]/36" office:value-type="float" office:value="0.0277777777777778" calcext:value-type="float">
            <text:p>0.0277777778</text:p>
          </table:table-cell>
          <table:table-cell table:formula="of:=[.I30]/36" office:value-type="float" office:value="0.0277777777777778" calcext:value-type="float">
            <text:p>0.0277777778</text:p>
          </table:table-cell>
          <table:table-cell table:formula="of:=[.J30]/36" office:value-type="float" office:value="0.0277777777777778" calcext:value-type="float">
            <text:p>0.0277777778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Average</text:p>
          </table:table-cell>
          <table:table-cell table:style-name="ce4" table:formula="of:=AVERAGE([.E5];[.E7];[.E9:.E10];[.E12:.E22])" office:value-type="float" office:value="9" calcext:value-type="float">
            <text:p>9</text:p>
          </table:table-cell>
          <table:table-cell table:formula="of:=AVERAGE([.F2];[.F4];[.F6];[.F8];[.F10];[.F11];[.F13];[.F15:.F22])" office:value-type="float" office:value="9.6" calcext:value-type="float">
            <text:p>9.6</text:p>
          </table:table-cell>
          <table:table-cell table:formula="of:=AVERAGE([.G2:.G3];[.G5:.G6];[.G8:.G9];[.G11:.G12];[.G14];[.G16];[.G18:.G22])" office:value-type="float" office:value="10.2" calcext:value-type="float">
            <text:p>10.2</text:p>
          </table:table-cell>
          <table:table-cell table:formula="of:=AVERAGE([.H2:.H5];[.H7:.H8];[.H10:.H12];[.H14:.H15];[.H17];[.H20:.H22])" office:value-type="float" office:value="10.8" calcext:value-type="float">
            <text:p>10.8</text:p>
          </table:table-cell>
          <table:table-cell table:formula="of:=AVERAGE([.I2:.I7];[.I9:.I11];[.I13:.I14];[.I16:.I17];[.I19];[.I22])" office:value-type="float" office:value="11.4" calcext:value-type="float">
            <text:p>11.4</text:p>
          </table:table-cell>
          <table:table-cell table:formula="of:=AVERAGE([.J2:.J10];[.J12:.J13];[.J15:.J16];[.J18];[.J20])" office:value-type="float" office:value="12" calcext:value-type="float">
            <text:p>12</text:p>
          </table:table-cell>
          <table:table-cell/>
          <table:table-cell office:value-type="string" calcext:value-type="string">
            <text:p>Total Checkpoints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Std Dev</text:p>
          </table:table-cell>
          <table:table-cell table:style-name="ce4" table:formula="of:=COM.MICROSOFT.STDEV.P([.E5];[.E7];[.E9:.E10];[.E12:.E22])" office:value-type="float" office:value="2.16024689946929" calcext:value-type="float">
            <text:p>2.1602468995</text:p>
          </table:table-cell>
          <table:table-cell table:style-name="ce4" table:formula="of:=COM.MICROSOFT.STDEV.P([.F2];[.F4];[.F6];[.F8];[.F10];[.F11];[.F13];[.F15:.F22])" office:value-type="float" office:value="2.62805377925694" calcext:value-type="float">
            <text:p>2.6280537793</text:p>
          </table:table-cell>
          <table:table-cell table:style-name="ce4" table:formula="of:=COM.MICROSOFT.STDEV.P([.G2:.G3];[.G5:.G6];[.G8:.G9];[.G11:.G12];[.G14];[.G16];[.G18:.G22])" office:value-type="float" office:value="2.83313724811677" calcext:value-type="float">
            <text:p>2.8331372481</text:p>
          </table:table-cell>
          <table:table-cell table:style-name="ce4" table:formula="of:=COM.MICROSOFT.STDEV.P([.H2:.H5];[.H7:.H8];[.H10:.H12];[.H14:.H15];[.H17];[.H20:.H22])" office:value-type="float" office:value="2.83313724811677" calcext:value-type="float">
            <text:p>2.8331372481</text:p>
          </table:table-cell>
          <table:table-cell table:style-name="ce4" table:formula="of:=COM.MICROSOFT.STDEV.P([.I2:.I7];[.I9:.I11];[.I13:.I14];[.I16:.I17];[.I19];[.I22])" office:value-type="float" office:value="2.62805377925694" calcext:value-type="float">
            <text:p>2.6280537793</text:p>
          </table:table-cell>
          <table:table-cell table:style-name="ce4" table:formula="of:=COM.MICROSOFT.STDEV.P([.J2:.J10];[.J12:.J13];[.J15:.J16];[.J18];[.J20])" office:value-type="float" office:value="2.16024689946929" calcext:value-type="float">
            <text:p>2.1602468995</text:p>
          </table:table-cell>
          <table:table-cell/>
          <table:table-cell office:value-type="string" calcext:value-type="string">
            <text:p>Perc (%)</text:p>
          </table:table-cell>
          <table:table-cell table:formula="of:=[.M33]/216" office:value-type="float" office:value="0.527777777777778" calcext:value-type="float">
            <text:p>0.5277777778</text:p>
          </table:table-cell>
          <table:table-cell/>
          <table:table-cell office:value-type="string" calcext:value-type="string">
            <text:p>Perc(%)</text:p>
          </table:table-cell>
          <table:table-cell table:formula="of:=[.P33]/216" office:value-type="float" office:value="0.138888888888889" calcext:value-type="float">
            <text:p>0.1388888889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Z-Scores</text:p>
          </table:table-cell>
          <table:table-cell office:value-type="float" office:value="-3" calcext:value-type="float">
            <text:p>-3</text:p>
          </table:table-cell>
          <table:table-cell table:formula="of:=[.E$33]+[.$D35]*[.E$34]" office:value-type="float" office:value="2.51925930159214" calcext:value-type="float">
            <text:p>2.5192593016</text:p>
          </table:table-cell>
          <table:table-cell table:formula="of:=[.F$33]+[.$D35]*[.F$34]" office:value-type="float" office:value="1.71583866222919" calcext:value-type="float">
            <text:p>1.7158386622</text:p>
          </table:table-cell>
          <table:table-cell table:formula="of:=[.G$33]+[.$D35]*[.G$34]" office:value-type="float" office:value="1.70058825564969" calcext:value-type="float">
            <text:p>1.7005882556</text:p>
          </table:table-cell>
          <table:table-cell table:formula="of:=[.H$33]+[.$D35]*[.H$34]" office:value-type="float" office:value="2.30058825564969" calcext:value-type="float">
            <text:p>2.3005882556</text:p>
          </table:table-cell>
          <table:table-cell table:formula="of:=[.I$33]+[.$D35]*[.I$34]" office:value-type="float" office:value="3.51583866222919" calcext:value-type="float">
            <text:p>3.5158386622</text:p>
          </table:table-cell>
          <table:table-cell table:formula="of:=[.J$33]+[.$D35]*[.J$34]" office:value-type="float" office:value="5.51925930159214" calcext:value-type="float">
            <text:p>5.5192593016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/>
          <table:table-cell office:value-type="float" office:value="-2" calcext:value-type="float">
            <text:p>-2</text:p>
          </table:table-cell>
          <table:table-cell table:formula="of:=[.E$33]+[.$D36]*[.E$34]" office:value-type="float" office:value="4.67950620106143" calcext:value-type="float">
            <text:p>4.6795062011</text:p>
          </table:table-cell>
          <table:table-cell table:formula="of:=[.F$33]+[.$D36]*[.F$34]" office:value-type="float" office:value="4.34389244148613" calcext:value-type="float">
            <text:p>4.3438924415</text:p>
          </table:table-cell>
          <table:table-cell table:formula="of:=[.G$33]+[.$D36]*[.G$34]" office:value-type="float" office:value="4.53372550376646" calcext:value-type="float">
            <text:p>4.5337255038</text:p>
          </table:table-cell>
          <table:table-cell table:formula="of:=[.H$33]+[.$D36]*[.H$34]" office:value-type="float" office:value="5.13372550376646" calcext:value-type="float">
            <text:p>5.1337255038</text:p>
          </table:table-cell>
          <table:table-cell table:formula="of:=[.I$33]+[.$D36]*[.I$34]" office:value-type="float" office:value="6.14389244148613" calcext:value-type="float">
            <text:p>6.1438924415</text:p>
          </table:table-cell>
          <table:table-cell table:formula="of:=[.J$33]+[.$D36]*[.J$34]" office:value-type="float" office:value="7.67950620106143" calcext:value-type="float">
            <text:p>7.6795062011</text:p>
          </table:table-cell>
          <table:table-cell/>
          <table:table-cell office:value-type="string" calcext:value-type="string">
            <text:p>Average</text:p>
          </table:table-cell>
          <table:table-cell table:formula="of:=AVERAGE([.$D$2:.$D$217])" office:value-type="float" office:value="8.91666666666667" calcext:value-type="float">
            <text:p>8.9166666667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/>
          <table:table-cell office:value-type="float" office:value="-1" calcext:value-type="float">
            <text:p>-1</text:p>
          </table:table-cell>
          <table:table-cell table:formula="of:=[.E$33]+[.$D37]*[.E$34]" office:value-type="float" office:value="6.83975310053071" calcext:value-type="float">
            <text:p>6.8397531005</text:p>
          </table:table-cell>
          <table:table-cell table:formula="of:=[.F$33]+[.$D37]*[.F$34]" office:value-type="float" office:value="6.97194622074306" calcext:value-type="float">
            <text:p>6.9719462207</text:p>
          </table:table-cell>
          <table:table-cell table:formula="of:=[.G$33]+[.$D37]*[.G$34]" office:value-type="float" office:value="7.36686275188323" calcext:value-type="float">
            <text:p>7.3668627519</text:p>
          </table:table-cell>
          <table:table-cell table:formula="of:=[.H$33]+[.$D37]*[.H$34]" office:value-type="float" office:value="7.96686275188323" calcext:value-type="float">
            <text:p>7.9668627519</text:p>
          </table:table-cell>
          <table:table-cell table:formula="of:=[.I$33]+[.$D37]*[.I$34]" office:value-type="float" office:value="8.77194622074306" calcext:value-type="float">
            <text:p>8.7719462207</text:p>
          </table:table-cell>
          <table:table-cell table:formula="of:=[.J$33]+[.$D37]*[.J$34]" office:value-type="float" office:value="9.83975310053071" calcext:value-type="float">
            <text:p>9.8397531005</text:p>
          </table:table-cell>
          <table:table-cell/>
          <table:table-cell office:value-type="string" calcext:value-type="string">
            <text:p>Std Dev</text:p>
          </table:table-cell>
          <table:table-cell table:formula="of:=COM.MICROSOFT.STDEV.P([.$D$2:.$D$217])" office:value-type="float" office:value="5.31441958783417" calcext:value-type="float">
            <text:p>5.31441958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E$33]+[.$D38]*[.E$34]" office:value-type="float" office:value="9" calcext:value-type="float">
            <text:p>9</text:p>
          </table:table-cell>
          <table:table-cell table:formula="of:=[.F$33]+[.$D38]*[.F$34]" office:value-type="float" office:value="9.6" calcext:value-type="float">
            <text:p>9.6</text:p>
          </table:table-cell>
          <table:table-cell table:formula="of:=[.G$33]+[.$D38]*[.G$34]" office:value-type="float" office:value="10.2" calcext:value-type="float">
            <text:p>10.2</text:p>
          </table:table-cell>
          <table:table-cell table:formula="of:=[.H$33]+[.$D38]*[.H$34]" office:value-type="float" office:value="10.8" calcext:value-type="float">
            <text:p>10.8</text:p>
          </table:table-cell>
          <table:table-cell table:formula="of:=[.I$33]+[.$D38]*[.I$34]" office:value-type="float" office:value="11.4" calcext:value-type="float">
            <text:p>11.4</text:p>
          </table:table-cell>
          <table:table-cell table:formula="of:=[.J$33]+[.$D38]*[.J$34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E$33]+[.$D39]*[.E$34]" office:value-type="float" office:value="11.1602468994693" calcext:value-type="float">
            <text:p>11.1602468995</text:p>
          </table:table-cell>
          <table:table-cell table:formula="of:=[.F$33]+[.$D39]*[.F$34]" office:value-type="float" office:value="12.2280537792569" calcext:value-type="float">
            <text:p>12.2280537793</text:p>
          </table:table-cell>
          <table:table-cell table:formula="of:=[.G$33]+[.$D39]*[.G$34]" office:value-type="float" office:value="13.0331372481168" calcext:value-type="float">
            <text:p>13.0331372481</text:p>
          </table:table-cell>
          <table:table-cell table:formula="of:=[.H$33]+[.$D39]*[.H$34]" office:value-type="float" office:value="13.6331372481168" calcext:value-type="float">
            <text:p>13.6331372481</text:p>
          </table:table-cell>
          <table:table-cell table:formula="of:=[.I$33]+[.$D39]*[.I$34]" office:value-type="float" office:value="14.0280537792569" calcext:value-type="float">
            <text:p>14.0280537793</text:p>
          </table:table-cell>
          <table:table-cell table:formula="of:=[.J$33]+[.$D39]*[.J$34]" office:value-type="float" office:value="14.1602468994693" calcext:value-type="float">
            <text:p>14.16024689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E$33]+[.$D40]*[.E$34]" office:value-type="float" office:value="13.3204937989386" calcext:value-type="float">
            <text:p>13.3204937989</text:p>
          </table:table-cell>
          <table:table-cell table:formula="of:=[.F$33]+[.$D40]*[.F$34]" office:value-type="float" office:value="14.8561075585139" calcext:value-type="float">
            <text:p>14.8561075585</text:p>
          </table:table-cell>
          <table:table-cell table:formula="of:=[.G$33]+[.$D40]*[.G$34]" office:value-type="float" office:value="15.8662744962335" calcext:value-type="float">
            <text:p>15.8662744962</text:p>
          </table:table-cell>
          <table:table-cell table:formula="of:=[.H$33]+[.$D40]*[.H$34]" office:value-type="float" office:value="16.4662744962335" calcext:value-type="float">
            <text:p>16.4662744962</text:p>
          </table:table-cell>
          <table:table-cell table:formula="of:=[.I$33]+[.$D40]*[.I$34]" office:value-type="float" office:value="16.6561075585139" calcext:value-type="float">
            <text:p>16.6561075585</text:p>
          </table:table-cell>
          <table:table-cell table:formula="of:=[.J$33]+[.$D40]*[.J$34]" office:value-type="float" office:value="16.3204937989386" calcext:value-type="float">
            <text:p>16.320493798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E$33]+[.$D41]*[.E$34]" office:value-type="float" office:value="15.4807406984079" calcext:value-type="float">
            <text:p>15.4807406984</text:p>
          </table:table-cell>
          <table:table-cell table:formula="of:=[.F$33]+[.$D41]*[.F$34]" office:value-type="float" office:value="17.4841613377708" calcext:value-type="float">
            <text:p>17.4841613378</text:p>
          </table:table-cell>
          <table:table-cell table:formula="of:=[.G$33]+[.$D41]*[.G$34]" office:value-type="float" office:value="18.6994117443503" calcext:value-type="float">
            <text:p>18.6994117444</text:p>
          </table:table-cell>
          <table:table-cell table:formula="of:=[.H$33]+[.$D41]*[.H$34]" office:value-type="float" office:value="19.2994117443503" calcext:value-type="float">
            <text:p>19.2994117444</text:p>
          </table:table-cell>
          <table:table-cell table:formula="of:=[.I$33]+[.$D41]*[.I$34]" office:value-type="float" office:value="19.2841613377708" calcext:value-type="float">
            <text:p>19.2841613378</text:p>
          </table:table-cell>
          <table:table-cell table:formula="of:=[.J$33]+[.$D41]*[.J$34]" office:value-type="float" office:value="18.4807406984079" calcext:value-type="float">
            <text:p>18.480740698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90 possible mov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 office:value-type="float" office:value="4" calcext:value-type="float">
            <text:p>4</text:p>
          </table:table-cell>
          <table:table-cell table:formula="of:=NORMDIST([.$D43];[.E$33];[.E$34];0)" office:value-type="float" office:value="0.0126799600291955" calcext:value-type="float">
            <text:p>0.01267996</text:p>
          </table:table-cell>
          <table:table-cell table:formula="of:=NORMDIST([.$D43];[.F$33];[.F$34];0)" office:value-type="float" office:value="0.0156786969869255" calcext:value-type="float">
            <text:p>0.015678697</text:p>
          </table:table-cell>
          <table:table-cell table:formula="of:=NORMDIST([.$D43];[.G$33];[.G$34];0)" office:value-type="float" office:value="0.0128444756380365" calcext:value-type="float">
            <text:p>0.0128444756</text:p>
          </table:table-cell>
          <table:table-cell table:formula="of:=NORMDIST([.$D43];[.H$33];[.H$34];0)" office:value-type="float" office:value="0.00790134824467816" calcext:value-type="float">
            <text:p>0.0079013482</text:p>
          </table:table-cell>
          <table:table-cell table:formula="of:=NORMDIST([.$D43];[.I$33];[.I$34];0)" office:value-type="float" office:value="0.00288143221418865" calcext:value-type="float">
            <text:p>0.0028814322</text:p>
          </table:table-cell>
          <table:table-cell table:formula="of:=NORMDIST([.$D43];[.J$33];[.J$34];0)" office:value-type="float" office:value="0.000194261783153551" calcext:value-type="float">
            <text:p>0.0001942618</text:p>
          </table:table-cell>
          <table:table-cell table:formula="of:=SUM([.E43:.J43])" office:value-type="float" office:value="0.0521801748961778" calcext:value-type="float">
            <text:p>0.0521801749</text:p>
          </table:table-cell>
          <table:table-cell table:formula="of:=[.K43]/SUM([.K$43:.K$57])*100" office:value-type="float" office:value="0.973681092576305" calcext:value-type="float">
            <text:p>0.9736810926</text:p>
          </table:table-cell>
          <table:table-cell table:formula="of:=SUM([.$L$43:.L43])" office:value-type="float" office:value="0.973681092576305" calcext:value-type="float">
            <text:p>0.9736810926</text:p>
          </table:table-cell>
          <table:table-cell table:formula="of:=[.L43]/100*90" office:value-type="float" office:value="0.876312983318674" calcext:value-type="float">
            <text:p>0.8763129833</text:p>
          </table:table-cell>
          <table:table-cell table:formula="of:=ROUND([.N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NORMDIST([.$D44];[.E$33];[.E$34];0)" office:value-type="float" office:value="0.0332584380557248" calcext:value-type="float">
            <text:p>0.0332584381</text:p>
          </table:table-cell>
          <table:table-cell table:formula="of:=NORMDIST([.$D44];[.F$33];[.F$34];0)" office:value-type="float" office:value="0.0328095587934309" calcext:value-type="float">
            <text:p>0.0328095588</text:p>
          </table:table-cell>
          <table:table-cell table:formula="of:=NORMDIST([.$D44];[.G$33];[.G$34];0)" office:value-type="float" office:value="0.0261290232344066" calcext:value-type="float">
            <text:p>0.0261290232</text:p>
          </table:table-cell>
          <table:table-cell table:formula="of:=NORMDIST([.$D44];[.H$33];[.H$34];0)" office:value-type="float" office:value="0.017320956550966" calcext:value-type="float">
            <text:p>0.0173209566</text:p>
          </table:table-cell>
          <table:table-cell table:formula="of:=NORMDIST([.$D44];[.I$33];[.I$34];0)" office:value-type="float" office:value="0.00782498810396434" calcext:value-type="float">
            <text:p>0.0078249881</text:p>
          </table:table-cell>
          <table:table-cell table:formula="of:=NORMDIST([.$D44];[.J$33];[.J$34];0)" office:value-type="float" office:value="0.000969082264222763" calcext:value-type="float">
            <text:p>0.0009690823</text:p>
          </table:table-cell>
          <table:table-cell table:formula="of:=SUM([.E44:.J44])" office:value-type="float" office:value="0.118312047002715" calcext:value-type="float">
            <text:p>0.118312047</text:p>
          </table:table-cell>
          <table:table-cell table:formula="of:=[.K44]/SUM([.K$43:.K$57])*100" office:value-type="float" office:value="2.20770059548002" calcext:value-type="float">
            <text:p>2.2077005955</text:p>
          </table:table-cell>
          <table:table-cell table:formula="of:=SUM([.$L$43:.L44])" office:value-type="float" office:value="3.18138168805632" calcext:value-type="float">
            <text:p>3.1813816881</text:p>
          </table:table-cell>
          <table:table-cell table:formula="of:=[.L44]/100*90" office:value-type="float" office:value="1.98693053593202" calcext:value-type="float">
            <text:p>1.9869305359</text:p>
          </table:table-cell>
          <table:table-cell table:formula="of:=ROUND([.N4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NORMDIST([.$D45];[.E$33];[.E$34];0)" office:value-type="float" office:value="0.0704081139164809" calcext:value-type="float">
            <text:p>0.0704081139</text:p>
          </table:table-cell>
          <table:table-cell table:formula="of:=NORMDIST([.$D45];[.F$33];[.F$34];0)" office:value-type="float" office:value="0.0594032680892056" calcext:value-type="float">
            <text:p>0.0594032681</text:p>
          </table:table-cell>
          <table:table-cell table:formula="of:=NORMDIST([.$D45];[.G$33];[.G$34];0)" office:value-type="float" office:value="0.0469270782658788" calcext:value-type="float">
            <text:p>0.0469270783</text:p>
          </table:table-cell>
          <table:table-cell table:formula="of:=NORMDIST([.$D45];[.H$33];[.H$34];0)" office:value-type="float" office:value="0.0335224757925967" calcext:value-type="float">
            <text:p>0.0335224758</text:p>
          </table:table-cell>
          <table:table-cell table:formula="of:=NORMDIST([.$D45];[.I$33];[.I$34];0)" office:value-type="float" office:value="0.0183856288817923" calcext:value-type="float">
            <text:p>0.0183856289</text:p>
          </table:table-cell>
          <table:table-cell table:formula="of:=NORMDIST([.$D45];[.J$33];[.J$34];0)" office:value-type="float" office:value="0.00390185221829493" calcext:value-type="float">
            <text:p>0.0039018522</text:p>
          </table:table-cell>
          <table:table-cell table:formula="of:=SUM([.E45:.J45])" office:value-type="float" office:value="0.232548417164249" calcext:value-type="float">
            <text:p>0.2325484172</text:p>
          </table:table-cell>
          <table:table-cell table:formula="of:=[.K45]/SUM([.K$43:.K$57])*100" office:value-type="float" office:value="4.33934913694516" calcext:value-type="float">
            <text:p>4.3393491369</text:p>
          </table:table-cell>
          <table:table-cell table:formula="of:=SUM([.$L$43:.L45])" office:value-type="float" office:value="7.52073082500148" calcext:value-type="float">
            <text:p>7.520730825</text:p>
          </table:table-cell>
          <table:table-cell table:formula="of:=[.L45]/100*90" office:value-type="float" office:value="3.90541422325064" calcext:value-type="float">
            <text:p>3.9054142233</text:p>
          </table:table-cell>
          <table:table-cell table:formula="of:=ROUND([.N4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NORMDIST([.$D46];[.E$33];[.E$34];0)" office:value-type="float" office:value="0.120304111172592" calcext:value-type="float">
            <text:p>0.1203041112</text:p>
          </table:table-cell>
          <table:table-cell table:formula="of:=NORMDIST([.$D46];[.F$33];[.F$34];0)" office:value-type="float" office:value="0.0930550210153307" calcext:value-type="float">
            <text:p>0.093055021</text:p>
          </table:table-cell>
          <table:table-cell table:formula="of:=NORMDIST([.$D46];[.G$33];[.G$34];0)" office:value-type="float" office:value="0.0744076177520718" calcext:value-type="float">
            <text:p>0.0744076178</text:p>
          </table:table-cell>
          <table:table-cell table:formula="of:=NORMDIST([.$D46];[.H$33];[.H$34];0)" office:value-type="float" office:value="0.0572787911818933" calcext:value-type="float">
            <text:p>0.0572787912</text:p>
          </table:table-cell>
          <table:table-cell table:formula="of:=NORMDIST([.$D46];[.I$33];[.I$34];0)" office:value-type="float" office:value="0.0373759997258737" calcext:value-type="float">
            <text:p>0.0373759997</text:p>
          </table:table-cell>
          <table:table-cell table:formula="of:=NORMDIST([.$D46];[.J$33];[.J$34];0)" office:value-type="float" office:value="0.0126799600291955" calcext:value-type="float">
            <text:p>0.01267996</text:p>
          </table:table-cell>
          <table:table-cell table:formula="of:=SUM([.E46:.J46])" office:value-type="float" office:value="0.395101500876956" calcext:value-type="float">
            <text:p>0.3951015009</text:p>
          </table:table-cell>
          <table:table-cell table:formula="of:=[.K46]/SUM([.K$43:.K$57])*100" office:value-type="float" office:value="7.37258665418142" calcext:value-type="float">
            <text:p>7.3725866542</text:p>
          </table:table-cell>
          <table:table-cell table:formula="of:=SUM([.$L$43:.L46])" office:value-type="float" office:value="14.8933174791829" calcext:value-type="float">
            <text:p>14.8933174792</text:p>
          </table:table-cell>
          <table:table-cell table:formula="of:=[.L46]/100*90" office:value-type="float" office:value="6.63532798876328" calcext:value-type="float">
            <text:p>6.6353279888</text:p>
          </table:table-cell>
          <table:table-cell table:formula="of:=ROUND([.N46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NORMDIST([.$D47];[.E$33];[.E$34];0)" office:value-type="float" office:value="0.165910978126245" calcext:value-type="float">
            <text:p>0.1659109781</text:p>
          </table:table-cell>
          <table:table-cell table:formula="of:=NORMDIST([.$D47];[.F$33];[.F$34];0)" office:value-type="float" office:value="0.12612140768499" calcext:value-type="float">
            <text:p>0.1261214077</text:p>
          </table:table-cell>
          <table:table-cell table:formula="of:=NORMDIST([.$D47];[.G$33];[.G$34];0)" office:value-type="float" office:value="0.104160925446926" calcext:value-type="float">
            <text:p>0.1041609254</text:p>
          </table:table-cell>
          <table:table-cell table:formula="of:=NORMDIST([.$D47];[.H$33];[.H$34];0)" office:value-type="float" office:value="0.0864062479012997" calcext:value-type="float">
            <text:p>0.0864062479</text:p>
          </table:table-cell>
          <table:table-cell table:formula="of:=NORMDIST([.$D47];[.I$33];[.I$34];0)" office:value-type="float" office:value="0.065739541551035" calcext:value-type="float">
            <text:p>0.0657395416</text:p>
          </table:table-cell>
          <table:table-cell table:formula="of:=NORMDIST([.$D47];[.J$33];[.J$34];0)" office:value-type="float" office:value="0.0332584380557248" calcext:value-type="float">
            <text:p>0.0332584381</text:p>
          </table:table-cell>
          <table:table-cell table:formula="of:=SUM([.E47:.J47])" office:value-type="float" office:value="0.581597538766221" calcext:value-type="float">
            <text:p>0.5815975388</text:p>
          </table:table-cell>
          <table:table-cell table:formula="of:=[.K47]/SUM([.K$43:.K$57])*100" office:value-type="float" office:value="10.8525992508137" calcext:value-type="float">
            <text:p>10.8525992508</text:p>
          </table:table-cell>
          <table:table-cell table:formula="of:=SUM([.$L$43:.L47])" office:value-type="float" office:value="25.7459167299966" calcext:value-type="float">
            <text:p>25.74591673</text:p>
          </table:table-cell>
          <table:table-cell table:formula="of:=[.L47]/100*90" office:value-type="float" office:value="9.76733932573229" calcext:value-type="float">
            <text:p>9.7673393257</text:p>
          </table:table-cell>
          <table:table-cell table:formula="of:=ROUND([.N47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NORMDIST([.$D48];[.E$33];[.E$34];0)" office:value-type="float" office:value="0.184674390922372" calcext:value-type="float">
            <text:p>0.1846743909</text:p>
          </table:table-cell>
          <table:table-cell table:formula="of:=NORMDIST([.$D48];[.F$33];[.F$34];0)" office:value-type="float" office:value="0.14789630781685" calcext:value-type="float">
            <text:p>0.1478963078</text:p>
          </table:table-cell>
          <table:table-cell table:formula="of:=NORMDIST([.$D48];[.G$33];[.G$34];0)" office:value-type="float" office:value="0.12873178878554" calcext:value-type="float">
            <text:p>0.1287317888</text:p>
          </table:table-cell>
          <table:table-cell table:formula="of:=NORMDIST([.$D48];[.H$33];[.H$34];0)" office:value-type="float" office:value="0.115077387562086" calcext:value-type="float">
            <text:p>0.1150773876</text:p>
          </table:table-cell>
          <table:table-cell table:formula="of:=NORMDIST([.$D48];[.I$33];[.I$34];0)" office:value-type="float" office:value="0.100041466438889" calcext:value-type="float">
            <text:p>0.1000414664</text:p>
          </table:table-cell>
          <table:table-cell table:formula="of:=NORMDIST([.$D48];[.J$33];[.J$34];0)" office:value-type="float" office:value="0.0704081139164809" calcext:value-type="float">
            <text:p>0.0704081139</text:p>
          </table:table-cell>
          <table:table-cell table:formula="of:=SUM([.E48:.J48])" office:value-type="float" office:value="0.746829455442218" calcext:value-type="float">
            <text:p>0.7468294554</text:p>
          </table:table-cell>
          <table:table-cell table:formula="of:=[.K48]/SUM([.K$43:.K$57])*100" office:value-type="float" office:value="13.9358237412963" calcext:value-type="float">
            <text:p>13.9358237413</text:p>
          </table:table-cell>
          <table:table-cell table:formula="of:=SUM([.$L$43:.L48])" office:value-type="float" office:value="39.6817404712928" calcext:value-type="float">
            <text:p>39.6817404713</text:p>
          </table:table-cell>
          <table:table-cell table:formula="of:=[.L48]/100*90" office:value-type="float" office:value="12.5422413671666" calcext:value-type="float">
            <text:p>12.5422413672</text:p>
          </table:table-cell>
          <table:table-cell table:formula="of:=ROUND([.N4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NORMDIST([.$D49];[.E$33];[.E$34];0)" office:value-type="float" office:value="0.165910978126245" calcext:value-type="float">
            <text:p>0.1659109781</text:p>
          </table:table-cell>
          <table:table-cell table:formula="of:=NORMDIST([.$D49];[.F$33];[.F$34];0)" office:value-type="float" office:value="0.150053240806868" calcext:value-type="float">
            <text:p>0.1500532408</text:p>
          </table:table-cell>
          <table:table-cell table:formula="of:=NORMDIST([.$D49];[.G$33];[.G$34];0)" office:value-type="float" office:value="0.140462477006997" calcext:value-type="float">
            <text:p>0.140462477</text:p>
          </table:table-cell>
          <table:table-cell table:formula="of:=NORMDIST([.$D49];[.H$33];[.H$34];0)" office:value-type="float" office:value="0.135309530201939" calcext:value-type="float">
            <text:p>0.1353095302</text:p>
          </table:table-cell>
          <table:table-cell table:formula="of:=NORMDIST([.$D49];[.I$33];[.I$34];0)" office:value-type="float" office:value="0.131720373033652" calcext:value-type="float">
            <text:p>0.131720373</text:p>
          </table:table-cell>
          <table:table-cell table:formula="of:=NORMDIST([.$D49];[.J$33];[.J$34];0)" office:value-type="float" office:value="0.120304111172592" calcext:value-type="float">
            <text:p>0.1203041112</text:p>
          </table:table-cell>
          <table:table-cell table:formula="of:=SUM([.E49:.J49])" office:value-type="float" office:value="0.843760710348293" calcext:value-type="float">
            <text:p>0.8437607103</text:p>
          </table:table-cell>
          <table:table-cell table:formula="of:=[.K49]/SUM([.K$43:.K$57])*100" office:value-type="float" office:value="15.744559154114" calcext:value-type="float">
            <text:p>15.7445591541</text:p>
          </table:table-cell>
          <table:table-cell table:formula="of:=SUM([.$L$43:.L49])" office:value-type="float" office:value="55.4262996254068" calcext:value-type="float">
            <text:p>55.4262996254</text:p>
          </table:table-cell>
          <table:table-cell table:formula="of:=[.L49]/100*90" office:value-type="float" office:value="14.1701032387026" calcext:value-type="float">
            <text:p>14.1701032387</text:p>
          </table:table-cell>
          <table:table-cell table:formula="of:=ROUND([.N49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NORMDIST([.$D50];[.E$33];[.E$34];0)" office:value-type="float" office:value="0.120304111172592" calcext:value-type="float">
            <text:p>0.1203041112</text:p>
          </table:table-cell>
          <table:table-cell table:formula="of:=NORMDIST([.$D50];[.F$33];[.F$34];0)" office:value-type="float" office:value="0.131720373033652" calcext:value-type="float">
            <text:p>0.131720373</text:p>
          </table:table-cell>
          <table:table-cell table:formula="of:=NORMDIST([.$D50];[.G$33];[.G$34];0)" office:value-type="float" office:value="0.135309530201939" calcext:value-type="float">
            <text:p>0.1353095302</text:p>
          </table:table-cell>
          <table:table-cell table:formula="of:=NORMDIST([.$D50];[.H$33];[.H$34];0)" office:value-type="float" office:value="0.140462477006997" calcext:value-type="float">
            <text:p>0.140462477</text:p>
          </table:table-cell>
          <table:table-cell table:formula="of:=NORMDIST([.$D50];[.I$33];[.I$34];0)" office:value-type="float" office:value="0.150053240806868" calcext:value-type="float">
            <text:p>0.1500532408</text:p>
          </table:table-cell>
          <table:table-cell table:formula="of:=NORMDIST([.$D50];[.J$33];[.J$34];0)" office:value-type="float" office:value="0.165910978126245" calcext:value-type="float">
            <text:p>0.1659109781</text:p>
          </table:table-cell>
          <table:table-cell table:formula="of:=SUM([.E50:.J50])" office:value-type="float" office:value="0.843760710348293" calcext:value-type="float">
            <text:p>0.8437607103</text:p>
          </table:table-cell>
          <table:table-cell table:formula="of:=[.K50]/SUM([.K$43:.K$57])*100" office:value-type="float" office:value="15.744559154114" calcext:value-type="float">
            <text:p>15.7445591541</text:p>
          </table:table-cell>
          <table:table-cell table:formula="of:=SUM([.$L$43:.L50])" office:value-type="float" office:value="71.1708587795208" calcext:value-type="float">
            <text:p>71.1708587795</text:p>
          </table:table-cell>
          <table:table-cell table:formula="of:=[.L50]/100*90" office:value-type="float" office:value="14.1701032387026" calcext:value-type="float">
            <text:p>14.1701032387</text:p>
          </table:table-cell>
          <table:table-cell table:formula="of:=ROUND([.N50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NORMDIST([.$D51];[.E$33];[.E$34];0)" office:value-type="float" office:value="0.0704081139164809" calcext:value-type="float">
            <text:p>0.0704081139</text:p>
          </table:table-cell>
          <table:table-cell table:formula="of:=NORMDIST([.$D51];[.F$33];[.F$34];0)" office:value-type="float" office:value="0.100041466438889" calcext:value-type="float">
            <text:p>0.1000414664</text:p>
          </table:table-cell>
          <table:table-cell table:formula="of:=NORMDIST([.$D51];[.G$33];[.G$34];0)" office:value-type="float" office:value="0.115077387562086" calcext:value-type="float">
            <text:p>0.1150773876</text:p>
          </table:table-cell>
          <table:table-cell table:formula="of:=NORMDIST([.$D51];[.H$33];[.H$34];0)" office:value-type="float" office:value="0.12873178878554" calcext:value-type="float">
            <text:p>0.1287317888</text:p>
          </table:table-cell>
          <table:table-cell table:formula="of:=NORMDIST([.$D51];[.I$33];[.I$34];0)" office:value-type="float" office:value="0.14789630781685" calcext:value-type="float">
            <text:p>0.1478963078</text:p>
          </table:table-cell>
          <table:table-cell table:formula="of:=NORMDIST([.$D51];[.J$33];[.J$34];0)" office:value-type="float" office:value="0.184674390922372" calcext:value-type="float">
            <text:p>0.1846743909</text:p>
          </table:table-cell>
          <table:table-cell table:style-name="ce1" table:formula="of:=SUM([.E51:.J51])" office:value-type="float" office:value="0.746829455442218" calcext:value-type="float">
            <text:p>0.7468294554</text:p>
          </table:table-cell>
          <table:table-cell table:formula="of:=[.K51]/SUM([.K$43:.K$57])*100" office:value-type="float" office:value="13.9358237412963" calcext:value-type="float">
            <text:p>13.9358237413</text:p>
          </table:table-cell>
          <table:table-cell table:formula="of:=SUM([.$L$43:.L51])" office:value-type="float" office:value="85.1066825208171" calcext:value-type="float">
            <text:p>85.1066825208</text:p>
          </table:table-cell>
          <table:table-cell table:formula="of:=[.L51]/100*90" office:value-type="float" office:value="12.5422413671666" calcext:value-type="float">
            <text:p>12.5422413672</text:p>
          </table:table-cell>
          <table:table-cell table:formula="of:=ROUND([.N51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NORMDIST([.$D52];[.E$33];[.E$34];0)" office:value-type="float" office:value="0.0126799600291955" calcext:value-type="float">
            <text:p>0.01267996</text:p>
          </table:table-cell>
          <table:table-cell table:formula="of:=NORMDIST([.$D52];[.F$33];[.F$34];0)" office:value-type="float" office:value="0.0373759997258737" calcext:value-type="float">
            <text:p>0.0373759997</text:p>
          </table:table-cell>
          <table:table-cell table:formula="of:=NORMDIST([.$D52];[.G$33];[.G$34];0)" office:value-type="float" office:value="0.0572787911818933" calcext:value-type="float">
            <text:p>0.0572787912</text:p>
          </table:table-cell>
          <table:table-cell table:formula="of:=NORMDIST([.$D52];[.H$33];[.H$34];0)" office:value-type="float" office:value="0.0744076177520718" calcext:value-type="float">
            <text:p>0.0744076178</text:p>
          </table:table-cell>
          <table:table-cell table:formula="of:=NORMDIST([.$D52];[.I$33];[.I$34];0)" office:value-type="float" office:value="0.0930550210153307" calcext:value-type="float">
            <text:p>0.093055021</text:p>
          </table:table-cell>
          <table:table-cell table:formula="of:=NORMDIST([.$D52];[.J$33];[.J$34];0)" office:value-type="float" office:value="0.120304111172592" calcext:value-type="float">
            <text:p>0.1203041112</text:p>
          </table:table-cell>
          <table:table-cell table:formula="of:=SUM([.E52:.J52])" office:value-type="float" office:value="0.395101500876956" calcext:value-type="float">
            <text:p>0.3951015009</text:p>
          </table:table-cell>
          <table:table-cell table:formula="of:=[.K52]/SUM([.K$43:.K$57])*100" office:value-type="float" office:value="7.37258665418142" calcext:value-type="float">
            <text:p>7.3725866542</text:p>
          </table:table-cell>
          <table:table-cell table:formula="of:=SUM([.$L$43:.L52])" office:value-type="float" office:value="92.4792691749985" calcext:value-type="float">
            <text:p>92.479269175</text:p>
          </table:table-cell>
          <table:table-cell table:formula="of:=[.L52]/100*90" office:value-type="float" office:value="6.63532798876328" calcext:value-type="float">
            <text:p>6.6353279888</text:p>
          </table:table-cell>
          <table:table-cell table:formula="of:=ROUND([.N5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NORMDIST([.$D53];[.E$33];[.E$34];0)" office:value-type="float" office:value="0.00390185221829493" calcext:value-type="float">
            <text:p>0.0039018522</text:p>
          </table:table-cell>
          <table:table-cell table:formula="of:=NORMDIST([.$D53];[.F$33];[.F$34];0)" office:value-type="float" office:value="0.0183856288817923" calcext:value-type="float">
            <text:p>0.0183856289</text:p>
          </table:table-cell>
          <table:table-cell table:formula="of:=NORMDIST([.$D53];[.G$33];[.G$34];0)" office:value-type="float" office:value="0.0335224757925967" calcext:value-type="float">
            <text:p>0.0335224758</text:p>
          </table:table-cell>
          <table:table-cell table:formula="of:=NORMDIST([.$D53];[.H$33];[.H$34];0)" office:value-type="float" office:value="0.0469270782658788" calcext:value-type="float">
            <text:p>0.0469270783</text:p>
          </table:table-cell>
          <table:table-cell table:formula="of:=NORMDIST([.$D53];[.I$33];[.I$34];0)" office:value-type="float" office:value="0.0594032680892056" calcext:value-type="float">
            <text:p>0.0594032681</text:p>
          </table:table-cell>
          <table:table-cell table:formula="of:=NORMDIST([.$D53];[.J$33];[.J$34];0)" office:value-type="float" office:value="0.0704081139164809" calcext:value-type="float">
            <text:p>0.0704081139</text:p>
          </table:table-cell>
          <table:table-cell table:formula="of:=SUM([.E53:.J53])" office:value-type="float" office:value="0.232548417164249" calcext:value-type="float">
            <text:p>0.2325484172</text:p>
          </table:table-cell>
          <table:table-cell table:formula="of:=[.K53]/SUM([.K$43:.K$57])*100" office:value-type="float" office:value="4.33934913694516" calcext:value-type="float">
            <text:p>4.3393491369</text:p>
          </table:table-cell>
          <table:table-cell table:formula="of:=SUM([.$L$43:.L53])" office:value-type="float" office:value="96.8186183119437" calcext:value-type="float">
            <text:p>96.8186183119</text:p>
          </table:table-cell>
          <table:table-cell table:formula="of:=[.L53]/100*90" office:value-type="float" office:value="3.90541422325064" calcext:value-type="float">
            <text:p>3.9054142233</text:p>
          </table:table-cell>
          <table:table-cell table:formula="of:=ROUND([.N5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NORMDIST([.$D54];[.E$33];[.E$34];0)" office:value-type="float" office:value="0.000969082264222763" calcext:value-type="float">
            <text:p>0.0009690823</text:p>
          </table:table-cell>
          <table:table-cell table:formula="of:=NORMDIST([.$D54];[.F$33];[.F$34];0)" office:value-type="float" office:value="0.00782498810396434" calcext:value-type="float">
            <text:p>0.0078249881</text:p>
          </table:table-cell>
          <table:table-cell table:formula="of:=NORMDIST([.$D54];[.G$33];[.G$34];0)" office:value-type="float" office:value="0.017320956550966" calcext:value-type="float">
            <text:p>0.0173209566</text:p>
          </table:table-cell>
          <table:table-cell table:formula="of:=NORMDIST([.$D54];[.H$33];[.H$34];0)" office:value-type="float" office:value="0.0261290232344066" calcext:value-type="float">
            <text:p>0.0261290232</text:p>
          </table:table-cell>
          <table:table-cell table:formula="of:=NORMDIST([.$D54];[.I$33];[.I$34];0)" office:value-type="float" office:value="0.0328095587934309" calcext:value-type="float">
            <text:p>0.0328095588</text:p>
          </table:table-cell>
          <table:table-cell table:formula="of:=NORMDIST([.$D54];[.J$33];[.J$34];0)" office:value-type="float" office:value="0.0332584380557248" calcext:value-type="float">
            <text:p>0.0332584381</text:p>
          </table:table-cell>
          <table:table-cell table:formula="of:=SUM([.E54:.J54])" office:value-type="float" office:value="0.118312047002715" calcext:value-type="float">
            <text:p>0.118312047</text:p>
          </table:table-cell>
          <table:table-cell table:formula="of:=[.K54]/SUM([.K$43:.K$57])*100" office:value-type="float" office:value="2.20770059548002" calcext:value-type="float">
            <text:p>2.2077005955</text:p>
          </table:table-cell>
          <table:table-cell table:formula="of:=SUM([.$L$43:.L54])" office:value-type="float" office:value="99.0263189074237" calcext:value-type="float">
            <text:p>99.0263189074</text:p>
          </table:table-cell>
          <table:table-cell table:formula="of:=[.L54]/100*90" office:value-type="float" office:value="1.98693053593201" calcext:value-type="float">
            <text:p>1.9869305359</text:p>
          </table:table-cell>
          <table:table-cell table:formula="of:=ROUND([.N5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NORMDIST([.$D55];[.E$33];[.E$34];0)" office:value-type="float" office:value="0.000194261783153551" calcext:value-type="float">
            <text:p>0.0001942618</text:p>
          </table:table-cell>
          <table:table-cell table:formula="of:=NORMDIST([.$D55];[.F$33];[.F$34];0)" office:value-type="float" office:value="0.00288143221418865" calcext:value-type="float">
            <text:p>0.0028814322</text:p>
          </table:table-cell>
          <table:table-cell table:formula="of:=NORMDIST([.$D55];[.G$33];[.G$34];0)" office:value-type="float" office:value="0.00790134824467816" calcext:value-type="float">
            <text:p>0.0079013482</text:p>
          </table:table-cell>
          <table:table-cell table:formula="of:=NORMDIST([.$D55];[.H$33];[.H$34];0)" office:value-type="float" office:value="0.0128444756380365" calcext:value-type="float">
            <text:p>0.0128444756</text:p>
          </table:table-cell>
          <table:table-cell table:formula="of:=NORMDIST([.$D55];[.I$33];[.I$34];0)" office:value-type="float" office:value="0.0156786969869255" calcext:value-type="float">
            <text:p>0.015678697</text:p>
          </table:table-cell>
          <table:table-cell table:formula="of:=NORMDIST([.$D55];[.J$33];[.J$34];0)" office:value-type="float" office:value="0.0126799600291955" calcext:value-type="float">
            <text:p>0.01267996</text:p>
          </table:table-cell>
          <table:table-cell table:formula="of:=SUM([.E55:.J55])" office:value-type="float" office:value="0.0521801748961778" calcext:value-type="float">
            <text:p>0.0521801749</text:p>
          </table:table-cell>
          <table:table-cell table:formula="of:=[.K55]/SUM([.K$43:.K$57])*100" office:value-type="float" office:value="0.973681092576305" calcext:value-type="float">
            <text:p>0.9736810926</text:p>
          </table:table-cell>
          <table:table-cell table:formula="of:=SUM([.$L$43:.L55])" office:value-type="float" office:value="100" calcext:value-type="float">
            <text:p>100</text:p>
          </table:table-cell>
          <table:table-cell table:formula="of:=[.L55]/100*90" office:value-type="float" office:value="0.876312983318674" calcext:value-type="float">
            <text:p>0.8763129833</text:p>
          </table:table-cell>
          <table:table-cell table:formula="of:=ROUND([.N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otal</text:p>
          </table:table-cell>
          <table:table-cell table:formula="of:=SUM([.O43:.O55])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5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7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7"/>
        </table:table-row>
        <table:table-row table:style-name="ro1">
          <table:table-cell table:number-columns-repeated="7"/>
          <table:table-cell table:style-name="ce5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ce5" table:number-columns-repeated="2"/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Cumulative Perc (%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SUM([.E67:.J67])" office:value-type="float" office:value="1" calcext:value-type="float">
            <text:p>1</text:p>
          </table:table-cell>
          <table:table-cell table:formula="of:=[.K67]/[.K$83]*100" office:value-type="float" office:value="1.11111111111111" calcext:value-type="float">
            <text:p>1.1111111111</text:p>
          </table:table-cell>
          <table:table-cell table:formula="of:=SUM([.L$67:.L67])" office:value-type="float" office:value="1.11111111111111" calcext:value-type="float">
            <text:p>1.11111111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E68:.J68])" office:value-type="float" office:value="2" calcext:value-type="float">
            <text:p>2</text:p>
          </table:table-cell>
          <table:table-cell table:formula="of:=[.K68]/[.K$83]*100" office:value-type="float" office:value="2.22222222222222" calcext:value-type="float">
            <text:p>2.2222222222</text:p>
          </table:table-cell>
          <table:table-cell table:formula="of:=SUM([.L$67:.L68])" office:value-type="float" office:value="3.33333333333333" calcext:value-type="float">
            <text:p>3.333333333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E69:.J69])" office:value-type="float" office:value="4" calcext:value-type="float">
            <text:p>4</text:p>
          </table:table-cell>
          <table:table-cell table:formula="of:=[.K69]/[.K$83]*100" office:value-type="float" office:value="4.44444444444444" calcext:value-type="float">
            <text:p>4.4444444444</text:p>
          </table:table-cell>
          <table:table-cell table:formula="of:=SUM([.L$67:.L69])" office:value-type="float" office:value="7.77777777777778" calcext:value-type="float">
            <text:p>7.777777777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E70:.J70])" office:value-type="float" office:value="6" calcext:value-type="float">
            <text:p>6</text:p>
          </table:table-cell>
          <table:table-cell table:formula="of:=[.K70]/[.K$83]*100" office:value-type="float" office:value="6.66666666666667" calcext:value-type="float">
            <text:p>6.6666666667</text:p>
          </table:table-cell>
          <table:table-cell table:formula="of:=SUM([.L$67:.L70])" office:value-type="float" office:value="14.4444444444444" calcext:value-type="float">
            <text:p>14.444444444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" table:formula="of:=SUM([.E71:.J71])" office:value-type="float" office:value="9" calcext:value-type="float">
            <text:p>9</text:p>
          </table:table-cell>
          <table:table-cell table:formula="of:=[.K71]/[.K$83]*100" office:value-type="float" office:value="10" calcext:value-type="float">
            <text:p>10</text:p>
          </table:table-cell>
          <table:table-cell table:formula="of:=SUM([.L$67:.L71])" office:value-type="float" office:value="24.4444444444444" calcext:value-type="float">
            <text:p>24.444444444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" table:formula="of:=SUM([.E72:.J72])" office:value-type="float" office:value="11" calcext:value-type="float">
            <text:p>11</text:p>
          </table:table-cell>
          <table:table-cell table:formula="of:=[.K72]/[.K$83]*100" office:value-type="float" office:value="12.2222222222222" calcext:value-type="float">
            <text:p>12.2222222222</text:p>
          </table:table-cell>
          <table:table-cell table:formula="of:=SUM([.L$67:.L72])" office:value-type="float" office:value="36.6666666666667" calcext:value-type="float">
            <text:p>36.666666666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" table:formula="of:=SUM([.E73:.J73])" office:value-type="float" office:value="12" calcext:value-type="float">
            <text:p>12</text:p>
          </table:table-cell>
          <table:table-cell table:formula="of:=[.K73]/[.K$83]*100" office:value-type="float" office:value="13.3333333333333" calcext:value-type="float">
            <text:p>13.3333333333</text:p>
          </table:table-cell>
          <table:table-cell table:formula="of:=SUM([.L$67:.L73]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" table:formula="of:=SUM([.E74:.J74])" office:value-type="float" office:value="12" calcext:value-type="float">
            <text:p>12</text:p>
          </table:table-cell>
          <table:table-cell table:formula="of:=[.K74]/[.K$83]*100" office:value-type="float" office:value="13.3333333333333" calcext:value-type="float">
            <text:p>13.3333333333</text:p>
          </table:table-cell>
          <table:table-cell table:formula="of:=SUM([.L$67:.L74])" office:value-type="float" office:value="63.3333333333333" calcext:value-type="float">
            <text:p>63.333333333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" table:formula="of:=SUM([.E75:.J75])" office:value-type="float" office:value="11" calcext:value-type="float">
            <text:p>11</text:p>
          </table:table-cell>
          <table:table-cell table:formula="of:=[.K75]/[.K$83]*100" office:value-type="float" office:value="12.2222222222222" calcext:value-type="float">
            <text:p>12.2222222222</text:p>
          </table:table-cell>
          <table:table-cell table:formula="of:=SUM([.L$67:.L75])" office:value-type="float" office:value="75.5555555555556" calcext:value-type="float">
            <text:p>75.555555555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" table:formula="of:=SUM([.E76:.J76])" office:value-type="float" office:value="9" calcext:value-type="float">
            <text:p>9</text:p>
          </table:table-cell>
          <table:table-cell table:formula="of:=[.K76]/[.K$83]*100" office:value-type="float" office:value="10" calcext:value-type="float">
            <text:p>10</text:p>
          </table:table-cell>
          <table:table-cell table:formula="of:=SUM([.L$67:.L76])" office:value-type="float" office:value="85.5555555555556" calcext:value-type="float">
            <text:p>85.555555555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" table:formula="of:=SUM([.E77:.J77])" office:value-type="float" office:value="6" calcext:value-type="float">
            <text:p>6</text:p>
          </table:table-cell>
          <table:table-cell table:formula="of:=[.K77]/[.K$83]*100" office:value-type="float" office:value="6.66666666666667" calcext:value-type="float">
            <text:p>6.6666666667</text:p>
          </table:table-cell>
          <table:table-cell table:formula="of:=SUM([.L$67:.L77])" office:value-type="float" office:value="92.2222222222223" calcext:value-type="float">
            <text:p>92.222222222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" table:formula="of:=SUM([.E78:.J78])" office:value-type="float" office:value="4" calcext:value-type="float">
            <text:p>4</text:p>
          </table:table-cell>
          <table:table-cell table:formula="of:=[.K78]/[.K$83]*100" office:value-type="float" office:value="4.44444444444444" calcext:value-type="float">
            <text:p>4.4444444444</text:p>
          </table:table-cell>
          <table:table-cell table:formula="of:=SUM([.L$67:.L78])" office:value-type="float" office:value="96.6666666666667" calcext:value-type="float">
            <text:p>96.666666666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" table:formula="of:=SUM([.E79:.J79])" office:value-type="float" office:value="2" calcext:value-type="float">
            <text:p>2</text:p>
          </table:table-cell>
          <table:table-cell table:formula="of:=[.K79]/[.K$83]*100" office:value-type="float" office:value="2.22222222222222" calcext:value-type="float">
            <text:p>2.2222222222</text:p>
          </table:table-cell>
          <table:table-cell table:formula="of:=SUM([.L$67:.L79])" office:value-type="float" office:value="98.8888888888889" calcext:value-type="float">
            <text:p>98.888888888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" table:formula="of:=SUM([.E80:.J80])" office:value-type="float" office:value="1" calcext:value-type="float">
            <text:p>1</text:p>
          </table:table-cell>
          <table:table-cell table:formula="of:=[.K80]/[.K$83]*100" office:value-type="float" office:value="1.11111111111111" calcext:value-type="float">
            <text:p>1.1111111111</text:p>
          </table:table-cell>
          <table:table-cell table:formula="of:=SUM([.L$67:.L80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Nonbreak Moves</text:p>
          </table:table-cell>
          <table:table-cell table:style-name="ce10" table:formula="of:=SUM([.E68:.E76])" office:value-type="float" office:value="15" calcext:value-type="float">
            <text:p>15</text:p>
          </table:table-cell>
          <table:table-cell table:style-name="ce10" table:formula="of:=SUM([.F67:.F70];[.F72:.F77])" office:value-type="float" office:value="13" calcext:value-type="float">
            <text:p>13</text:p>
          </table:table-cell>
          <table:table-cell table:style-name="ce10" table:formula="of:=SUM([.G68:.G70];[.G73:.G77])" office:value-type="float" office:value="11" calcext:value-type="float">
            <text:p>11</text:p>
          </table:table-cell>
          <table:table-cell table:style-name="ce10" table:formula="of:=SUM([.H69:.H70];[.H74:.H77])" office:value-type="float" office:value="8" calcext:value-type="float">
            <text:p>8</text:p>
          </table:table-cell>
          <table:table-cell table:style-name="ce10" table:formula="of:=SUM([.I70];[.I75:.I77])" office:value-type="float" office:value="6" calcext:value-type="float">
            <text:p>6</text:p>
          </table:table-cell>
          <table:table-cell table:style-name="ce10" table:formula="of:=SUM([.J76:.J77])" office:value-type="float" office:value="4" calcext:value-type="float">
            <text:p>4</text:p>
          </table:table-cell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 table:style-name="ce10" table:number-columns-repeated="4"/>
          <table:table-cell office:value-type="string" calcext:value-type="string">
            <text:p>Non Break</text:p>
          </table:table-cell>
          <table:table-cell table:formula="of:=SUM([.E81:.J81])" office:value-type="float" office:value="57" calcext:value-type="float">
            <text:p>57</text:p>
          </table:table-cell>
          <table:table-cell table:style-name="ce1" table:formula="of:=[.K82]/[.K83]" office:value-type="float" office:value="0.633333333333333" calcext:value-type="float">
            <text:p>0.6333333333</text:p>
          </table:table-cell>
          <table:table-cell table:style-name="ce1" table:formula="of:=57/150" office:value-type="float" office:value="0.38" calcext:value-type="float">
            <text:p>0.3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table:style-name="ce1" table:number-columns-repeated="3"/>
          <table:table-cell table:style-name="ce10" table:number-columns-repeated="3"/>
          <table:table-cell office:value-type="string" calcext:value-type="string">
            <text:p>Total Moves:</text:p>
          </table:table-cell>
          <table:table-cell table:formula="of:=SUM([.K67:.K80])" office:value-type="float" office:value="90" calcext:value-type="float">
            <text:p>90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3"/>
          <table:table-cell table:style-name="ce1" table:number-columns-repeated="4"/>
          <table:table-cell table:style-name="ce10" table:number-columns-repeated="3"/>
          <table:table-cell table:style-name="ce1" table:number-columns-repeated="6"/>
          <table:table-cell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table:formula="of:=[.E67]/[.$K$83]*100" office:value-type="float" office:value="0" calcext:value-type="float">
            <text:p>0</text:p>
          </table:table-cell>
          <table:table-cell table:style-name="ce11" table:formula="of:=[.F67]/[.$K$83]*100" office:value-type="float" office:value="1.11111111111111" calcext:value-type="float">
            <text:p>1.1111111111</text:p>
          </table:table-cell>
          <table:table-cell table:style-name="ce1" table:formula="of:=[.G67]/[.$K$83]*100" office:value-type="float" office:value="0" calcext:value-type="float">
            <text:p>0</text:p>
          </table:table-cell>
          <table:table-cell table:style-name="ce1" table:formula="of:=[.H67]/[.$K$83]*100" office:value-type="float" office:value="0" calcext:value-type="float">
            <text:p>0</text:p>
          </table:table-cell>
          <table:table-cell table:style-name="ce1" table:formula="of:=[.I67]/[.$K$83]*100" office:value-type="float" office:value="0" calcext:value-type="float">
            <text:p>0</text:p>
          </table:table-cell>
          <table:table-cell table:style-name="ce1" table:formula="of:=[.J67]/[.$K$83]*100" office:value-type="float" office:value="0" calcext:value-type="float">
            <text:p>0</text:p>
          </table:table-cell>
          <table:table-cell table:style-name="ce1" table:formula="of:=SUM([.E87:.J87])" office:value-type="float" office:value="1.11111111111111" calcext:value-type="float">
            <text:p>1.11111111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6" table:formula="of:=[.E68]/[.$K$83]*100" office:value-type="float" office:value="1.11111111111111" calcext:value-type="float">
            <text:p>1.1111111111</text:p>
          </table:table-cell>
          <table:table-cell table:style-name="ce14" table:formula="of:=[.F68]/[.$K$83]*100" office:value-type="float" office:value="0" calcext:value-type="float">
            <text:p>0</text:p>
          </table:table-cell>
          <table:table-cell table:style-name="ce15" table:formula="of:=[.G68]/[.$K$83]*100" office:value-type="float" office:value="1.11111111111111" calcext:value-type="float">
            <text:p>1.1111111111</text:p>
          </table:table-cell>
          <table:table-cell table:style-name="ce1" table:formula="of:=[.H68]/[.$K$83]*100" office:value-type="float" office:value="0" calcext:value-type="float">
            <text:p>0</text:p>
          </table:table-cell>
          <table:table-cell table:style-name="ce1" table:formula="of:=[.I68]/[.$K$83]*100" office:value-type="float" office:value="0" calcext:value-type="float">
            <text:p>0</text:p>
          </table:table-cell>
          <table:table-cell table:style-name="ce1" table:formula="of:=[.J68]/[.$K$83]*100" office:value-type="float" office:value="0" calcext:value-type="float">
            <text:p>0</text:p>
          </table:table-cell>
          <table:table-cell table:style-name="ce1" table:formula="of:=SUM([.E88:.J88])" office:value-type="float" office:value="2.22222222222222" calcext:value-type="float">
            <text:p>2.22222222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7" table:formula="of:=[.E69]/[.$K$83]*100" office:value-type="float" office:value="1.11111111111111" calcext:value-type="float">
            <text:p>1.1111111111</text:p>
          </table:table-cell>
          <table:table-cell table:style-name="ce14" table:formula="of:=[.F69]/[.$K$83]*100" office:value-type="float" office:value="1.11111111111111" calcext:value-type="float">
            <text:p>1.1111111111</text:p>
          </table:table-cell>
          <table:table-cell table:style-name="ce14" table:formula="of:=[.G69]/[.$K$83]*100" office:value-type="float" office:value="1.11111111111111" calcext:value-type="float">
            <text:p>1.1111111111</text:p>
          </table:table-cell>
          <table:table-cell table:style-name="ce15" table:formula="of:=[.H69]/[.$K$83]*100" office:value-type="float" office:value="1.11111111111111" calcext:value-type="float">
            <text:p>1.1111111111</text:p>
          </table:table-cell>
          <table:table-cell table:style-name="ce1" table:formula="of:=[.I69]/[.$K$83]*100" office:value-type="float" office:value="0" calcext:value-type="float">
            <text:p>0</text:p>
          </table:table-cell>
          <table:table-cell table:style-name="ce1" table:formula="of:=[.J69]/[.$K$83]*100" office:value-type="float" office:value="0" calcext:value-type="float">
            <text:p>0</text:p>
          </table:table-cell>
          <table:table-cell table:style-name="ce1" table:formula="of:=SUM([.E89:.J89])" office:value-type="float" office:value="4.44444444444444" calcext:value-type="float">
            <text:p>4.44444444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7" table:formula="of:=[.E70]/[.$K$83]*100" office:value-type="float" office:value="2.22222222222222" calcext:value-type="float">
            <text:p>2.2222222222</text:p>
          </table:table-cell>
          <table:table-cell table:style-name="ce14" table:formula="of:=[.F70]/[.$K$83]*100" office:value-type="float" office:value="1.11111111111111" calcext:value-type="float">
            <text:p>1.1111111111</text:p>
          </table:table-cell>
          <table:table-cell table:style-name="ce14" table:formula="of:=[.G70]/[.$K$83]*100" office:value-type="float" office:value="1.11111111111111" calcext:value-type="float">
            <text:p>1.1111111111</text:p>
          </table:table-cell>
          <table:table-cell table:style-name="ce14" table:formula="of:=[.H70]/[.$K$83]*100" office:value-type="float" office:value="1.11111111111111" calcext:value-type="float">
            <text:p>1.1111111111</text:p>
          </table:table-cell>
          <table:table-cell table:style-name="ce15" table:formula="of:=[.I70]/[.$K$83]*100" office:value-type="float" office:value="1.11111111111111" calcext:value-type="float">
            <text:p>1.1111111111</text:p>
          </table:table-cell>
          <table:table-cell table:style-name="ce1" table:formula="of:=[.J70]/[.$K$83]*100" office:value-type="float" office:value="0" calcext:value-type="float">
            <text:p>0</text:p>
          </table:table-cell>
          <table:table-cell table:style-name="ce1" table:formula="of:=SUM([.E90:.J90])" office:value-type="float" office:value="6.66666666666667" calcext:value-type="float">
            <text:p>6.6666666667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7" table:formula="of:=[.E71]/[.$K$83]*100" office:value-type="float" office:value="2.22222222222222" calcext:value-type="float">
            <text:p>2.2222222222</text:p>
          </table:table-cell>
          <table:table-cell table:style-name="ce1" table:formula="of:=[.F71]/[.$K$83]*100" office:value-type="float" office:value="2.22222222222222" calcext:value-type="float">
            <text:p>2.2222222222</text:p>
          </table:table-cell>
          <table:table-cell table:style-name="ce1" table:formula="of:=[.G71]/[.$K$83]*100" office:value-type="float" office:value="1.11111111111111" calcext:value-type="float">
            <text:p>1.1111111111</text:p>
          </table:table-cell>
          <table:table-cell table:style-name="ce1" table:formula="of:=[.H71]/[.$K$83]*100" office:value-type="float" office:value="2.22222222222222" calcext:value-type="float">
            <text:p>2.2222222222</text:p>
          </table:table-cell>
          <table:table-cell table:style-name="ce1" table:formula="of:=[.I71]/[.$K$83]*100" office:value-type="float" office:value="1.11111111111111" calcext:value-type="float">
            <text:p>1.1111111111</text:p>
          </table:table-cell>
          <table:table-cell table:style-name="ce19" table:formula="of:=[.J71]/[.$K$83]*100" office:value-type="float" office:value="1.11111111111111" calcext:value-type="float">
            <text:p>1.1111111111</text:p>
          </table:table-cell>
          <table:table-cell table:style-name="ce1" table:formula="of:=SUM([.E91:.J91])" office:value-type="float" office:value="10" calcext:value-type="float">
            <text:p>10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7" table:formula="of:=[.E72]/[.$K$83]*100" office:value-type="float" office:value="3.33333333333333" calcext:value-type="float">
            <text:p>3.3333333333</text:p>
          </table:table-cell>
          <table:table-cell table:style-name="ce14" table:formula="of:=[.F72]/[.$K$83]*100" office:value-type="float" office:value="2.22222222222222" calcext:value-type="float">
            <text:p>2.2222222222</text:p>
          </table:table-cell>
          <table:table-cell table:style-name="ce1" table:formula="of:=[.G72]/[.$K$83]*100" office:value-type="float" office:value="2.22222222222222" calcext:value-type="float">
            <text:p>2.2222222222</text:p>
          </table:table-cell>
          <table:table-cell table:style-name="ce1" table:formula="of:=[.H72]/[.$K$83]*100" office:value-type="float" office:value="1.11111111111111" calcext:value-type="float">
            <text:p>1.1111111111</text:p>
          </table:table-cell>
          <table:table-cell table:style-name="ce1" table:formula="of:=[.I72]/[.$K$83]*100" office:value-type="float" office:value="2.22222222222222" calcext:value-type="float">
            <text:p>2.2222222222</text:p>
          </table:table-cell>
          <table:table-cell table:style-name="ce20" table:formula="of:=[.J72]/[.$K$83]*100" office:value-type="float" office:value="1.11111111111111" calcext:value-type="float">
            <text:p>1.1111111111</text:p>
          </table:table-cell>
          <table:table-cell table:style-name="ce1" table:formula="of:=SUM([.E92:.J92])" office:value-type="float" office:value="12.2222222222222" calcext:value-type="float">
            <text:p>12.2222222222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7" table:formula="of:=[.E73]/[.$K$83]*100" office:value-type="float" office:value="2.22222222222222" calcext:value-type="float">
            <text:p>2.2222222222</text:p>
          </table:table-cell>
          <table:table-cell table:style-name="ce14" table:formula="of:=[.F73]/[.$K$83]*100" office:value-type="float" office:value="2.22222222222222" calcext:value-type="float">
            <text:p>2.2222222222</text:p>
          </table:table-cell>
          <table:table-cell table:style-name="ce14" table:formula="of:=[.G73]/[.$K$83]*100" office:value-type="float" office:value="2.22222222222222" calcext:value-type="float">
            <text:p>2.2222222222</text:p>
          </table:table-cell>
          <table:table-cell table:style-name="ce1" table:formula="of:=[.H73]/[.$K$83]*100" office:value-type="float" office:value="2.22222222222222" calcext:value-type="float">
            <text:p>2.2222222222</text:p>
          </table:table-cell>
          <table:table-cell table:style-name="ce1" table:formula="of:=[.I73]/[.$K$83]*100" office:value-type="float" office:value="2.22222222222222" calcext:value-type="float">
            <text:p>2.2222222222</text:p>
          </table:table-cell>
          <table:table-cell table:style-name="ce20" table:formula="of:=[.J73]/[.$K$83]*100" office:value-type="float" office:value="2.22222222222222" calcext:value-type="float">
            <text:p>2.2222222222</text:p>
          </table:table-cell>
          <table:table-cell table:style-name="ce1" table:formula="of:=SUM([.E93:.J93])" office:value-type="float" office:value="13.3333333333333" calcext:value-type="float">
            <text:p>13.3333333333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7" table:formula="of:=[.E74]/[.$K$83]*100" office:value-type="float" office:value="2.22222222222222" calcext:value-type="float">
            <text:p>2.2222222222</text:p>
          </table:table-cell>
          <table:table-cell table:style-name="ce14" table:formula="of:=[.F74]/[.$K$83]*100" office:value-type="float" office:value="2.22222222222222" calcext:value-type="float">
            <text:p>2.2222222222</text:p>
          </table:table-cell>
          <table:table-cell table:style-name="ce14" table:formula="of:=[.G74]/[.$K$83]*100" office:value-type="float" office:value="2.22222222222222" calcext:value-type="float">
            <text:p>2.2222222222</text:p>
          </table:table-cell>
          <table:table-cell table:style-name="ce14" table:formula="of:=[.H74]/[.$K$83]*100" office:value-type="float" office:value="2.22222222222222" calcext:value-type="float">
            <text:p>2.2222222222</text:p>
          </table:table-cell>
          <table:table-cell table:style-name="ce1" table:formula="of:=[.I74]/[.$K$83]*100" office:value-type="float" office:value="2.22222222222222" calcext:value-type="float">
            <text:p>2.2222222222</text:p>
          </table:table-cell>
          <table:table-cell table:style-name="ce20" table:formula="of:=[.J74]/[.$K$83]*100" office:value-type="float" office:value="2.22222222222222" calcext:value-type="float">
            <text:p>2.2222222222</text:p>
          </table:table-cell>
          <table:table-cell table:style-name="ce1" table:formula="of:=SUM([.E94:.J94])" office:value-type="float" office:value="13.3333333333333" calcext:value-type="float">
            <text:p>13.3333333333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7" table:formula="of:=[.E75]/[.$K$83]*100" office:value-type="float" office:value="1.11111111111111" calcext:value-type="float">
            <text:p>1.1111111111</text:p>
          </table:table-cell>
          <table:table-cell table:style-name="ce14" table:formula="of:=[.F75]/[.$K$83]*100" office:value-type="float" office:value="2.22222222222222" calcext:value-type="float">
            <text:p>2.2222222222</text:p>
          </table:table-cell>
          <table:table-cell table:style-name="ce14" table:formula="of:=[.G75]/[.$K$83]*100" office:value-type="float" office:value="1.11111111111111" calcext:value-type="float">
            <text:p>1.1111111111</text:p>
          </table:table-cell>
          <table:table-cell table:style-name="ce14" table:formula="of:=[.H75]/[.$K$83]*100" office:value-type="float" office:value="2.22222222222222" calcext:value-type="float">
            <text:p>2.2222222222</text:p>
          </table:table-cell>
          <table:table-cell table:style-name="ce14" table:formula="of:=[.I75]/[.$K$83]*100" office:value-type="float" office:value="2.22222222222222" calcext:value-type="float">
            <text:p>2.2222222222</text:p>
          </table:table-cell>
          <table:table-cell table:style-name="ce20" table:formula="of:=[.J75]/[.$K$83]*100" office:value-type="float" office:value="3.33333333333333" calcext:value-type="float">
            <text:p>3.3333333333</text:p>
          </table:table-cell>
          <table:table-cell table:style-name="ce1" table:formula="of:=SUM([.E95:.J95])" office:value-type="float" office:value="12.2222222222222" calcext:value-type="float">
            <text:p>12.2222222222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9" table:formula="of:=[.E76]/[.$K$83]*100" office:value-type="float" office:value="1.11111111111111" calcext:value-type="float">
            <text:p>1.1111111111</text:p>
          </table:table-cell>
          <table:table-cell table:style-name="ce14" table:formula="of:=[.F76]/[.$K$83]*100" office:value-type="float" office:value="1.11111111111111" calcext:value-type="float">
            <text:p>1.1111111111</text:p>
          </table:table-cell>
          <table:table-cell table:style-name="ce14" table:formula="of:=[.G76]/[.$K$83]*100" office:value-type="float" office:value="2.22222222222222" calcext:value-type="float">
            <text:p>2.2222222222</text:p>
          </table:table-cell>
          <table:table-cell table:style-name="ce14" table:formula="of:=[.H76]/[.$K$83]*100" office:value-type="float" office:value="1.11111111111111" calcext:value-type="float">
            <text:p>1.1111111111</text:p>
          </table:table-cell>
          <table:table-cell table:style-name="ce14" table:formula="of:=[.I76]/[.$K$83]*100" office:value-type="float" office:value="2.22222222222222" calcext:value-type="float">
            <text:p>2.2222222222</text:p>
          </table:table-cell>
          <table:table-cell table:style-name="ce22" table:formula="of:=[.J76]/[.$K$83]*100" office:value-type="float" office:value="2.22222222222222" calcext:value-type="float">
            <text:p>2.2222222222</text:p>
          </table:table-cell>
          <table:table-cell table:style-name="ce1" table:formula="of:=SUM([.E96:.J96])" office:value-type="float" office:value="10" calcext:value-type="float">
            <text:p>10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" table:formula="of:=[.E77]/[.$K$83]*100" office:value-type="float" office:value="0" calcext:value-type="float">
            <text:p>0</text:p>
          </table:table-cell>
          <table:table-cell table:style-name="ce9" table:formula="of:=[.F77]/[.$K$83]*100" office:value-type="float" office:value="1.11111111111111" calcext:value-type="float">
            <text:p>1.1111111111</text:p>
          </table:table-cell>
          <table:table-cell table:style-name="ce14" table:formula="of:=[.G77]/[.$K$83]*100" office:value-type="float" office:value="1.11111111111111" calcext:value-type="float">
            <text:p>1.1111111111</text:p>
          </table:table-cell>
          <table:table-cell table:style-name="ce14" table:formula="of:=[.H77]/[.$K$83]*100" office:value-type="float" office:value="1.11111111111111" calcext:value-type="float">
            <text:p>1.1111111111</text:p>
          </table:table-cell>
          <table:table-cell table:style-name="ce14" table:formula="of:=[.I77]/[.$K$83]*100" office:value-type="float" office:value="1.11111111111111" calcext:value-type="float">
            <text:p>1.1111111111</text:p>
          </table:table-cell>
          <table:table-cell table:style-name="ce22" table:formula="of:=[.J77]/[.$K$83]*100" office:value-type="float" office:value="2.22222222222222" calcext:value-type="float">
            <text:p>2.2222222222</text:p>
          </table:table-cell>
          <table:table-cell table:style-name="ce1" table:formula="of:=SUM([.E97:.J97])" office:value-type="float" office:value="6.66666666666667" calcext:value-type="float">
            <text:p>6.6666666667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table:formula="of:=[.E78]/[.$K$83]*100" office:value-type="float" office:value="0" calcext:value-type="float">
            <text:p>0</text:p>
          </table:table-cell>
          <table:table-cell table:style-name="ce1" table:formula="of:=[.F78]/[.$K$83]*100" office:value-type="float" office:value="0" calcext:value-type="float">
            <text:p>0</text:p>
          </table:table-cell>
          <table:table-cell table:style-name="ce17" table:formula="of:=[.G78]/[.$K$83]*100" office:value-type="float" office:value="1.11111111111111" calcext:value-type="float">
            <text:p>1.1111111111</text:p>
          </table:table-cell>
          <table:table-cell table:style-name="ce1" table:formula="of:=[.H78]/[.$K$83]*100" office:value-type="float" office:value="1.11111111111111" calcext:value-type="float">
            <text:p>1.1111111111</text:p>
          </table:table-cell>
          <table:table-cell table:style-name="ce1" table:formula="of:=[.I78]/[.$K$83]*100" office:value-type="float" office:value="1.11111111111111" calcext:value-type="float">
            <text:p>1.1111111111</text:p>
          </table:table-cell>
          <table:table-cell table:style-name="ce20" table:formula="of:=[.J78]/[.$K$83]*100" office:value-type="float" office:value="1.11111111111111" calcext:value-type="float">
            <text:p>1.1111111111</text:p>
          </table:table-cell>
          <table:table-cell table:style-name="ce1" table:formula="of:=SUM([.E98:.J98])" office:value-type="float" office:value="4.44444444444444" calcext:value-type="float">
            <text:p>4.4444444444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" table:formula="of:=[.E79]/[.$K$83]*100" office:value-type="float" office:value="0" calcext:value-type="float">
            <text:p>0</text:p>
          </table:table-cell>
          <table:table-cell table:style-name="ce1" table:formula="of:=[.F79]/[.$K$83]*100" office:value-type="float" office:value="0" calcext:value-type="float">
            <text:p>0</text:p>
          </table:table-cell>
          <table:table-cell table:style-name="ce1" table:formula="of:=[.G79]/[.$K$83]*100" office:value-type="float" office:value="0" calcext:value-type="float">
            <text:p>0</text:p>
          </table:table-cell>
          <table:table-cell table:style-name="ce17" table:formula="of:=[.H79]/[.$K$83]*100" office:value-type="float" office:value="1.11111111111111" calcext:value-type="float">
            <text:p>1.1111111111</text:p>
          </table:table-cell>
          <table:table-cell table:style-name="ce1" table:formula="of:=[.I79]/[.$K$83]*100" office:value-type="float" office:value="0" calcext:value-type="float">
            <text:p>0</text:p>
          </table:table-cell>
          <table:table-cell table:style-name="ce23" table:formula="of:=[.J79]/[.$K$83]*100" office:value-type="float" office:value="1.11111111111111" calcext:value-type="float">
            <text:p>1.1111111111</text:p>
          </table:table-cell>
          <table:table-cell table:style-name="ce1" table:formula="of:=SUM([.E99:.J99])" office:value-type="float" office:value="2.22222222222222" calcext:value-type="float">
            <text:p>2.2222222222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" table:formula="of:=[.E80]/[.$K$83]*100" office:value-type="float" office:value="0" calcext:value-type="float">
            <text:p>0</text:p>
          </table:table-cell>
          <table:table-cell table:style-name="ce1" table:formula="of:=[.F80]/[.$K$83]*100" office:value-type="float" office:value="0" calcext:value-type="float">
            <text:p>0</text:p>
          </table:table-cell>
          <table:table-cell table:style-name="ce1" table:formula="of:=[.G80]/[.$K$83]*100" office:value-type="float" office:value="0" calcext:value-type="float">
            <text:p>0</text:p>
          </table:table-cell>
          <table:table-cell table:style-name="ce1" table:formula="of:=[.H80]/[.$K$83]*100" office:value-type="float" office:value="0" calcext:value-type="float">
            <text:p>0</text:p>
          </table:table-cell>
          <table:table-cell table:style-name="ce18" table:formula="of:=[.I80]/[.$K$83]*100" office:value-type="float" office:value="1.11111111111111" calcext:value-type="float">
            <text:p>1.1111111111</text:p>
          </table:table-cell>
          <table:table-cell table:style-name="ce1" table:formula="of:=[.J80]/[.$K$83]*100" office:value-type="float" office:value="0" calcext:value-type="float">
            <text:p>0</text:p>
          </table:table-cell>
          <table:table-cell table:style-name="ce1" table:formula="of:=SUM([.E100:.J100])" office:value-type="float" office:value="1.11111111111111" calcext:value-type="float">
            <text:p>1.1111111111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Legal Moves</text:p>
          </table:table-cell>
          <table:table-cell table:style-name="ce10" table:formula="of:=SUM([.E88:.E96])" office:value-type="float" office:value="16.6666666666667" calcext:value-type="float">
            <text:p>16.6666666667</text:p>
          </table:table-cell>
          <table:table-cell table:style-name="ce10" table:formula="of:=SUM([.F87:.F90];[.F92:.F97])" office:value-type="float" office:value="14.4444444444444" calcext:value-type="float">
            <text:p>14.4444444444</text:p>
          </table:table-cell>
          <table:table-cell table:style-name="ce10" table:formula="of:=SUM([.G88:.G90];[.G93:.G97])" office:value-type="float" office:value="12.2222222222222" calcext:value-type="float">
            <text:p>12.2222222222</text:p>
          </table:table-cell>
          <table:table-cell table:style-name="ce10" table:formula="of:=SUM([.H89:.H90];[.H94:.H97])" office:value-type="float" office:value="8.88888888888889" calcext:value-type="float">
            <text:p>8.8888888889</text:p>
          </table:table-cell>
          <table:table-cell table:style-name="ce10" table:formula="of:=SUM([.I90];[.I95:.I97])" office:value-type="float" office:value="6.66666666666667" calcext:value-type="float">
            <text:p>6.6666666667</text:p>
          </table:table-cell>
          <table:table-cell table:style-name="ce10" table:formula="of:=SUM([.J96:.J97])" office:value-type="float" office:value="4.44444444444444" calcext:value-type="float">
            <text:p>4.4444444444</text:p>
          </table:table-cell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 table:style-name="ce10" table:number-columns-repeated="4"/>
          <table:table-cell office:value-type="string" calcext:value-type="string">
            <text:p>Total Nonbreak Perc</text:p>
          </table:table-cell>
          <table:table-cell table:formula="of:=SUM([.E101:.J101])" office:value-type="float" office:value="63.3333333333333" calcext:value-type="float">
            <text:p>63.3333333333</text:p>
          </table:table-cell>
          <table:table-cell table:style-name="ce1" office:value-type="string" calcext:value-type="string">
            <text:p>Total Nonbreak Moves</text:p>
          </table:table-cell>
          <table:table-cell table:style-name="ce1"/>
          <table:table-cell table:style-name="ce1" table:formula="of:=[.K102]/100*[.K83]" office:value-type="float" office:value="57" calcext:value-type="float">
            <text:p>57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 table:number-columns-repeated="3"/>
          <table:table-cell table:style-name="ce10" table:number-columns-repeated="3"/>
          <table:table-cell office:value-type="string" calcext:value-type="string">
            <text:p>Total Moves:</text:p>
          </table:table-cell>
          <table:table-cell table:formula="of:=SUM([.K87:.K100])" office:value-type="float" office:value="100" calcext:value-type="float">
            <text:p>100</text:p>
          </table:table-cell>
          <table:table-cell table:style-name="ce1" table:number-columns-repeated="5"/>
          <table:table-cell/>
        </table:table-row>
        <table:table-row table:style-name="ro1" table:number-rows-repeated="8">
          <table:table-cell table:number-columns-repeated="2"/>
          <table:table-cell table:style-name="ce1" table:number-columns-repeated="2"/>
          <table:table-cell table:style-name="ce10" table:number-columns-repeated="6"/>
          <table:table-cell table:style-name="ce1" table:number-columns-repeated="6"/>
          <table:table-cell/>
        </table:table-row>
        <table:table-row table:style-name="ro1" table:number-rows-repeated="14">
          <table:table-cell table:number-columns-repeated="17"/>
        </table:table-row>
        <table:table-row table:style-name="ro1" table:number-rows-repeated="6">
          <table:table-cell table:number-columns-repeated="2"/>
          <table:table-cell table:style-name="ce1" table:number-columns-repeated="14"/>
          <table:table-cell/>
        </table:table-row>
        <table:table-row table:style-name="ro1">
          <table:table-cell table:number-columns-repeated="2"/>
          <table:table-cell table:style-name="ce1" table:number-columns-repeated="14"/>
          <table:table-cell/>
        </table:table-row>
        <calcext:conditional-formats>
          <calcext:conditional-format calcext:target-range-address="'Two Card And Blanks'.E2:'Two Card And Blanks'.J23">
            <calcext:condition calcext:apply-style-name="Untitled2" calcext:value="=7" calcext:base-cell-address="'Two Card And Blanks'.E2"/>
            <calcext:condition calcext:apply-style-name="Untitled2" calcext:value="=14" calcext:base-cell-address="'Two Card And Blanks'.E2"/>
          </calcext:conditional-format>
        </calcext:conditional-formats>
      </table:table>
      <table:table table:name="Three Card And Blank" table:style-name="ta1">
        <table:shapes>
          <draw:frame draw:z-index="0" draw:style-name="gr1" draw:text-style-name="P1" svg:width="8.3559in" svg:height="7.1055in" svg:x="3.1571in" svg:y="60.9661in">
            <draw:object draw:notify-on-update-of-ranges="'Three Card And Blank'.D260:'Three Card And Blank'.D283 'Three Card And Blank'.L237:'Three Card And Blank'.L261 'Three Card And Blank'.N260:'Three Card And Blank'.N2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6" table:default-cell-style-name="ce30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table:style-name="Default" office:value-type="string" calcext:value-type="string">
            <text:p>Center 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9"/>
        </table:table-row>
        <table:table-row table:style-name="ro5">
          <table:table-cell table:number-columns-repeated="3" office:value-type="float" office:value="1" calcext:value-type="float">
            <text:p>1</text:p>
          </table:table-cell>
          <table:table-cell table:formula="of:=SUM([.A2:.C2];0)" office:value-type="float" office:value="3" calcext:value-type="float">
            <text:p>3</text:p>
          </table:table-cell>
          <table:table-cell table:style-name="ce29" table:formula="of:=SUM([.D2]+1)" office:value-type="float" office:value="4" calcext:value-type="float">
            <text:p>4</text:p>
          </table:table-cell>
          <table:table-cell table:formula="of:=SUM([.D2]+[.$F$1])" office:value-type="float" office:value="5" calcext:value-type="float">
            <text:p>5</text:p>
          </table:table-cell>
          <table:table-cell table:formula="of:=SUM([.D2]+[.$G$1])" office:value-type="float" office:value="6" calcext:value-type="float">
            <text:p>6</text:p>
          </table:table-cell>
          <table:table-cell table:formula="of:=SUM([.$D2]+[.H$1])" office:value-type="float" office:value="7" calcext:value-type="float">
            <text:p>7</text:p>
          </table:table-cell>
          <table:table-cell table:formula="of:=SUM([.$D2]+[.I$1])" office:value-type="float" office:value="8" calcext:value-type="float">
            <text:p>8</text:p>
          </table:table-cell>
          <table:table-cell table:formula="of:=SUM([.$D2]+[.J$1])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3:.C3];0)" office:value-type="float" office:value="4" calcext:value-type="float">
            <text:p>4</text:p>
          </table:table-cell>
          <table:table-cell table:style-name="ce29" table:formula="of:=SUM([.D3]+1)" office:value-type="float" office:value="5" calcext:value-type="float">
            <text:p>5</text:p>
          </table:table-cell>
          <table:table-cell table:style-name="ce29" table:formula="of:=SUM([.D3]+[.$F$1])" office:value-type="float" office:value="6" calcext:value-type="float">
            <text:p>6</text:p>
          </table:table-cell>
          <table:table-cell table:formula="of:=SUM([.D3]+[.$G$1])" office:value-type="float" office:value="7" calcext:value-type="float">
            <text:p>7</text:p>
          </table:table-cell>
          <table:table-cell table:formula="of:=SUM([.$D3]+[.H$1])" office:value-type="float" office:value="8" calcext:value-type="float">
            <text:p>8</text:p>
          </table:table-cell>
          <table:table-cell table:formula="of:=SUM([.$D3]+[.I$1])" office:value-type="float" office:value="9" calcext:value-type="float">
            <text:p>9</text:p>
          </table:table-cell>
          <table:table-cell table:formula="of:=SUM([.$D3]+[.J$1])"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4:.C4];0)" office:value-type="float" office:value="4" calcext:value-type="float">
            <text:p>4</text:p>
          </table:table-cell>
          <table:table-cell table:style-name="ce29" table:formula="of:=SUM([.D4]+1)" office:value-type="float" office:value="5" calcext:value-type="float">
            <text:p>5</text:p>
          </table:table-cell>
          <table:table-cell table:style-name="ce29" table:formula="of:=SUM([.D4]+[.$F$1])" office:value-type="float" office:value="6" calcext:value-type="float">
            <text:p>6</text:p>
          </table:table-cell>
          <table:table-cell table:formula="of:=SUM([.D4]+[.$G$1])" office:value-type="float" office:value="7" calcext:value-type="float">
            <text:p>7</text:p>
          </table:table-cell>
          <table:table-cell table:formula="of:=SUM([.$D4]+[.H$1])" office:value-type="float" office:value="8" calcext:value-type="float">
            <text:p>8</text:p>
          </table:table-cell>
          <table:table-cell table:formula="of:=SUM([.$D4]+[.I$1])" office:value-type="float" office:value="9" calcext:value-type="float">
            <text:p>9</text:p>
          </table:table-cell>
          <table:table-cell table:formula="of:=SUM([.$D4]+[.J$1])"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5:.C5];0)" office:value-type="float" office:value="4" calcext:value-type="float">
            <text:p>4</text:p>
          </table:table-cell>
          <table:table-cell table:style-name="ce29" table:formula="of:=SUM([.D5]+1)" office:value-type="float" office:value="5" calcext:value-type="float">
            <text:p>5</text:p>
          </table:table-cell>
          <table:table-cell table:style-name="ce29" table:formula="of:=SUM([.D5]+[.$F$1])" office:value-type="float" office:value="6" calcext:value-type="float">
            <text:p>6</text:p>
          </table:table-cell>
          <table:table-cell table:formula="of:=SUM([.D5]+[.$G$1])" office:value-type="float" office:value="7" calcext:value-type="float">
            <text:p>7</text:p>
          </table:table-cell>
          <table:table-cell table:formula="of:=SUM([.$D5]+[.H$1])" office:value-type="float" office:value="8" calcext:value-type="float">
            <text:p>8</text:p>
          </table:table-cell>
          <table:table-cell table:formula="of:=SUM([.$D5]+[.I$1])" office:value-type="float" office:value="9" calcext:value-type="float">
            <text:p>9</text:p>
          </table:table-cell>
          <table:table-cell table:formula="of:=SUM([.$D5]+[.J$1])" office:value-type="float" office:value="10" calcext:value-type="float">
            <text:p>10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6:.C6];0)" office:value-type="float" office:value="5" calcext:value-type="float">
            <text:p>5</text:p>
          </table:table-cell>
          <table:table-cell table:style-name="ce29" table:formula="of:=SUM([.D6]+1)" office:value-type="float" office:value="6" calcext:value-type="float">
            <text:p>6</text:p>
          </table:table-cell>
          <table:table-cell table:formula="of:=SUM([.D6]+[.$F$1])" office:value-type="float" office:value="7" calcext:value-type="float">
            <text:p>7</text:p>
          </table:table-cell>
          <table:table-cell table:style-name="ce29" table:formula="of:=SUM([.D6]+[.$G$1])" office:value-type="float" office:value="8" calcext:value-type="float">
            <text:p>8</text:p>
          </table:table-cell>
          <table:table-cell table:formula="of:=SUM([.$D6]+[.H$1])" office:value-type="float" office:value="9" calcext:value-type="float">
            <text:p>9</text:p>
          </table:table-cell>
          <table:table-cell table:formula="of:=SUM([.$D6]+[.I$1])" office:value-type="float" office:value="10" calcext:value-type="float">
            <text:p>10</text:p>
          </table:table-cell>
          <table:table-cell table:formula="of:=SUM([.$D6]+[.J$1])" office:value-type="float" office:value="11" calcext:value-type="float">
            <text:p>11</text:p>
          </table:table-cell>
          <table:table-cell table:number-columns-repeated="9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7:.C7];0)" office:value-type="float" office:value="5" calcext:value-type="float">
            <text:p>5</text:p>
          </table:table-cell>
          <table:table-cell table:style-name="ce29" table:formula="of:=SUM([.D7]+1)" office:value-type="float" office:value="6" calcext:value-type="float">
            <text:p>6</text:p>
          </table:table-cell>
          <table:table-cell table:formula="of:=SUM([.D7]+[.$F$1])" office:value-type="float" office:value="7" calcext:value-type="float">
            <text:p>7</text:p>
          </table:table-cell>
          <table:table-cell table:style-name="ce29" table:formula="of:=SUM([.D7]+[.$G$1])" office:value-type="float" office:value="8" calcext:value-type="float">
            <text:p>8</text:p>
          </table:table-cell>
          <table:table-cell table:formula="of:=SUM([.$D7]+[.H$1])" office:value-type="float" office:value="9" calcext:value-type="float">
            <text:p>9</text:p>
          </table:table-cell>
          <table:table-cell table:formula="of:=SUM([.$D7]+[.I$1])" office:value-type="float" office:value="10" calcext:value-type="float">
            <text:p>10</text:p>
          </table:table-cell>
          <table:table-cell table:formula="of:=SUM([.$D7]+[.J$1])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8:.C8];0)" office:value-type="float" office:value="5" calcext:value-type="float">
            <text:p>5</text:p>
          </table:table-cell>
          <table:table-cell table:style-name="ce29" table:formula="of:=SUM([.D8]+1)" office:value-type="float" office:value="6" calcext:value-type="float">
            <text:p>6</text:p>
          </table:table-cell>
          <table:table-cell table:formula="of:=SUM([.D8]+[.$F$1])" office:value-type="float" office:value="7" calcext:value-type="float">
            <text:p>7</text:p>
          </table:table-cell>
          <table:table-cell table:style-name="ce29" table:formula="of:=SUM([.D8]+[.$G$1])" office:value-type="float" office:value="8" calcext:value-type="float">
            <text:p>8</text:p>
          </table:table-cell>
          <table:table-cell table:formula="of:=SUM([.$D8]+[.H$1])" office:value-type="float" office:value="9" calcext:value-type="float">
            <text:p>9</text:p>
          </table:table-cell>
          <table:table-cell table:formula="of:=SUM([.$D8]+[.I$1])" office:value-type="float" office:value="10" calcext:value-type="float">
            <text:p>10</text:p>
          </table:table-cell>
          <table:table-cell table:formula="of:=SUM([.$D8]+[.J$1])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9:.C9];0)" office:value-type="float" office:value="5" calcext:value-type="float">
            <text:p>5</text:p>
          </table:table-cell>
          <table:table-cell table:style-name="ce29" table:formula="of:=SUM([.D9]+1)" office:value-type="float" office:value="6" calcext:value-type="float">
            <text:p>6</text:p>
          </table:table-cell>
          <table:table-cell table:style-name="ce29" table:formula="of:=SUM([.D9]+[.$F$1])" office:value-type="float" office:value="7" calcext:value-type="float">
            <text:p>7</text:p>
          </table:table-cell>
          <table:table-cell table:formula="of:=SUM([.D9]+[.$G$1])" office:value-type="float" office:value="8" calcext:value-type="float">
            <text:p>8</text:p>
          </table:table-cell>
          <table:table-cell table:formula="of:=SUM([.$D9]+[.H$1])" office:value-type="float" office:value="9" calcext:value-type="float">
            <text:p>9</text:p>
          </table:table-cell>
          <table:table-cell table:formula="of:=SUM([.$D9]+[.I$1])" office:value-type="float" office:value="10" calcext:value-type="float">
            <text:p>10</text:p>
          </table:table-cell>
          <table:table-cell table:formula="of:=SUM([.$D9]+[.J$1])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10:.C10];0)" office:value-type="float" office:value="5" calcext:value-type="float">
            <text:p>5</text:p>
          </table:table-cell>
          <table:table-cell table:style-name="ce29" table:formula="of:=SUM([.D10]+1)" office:value-type="float" office:value="6" calcext:value-type="float">
            <text:p>6</text:p>
          </table:table-cell>
          <table:table-cell table:style-name="ce29" table:formula="of:=SUM([.D10]+[.$F$1])" office:value-type="float" office:value="7" calcext:value-type="float">
            <text:p>7</text:p>
          </table:table-cell>
          <table:table-cell table:formula="of:=SUM([.D10]+[.$G$1])" office:value-type="float" office:value="8" calcext:value-type="float">
            <text:p>8</text:p>
          </table:table-cell>
          <table:table-cell table:formula="of:=SUM([.$D10]+[.H$1])" office:value-type="float" office:value="9" calcext:value-type="float">
            <text:p>9</text:p>
          </table:table-cell>
          <table:table-cell table:formula="of:=SUM([.$D10]+[.I$1])" office:value-type="float" office:value="10" calcext:value-type="float">
            <text:p>10</text:p>
          </table:table-cell>
          <table:table-cell table:formula="of:=SUM([.$D10]+[.J$1])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11:.C11];0)" office:value-type="float" office:value="5" calcext:value-type="float">
            <text:p>5</text:p>
          </table:table-cell>
          <table:table-cell table:style-name="ce29" table:formula="of:=SUM([.D11]+1)" office:value-type="float" office:value="6" calcext:value-type="float">
            <text:p>6</text:p>
          </table:table-cell>
          <table:table-cell table:style-name="ce29" table:formula="of:=SUM([.D11]+[.$F$1])" office:value-type="float" office:value="7" calcext:value-type="float">
            <text:p>7</text:p>
          </table:table-cell>
          <table:table-cell table:formula="of:=SUM([.D11]+[.$G$1])" office:value-type="float" office:value="8" calcext:value-type="float">
            <text:p>8</text:p>
          </table:table-cell>
          <table:table-cell table:formula="of:=SUM([.$D11]+[.H$1])" office:value-type="float" office:value="9" calcext:value-type="float">
            <text:p>9</text:p>
          </table:table-cell>
          <table:table-cell table:formula="of:=SUM([.$D11]+[.I$1])" office:value-type="float" office:value="10" calcext:value-type="float">
            <text:p>10</text:p>
          </table:table-cell>
          <table:table-cell table:formula="of:=SUM([.$D11]+[.J$1])" office:value-type="float" office:value="11" calcext:value-type="float">
            <text:p>11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2:.C12];0)" office:value-type="float" office:value="6" calcext:value-type="float">
            <text:p>6</text:p>
          </table:table-cell>
          <table:table-cell table:style-name="ce29" table:formula="of:=SUM([.D12]+1)" office:value-type="float" office:value="7" calcext:value-type="float">
            <text:p>7</text:p>
          </table:table-cell>
          <table:table-cell table:formula="of:=SUM([.D12]+[.$F$1])" office:value-type="float" office:value="8" calcext:value-type="float">
            <text:p>8</text:p>
          </table:table-cell>
          <table:table-cell table:formula="of:=SUM([.D12]+[.$G$1])" office:value-type="float" office:value="9" calcext:value-type="float">
            <text:p>9</text:p>
          </table:table-cell>
          <table:table-cell table:style-name="ce29" table:formula="of:=SUM([.$D12]+[.H$1])" office:value-type="float" office:value="10" calcext:value-type="float">
            <text:p>10</text:p>
          </table:table-cell>
          <table:table-cell table:formula="of:=SUM([.$D12]+[.I$1])" office:value-type="float" office:value="11" calcext:value-type="float">
            <text:p>11</text:p>
          </table:table-cell>
          <table:table-cell table:formula="of:=SUM([.$D12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3:.C13];0)" office:value-type="float" office:value="6" calcext:value-type="float">
            <text:p>6</text:p>
          </table:table-cell>
          <table:table-cell table:style-name="ce29" table:formula="of:=SUM([.D13]+1)" office:value-type="float" office:value="7" calcext:value-type="float">
            <text:p>7</text:p>
          </table:table-cell>
          <table:table-cell table:formula="of:=SUM([.D13]+[.$F$1])" office:value-type="float" office:value="8" calcext:value-type="float">
            <text:p>8</text:p>
          </table:table-cell>
          <table:table-cell table:formula="of:=SUM([.D13]+[.$G$1])" office:value-type="float" office:value="9" calcext:value-type="float">
            <text:p>9</text:p>
          </table:table-cell>
          <table:table-cell table:style-name="ce29" table:formula="of:=SUM([.$D13]+[.H$1])" office:value-type="float" office:value="10" calcext:value-type="float">
            <text:p>10</text:p>
          </table:table-cell>
          <table:table-cell table:formula="of:=SUM([.$D13]+[.I$1])" office:value-type="float" office:value="11" calcext:value-type="float">
            <text:p>11</text:p>
          </table:table-cell>
          <table:table-cell table:formula="of:=SUM([.$D13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4:.C14];0)" office:value-type="float" office:value="6" calcext:value-type="float">
            <text:p>6</text:p>
          </table:table-cell>
          <table:table-cell table:style-name="ce29" table:formula="of:=SUM([.D14]+1)" office:value-type="float" office:value="7" calcext:value-type="float">
            <text:p>7</text:p>
          </table:table-cell>
          <table:table-cell table:style-name="ce42" table:formula="of:=SUM([.D14]+[.$F$1])" office:value-type="float" office:value="8" calcext:value-type="float">
            <text:p>8</text:p>
          </table:table-cell>
          <table:table-cell table:formula="of:=SUM([.D14]+[.$G$1])" office:value-type="float" office:value="9" calcext:value-type="float">
            <text:p>9</text:p>
          </table:table-cell>
          <table:table-cell table:style-name="ce29" table:formula="of:=SUM([.$D14]+[.H$1])" office:value-type="float" office:value="10" calcext:value-type="float">
            <text:p>10</text:p>
          </table:table-cell>
          <table:table-cell table:formula="of:=SUM([.$D14]+[.I$1])" office:value-type="float" office:value="11" calcext:value-type="float">
            <text:p>11</text:p>
          </table:table-cell>
          <table:table-cell table:formula="of:=SUM([.$D14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5:.C15];0)" office:value-type="float" office:value="6" calcext:value-type="float">
            <text:p>6</text:p>
          </table:table-cell>
          <table:table-cell table:style-name="ce29" table:formula="of:=SUM([.D15]+1)" office:value-type="float" office:value="7" calcext:value-type="float">
            <text:p>7</text:p>
          </table:table-cell>
          <table:table-cell table:style-name="ce29" table:formula="of:=SUM([.D15]+[.$F$1])" office:value-type="float" office:value="8" calcext:value-type="float">
            <text:p>8</text:p>
          </table:table-cell>
          <table:table-cell table:style-name="ce29" table:formula="of:=SUM([.D15]+[.$G$1])" office:value-type="float" office:value="9" calcext:value-type="float">
            <text:p>9</text:p>
          </table:table-cell>
          <table:table-cell table:formula="of:=SUM([.$D15]+[.H$1])" office:value-type="float" office:value="10" calcext:value-type="float">
            <text:p>10</text:p>
          </table:table-cell>
          <table:table-cell table:formula="of:=SUM([.$D15]+[.I$1])" office:value-type="float" office:value="11" calcext:value-type="float">
            <text:p>11</text:p>
          </table:table-cell>
          <table:table-cell table:formula="of:=SUM([.$D15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6:.C16];0)" office:value-type="float" office:value="6" calcext:value-type="float">
            <text:p>6</text:p>
          </table:table-cell>
          <table:table-cell table:style-name="ce29" table:formula="of:=SUM([.D16]+1)" office:value-type="float" office:value="7" calcext:value-type="float">
            <text:p>7</text:p>
          </table:table-cell>
          <table:table-cell table:style-name="ce29" table:formula="of:=SUM([.D16]+[.$F$1])" office:value-type="float" office:value="8" calcext:value-type="float">
            <text:p>8</text:p>
          </table:table-cell>
          <table:table-cell table:style-name="ce29" table:formula="of:=SUM([.D16]+[.$G$1])" office:value-type="float" office:value="9" calcext:value-type="float">
            <text:p>9</text:p>
          </table:table-cell>
          <table:table-cell table:formula="of:=SUM([.$D16]+[.H$1])" office:value-type="float" office:value="10" calcext:value-type="float">
            <text:p>10</text:p>
          </table:table-cell>
          <table:table-cell table:formula="of:=SUM([.$D16]+[.I$1])" office:value-type="float" office:value="11" calcext:value-type="float">
            <text:p>11</text:p>
          </table:table-cell>
          <table:table-cell table:formula="of:=SUM([.$D16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7:.C17];0)" office:value-type="float" office:value="6" calcext:value-type="float">
            <text:p>6</text:p>
          </table:table-cell>
          <table:table-cell table:style-name="ce29" table:formula="of:=SUM([.D17]+1)" office:value-type="float" office:value="7" calcext:value-type="float">
            <text:p>7</text:p>
          </table:table-cell>
          <table:table-cell table:style-name="ce29" table:formula="of:=SUM([.D17]+[.$F$1])" office:value-type="float" office:value="8" calcext:value-type="float">
            <text:p>8</text:p>
          </table:table-cell>
          <table:table-cell table:style-name="ce29" table:formula="of:=SUM([.D17]+[.$G$1])" office:value-type="float" office:value="9" calcext:value-type="float">
            <text:p>9</text:p>
          </table:table-cell>
          <table:table-cell table:formula="of:=SUM([.$D17]+[.H$1])" office:value-type="float" office:value="10" calcext:value-type="float">
            <text:p>10</text:p>
          </table:table-cell>
          <table:table-cell table:formula="of:=SUM([.$D17]+[.I$1])" office:value-type="float" office:value="11" calcext:value-type="float">
            <text:p>11</text:p>
          </table:table-cell>
          <table:table-cell table:formula="of:=SUM([.$D17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8:.C18];0)" office:value-type="float" office:value="6" calcext:value-type="float">
            <text:p>6</text:p>
          </table:table-cell>
          <table:table-cell table:style-name="ce29" table:formula="of:=SUM([.D18]+1)" office:value-type="float" office:value="7" calcext:value-type="float">
            <text:p>7</text:p>
          </table:table-cell>
          <table:table-cell table:style-name="ce29" table:formula="of:=SUM([.D18]+[.$F$1])" office:value-type="float" office:value="8" calcext:value-type="float">
            <text:p>8</text:p>
          </table:table-cell>
          <table:table-cell table:style-name="ce29" table:formula="of:=SUM([.D18]+[.$G$1])" office:value-type="float" office:value="9" calcext:value-type="float">
            <text:p>9</text:p>
          </table:table-cell>
          <table:table-cell table:formula="of:=SUM([.$D18]+[.H$1])" office:value-type="float" office:value="10" calcext:value-type="float">
            <text:p>10</text:p>
          </table:table-cell>
          <table:table-cell table:formula="of:=SUM([.$D18]+[.I$1])" office:value-type="float" office:value="11" calcext:value-type="float">
            <text:p>11</text:p>
          </table:table-cell>
          <table:table-cell table:formula="of:=SUM([.$D18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9:.C19];0)" office:value-type="float" office:value="6" calcext:value-type="float">
            <text:p>6</text:p>
          </table:table-cell>
          <table:table-cell table:style-name="ce29" table:formula="of:=SUM([.D19]+1)" office:value-type="float" office:value="7" calcext:value-type="float">
            <text:p>7</text:p>
          </table:table-cell>
          <table:table-cell table:style-name="ce29" table:formula="of:=SUM([.D19]+[.$F$1])" office:value-type="float" office:value="8" calcext:value-type="float">
            <text:p>8</text:p>
          </table:table-cell>
          <table:table-cell table:style-name="ce29" table:formula="of:=SUM([.D19]+[.$G$1])" office:value-type="float" office:value="9" calcext:value-type="float">
            <text:p>9</text:p>
          </table:table-cell>
          <table:table-cell table:formula="of:=SUM([.$D19]+[.H$1])" office:value-type="float" office:value="10" calcext:value-type="float">
            <text:p>10</text:p>
          </table:table-cell>
          <table:table-cell table:formula="of:=SUM([.$D19]+[.I$1])" office:value-type="float" office:value="11" calcext:value-type="float">
            <text:p>11</text:p>
          </table:table-cell>
          <table:table-cell table:formula="of:=SUM([.$D19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20:.C20];0)" office:value-type="float" office:value="6" calcext:value-type="float">
            <text:p>6</text:p>
          </table:table-cell>
          <table:table-cell table:style-name="ce29" table:formula="of:=SUM([.D20]+1)" office:value-type="float" office:value="7" calcext:value-type="float">
            <text:p>7</text:p>
          </table:table-cell>
          <table:table-cell table:style-name="ce29" table:formula="of:=SUM([.D20]+[.$F$1])" office:value-type="float" office:value="8" calcext:value-type="float">
            <text:p>8</text:p>
          </table:table-cell>
          <table:table-cell table:style-name="ce29" table:formula="of:=SUM([.D20]+[.$G$1])" office:value-type="float" office:value="9" calcext:value-type="float">
            <text:p>9</text:p>
          </table:table-cell>
          <table:table-cell table:formula="of:=SUM([.$D20]+[.H$1])" office:value-type="float" office:value="10" calcext:value-type="float">
            <text:p>10</text:p>
          </table:table-cell>
          <table:table-cell table:formula="of:=SUM([.$D20]+[.I$1])" office:value-type="float" office:value="11" calcext:value-type="float">
            <text:p>11</text:p>
          </table:table-cell>
          <table:table-cell table:formula="of:=SUM([.$D20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6">
          <table:table-cell table:number-columns-repeated="3" office:value-type="float" office:value="2" calcext:value-type="float">
            <text:p>2</text:p>
          </table:table-cell>
          <table:table-cell table:formula="of:=SUM([.A21:.C21];0)" office:value-type="float" office:value="6" calcext:value-type="float">
            <text:p>6</text:p>
          </table:table-cell>
          <table:table-cell table:formula="of:=SUM([.D21]+1)" office:value-type="float" office:value="7" calcext:value-type="float">
            <text:p>7</text:p>
          </table:table-cell>
          <table:table-cell table:style-name="ce29" table:formula="of:=SUM([.D21]+[.$F$1])" office:value-type="float" office:value="8" calcext:value-type="float">
            <text:p>8</text:p>
          </table:table-cell>
          <table:table-cell table:formula="of:=SUM([.D21]+[.$G$1])" office:value-type="float" office:value="9" calcext:value-type="float">
            <text:p>9</text:p>
          </table:table-cell>
          <table:table-cell table:formula="of:=SUM([.$D21]+[.H$1])" office:value-type="float" office:value="10" calcext:value-type="float">
            <text:p>10</text:p>
          </table:table-cell>
          <table:table-cell table:formula="of:=SUM([.$D21]+[.I$1])" office:value-type="float" office:value="11" calcext:value-type="float">
            <text:p>11</text:p>
          </table:table-cell>
          <table:table-cell table:formula="of:=SUM([.$D21]+[.J$1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22:.C22];0)" office:value-type="float" office:value="7" calcext:value-type="float">
            <text:p>7</text:p>
          </table:table-cell>
          <table:table-cell table:style-name="ce29" table:formula="of:=SUM([.D22]+1)" office:value-type="float" office:value="8" calcext:value-type="float">
            <text:p>8</text:p>
          </table:table-cell>
          <table:table-cell table:formula="of:=SUM([.D22]+[.$F$1])" office:value-type="float" office:value="9" calcext:value-type="float">
            <text:p>9</text:p>
          </table:table-cell>
          <table:table-cell table:formula="of:=SUM([.D22]+[.$G$1])" office:value-type="float" office:value="10" calcext:value-type="float">
            <text:p>10</text:p>
          </table:table-cell>
          <table:table-cell table:formula="of:=SUM([.$D22]+[.H$1])" office:value-type="float" office:value="11" calcext:value-type="float">
            <text:p>11</text:p>
          </table:table-cell>
          <table:table-cell table:style-name="ce29" table:formula="of:=SUM([.$D22]+[.I$1])" office:value-type="float" office:value="12" calcext:value-type="float">
            <text:p>12</text:p>
          </table:table-cell>
          <table:table-cell table:formula="of:=SUM([.$D22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23:.C23];0)" office:value-type="float" office:value="7" calcext:value-type="float">
            <text:p>7</text:p>
          </table:table-cell>
          <table:table-cell table:style-name="ce29" table:formula="of:=SUM([.D23]+1)" office:value-type="float" office:value="8" calcext:value-type="float">
            <text:p>8</text:p>
          </table:table-cell>
          <table:table-cell table:formula="of:=SUM([.D23]+[.$F$1])" office:value-type="float" office:value="9" calcext:value-type="float">
            <text:p>9</text:p>
          </table:table-cell>
          <table:table-cell table:formula="of:=SUM([.D23]+[.$G$1])" office:value-type="float" office:value="10" calcext:value-type="float">
            <text:p>10</text:p>
          </table:table-cell>
          <table:table-cell table:formula="of:=SUM([.$D23]+[.H$1])" office:value-type="float" office:value="11" calcext:value-type="float">
            <text:p>11</text:p>
          </table:table-cell>
          <table:table-cell table:style-name="ce29" table:formula="of:=SUM([.$D23]+[.I$1])" office:value-type="float" office:value="12" calcext:value-type="float">
            <text:p>12</text:p>
          </table:table-cell>
          <table:table-cell table:formula="of:=SUM([.$D23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24:.C24];0)" office:value-type="float" office:value="7" calcext:value-type="float">
            <text:p>7</text:p>
          </table:table-cell>
          <table:table-cell table:style-name="ce29" table:formula="of:=SUM([.D24]+1)" office:value-type="float" office:value="8" calcext:value-type="float">
            <text:p>8</text:p>
          </table:table-cell>
          <table:table-cell table:formula="of:=SUM([.D24]+[.$F$1])" office:value-type="float" office:value="9" calcext:value-type="float">
            <text:p>9</text:p>
          </table:table-cell>
          <table:table-cell table:formula="of:=SUM([.D24]+[.$G$1])" office:value-type="float" office:value="10" calcext:value-type="float">
            <text:p>10</text:p>
          </table:table-cell>
          <table:table-cell table:formula="of:=SUM([.$D24]+[.H$1])" office:value-type="float" office:value="11" calcext:value-type="float">
            <text:p>11</text:p>
          </table:table-cell>
          <table:table-cell table:style-name="ce29" table:formula="of:=SUM([.$D24]+[.I$1])" office:value-type="float" office:value="12" calcext:value-type="float">
            <text:p>12</text:p>
          </table:table-cell>
          <table:table-cell table:formula="of:=SUM([.$D24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5:.C25];0)" office:value-type="float" office:value="7" calcext:value-type="float">
            <text:p>7</text:p>
          </table:table-cell>
          <table:table-cell table:style-name="ce29" table:formula="of:=SUM([.D25]+1)" office:value-type="float" office:value="8" calcext:value-type="float">
            <text:p>8</text:p>
          </table:table-cell>
          <table:table-cell table:style-name="ce29" table:formula="of:=SUM([.D25]+[.$F$1])" office:value-type="float" office:value="9" calcext:value-type="float">
            <text:p>9</text:p>
          </table:table-cell>
          <table:table-cell table:formula="of:=SUM([.D25]+[.$G$1])" office:value-type="float" office:value="10" calcext:value-type="float">
            <text:p>10</text:p>
          </table:table-cell>
          <table:table-cell table:style-name="ce29" table:formula="of:=SUM([.$D25]+[.H$1])" office:value-type="float" office:value="11" calcext:value-type="float">
            <text:p>11</text:p>
          </table:table-cell>
          <table:table-cell table:formula="of:=SUM([.$D25]+[.I$1])" office:value-type="float" office:value="12" calcext:value-type="float">
            <text:p>12</text:p>
          </table:table-cell>
          <table:table-cell table:formula="of:=SUM([.$D25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6:.C26];0)" office:value-type="float" office:value="7" calcext:value-type="float">
            <text:p>7</text:p>
          </table:table-cell>
          <table:table-cell table:style-name="ce29" table:formula="of:=SUM([.D26]+1)" office:value-type="float" office:value="8" calcext:value-type="float">
            <text:p>8</text:p>
          </table:table-cell>
          <table:table-cell table:style-name="ce29" table:formula="of:=SUM([.D26]+[.$F$1])" office:value-type="float" office:value="9" calcext:value-type="float">
            <text:p>9</text:p>
          </table:table-cell>
          <table:table-cell table:formula="of:=SUM([.D26]+[.$G$1])" office:value-type="float" office:value="10" calcext:value-type="float">
            <text:p>10</text:p>
          </table:table-cell>
          <table:table-cell table:style-name="ce29" table:formula="of:=SUM([.$D26]+[.H$1])" office:value-type="float" office:value="11" calcext:value-type="float">
            <text:p>11</text:p>
          </table:table-cell>
          <table:table-cell table:formula="of:=SUM([.$D26]+[.I$1])" office:value-type="float" office:value="12" calcext:value-type="float">
            <text:p>12</text:p>
          </table:table-cell>
          <table:table-cell table:formula="of:=SUM([.$D26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7:.C27];0)" office:value-type="float" office:value="7" calcext:value-type="float">
            <text:p>7</text:p>
          </table:table-cell>
          <table:table-cell table:style-name="ce29" table:formula="of:=SUM([.D27]+1)" office:value-type="float" office:value="8" calcext:value-type="float">
            <text:p>8</text:p>
          </table:table-cell>
          <table:table-cell table:style-name="ce29" table:formula="of:=SUM([.D27]+[.$F$1])" office:value-type="float" office:value="9" calcext:value-type="float">
            <text:p>9</text:p>
          </table:table-cell>
          <table:table-cell table:formula="of:=SUM([.D27]+[.$G$1])" office:value-type="float" office:value="10" calcext:value-type="float">
            <text:p>10</text:p>
          </table:table-cell>
          <table:table-cell table:style-name="ce29" table:formula="of:=SUM([.$D27]+[.H$1])" office:value-type="float" office:value="11" calcext:value-type="float">
            <text:p>11</text:p>
          </table:table-cell>
          <table:table-cell table:formula="of:=SUM([.$D27]+[.I$1])" office:value-type="float" office:value="12" calcext:value-type="float">
            <text:p>12</text:p>
          </table:table-cell>
          <table:table-cell table:formula="of:=SUM([.$D27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8:.C28];0)" office:value-type="float" office:value="7" calcext:value-type="float">
            <text:p>7</text:p>
          </table:table-cell>
          <table:table-cell table:style-name="ce29" table:formula="of:=SUM([.D28]+1)" office:value-type="float" office:value="8" calcext:value-type="float">
            <text:p>8</text:p>
          </table:table-cell>
          <table:table-cell table:style-name="ce29" table:formula="of:=SUM([.D28]+[.$F$1])" office:value-type="float" office:value="9" calcext:value-type="float">
            <text:p>9</text:p>
          </table:table-cell>
          <table:table-cell table:formula="of:=SUM([.D28]+[.$G$1])" office:value-type="float" office:value="10" calcext:value-type="float">
            <text:p>10</text:p>
          </table:table-cell>
          <table:table-cell table:style-name="ce29" table:formula="of:=SUM([.$D28]+[.H$1])" office:value-type="float" office:value="11" calcext:value-type="float">
            <text:p>11</text:p>
          </table:table-cell>
          <table:table-cell table:formula="of:=SUM([.$D28]+[.I$1])" office:value-type="float" office:value="12" calcext:value-type="float">
            <text:p>12</text:p>
          </table:table-cell>
          <table:table-cell table:formula="of:=SUM([.$D28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9:.C29];0)" office:value-type="float" office:value="7" calcext:value-type="float">
            <text:p>7</text:p>
          </table:table-cell>
          <table:table-cell table:style-name="ce29" table:formula="of:=SUM([.D29]+1)" office:value-type="float" office:value="8" calcext:value-type="float">
            <text:p>8</text:p>
          </table:table-cell>
          <table:table-cell table:style-name="ce29" table:formula="of:=SUM([.D29]+[.$F$1])" office:value-type="float" office:value="9" calcext:value-type="float">
            <text:p>9</text:p>
          </table:table-cell>
          <table:table-cell table:formula="of:=SUM([.D29]+[.$G$1])" office:value-type="float" office:value="10" calcext:value-type="float">
            <text:p>10</text:p>
          </table:table-cell>
          <table:table-cell table:style-name="ce29" table:formula="of:=SUM([.$D29]+[.H$1])" office:value-type="float" office:value="11" calcext:value-type="float">
            <text:p>11</text:p>
          </table:table-cell>
          <table:table-cell table:formula="of:=SUM([.$D29]+[.I$1])" office:value-type="float" office:value="12" calcext:value-type="float">
            <text:p>12</text:p>
          </table:table-cell>
          <table:table-cell table:formula="of:=SUM([.$D29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30:.C30];0)" office:value-type="float" office:value="7" calcext:value-type="float">
            <text:p>7</text:p>
          </table:table-cell>
          <table:table-cell table:style-name="ce29" table:formula="of:=SUM([.D30]+1)" office:value-type="float" office:value="8" calcext:value-type="float">
            <text:p>8</text:p>
          </table:table-cell>
          <table:table-cell table:style-name="ce29" table:formula="of:=SUM([.D30]+[.$F$1])" office:value-type="float" office:value="9" calcext:value-type="float">
            <text:p>9</text:p>
          </table:table-cell>
          <table:table-cell table:formula="of:=SUM([.D30]+[.$G$1])" office:value-type="float" office:value="10" calcext:value-type="float">
            <text:p>10</text:p>
          </table:table-cell>
          <table:table-cell table:style-name="ce29" table:formula="of:=SUM([.$D30]+[.H$1])" office:value-type="float" office:value="11" calcext:value-type="float">
            <text:p>11</text:p>
          </table:table-cell>
          <table:table-cell table:formula="of:=SUM([.$D30]+[.I$1])" office:value-type="float" office:value="12" calcext:value-type="float">
            <text:p>12</text:p>
          </table:table-cell>
          <table:table-cell table:formula="of:=SUM([.$D30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31:.C31];0)" office:value-type="float" office:value="7" calcext:value-type="float">
            <text:p>7</text:p>
          </table:table-cell>
          <table:table-cell table:style-name="ce29" table:formula="of:=SUM([.D31]+1)" office:value-type="float" office:value="8" calcext:value-type="float">
            <text:p>8</text:p>
          </table:table-cell>
          <table:table-cell table:formula="of:=SUM([.D31]+[.$F$1])" office:value-type="float" office:value="9" calcext:value-type="float">
            <text:p>9</text:p>
          </table:table-cell>
          <table:table-cell table:style-name="ce29" table:formula="of:=SUM([.D31]+[.$G$1])" office:value-type="float" office:value="10" calcext:value-type="float">
            <text:p>10</text:p>
          </table:table-cell>
          <table:table-cell table:formula="of:=SUM([.$D31]+[.H$1])" office:value-type="float" office:value="11" calcext:value-type="float">
            <text:p>11</text:p>
          </table:table-cell>
          <table:table-cell table:formula="of:=SUM([.$D31]+[.I$1])" office:value-type="float" office:value="12" calcext:value-type="float">
            <text:p>12</text:p>
          </table:table-cell>
          <table:table-cell table:formula="of:=SUM([.$D31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32:.C32];0)" office:value-type="float" office:value="7" calcext:value-type="float">
            <text:p>7</text:p>
          </table:table-cell>
          <table:table-cell table:style-name="ce29" table:formula="of:=SUM([.D32]+1)" office:value-type="float" office:value="8" calcext:value-type="float">
            <text:p>8</text:p>
          </table:table-cell>
          <table:table-cell table:formula="of:=SUM([.D32]+[.$F$1])" office:value-type="float" office:value="9" calcext:value-type="float">
            <text:p>9</text:p>
          </table:table-cell>
          <table:table-cell table:style-name="ce29" table:formula="of:=SUM([.D32]+[.$G$1])" office:value-type="float" office:value="10" calcext:value-type="float">
            <text:p>10</text:p>
          </table:table-cell>
          <table:table-cell table:formula="of:=SUM([.$D32]+[.H$1])" office:value-type="float" office:value="11" calcext:value-type="float">
            <text:p>11</text:p>
          </table:table-cell>
          <table:table-cell table:formula="of:=SUM([.$D32]+[.I$1])" office:value-type="float" office:value="12" calcext:value-type="float">
            <text:p>12</text:p>
          </table:table-cell>
          <table:table-cell table:formula="of:=SUM([.$D32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33:.C33];0)" office:value-type="float" office:value="7" calcext:value-type="float">
            <text:p>7</text:p>
          </table:table-cell>
          <table:table-cell table:style-name="ce29" table:formula="of:=SUM([.D33]+1)" office:value-type="float" office:value="8" calcext:value-type="float">
            <text:p>8</text:p>
          </table:table-cell>
          <table:table-cell table:formula="of:=SUM([.D33]+[.$F$1])" office:value-type="float" office:value="9" calcext:value-type="float">
            <text:p>9</text:p>
          </table:table-cell>
          <table:table-cell table:style-name="ce29" table:formula="of:=SUM([.D33]+[.$G$1])" office:value-type="float" office:value="10" calcext:value-type="float">
            <text:p>10</text:p>
          </table:table-cell>
          <table:table-cell table:formula="of:=SUM([.$D33]+[.H$1])" office:value-type="float" office:value="11" calcext:value-type="float">
            <text:p>11</text:p>
          </table:table-cell>
          <table:table-cell table:formula="of:=SUM([.$D33]+[.I$1])" office:value-type="float" office:value="12" calcext:value-type="float">
            <text:p>12</text:p>
          </table:table-cell>
          <table:table-cell table:formula="of:=SUM([.$D33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34:.C34];0)" office:value-type="float" office:value="7" calcext:value-type="float">
            <text:p>7</text:p>
          </table:table-cell>
          <table:table-cell table:formula="of:=SUM([.D34]+1)" office:value-type="float" office:value="8" calcext:value-type="float">
            <text:p>8</text:p>
          </table:table-cell>
          <table:table-cell table:style-name="ce29" table:formula="of:=SUM([.D34]+[.$F$1])" office:value-type="float" office:value="9" calcext:value-type="float">
            <text:p>9</text:p>
          </table:table-cell>
          <table:table-cell table:style-name="ce29" table:formula="of:=SUM([.D34]+[.$G$1])" office:value-type="float" office:value="10" calcext:value-type="float">
            <text:p>10</text:p>
          </table:table-cell>
          <table:table-cell table:formula="of:=SUM([.$D34]+[.H$1])" office:value-type="float" office:value="11" calcext:value-type="float">
            <text:p>11</text:p>
          </table:table-cell>
          <table:table-cell table:formula="of:=SUM([.$D34]+[.I$1])" office:value-type="float" office:value="12" calcext:value-type="float">
            <text:p>12</text:p>
          </table:table-cell>
          <table:table-cell table:formula="of:=SUM([.$D34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35:.C35];0)" office:value-type="float" office:value="7" calcext:value-type="float">
            <text:p>7</text:p>
          </table:table-cell>
          <table:table-cell table:formula="of:=SUM([.D35]+1)" office:value-type="float" office:value="8" calcext:value-type="float">
            <text:p>8</text:p>
          </table:table-cell>
          <table:table-cell table:style-name="ce29" table:formula="of:=SUM([.D35]+[.$F$1])" office:value-type="float" office:value="9" calcext:value-type="float">
            <text:p>9</text:p>
          </table:table-cell>
          <table:table-cell table:style-name="ce29" table:formula="of:=SUM([.D35]+[.$G$1])" office:value-type="float" office:value="10" calcext:value-type="float">
            <text:p>10</text:p>
          </table:table-cell>
          <table:table-cell table:formula="of:=SUM([.$D35]+[.H$1])" office:value-type="float" office:value="11" calcext:value-type="float">
            <text:p>11</text:p>
          </table:table-cell>
          <table:table-cell table:formula="of:=SUM([.$D35]+[.I$1])" office:value-type="float" office:value="12" calcext:value-type="float">
            <text:p>12</text:p>
          </table:table-cell>
          <table:table-cell table:formula="of:=SUM([.$D35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36:.C36];0)" office:value-type="float" office:value="7" calcext:value-type="float">
            <text:p>7</text:p>
          </table:table-cell>
          <table:table-cell table:formula="of:=SUM([.D36]+1)" office:value-type="float" office:value="8" calcext:value-type="float">
            <text:p>8</text:p>
          </table:table-cell>
          <table:table-cell table:style-name="ce29" table:formula="of:=SUM([.D36]+[.$F$1])" office:value-type="float" office:value="9" calcext:value-type="float">
            <text:p>9</text:p>
          </table:table-cell>
          <table:table-cell table:style-name="ce29" table:formula="of:=SUM([.D36]+[.$G$1])" office:value-type="float" office:value="10" calcext:value-type="float">
            <text:p>10</text:p>
          </table:table-cell>
          <table:table-cell table:formula="of:=SUM([.$D36]+[.H$1])" office:value-type="float" office:value="11" calcext:value-type="float">
            <text:p>11</text:p>
          </table:table-cell>
          <table:table-cell table:formula="of:=SUM([.$D36]+[.I$1])" office:value-type="float" office:value="12" calcext:value-type="float">
            <text:p>12</text:p>
          </table:table-cell>
          <table:table-cell table:formula="of:=SUM([.$D36]+[.J$1])" office:value-type="float" office:value="13" calcext:value-type="float">
            <text:p>13</text:p>
          </table:table-cell>
          <table:table-cell table:number-columns-repeated="9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37:.C37];0)" office:value-type="float" office:value="8" calcext:value-type="float">
            <text:p>8</text:p>
          </table:table-cell>
          <table:table-cell table:style-name="ce29" table:formula="of:=SUM([.D37]+1)" office:value-type="float" office:value="9" calcext:value-type="float">
            <text:p>9</text:p>
          </table:table-cell>
          <table:table-cell table:formula="of:=SUM([.D37]+[.$F$1])" office:value-type="float" office:value="10" calcext:value-type="float">
            <text:p>10</text:p>
          </table:table-cell>
          <table:table-cell table:formula="of:=SUM([.D37]+[.$G$1])" office:value-type="float" office:value="11" calcext:value-type="float">
            <text:p>11</text:p>
          </table:table-cell>
          <table:table-cell table:formula="of:=SUM([.$D37]+[.H$1])" office:value-type="float" office:value="12" calcext:value-type="float">
            <text:p>12</text:p>
          </table:table-cell>
          <table:table-cell table:formula="of:=SUM([.$D37]+[.I$1])" office:value-type="float" office:value="13" calcext:value-type="float">
            <text:p>13</text:p>
          </table:table-cell>
          <table:table-cell table:style-name="ce29" table:formula="of:=SUM([.$D37]+[.J$1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38:.C38];0)" office:value-type="float" office:value="8" calcext:value-type="float">
            <text:p>8</text:p>
          </table:table-cell>
          <table:table-cell table:style-name="ce29" table:formula="of:=SUM([.D38]+1)" office:value-type="float" office:value="9" calcext:value-type="float">
            <text:p>9</text:p>
          </table:table-cell>
          <table:table-cell table:formula="of:=SUM([.D38]+[.$F$1])" office:value-type="float" office:value="10" calcext:value-type="float">
            <text:p>10</text:p>
          </table:table-cell>
          <table:table-cell table:formula="of:=SUM([.D38]+[.$G$1])" office:value-type="float" office:value="11" calcext:value-type="float">
            <text:p>11</text:p>
          </table:table-cell>
          <table:table-cell table:formula="of:=SUM([.$D38]+[.H$1])" office:value-type="float" office:value="12" calcext:value-type="float">
            <text:p>12</text:p>
          </table:table-cell>
          <table:table-cell table:formula="of:=SUM([.$D38]+[.I$1])" office:value-type="float" office:value="13" calcext:value-type="float">
            <text:p>13</text:p>
          </table:table-cell>
          <table:table-cell table:style-name="ce29" table:formula="of:=SUM([.$D38]+[.J$1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39:.C39];0)" office:value-type="float" office:value="8" calcext:value-type="float">
            <text:p>8</text:p>
          </table:table-cell>
          <table:table-cell table:style-name="ce29" table:formula="of:=SUM([.D39]+1)" office:value-type="float" office:value="9" calcext:value-type="float">
            <text:p>9</text:p>
          </table:table-cell>
          <table:table-cell table:formula="of:=SUM([.D39]+[.$F$1])" office:value-type="float" office:value="10" calcext:value-type="float">
            <text:p>10</text:p>
          </table:table-cell>
          <table:table-cell table:formula="of:=SUM([.D39]+[.$G$1])" office:value-type="float" office:value="11" calcext:value-type="float">
            <text:p>11</text:p>
          </table:table-cell>
          <table:table-cell table:formula="of:=SUM([.$D39]+[.H$1])" office:value-type="float" office:value="12" calcext:value-type="float">
            <text:p>12</text:p>
          </table:table-cell>
          <table:table-cell table:formula="of:=SUM([.$D39]+[.I$1])" office:value-type="float" office:value="13" calcext:value-type="float">
            <text:p>13</text:p>
          </table:table-cell>
          <table:table-cell table:style-name="ce29" table:formula="of:=SUM([.$D39]+[.J$1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0:.C40];0)" office:value-type="float" office:value="8" calcext:value-type="float">
            <text:p>8</text:p>
          </table:table-cell>
          <table:table-cell table:style-name="ce29" table:formula="of:=SUM([.D40]+1)" office:value-type="float" office:value="9" calcext:value-type="float">
            <text:p>9</text:p>
          </table:table-cell>
          <table:table-cell table:style-name="ce29" table:formula="of:=SUM([.D40]+[.$F$1])" office:value-type="float" office:value="10" calcext:value-type="float">
            <text:p>10</text:p>
          </table:table-cell>
          <table:table-cell table:formula="of:=SUM([.D40]+[.$G$1])" office:value-type="float" office:value="11" calcext:value-type="float">
            <text:p>11</text:p>
          </table:table-cell>
          <table:table-cell table:formula="of:=SUM([.$D40]+[.H$1])" office:value-type="float" office:value="12" calcext:value-type="float">
            <text:p>12</text:p>
          </table:table-cell>
          <table:table-cell table:style-name="ce29" table:formula="of:=SUM([.$D40]+[.I$1])" office:value-type="float" office:value="13" calcext:value-type="float">
            <text:p>13</text:p>
          </table:table-cell>
          <table:table-cell table:formula="of:=SUM([.$D40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1:.C41];0)" office:value-type="float" office:value="8" calcext:value-type="float">
            <text:p>8</text:p>
          </table:table-cell>
          <table:table-cell table:style-name="ce29" table:formula="of:=SUM([.D41]+1)" office:value-type="float" office:value="9" calcext:value-type="float">
            <text:p>9</text:p>
          </table:table-cell>
          <table:table-cell table:style-name="ce29" table:formula="of:=SUM([.D41]+[.$F$1])" office:value-type="float" office:value="10" calcext:value-type="float">
            <text:p>10</text:p>
          </table:table-cell>
          <table:table-cell table:formula="of:=SUM([.D41]+[.$G$1])" office:value-type="float" office:value="11" calcext:value-type="float">
            <text:p>11</text:p>
          </table:table-cell>
          <table:table-cell table:formula="of:=SUM([.$D41]+[.H$1])" office:value-type="float" office:value="12" calcext:value-type="float">
            <text:p>12</text:p>
          </table:table-cell>
          <table:table-cell table:style-name="ce29" table:formula="of:=SUM([.$D41]+[.I$1])" office:value-type="float" office:value="13" calcext:value-type="float">
            <text:p>13</text:p>
          </table:table-cell>
          <table:table-cell table:formula="of:=SUM([.$D41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2:.C42];0)" office:value-type="float" office:value="8" calcext:value-type="float">
            <text:p>8</text:p>
          </table:table-cell>
          <table:table-cell table:style-name="ce29" table:formula="of:=SUM([.D42]+1)" office:value-type="float" office:value="9" calcext:value-type="float">
            <text:p>9</text:p>
          </table:table-cell>
          <table:table-cell table:style-name="ce29" table:formula="of:=SUM([.D42]+[.$F$1])" office:value-type="float" office:value="10" calcext:value-type="float">
            <text:p>10</text:p>
          </table:table-cell>
          <table:table-cell table:formula="of:=SUM([.D42]+[.$G$1])" office:value-type="float" office:value="11" calcext:value-type="float">
            <text:p>11</text:p>
          </table:table-cell>
          <table:table-cell table:formula="of:=SUM([.$D42]+[.H$1])" office:value-type="float" office:value="12" calcext:value-type="float">
            <text:p>12</text:p>
          </table:table-cell>
          <table:table-cell table:style-name="ce29" table:formula="of:=SUM([.$D42]+[.I$1])" office:value-type="float" office:value="13" calcext:value-type="float">
            <text:p>13</text:p>
          </table:table-cell>
          <table:table-cell table:formula="of:=SUM([.$D42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3:.C43];0)" office:value-type="float" office:value="8" calcext:value-type="float">
            <text:p>8</text:p>
          </table:table-cell>
          <table:table-cell table:style-name="ce29" table:formula="of:=SUM([.D43]+1)" office:value-type="float" office:value="9" calcext:value-type="float">
            <text:p>9</text:p>
          </table:table-cell>
          <table:table-cell table:style-name="ce29" table:formula="of:=SUM([.D43]+[.$F$1])" office:value-type="float" office:value="10" calcext:value-type="float">
            <text:p>10</text:p>
          </table:table-cell>
          <table:table-cell table:formula="of:=SUM([.D43]+[.$G$1])" office:value-type="float" office:value="11" calcext:value-type="float">
            <text:p>11</text:p>
          </table:table-cell>
          <table:table-cell table:formula="of:=SUM([.$D43]+[.H$1])" office:value-type="float" office:value="12" calcext:value-type="float">
            <text:p>12</text:p>
          </table:table-cell>
          <table:table-cell table:style-name="ce29" table:formula="of:=SUM([.$D43]+[.I$1])" office:value-type="float" office:value="13" calcext:value-type="float">
            <text:p>13</text:p>
          </table:table-cell>
          <table:table-cell table:formula="of:=SUM([.$D43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4:.C44];0)" office:value-type="float" office:value="8" calcext:value-type="float">
            <text:p>8</text:p>
          </table:table-cell>
          <table:table-cell table:style-name="ce29" table:formula="of:=SUM([.D44]+1)" office:value-type="float" office:value="9" calcext:value-type="float">
            <text:p>9</text:p>
          </table:table-cell>
          <table:table-cell table:style-name="ce29" table:formula="of:=SUM([.D44]+[.$F$1])" office:value-type="float" office:value="10" calcext:value-type="float">
            <text:p>10</text:p>
          </table:table-cell>
          <table:table-cell table:formula="of:=SUM([.D44]+[.$G$1])" office:value-type="float" office:value="11" calcext:value-type="float">
            <text:p>11</text:p>
          </table:table-cell>
          <table:table-cell table:formula="of:=SUM([.$D44]+[.H$1])" office:value-type="float" office:value="12" calcext:value-type="float">
            <text:p>12</text:p>
          </table:table-cell>
          <table:table-cell table:style-name="ce29" table:formula="of:=SUM([.$D44]+[.I$1])" office:value-type="float" office:value="13" calcext:value-type="float">
            <text:p>13</text:p>
          </table:table-cell>
          <table:table-cell table:formula="of:=SUM([.$D44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5:.C45];0)" office:value-type="float" office:value="8" calcext:value-type="float">
            <text:p>8</text:p>
          </table:table-cell>
          <table:table-cell table:style-name="ce29" table:formula="of:=SUM([.D45]+1)" office:value-type="float" office:value="9" calcext:value-type="float">
            <text:p>9</text:p>
          </table:table-cell>
          <table:table-cell table:style-name="ce29" table:formula="of:=SUM([.D45]+[.$F$1])" office:value-type="float" office:value="10" calcext:value-type="float">
            <text:p>10</text:p>
          </table:table-cell>
          <table:table-cell table:formula="of:=SUM([.D45]+[.$G$1])" office:value-type="float" office:value="11" calcext:value-type="float">
            <text:p>11</text:p>
          </table:table-cell>
          <table:table-cell table:formula="of:=SUM([.$D45]+[.H$1])" office:value-type="float" office:value="12" calcext:value-type="float">
            <text:p>12</text:p>
          </table:table-cell>
          <table:table-cell table:style-name="ce29" table:formula="of:=SUM([.$D45]+[.I$1])" office:value-type="float" office:value="13" calcext:value-type="float">
            <text:p>13</text:p>
          </table:table-cell>
          <table:table-cell table:formula="of:=SUM([.$D45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6:.C46];0)" office:value-type="float" office:value="8" calcext:value-type="float">
            <text:p>8</text:p>
          </table:table-cell>
          <table:table-cell table:style-name="ce29" table:formula="of:=SUM([.D46]+1)" office:value-type="float" office:value="9" calcext:value-type="float">
            <text:p>9</text:p>
          </table:table-cell>
          <table:table-cell table:formula="of:=SUM([.D46]+[.$F$1])" office:value-type="float" office:value="10" calcext:value-type="float">
            <text:p>10</text:p>
          </table:table-cell>
          <table:table-cell table:style-name="ce29" table:formula="of:=SUM([.D46]+[.$G$1])" office:value-type="float" office:value="11" calcext:value-type="float">
            <text:p>11</text:p>
          </table:table-cell>
          <table:table-cell table:style-name="ce29" table:formula="of:=SUM([.$D46]+[.H$1])" office:value-type="float" office:value="12" calcext:value-type="float">
            <text:p>12</text:p>
          </table:table-cell>
          <table:table-cell table:formula="of:=SUM([.$D46]+[.I$1])" office:value-type="float" office:value="13" calcext:value-type="float">
            <text:p>13</text:p>
          </table:table-cell>
          <table:table-cell table:formula="of:=SUM([.$D46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7:.C47];0)" office:value-type="float" office:value="8" calcext:value-type="float">
            <text:p>8</text:p>
          </table:table-cell>
          <table:table-cell table:style-name="ce29" table:formula="of:=SUM([.D47]+1)" office:value-type="float" office:value="9" calcext:value-type="float">
            <text:p>9</text:p>
          </table:table-cell>
          <table:table-cell table:formula="of:=SUM([.D47]+[.$F$1])" office:value-type="float" office:value="10" calcext:value-type="float">
            <text:p>10</text:p>
          </table:table-cell>
          <table:table-cell table:style-name="ce29" table:formula="of:=SUM([.D47]+[.$G$1])" office:value-type="float" office:value="11" calcext:value-type="float">
            <text:p>11</text:p>
          </table:table-cell>
          <table:table-cell table:style-name="ce29" table:formula="of:=SUM([.$D47]+[.H$1])" office:value-type="float" office:value="12" calcext:value-type="float">
            <text:p>12</text:p>
          </table:table-cell>
          <table:table-cell table:formula="of:=SUM([.$D47]+[.I$1])" office:value-type="float" office:value="13" calcext:value-type="float">
            <text:p>13</text:p>
          </table:table-cell>
          <table:table-cell table:formula="of:=SUM([.$D47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8:.C48];0)" office:value-type="float" office:value="8" calcext:value-type="float">
            <text:p>8</text:p>
          </table:table-cell>
          <table:table-cell table:style-name="ce29" table:formula="of:=SUM([.D48]+1)" office:value-type="float" office:value="9" calcext:value-type="float">
            <text:p>9</text:p>
          </table:table-cell>
          <table:table-cell table:formula="of:=SUM([.D48]+[.$F$1])" office:value-type="float" office:value="10" calcext:value-type="float">
            <text:p>10</text:p>
          </table:table-cell>
          <table:table-cell table:style-name="ce29" table:formula="of:=SUM([.D48]+[.$G$1])" office:value-type="float" office:value="11" calcext:value-type="float">
            <text:p>11</text:p>
          </table:table-cell>
          <table:table-cell table:style-name="ce29" table:formula="of:=SUM([.$D48]+[.H$1])" office:value-type="float" office:value="12" calcext:value-type="float">
            <text:p>12</text:p>
          </table:table-cell>
          <table:table-cell table:formula="of:=SUM([.$D48]+[.I$1])" office:value-type="float" office:value="13" calcext:value-type="float">
            <text:p>13</text:p>
          </table:table-cell>
          <table:table-cell table:formula="of:=SUM([.$D48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9:.C49];0)" office:value-type="float" office:value="8" calcext:value-type="float">
            <text:p>8</text:p>
          </table:table-cell>
          <table:table-cell table:style-name="ce29" table:formula="of:=SUM([.D49]+1)" office:value-type="float" office:value="9" calcext:value-type="float">
            <text:p>9</text:p>
          </table:table-cell>
          <table:table-cell table:formula="of:=SUM([.D49]+[.$F$1])" office:value-type="float" office:value="10" calcext:value-type="float">
            <text:p>10</text:p>
          </table:table-cell>
          <table:table-cell table:style-name="ce29" table:formula="of:=SUM([.D49]+[.$G$1])" office:value-type="float" office:value="11" calcext:value-type="float">
            <text:p>11</text:p>
          </table:table-cell>
          <table:table-cell table:style-name="ce29" table:formula="of:=SUM([.$D49]+[.H$1])" office:value-type="float" office:value="12" calcext:value-type="float">
            <text:p>12</text:p>
          </table:table-cell>
          <table:table-cell table:formula="of:=SUM([.$D49]+[.I$1])" office:value-type="float" office:value="13" calcext:value-type="float">
            <text:p>13</text:p>
          </table:table-cell>
          <table:table-cell table:formula="of:=SUM([.$D49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50:.C50];0)" office:value-type="float" office:value="8" calcext:value-type="float">
            <text:p>8</text:p>
          </table:table-cell>
          <table:table-cell table:style-name="ce29" table:formula="of:=SUM([.D50]+1)" office:value-type="float" office:value="9" calcext:value-type="float">
            <text:p>9</text:p>
          </table:table-cell>
          <table:table-cell table:formula="of:=SUM([.D50]+[.$F$1])" office:value-type="float" office:value="10" calcext:value-type="float">
            <text:p>10</text:p>
          </table:table-cell>
          <table:table-cell table:style-name="ce29" table:formula="of:=SUM([.D50]+[.$G$1])" office:value-type="float" office:value="11" calcext:value-type="float">
            <text:p>11</text:p>
          </table:table-cell>
          <table:table-cell table:style-name="ce29" table:formula="of:=SUM([.$D50]+[.H$1])" office:value-type="float" office:value="12" calcext:value-type="float">
            <text:p>12</text:p>
          </table:table-cell>
          <table:table-cell table:formula="of:=SUM([.$D50]+[.I$1])" office:value-type="float" office:value="13" calcext:value-type="float">
            <text:p>13</text:p>
          </table:table-cell>
          <table:table-cell table:formula="of:=SUM([.$D50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51:.C51];0)" office:value-type="float" office:value="8" calcext:value-type="float">
            <text:p>8</text:p>
          </table:table-cell>
          <table:table-cell table:style-name="ce29" table:formula="of:=SUM([.D51]+1)" office:value-type="float" office:value="9" calcext:value-type="float">
            <text:p>9</text:p>
          </table:table-cell>
          <table:table-cell table:formula="of:=SUM([.D51]+[.$F$1])" office:value-type="float" office:value="10" calcext:value-type="float">
            <text:p>10</text:p>
          </table:table-cell>
          <table:table-cell table:style-name="ce29" table:formula="of:=SUM([.D51]+[.$G$1])" office:value-type="float" office:value="11" calcext:value-type="float">
            <text:p>11</text:p>
          </table:table-cell>
          <table:table-cell table:style-name="ce29" table:formula="of:=SUM([.$D51]+[.H$1])" office:value-type="float" office:value="12" calcext:value-type="float">
            <text:p>12</text:p>
          </table:table-cell>
          <table:table-cell table:formula="of:=SUM([.$D51]+[.I$1])" office:value-type="float" office:value="13" calcext:value-type="float">
            <text:p>13</text:p>
          </table:table-cell>
          <table:table-cell table:formula="of:=SUM([.$D51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52:.C52];0)" office:value-type="float" office:value="8" calcext:value-type="float">
            <text:p>8</text:p>
          </table:table-cell>
          <table:table-cell table:formula="of:=SUM([.D52]+1)" office:value-type="float" office:value="9" calcext:value-type="float">
            <text:p>9</text:p>
          </table:table-cell>
          <table:table-cell table:style-name="ce29" table:formula="of:=SUM([.D52]+[.$F$1])" office:value-type="float" office:value="10" calcext:value-type="float">
            <text:p>10</text:p>
          </table:table-cell>
          <table:table-cell table:formula="of:=SUM([.D52]+[.$G$1])" office:value-type="float" office:value="11" calcext:value-type="float">
            <text:p>11</text:p>
          </table:table-cell>
          <table:table-cell table:style-name="ce29" table:formula="of:=SUM([.$D52]+[.H$1])" office:value-type="float" office:value="12" calcext:value-type="float">
            <text:p>12</text:p>
          </table:table-cell>
          <table:table-cell table:formula="of:=SUM([.$D52]+[.I$1])" office:value-type="float" office:value="13" calcext:value-type="float">
            <text:p>13</text:p>
          </table:table-cell>
          <table:table-cell table:formula="of:=SUM([.$D52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53:.C53];0)" office:value-type="float" office:value="8" calcext:value-type="float">
            <text:p>8</text:p>
          </table:table-cell>
          <table:table-cell table:formula="of:=SUM([.D53]+1)" office:value-type="float" office:value="9" calcext:value-type="float">
            <text:p>9</text:p>
          </table:table-cell>
          <table:table-cell table:style-name="ce29" table:formula="of:=SUM([.D53]+[.$F$1])" office:value-type="float" office:value="10" calcext:value-type="float">
            <text:p>10</text:p>
          </table:table-cell>
          <table:table-cell table:formula="of:=SUM([.D53]+[.$G$1])" office:value-type="float" office:value="11" calcext:value-type="float">
            <text:p>11</text:p>
          </table:table-cell>
          <table:table-cell table:style-name="ce29" table:formula="of:=SUM([.$D53]+[.H$1])" office:value-type="float" office:value="12" calcext:value-type="float">
            <text:p>12</text:p>
          </table:table-cell>
          <table:table-cell table:formula="of:=SUM([.$D53]+[.I$1])" office:value-type="float" office:value="13" calcext:value-type="float">
            <text:p>13</text:p>
          </table:table-cell>
          <table:table-cell table:formula="of:=SUM([.$D53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54:.C54];0)" office:value-type="float" office:value="8" calcext:value-type="float">
            <text:p>8</text:p>
          </table:table-cell>
          <table:table-cell table:formula="of:=SUM([.D54]+1)" office:value-type="float" office:value="9" calcext:value-type="float">
            <text:p>9</text:p>
          </table:table-cell>
          <table:table-cell table:style-name="ce29" table:formula="of:=SUM([.D54]+[.$F$1])" office:value-type="float" office:value="10" calcext:value-type="float">
            <text:p>10</text:p>
          </table:table-cell>
          <table:table-cell table:formula="of:=SUM([.D54]+[.$G$1])" office:value-type="float" office:value="11" calcext:value-type="float">
            <text:p>11</text:p>
          </table:table-cell>
          <table:table-cell table:style-name="ce29" table:formula="of:=SUM([.$D54]+[.H$1])" office:value-type="float" office:value="12" calcext:value-type="float">
            <text:p>12</text:p>
          </table:table-cell>
          <table:table-cell table:formula="of:=SUM([.$D54]+[.I$1])" office:value-type="float" office:value="13" calcext:value-type="float">
            <text:p>13</text:p>
          </table:table-cell>
          <table:table-cell table:formula="of:=SUM([.$D54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6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55:.C55];0)" office:value-type="float" office:value="8" calcext:value-type="float">
            <text:p>8</text:p>
          </table:table-cell>
          <table:table-cell table:formula="of:=SUM([.D55]+1)" office:value-type="float" office:value="9" calcext:value-type="float">
            <text:p>9</text:p>
          </table:table-cell>
          <table:table-cell table:style-name="ce29" table:formula="of:=SUM([.D55]+[.$F$1])" office:value-type="float" office:value="10" calcext:value-type="float">
            <text:p>10</text:p>
          </table:table-cell>
          <table:table-cell table:style-name="ce29" table:formula="of:=SUM([.D55]+[.$G$1])" office:value-type="float" office:value="11" calcext:value-type="float">
            <text:p>11</text:p>
          </table:table-cell>
          <table:table-cell table:formula="of:=SUM([.$D55]+[.H$1])" office:value-type="float" office:value="12" calcext:value-type="float">
            <text:p>12</text:p>
          </table:table-cell>
          <table:table-cell table:formula="of:=SUM([.$D55]+[.I$1])" office:value-type="float" office:value="13" calcext:value-type="float">
            <text:p>13</text:p>
          </table:table-cell>
          <table:table-cell table:formula="of:=SUM([.$D55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56:.C56];0)" office:value-type="float" office:value="8" calcext:value-type="float">
            <text:p>8</text:p>
          </table:table-cell>
          <table:table-cell table:formula="of:=SUM([.D56]+1)" office:value-type="float" office:value="9" calcext:value-type="float">
            <text:p>9</text:p>
          </table:table-cell>
          <table:table-cell table:style-name="ce29" table:formula="of:=SUM([.D56]+[.$F$1])" office:value-type="float" office:value="10" calcext:value-type="float">
            <text:p>10</text:p>
          </table:table-cell>
          <table:table-cell table:style-name="ce29" table:formula="of:=SUM([.D56]+[.$G$1])" office:value-type="float" office:value="11" calcext:value-type="float">
            <text:p>11</text:p>
          </table:table-cell>
          <table:table-cell table:formula="of:=SUM([.$D56]+[.H$1])" office:value-type="float" office:value="12" calcext:value-type="float">
            <text:p>12</text:p>
          </table:table-cell>
          <table:table-cell table:formula="of:=SUM([.$D56]+[.I$1])" office:value-type="float" office:value="13" calcext:value-type="float">
            <text:p>13</text:p>
          </table:table-cell>
          <table:table-cell table:formula="of:=SUM([.$D56]+[.J$1])" office:value-type="float" office:value="14" calcext:value-type="float">
            <text:p>14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57:.C57];0)" office:value-type="float" office:value="8" calcext:value-type="float">
            <text:p>8</text:p>
          </table:table-cell>
          <table:table-cell table:formula="of:=SUM([.D57]+1)" office:value-type="float" office:value="9" calcext:value-type="float">
            <text:p>9</text:p>
          </table:table-cell>
          <table:table-cell table:style-name="ce29" table:formula="of:=SUM([.D57]+[.$F$1])" office:value-type="float" office:value="10" calcext:value-type="float">
            <text:p>10</text:p>
          </table:table-cell>
          <table:table-cell table:style-name="ce29" table:formula="of:=SUM([.D57]+[.$G$1])" office:value-type="float" office:value="11" calcext:value-type="float">
            <text:p>11</text:p>
          </table:table-cell>
          <table:table-cell table:formula="of:=SUM([.$D57]+[.H$1])" office:value-type="float" office:value="12" calcext:value-type="float">
            <text:p>12</text:p>
          </table:table-cell>
          <table:table-cell table:formula="of:=SUM([.$D57]+[.I$1])" office:value-type="float" office:value="13" calcext:value-type="float">
            <text:p>13</text:p>
          </table:table-cell>
          <table:table-cell table:formula="of:=SUM([.$D57]+[.J$1])" office:value-type="float" office:value="14" calcext:value-type="float">
            <text:p>14</text:p>
          </table:table-cell>
          <table:table-cell/>
          <table:table-cell table:formula="of:=COUNT([.D58:.D82])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58:.C58];0)" office:value-type="float" office:value="9" calcext:value-type="float">
            <text:p>9</text:p>
          </table:table-cell>
          <table:table-cell table:style-name="ce29" table:formula="of:=SUM([.D58]+1)" office:value-type="float" office:value="10" calcext:value-type="float">
            <text:p>10</text:p>
          </table:table-cell>
          <table:table-cell table:style-name="ce29" table:formula="of:=SUM([.D58]+[.$F$1])" office:value-type="float" office:value="11" calcext:value-type="float">
            <text:p>11</text:p>
          </table:table-cell>
          <table:table-cell table:formula="of:=SUM([.D58]+[.$G$1])" office:value-type="float" office:value="12" calcext:value-type="float">
            <text:p>12</text:p>
          </table:table-cell>
          <table:table-cell table:formula="of:=SUM([.$D58]+[.H$1])" office:value-type="float" office:value="13" calcext:value-type="float">
            <text:p>13</text:p>
          </table:table-cell>
          <table:table-cell table:formula="of:=SUM([.$D58]+[.I$1])" office:value-type="float" office:value="14" calcext:value-type="float">
            <text:p>14</text:p>
          </table:table-cell>
          <table:table-cell table:style-name="ce29" table:formula="of:=SUM([.$D58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59:.C59];0)" office:value-type="float" office:value="9" calcext:value-type="float">
            <text:p>9</text:p>
          </table:table-cell>
          <table:table-cell table:style-name="ce29" table:formula="of:=SUM([.D59]+1)" office:value-type="float" office:value="10" calcext:value-type="float">
            <text:p>10</text:p>
          </table:table-cell>
          <table:table-cell table:style-name="ce29" table:formula="of:=SUM([.D59]+[.$F$1])" office:value-type="float" office:value="11" calcext:value-type="float">
            <text:p>11</text:p>
          </table:table-cell>
          <table:table-cell table:formula="of:=SUM([.D59]+[.$G$1])" office:value-type="float" office:value="12" calcext:value-type="float">
            <text:p>12</text:p>
          </table:table-cell>
          <table:table-cell table:formula="of:=SUM([.$D59]+[.H$1])" office:value-type="float" office:value="13" calcext:value-type="float">
            <text:p>13</text:p>
          </table:table-cell>
          <table:table-cell table:formula="of:=SUM([.$D59]+[.I$1])" office:value-type="float" office:value="14" calcext:value-type="float">
            <text:p>14</text:p>
          </table:table-cell>
          <table:table-cell table:style-name="ce29" table:formula="of:=SUM([.$D59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0:.C60];0)" office:value-type="float" office:value="9" calcext:value-type="float">
            <text:p>9</text:p>
          </table:table-cell>
          <table:table-cell table:style-name="ce29" table:formula="of:=SUM([.D60]+1)" office:value-type="float" office:value="10" calcext:value-type="float">
            <text:p>10</text:p>
          </table:table-cell>
          <table:table-cell table:style-name="ce29" table:formula="of:=SUM([.D60]+[.$F$1])" office:value-type="float" office:value="11" calcext:value-type="float">
            <text:p>11</text:p>
          </table:table-cell>
          <table:table-cell table:formula="of:=SUM([.D60]+[.$G$1])" office:value-type="float" office:value="12" calcext:value-type="float">
            <text:p>12</text:p>
          </table:table-cell>
          <table:table-cell table:formula="of:=SUM([.$D60]+[.H$1])" office:value-type="float" office:value="13" calcext:value-type="float">
            <text:p>13</text:p>
          </table:table-cell>
          <table:table-cell table:formula="of:=SUM([.$D60]+[.I$1])" office:value-type="float" office:value="14" calcext:value-type="float">
            <text:p>14</text:p>
          </table:table-cell>
          <table:table-cell table:style-name="ce29" table:formula="of:=SUM([.$D60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1:.C61];0)" office:value-type="float" office:value="9" calcext:value-type="float">
            <text:p>9</text:p>
          </table:table-cell>
          <table:table-cell table:style-name="ce29" table:formula="of:=SUM([.D61]+1)" office:value-type="float" office:value="10" calcext:value-type="float">
            <text:p>10</text:p>
          </table:table-cell>
          <table:table-cell table:style-name="ce29" table:formula="of:=SUM([.D61]+[.$F$1])" office:value-type="float" office:value="11" calcext:value-type="float">
            <text:p>11</text:p>
          </table:table-cell>
          <table:table-cell table:formula="of:=SUM([.D61]+[.$G$1])" office:value-type="float" office:value="12" calcext:value-type="float">
            <text:p>12</text:p>
          </table:table-cell>
          <table:table-cell table:formula="of:=SUM([.$D61]+[.H$1])" office:value-type="float" office:value="13" calcext:value-type="float">
            <text:p>13</text:p>
          </table:table-cell>
          <table:table-cell table:formula="of:=SUM([.$D61]+[.I$1])" office:value-type="float" office:value="14" calcext:value-type="float">
            <text:p>14</text:p>
          </table:table-cell>
          <table:table-cell table:style-name="ce29" table:formula="of:=SUM([.$D61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2:.C62];0)" office:value-type="float" office:value="9" calcext:value-type="float">
            <text:p>9</text:p>
          </table:table-cell>
          <table:table-cell table:style-name="ce29" table:formula="of:=SUM([.D62]+1)" office:value-type="float" office:value="10" calcext:value-type="float">
            <text:p>10</text:p>
          </table:table-cell>
          <table:table-cell table:style-name="ce29" table:formula="of:=SUM([.D62]+[.$F$1])" office:value-type="float" office:value="11" calcext:value-type="float">
            <text:p>11</text:p>
          </table:table-cell>
          <table:table-cell table:formula="of:=SUM([.D62]+[.$G$1])" office:value-type="float" office:value="12" calcext:value-type="float">
            <text:p>12</text:p>
          </table:table-cell>
          <table:table-cell table:formula="of:=SUM([.$D62]+[.H$1])" office:value-type="float" office:value="13" calcext:value-type="float">
            <text:p>13</text:p>
          </table:table-cell>
          <table:table-cell table:formula="of:=SUM([.$D62]+[.I$1])" office:value-type="float" office:value="14" calcext:value-type="float">
            <text:p>14</text:p>
          </table:table-cell>
          <table:table-cell table:style-name="ce29" table:formula="of:=SUM([.$D62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3:.C63];0)" office:value-type="float" office:value="9" calcext:value-type="float">
            <text:p>9</text:p>
          </table:table-cell>
          <table:table-cell table:style-name="ce29" table:formula="of:=SUM([.D63]+1)" office:value-type="float" office:value="10" calcext:value-type="float">
            <text:p>10</text:p>
          </table:table-cell>
          <table:table-cell table:style-name="ce29" table:formula="of:=SUM([.D63]+[.$F$1])" office:value-type="float" office:value="11" calcext:value-type="float">
            <text:p>11</text:p>
          </table:table-cell>
          <table:table-cell table:formula="of:=SUM([.D63]+[.$G$1])" office:value-type="float" office:value="12" calcext:value-type="float">
            <text:p>12</text:p>
          </table:table-cell>
          <table:table-cell table:formula="of:=SUM([.$D63]+[.H$1])" office:value-type="float" office:value="13" calcext:value-type="float">
            <text:p>13</text:p>
          </table:table-cell>
          <table:table-cell table:formula="of:=SUM([.$D63]+[.I$1])" office:value-type="float" office:value="14" calcext:value-type="float">
            <text:p>14</text:p>
          </table:table-cell>
          <table:table-cell table:style-name="ce29" table:formula="of:=SUM([.$D63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4:.C64];0)" office:value-type="float" office:value="9" calcext:value-type="float">
            <text:p>9</text:p>
          </table:table-cell>
          <table:table-cell table:style-name="ce29" table:formula="of:=SUM([.D64]+1)" office:value-type="float" office:value="10" calcext:value-type="float">
            <text:p>10</text:p>
          </table:table-cell>
          <table:table-cell table:formula="of:=SUM([.D64]+[.$F$1])" office:value-type="float" office:value="11" calcext:value-type="float">
            <text:p>11</text:p>
          </table:table-cell>
          <table:table-cell table:style-name="ce29" table:formula="of:=SUM([.D64]+[.$G$1])" office:value-type="float" office:value="12" calcext:value-type="float">
            <text:p>12</text:p>
          </table:table-cell>
          <table:table-cell table:formula="of:=SUM([.$D64]+[.H$1])" office:value-type="float" office:value="13" calcext:value-type="float">
            <text:p>13</text:p>
          </table:table-cell>
          <table:table-cell table:style-name="ce29" table:formula="of:=SUM([.$D64]+[.I$1])" office:value-type="float" office:value="14" calcext:value-type="float">
            <text:p>14</text:p>
          </table:table-cell>
          <table:table-cell table:formula="of:=SUM([.$D64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5:.C65];0)" office:value-type="float" office:value="9" calcext:value-type="float">
            <text:p>9</text:p>
          </table:table-cell>
          <table:table-cell table:style-name="ce29" table:formula="of:=SUM([.D65]+1)" office:value-type="float" office:value="10" calcext:value-type="float">
            <text:p>10</text:p>
          </table:table-cell>
          <table:table-cell table:formula="of:=SUM([.D65]+[.$F$1])" office:value-type="float" office:value="11" calcext:value-type="float">
            <text:p>11</text:p>
          </table:table-cell>
          <table:table-cell table:style-name="ce29" table:formula="of:=SUM([.D65]+[.$G$1])" office:value-type="float" office:value="12" calcext:value-type="float">
            <text:p>12</text:p>
          </table:table-cell>
          <table:table-cell table:formula="of:=SUM([.$D65]+[.H$1])" office:value-type="float" office:value="13" calcext:value-type="float">
            <text:p>13</text:p>
          </table:table-cell>
          <table:table-cell table:style-name="ce29" table:formula="of:=SUM([.$D65]+[.I$1])" office:value-type="float" office:value="14" calcext:value-type="float">
            <text:p>14</text:p>
          </table:table-cell>
          <table:table-cell table:formula="of:=SUM([.$D65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6:.C66];0)" office:value-type="float" office:value="9" calcext:value-type="float">
            <text:p>9</text:p>
          </table:table-cell>
          <table:table-cell table:style-name="ce29" table:formula="of:=SUM([.D66]+1)" office:value-type="float" office:value="10" calcext:value-type="float">
            <text:p>10</text:p>
          </table:table-cell>
          <table:table-cell table:formula="of:=SUM([.D66]+[.$F$1])" office:value-type="float" office:value="11" calcext:value-type="float">
            <text:p>11</text:p>
          </table:table-cell>
          <table:table-cell table:style-name="ce29" table:formula="of:=SUM([.D66]+[.$G$1])" office:value-type="float" office:value="12" calcext:value-type="float">
            <text:p>12</text:p>
          </table:table-cell>
          <table:table-cell table:formula="of:=SUM([.$D66]+[.H$1])" office:value-type="float" office:value="13" calcext:value-type="float">
            <text:p>13</text:p>
          </table:table-cell>
          <table:table-cell table:style-name="ce29" table:formula="of:=SUM([.$D66]+[.I$1])" office:value-type="float" office:value="14" calcext:value-type="float">
            <text:p>14</text:p>
          </table:table-cell>
          <table:table-cell table:formula="of:=SUM([.$D66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7:.C67];0)" office:value-type="float" office:value="9" calcext:value-type="float">
            <text:p>9</text:p>
          </table:table-cell>
          <table:table-cell table:style-name="ce29" table:formula="of:=SUM([.D67]+1)" office:value-type="float" office:value="10" calcext:value-type="float">
            <text:p>10</text:p>
          </table:table-cell>
          <table:table-cell table:formula="of:=SUM([.D67]+[.$F$1])" office:value-type="float" office:value="11" calcext:value-type="float">
            <text:p>11</text:p>
          </table:table-cell>
          <table:table-cell table:style-name="ce29" table:formula="of:=SUM([.D67]+[.$G$1])" office:value-type="float" office:value="12" calcext:value-type="float">
            <text:p>12</text:p>
          </table:table-cell>
          <table:table-cell table:formula="of:=SUM([.$D67]+[.H$1])" office:value-type="float" office:value="13" calcext:value-type="float">
            <text:p>13</text:p>
          </table:table-cell>
          <table:table-cell table:style-name="ce29" table:formula="of:=SUM([.$D67]+[.I$1])" office:value-type="float" office:value="14" calcext:value-type="float">
            <text:p>14</text:p>
          </table:table-cell>
          <table:table-cell table:formula="of:=SUM([.$D67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8:.C68];0)" office:value-type="float" office:value="9" calcext:value-type="float">
            <text:p>9</text:p>
          </table:table-cell>
          <table:table-cell table:style-name="ce29" table:formula="of:=SUM([.D68]+1)" office:value-type="float" office:value="10" calcext:value-type="float">
            <text:p>10</text:p>
          </table:table-cell>
          <table:table-cell table:formula="of:=SUM([.D68]+[.$F$1])" office:value-type="float" office:value="11" calcext:value-type="float">
            <text:p>11</text:p>
          </table:table-cell>
          <table:table-cell table:style-name="ce29" table:formula="of:=SUM([.D68]+[.$G$1])" office:value-type="float" office:value="12" calcext:value-type="float">
            <text:p>12</text:p>
          </table:table-cell>
          <table:table-cell table:formula="of:=SUM([.$D68]+[.H$1])" office:value-type="float" office:value="13" calcext:value-type="float">
            <text:p>13</text:p>
          </table:table-cell>
          <table:table-cell table:style-name="ce29" table:formula="of:=SUM([.$D68]+[.I$1])" office:value-type="float" office:value="14" calcext:value-type="float">
            <text:p>14</text:p>
          </table:table-cell>
          <table:table-cell table:formula="of:=SUM([.$D68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9:.C69];0)" office:value-type="float" office:value="9" calcext:value-type="float">
            <text:p>9</text:p>
          </table:table-cell>
          <table:table-cell table:style-name="ce29" table:formula="of:=SUM([.D69]+1)" office:value-type="float" office:value="10" calcext:value-type="float">
            <text:p>10</text:p>
          </table:table-cell>
          <table:table-cell table:formula="of:=SUM([.D69]+[.$F$1])" office:value-type="float" office:value="11" calcext:value-type="float">
            <text:p>11</text:p>
          </table:table-cell>
          <table:table-cell table:style-name="ce29" table:formula="of:=SUM([.D69]+[.$G$1])" office:value-type="float" office:value="12" calcext:value-type="float">
            <text:p>12</text:p>
          </table:table-cell>
          <table:table-cell table:formula="of:=SUM([.$D69]+[.H$1])" office:value-type="float" office:value="13" calcext:value-type="float">
            <text:p>13</text:p>
          </table:table-cell>
          <table:table-cell table:style-name="ce29" table:formula="of:=SUM([.$D69]+[.I$1])" office:value-type="float" office:value="14" calcext:value-type="float">
            <text:p>14</text:p>
          </table:table-cell>
          <table:table-cell table:formula="of:=SUM([.$D69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0:.C70];0)" office:value-type="float" office:value="9" calcext:value-type="float">
            <text:p>9</text:p>
          </table:table-cell>
          <table:table-cell table:style-name="ce29" table:formula="of:=SUM([.D70]+1)" office:value-type="float" office:value="10" calcext:value-type="float">
            <text:p>10</text:p>
          </table:table-cell>
          <table:table-cell table:formula="of:=SUM([.D70]+[.$F$1])" office:value-type="float" office:value="11" calcext:value-type="float">
            <text:p>11</text:p>
          </table:table-cell>
          <table:table-cell table:formula="of:=SUM([.D70]+[.$G$1])" office:value-type="float" office:value="12" calcext:value-type="float">
            <text:p>12</text:p>
          </table:table-cell>
          <table:table-cell table:style-name="ce29" table:formula="of:=SUM([.$D70]+[.H$1])" office:value-type="float" office:value="13" calcext:value-type="float">
            <text:p>13</text:p>
          </table:table-cell>
          <table:table-cell table:formula="of:=SUM([.$D70]+[.I$1])" office:value-type="float" office:value="14" calcext:value-type="float">
            <text:p>14</text:p>
          </table:table-cell>
          <table:table-cell table:formula="of:=SUM([.$D70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1:.C71];0)" office:value-type="float" office:value="9" calcext:value-type="float">
            <text:p>9</text:p>
          </table:table-cell>
          <table:table-cell table:style-name="ce29" table:formula="of:=SUM([.D71]+1)" office:value-type="float" office:value="10" calcext:value-type="float">
            <text:p>10</text:p>
          </table:table-cell>
          <table:table-cell table:formula="of:=SUM([.D71]+[.$F$1])" office:value-type="float" office:value="11" calcext:value-type="float">
            <text:p>11</text:p>
          </table:table-cell>
          <table:table-cell table:formula="of:=SUM([.D71]+[.$G$1])" office:value-type="float" office:value="12" calcext:value-type="float">
            <text:p>12</text:p>
          </table:table-cell>
          <table:table-cell table:style-name="ce29" table:formula="of:=SUM([.$D71]+[.H$1])" office:value-type="float" office:value="13" calcext:value-type="float">
            <text:p>13</text:p>
          </table:table-cell>
          <table:table-cell table:formula="of:=SUM([.$D71]+[.I$1])" office:value-type="float" office:value="14" calcext:value-type="float">
            <text:p>14</text:p>
          </table:table-cell>
          <table:table-cell table:formula="of:=SUM([.$D71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2:.C72];0)" office:value-type="float" office:value="9" calcext:value-type="float">
            <text:p>9</text:p>
          </table:table-cell>
          <table:table-cell table:style-name="ce29" table:formula="of:=SUM([.D72]+1)" office:value-type="float" office:value="10" calcext:value-type="float">
            <text:p>10</text:p>
          </table:table-cell>
          <table:table-cell table:formula="of:=SUM([.D72]+[.$F$1])" office:value-type="float" office:value="11" calcext:value-type="float">
            <text:p>11</text:p>
          </table:table-cell>
          <table:table-cell table:formula="of:=SUM([.D72]+[.$G$1])" office:value-type="float" office:value="12" calcext:value-type="float">
            <text:p>12</text:p>
          </table:table-cell>
          <table:table-cell table:style-name="ce29" table:formula="of:=SUM([.$D72]+[.H$1])" office:value-type="float" office:value="13" calcext:value-type="float">
            <text:p>13</text:p>
          </table:table-cell>
          <table:table-cell table:formula="of:=SUM([.$D72]+[.I$1])" office:value-type="float" office:value="14" calcext:value-type="float">
            <text:p>14</text:p>
          </table:table-cell>
          <table:table-cell table:formula="of:=SUM([.$D72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73:.C73];0)" office:value-type="float" office:value="9" calcext:value-type="float">
            <text:p>9</text:p>
          </table:table-cell>
          <table:table-cell table:formula="of:=SUM([.D73]+1)" office:value-type="float" office:value="10" calcext:value-type="float">
            <text:p>10</text:p>
          </table:table-cell>
          <table:table-cell table:style-name="ce29" table:formula="of:=SUM([.D73]+[.$F$1])" office:value-type="float" office:value="11" calcext:value-type="float">
            <text:p>11</text:p>
          </table:table-cell>
          <table:table-cell table:formula="of:=SUM([.D73]+[.$G$1])" office:value-type="float" office:value="12" calcext:value-type="float">
            <text:p>12</text:p>
          </table:table-cell>
          <table:table-cell table:formula="of:=SUM([.$D73]+[.H$1])" office:value-type="float" office:value="13" calcext:value-type="float">
            <text:p>13</text:p>
          </table:table-cell>
          <table:table-cell table:style-name="ce29" table:formula="of:=SUM([.$D73]+[.I$1])" office:value-type="float" office:value="14" calcext:value-type="float">
            <text:p>14</text:p>
          </table:table-cell>
          <table:table-cell table:formula="of:=SUM([.$D73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74:.C74];0)" office:value-type="float" office:value="9" calcext:value-type="float">
            <text:p>9</text:p>
          </table:table-cell>
          <table:table-cell table:formula="of:=SUM([.D74]+1)" office:value-type="float" office:value="10" calcext:value-type="float">
            <text:p>10</text:p>
          </table:table-cell>
          <table:table-cell table:style-name="ce29" table:formula="of:=SUM([.D74]+[.$F$1])" office:value-type="float" office:value="11" calcext:value-type="float">
            <text:p>11</text:p>
          </table:table-cell>
          <table:table-cell table:formula="of:=SUM([.D74]+[.$G$1])" office:value-type="float" office:value="12" calcext:value-type="float">
            <text:p>12</text:p>
          </table:table-cell>
          <table:table-cell table:formula="of:=SUM([.$D74]+[.H$1])" office:value-type="float" office:value="13" calcext:value-type="float">
            <text:p>13</text:p>
          </table:table-cell>
          <table:table-cell table:style-name="ce29" table:formula="of:=SUM([.$D74]+[.I$1])" office:value-type="float" office:value="14" calcext:value-type="float">
            <text:p>14</text:p>
          </table:table-cell>
          <table:table-cell table:formula="of:=SUM([.$D74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75:.C75];0)" office:value-type="float" office:value="9" calcext:value-type="float">
            <text:p>9</text:p>
          </table:table-cell>
          <table:table-cell table:formula="of:=SUM([.D75]+1)" office:value-type="float" office:value="10" calcext:value-type="float">
            <text:p>10</text:p>
          </table:table-cell>
          <table:table-cell table:style-name="ce29" table:formula="of:=SUM([.D75]+[.$F$1])" office:value-type="float" office:value="11" calcext:value-type="float">
            <text:p>11</text:p>
          </table:table-cell>
          <table:table-cell table:formula="of:=SUM([.D75]+[.$G$1])" office:value-type="float" office:value="12" calcext:value-type="float">
            <text:p>12</text:p>
          </table:table-cell>
          <table:table-cell table:formula="of:=SUM([.$D75]+[.H$1])" office:value-type="float" office:value="13" calcext:value-type="float">
            <text:p>13</text:p>
          </table:table-cell>
          <table:table-cell table:style-name="ce29" table:formula="of:=SUM([.$D75]+[.I$1])" office:value-type="float" office:value="14" calcext:value-type="float">
            <text:p>14</text:p>
          </table:table-cell>
          <table:table-cell table:formula="of:=SUM([.$D75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6:.C76];0)" office:value-type="float" office:value="9" calcext:value-type="float">
            <text:p>9</text:p>
          </table:table-cell>
          <table:table-cell table:formula="of:=SUM([.D76]+1)" office:value-type="float" office:value="10" calcext:value-type="float">
            <text:p>10</text:p>
          </table:table-cell>
          <table:table-cell table:style-name="ce29" table:formula="of:=SUM([.D76]+[.$F$1])" office:value-type="float" office:value="11" calcext:value-type="float">
            <text:p>11</text:p>
          </table:table-cell>
          <table:table-cell table:style-name="ce29" table:formula="of:=SUM([.D76]+[.$G$1])" office:value-type="float" office:value="12" calcext:value-type="float">
            <text:p>12</text:p>
          </table:table-cell>
          <table:table-cell table:style-name="ce29" table:formula="of:=SUM([.$D76]+[.H$1])" office:value-type="float" office:value="13" calcext:value-type="float">
            <text:p>13</text:p>
          </table:table-cell>
          <table:table-cell table:formula="of:=SUM([.$D76]+[.I$1])" office:value-type="float" office:value="14" calcext:value-type="float">
            <text:p>14</text:p>
          </table:table-cell>
          <table:table-cell table:formula="of:=SUM([.$D76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7:.C77];0)" office:value-type="float" office:value="9" calcext:value-type="float">
            <text:p>9</text:p>
          </table:table-cell>
          <table:table-cell table:formula="of:=SUM([.D77]+1)" office:value-type="float" office:value="10" calcext:value-type="float">
            <text:p>10</text:p>
          </table:table-cell>
          <table:table-cell table:style-name="ce29" table:formula="of:=SUM([.D77]+[.$F$1])" office:value-type="float" office:value="11" calcext:value-type="float">
            <text:p>11</text:p>
          </table:table-cell>
          <table:table-cell table:style-name="ce29" table:formula="of:=SUM([.D77]+[.$G$1])" office:value-type="float" office:value="12" calcext:value-type="float">
            <text:p>12</text:p>
          </table:table-cell>
          <table:table-cell table:style-name="ce29" table:formula="of:=SUM([.$D77]+[.H$1])" office:value-type="float" office:value="13" calcext:value-type="float">
            <text:p>13</text:p>
          </table:table-cell>
          <table:table-cell table:formula="of:=SUM([.$D77]+[.I$1])" office:value-type="float" office:value="14" calcext:value-type="float">
            <text:p>14</text:p>
          </table:table-cell>
          <table:table-cell table:formula="of:=SUM([.$D77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8:.C78];0)" office:value-type="float" office:value="9" calcext:value-type="float">
            <text:p>9</text:p>
          </table:table-cell>
          <table:table-cell table:formula="of:=SUM([.D78]+1)" office:value-type="float" office:value="10" calcext:value-type="float">
            <text:p>10</text:p>
          </table:table-cell>
          <table:table-cell table:style-name="ce29" table:formula="of:=SUM([.D78]+[.$F$1])" office:value-type="float" office:value="11" calcext:value-type="float">
            <text:p>11</text:p>
          </table:table-cell>
          <table:table-cell table:style-name="ce29" table:formula="of:=SUM([.D78]+[.$G$1])" office:value-type="float" office:value="12" calcext:value-type="float">
            <text:p>12</text:p>
          </table:table-cell>
          <table:table-cell table:style-name="ce29" table:formula="of:=SUM([.$D78]+[.H$1])" office:value-type="float" office:value="13" calcext:value-type="float">
            <text:p>13</text:p>
          </table:table-cell>
          <table:table-cell table:formula="of:=SUM([.$D78]+[.I$1])" office:value-type="float" office:value="14" calcext:value-type="float">
            <text:p>14</text:p>
          </table:table-cell>
          <table:table-cell table:formula="of:=SUM([.$D78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9:.C79];0)" office:value-type="float" office:value="9" calcext:value-type="float">
            <text:p>9</text:p>
          </table:table-cell>
          <table:table-cell table:formula="of:=SUM([.D79]+1)" office:value-type="float" office:value="10" calcext:value-type="float">
            <text:p>10</text:p>
          </table:table-cell>
          <table:table-cell table:style-name="ce29" table:formula="of:=SUM([.D79]+[.$F$1])" office:value-type="float" office:value="11" calcext:value-type="float">
            <text:p>11</text:p>
          </table:table-cell>
          <table:table-cell table:style-name="ce29" table:formula="of:=SUM([.D79]+[.$G$1])" office:value-type="float" office:value="12" calcext:value-type="float">
            <text:p>12</text:p>
          </table:table-cell>
          <table:table-cell table:style-name="ce29" table:formula="of:=SUM([.$D79]+[.H$1])" office:value-type="float" office:value="13" calcext:value-type="float">
            <text:p>13</text:p>
          </table:table-cell>
          <table:table-cell table:formula="of:=SUM([.$D79]+[.I$1])" office:value-type="float" office:value="14" calcext:value-type="float">
            <text:p>14</text:p>
          </table:table-cell>
          <table:table-cell table:formula="of:=SUM([.$D79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80:.C80];0)" office:value-type="float" office:value="9" calcext:value-type="float">
            <text:p>9</text:p>
          </table:table-cell>
          <table:table-cell table:formula="of:=SUM([.D80]+1)" office:value-type="float" office:value="10" calcext:value-type="float">
            <text:p>10</text:p>
          </table:table-cell>
          <table:table-cell table:style-name="ce29" table:formula="of:=SUM([.D80]+[.$F$1])" office:value-type="float" office:value="11" calcext:value-type="float">
            <text:p>11</text:p>
          </table:table-cell>
          <table:table-cell table:style-name="ce29" table:formula="of:=SUM([.D80]+[.$G$1])" office:value-type="float" office:value="12" calcext:value-type="float">
            <text:p>12</text:p>
          </table:table-cell>
          <table:table-cell table:style-name="ce29" table:formula="of:=SUM([.$D80]+[.H$1])" office:value-type="float" office:value="13" calcext:value-type="float">
            <text:p>13</text:p>
          </table:table-cell>
          <table:table-cell table:formula="of:=SUM([.$D80]+[.I$1])" office:value-type="float" office:value="14" calcext:value-type="float">
            <text:p>14</text:p>
          </table:table-cell>
          <table:table-cell table:formula="of:=SUM([.$D80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81:.C81];0)" office:value-type="float" office:value="9" calcext:value-type="float">
            <text:p>9</text:p>
          </table:table-cell>
          <table:table-cell table:formula="of:=SUM([.D81]+1)" office:value-type="float" office:value="10" calcext:value-type="float">
            <text:p>10</text:p>
          </table:table-cell>
          <table:table-cell table:style-name="ce29" table:formula="of:=SUM([.D81]+[.$F$1])" office:value-type="float" office:value="11" calcext:value-type="float">
            <text:p>11</text:p>
          </table:table-cell>
          <table:table-cell table:style-name="ce29" table:formula="of:=SUM([.D81]+[.$G$1])" office:value-type="float" office:value="12" calcext:value-type="float">
            <text:p>12</text:p>
          </table:table-cell>
          <table:table-cell table:style-name="ce29" table:formula="of:=SUM([.$D81]+[.H$1])" office:value-type="float" office:value="13" calcext:value-type="float">
            <text:p>13</text:p>
          </table:table-cell>
          <table:table-cell table:formula="of:=SUM([.$D81]+[.I$1])" office:value-type="float" office:value="14" calcext:value-type="float">
            <text:p>14</text:p>
          </table:table-cell>
          <table:table-cell table:formula="of:=SUM([.$D81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table:formula="of:=SUM([.A82:.C82];0)" office:value-type="float" office:value="9" calcext:value-type="float">
            <text:p>9</text:p>
          </table:table-cell>
          <table:table-cell table:formula="of:=SUM([.D82]+1)" office:value-type="float" office:value="10" calcext:value-type="float">
            <text:p>10</text:p>
          </table:table-cell>
          <table:table-cell table:formula="of:=SUM([.D82]+[.$F$1])" office:value-type="float" office:value="11" calcext:value-type="float">
            <text:p>11</text:p>
          </table:table-cell>
          <table:table-cell table:style-name="ce29" table:formula="of:=SUM([.D82]+[.$G$1])" office:value-type="float" office:value="12" calcext:value-type="float">
            <text:p>12</text:p>
          </table:table-cell>
          <table:table-cell table:formula="of:=SUM([.$D82]+[.H$1])" office:value-type="float" office:value="13" calcext:value-type="float">
            <text:p>13</text:p>
          </table:table-cell>
          <table:table-cell table:formula="of:=SUM([.$D82]+[.I$1])" office:value-type="float" office:value="14" calcext:value-type="float">
            <text:p>14</text:p>
          </table:table-cell>
          <table:table-cell table:formula="of:=SUM([.$D82]+[.J$1])" office:value-type="float" office:value="15" calcext:value-type="float">
            <text:p>15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3:.C83];0)" office:value-type="float" office:value="10" calcext:value-type="float">
            <text:p>10</text:p>
          </table:table-cell>
          <table:table-cell table:style-name="ce29" table:formula="of:=SUM([.D83]+1)" office:value-type="float" office:value="11" calcext:value-type="float">
            <text:p>11</text:p>
          </table:table-cell>
          <table:table-cell table:formula="of:=SUM([.D83]+[.$F$1])" office:value-type="float" office:value="12" calcext:value-type="float">
            <text:p>12</text:p>
          </table:table-cell>
          <table:table-cell table:style-name="ce29" table:formula="of:=SUM([.D83]+[.$G$1])" office:value-type="float" office:value="13" calcext:value-type="float">
            <text:p>13</text:p>
          </table:table-cell>
          <table:table-cell table:formula="of:=SUM([.$D83]+[.H$1])" office:value-type="float" office:value="14" calcext:value-type="float">
            <text:p>14</text:p>
          </table:table-cell>
          <table:table-cell table:formula="of:=SUM([.$D83]+[.I$1])" office:value-type="float" office:value="15" calcext:value-type="float">
            <text:p>15</text:p>
          </table:table-cell>
          <table:table-cell table:style-name="ce29" table:formula="of:=SUM([.$D83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4:.C84];0)" office:value-type="float" office:value="10" calcext:value-type="float">
            <text:p>10</text:p>
          </table:table-cell>
          <table:table-cell table:style-name="ce29" table:formula="of:=SUM([.D84]+1)" office:value-type="float" office:value="11" calcext:value-type="float">
            <text:p>11</text:p>
          </table:table-cell>
          <table:table-cell table:formula="of:=SUM([.D84]+[.$F$1])" office:value-type="float" office:value="12" calcext:value-type="float">
            <text:p>12</text:p>
          </table:table-cell>
          <table:table-cell table:style-name="ce29" table:formula="of:=SUM([.D84]+[.$G$1])" office:value-type="float" office:value="13" calcext:value-type="float">
            <text:p>13</text:p>
          </table:table-cell>
          <table:table-cell table:formula="of:=SUM([.$D84]+[.H$1])" office:value-type="float" office:value="14" calcext:value-type="float">
            <text:p>14</text:p>
          </table:table-cell>
          <table:table-cell table:formula="of:=SUM([.$D84]+[.I$1])" office:value-type="float" office:value="15" calcext:value-type="float">
            <text:p>15</text:p>
          </table:table-cell>
          <table:table-cell table:style-name="ce29" table:formula="of:=SUM([.$D84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5:.C85];0)" office:value-type="float" office:value="10" calcext:value-type="float">
            <text:p>10</text:p>
          </table:table-cell>
          <table:table-cell table:style-name="ce29" table:formula="of:=SUM([.D85]+1)" office:value-type="float" office:value="11" calcext:value-type="float">
            <text:p>11</text:p>
          </table:table-cell>
          <table:table-cell table:formula="of:=SUM([.D85]+[.$F$1])" office:value-type="float" office:value="12" calcext:value-type="float">
            <text:p>12</text:p>
          </table:table-cell>
          <table:table-cell table:style-name="ce29" table:formula="of:=SUM([.D85]+[.$G$1])" office:value-type="float" office:value="13" calcext:value-type="float">
            <text:p>13</text:p>
          </table:table-cell>
          <table:table-cell table:formula="of:=SUM([.$D85]+[.H$1])" office:value-type="float" office:value="14" calcext:value-type="float">
            <text:p>14</text:p>
          </table:table-cell>
          <table:table-cell table:formula="of:=SUM([.$D85]+[.I$1])" office:value-type="float" office:value="15" calcext:value-type="float">
            <text:p>15</text:p>
          </table:table-cell>
          <table:table-cell table:style-name="ce29" table:formula="of:=SUM([.$D85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6:.C86];0)" office:value-type="float" office:value="10" calcext:value-type="float">
            <text:p>10</text:p>
          </table:table-cell>
          <table:table-cell table:style-name="ce29" table:formula="of:=SUM([.D86]+1)" office:value-type="float" office:value="11" calcext:value-type="float">
            <text:p>11</text:p>
          </table:table-cell>
          <table:table-cell table:formula="of:=SUM([.D86]+[.$F$1])" office:value-type="float" office:value="12" calcext:value-type="float">
            <text:p>12</text:p>
          </table:table-cell>
          <table:table-cell table:style-name="ce29" table:formula="of:=SUM([.D86]+[.$G$1])" office:value-type="float" office:value="13" calcext:value-type="float">
            <text:p>13</text:p>
          </table:table-cell>
          <table:table-cell table:formula="of:=SUM([.$D86]+[.H$1])" office:value-type="float" office:value="14" calcext:value-type="float">
            <text:p>14</text:p>
          </table:table-cell>
          <table:table-cell table:formula="of:=SUM([.$D86]+[.I$1])" office:value-type="float" office:value="15" calcext:value-type="float">
            <text:p>15</text:p>
          </table:table-cell>
          <table:table-cell table:style-name="ce29" table:formula="of:=SUM([.$D86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7:.C87];0)" office:value-type="float" office:value="10" calcext:value-type="float">
            <text:p>10</text:p>
          </table:table-cell>
          <table:table-cell table:style-name="ce29" table:formula="of:=SUM([.D87]+1)" office:value-type="float" office:value="11" calcext:value-type="float">
            <text:p>11</text:p>
          </table:table-cell>
          <table:table-cell table:formula="of:=SUM([.D87]+[.$F$1])" office:value-type="float" office:value="12" calcext:value-type="float">
            <text:p>12</text:p>
          </table:table-cell>
          <table:table-cell table:style-name="ce29" table:formula="of:=SUM([.D87]+[.$G$1])" office:value-type="float" office:value="13" calcext:value-type="float">
            <text:p>13</text:p>
          </table:table-cell>
          <table:table-cell table:formula="of:=SUM([.$D87]+[.H$1])" office:value-type="float" office:value="14" calcext:value-type="float">
            <text:p>14</text:p>
          </table:table-cell>
          <table:table-cell table:formula="of:=SUM([.$D87]+[.I$1])" office:value-type="float" office:value="15" calcext:value-type="float">
            <text:p>15</text:p>
          </table:table-cell>
          <table:table-cell table:style-name="ce29" table:formula="of:=SUM([.$D87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8:.C88];0)" office:value-type="float" office:value="10" calcext:value-type="float">
            <text:p>10</text:p>
          </table:table-cell>
          <table:table-cell table:style-name="ce29" table:formula="of:=SUM([.D88]+1)" office:value-type="float" office:value="11" calcext:value-type="float">
            <text:p>11</text:p>
          </table:table-cell>
          <table:table-cell table:formula="of:=SUM([.D88]+[.$F$1])" office:value-type="float" office:value="12" calcext:value-type="float">
            <text:p>12</text:p>
          </table:table-cell>
          <table:table-cell table:style-name="ce29" table:formula="of:=SUM([.D88]+[.$G$1])" office:value-type="float" office:value="13" calcext:value-type="float">
            <text:p>13</text:p>
          </table:table-cell>
          <table:table-cell table:formula="of:=SUM([.$D88]+[.H$1])" office:value-type="float" office:value="14" calcext:value-type="float">
            <text:p>14</text:p>
          </table:table-cell>
          <table:table-cell table:formula="of:=SUM([.$D88]+[.I$1])" office:value-type="float" office:value="15" calcext:value-type="float">
            <text:p>15</text:p>
          </table:table-cell>
          <table:table-cell table:style-name="ce29" table:formula="of:=SUM([.$D88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89:.C89];0)" office:value-type="float" office:value="10" calcext:value-type="float">
            <text:p>10</text:p>
          </table:table-cell>
          <table:table-cell table:style-name="ce29" table:formula="of:=SUM([.D89]+1)" office:value-type="float" office:value="11" calcext:value-type="float">
            <text:p>11</text:p>
          </table:table-cell>
          <table:table-cell table:formula="of:=SUM([.D89]+[.$F$1])" office:value-type="float" office:value="12" calcext:value-type="float">
            <text:p>12</text:p>
          </table:table-cell>
          <table:table-cell table:formula="of:=SUM([.D89]+[.$G$1])" office:value-type="float" office:value="13" calcext:value-type="float">
            <text:p>13</text:p>
          </table:table-cell>
          <table:table-cell table:style-name="ce29" table:formula="of:=SUM([.$D89]+[.H$1])" office:value-type="float" office:value="14" calcext:value-type="float">
            <text:p>14</text:p>
          </table:table-cell>
          <table:table-cell table:style-name="ce29" table:formula="of:=SUM([.$D89]+[.I$1])" office:value-type="float" office:value="15" calcext:value-type="float">
            <text:p>15</text:p>
          </table:table-cell>
          <table:table-cell table:formula="of:=SUM([.$D89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0:.C90];0)" office:value-type="float" office:value="10" calcext:value-type="float">
            <text:p>10</text:p>
          </table:table-cell>
          <table:table-cell table:style-name="ce29" table:formula="of:=SUM([.D90]+1)" office:value-type="float" office:value="11" calcext:value-type="float">
            <text:p>11</text:p>
          </table:table-cell>
          <table:table-cell table:formula="of:=SUM([.D90]+[.$F$1])" office:value-type="float" office:value="12" calcext:value-type="float">
            <text:p>12</text:p>
          </table:table-cell>
          <table:table-cell table:formula="of:=SUM([.D90]+[.$G$1])" office:value-type="float" office:value="13" calcext:value-type="float">
            <text:p>13</text:p>
          </table:table-cell>
          <table:table-cell table:style-name="ce29" table:formula="of:=SUM([.$D90]+[.H$1])" office:value-type="float" office:value="14" calcext:value-type="float">
            <text:p>14</text:p>
          </table:table-cell>
          <table:table-cell table:style-name="ce29" table:formula="of:=SUM([.$D90]+[.I$1])" office:value-type="float" office:value="15" calcext:value-type="float">
            <text:p>15</text:p>
          </table:table-cell>
          <table:table-cell table:formula="of:=SUM([.$D90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1:.C91];0)" office:value-type="float" office:value="10" calcext:value-type="float">
            <text:p>10</text:p>
          </table:table-cell>
          <table:table-cell table:style-name="ce29" table:formula="of:=SUM([.D91]+1)" office:value-type="float" office:value="11" calcext:value-type="float">
            <text:p>11</text:p>
          </table:table-cell>
          <table:table-cell table:formula="of:=SUM([.D91]+[.$F$1])" office:value-type="float" office:value="12" calcext:value-type="float">
            <text:p>12</text:p>
          </table:table-cell>
          <table:table-cell table:formula="of:=SUM([.D91]+[.$G$1])" office:value-type="float" office:value="13" calcext:value-type="float">
            <text:p>13</text:p>
          </table:table-cell>
          <table:table-cell table:style-name="ce29" table:formula="of:=SUM([.$D91]+[.H$1])" office:value-type="float" office:value="14" calcext:value-type="float">
            <text:p>14</text:p>
          </table:table-cell>
          <table:table-cell table:style-name="ce29" table:formula="of:=SUM([.$D91]+[.I$1])" office:value-type="float" office:value="15" calcext:value-type="float">
            <text:p>15</text:p>
          </table:table-cell>
          <table:table-cell table:formula="of:=SUM([.$D91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2:.C92];0)" office:value-type="float" office:value="10" calcext:value-type="float">
            <text:p>10</text:p>
          </table:table-cell>
          <table:table-cell table:style-name="ce29" table:formula="of:=SUM([.D92]+1)" office:value-type="float" office:value="11" calcext:value-type="float">
            <text:p>11</text:p>
          </table:table-cell>
          <table:table-cell table:formula="of:=SUM([.D92]+[.$F$1])" office:value-type="float" office:value="12" calcext:value-type="float">
            <text:p>12</text:p>
          </table:table-cell>
          <table:table-cell table:formula="of:=SUM([.D92]+[.$G$1])" office:value-type="float" office:value="13" calcext:value-type="float">
            <text:p>13</text:p>
          </table:table-cell>
          <table:table-cell table:style-name="ce29" table:formula="of:=SUM([.$D92]+[.H$1])" office:value-type="float" office:value="14" calcext:value-type="float">
            <text:p>14</text:p>
          </table:table-cell>
          <table:table-cell table:style-name="ce29" table:formula="of:=SUM([.$D92]+[.I$1])" office:value-type="float" office:value="15" calcext:value-type="float">
            <text:p>15</text:p>
          </table:table-cell>
          <table:table-cell table:formula="of:=SUM([.$D92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3:.C93];0)" office:value-type="float" office:value="10" calcext:value-type="float">
            <text:p>10</text:p>
          </table:table-cell>
          <table:table-cell table:style-name="ce29" table:formula="of:=SUM([.D93]+1)" office:value-type="float" office:value="11" calcext:value-type="float">
            <text:p>11</text:p>
          </table:table-cell>
          <table:table-cell table:formula="of:=SUM([.D93]+[.$F$1])" office:value-type="float" office:value="12" calcext:value-type="float">
            <text:p>12</text:p>
          </table:table-cell>
          <table:table-cell table:formula="of:=SUM([.D93]+[.$G$1])" office:value-type="float" office:value="13" calcext:value-type="float">
            <text:p>13</text:p>
          </table:table-cell>
          <table:table-cell table:style-name="ce29" table:formula="of:=SUM([.$D93]+[.H$1])" office:value-type="float" office:value="14" calcext:value-type="float">
            <text:p>14</text:p>
          </table:table-cell>
          <table:table-cell table:style-name="ce29" table:formula="of:=SUM([.$D93]+[.I$1])" office:value-type="float" office:value="15" calcext:value-type="float">
            <text:p>15</text:p>
          </table:table-cell>
          <table:table-cell table:formula="of:=SUM([.$D93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4:.C94];0)" office:value-type="float" office:value="10" calcext:value-type="float">
            <text:p>10</text:p>
          </table:table-cell>
          <table:table-cell table:style-name="ce29" table:formula="of:=SUM([.D94]+1)" office:value-type="float" office:value="11" calcext:value-type="float">
            <text:p>11</text:p>
          </table:table-cell>
          <table:table-cell table:formula="of:=SUM([.D94]+[.$F$1])" office:value-type="float" office:value="12" calcext:value-type="float">
            <text:p>12</text:p>
          </table:table-cell>
          <table:table-cell table:formula="of:=SUM([.D94]+[.$G$1])" office:value-type="float" office:value="13" calcext:value-type="float">
            <text:p>13</text:p>
          </table:table-cell>
          <table:table-cell table:style-name="ce29" table:formula="of:=SUM([.$D94]+[.H$1])" office:value-type="float" office:value="14" calcext:value-type="float">
            <text:p>14</text:p>
          </table:table-cell>
          <table:table-cell table:style-name="ce29" table:formula="of:=SUM([.$D94]+[.I$1])" office:value-type="float" office:value="15" calcext:value-type="float">
            <text:p>15</text:p>
          </table:table-cell>
          <table:table-cell table:formula="of:=SUM([.$D94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95:.C95];0)" office:value-type="float" office:value="10" calcext:value-type="float">
            <text:p>10</text:p>
          </table:table-cell>
          <table:table-cell table:formula="of:=SUM([.D95]+1)" office:value-type="float" office:value="11" calcext:value-type="float">
            <text:p>11</text:p>
          </table:table-cell>
          <table:table-cell table:style-name="ce29" table:formula="of:=SUM([.D95]+[.$F$1])" office:value-type="float" office:value="12" calcext:value-type="float">
            <text:p>12</text:p>
          </table:table-cell>
          <table:table-cell table:formula="of:=SUM([.D95]+[.$G$1])" office:value-type="float" office:value="13" calcext:value-type="float">
            <text:p>13</text:p>
          </table:table-cell>
          <table:table-cell table:formula="of:=SUM([.$D95]+[.H$1])" office:value-type="float" office:value="14" calcext:value-type="float">
            <text:p>14</text:p>
          </table:table-cell>
          <table:table-cell table:formula="of:=SUM([.$D95]+[.I$1])" office:value-type="float" office:value="15" calcext:value-type="float">
            <text:p>15</text:p>
          </table:table-cell>
          <table:table-cell table:style-name="ce29" table:formula="of:=SUM([.$D95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96:.C96];0)" office:value-type="float" office:value="10" calcext:value-type="float">
            <text:p>10</text:p>
          </table:table-cell>
          <table:table-cell table:formula="of:=SUM([.D96]+1)" office:value-type="float" office:value="11" calcext:value-type="float">
            <text:p>11</text:p>
          </table:table-cell>
          <table:table-cell table:style-name="ce29" table:formula="of:=SUM([.D96]+[.$F$1])" office:value-type="float" office:value="12" calcext:value-type="float">
            <text:p>12</text:p>
          </table:table-cell>
          <table:table-cell table:formula="of:=SUM([.D96]+[.$G$1])" office:value-type="float" office:value="13" calcext:value-type="float">
            <text:p>13</text:p>
          </table:table-cell>
          <table:table-cell table:formula="of:=SUM([.$D96]+[.H$1])" office:value-type="float" office:value="14" calcext:value-type="float">
            <text:p>14</text:p>
          </table:table-cell>
          <table:table-cell table:formula="of:=SUM([.$D96]+[.I$1])" office:value-type="float" office:value="15" calcext:value-type="float">
            <text:p>15</text:p>
          </table:table-cell>
          <table:table-cell table:style-name="ce29" table:formula="of:=SUM([.$D96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97:.C97];0)" office:value-type="float" office:value="10" calcext:value-type="float">
            <text:p>10</text:p>
          </table:table-cell>
          <table:table-cell table:formula="of:=SUM([.D97]+1)" office:value-type="float" office:value="11" calcext:value-type="float">
            <text:p>11</text:p>
          </table:table-cell>
          <table:table-cell table:style-name="ce29" table:formula="of:=SUM([.D97]+[.$F$1])" office:value-type="float" office:value="12" calcext:value-type="float">
            <text:p>12</text:p>
          </table:table-cell>
          <table:table-cell table:formula="of:=SUM([.D97]+[.$G$1])" office:value-type="float" office:value="13" calcext:value-type="float">
            <text:p>13</text:p>
          </table:table-cell>
          <table:table-cell table:formula="of:=SUM([.$D97]+[.H$1])" office:value-type="float" office:value="14" calcext:value-type="float">
            <text:p>14</text:p>
          </table:table-cell>
          <table:table-cell table:formula="of:=SUM([.$D97]+[.I$1])" office:value-type="float" office:value="15" calcext:value-type="float">
            <text:p>15</text:p>
          </table:table-cell>
          <table:table-cell table:style-name="ce29" table:formula="of:=SUM([.$D97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98:.C98];0)" office:value-type="float" office:value="10" calcext:value-type="float">
            <text:p>10</text:p>
          </table:table-cell>
          <table:table-cell table:formula="of:=SUM([.D98]+1)" office:value-type="float" office:value="11" calcext:value-type="float">
            <text:p>11</text:p>
          </table:table-cell>
          <table:table-cell table:style-name="ce29" table:formula="of:=SUM([.D98]+[.$F$1])" office:value-type="float" office:value="12" calcext:value-type="float">
            <text:p>12</text:p>
          </table:table-cell>
          <table:table-cell table:style-name="ce29" table:formula="of:=SUM([.D98]+[.$G$1])" office:value-type="float" office:value="13" calcext:value-type="float">
            <text:p>13</text:p>
          </table:table-cell>
          <table:table-cell table:formula="of:=SUM([.$D98]+[.H$1])" office:value-type="float" office:value="14" calcext:value-type="float">
            <text:p>14</text:p>
          </table:table-cell>
          <table:table-cell table:style-name="ce29" table:formula="of:=SUM([.$D98]+[.I$1])" office:value-type="float" office:value="15" calcext:value-type="float">
            <text:p>15</text:p>
          </table:table-cell>
          <table:table-cell table:formula="of:=SUM([.$D98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99:.C99];0)" office:value-type="float" office:value="10" calcext:value-type="float">
            <text:p>10</text:p>
          </table:table-cell>
          <table:table-cell table:formula="of:=SUM([.D99]+1)" office:value-type="float" office:value="11" calcext:value-type="float">
            <text:p>11</text:p>
          </table:table-cell>
          <table:table-cell table:style-name="ce29" table:formula="of:=SUM([.D99]+[.$F$1])" office:value-type="float" office:value="12" calcext:value-type="float">
            <text:p>12</text:p>
          </table:table-cell>
          <table:table-cell table:style-name="ce29" table:formula="of:=SUM([.D99]+[.$G$1])" office:value-type="float" office:value="13" calcext:value-type="float">
            <text:p>13</text:p>
          </table:table-cell>
          <table:table-cell table:formula="of:=SUM([.$D99]+[.H$1])" office:value-type="float" office:value="14" calcext:value-type="float">
            <text:p>14</text:p>
          </table:table-cell>
          <table:table-cell table:style-name="ce29" table:formula="of:=SUM([.$D99]+[.I$1])" office:value-type="float" office:value="15" calcext:value-type="float">
            <text:p>15</text:p>
          </table:table-cell>
          <table:table-cell table:formula="of:=SUM([.$D99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0:.C100];0)" office:value-type="float" office:value="10" calcext:value-type="float">
            <text:p>10</text:p>
          </table:table-cell>
          <table:table-cell table:formula="of:=SUM([.D100]+1)" office:value-type="float" office:value="11" calcext:value-type="float">
            <text:p>11</text:p>
          </table:table-cell>
          <table:table-cell table:style-name="ce29" table:formula="of:=SUM([.D100]+[.$F$1])" office:value-type="float" office:value="12" calcext:value-type="float">
            <text:p>12</text:p>
          </table:table-cell>
          <table:table-cell table:style-name="ce29" table:formula="of:=SUM([.D100]+[.$G$1])" office:value-type="float" office:value="13" calcext:value-type="float">
            <text:p>13</text:p>
          </table:table-cell>
          <table:table-cell table:formula="of:=SUM([.$D100]+[.H$1])" office:value-type="float" office:value="14" calcext:value-type="float">
            <text:p>14</text:p>
          </table:table-cell>
          <table:table-cell table:style-name="ce29" table:formula="of:=SUM([.$D100]+[.I$1])" office:value-type="float" office:value="15" calcext:value-type="float">
            <text:p>15</text:p>
          </table:table-cell>
          <table:table-cell table:formula="of:=SUM([.$D100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1:.C101];0)" office:value-type="float" office:value="10" calcext:value-type="float">
            <text:p>10</text:p>
          </table:table-cell>
          <table:table-cell table:formula="of:=SUM([.D101]+1)" office:value-type="float" office:value="11" calcext:value-type="float">
            <text:p>11</text:p>
          </table:table-cell>
          <table:table-cell table:style-name="ce29" table:formula="of:=SUM([.D101]+[.$F$1])" office:value-type="float" office:value="12" calcext:value-type="float">
            <text:p>12</text:p>
          </table:table-cell>
          <table:table-cell table:style-name="ce29" table:formula="of:=SUM([.D101]+[.$G$1])" office:value-type="float" office:value="13" calcext:value-type="float">
            <text:p>13</text:p>
          </table:table-cell>
          <table:table-cell table:formula="of:=SUM([.$D101]+[.H$1])" office:value-type="float" office:value="14" calcext:value-type="float">
            <text:p>14</text:p>
          </table:table-cell>
          <table:table-cell table:style-name="ce29" table:formula="of:=SUM([.$D101]+[.I$1])" office:value-type="float" office:value="15" calcext:value-type="float">
            <text:p>15</text:p>
          </table:table-cell>
          <table:table-cell table:formula="of:=SUM([.$D101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2:.C102];0)" office:value-type="float" office:value="10" calcext:value-type="float">
            <text:p>10</text:p>
          </table:table-cell>
          <table:table-cell table:formula="of:=SUM([.D102]+1)" office:value-type="float" office:value="11" calcext:value-type="float">
            <text:p>11</text:p>
          </table:table-cell>
          <table:table-cell table:style-name="ce29" table:formula="of:=SUM([.D102]+[.$F$1])" office:value-type="float" office:value="12" calcext:value-type="float">
            <text:p>12</text:p>
          </table:table-cell>
          <table:table-cell table:style-name="ce29" table:formula="of:=SUM([.D102]+[.$G$1])" office:value-type="float" office:value="13" calcext:value-type="float">
            <text:p>13</text:p>
          </table:table-cell>
          <table:table-cell table:formula="of:=SUM([.$D102]+[.H$1])" office:value-type="float" office:value="14" calcext:value-type="float">
            <text:p>14</text:p>
          </table:table-cell>
          <table:table-cell table:style-name="ce29" table:formula="of:=SUM([.$D102]+[.I$1])" office:value-type="float" office:value="15" calcext:value-type="float">
            <text:p>15</text:p>
          </table:table-cell>
          <table:table-cell table:formula="of:=SUM([.$D102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3:.C103];0)" office:value-type="float" office:value="10" calcext:value-type="float">
            <text:p>10</text:p>
          </table:table-cell>
          <table:table-cell table:formula="of:=SUM([.D103]+1)" office:value-type="float" office:value="11" calcext:value-type="float">
            <text:p>11</text:p>
          </table:table-cell>
          <table:table-cell table:style-name="ce29" table:formula="of:=SUM([.D103]+[.$F$1])" office:value-type="float" office:value="12" calcext:value-type="float">
            <text:p>12</text:p>
          </table:table-cell>
          <table:table-cell table:style-name="ce29" table:formula="of:=SUM([.D103]+[.$G$1])" office:value-type="float" office:value="13" calcext:value-type="float">
            <text:p>13</text:p>
          </table:table-cell>
          <table:table-cell table:formula="of:=SUM([.$D103]+[.H$1])" office:value-type="float" office:value="14" calcext:value-type="float">
            <text:p>14</text:p>
          </table:table-cell>
          <table:table-cell table:style-name="ce29" table:formula="of:=SUM([.$D103]+[.I$1])" office:value-type="float" office:value="15" calcext:value-type="float">
            <text:p>15</text:p>
          </table:table-cell>
          <table:table-cell table:formula="of:=SUM([.$D103]+[.J$1])" office:value-type="float" office:value="16" calcext:value-type="float">
            <text:p>16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04:.C104];0)" office:value-type="float" office:value="10" calcext:value-type="float">
            <text:p>10</text:p>
          </table:table-cell>
          <table:table-cell table:formula="of:=SUM([.D104]+1)" office:value-type="float" office:value="11" calcext:value-type="float">
            <text:p>11</text:p>
          </table:table-cell>
          <table:table-cell table:style-name="ce29" table:formula="of:=SUM([.D104]+[.$F$1])" office:value-type="float" office:value="12" calcext:value-type="float">
            <text:p>12</text:p>
          </table:table-cell>
          <table:table-cell table:formula="of:=SUM([.D104]+[.$G$1])" office:value-type="float" office:value="13" calcext:value-type="float">
            <text:p>13</text:p>
          </table:table-cell>
          <table:table-cell table:style-name="ce29" table:formula="of:=SUM([.$D104]+[.H$1])" office:value-type="float" office:value="14" calcext:value-type="float">
            <text:p>14</text:p>
          </table:table-cell>
          <table:table-cell table:formula="of:=SUM([.$D104]+[.I$1])" office:value-type="float" office:value="15" calcext:value-type="float">
            <text:p>15</text:p>
          </table:table-cell>
          <table:table-cell table:formula="of:=SUM([.$D104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05:.C105];0)" office:value-type="float" office:value="10" calcext:value-type="float">
            <text:p>10</text:p>
          </table:table-cell>
          <table:table-cell table:formula="of:=SUM([.D105]+1)" office:value-type="float" office:value="11" calcext:value-type="float">
            <text:p>11</text:p>
          </table:table-cell>
          <table:table-cell table:style-name="ce29" table:formula="of:=SUM([.D105]+[.$F$1])" office:value-type="float" office:value="12" calcext:value-type="float">
            <text:p>12</text:p>
          </table:table-cell>
          <table:table-cell table:formula="of:=SUM([.D105]+[.$G$1])" office:value-type="float" office:value="13" calcext:value-type="float">
            <text:p>13</text:p>
          </table:table-cell>
          <table:table-cell table:style-name="ce29" table:formula="of:=SUM([.$D105]+[.H$1])" office:value-type="float" office:value="14" calcext:value-type="float">
            <text:p>14</text:p>
          </table:table-cell>
          <table:table-cell table:formula="of:=SUM([.$D105]+[.I$1])" office:value-type="float" office:value="15" calcext:value-type="float">
            <text:p>15</text:p>
          </table:table-cell>
          <table:table-cell table:formula="of:=SUM([.$D105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06:.C106];0)" office:value-type="float" office:value="10" calcext:value-type="float">
            <text:p>10</text:p>
          </table:table-cell>
          <table:table-cell table:formula="of:=SUM([.D106]+1)" office:value-type="float" office:value="11" calcext:value-type="float">
            <text:p>11</text:p>
          </table:table-cell>
          <table:table-cell table:style-name="ce29" table:formula="of:=SUM([.D106]+[.$F$1])" office:value-type="float" office:value="12" calcext:value-type="float">
            <text:p>12</text:p>
          </table:table-cell>
          <table:table-cell table:formula="of:=SUM([.D106]+[.$G$1])" office:value-type="float" office:value="13" calcext:value-type="float">
            <text:p>13</text:p>
          </table:table-cell>
          <table:table-cell table:style-name="ce29" table:formula="of:=SUM([.$D106]+[.H$1])" office:value-type="float" office:value="14" calcext:value-type="float">
            <text:p>14</text:p>
          </table:table-cell>
          <table:table-cell table:formula="of:=SUM([.$D106]+[.I$1])" office:value-type="float" office:value="15" calcext:value-type="float">
            <text:p>15</text:p>
          </table:table-cell>
          <table:table-cell table:formula="of:=SUM([.$D106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07:.C107];0)" office:value-type="float" office:value="10" calcext:value-type="float">
            <text:p>10</text:p>
          </table:table-cell>
          <table:table-cell table:formula="of:=SUM([.D107]+1)" office:value-type="float" office:value="11" calcext:value-type="float">
            <text:p>11</text:p>
          </table:table-cell>
          <table:table-cell table:formula="of:=SUM([.D107]+[.$F$1])" office:value-type="float" office:value="12" calcext:value-type="float">
            <text:p>12</text:p>
          </table:table-cell>
          <table:table-cell table:style-name="ce29" table:formula="of:=SUM([.D107]+[.$G$1])" office:value-type="float" office:value="13" calcext:value-type="float">
            <text:p>13</text:p>
          </table:table-cell>
          <table:table-cell table:style-name="ce29" table:formula="of:=SUM([.$D107]+[.H$1])" office:value-type="float" office:value="14" calcext:value-type="float">
            <text:p>14</text:p>
          </table:table-cell>
          <table:table-cell table:formula="of:=SUM([.$D107]+[.I$1])" office:value-type="float" office:value="15" calcext:value-type="float">
            <text:p>15</text:p>
          </table:table-cell>
          <table:table-cell table:formula="of:=SUM([.$D107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08:.C108];0)" office:value-type="float" office:value="10" calcext:value-type="float">
            <text:p>10</text:p>
          </table:table-cell>
          <table:table-cell table:formula="of:=SUM([.D108]+1)" office:value-type="float" office:value="11" calcext:value-type="float">
            <text:p>11</text:p>
          </table:table-cell>
          <table:table-cell table:formula="of:=SUM([.D108]+[.$F$1])" office:value-type="float" office:value="12" calcext:value-type="float">
            <text:p>12</text:p>
          </table:table-cell>
          <table:table-cell table:style-name="ce29" table:formula="of:=SUM([.D108]+[.$G$1])" office:value-type="float" office:value="13" calcext:value-type="float">
            <text:p>13</text:p>
          </table:table-cell>
          <table:table-cell table:style-name="ce29" table:formula="of:=SUM([.$D108]+[.H$1])" office:value-type="float" office:value="14" calcext:value-type="float">
            <text:p>14</text:p>
          </table:table-cell>
          <table:table-cell table:formula="of:=SUM([.$D108]+[.I$1])" office:value-type="float" office:value="15" calcext:value-type="float">
            <text:p>15</text:p>
          </table:table-cell>
          <table:table-cell table:formula="of:=SUM([.$D108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09:.C109];0)" office:value-type="float" office:value="10" calcext:value-type="float">
            <text:p>10</text:p>
          </table:table-cell>
          <table:table-cell table:formula="of:=SUM([.D109]+1)" office:value-type="float" office:value="11" calcext:value-type="float">
            <text:p>11</text:p>
          </table:table-cell>
          <table:table-cell table:formula="of:=SUM([.D109]+[.$F$1])" office:value-type="float" office:value="12" calcext:value-type="float">
            <text:p>12</text:p>
          </table:table-cell>
          <table:table-cell table:style-name="ce29" table:formula="of:=SUM([.D109]+[.$G$1])" office:value-type="float" office:value="13" calcext:value-type="float">
            <text:p>13</text:p>
          </table:table-cell>
          <table:table-cell table:style-name="ce29" table:formula="of:=SUM([.$D109]+[.H$1])" office:value-type="float" office:value="14" calcext:value-type="float">
            <text:p>14</text:p>
          </table:table-cell>
          <table:table-cell table:formula="of:=SUM([.$D109]+[.I$1])" office:value-type="float" office:value="15" calcext:value-type="float">
            <text:p>15</text:p>
          </table:table-cell>
          <table:table-cell table:formula="of:=SUM([.$D109]+[.J$1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0:.C110];0)" office:value-type="float" office:value="11" calcext:value-type="float">
            <text:p>11</text:p>
          </table:table-cell>
          <table:table-cell table:style-name="ce29" table:formula="of:=SUM([.D110]+1)" office:value-type="float" office:value="12" calcext:value-type="float">
            <text:p>12</text:p>
          </table:table-cell>
          <table:table-cell table:formula="of:=SUM([.D110]+[.$F$1])" office:value-type="float" office:value="13" calcext:value-type="float">
            <text:p>13</text:p>
          </table:table-cell>
          <table:table-cell table:formula="of:=SUM([.D110]+[.$G$1])" office:value-type="float" office:value="14" calcext:value-type="float">
            <text:p>14</text:p>
          </table:table-cell>
          <table:table-cell table:style-name="ce29" table:formula="of:=SUM([.$D110]+[.H$1])" office:value-type="float" office:value="15" calcext:value-type="float">
            <text:p>15</text:p>
          </table:table-cell>
          <table:table-cell table:formula="of:=SUM([.$D110]+[.I$1])" office:value-type="float" office:value="16" calcext:value-type="float">
            <text:p>16</text:p>
          </table:table-cell>
          <table:table-cell table:style-name="ce29" table:formula="of:=SUM([.$D110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1:.C111];0)" office:value-type="float" office:value="11" calcext:value-type="float">
            <text:p>11</text:p>
          </table:table-cell>
          <table:table-cell table:style-name="ce29" table:formula="of:=SUM([.D111]+1)" office:value-type="float" office:value="12" calcext:value-type="float">
            <text:p>12</text:p>
          </table:table-cell>
          <table:table-cell table:formula="of:=SUM([.D111]+[.$F$1])" office:value-type="float" office:value="13" calcext:value-type="float">
            <text:p>13</text:p>
          </table:table-cell>
          <table:table-cell table:formula="of:=SUM([.D111]+[.$G$1])" office:value-type="float" office:value="14" calcext:value-type="float">
            <text:p>14</text:p>
          </table:table-cell>
          <table:table-cell table:style-name="ce29" table:formula="of:=SUM([.$D111]+[.H$1])" office:value-type="float" office:value="15" calcext:value-type="float">
            <text:p>15</text:p>
          </table:table-cell>
          <table:table-cell table:formula="of:=SUM([.$D111]+[.I$1])" office:value-type="float" office:value="16" calcext:value-type="float">
            <text:p>16</text:p>
          </table:table-cell>
          <table:table-cell table:style-name="ce29" table:formula="of:=SUM([.$D111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2:.C112];0)" office:value-type="float" office:value="11" calcext:value-type="float">
            <text:p>11</text:p>
          </table:table-cell>
          <table:table-cell table:style-name="ce29" table:formula="of:=SUM([.D112]+1)" office:value-type="float" office:value="12" calcext:value-type="float">
            <text:p>12</text:p>
          </table:table-cell>
          <table:table-cell table:formula="of:=SUM([.D112]+[.$F$1])" office:value-type="float" office:value="13" calcext:value-type="float">
            <text:p>13</text:p>
          </table:table-cell>
          <table:table-cell table:formula="of:=SUM([.D112]+[.$G$1])" office:value-type="float" office:value="14" calcext:value-type="float">
            <text:p>14</text:p>
          </table:table-cell>
          <table:table-cell table:style-name="ce29" table:formula="of:=SUM([.$D112]+[.H$1])" office:value-type="float" office:value="15" calcext:value-type="float">
            <text:p>15</text:p>
          </table:table-cell>
          <table:table-cell table:formula="of:=SUM([.$D112]+[.I$1])" office:value-type="float" office:value="16" calcext:value-type="float">
            <text:p>16</text:p>
          </table:table-cell>
          <table:table-cell table:style-name="ce29" table:formula="of:=SUM([.$D112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3:.C113];0)" office:value-type="float" office:value="11" calcext:value-type="float">
            <text:p>11</text:p>
          </table:table-cell>
          <table:table-cell table:style-name="ce29" table:formula="of:=SUM([.D113]+1)" office:value-type="float" office:value="12" calcext:value-type="float">
            <text:p>12</text:p>
          </table:table-cell>
          <table:table-cell table:formula="of:=SUM([.D113]+[.$F$1])" office:value-type="float" office:value="13" calcext:value-type="float">
            <text:p>13</text:p>
          </table:table-cell>
          <table:table-cell table:formula="of:=SUM([.D113]+[.$G$1])" office:value-type="float" office:value="14" calcext:value-type="float">
            <text:p>14</text:p>
          </table:table-cell>
          <table:table-cell table:style-name="ce29" table:formula="of:=SUM([.$D113]+[.H$1])" office:value-type="float" office:value="15" calcext:value-type="float">
            <text:p>15</text:p>
          </table:table-cell>
          <table:table-cell table:formula="of:=SUM([.$D113]+[.I$1])" office:value-type="float" office:value="16" calcext:value-type="float">
            <text:p>16</text:p>
          </table:table-cell>
          <table:table-cell table:style-name="ce29" table:formula="of:=SUM([.$D113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4:.C114];0)" office:value-type="float" office:value="11" calcext:value-type="float">
            <text:p>11</text:p>
          </table:table-cell>
          <table:table-cell table:style-name="ce29" table:formula="of:=SUM([.D114]+1)" office:value-type="float" office:value="12" calcext:value-type="float">
            <text:p>12</text:p>
          </table:table-cell>
          <table:table-cell table:formula="of:=SUM([.D114]+[.$F$1])" office:value-type="float" office:value="13" calcext:value-type="float">
            <text:p>13</text:p>
          </table:table-cell>
          <table:table-cell table:formula="of:=SUM([.D114]+[.$G$1])" office:value-type="float" office:value="14" calcext:value-type="float">
            <text:p>14</text:p>
          </table:table-cell>
          <table:table-cell table:style-name="ce29" table:formula="of:=SUM([.$D114]+[.H$1])" office:value-type="float" office:value="15" calcext:value-type="float">
            <text:p>15</text:p>
          </table:table-cell>
          <table:table-cell table:formula="of:=SUM([.$D114]+[.I$1])" office:value-type="float" office:value="16" calcext:value-type="float">
            <text:p>16</text:p>
          </table:table-cell>
          <table:table-cell table:style-name="ce29" table:formula="of:=SUM([.$D114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5:.C115];0)" office:value-type="float" office:value="11" calcext:value-type="float">
            <text:p>11</text:p>
          </table:table-cell>
          <table:table-cell table:style-name="ce29" table:formula="of:=SUM([.D115]+1)" office:value-type="float" office:value="12" calcext:value-type="float">
            <text:p>12</text:p>
          </table:table-cell>
          <table:table-cell table:formula="of:=SUM([.D115]+[.$F$1])" office:value-type="float" office:value="13" calcext:value-type="float">
            <text:p>13</text:p>
          </table:table-cell>
          <table:table-cell table:formula="of:=SUM([.D115]+[.$G$1])" office:value-type="float" office:value="14" calcext:value-type="float">
            <text:p>14</text:p>
          </table:table-cell>
          <table:table-cell table:style-name="ce29" table:formula="of:=SUM([.$D115]+[.H$1])" office:value-type="float" office:value="15" calcext:value-type="float">
            <text:p>15</text:p>
          </table:table-cell>
          <table:table-cell table:formula="of:=SUM([.$D115]+[.I$1])" office:value-type="float" office:value="16" calcext:value-type="float">
            <text:p>16</text:p>
          </table:table-cell>
          <table:table-cell table:style-name="ce29" table:formula="of:=SUM([.$D115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16:.C116];0)" office:value-type="float" office:value="11" calcext:value-type="float">
            <text:p>11</text:p>
          </table:table-cell>
          <table:table-cell table:style-name="ce29" table:formula="of:=SUM([.D116]+1)" office:value-type="float" office:value="12" calcext:value-type="float">
            <text:p>12</text:p>
          </table:table-cell>
          <table:table-cell table:formula="of:=SUM([.D116]+[.$F$1])" office:value-type="float" office:value="13" calcext:value-type="float">
            <text:p>13</text:p>
          </table:table-cell>
          <table:table-cell table:formula="of:=SUM([.D116]+[.$G$1])" office:value-type="float" office:value="14" calcext:value-type="float">
            <text:p>14</text:p>
          </table:table-cell>
          <table:table-cell table:formula="of:=SUM([.$D116]+[.H$1])" office:value-type="float" office:value="15" calcext:value-type="float">
            <text:p>15</text:p>
          </table:table-cell>
          <table:table-cell table:style-name="ce29" table:formula="of:=SUM([.$D116]+[.I$1])" office:value-type="float" office:value="16" calcext:value-type="float">
            <text:p>16</text:p>
          </table:table-cell>
          <table:table-cell table:formula="of:=SUM([.$D116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17:.C117];0)" office:value-type="float" office:value="11" calcext:value-type="float">
            <text:p>11</text:p>
          </table:table-cell>
          <table:table-cell table:style-name="ce29" table:formula="of:=SUM([.D117]+1)" office:value-type="float" office:value="12" calcext:value-type="float">
            <text:p>12</text:p>
          </table:table-cell>
          <table:table-cell table:formula="of:=SUM([.D117]+[.$F$1])" office:value-type="float" office:value="13" calcext:value-type="float">
            <text:p>13</text:p>
          </table:table-cell>
          <table:table-cell table:formula="of:=SUM([.D117]+[.$G$1])" office:value-type="float" office:value="14" calcext:value-type="float">
            <text:p>14</text:p>
          </table:table-cell>
          <table:table-cell table:formula="of:=SUM([.$D117]+[.H$1])" office:value-type="float" office:value="15" calcext:value-type="float">
            <text:p>15</text:p>
          </table:table-cell>
          <table:table-cell table:style-name="ce29" table:formula="of:=SUM([.$D117]+[.I$1])" office:value-type="float" office:value="16" calcext:value-type="float">
            <text:p>16</text:p>
          </table:table-cell>
          <table:table-cell table:formula="of:=SUM([.$D117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18:.C118];0)" office:value-type="float" office:value="11" calcext:value-type="float">
            <text:p>11</text:p>
          </table:table-cell>
          <table:table-cell table:style-name="ce29" table:formula="of:=SUM([.D118]+1)" office:value-type="float" office:value="12" calcext:value-type="float">
            <text:p>12</text:p>
          </table:table-cell>
          <table:table-cell table:formula="of:=SUM([.D118]+[.$F$1])" office:value-type="float" office:value="13" calcext:value-type="float">
            <text:p>13</text:p>
          </table:table-cell>
          <table:table-cell table:formula="of:=SUM([.D118]+[.$G$1])" office:value-type="float" office:value="14" calcext:value-type="float">
            <text:p>14</text:p>
          </table:table-cell>
          <table:table-cell table:formula="of:=SUM([.$D118]+[.H$1])" office:value-type="float" office:value="15" calcext:value-type="float">
            <text:p>15</text:p>
          </table:table-cell>
          <table:table-cell table:style-name="ce29" table:formula="of:=SUM([.$D118]+[.I$1])" office:value-type="float" office:value="16" calcext:value-type="float">
            <text:p>16</text:p>
          </table:table-cell>
          <table:table-cell table:formula="of:=SUM([.$D118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19:.C119];0)" office:value-type="float" office:value="11" calcext:value-type="float">
            <text:p>11</text:p>
          </table:table-cell>
          <table:table-cell table:formula="of:=SUM([.D119]+1)" office:value-type="float" office:value="12" calcext:value-type="float">
            <text:p>12</text:p>
          </table:table-cell>
          <table:table-cell table:style-name="ce29" table:formula="of:=SUM([.D119]+[.$F$1])" office:value-type="float" office:value="13" calcext:value-type="float">
            <text:p>13</text:p>
          </table:table-cell>
          <table:table-cell table:style-name="ce29" table:formula="of:=SUM([.D119]+[.$G$1])" office:value-type="float" office:value="14" calcext:value-type="float">
            <text:p>14</text:p>
          </table:table-cell>
          <table:table-cell table:formula="of:=SUM([.$D119]+[.H$1])" office:value-type="float" office:value="15" calcext:value-type="float">
            <text:p>15</text:p>
          </table:table-cell>
          <table:table-cell table:formula="of:=SUM([.$D119]+[.I$1])" office:value-type="float" office:value="16" calcext:value-type="float">
            <text:p>16</text:p>
          </table:table-cell>
          <table:table-cell table:style-name="ce29" table:formula="of:=SUM([.$D119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0:.C120];0)" office:value-type="float" office:value="11" calcext:value-type="float">
            <text:p>11</text:p>
          </table:table-cell>
          <table:table-cell table:formula="of:=SUM([.D120]+1)" office:value-type="float" office:value="12" calcext:value-type="float">
            <text:p>12</text:p>
          </table:table-cell>
          <table:table-cell table:style-name="ce29" table:formula="of:=SUM([.D120]+[.$F$1])" office:value-type="float" office:value="13" calcext:value-type="float">
            <text:p>13</text:p>
          </table:table-cell>
          <table:table-cell table:style-name="ce29" table:formula="of:=SUM([.D120]+[.$G$1])" office:value-type="float" office:value="14" calcext:value-type="float">
            <text:p>14</text:p>
          </table:table-cell>
          <table:table-cell table:formula="of:=SUM([.$D120]+[.H$1])" office:value-type="float" office:value="15" calcext:value-type="float">
            <text:p>15</text:p>
          </table:table-cell>
          <table:table-cell table:formula="of:=SUM([.$D120]+[.I$1])" office:value-type="float" office:value="16" calcext:value-type="float">
            <text:p>16</text:p>
          </table:table-cell>
          <table:table-cell table:style-name="ce29" table:formula="of:=SUM([.$D120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1:.C121];0)" office:value-type="float" office:value="11" calcext:value-type="float">
            <text:p>11</text:p>
          </table:table-cell>
          <table:table-cell table:formula="of:=SUM([.D121]+1)" office:value-type="float" office:value="12" calcext:value-type="float">
            <text:p>12</text:p>
          </table:table-cell>
          <table:table-cell table:style-name="ce29" table:formula="of:=SUM([.D121]+[.$F$1])" office:value-type="float" office:value="13" calcext:value-type="float">
            <text:p>13</text:p>
          </table:table-cell>
          <table:table-cell table:style-name="ce29" table:formula="of:=SUM([.D121]+[.$G$1])" office:value-type="float" office:value="14" calcext:value-type="float">
            <text:p>14</text:p>
          </table:table-cell>
          <table:table-cell table:formula="of:=SUM([.$D121]+[.H$1])" office:value-type="float" office:value="15" calcext:value-type="float">
            <text:p>15</text:p>
          </table:table-cell>
          <table:table-cell table:formula="of:=SUM([.$D121]+[.I$1])" office:value-type="float" office:value="16" calcext:value-type="float">
            <text:p>16</text:p>
          </table:table-cell>
          <table:table-cell table:style-name="ce29" table:formula="of:=SUM([.$D121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2:.C122];0)" office:value-type="float" office:value="11" calcext:value-type="float">
            <text:p>11</text:p>
          </table:table-cell>
          <table:table-cell table:formula="of:=SUM([.D122]+1)" office:value-type="float" office:value="12" calcext:value-type="float">
            <text:p>12</text:p>
          </table:table-cell>
          <table:table-cell table:style-name="ce29" table:formula="of:=SUM([.D122]+[.$F$1])" office:value-type="float" office:value="13" calcext:value-type="float">
            <text:p>13</text:p>
          </table:table-cell>
          <table:table-cell table:style-name="ce29" table:formula="of:=SUM([.D122]+[.$G$1])" office:value-type="float" office:value="14" calcext:value-type="float">
            <text:p>14</text:p>
          </table:table-cell>
          <table:table-cell table:formula="of:=SUM([.$D122]+[.H$1])" office:value-type="float" office:value="15" calcext:value-type="float">
            <text:p>15</text:p>
          </table:table-cell>
          <table:table-cell table:formula="of:=SUM([.$D122]+[.I$1])" office:value-type="float" office:value="16" calcext:value-type="float">
            <text:p>16</text:p>
          </table:table-cell>
          <table:table-cell table:style-name="ce29" table:formula="of:=SUM([.$D122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3:.C123];0)" office:value-type="float" office:value="11" calcext:value-type="float">
            <text:p>11</text:p>
          </table:table-cell>
          <table:table-cell table:formula="of:=SUM([.D123]+1)" office:value-type="float" office:value="12" calcext:value-type="float">
            <text:p>12</text:p>
          </table:table-cell>
          <table:table-cell table:style-name="ce29" table:formula="of:=SUM([.D123]+[.$F$1])" office:value-type="float" office:value="13" calcext:value-type="float">
            <text:p>13</text:p>
          </table:table-cell>
          <table:table-cell table:style-name="ce29" table:formula="of:=SUM([.D123]+[.$G$1])" office:value-type="float" office:value="14" calcext:value-type="float">
            <text:p>14</text:p>
          </table:table-cell>
          <table:table-cell table:formula="of:=SUM([.$D123]+[.H$1])" office:value-type="float" office:value="15" calcext:value-type="float">
            <text:p>15</text:p>
          </table:table-cell>
          <table:table-cell table:formula="of:=SUM([.$D123]+[.I$1])" office:value-type="float" office:value="16" calcext:value-type="float">
            <text:p>16</text:p>
          </table:table-cell>
          <table:table-cell table:style-name="ce29" table:formula="of:=SUM([.$D123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4:.C124];0)" office:value-type="float" office:value="11" calcext:value-type="float">
            <text:p>11</text:p>
          </table:table-cell>
          <table:table-cell table:formula="of:=SUM([.D124]+1)" office:value-type="float" office:value="12" calcext:value-type="float">
            <text:p>12</text:p>
          </table:table-cell>
          <table:table-cell table:style-name="ce29" table:formula="of:=SUM([.D124]+[.$F$1])" office:value-type="float" office:value="13" calcext:value-type="float">
            <text:p>13</text:p>
          </table:table-cell>
          <table:table-cell table:style-name="ce29" table:formula="of:=SUM([.D124]+[.$G$1])" office:value-type="float" office:value="14" calcext:value-type="float">
            <text:p>14</text:p>
          </table:table-cell>
          <table:table-cell table:formula="of:=SUM([.$D124]+[.H$1])" office:value-type="float" office:value="15" calcext:value-type="float">
            <text:p>15</text:p>
          </table:table-cell>
          <table:table-cell table:formula="of:=SUM([.$D124]+[.I$1])" office:value-type="float" office:value="16" calcext:value-type="float">
            <text:p>16</text:p>
          </table:table-cell>
          <table:table-cell table:style-name="ce29" table:formula="of:=SUM([.$D124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5:.C125];0)" office:value-type="float" office:value="11" calcext:value-type="float">
            <text:p>11</text:p>
          </table:table-cell>
          <table:table-cell table:formula="of:=SUM([.D125]+1)" office:value-type="float" office:value="12" calcext:value-type="float">
            <text:p>12</text:p>
          </table:table-cell>
          <table:table-cell table:style-name="ce29" table:formula="of:=SUM([.D125]+[.$F$1])" office:value-type="float" office:value="13" calcext:value-type="float">
            <text:p>13</text:p>
          </table:table-cell>
          <table:table-cell table:formula="of:=SUM([.D125]+[.$G$1])" office:value-type="float" office:value="14" calcext:value-type="float">
            <text:p>14</text:p>
          </table:table-cell>
          <table:table-cell table:style-name="ce29" table:formula="of:=SUM([.$D125]+[.H$1])" office:value-type="float" office:value="15" calcext:value-type="float">
            <text:p>15</text:p>
          </table:table-cell>
          <table:table-cell table:style-name="ce29" table:formula="of:=SUM([.$D125]+[.I$1])" office:value-type="float" office:value="16" calcext:value-type="float">
            <text:p>16</text:p>
          </table:table-cell>
          <table:table-cell table:formula="of:=SUM([.$D125]+[.J$1])" office:value-type="float" office:value="17" calcext:value-type="float">
            <text:p>1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6:.C126];0)" office:value-type="float" office:value="11" calcext:value-type="float">
            <text:p>11</text:p>
          </table:table-cell>
          <table:table-cell table:formula="of:=SUM([.D126]+1)" office:value-type="float" office:value="12" calcext:value-type="float">
            <text:p>12</text:p>
          </table:table-cell>
          <table:table-cell table:style-name="ce29" table:formula="of:=SUM([.D126]+[.$F$1])" office:value-type="float" office:value="13" calcext:value-type="float">
            <text:p>13</text:p>
          </table:table-cell>
          <table:table-cell table:formula="of:=SUM([.D126]+[.$G$1])" office:value-type="float" office:value="14" calcext:value-type="float">
            <text:p>14</text:p>
          </table:table-cell>
          <table:table-cell table:style-name="ce29" table:formula="of:=SUM([.$D126]+[.H$1])" office:value-type="float" office:value="15" calcext:value-type="float">
            <text:p>15</text:p>
          </table:table-cell>
          <table:table-cell table:style-name="ce29" table:formula="of:=SUM([.$D126]+[.I$1])" office:value-type="float" office:value="16" calcext:value-type="float">
            <text:p>16</text:p>
          </table:table-cell>
          <table:table-cell table:formula="of:=SUM([.$D126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7:.C127];0)" office:value-type="float" office:value="11" calcext:value-type="float">
            <text:p>11</text:p>
          </table:table-cell>
          <table:table-cell table:formula="of:=SUM([.D127]+1)" office:value-type="float" office:value="12" calcext:value-type="float">
            <text:p>12</text:p>
          </table:table-cell>
          <table:table-cell table:style-name="ce29" table:formula="of:=SUM([.D127]+[.$F$1])" office:value-type="float" office:value="13" calcext:value-type="float">
            <text:p>13</text:p>
          </table:table-cell>
          <table:table-cell table:formula="of:=SUM([.D127]+[.$G$1])" office:value-type="float" office:value="14" calcext:value-type="float">
            <text:p>14</text:p>
          </table:table-cell>
          <table:table-cell table:style-name="ce29" table:formula="of:=SUM([.$D127]+[.H$1])" office:value-type="float" office:value="15" calcext:value-type="float">
            <text:p>15</text:p>
          </table:table-cell>
          <table:table-cell table:style-name="ce29" table:formula="of:=SUM([.$D127]+[.I$1])" office:value-type="float" office:value="16" calcext:value-type="float">
            <text:p>16</text:p>
          </table:table-cell>
          <table:table-cell table:formula="of:=SUM([.$D127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8:.C128];0)" office:value-type="float" office:value="11" calcext:value-type="float">
            <text:p>11</text:p>
          </table:table-cell>
          <table:table-cell table:formula="of:=SUM([.D128]+1)" office:value-type="float" office:value="12" calcext:value-type="float">
            <text:p>12</text:p>
          </table:table-cell>
          <table:table-cell table:style-name="ce29" table:formula="of:=SUM([.D128]+[.$F$1])" office:value-type="float" office:value="13" calcext:value-type="float">
            <text:p>13</text:p>
          </table:table-cell>
          <table:table-cell table:formula="of:=SUM([.D128]+[.$G$1])" office:value-type="float" office:value="14" calcext:value-type="float">
            <text:p>14</text:p>
          </table:table-cell>
          <table:table-cell table:style-name="ce29" table:formula="of:=SUM([.$D128]+[.H$1])" office:value-type="float" office:value="15" calcext:value-type="float">
            <text:p>15</text:p>
          </table:table-cell>
          <table:table-cell table:style-name="ce29" table:formula="of:=SUM([.$D128]+[.I$1])" office:value-type="float" office:value="16" calcext:value-type="float">
            <text:p>16</text:p>
          </table:table-cell>
          <table:table-cell table:formula="of:=SUM([.$D128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9:.C129];0)" office:value-type="float" office:value="11" calcext:value-type="float">
            <text:p>11</text:p>
          </table:table-cell>
          <table:table-cell table:formula="of:=SUM([.D129]+1)" office:value-type="float" office:value="12" calcext:value-type="float">
            <text:p>12</text:p>
          </table:table-cell>
          <table:table-cell table:style-name="ce29" table:formula="of:=SUM([.D129]+[.$F$1])" office:value-type="float" office:value="13" calcext:value-type="float">
            <text:p>13</text:p>
          </table:table-cell>
          <table:table-cell table:formula="of:=SUM([.D129]+[.$G$1])" office:value-type="float" office:value="14" calcext:value-type="float">
            <text:p>14</text:p>
          </table:table-cell>
          <table:table-cell table:style-name="ce29" table:formula="of:=SUM([.$D129]+[.H$1])" office:value-type="float" office:value="15" calcext:value-type="float">
            <text:p>15</text:p>
          </table:table-cell>
          <table:table-cell table:style-name="ce29" table:formula="of:=SUM([.$D129]+[.I$1])" office:value-type="float" office:value="16" calcext:value-type="float">
            <text:p>16</text:p>
          </table:table-cell>
          <table:table-cell table:formula="of:=SUM([.$D129]+[.J$1])" office:value-type="float" office:value="17" calcext:value-type="float">
            <text:p>17</text:p>
          </table:table-cell>
          <table:table-cell/>
          <table:table-cell table:formula="of:=COUNT([.E119:.E136])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30:.C130];0)" office:value-type="float" office:value="11" calcext:value-type="float">
            <text:p>11</text:p>
          </table:table-cell>
          <table:table-cell table:formula="of:=SUM([.D130]+1)" office:value-type="float" office:value="12" calcext:value-type="float">
            <text:p>12</text:p>
          </table:table-cell>
          <table:table-cell table:style-name="ce29" table:formula="of:=SUM([.D130]+[.$F$1])" office:value-type="float" office:value="13" calcext:value-type="float">
            <text:p>13</text:p>
          </table:table-cell>
          <table:table-cell table:formula="of:=SUM([.D130]+[.$G$1])" office:value-type="float" office:value="14" calcext:value-type="float">
            <text:p>14</text:p>
          </table:table-cell>
          <table:table-cell table:style-name="ce29" table:formula="of:=SUM([.$D130]+[.H$1])" office:value-type="float" office:value="15" calcext:value-type="float">
            <text:p>15</text:p>
          </table:table-cell>
          <table:table-cell table:style-name="ce29" table:formula="of:=SUM([.$D130]+[.I$1])" office:value-type="float" office:value="16" calcext:value-type="float">
            <text:p>16</text:p>
          </table:table-cell>
          <table:table-cell table:formula="of:=SUM([.$D130]+[.J$1])" office:value-type="float" office:value="17" calcext:value-type="float">
            <text:p>17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31:.C131];0)" office:value-type="float" office:value="11" calcext:value-type="float">
            <text:p>11</text:p>
          </table:table-cell>
          <table:table-cell table:formula="of:=SUM([.D131]+1)" office:value-type="float" office:value="12" calcext:value-type="float">
            <text:p>12</text:p>
          </table:table-cell>
          <table:table-cell table:formula="of:=SUM([.D131]+[.$F$1])" office:value-type="float" office:value="13" calcext:value-type="float">
            <text:p>13</text:p>
          </table:table-cell>
          <table:table-cell table:style-name="ce29" table:formula="of:=SUM([.D131]+[.$G$1])" office:value-type="float" office:value="14" calcext:value-type="float">
            <text:p>14</text:p>
          </table:table-cell>
          <table:table-cell table:formula="of:=SUM([.$D131]+[.H$1])" office:value-type="float" office:value="15" calcext:value-type="float">
            <text:p>15</text:p>
          </table:table-cell>
          <table:table-cell table:style-name="ce29" table:formula="of:=SUM([.$D131]+[.I$1])" office:value-type="float" office:value="16" calcext:value-type="float">
            <text:p>16</text:p>
          </table:table-cell>
          <table:table-cell table:formula="of:=SUM([.$D131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32:.C132];0)" office:value-type="float" office:value="11" calcext:value-type="float">
            <text:p>11</text:p>
          </table:table-cell>
          <table:table-cell table:formula="of:=SUM([.D132]+1)" office:value-type="float" office:value="12" calcext:value-type="float">
            <text:p>12</text:p>
          </table:table-cell>
          <table:table-cell table:formula="of:=SUM([.D132]+[.$F$1])" office:value-type="float" office:value="13" calcext:value-type="float">
            <text:p>13</text:p>
          </table:table-cell>
          <table:table-cell table:style-name="ce29" table:formula="of:=SUM([.D132]+[.$G$1])" office:value-type="float" office:value="14" calcext:value-type="float">
            <text:p>14</text:p>
          </table:table-cell>
          <table:table-cell table:formula="of:=SUM([.$D132]+[.H$1])" office:value-type="float" office:value="15" calcext:value-type="float">
            <text:p>15</text:p>
          </table:table-cell>
          <table:table-cell table:style-name="ce29" table:formula="of:=SUM([.$D132]+[.I$1])" office:value-type="float" office:value="16" calcext:value-type="float">
            <text:p>16</text:p>
          </table:table-cell>
          <table:table-cell table:formula="of:=SUM([.$D132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33:.C133];0)" office:value-type="float" office:value="11" calcext:value-type="float">
            <text:p>11</text:p>
          </table:table-cell>
          <table:table-cell table:formula="of:=SUM([.D133]+1)" office:value-type="float" office:value="12" calcext:value-type="float">
            <text:p>12</text:p>
          </table:table-cell>
          <table:table-cell table:formula="of:=SUM([.D133]+[.$F$1])" office:value-type="float" office:value="13" calcext:value-type="float">
            <text:p>13</text:p>
          </table:table-cell>
          <table:table-cell table:style-name="ce29" table:formula="of:=SUM([.D133]+[.$G$1])" office:value-type="float" office:value="14" calcext:value-type="float">
            <text:p>14</text:p>
          </table:table-cell>
          <table:table-cell table:formula="of:=SUM([.$D133]+[.H$1])" office:value-type="float" office:value="15" calcext:value-type="float">
            <text:p>15</text:p>
          </table:table-cell>
          <table:table-cell table:style-name="ce29" table:formula="of:=SUM([.$D133]+[.I$1])" office:value-type="float" office:value="16" calcext:value-type="float">
            <text:p>16</text:p>
          </table:table-cell>
          <table:table-cell table:formula="of:=SUM([.$D133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34:.C134];0)" office:value-type="float" office:value="11" calcext:value-type="float">
            <text:p>11</text:p>
          </table:table-cell>
          <table:table-cell table:formula="of:=SUM([.D134]+1)" office:value-type="float" office:value="12" calcext:value-type="float">
            <text:p>12</text:p>
          </table:table-cell>
          <table:table-cell table:formula="of:=SUM([.D134]+[.$F$1])" office:value-type="float" office:value="13" calcext:value-type="float">
            <text:p>13</text:p>
          </table:table-cell>
          <table:table-cell table:style-name="ce29" table:formula="of:=SUM([.D134]+[.$G$1])" office:value-type="float" office:value="14" calcext:value-type="float">
            <text:p>14</text:p>
          </table:table-cell>
          <table:table-cell table:style-name="ce29" table:formula="of:=SUM([.$D134]+[.H$1])" office:value-type="float" office:value="15" calcext:value-type="float">
            <text:p>15</text:p>
          </table:table-cell>
          <table:table-cell table:formula="of:=SUM([.$D134]+[.I$1])" office:value-type="float" office:value="16" calcext:value-type="float">
            <text:p>16</text:p>
          </table:table-cell>
          <table:table-cell table:formula="of:=SUM([.$D134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35:.C135];0)" office:value-type="float" office:value="11" calcext:value-type="float">
            <text:p>11</text:p>
          </table:table-cell>
          <table:table-cell table:formula="of:=SUM([.D135]+1)" office:value-type="float" office:value="12" calcext:value-type="float">
            <text:p>12</text:p>
          </table:table-cell>
          <table:table-cell table:formula="of:=SUM([.D135]+[.$F$1])" office:value-type="float" office:value="13" calcext:value-type="float">
            <text:p>13</text:p>
          </table:table-cell>
          <table:table-cell table:style-name="ce29" table:formula="of:=SUM([.D135]+[.$G$1])" office:value-type="float" office:value="14" calcext:value-type="float">
            <text:p>14</text:p>
          </table:table-cell>
          <table:table-cell table:style-name="ce29" table:formula="of:=SUM([.$D135]+[.H$1])" office:value-type="float" office:value="15" calcext:value-type="float">
            <text:p>15</text:p>
          </table:table-cell>
          <table:table-cell table:formula="of:=SUM([.$D135]+[.I$1])" office:value-type="float" office:value="16" calcext:value-type="float">
            <text:p>16</text:p>
          </table:table-cell>
          <table:table-cell table:formula="of:=SUM([.$D135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36:.C136];0)" office:value-type="float" office:value="11" calcext:value-type="float">
            <text:p>11</text:p>
          </table:table-cell>
          <table:table-cell table:formula="of:=SUM([.D136]+1)" office:value-type="float" office:value="12" calcext:value-type="float">
            <text:p>12</text:p>
          </table:table-cell>
          <table:table-cell table:formula="of:=SUM([.D136]+[.$F$1])" office:value-type="float" office:value="13" calcext:value-type="float">
            <text:p>13</text:p>
          </table:table-cell>
          <table:table-cell table:style-name="ce29" table:formula="of:=SUM([.D136]+[.$G$1])" office:value-type="float" office:value="14" calcext:value-type="float">
            <text:p>14</text:p>
          </table:table-cell>
          <table:table-cell table:style-name="ce29" table:formula="of:=SUM([.$D136]+[.H$1])" office:value-type="float" office:value="15" calcext:value-type="float">
            <text:p>15</text:p>
          </table:table-cell>
          <table:table-cell table:formula="of:=SUM([.$D136]+[.I$1])" office:value-type="float" office:value="16" calcext:value-type="float">
            <text:p>16</text:p>
          </table:table-cell>
          <table:table-cell table:formula="of:=SUM([.$D136]+[.J$1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37:.C137];0)" office:value-type="float" office:value="12" calcext:value-type="float">
            <text:p>12</text:p>
          </table:table-cell>
          <table:table-cell table:style-name="ce29" table:formula="of:=SUM([.D137]+1)" office:value-type="float" office:value="13" calcext:value-type="float">
            <text:p>13</text:p>
          </table:table-cell>
          <table:table-cell table:formula="of:=SUM([.D137]+[.$F$1])" office:value-type="float" office:value="14" calcext:value-type="float">
            <text:p>14</text:p>
          </table:table-cell>
          <table:table-cell table:formula="of:=SUM([.D137]+[.$G$1])" office:value-type="float" office:value="15" calcext:value-type="float">
            <text:p>15</text:p>
          </table:table-cell>
          <table:table-cell table:formula="of:=SUM([.$D137]+[.H$1])" office:value-type="float" office:value="16" calcext:value-type="float">
            <text:p>16</text:p>
          </table:table-cell>
          <table:table-cell table:style-name="ce29" table:formula="of:=SUM([.$D137]+[.I$1])" office:value-type="float" office:value="17" calcext:value-type="float">
            <text:p>17</text:p>
          </table:table-cell>
          <table:table-cell table:style-name="ce29" table:formula="of:=SUM([.$D137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38:.C138];0)" office:value-type="float" office:value="12" calcext:value-type="float">
            <text:p>12</text:p>
          </table:table-cell>
          <table:table-cell table:style-name="ce29" table:formula="of:=SUM([.D138]+1)" office:value-type="float" office:value="13" calcext:value-type="float">
            <text:p>13</text:p>
          </table:table-cell>
          <table:table-cell table:formula="of:=SUM([.D138]+[.$F$1])" office:value-type="float" office:value="14" calcext:value-type="float">
            <text:p>14</text:p>
          </table:table-cell>
          <table:table-cell table:formula="of:=SUM([.D138]+[.$G$1])" office:value-type="float" office:value="15" calcext:value-type="float">
            <text:p>15</text:p>
          </table:table-cell>
          <table:table-cell table:formula="of:=SUM([.$D138]+[.H$1])" office:value-type="float" office:value="16" calcext:value-type="float">
            <text:p>16</text:p>
          </table:table-cell>
          <table:table-cell table:style-name="ce29" table:formula="of:=SUM([.$D138]+[.I$1])" office:value-type="float" office:value="17" calcext:value-type="float">
            <text:p>17</text:p>
          </table:table-cell>
          <table:table-cell table:style-name="ce29" table:formula="of:=SUM([.$D138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39:.C139];0)" office:value-type="float" office:value="12" calcext:value-type="float">
            <text:p>12</text:p>
          </table:table-cell>
          <table:table-cell table:style-name="ce29" table:formula="of:=SUM([.D139]+1)" office:value-type="float" office:value="13" calcext:value-type="float">
            <text:p>13</text:p>
          </table:table-cell>
          <table:table-cell table:formula="of:=SUM([.D139]+[.$F$1])" office:value-type="float" office:value="14" calcext:value-type="float">
            <text:p>14</text:p>
          </table:table-cell>
          <table:table-cell table:formula="of:=SUM([.D139]+[.$G$1])" office:value-type="float" office:value="15" calcext:value-type="float">
            <text:p>15</text:p>
          </table:table-cell>
          <table:table-cell table:formula="of:=SUM([.$D139]+[.H$1])" office:value-type="float" office:value="16" calcext:value-type="float">
            <text:p>16</text:p>
          </table:table-cell>
          <table:table-cell table:style-name="ce29" table:formula="of:=SUM([.$D139]+[.I$1])" office:value-type="float" office:value="17" calcext:value-type="float">
            <text:p>17</text:p>
          </table:table-cell>
          <table:table-cell table:style-name="ce29" table:formula="of:=SUM([.$D139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40:.C140];0)" office:value-type="float" office:value="12" calcext:value-type="float">
            <text:p>12</text:p>
          </table:table-cell>
          <table:table-cell table:style-name="ce29" table:formula="of:=SUM([.D140]+1)" office:value-type="float" office:value="13" calcext:value-type="float">
            <text:p>13</text:p>
          </table:table-cell>
          <table:table-cell table:formula="of:=SUM([.D140]+[.$F$1])" office:value-type="float" office:value="14" calcext:value-type="float">
            <text:p>14</text:p>
          </table:table-cell>
          <table:table-cell table:formula="of:=SUM([.D140]+[.$G$1])" office:value-type="float" office:value="15" calcext:value-type="float">
            <text:p>15</text:p>
          </table:table-cell>
          <table:table-cell table:formula="of:=SUM([.$D140]+[.H$1])" office:value-type="float" office:value="16" calcext:value-type="float">
            <text:p>16</text:p>
          </table:table-cell>
          <table:table-cell table:style-name="ce29" table:formula="of:=SUM([.$D140]+[.I$1])" office:value-type="float" office:value="17" calcext:value-type="float">
            <text:p>17</text:p>
          </table:table-cell>
          <table:table-cell table:style-name="ce29" table:formula="of:=SUM([.$D140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41:.C141];0)" office:value-type="float" office:value="12" calcext:value-type="float">
            <text:p>12</text:p>
          </table:table-cell>
          <table:table-cell table:style-name="ce29" table:formula="of:=SUM([.D141]+1)" office:value-type="float" office:value="13" calcext:value-type="float">
            <text:p>13</text:p>
          </table:table-cell>
          <table:table-cell table:formula="of:=SUM([.D141]+[.$F$1])" office:value-type="float" office:value="14" calcext:value-type="float">
            <text:p>14</text:p>
          </table:table-cell>
          <table:table-cell table:formula="of:=SUM([.D141]+[.$G$1])" office:value-type="float" office:value="15" calcext:value-type="float">
            <text:p>15</text:p>
          </table:table-cell>
          <table:table-cell table:formula="of:=SUM([.$D141]+[.H$1])" office:value-type="float" office:value="16" calcext:value-type="float">
            <text:p>16</text:p>
          </table:table-cell>
          <table:table-cell table:style-name="ce29" table:formula="of:=SUM([.$D141]+[.I$1])" office:value-type="float" office:value="17" calcext:value-type="float">
            <text:p>17</text:p>
          </table:table-cell>
          <table:table-cell table:style-name="ce29" table:formula="of:=SUM([.$D141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42:.C142];0)" office:value-type="float" office:value="12" calcext:value-type="float">
            <text:p>12</text:p>
          </table:table-cell>
          <table:table-cell table:style-name="ce29" table:formula="of:=SUM([.D142]+1)" office:value-type="float" office:value="13" calcext:value-type="float">
            <text:p>13</text:p>
          </table:table-cell>
          <table:table-cell table:formula="of:=SUM([.D142]+[.$F$1])" office:value-type="float" office:value="14" calcext:value-type="float">
            <text:p>14</text:p>
          </table:table-cell>
          <table:table-cell table:formula="of:=SUM([.D142]+[.$G$1])" office:value-type="float" office:value="15" calcext:value-type="float">
            <text:p>15</text:p>
          </table:table-cell>
          <table:table-cell table:formula="of:=SUM([.$D142]+[.H$1])" office:value-type="float" office:value="16" calcext:value-type="float">
            <text:p>16</text:p>
          </table:table-cell>
          <table:table-cell table:style-name="ce29" table:formula="of:=SUM([.$D142]+[.I$1])" office:value-type="float" office:value="17" calcext:value-type="float">
            <text:p>17</text:p>
          </table:table-cell>
          <table:table-cell table:style-name="ce29" table:formula="of:=SUM([.$D142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3:.C143];0)" office:value-type="float" office:value="12" calcext:value-type="float">
            <text:p>12</text:p>
          </table:table-cell>
          <table:table-cell table:formula="of:=SUM([.D143]+1)" office:value-type="float" office:value="13" calcext:value-type="float">
            <text:p>13</text:p>
          </table:table-cell>
          <table:table-cell table:style-name="ce29" table:formula="of:=SUM([.D143]+[.$F$1])" office:value-type="float" office:value="14" calcext:value-type="float">
            <text:p>14</text:p>
          </table:table-cell>
          <table:table-cell table:formula="of:=SUM([.D143]+[.$G$1])" office:value-type="float" office:value="15" calcext:value-type="float">
            <text:p>15</text:p>
          </table:table-cell>
          <table:table-cell table:style-name="ce29" table:formula="of:=SUM([.$D143]+[.H$1])" office:value-type="float" office:value="16" calcext:value-type="float">
            <text:p>16</text:p>
          </table:table-cell>
          <table:table-cell table:formula="of:=SUM([.$D143]+[.I$1])" office:value-type="float" office:value="17" calcext:value-type="float">
            <text:p>17</text:p>
          </table:table-cell>
          <table:table-cell table:style-name="ce29" table:formula="of:=SUM([.$D143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4:.C144];0)" office:value-type="float" office:value="12" calcext:value-type="float">
            <text:p>12</text:p>
          </table:table-cell>
          <table:table-cell table:formula="of:=SUM([.D144]+1)" office:value-type="float" office:value="13" calcext:value-type="float">
            <text:p>13</text:p>
          </table:table-cell>
          <table:table-cell table:style-name="ce29" table:formula="of:=SUM([.D144]+[.$F$1])" office:value-type="float" office:value="14" calcext:value-type="float">
            <text:p>14</text:p>
          </table:table-cell>
          <table:table-cell table:formula="of:=SUM([.D144]+[.$G$1])" office:value-type="float" office:value="15" calcext:value-type="float">
            <text:p>15</text:p>
          </table:table-cell>
          <table:table-cell table:style-name="ce29" table:formula="of:=SUM([.$D144]+[.H$1])" office:value-type="float" office:value="16" calcext:value-type="float">
            <text:p>16</text:p>
          </table:table-cell>
          <table:table-cell table:formula="of:=SUM([.$D144]+[.I$1])" office:value-type="float" office:value="17" calcext:value-type="float">
            <text:p>17</text:p>
          </table:table-cell>
          <table:table-cell table:style-name="ce29" table:formula="of:=SUM([.$D144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5:.C145];0)" office:value-type="float" office:value="12" calcext:value-type="float">
            <text:p>12</text:p>
          </table:table-cell>
          <table:table-cell table:formula="of:=SUM([.D145]+1)" office:value-type="float" office:value="13" calcext:value-type="float">
            <text:p>13</text:p>
          </table:table-cell>
          <table:table-cell table:style-name="ce29" table:formula="of:=SUM([.D145]+[.$F$1])" office:value-type="float" office:value="14" calcext:value-type="float">
            <text:p>14</text:p>
          </table:table-cell>
          <table:table-cell table:formula="of:=SUM([.D145]+[.$G$1])" office:value-type="float" office:value="15" calcext:value-type="float">
            <text:p>15</text:p>
          </table:table-cell>
          <table:table-cell table:style-name="ce29" table:formula="of:=SUM([.$D145]+[.H$1])" office:value-type="float" office:value="16" calcext:value-type="float">
            <text:p>16</text:p>
          </table:table-cell>
          <table:table-cell table:formula="of:=SUM([.$D145]+[.I$1])" office:value-type="float" office:value="17" calcext:value-type="float">
            <text:p>17</text:p>
          </table:table-cell>
          <table:table-cell table:style-name="ce29" table:formula="of:=SUM([.$D145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6:.C146];0)" office:value-type="float" office:value="12" calcext:value-type="float">
            <text:p>12</text:p>
          </table:table-cell>
          <table:table-cell table:formula="of:=SUM([.D146]+1)" office:value-type="float" office:value="13" calcext:value-type="float">
            <text:p>13</text:p>
          </table:table-cell>
          <table:table-cell table:style-name="ce29" table:formula="of:=SUM([.D146]+[.$F$1])" office:value-type="float" office:value="14" calcext:value-type="float">
            <text:p>14</text:p>
          </table:table-cell>
          <table:table-cell table:formula="of:=SUM([.D146]+[.$G$1])" office:value-type="float" office:value="15" calcext:value-type="float">
            <text:p>15</text:p>
          </table:table-cell>
          <table:table-cell table:style-name="ce29" table:formula="of:=SUM([.$D146]+[.H$1])" office:value-type="float" office:value="16" calcext:value-type="float">
            <text:p>16</text:p>
          </table:table-cell>
          <table:table-cell table:formula="of:=SUM([.$D146]+[.I$1])" office:value-type="float" office:value="17" calcext:value-type="float">
            <text:p>17</text:p>
          </table:table-cell>
          <table:table-cell table:style-name="ce29" table:formula="of:=SUM([.$D146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7:.C147];0)" office:value-type="float" office:value="12" calcext:value-type="float">
            <text:p>12</text:p>
          </table:table-cell>
          <table:table-cell table:formula="of:=SUM([.D147]+1)" office:value-type="float" office:value="13" calcext:value-type="float">
            <text:p>13</text:p>
          </table:table-cell>
          <table:table-cell table:style-name="ce29" table:formula="of:=SUM([.D147]+[.$F$1])" office:value-type="float" office:value="14" calcext:value-type="float">
            <text:p>14</text:p>
          </table:table-cell>
          <table:table-cell table:formula="of:=SUM([.D147]+[.$G$1])" office:value-type="float" office:value="15" calcext:value-type="float">
            <text:p>15</text:p>
          </table:table-cell>
          <table:table-cell table:style-name="ce29" table:formula="of:=SUM([.$D147]+[.H$1])" office:value-type="float" office:value="16" calcext:value-type="float">
            <text:p>16</text:p>
          </table:table-cell>
          <table:table-cell table:formula="of:=SUM([.$D147]+[.I$1])" office:value-type="float" office:value="17" calcext:value-type="float">
            <text:p>17</text:p>
          </table:table-cell>
          <table:table-cell table:style-name="ce29" table:formula="of:=SUM([.$D147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8:.C148];0)" office:value-type="float" office:value="12" calcext:value-type="float">
            <text:p>12</text:p>
          </table:table-cell>
          <table:table-cell table:formula="of:=SUM([.D148]+1)" office:value-type="float" office:value="13" calcext:value-type="float">
            <text:p>13</text:p>
          </table:table-cell>
          <table:table-cell table:style-name="ce29" table:formula="of:=SUM([.D148]+[.$F$1])" office:value-type="float" office:value="14" calcext:value-type="float">
            <text:p>14</text:p>
          </table:table-cell>
          <table:table-cell table:formula="of:=SUM([.D148]+[.$G$1])" office:value-type="float" office:value="15" calcext:value-type="float">
            <text:p>15</text:p>
          </table:table-cell>
          <table:table-cell table:style-name="ce29" table:formula="of:=SUM([.$D148]+[.H$1])" office:value-type="float" office:value="16" calcext:value-type="float">
            <text:p>16</text:p>
          </table:table-cell>
          <table:table-cell table:formula="of:=SUM([.$D148]+[.I$1])" office:value-type="float" office:value="17" calcext:value-type="float">
            <text:p>17</text:p>
          </table:table-cell>
          <table:table-cell table:style-name="ce29" table:formula="of:=SUM([.$D148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49:.C149];0)" office:value-type="float" office:value="12" calcext:value-type="float">
            <text:p>12</text:p>
          </table:table-cell>
          <table:table-cell table:formula="of:=SUM([.D149]+1)" office:value-type="float" office:value="13" calcext:value-type="float">
            <text:p>13</text:p>
          </table:table-cell>
          <table:table-cell table:style-name="ce29" table:formula="of:=SUM([.D149]+[.$F$1])" office:value-type="float" office:value="14" calcext:value-type="float">
            <text:p>14</text:p>
          </table:table-cell>
          <table:table-cell table:formula="of:=SUM([.D149]+[.$G$1])" office:value-type="float" office:value="15" calcext:value-type="float">
            <text:p>15</text:p>
          </table:table-cell>
          <table:table-cell table:formula="of:=SUM([.$D149]+[.H$1])" office:value-type="float" office:value="16" calcext:value-type="float">
            <text:p>16</text:p>
          </table:table-cell>
          <table:table-cell table:style-name="ce29" table:formula="of:=SUM([.$D149]+[.I$1])" office:value-type="float" office:value="17" calcext:value-type="float">
            <text:p>17</text:p>
          </table:table-cell>
          <table:table-cell table:formula="of:=SUM([.$D149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50:.C150];0)" office:value-type="float" office:value="12" calcext:value-type="float">
            <text:p>12</text:p>
          </table:table-cell>
          <table:table-cell table:formula="of:=SUM([.D150]+1)" office:value-type="float" office:value="13" calcext:value-type="float">
            <text:p>13</text:p>
          </table:table-cell>
          <table:table-cell table:style-name="ce29" table:formula="of:=SUM([.D150]+[.$F$1])" office:value-type="float" office:value="14" calcext:value-type="float">
            <text:p>14</text:p>
          </table:table-cell>
          <table:table-cell table:formula="of:=SUM([.D150]+[.$G$1])" office:value-type="float" office:value="15" calcext:value-type="float">
            <text:p>15</text:p>
          </table:table-cell>
          <table:table-cell table:formula="of:=SUM([.$D150]+[.H$1])" office:value-type="float" office:value="16" calcext:value-type="float">
            <text:p>16</text:p>
          </table:table-cell>
          <table:table-cell table:style-name="ce29" table:formula="of:=SUM([.$D150]+[.I$1])" office:value-type="float" office:value="17" calcext:value-type="float">
            <text:p>17</text:p>
          </table:table-cell>
          <table:table-cell table:formula="of:=SUM([.$D150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51:.C151];0)" office:value-type="float" office:value="12" calcext:value-type="float">
            <text:p>12</text:p>
          </table:table-cell>
          <table:table-cell table:formula="of:=SUM([.D151]+1)" office:value-type="float" office:value="13" calcext:value-type="float">
            <text:p>13</text:p>
          </table:table-cell>
          <table:table-cell table:style-name="ce29" table:formula="of:=SUM([.D151]+[.$F$1])" office:value-type="float" office:value="14" calcext:value-type="float">
            <text:p>14</text:p>
          </table:table-cell>
          <table:table-cell table:formula="of:=SUM([.D151]+[.$G$1])" office:value-type="float" office:value="15" calcext:value-type="float">
            <text:p>15</text:p>
          </table:table-cell>
          <table:table-cell table:formula="of:=SUM([.$D151]+[.H$1])" office:value-type="float" office:value="16" calcext:value-type="float">
            <text:p>16</text:p>
          </table:table-cell>
          <table:table-cell table:style-name="ce29" table:formula="of:=SUM([.$D151]+[.I$1])" office:value-type="float" office:value="17" calcext:value-type="float">
            <text:p>17</text:p>
          </table:table-cell>
          <table:table-cell table:formula="of:=SUM([.$D151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52:.C152];0)" office:value-type="float" office:value="12" calcext:value-type="float">
            <text:p>12</text:p>
          </table:table-cell>
          <table:table-cell table:formula="of:=SUM([.D152]+1)" office:value-type="float" office:value="13" calcext:value-type="float">
            <text:p>13</text:p>
          </table:table-cell>
          <table:table-cell table:formula="of:=SUM([.D152]+[.$F$1])" office:value-type="float" office:value="14" calcext:value-type="float">
            <text:p>14</text:p>
          </table:table-cell>
          <table:table-cell table:style-name="ce29" table:formula="of:=SUM([.D152]+[.$G$1])" office:value-type="float" office:value="15" calcext:value-type="float">
            <text:p>15</text:p>
          </table:table-cell>
          <table:table-cell table:formula="of:=SUM([.$D152]+[.H$1])" office:value-type="float" office:value="16" calcext:value-type="float">
            <text:p>16</text:p>
          </table:table-cell>
          <table:table-cell table:formula="of:=SUM([.$D152]+[.I$1])" office:value-type="float" office:value="17" calcext:value-type="float">
            <text:p>17</text:p>
          </table:table-cell>
          <table:table-cell table:style-name="ce29" table:formula="of:=SUM([.$D152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53:.C153];0)" office:value-type="float" office:value="12" calcext:value-type="float">
            <text:p>12</text:p>
          </table:table-cell>
          <table:table-cell table:formula="of:=SUM([.D153]+1)" office:value-type="float" office:value="13" calcext:value-type="float">
            <text:p>13</text:p>
          </table:table-cell>
          <table:table-cell table:formula="of:=SUM([.D153]+[.$F$1])" office:value-type="float" office:value="14" calcext:value-type="float">
            <text:p>14</text:p>
          </table:table-cell>
          <table:table-cell table:style-name="ce29" table:formula="of:=SUM([.D153]+[.$G$1])" office:value-type="float" office:value="15" calcext:value-type="float">
            <text:p>15</text:p>
          </table:table-cell>
          <table:table-cell table:formula="of:=SUM([.$D153]+[.H$1])" office:value-type="float" office:value="16" calcext:value-type="float">
            <text:p>16</text:p>
          </table:table-cell>
          <table:table-cell table:formula="of:=SUM([.$D153]+[.I$1])" office:value-type="float" office:value="17" calcext:value-type="float">
            <text:p>17</text:p>
          </table:table-cell>
          <table:table-cell table:style-name="ce29" table:formula="of:=SUM([.$D153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54:.C154];0)" office:value-type="float" office:value="12" calcext:value-type="float">
            <text:p>12</text:p>
          </table:table-cell>
          <table:table-cell table:formula="of:=SUM([.D154]+1)" office:value-type="float" office:value="13" calcext:value-type="float">
            <text:p>13</text:p>
          </table:table-cell>
          <table:table-cell table:formula="of:=SUM([.D154]+[.$F$1])" office:value-type="float" office:value="14" calcext:value-type="float">
            <text:p>14</text:p>
          </table:table-cell>
          <table:table-cell table:style-name="ce29" table:formula="of:=SUM([.D154]+[.$G$1])" office:value-type="float" office:value="15" calcext:value-type="float">
            <text:p>15</text:p>
          </table:table-cell>
          <table:table-cell table:formula="of:=SUM([.$D154]+[.H$1])" office:value-type="float" office:value="16" calcext:value-type="float">
            <text:p>16</text:p>
          </table:table-cell>
          <table:table-cell table:formula="of:=SUM([.$D154]+[.I$1])" office:value-type="float" office:value="17" calcext:value-type="float">
            <text:p>17</text:p>
          </table:table-cell>
          <table:table-cell table:style-name="ce29" table:formula="of:=SUM([.$D154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5:.C155];0)" office:value-type="float" office:value="12" calcext:value-type="float">
            <text:p>12</text:p>
          </table:table-cell>
          <table:table-cell table:formula="of:=SUM([.D155]+1)" office:value-type="float" office:value="13" calcext:value-type="float">
            <text:p>13</text:p>
          </table:table-cell>
          <table:table-cell table:formula="of:=SUM([.D155]+[.$F$1])" office:value-type="float" office:value="14" calcext:value-type="float">
            <text:p>14</text:p>
          </table:table-cell>
          <table:table-cell table:style-name="ce29" table:formula="of:=SUM([.D155]+[.$G$1])" office:value-type="float" office:value="15" calcext:value-type="float">
            <text:p>15</text:p>
          </table:table-cell>
          <table:table-cell table:style-name="ce29" table:formula="of:=SUM([.$D155]+[.H$1])" office:value-type="float" office:value="16" calcext:value-type="float">
            <text:p>16</text:p>
          </table:table-cell>
          <table:table-cell table:style-name="ce29" table:formula="of:=SUM([.$D155]+[.I$1])" office:value-type="float" office:value="17" calcext:value-type="float">
            <text:p>17</text:p>
          </table:table-cell>
          <table:table-cell table:formula="of:=SUM([.$D155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6:.C156];0)" office:value-type="float" office:value="12" calcext:value-type="float">
            <text:p>12</text:p>
          </table:table-cell>
          <table:table-cell table:formula="of:=SUM([.D156]+1)" office:value-type="float" office:value="13" calcext:value-type="float">
            <text:p>13</text:p>
          </table:table-cell>
          <table:table-cell table:formula="of:=SUM([.D156]+[.$F$1])" office:value-type="float" office:value="14" calcext:value-type="float">
            <text:p>14</text:p>
          </table:table-cell>
          <table:table-cell table:style-name="ce29" table:formula="of:=SUM([.D156]+[.$G$1])" office:value-type="float" office:value="15" calcext:value-type="float">
            <text:p>15</text:p>
          </table:table-cell>
          <table:table-cell table:style-name="ce29" table:formula="of:=SUM([.$D156]+[.H$1])" office:value-type="float" office:value="16" calcext:value-type="float">
            <text:p>16</text:p>
          </table:table-cell>
          <table:table-cell table:style-name="ce29" table:formula="of:=SUM([.$D156]+[.I$1])" office:value-type="float" office:value="17" calcext:value-type="float">
            <text:p>17</text:p>
          </table:table-cell>
          <table:table-cell table:formula="of:=SUM([.$D156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7:.C157];0)" office:value-type="float" office:value="12" calcext:value-type="float">
            <text:p>12</text:p>
          </table:table-cell>
          <table:table-cell table:formula="of:=SUM([.D157]+1)" office:value-type="float" office:value="13" calcext:value-type="float">
            <text:p>13</text:p>
          </table:table-cell>
          <table:table-cell table:formula="of:=SUM([.D157]+[.$F$1])" office:value-type="float" office:value="14" calcext:value-type="float">
            <text:p>14</text:p>
          </table:table-cell>
          <table:table-cell table:style-name="ce29" table:formula="of:=SUM([.D157]+[.$G$1])" office:value-type="float" office:value="15" calcext:value-type="float">
            <text:p>15</text:p>
          </table:table-cell>
          <table:table-cell table:style-name="ce29" table:formula="of:=SUM([.$D157]+[.H$1])" office:value-type="float" office:value="16" calcext:value-type="float">
            <text:p>16</text:p>
          </table:table-cell>
          <table:table-cell table:style-name="ce29" table:formula="of:=SUM([.$D157]+[.I$1])" office:value-type="float" office:value="17" calcext:value-type="float">
            <text:p>17</text:p>
          </table:table-cell>
          <table:table-cell table:formula="of:=SUM([.$D157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8:.C158];0)" office:value-type="float" office:value="12" calcext:value-type="float">
            <text:p>12</text:p>
          </table:table-cell>
          <table:table-cell table:formula="of:=SUM([.D158]+1)" office:value-type="float" office:value="13" calcext:value-type="float">
            <text:p>13</text:p>
          </table:table-cell>
          <table:table-cell table:formula="of:=SUM([.D158]+[.$F$1])" office:value-type="float" office:value="14" calcext:value-type="float">
            <text:p>14</text:p>
          </table:table-cell>
          <table:table-cell table:style-name="ce29" table:formula="of:=SUM([.D158]+[.$G$1])" office:value-type="float" office:value="15" calcext:value-type="float">
            <text:p>15</text:p>
          </table:table-cell>
          <table:table-cell table:style-name="ce29" table:formula="of:=SUM([.$D158]+[.H$1])" office:value-type="float" office:value="16" calcext:value-type="float">
            <text:p>16</text:p>
          </table:table-cell>
          <table:table-cell table:style-name="ce29" table:formula="of:=SUM([.$D158]+[.I$1])" office:value-type="float" office:value="17" calcext:value-type="float">
            <text:p>17</text:p>
          </table:table-cell>
          <table:table-cell table:formula="of:=SUM([.$D158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9:.C159];0)" office:value-type="float" office:value="12" calcext:value-type="float">
            <text:p>12</text:p>
          </table:table-cell>
          <table:table-cell table:formula="of:=SUM([.D159]+1)" office:value-type="float" office:value="13" calcext:value-type="float">
            <text:p>13</text:p>
          </table:table-cell>
          <table:table-cell table:formula="of:=SUM([.D159]+[.$F$1])" office:value-type="float" office:value="14" calcext:value-type="float">
            <text:p>14</text:p>
          </table:table-cell>
          <table:table-cell table:style-name="ce29" table:formula="of:=SUM([.D159]+[.$G$1])" office:value-type="float" office:value="15" calcext:value-type="float">
            <text:p>15</text:p>
          </table:table-cell>
          <table:table-cell table:style-name="ce29" table:formula="of:=SUM([.$D159]+[.H$1])" office:value-type="float" office:value="16" calcext:value-type="float">
            <text:p>16</text:p>
          </table:table-cell>
          <table:table-cell table:style-name="ce29" table:formula="of:=SUM([.$D159]+[.I$1])" office:value-type="float" office:value="17" calcext:value-type="float">
            <text:p>17</text:p>
          </table:table-cell>
          <table:table-cell table:formula="of:=SUM([.$D159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60:.C160];0)" office:value-type="float" office:value="12" calcext:value-type="float">
            <text:p>12</text:p>
          </table:table-cell>
          <table:table-cell table:formula="of:=SUM([.D160]+1)" office:value-type="float" office:value="13" calcext:value-type="float">
            <text:p>13</text:p>
          </table:table-cell>
          <table:table-cell table:formula="of:=SUM([.D160]+[.$F$1])" office:value-type="float" office:value="14" calcext:value-type="float">
            <text:p>14</text:p>
          </table:table-cell>
          <table:table-cell table:style-name="ce29" table:formula="of:=SUM([.D160]+[.$G$1])" office:value-type="float" office:value="15" calcext:value-type="float">
            <text:p>15</text:p>
          </table:table-cell>
          <table:table-cell table:style-name="ce29" table:formula="of:=SUM([.$D160]+[.H$1])" office:value-type="float" office:value="16" calcext:value-type="float">
            <text:p>16</text:p>
          </table:table-cell>
          <table:table-cell table:style-name="ce29" table:formula="of:=SUM([.$D160]+[.I$1])" office:value-type="float" office:value="17" calcext:value-type="float">
            <text:p>17</text:p>
          </table:table-cell>
          <table:table-cell table:formula="of:=SUM([.$D160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table:number-columns-repeated="3" office:value-type="float" office:value="4" calcext:value-type="float">
            <text:p>4</text:p>
          </table:table-cell>
          <table:table-cell table:formula="of:=SUM([.A161:.C161];0)" office:value-type="float" office:value="12" calcext:value-type="float">
            <text:p>12</text:p>
          </table:table-cell>
          <table:table-cell table:formula="of:=SUM([.D161]+1)" office:value-type="float" office:value="13" calcext:value-type="float">
            <text:p>13</text:p>
          </table:table-cell>
          <table:table-cell table:formula="of:=SUM([.D161]+[.$F$1])" office:value-type="float" office:value="14" calcext:value-type="float">
            <text:p>14</text:p>
          </table:table-cell>
          <table:table-cell table:formula="of:=SUM([.D161]+[.$G$1])" office:value-type="float" office:value="15" calcext:value-type="float">
            <text:p>15</text:p>
          </table:table-cell>
          <table:table-cell table:style-name="ce29" table:formula="of:=SUM([.$D161]+[.H$1])" office:value-type="float" office:value="16" calcext:value-type="float">
            <text:p>16</text:p>
          </table:table-cell>
          <table:table-cell table:formula="of:=SUM([.$D161]+[.I$1])" office:value-type="float" office:value="17" calcext:value-type="float">
            <text:p>17</text:p>
          </table:table-cell>
          <table:table-cell table:formula="of:=SUM([.$D161]+[.J$1])" office:value-type="float" office:value="18" calcext:value-type="float">
            <text:p>18</text:p>
          </table:table-cell>
          <table:table-cell table:number-columns-repeated="9"/>
        </table:table-row>
        <table:table-row table:style-name="ro8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62:.C162];0)" office:value-type="float" office:value="13" calcext:value-type="float">
            <text:p>13</text:p>
          </table:table-cell>
          <table:table-cell table:style-name="ce31" table:formula="of:=SUM([.D162]+1)" office:value-type="float" office:value="14" calcext:value-type="float">
            <text:p>14</text:p>
          </table:table-cell>
          <table:table-cell table:formula="of:=SUM([.D162]+[.$F$1])" office:value-type="float" office:value="15" calcext:value-type="float">
            <text:p>15</text:p>
          </table:table-cell>
          <table:table-cell table:formula="of:=SUM([.D162]+[.$G$1])" office:value-type="float" office:value="16" calcext:value-type="float">
            <text:p>16</text:p>
          </table:table-cell>
          <table:table-cell table:formula="of:=SUM([.$D162]+[.H$1])" office:value-type="float" office:value="17" calcext:value-type="float">
            <text:p>17</text:p>
          </table:table-cell>
          <table:table-cell table:formula="of:=SUM([.$D162]+[.I$1])" office:value-type="float" office:value="18" calcext:value-type="float">
            <text:p>18</text:p>
          </table:table-cell>
          <table:table-cell table:style-name="ce29" table:formula="of:=SUM([.$D162]+[.J$1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63:.C163];0)" office:value-type="float" office:value="13" calcext:value-type="float">
            <text:p>13</text:p>
          </table:table-cell>
          <table:table-cell table:style-name="ce29" table:formula="of:=SUM([.D163]+1)" office:value-type="float" office:value="14" calcext:value-type="float">
            <text:p>14</text:p>
          </table:table-cell>
          <table:table-cell table:formula="of:=SUM([.D163]+[.$F$1])" office:value-type="float" office:value="15" calcext:value-type="float">
            <text:p>15</text:p>
          </table:table-cell>
          <table:table-cell table:formula="of:=SUM([.D163]+[.$G$1])" office:value-type="float" office:value="16" calcext:value-type="float">
            <text:p>16</text:p>
          </table:table-cell>
          <table:table-cell table:formula="of:=SUM([.$D163]+[.H$1])" office:value-type="float" office:value="17" calcext:value-type="float">
            <text:p>17</text:p>
          </table:table-cell>
          <table:table-cell table:formula="of:=SUM([.$D163]+[.I$1])" office:value-type="float" office:value="18" calcext:value-type="float">
            <text:p>18</text:p>
          </table:table-cell>
          <table:table-cell table:style-name="ce29" table:formula="of:=SUM([.$D163]+[.J$1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64:.C164];0)" office:value-type="float" office:value="13" calcext:value-type="float">
            <text:p>13</text:p>
          </table:table-cell>
          <table:table-cell table:style-name="ce29" table:formula="of:=SUM([.D164]+1)" office:value-type="float" office:value="14" calcext:value-type="float">
            <text:p>14</text:p>
          </table:table-cell>
          <table:table-cell table:formula="of:=SUM([.D164]+[.$F$1])" office:value-type="float" office:value="15" calcext:value-type="float">
            <text:p>15</text:p>
          </table:table-cell>
          <table:table-cell table:formula="of:=SUM([.D164]+[.$G$1])" office:value-type="float" office:value="16" calcext:value-type="float">
            <text:p>16</text:p>
          </table:table-cell>
          <table:table-cell table:formula="of:=SUM([.$D164]+[.H$1])" office:value-type="float" office:value="17" calcext:value-type="float">
            <text:p>17</text:p>
          </table:table-cell>
          <table:table-cell table:formula="of:=SUM([.$D164]+[.I$1])" office:value-type="float" office:value="18" calcext:value-type="float">
            <text:p>18</text:p>
          </table:table-cell>
          <table:table-cell table:style-name="ce29" table:formula="of:=SUM([.$D164]+[.J$1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5:.C165];0)" office:value-type="float" office:value="13" calcext:value-type="float">
            <text:p>13</text:p>
          </table:table-cell>
          <table:table-cell table:formula="of:=SUM([.D165]+1)" office:value-type="float" office:value="14" calcext:value-type="float">
            <text:p>14</text:p>
          </table:table-cell>
          <table:table-cell table:style-name="ce29" table:formula="of:=SUM([.D165]+[.$F$1])" office:value-type="float" office:value="15" calcext:value-type="float">
            <text:p>15</text:p>
          </table:table-cell>
          <table:table-cell table:formula="of:=SUM([.D165]+[.$G$1])" office:value-type="float" office:value="16" calcext:value-type="float">
            <text:p>16</text:p>
          </table:table-cell>
          <table:table-cell table:formula="of:=SUM([.$D165]+[.H$1])" office:value-type="float" office:value="17" calcext:value-type="float">
            <text:p>17</text:p>
          </table:table-cell>
          <table:table-cell table:style-name="ce29" table:formula="of:=SUM([.$D165]+[.I$1])" office:value-type="float" office:value="18" calcext:value-type="float">
            <text:p>18</text:p>
          </table:table-cell>
          <table:table-cell table:style-name="ce29" table:formula="of:=SUM([.$D165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6:.C166];0)" office:value-type="float" office:value="13" calcext:value-type="float">
            <text:p>13</text:p>
          </table:table-cell>
          <table:table-cell table:formula="of:=SUM([.D166]+1)" office:value-type="float" office:value="14" calcext:value-type="float">
            <text:p>14</text:p>
          </table:table-cell>
          <table:table-cell table:style-name="ce29" table:formula="of:=SUM([.D166]+[.$F$1])" office:value-type="float" office:value="15" calcext:value-type="float">
            <text:p>15</text:p>
          </table:table-cell>
          <table:table-cell table:formula="of:=SUM([.D166]+[.$G$1])" office:value-type="float" office:value="16" calcext:value-type="float">
            <text:p>16</text:p>
          </table:table-cell>
          <table:table-cell table:formula="of:=SUM([.$D166]+[.H$1])" office:value-type="float" office:value="17" calcext:value-type="float">
            <text:p>17</text:p>
          </table:table-cell>
          <table:table-cell table:style-name="ce29" table:formula="of:=SUM([.$D166]+[.I$1])" office:value-type="float" office:value="18" calcext:value-type="float">
            <text:p>18</text:p>
          </table:table-cell>
          <table:table-cell table:style-name="ce29" table:formula="of:=SUM([.$D166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7:.C167];0)" office:value-type="float" office:value="13" calcext:value-type="float">
            <text:p>13</text:p>
          </table:table-cell>
          <table:table-cell table:formula="of:=SUM([.D167]+1)" office:value-type="float" office:value="14" calcext:value-type="float">
            <text:p>14</text:p>
          </table:table-cell>
          <table:table-cell table:style-name="ce29" table:formula="of:=SUM([.D167]+[.$F$1])" office:value-type="float" office:value="15" calcext:value-type="float">
            <text:p>15</text:p>
          </table:table-cell>
          <table:table-cell table:formula="of:=SUM([.D167]+[.$G$1])" office:value-type="float" office:value="16" calcext:value-type="float">
            <text:p>16</text:p>
          </table:table-cell>
          <table:table-cell table:formula="of:=SUM([.$D167]+[.H$1])" office:value-type="float" office:value="17" calcext:value-type="float">
            <text:p>17</text:p>
          </table:table-cell>
          <table:table-cell table:style-name="ce29" table:formula="of:=SUM([.$D167]+[.I$1])" office:value-type="float" office:value="18" calcext:value-type="float">
            <text:p>18</text:p>
          </table:table-cell>
          <table:table-cell table:style-name="ce29" table:formula="of:=SUM([.$D167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8:.C168];0)" office:value-type="float" office:value="13" calcext:value-type="float">
            <text:p>13</text:p>
          </table:table-cell>
          <table:table-cell table:formula="of:=SUM([.D168]+1)" office:value-type="float" office:value="14" calcext:value-type="float">
            <text:p>14</text:p>
          </table:table-cell>
          <table:table-cell table:style-name="ce29" table:formula="of:=SUM([.D168]+[.$F$1])" office:value-type="float" office:value="15" calcext:value-type="float">
            <text:p>15</text:p>
          </table:table-cell>
          <table:table-cell table:formula="of:=SUM([.D168]+[.$G$1])" office:value-type="float" office:value="16" calcext:value-type="float">
            <text:p>16</text:p>
          </table:table-cell>
          <table:table-cell table:formula="of:=SUM([.$D168]+[.H$1])" office:value-type="float" office:value="17" calcext:value-type="float">
            <text:p>17</text:p>
          </table:table-cell>
          <table:table-cell table:style-name="ce29" table:formula="of:=SUM([.$D168]+[.I$1])" office:value-type="float" office:value="18" calcext:value-type="float">
            <text:p>18</text:p>
          </table:table-cell>
          <table:table-cell table:style-name="ce29" table:formula="of:=SUM([.$D168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9:.C169];0)" office:value-type="float" office:value="13" calcext:value-type="float">
            <text:p>13</text:p>
          </table:table-cell>
          <table:table-cell table:formula="of:=SUM([.D169]+1)" office:value-type="float" office:value="14" calcext:value-type="float">
            <text:p>14</text:p>
          </table:table-cell>
          <table:table-cell table:style-name="ce29" table:formula="of:=SUM([.D169]+[.$F$1])" office:value-type="float" office:value="15" calcext:value-type="float">
            <text:p>15</text:p>
          </table:table-cell>
          <table:table-cell table:formula="of:=SUM([.D169]+[.$G$1])" office:value-type="float" office:value="16" calcext:value-type="float">
            <text:p>16</text:p>
          </table:table-cell>
          <table:table-cell table:formula="of:=SUM([.$D169]+[.H$1])" office:value-type="float" office:value="17" calcext:value-type="float">
            <text:p>17</text:p>
          </table:table-cell>
          <table:table-cell table:style-name="ce29" table:formula="of:=SUM([.$D169]+[.I$1])" office:value-type="float" office:value="18" calcext:value-type="float">
            <text:p>18</text:p>
          </table:table-cell>
          <table:table-cell table:style-name="ce29" table:formula="of:=SUM([.$D169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70:.C170];0)" office:value-type="float" office:value="13" calcext:value-type="float">
            <text:p>13</text:p>
          </table:table-cell>
          <table:table-cell table:formula="of:=SUM([.D170]+1)" office:value-type="float" office:value="14" calcext:value-type="float">
            <text:p>14</text:p>
          </table:table-cell>
          <table:table-cell table:style-name="ce29" table:formula="of:=SUM([.D170]+[.$F$1])" office:value-type="float" office:value="15" calcext:value-type="float">
            <text:p>15</text:p>
          </table:table-cell>
          <table:table-cell table:formula="of:=SUM([.D170]+[.$G$1])" office:value-type="float" office:value="16" calcext:value-type="float">
            <text:p>16</text:p>
          </table:table-cell>
          <table:table-cell table:formula="of:=SUM([.$D170]+[.H$1])" office:value-type="float" office:value="17" calcext:value-type="float">
            <text:p>17</text:p>
          </table:table-cell>
          <table:table-cell table:style-name="ce29" table:formula="of:=SUM([.$D170]+[.I$1])" office:value-type="float" office:value="18" calcext:value-type="float">
            <text:p>18</text:p>
          </table:table-cell>
          <table:table-cell table:style-name="ce29" table:formula="of:=SUM([.$D170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1:.C171];0)" office:value-type="float" office:value="13" calcext:value-type="float">
            <text:p>13</text:p>
          </table:table-cell>
          <table:table-cell table:formula="of:=SUM([.D171]+1)" office:value-type="float" office:value="14" calcext:value-type="float">
            <text:p>14</text:p>
          </table:table-cell>
          <table:table-cell table:formula="of:=SUM([.D171]+[.$F$1])" office:value-type="float" office:value="15" calcext:value-type="float">
            <text:p>15</text:p>
          </table:table-cell>
          <table:table-cell table:style-name="ce29" table:formula="of:=SUM([.D171]+[.$G$1])" office:value-type="float" office:value="16" calcext:value-type="float">
            <text:p>16</text:p>
          </table:table-cell>
          <table:table-cell table:style-name="ce29" table:formula="of:=SUM([.$D171]+[.H$1])" office:value-type="float" office:value="17" calcext:value-type="float">
            <text:p>17</text:p>
          </table:table-cell>
          <table:table-cell table:formula="of:=SUM([.$D171]+[.I$1])" office:value-type="float" office:value="18" calcext:value-type="float">
            <text:p>18</text:p>
          </table:table-cell>
          <table:table-cell table:style-name="ce29" table:formula="of:=SUM([.$D171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2:.C172];0)" office:value-type="float" office:value="13" calcext:value-type="float">
            <text:p>13</text:p>
          </table:table-cell>
          <table:table-cell table:formula="of:=SUM([.D172]+1)" office:value-type="float" office:value="14" calcext:value-type="float">
            <text:p>14</text:p>
          </table:table-cell>
          <table:table-cell table:formula="of:=SUM([.D172]+[.$F$1])" office:value-type="float" office:value="15" calcext:value-type="float">
            <text:p>15</text:p>
          </table:table-cell>
          <table:table-cell table:style-name="ce29" table:formula="of:=SUM([.D172]+[.$G$1])" office:value-type="float" office:value="16" calcext:value-type="float">
            <text:p>16</text:p>
          </table:table-cell>
          <table:table-cell table:style-name="ce29" table:formula="of:=SUM([.$D172]+[.H$1])" office:value-type="float" office:value="17" calcext:value-type="float">
            <text:p>17</text:p>
          </table:table-cell>
          <table:table-cell table:formula="of:=SUM([.$D172]+[.I$1])" office:value-type="float" office:value="18" calcext:value-type="float">
            <text:p>18</text:p>
          </table:table-cell>
          <table:table-cell table:style-name="ce29" table:formula="of:=SUM([.$D172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3:.C173];0)" office:value-type="float" office:value="13" calcext:value-type="float">
            <text:p>13</text:p>
          </table:table-cell>
          <table:table-cell table:formula="of:=SUM([.D173]+1)" office:value-type="float" office:value="14" calcext:value-type="float">
            <text:p>14</text:p>
          </table:table-cell>
          <table:table-cell table:formula="of:=SUM([.D173]+[.$F$1])" office:value-type="float" office:value="15" calcext:value-type="float">
            <text:p>15</text:p>
          </table:table-cell>
          <table:table-cell table:style-name="ce29" table:formula="of:=SUM([.D173]+[.$G$1])" office:value-type="float" office:value="16" calcext:value-type="float">
            <text:p>16</text:p>
          </table:table-cell>
          <table:table-cell table:style-name="ce29" table:formula="of:=SUM([.$D173]+[.H$1])" office:value-type="float" office:value="17" calcext:value-type="float">
            <text:p>17</text:p>
          </table:table-cell>
          <table:table-cell table:formula="of:=SUM([.$D173]+[.I$1])" office:value-type="float" office:value="18" calcext:value-type="float">
            <text:p>18</text:p>
          </table:table-cell>
          <table:table-cell table:style-name="ce29" table:formula="of:=SUM([.$D173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4:.C174];0)" office:value-type="float" office:value="13" calcext:value-type="float">
            <text:p>13</text:p>
          </table:table-cell>
          <table:table-cell table:formula="of:=SUM([.D174]+1)" office:value-type="float" office:value="14" calcext:value-type="float">
            <text:p>14</text:p>
          </table:table-cell>
          <table:table-cell table:formula="of:=SUM([.D174]+[.$F$1])" office:value-type="float" office:value="15" calcext:value-type="float">
            <text:p>15</text:p>
          </table:table-cell>
          <table:table-cell table:style-name="ce29" table:formula="of:=SUM([.D174]+[.$G$1])" office:value-type="float" office:value="16" calcext:value-type="float">
            <text:p>16</text:p>
          </table:table-cell>
          <table:table-cell table:style-name="ce29" table:formula="of:=SUM([.$D174]+[.H$1])" office:value-type="float" office:value="17" calcext:value-type="float">
            <text:p>17</text:p>
          </table:table-cell>
          <table:table-cell table:formula="of:=SUM([.$D174]+[.I$1])" office:value-type="float" office:value="18" calcext:value-type="float">
            <text:p>18</text:p>
          </table:table-cell>
          <table:table-cell table:style-name="ce29" table:formula="of:=SUM([.$D174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5:.C175];0)" office:value-type="float" office:value="13" calcext:value-type="float">
            <text:p>13</text:p>
          </table:table-cell>
          <table:table-cell table:formula="of:=SUM([.D175]+1)" office:value-type="float" office:value="14" calcext:value-type="float">
            <text:p>14</text:p>
          </table:table-cell>
          <table:table-cell table:formula="of:=SUM([.D175]+[.$F$1])" office:value-type="float" office:value="15" calcext:value-type="float">
            <text:p>15</text:p>
          </table:table-cell>
          <table:table-cell table:style-name="ce29" table:formula="of:=SUM([.D175]+[.$G$1])" office:value-type="float" office:value="16" calcext:value-type="float">
            <text:p>16</text:p>
          </table:table-cell>
          <table:table-cell table:style-name="ce29" table:formula="of:=SUM([.$D175]+[.H$1])" office:value-type="float" office:value="17" calcext:value-type="float">
            <text:p>17</text:p>
          </table:table-cell>
          <table:table-cell table:formula="of:=SUM([.$D175]+[.I$1])" office:value-type="float" office:value="18" calcext:value-type="float">
            <text:p>18</text:p>
          </table:table-cell>
          <table:table-cell table:style-name="ce29" table:formula="of:=SUM([.$D175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6:.C176];0)" office:value-type="float" office:value="13" calcext:value-type="float">
            <text:p>13</text:p>
          </table:table-cell>
          <table:table-cell table:formula="of:=SUM([.D176]+1)" office:value-type="float" office:value="14" calcext:value-type="float">
            <text:p>14</text:p>
          </table:table-cell>
          <table:table-cell table:formula="of:=SUM([.D176]+[.$F$1])" office:value-type="float" office:value="15" calcext:value-type="float">
            <text:p>15</text:p>
          </table:table-cell>
          <table:table-cell table:style-name="ce29" table:formula="of:=SUM([.D176]+[.$G$1])" office:value-type="float" office:value="16" calcext:value-type="float">
            <text:p>16</text:p>
          </table:table-cell>
          <table:table-cell table:style-name="ce29" table:formula="of:=SUM([.$D176]+[.H$1])" office:value-type="float" office:value="17" calcext:value-type="float">
            <text:p>17</text:p>
          </table:table-cell>
          <table:table-cell table:formula="of:=SUM([.$D176]+[.I$1])" office:value-type="float" office:value="18" calcext:value-type="float">
            <text:p>18</text:p>
          </table:table-cell>
          <table:table-cell table:style-name="ce29" table:formula="of:=SUM([.$D176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77:.C177];0)" office:value-type="float" office:value="13" calcext:value-type="float">
            <text:p>13</text:p>
          </table:table-cell>
          <table:table-cell table:formula="of:=SUM([.D177]+1)" office:value-type="float" office:value="14" calcext:value-type="float">
            <text:p>14</text:p>
          </table:table-cell>
          <table:table-cell table:formula="of:=SUM([.D177]+[.$F$1])" office:value-type="float" office:value="15" calcext:value-type="float">
            <text:p>15</text:p>
          </table:table-cell>
          <table:table-cell table:style-name="ce29" table:formula="of:=SUM([.D177]+[.$G$1])" office:value-type="float" office:value="16" calcext:value-type="float">
            <text:p>16</text:p>
          </table:table-cell>
          <table:table-cell table:formula="of:=SUM([.$D177]+[.H$1])" office:value-type="float" office:value="17" calcext:value-type="float">
            <text:p>17</text:p>
          </table:table-cell>
          <table:table-cell table:style-name="ce29" table:formula="of:=SUM([.$D177]+[.I$1])" office:value-type="float" office:value="18" calcext:value-type="float">
            <text:p>18</text:p>
          </table:table-cell>
          <table:table-cell table:formula="of:=SUM([.$D177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78:.C178];0)" office:value-type="float" office:value="13" calcext:value-type="float">
            <text:p>13</text:p>
          </table:table-cell>
          <table:table-cell table:formula="of:=SUM([.D178]+1)" office:value-type="float" office:value="14" calcext:value-type="float">
            <text:p>14</text:p>
          </table:table-cell>
          <table:table-cell table:formula="of:=SUM([.D178]+[.$F$1])" office:value-type="float" office:value="15" calcext:value-type="float">
            <text:p>15</text:p>
          </table:table-cell>
          <table:table-cell table:style-name="ce29" table:formula="of:=SUM([.D178]+[.$G$1])" office:value-type="float" office:value="16" calcext:value-type="float">
            <text:p>16</text:p>
          </table:table-cell>
          <table:table-cell table:formula="of:=SUM([.$D178]+[.H$1])" office:value-type="float" office:value="17" calcext:value-type="float">
            <text:p>17</text:p>
          </table:table-cell>
          <table:table-cell table:style-name="ce29" table:formula="of:=SUM([.$D178]+[.I$1])" office:value-type="float" office:value="18" calcext:value-type="float">
            <text:p>18</text:p>
          </table:table-cell>
          <table:table-cell table:formula="of:=SUM([.$D178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79:.C179];0)" office:value-type="float" office:value="13" calcext:value-type="float">
            <text:p>13</text:p>
          </table:table-cell>
          <table:table-cell table:formula="of:=SUM([.D179]+1)" office:value-type="float" office:value="14" calcext:value-type="float">
            <text:p>14</text:p>
          </table:table-cell>
          <table:table-cell table:formula="of:=SUM([.D179]+[.$F$1])" office:value-type="float" office:value="15" calcext:value-type="float">
            <text:p>15</text:p>
          </table:table-cell>
          <table:table-cell table:style-name="ce29" table:formula="of:=SUM([.D179]+[.$G$1])" office:value-type="float" office:value="16" calcext:value-type="float">
            <text:p>16</text:p>
          </table:table-cell>
          <table:table-cell table:formula="of:=SUM([.$D179]+[.H$1])" office:value-type="float" office:value="17" calcext:value-type="float">
            <text:p>17</text:p>
          </table:table-cell>
          <table:table-cell table:style-name="ce29" table:formula="of:=SUM([.$D179]+[.I$1])" office:value-type="float" office:value="18" calcext:value-type="float">
            <text:p>18</text:p>
          </table:table-cell>
          <table:table-cell table:formula="of:=SUM([.$D179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0:.C180];0)" office:value-type="float" office:value="13" calcext:value-type="float">
            <text:p>13</text:p>
          </table:table-cell>
          <table:table-cell table:formula="of:=SUM([.D180]+1)" office:value-type="float" office:value="14" calcext:value-type="float">
            <text:p>14</text:p>
          </table:table-cell>
          <table:table-cell table:formula="of:=SUM([.D180]+[.$F$1])" office:value-type="float" office:value="15" calcext:value-type="float">
            <text:p>15</text:p>
          </table:table-cell>
          <table:table-cell table:formula="of:=SUM([.D180]+[.$G$1])" office:value-type="float" office:value="16" calcext:value-type="float">
            <text:p>16</text:p>
          </table:table-cell>
          <table:table-cell table:style-name="ce29" table:formula="of:=SUM([.$D180]+[.H$1])" office:value-type="float" office:value="17" calcext:value-type="float">
            <text:p>17</text:p>
          </table:table-cell>
          <table:table-cell table:style-name="ce29" table:formula="of:=SUM([.$D180]+[.I$1])" office:value-type="float" office:value="18" calcext:value-type="float">
            <text:p>18</text:p>
          </table:table-cell>
          <table:table-cell table:formula="of:=SUM([.$D180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1:.C181];0)" office:value-type="float" office:value="13" calcext:value-type="float">
            <text:p>13</text:p>
          </table:table-cell>
          <table:table-cell table:formula="of:=SUM([.D181]+1)" office:value-type="float" office:value="14" calcext:value-type="float">
            <text:p>14</text:p>
          </table:table-cell>
          <table:table-cell table:formula="of:=SUM([.D181]+[.$F$1])" office:value-type="float" office:value="15" calcext:value-type="float">
            <text:p>15</text:p>
          </table:table-cell>
          <table:table-cell table:formula="of:=SUM([.D181]+[.$G$1])" office:value-type="float" office:value="16" calcext:value-type="float">
            <text:p>16</text:p>
          </table:table-cell>
          <table:table-cell table:style-name="ce29" table:formula="of:=SUM([.$D181]+[.H$1])" office:value-type="float" office:value="17" calcext:value-type="float">
            <text:p>17</text:p>
          </table:table-cell>
          <table:table-cell table:style-name="ce29" table:formula="of:=SUM([.$D181]+[.I$1])" office:value-type="float" office:value="18" calcext:value-type="float">
            <text:p>18</text:p>
          </table:table-cell>
          <table:table-cell table:formula="of:=SUM([.$D181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8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2:.C182];0)" office:value-type="float" office:value="13" calcext:value-type="float">
            <text:p>13</text:p>
          </table:table-cell>
          <table:table-cell table:formula="of:=SUM([.D182]+1)" office:value-type="float" office:value="14" calcext:value-type="float">
            <text:p>14</text:p>
          </table:table-cell>
          <table:table-cell table:formula="of:=SUM([.D182]+[.$F$1])" office:value-type="float" office:value="15" calcext:value-type="float">
            <text:p>15</text:p>
          </table:table-cell>
          <table:table-cell table:formula="of:=SUM([.D182]+[.$G$1])" office:value-type="float" office:value="16" calcext:value-type="float">
            <text:p>16</text:p>
          </table:table-cell>
          <table:table-cell table:style-name="ce29" table:formula="of:=SUM([.$D182]+[.H$1])" office:value-type="float" office:value="17" calcext:value-type="float">
            <text:p>17</text:p>
          </table:table-cell>
          <table:table-cell table:style-name="ce29" table:formula="of:=SUM([.$D182]+[.I$1])" office:value-type="float" office:value="18" calcext:value-type="float">
            <text:p>18</text:p>
          </table:table-cell>
          <table:table-cell table:formula="of:=SUM([.$D182]+[.J$1])" office:value-type="float" office:value="19" calcext:value-type="float">
            <text:p>19</text:p>
          </table:table-cell>
          <table:table-cell table:number-columns-repeated="9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83:.C183];0)" office:value-type="float" office:value="14" calcext:value-type="float">
            <text:p>14</text:p>
          </table:table-cell>
          <table:table-cell table:formula="of:=SUM([.D183]+1)" office:value-type="float" office:value="15" calcext:value-type="float">
            <text:p>15</text:p>
          </table:table-cell>
          <table:table-cell table:style-name="ce29" table:formula="of:=SUM([.D183]+[.$F$1])" office:value-type="float" office:value="16" calcext:value-type="float">
            <text:p>16</text:p>
          </table:table-cell>
          <table:table-cell table:formula="of:=SUM([.D183]+[.$G$1])" office:value-type="float" office:value="17" calcext:value-type="float">
            <text:p>17</text:p>
          </table:table-cell>
          <table:table-cell table:formula="of:=SUM([.$D183]+[.H$1])" office:value-type="float" office:value="18" calcext:value-type="float">
            <text:p>18</text:p>
          </table:table-cell>
          <table:table-cell table:formula="of:=SUM([.$D183]+[.I$1])" office:value-type="float" office:value="19" calcext:value-type="float">
            <text:p>19</text:p>
          </table:table-cell>
          <table:table-cell table:style-name="ce29" table:formula="of:=SUM([.$D183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84:.C184];0)" office:value-type="float" office:value="14" calcext:value-type="float">
            <text:p>14</text:p>
          </table:table-cell>
          <table:table-cell table:formula="of:=SUM([.D184]+1)" office:value-type="float" office:value="15" calcext:value-type="float">
            <text:p>15</text:p>
          </table:table-cell>
          <table:table-cell table:style-name="ce29" table:formula="of:=SUM([.D184]+[.$F$1])" office:value-type="float" office:value="16" calcext:value-type="float">
            <text:p>16</text:p>
          </table:table-cell>
          <table:table-cell table:formula="of:=SUM([.D184]+[.$G$1])" office:value-type="float" office:value="17" calcext:value-type="float">
            <text:p>17</text:p>
          </table:table-cell>
          <table:table-cell table:formula="of:=SUM([.$D184]+[.H$1])" office:value-type="float" office:value="18" calcext:value-type="float">
            <text:p>18</text:p>
          </table:table-cell>
          <table:table-cell table:formula="of:=SUM([.$D184]+[.I$1])" office:value-type="float" office:value="19" calcext:value-type="float">
            <text:p>19</text:p>
          </table:table-cell>
          <table:table-cell table:style-name="ce29" table:formula="of:=SUM([.$D184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85:.C185];0)" office:value-type="float" office:value="14" calcext:value-type="float">
            <text:p>14</text:p>
          </table:table-cell>
          <table:table-cell table:formula="of:=SUM([.D185]+1)" office:value-type="float" office:value="15" calcext:value-type="float">
            <text:p>15</text:p>
          </table:table-cell>
          <table:table-cell table:style-name="ce29" table:formula="of:=SUM([.D185]+[.$F$1])" office:value-type="float" office:value="16" calcext:value-type="float">
            <text:p>16</text:p>
          </table:table-cell>
          <table:table-cell table:formula="of:=SUM([.D185]+[.$G$1])" office:value-type="float" office:value="17" calcext:value-type="float">
            <text:p>17</text:p>
          </table:table-cell>
          <table:table-cell table:formula="of:=SUM([.$D185]+[.H$1])" office:value-type="float" office:value="18" calcext:value-type="float">
            <text:p>18</text:p>
          </table:table-cell>
          <table:table-cell table:formula="of:=SUM([.$D185]+[.I$1])" office:value-type="float" office:value="19" calcext:value-type="float">
            <text:p>19</text:p>
          </table:table-cell>
          <table:table-cell table:style-name="ce29" table:formula="of:=SUM([.$D185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6:.C186];0)" office:value-type="float" office:value="14" calcext:value-type="float">
            <text:p>14</text:p>
          </table:table-cell>
          <table:table-cell table:formula="of:=SUM([.D186]+1)" office:value-type="float" office:value="15" calcext:value-type="float">
            <text:p>15</text:p>
          </table:table-cell>
          <table:table-cell table:formula="of:=SUM([.D186]+[.$F$1])" office:value-type="float" office:value="16" calcext:value-type="float">
            <text:p>16</text:p>
          </table:table-cell>
          <table:table-cell table:style-name="ce29" table:formula="of:=SUM([.D186]+[.$G$1])" office:value-type="float" office:value="17" calcext:value-type="float">
            <text:p>17</text:p>
          </table:table-cell>
          <table:table-cell table:formula="of:=SUM([.$D186]+[.H$1])" office:value-type="float" office:value="18" calcext:value-type="float">
            <text:p>18</text:p>
          </table:table-cell>
          <table:table-cell table:style-name="ce29" table:formula="of:=SUM([.$D186]+[.I$1])" office:value-type="float" office:value="19" calcext:value-type="float">
            <text:p>19</text:p>
          </table:table-cell>
          <table:table-cell table:style-name="ce29" table:formula="of:=SUM([.$D186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7:.C187];0)" office:value-type="float" office:value="14" calcext:value-type="float">
            <text:p>14</text:p>
          </table:table-cell>
          <table:table-cell table:formula="of:=SUM([.D187]+1)" office:value-type="float" office:value="15" calcext:value-type="float">
            <text:p>15</text:p>
          </table:table-cell>
          <table:table-cell table:formula="of:=SUM([.D187]+[.$F$1])" office:value-type="float" office:value="16" calcext:value-type="float">
            <text:p>16</text:p>
          </table:table-cell>
          <table:table-cell table:style-name="ce29" table:formula="of:=SUM([.D187]+[.$G$1])" office:value-type="float" office:value="17" calcext:value-type="float">
            <text:p>17</text:p>
          </table:table-cell>
          <table:table-cell table:formula="of:=SUM([.$D187]+[.H$1])" office:value-type="float" office:value="18" calcext:value-type="float">
            <text:p>18</text:p>
          </table:table-cell>
          <table:table-cell table:style-name="ce29" table:formula="of:=SUM([.$D187]+[.I$1])" office:value-type="float" office:value="19" calcext:value-type="float">
            <text:p>19</text:p>
          </table:table-cell>
          <table:table-cell table:style-name="ce29" table:formula="of:=SUM([.$D187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8:.C188];0)" office:value-type="float" office:value="14" calcext:value-type="float">
            <text:p>14</text:p>
          </table:table-cell>
          <table:table-cell table:formula="of:=SUM([.D188]+1)" office:value-type="float" office:value="15" calcext:value-type="float">
            <text:p>15</text:p>
          </table:table-cell>
          <table:table-cell table:formula="of:=SUM([.D188]+[.$F$1])" office:value-type="float" office:value="16" calcext:value-type="float">
            <text:p>16</text:p>
          </table:table-cell>
          <table:table-cell table:style-name="ce29" table:formula="of:=SUM([.D188]+[.$G$1])" office:value-type="float" office:value="17" calcext:value-type="float">
            <text:p>17</text:p>
          </table:table-cell>
          <table:table-cell table:formula="of:=SUM([.$D188]+[.H$1])" office:value-type="float" office:value="18" calcext:value-type="float">
            <text:p>18</text:p>
          </table:table-cell>
          <table:table-cell table:style-name="ce29" table:formula="of:=SUM([.$D188]+[.I$1])" office:value-type="float" office:value="19" calcext:value-type="float">
            <text:p>19</text:p>
          </table:table-cell>
          <table:table-cell table:style-name="ce29" table:formula="of:=SUM([.$D188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9:.C189];0)" office:value-type="float" office:value="14" calcext:value-type="float">
            <text:p>14</text:p>
          </table:table-cell>
          <table:table-cell table:formula="of:=SUM([.D189]+1)" office:value-type="float" office:value="15" calcext:value-type="float">
            <text:p>15</text:p>
          </table:table-cell>
          <table:table-cell table:formula="of:=SUM([.D189]+[.$F$1])" office:value-type="float" office:value="16" calcext:value-type="float">
            <text:p>16</text:p>
          </table:table-cell>
          <table:table-cell table:style-name="ce29" table:formula="of:=SUM([.D189]+[.$G$1])" office:value-type="float" office:value="17" calcext:value-type="float">
            <text:p>17</text:p>
          </table:table-cell>
          <table:table-cell table:formula="of:=SUM([.$D189]+[.H$1])" office:value-type="float" office:value="18" calcext:value-type="float">
            <text:p>18</text:p>
          </table:table-cell>
          <table:table-cell table:style-name="ce29" table:formula="of:=SUM([.$D189]+[.I$1])" office:value-type="float" office:value="19" calcext:value-type="float">
            <text:p>19</text:p>
          </table:table-cell>
          <table:table-cell table:style-name="ce29" table:formula="of:=SUM([.$D189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90:.C190];0)" office:value-type="float" office:value="14" calcext:value-type="float">
            <text:p>14</text:p>
          </table:table-cell>
          <table:table-cell table:formula="of:=SUM([.D190]+1)" office:value-type="float" office:value="15" calcext:value-type="float">
            <text:p>15</text:p>
          </table:table-cell>
          <table:table-cell table:formula="of:=SUM([.D190]+[.$F$1])" office:value-type="float" office:value="16" calcext:value-type="float">
            <text:p>16</text:p>
          </table:table-cell>
          <table:table-cell table:style-name="ce29" table:formula="of:=SUM([.D190]+[.$G$1])" office:value-type="float" office:value="17" calcext:value-type="float">
            <text:p>17</text:p>
          </table:table-cell>
          <table:table-cell table:formula="of:=SUM([.$D190]+[.H$1])" office:value-type="float" office:value="18" calcext:value-type="float">
            <text:p>18</text:p>
          </table:table-cell>
          <table:table-cell table:style-name="ce29" table:formula="of:=SUM([.$D190]+[.I$1])" office:value-type="float" office:value="19" calcext:value-type="float">
            <text:p>19</text:p>
          </table:table-cell>
          <table:table-cell table:style-name="ce29" table:formula="of:=SUM([.$D190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91:.C191];0)" office:value-type="float" office:value="14" calcext:value-type="float">
            <text:p>14</text:p>
          </table:table-cell>
          <table:table-cell table:formula="of:=SUM([.D191]+1)" office:value-type="float" office:value="15" calcext:value-type="float">
            <text:p>15</text:p>
          </table:table-cell>
          <table:table-cell table:formula="of:=SUM([.D191]+[.$F$1])" office:value-type="float" office:value="16" calcext:value-type="float">
            <text:p>16</text:p>
          </table:table-cell>
          <table:table-cell table:style-name="ce29" table:formula="of:=SUM([.D191]+[.$G$1])" office:value-type="float" office:value="17" calcext:value-type="float">
            <text:p>17</text:p>
          </table:table-cell>
          <table:table-cell table:formula="of:=SUM([.$D191]+[.H$1])" office:value-type="float" office:value="18" calcext:value-type="float">
            <text:p>18</text:p>
          </table:table-cell>
          <table:table-cell table:style-name="ce29" table:formula="of:=SUM([.$D191]+[.I$1])" office:value-type="float" office:value="19" calcext:value-type="float">
            <text:p>19</text:p>
          </table:table-cell>
          <table:table-cell table:style-name="ce29" table:formula="of:=SUM([.$D191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2:.C192];0)" office:value-type="float" office:value="14" calcext:value-type="float">
            <text:p>14</text:p>
          </table:table-cell>
          <table:table-cell table:formula="of:=SUM([.D192]+1)" office:value-type="float" office:value="15" calcext:value-type="float">
            <text:p>15</text:p>
          </table:table-cell>
          <table:table-cell table:formula="of:=SUM([.D192]+[.$F$1])" office:value-type="float" office:value="16" calcext:value-type="float">
            <text:p>16</text:p>
          </table:table-cell>
          <table:table-cell table:formula="of:=SUM([.D192]+[.$G$1])" office:value-type="float" office:value="17" calcext:value-type="float">
            <text:p>17</text:p>
          </table:table-cell>
          <table:table-cell table:style-name="ce29" table:formula="of:=SUM([.$D192]+[.H$1])" office:value-type="float" office:value="18" calcext:value-type="float">
            <text:p>18</text:p>
          </table:table-cell>
          <table:table-cell table:formula="of:=SUM([.$D192]+[.I$1])" office:value-type="float" office:value="19" calcext:value-type="float">
            <text:p>19</text:p>
          </table:table-cell>
          <table:table-cell table:style-name="ce29" table:formula="of:=SUM([.$D192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3:.C193];0)" office:value-type="float" office:value="14" calcext:value-type="float">
            <text:p>14</text:p>
          </table:table-cell>
          <table:table-cell table:formula="of:=SUM([.D193]+1)" office:value-type="float" office:value="15" calcext:value-type="float">
            <text:p>15</text:p>
          </table:table-cell>
          <table:table-cell table:formula="of:=SUM([.D193]+[.$F$1])" office:value-type="float" office:value="16" calcext:value-type="float">
            <text:p>16</text:p>
          </table:table-cell>
          <table:table-cell table:formula="of:=SUM([.D193]+[.$G$1])" office:value-type="float" office:value="17" calcext:value-type="float">
            <text:p>17</text:p>
          </table:table-cell>
          <table:table-cell table:style-name="ce29" table:formula="of:=SUM([.$D193]+[.H$1])" office:value-type="float" office:value="18" calcext:value-type="float">
            <text:p>18</text:p>
          </table:table-cell>
          <table:table-cell table:formula="of:=SUM([.$D193]+[.I$1])" office:value-type="float" office:value="19" calcext:value-type="float">
            <text:p>19</text:p>
          </table:table-cell>
          <table:table-cell table:style-name="ce29" table:formula="of:=SUM([.$D193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4:.C194];0)" office:value-type="float" office:value="14" calcext:value-type="float">
            <text:p>14</text:p>
          </table:table-cell>
          <table:table-cell table:formula="of:=SUM([.D194]+1)" office:value-type="float" office:value="15" calcext:value-type="float">
            <text:p>15</text:p>
          </table:table-cell>
          <table:table-cell table:formula="of:=SUM([.D194]+[.$F$1])" office:value-type="float" office:value="16" calcext:value-type="float">
            <text:p>16</text:p>
          </table:table-cell>
          <table:table-cell table:formula="of:=SUM([.D194]+[.$G$1])" office:value-type="float" office:value="17" calcext:value-type="float">
            <text:p>17</text:p>
          </table:table-cell>
          <table:table-cell table:style-name="ce29" table:formula="of:=SUM([.$D194]+[.H$1])" office:value-type="float" office:value="18" calcext:value-type="float">
            <text:p>18</text:p>
          </table:table-cell>
          <table:table-cell table:formula="of:=SUM([.$D194]+[.I$1])" office:value-type="float" office:value="19" calcext:value-type="float">
            <text:p>19</text:p>
          </table:table-cell>
          <table:table-cell table:style-name="ce29" table:formula="of:=SUM([.$D194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95:.C195];0)" office:value-type="float" office:value="14" calcext:value-type="float">
            <text:p>14</text:p>
          </table:table-cell>
          <table:table-cell table:formula="of:=SUM([.D195]+1)" office:value-type="float" office:value="15" calcext:value-type="float">
            <text:p>15</text:p>
          </table:table-cell>
          <table:table-cell table:formula="of:=SUM([.D195]+[.$F$1])" office:value-type="float" office:value="16" calcext:value-type="float">
            <text:p>16</text:p>
          </table:table-cell>
          <table:table-cell table:formula="of:=SUM([.D195]+[.$G$1])" office:value-type="float" office:value="17" calcext:value-type="float">
            <text:p>17</text:p>
          </table:table-cell>
          <table:table-cell table:style-name="ce29" table:formula="of:=SUM([.$D195]+[.H$1])" office:value-type="float" office:value="18" calcext:value-type="float">
            <text:p>18</text:p>
          </table:table-cell>
          <table:table-cell table:style-name="ce29" table:formula="of:=SUM([.$D195]+[.I$1])" office:value-type="float" office:value="19" calcext:value-type="float">
            <text:p>19</text:p>
          </table:table-cell>
          <table:table-cell table:formula="of:=SUM([.$D195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96:.C196];0)" office:value-type="float" office:value="14" calcext:value-type="float">
            <text:p>14</text:p>
          </table:table-cell>
          <table:table-cell table:formula="of:=SUM([.D196]+1)" office:value-type="float" office:value="15" calcext:value-type="float">
            <text:p>15</text:p>
          </table:table-cell>
          <table:table-cell table:formula="of:=SUM([.D196]+[.$F$1])" office:value-type="float" office:value="16" calcext:value-type="float">
            <text:p>16</text:p>
          </table:table-cell>
          <table:table-cell table:formula="of:=SUM([.D196]+[.$G$1])" office:value-type="float" office:value="17" calcext:value-type="float">
            <text:p>17</text:p>
          </table:table-cell>
          <table:table-cell table:style-name="ce29" table:formula="of:=SUM([.$D196]+[.H$1])" office:value-type="float" office:value="18" calcext:value-type="float">
            <text:p>18</text:p>
          </table:table-cell>
          <table:table-cell table:style-name="ce29" table:formula="of:=SUM([.$D196]+[.I$1])" office:value-type="float" office:value="19" calcext:value-type="float">
            <text:p>19</text:p>
          </table:table-cell>
          <table:table-cell table:formula="of:=SUM([.$D196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97:.C197];0)" office:value-type="float" office:value="14" calcext:value-type="float">
            <text:p>14</text:p>
          </table:table-cell>
          <table:table-cell table:formula="of:=SUM([.D197]+1)" office:value-type="float" office:value="15" calcext:value-type="float">
            <text:p>15</text:p>
          </table:table-cell>
          <table:table-cell table:formula="of:=SUM([.D197]+[.$F$1])" office:value-type="float" office:value="16" calcext:value-type="float">
            <text:p>16</text:p>
          </table:table-cell>
          <table:table-cell table:formula="of:=SUM([.D197]+[.$G$1])" office:value-type="float" office:value="17" calcext:value-type="float">
            <text:p>17</text:p>
          </table:table-cell>
          <table:table-cell table:style-name="ce29" table:formula="of:=SUM([.$D197]+[.H$1])" office:value-type="float" office:value="18" calcext:value-type="float">
            <text:p>18</text:p>
          </table:table-cell>
          <table:table-cell table:style-name="ce29" table:formula="of:=SUM([.$D197]+[.I$1])" office:value-type="float" office:value="19" calcext:value-type="float">
            <text:p>19</text:p>
          </table:table-cell>
          <table:table-cell table:formula="of:=SUM([.$D197]+[.J$1])" office:value-type="float" office:value="20" calcext:value-type="float">
            <text:p>20</text:p>
          </table:table-cell>
          <table:table-cell table:number-columns-repeated="9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98:.C198];0)" office:value-type="float" office:value="15" calcext:value-type="float">
            <text:p>15</text:p>
          </table:table-cell>
          <table:table-cell table:formula="of:=SUM([.D198]+1)" office:value-type="float" office:value="16" calcext:value-type="float">
            <text:p>16</text:p>
          </table:table-cell>
          <table:table-cell table:formula="of:=SUM([.D198]+[.$F$1])" office:value-type="float" office:value="17" calcext:value-type="float">
            <text:p>17</text:p>
          </table:table-cell>
          <table:table-cell table:style-name="ce29" table:formula="of:=SUM([.D198]+[.$G$1])" office:value-type="float" office:value="18" calcext:value-type="float">
            <text:p>18</text:p>
          </table:table-cell>
          <table:table-cell table:formula="of:=SUM([.$D198]+[.H$1])" office:value-type="float" office:value="19" calcext:value-type="float">
            <text:p>19</text:p>
          </table:table-cell>
          <table:table-cell table:formula="of:=SUM([.$D198]+[.I$1])" office:value-type="float" office:value="20" calcext:value-type="float">
            <text:p>20</text:p>
          </table:table-cell>
          <table:table-cell table:style-name="ce29" table:formula="of:=SUM([.$D198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99:.C199];0)" office:value-type="float" office:value="15" calcext:value-type="float">
            <text:p>15</text:p>
          </table:table-cell>
          <table:table-cell table:formula="of:=SUM([.D199]+1)" office:value-type="float" office:value="16" calcext:value-type="float">
            <text:p>16</text:p>
          </table:table-cell>
          <table:table-cell table:formula="of:=SUM([.D199]+[.$F$1])" office:value-type="float" office:value="17" calcext:value-type="float">
            <text:p>17</text:p>
          </table:table-cell>
          <table:table-cell table:style-name="ce29" table:formula="of:=SUM([.D199]+[.$G$1])" office:value-type="float" office:value="18" calcext:value-type="float">
            <text:p>18</text:p>
          </table:table-cell>
          <table:table-cell table:formula="of:=SUM([.$D199]+[.H$1])" office:value-type="float" office:value="19" calcext:value-type="float">
            <text:p>19</text:p>
          </table:table-cell>
          <table:table-cell table:formula="of:=SUM([.$D199]+[.I$1])" office:value-type="float" office:value="20" calcext:value-type="float">
            <text:p>20</text:p>
          </table:table-cell>
          <table:table-cell table:style-name="ce29" table:formula="of:=SUM([.$D199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00:.C200];0)" office:value-type="float" office:value="15" calcext:value-type="float">
            <text:p>15</text:p>
          </table:table-cell>
          <table:table-cell table:formula="of:=SUM([.D200]+1)" office:value-type="float" office:value="16" calcext:value-type="float">
            <text:p>16</text:p>
          </table:table-cell>
          <table:table-cell table:formula="of:=SUM([.D200]+[.$F$1])" office:value-type="float" office:value="17" calcext:value-type="float">
            <text:p>17</text:p>
          </table:table-cell>
          <table:table-cell table:style-name="ce29" table:formula="of:=SUM([.D200]+[.$G$1])" office:value-type="float" office:value="18" calcext:value-type="float">
            <text:p>18</text:p>
          </table:table-cell>
          <table:table-cell table:formula="of:=SUM([.$D200]+[.H$1])" office:value-type="float" office:value="19" calcext:value-type="float">
            <text:p>19</text:p>
          </table:table-cell>
          <table:table-cell table:formula="of:=SUM([.$D200]+[.I$1])" office:value-type="float" office:value="20" calcext:value-type="float">
            <text:p>20</text:p>
          </table:table-cell>
          <table:table-cell table:style-name="ce29" table:formula="of:=SUM([.$D200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1:.C201];0)" office:value-type="float" office:value="15" calcext:value-type="float">
            <text:p>15</text:p>
          </table:table-cell>
          <table:table-cell table:formula="of:=SUM([.D201]+1)" office:value-type="float" office:value="16" calcext:value-type="float">
            <text:p>16</text:p>
          </table:table-cell>
          <table:table-cell table:formula="of:=SUM([.D201]+[.$F$1])" office:value-type="float" office:value="17" calcext:value-type="float">
            <text:p>17</text:p>
          </table:table-cell>
          <table:table-cell table:formula="of:=SUM([.D201]+[.$G$1])" office:value-type="float" office:value="18" calcext:value-type="float">
            <text:p>18</text:p>
          </table:table-cell>
          <table:table-cell table:style-name="ce29" table:formula="of:=SUM([.$D201]+[.H$1])" office:value-type="float" office:value="19" calcext:value-type="float">
            <text:p>19</text:p>
          </table:table-cell>
          <table:table-cell table:style-name="ce29" table:formula="of:=SUM([.$D201]+[.I$1])" office:value-type="float" office:value="20" calcext:value-type="float">
            <text:p>20</text:p>
          </table:table-cell>
          <table:table-cell table:style-name="ce29" table:formula="of:=SUM([.$D201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2:.C202];0)" office:value-type="float" office:value="15" calcext:value-type="float">
            <text:p>15</text:p>
          </table:table-cell>
          <table:table-cell table:formula="of:=SUM([.D202]+1)" office:value-type="float" office:value="16" calcext:value-type="float">
            <text:p>16</text:p>
          </table:table-cell>
          <table:table-cell table:formula="of:=SUM([.D202]+[.$F$1])" office:value-type="float" office:value="17" calcext:value-type="float">
            <text:p>17</text:p>
          </table:table-cell>
          <table:table-cell table:formula="of:=SUM([.D202]+[.$G$1])" office:value-type="float" office:value="18" calcext:value-type="float">
            <text:p>18</text:p>
          </table:table-cell>
          <table:table-cell table:style-name="ce29" table:formula="of:=SUM([.$D202]+[.H$1])" office:value-type="float" office:value="19" calcext:value-type="float">
            <text:p>19</text:p>
          </table:table-cell>
          <table:table-cell table:style-name="ce29" table:formula="of:=SUM([.$D202]+[.I$1])" office:value-type="float" office:value="20" calcext:value-type="float">
            <text:p>20</text:p>
          </table:table-cell>
          <table:table-cell table:style-name="ce29" table:formula="of:=SUM([.$D202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3:.C203];0)" office:value-type="float" office:value="15" calcext:value-type="float">
            <text:p>15</text:p>
          </table:table-cell>
          <table:table-cell table:formula="of:=SUM([.D203]+1)" office:value-type="float" office:value="16" calcext:value-type="float">
            <text:p>16</text:p>
          </table:table-cell>
          <table:table-cell table:formula="of:=SUM([.D203]+[.$F$1])" office:value-type="float" office:value="17" calcext:value-type="float">
            <text:p>17</text:p>
          </table:table-cell>
          <table:table-cell table:formula="of:=SUM([.D203]+[.$G$1])" office:value-type="float" office:value="18" calcext:value-type="float">
            <text:p>18</text:p>
          </table:table-cell>
          <table:table-cell table:style-name="ce29" table:formula="of:=SUM([.$D203]+[.H$1])" office:value-type="float" office:value="19" calcext:value-type="float">
            <text:p>19</text:p>
          </table:table-cell>
          <table:table-cell table:style-name="ce29" table:formula="of:=SUM([.$D203]+[.I$1])" office:value-type="float" office:value="20" calcext:value-type="float">
            <text:p>20</text:p>
          </table:table-cell>
          <table:table-cell table:style-name="ce29" table:formula="of:=SUM([.$D203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4:.C204];0)" office:value-type="float" office:value="15" calcext:value-type="float">
            <text:p>15</text:p>
          </table:table-cell>
          <table:table-cell table:formula="of:=SUM([.D204]+1)" office:value-type="float" office:value="16" calcext:value-type="float">
            <text:p>16</text:p>
          </table:table-cell>
          <table:table-cell table:formula="of:=SUM([.D204]+[.$F$1])" office:value-type="float" office:value="17" calcext:value-type="float">
            <text:p>17</text:p>
          </table:table-cell>
          <table:table-cell table:formula="of:=SUM([.D204]+[.$G$1])" office:value-type="float" office:value="18" calcext:value-type="float">
            <text:p>18</text:p>
          </table:table-cell>
          <table:table-cell table:style-name="ce29" table:formula="of:=SUM([.$D204]+[.H$1])" office:value-type="float" office:value="19" calcext:value-type="float">
            <text:p>19</text:p>
          </table:table-cell>
          <table:table-cell table:style-name="ce29" table:formula="of:=SUM([.$D204]+[.I$1])" office:value-type="float" office:value="20" calcext:value-type="float">
            <text:p>20</text:p>
          </table:table-cell>
          <table:table-cell table:style-name="ce29" table:formula="of:=SUM([.$D204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5:.C205];0)" office:value-type="float" office:value="15" calcext:value-type="float">
            <text:p>15</text:p>
          </table:table-cell>
          <table:table-cell table:formula="of:=SUM([.D205]+1)" office:value-type="float" office:value="16" calcext:value-type="float">
            <text:p>16</text:p>
          </table:table-cell>
          <table:table-cell table:formula="of:=SUM([.D205]+[.$F$1])" office:value-type="float" office:value="17" calcext:value-type="float">
            <text:p>17</text:p>
          </table:table-cell>
          <table:table-cell table:formula="of:=SUM([.D205]+[.$G$1])" office:value-type="float" office:value="18" calcext:value-type="float">
            <text:p>18</text:p>
          </table:table-cell>
          <table:table-cell table:style-name="ce29" table:formula="of:=SUM([.$D205]+[.H$1])" office:value-type="float" office:value="19" calcext:value-type="float">
            <text:p>19</text:p>
          </table:table-cell>
          <table:table-cell table:style-name="ce29" table:formula="of:=SUM([.$D205]+[.I$1])" office:value-type="float" office:value="20" calcext:value-type="float">
            <text:p>20</text:p>
          </table:table-cell>
          <table:table-cell table:style-name="ce29" table:formula="of:=SUM([.$D205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6:.C206];0)" office:value-type="float" office:value="15" calcext:value-type="float">
            <text:p>15</text:p>
          </table:table-cell>
          <table:table-cell table:formula="of:=SUM([.D206]+1)" office:value-type="float" office:value="16" calcext:value-type="float">
            <text:p>16</text:p>
          </table:table-cell>
          <table:table-cell table:formula="of:=SUM([.D206]+[.$F$1])" office:value-type="float" office:value="17" calcext:value-type="float">
            <text:p>17</text:p>
          </table:table-cell>
          <table:table-cell table:formula="of:=SUM([.D206]+[.$G$1])" office:value-type="float" office:value="18" calcext:value-type="float">
            <text:p>18</text:p>
          </table:table-cell>
          <table:table-cell table:style-name="ce29" table:formula="of:=SUM([.$D206]+[.H$1])" office:value-type="float" office:value="19" calcext:value-type="float">
            <text:p>19</text:p>
          </table:table-cell>
          <table:table-cell table:style-name="ce29" table:formula="of:=SUM([.$D206]+[.I$1])" office:value-type="float" office:value="20" calcext:value-type="float">
            <text:p>20</text:p>
          </table:table-cell>
          <table:table-cell table:style-name="ce29" table:formula="of:=SUM([.$D206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table:number-columns-repeated="3" office:value-type="float" office:value="5" calcext:value-type="float">
            <text:p>5</text:p>
          </table:table-cell>
          <table:table-cell table:formula="of:=SUM([.A207:.C207];0)" office:value-type="float" office:value="15" calcext:value-type="float">
            <text:p>15</text:p>
          </table:table-cell>
          <table:table-cell table:formula="of:=SUM([.D207]+1)" office:value-type="float" office:value="16" calcext:value-type="float">
            <text:p>16</text:p>
          </table:table-cell>
          <table:table-cell table:formula="of:=SUM([.D207]+[.$F$1])" office:value-type="float" office:value="17" calcext:value-type="float">
            <text:p>17</text:p>
          </table:table-cell>
          <table:table-cell table:formula="of:=SUM([.D207]+[.$G$1])" office:value-type="float" office:value="18" calcext:value-type="float">
            <text:p>18</text:p>
          </table:table-cell>
          <table:table-cell table:formula="of:=SUM([.$D207]+[.H$1])" office:value-type="float" office:value="19" calcext:value-type="float">
            <text:p>19</text:p>
          </table:table-cell>
          <table:table-cell table:style-name="ce29" table:formula="of:=SUM([.$D207]+[.I$1])" office:value-type="float" office:value="20" calcext:value-type="float">
            <text:p>20</text:p>
          </table:table-cell>
          <table:table-cell table:formula="of:=SUM([.$D207]+[.J$1])" office:value-type="float" office:value="21" calcext:value-type="float">
            <text:p>21</text:p>
          </table:table-cell>
          <table:table-cell table:number-columns-repeated="9"/>
        </table:table-row>
        <table:table-row table:style-name="ro8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08:.C208];0)" office:value-type="float" office:value="16" calcext:value-type="float">
            <text:p>16</text:p>
          </table:table-cell>
          <table:table-cell table:formula="of:=SUM([.D208]+1)" office:value-type="float" office:value="17" calcext:value-type="float">
            <text:p>17</text:p>
          </table:table-cell>
          <table:table-cell table:formula="of:=SUM([.D208]+[.$F$1])" office:value-type="float" office:value="18" calcext:value-type="float">
            <text:p>18</text:p>
          </table:table-cell>
          <table:table-cell table:formula="of:=SUM([.D208]+[.$G$1])" office:value-type="float" office:value="19" calcext:value-type="float">
            <text:p>19</text:p>
          </table:table-cell>
          <table:table-cell table:style-name="ce29" table:formula="of:=SUM([.$D208]+[.H$1])" office:value-type="float" office:value="20" calcext:value-type="float">
            <text:p>20</text:p>
          </table:table-cell>
          <table:table-cell table:formula="of:=SUM([.$D208]+[.I$1])" office:value-type="float" office:value="21" calcext:value-type="float">
            <text:p>21</text:p>
          </table:table-cell>
          <table:table-cell table:style-name="ce29" table:formula="of:=SUM([.$D208]+[.J$1])" office:value-type="float" office:value="22" calcext:value-type="float">
            <text:p>22</text:p>
          </table:table-cell>
          <table:table-cell table:number-columns-repeated="9"/>
        </table:table-row>
        <table:table-row table:style-name="ro8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09:.C209];0)" office:value-type="float" office:value="16" calcext:value-type="float">
            <text:p>16</text:p>
          </table:table-cell>
          <table:table-cell table:formula="of:=SUM([.D209]+1)" office:value-type="float" office:value="17" calcext:value-type="float">
            <text:p>17</text:p>
          </table:table-cell>
          <table:table-cell table:formula="of:=SUM([.D209]+[.$F$1])" office:value-type="float" office:value="18" calcext:value-type="float">
            <text:p>18</text:p>
          </table:table-cell>
          <table:table-cell table:formula="of:=SUM([.D209]+[.$G$1])" office:value-type="float" office:value="19" calcext:value-type="float">
            <text:p>19</text:p>
          </table:table-cell>
          <table:table-cell table:style-name="ce29" table:formula="of:=SUM([.$D209]+[.H$1])" office:value-type="float" office:value="20" calcext:value-type="float">
            <text:p>20</text:p>
          </table:table-cell>
          <table:table-cell table:formula="of:=SUM([.$D209]+[.I$1])" office:value-type="float" office:value="21" calcext:value-type="float">
            <text:p>21</text:p>
          </table:table-cell>
          <table:table-cell table:style-name="ce29" table:formula="of:=SUM([.$D209]+[.J$1])" office:value-type="float" office:value="22" calcext:value-type="float">
            <text:p>22</text:p>
          </table:table-cell>
          <table:table-cell table:number-columns-repeated="9"/>
        </table:table-row>
        <table:table-row table:style-name="ro8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0:.C210];0)" office:value-type="float" office:value="16" calcext:value-type="float">
            <text:p>16</text:p>
          </table:table-cell>
          <table:table-cell table:formula="of:=SUM([.D210]+1)" office:value-type="float" office:value="17" calcext:value-type="float">
            <text:p>17</text:p>
          </table:table-cell>
          <table:table-cell table:formula="of:=SUM([.D210]+[.$F$1])" office:value-type="float" office:value="18" calcext:value-type="float">
            <text:p>18</text:p>
          </table:table-cell>
          <table:table-cell table:formula="of:=SUM([.D210]+[.$G$1])" office:value-type="float" office:value="19" calcext:value-type="float">
            <text:p>19</text:p>
          </table:table-cell>
          <table:table-cell table:style-name="ce29" table:formula="of:=SUM([.$D210]+[.H$1])" office:value-type="float" office:value="20" calcext:value-type="float">
            <text:p>20</text:p>
          </table:table-cell>
          <table:table-cell table:formula="of:=SUM([.$D210]+[.I$1])" office:value-type="float" office:value="21" calcext:value-type="float">
            <text:p>21</text:p>
          </table:table-cell>
          <table:table-cell table:style-name="ce29" table:formula="of:=SUM([.$D210]+[.J$1])" office:value-type="float" office:value="22" calcext:value-type="float">
            <text:p>22</text:p>
          </table:table-cell>
          <table:table-cell table:number-columns-repeated="9"/>
        </table:table-row>
        <table:table-row table:style-name="ro8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1:.C211];0)" office:value-type="float" office:value="16" calcext:value-type="float">
            <text:p>16</text:p>
          </table:table-cell>
          <table:table-cell table:formula="of:=SUM([.D211]+1)" office:value-type="float" office:value="17" calcext:value-type="float">
            <text:p>17</text:p>
          </table:table-cell>
          <table:table-cell table:formula="of:=SUM([.D211]+[.$F$1])" office:value-type="float" office:value="18" calcext:value-type="float">
            <text:p>18</text:p>
          </table:table-cell>
          <table:table-cell table:formula="of:=SUM([.D211]+[.$G$1])" office:value-type="float" office:value="19" calcext:value-type="float">
            <text:p>19</text:p>
          </table:table-cell>
          <table:table-cell table:formula="of:=SUM([.$D211]+[.H$1])" office:value-type="float" office:value="20" calcext:value-type="float">
            <text:p>20</text:p>
          </table:table-cell>
          <table:table-cell table:style-name="ce29" table:formula="of:=SUM([.$D211]+[.I$1])" office:value-type="float" office:value="21" calcext:value-type="float">
            <text:p>21</text:p>
          </table:table-cell>
          <table:table-cell table:style-name="ce29" table:formula="of:=SUM([.$D211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2:.C212];0)" office:value-type="float" office:value="16" calcext:value-type="float">
            <text:p>16</text:p>
          </table:table-cell>
          <table:table-cell table:formula="of:=SUM([.D212]+1)" office:value-type="float" office:value="17" calcext:value-type="float">
            <text:p>17</text:p>
          </table:table-cell>
          <table:table-cell table:formula="of:=SUM([.D212]+[.$F$1])" office:value-type="float" office:value="18" calcext:value-type="float">
            <text:p>18</text:p>
          </table:table-cell>
          <table:table-cell table:formula="of:=SUM([.D212]+[.$G$1])" office:value-type="float" office:value="19" calcext:value-type="float">
            <text:p>19</text:p>
          </table:table-cell>
          <table:table-cell table:formula="of:=SUM([.$D212]+[.H$1])" office:value-type="float" office:value="20" calcext:value-type="float">
            <text:p>20</text:p>
          </table:table-cell>
          <table:table-cell table:style-name="ce29" table:formula="of:=SUM([.$D212]+[.I$1])" office:value-type="float" office:value="21" calcext:value-type="float">
            <text:p>21</text:p>
          </table:table-cell>
          <table:table-cell table:style-name="ce29" table:formula="of:=SUM([.$D212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3:.C213];0)" office:value-type="float" office:value="16" calcext:value-type="float">
            <text:p>16</text:p>
          </table:table-cell>
          <table:table-cell table:formula="of:=SUM([.D213]+1)" office:value-type="float" office:value="17" calcext:value-type="float">
            <text:p>17</text:p>
          </table:table-cell>
          <table:table-cell table:formula="of:=SUM([.D213]+[.$F$1])" office:value-type="float" office:value="18" calcext:value-type="float">
            <text:p>18</text:p>
          </table:table-cell>
          <table:table-cell table:formula="of:=SUM([.D213]+[.$G$1])" office:value-type="float" office:value="19" calcext:value-type="float">
            <text:p>19</text:p>
          </table:table-cell>
          <table:table-cell table:formula="of:=SUM([.$D213]+[.H$1])" office:value-type="float" office:value="20" calcext:value-type="float">
            <text:p>20</text:p>
          </table:table-cell>
          <table:table-cell table:style-name="ce29" table:formula="of:=SUM([.$D213]+[.I$1])" office:value-type="float" office:value="21" calcext:value-type="float">
            <text:p>21</text:p>
          </table:table-cell>
          <table:table-cell table:style-name="ce29" table:formula="of:=SUM([.$D213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4:.C214];0)" office:value-type="float" office:value="17" calcext:value-type="float">
            <text:p>17</text:p>
          </table:table-cell>
          <table:table-cell table:formula="of:=SUM([.D214]+1)" office:value-type="float" office:value="18" calcext:value-type="float">
            <text:p>18</text:p>
          </table:table-cell>
          <table:table-cell table:formula="of:=SUM([.D214]+[.$F$1])" office:value-type="float" office:value="19" calcext:value-type="float">
            <text:p>19</text:p>
          </table:table-cell>
          <table:table-cell table:formula="of:=SUM([.D214]+[.$G$1])" office:value-type="float" office:value="20" calcext:value-type="float">
            <text:p>20</text:p>
          </table:table-cell>
          <table:table-cell table:formula="of:=SUM([.$D214]+[.H$1])" office:value-type="float" office:value="21" calcext:value-type="float">
            <text:p>21</text:p>
          </table:table-cell>
          <table:table-cell table:style-name="ce29" table:formula="of:=SUM([.$D214]+[.I$1])" office:value-type="float" office:value="22" calcext:value-type="float">
            <text:p>22</text:p>
          </table:table-cell>
          <table:table-cell table:style-name="ce29" table:formula="of:=SUM([.$D214]+[.J$1])" office:value-type="float" office:value="23" calcext:value-type="float">
            <text:p>23</text:p>
          </table:table-cell>
          <table:table-cell table:number-columns-repeated="9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5:.C215];0)" office:value-type="float" office:value="17" calcext:value-type="float">
            <text:p>17</text:p>
          </table:table-cell>
          <table:table-cell table:formula="of:=SUM([.D215]+1)" office:value-type="float" office:value="18" calcext:value-type="float">
            <text:p>18</text:p>
          </table:table-cell>
          <table:table-cell table:formula="of:=SUM([.D215]+[.$F$1])" office:value-type="float" office:value="19" calcext:value-type="float">
            <text:p>19</text:p>
          </table:table-cell>
          <table:table-cell table:formula="of:=SUM([.D215]+[.$G$1])" office:value-type="float" office:value="20" calcext:value-type="float">
            <text:p>20</text:p>
          </table:table-cell>
          <table:table-cell table:formula="of:=SUM([.$D215]+[.H$1])" office:value-type="float" office:value="21" calcext:value-type="float">
            <text:p>21</text:p>
          </table:table-cell>
          <table:table-cell table:style-name="ce29" table:formula="of:=SUM([.$D215]+[.I$1])" office:value-type="float" office:value="22" calcext:value-type="float">
            <text:p>22</text:p>
          </table:table-cell>
          <table:table-cell table:style-name="ce29" table:formula="of:=SUM([.$D215]+[.J$1])" office:value-type="float" office:value="23" calcext:value-type="float">
            <text:p>23</text:p>
          </table:table-cell>
          <table:table-cell table:number-columns-repeated="9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6:.C216];0)" office:value-type="float" office:value="17" calcext:value-type="float">
            <text:p>17</text:p>
          </table:table-cell>
          <table:table-cell table:formula="of:=SUM([.D216]+1)" office:value-type="float" office:value="18" calcext:value-type="float">
            <text:p>18</text:p>
          </table:table-cell>
          <table:table-cell table:formula="of:=SUM([.D216]+[.$F$1])" office:value-type="float" office:value="19" calcext:value-type="float">
            <text:p>19</text:p>
          </table:table-cell>
          <table:table-cell table:formula="of:=SUM([.D216]+[.$G$1])" office:value-type="float" office:value="20" calcext:value-type="float">
            <text:p>20</text:p>
          </table:table-cell>
          <table:table-cell table:formula="of:=SUM([.$D216]+[.H$1])" office:value-type="float" office:value="21" calcext:value-type="float">
            <text:p>21</text:p>
          </table:table-cell>
          <table:table-cell table:style-name="ce29" table:formula="of:=SUM([.$D216]+[.I$1])" office:value-type="float" office:value="22" calcext:value-type="float">
            <text:p>22</text:p>
          </table:table-cell>
          <table:table-cell table:style-name="ce29" table:formula="of:=SUM([.$D216]+[.J$1])" office:value-type="float" office:value="23" calcext:value-type="float">
            <text:p>23</text:p>
          </table:table-cell>
          <table:table-cell table:number-columns-repeated="9"/>
        </table:table-row>
        <table:table-row table:style-name="ro8">
          <table:table-cell table:number-columns-repeated="3" office:value-type="float" office:value="6" calcext:value-type="float">
            <text:p>6</text:p>
          </table:table-cell>
          <table:table-cell table:formula="of:=SUM([.A217:.C217];0)" office:value-type="float" office:value="18" calcext:value-type="float">
            <text:p>18</text:p>
          </table:table-cell>
          <table:table-cell table:formula="of:=SUM([.D217]+1)" office:value-type="float" office:value="19" calcext:value-type="float">
            <text:p>19</text:p>
          </table:table-cell>
          <table:table-cell table:formula="of:=SUM([.D217]+[.$F$1])" office:value-type="float" office:value="20" calcext:value-type="float">
            <text:p>20</text:p>
          </table:table-cell>
          <table:table-cell table:formula="of:=SUM([.D217]+[.$G$1])" office:value-type="float" office:value="21" calcext:value-type="float">
            <text:p>21</text:p>
          </table:table-cell>
          <table:table-cell table:formula="of:=SUM([.$D217]+[.H$1])" office:value-type="float" office:value="22" calcext:value-type="float">
            <text:p>22</text:p>
          </table:table-cell>
          <table:table-cell table:formula="of:=SUM([.$D217]+[.I$1])" office:value-type="float" office:value="23" calcext:value-type="float">
            <text:p>23</text:p>
          </table:table-cell>
          <table:table-cell table:style-name="ce29" table:formula="of:=SUM([.$D217]+[.J$1])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otal moves</text:p>
          </table:table-cell>
          <table:table-cell table:number-columns-repeated="6" table:style-name="Default"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18]/216" office:value-type="float" office:value="0.578703703703704" calcext:value-type="float">
            <text:p>0.5787037037</text:p>
          </table:table-cell>
          <table:table-cell table:style-name="Default" table:formula="of:=[.F218]/216" office:value-type="float" office:value="0.578703703703704" calcext:value-type="float">
            <text:p>0.5787037037</text:p>
          </table:table-cell>
          <table:table-cell table:style-name="Default" table:formula="of:=[.G218]/216" office:value-type="float" office:value="0.578703703703704" calcext:value-type="float">
            <text:p>0.5787037037</text:p>
          </table:table-cell>
          <table:table-cell table:style-name="Default" table:formula="of:=[.H218]/216" office:value-type="float" office:value="0.578703703703704" calcext:value-type="float">
            <text:p>0.5787037037</text:p>
          </table:table-cell>
          <table:table-cell table:style-name="Default" table:formula="of:=[.I218]/216" office:value-type="float" office:value="0.578703703703704" calcext:value-type="float">
            <text:p>0.5787037037</text:p>
          </table:table-cell>
          <table:table-cell table:style-name="Default" table:formula="of:=[.J218]/216" office:value-type="float" office:value="0.578703703703704" calcext:value-type="float">
            <text:p>0.578703703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on-Break Moves</text:p>
          </table:table-cell>
          <table:table-cell table:style-name="Default" table:formula="of:=COUNT([.E165:.E217];[.E143:.E161];[.E119:.E136];[.E95:.E109];[.E73:.E82];[.E52:.E57];[.E34:.E36];[.E21])" office:value-type="float" office:value="125" calcext:value-type="float">
            <text:p>125</text:p>
          </table:table-cell>
          <table:table-cell table:style-name="Default" table:formula="of:=COUNT([.F186:.F217];[.F152:.F161];[.F131:.F142];[.F107:.F118];[.F83:.F94];[.F82];[.F64:.F72];[.F46:.F51];[.F37:.F39];[.F31:.F33];[.F22:.F24];[.F6:.F8];[.F2])" office:value-type="float" office:value="107" calcext:value-type="float">
            <text:p>107</text:p>
          </table:table-cell>
          <table:table-cell table:style-name="Default" table:formula="of:=COUNT([.G201:.G217];[.G192:.G197];[.G183:.G185];[.G125:.G130];[.G110:.G118];[.G104:.G106];[.G89:.G97];[.G70:.G75];[.G58:.G63];[.G52:.G54];[.G37:.G45];[.G22:.G30];[.G2:.G5])" office:value-type="float" office:value="90" calcext:value-type="float">
            <text:p>90</text:p>
          </table:table-cell>
          <table:table-cell table:style-name="Default" table:formula="of:=COUNT([.H211:.H217];[.H207];[.H198:.H200];[.H183:.H191];[.H95:.H103];[.H82:.H88];[.H73:.H75];[.H55:.H69];[.H37:.H45];[.H31:.H36];[.H22:.H24])" office:value-type="float" office:value="72" calcext:value-type="float">
            <text:p>72</text:p>
          </table:table-cell>
          <table:table-cell table:style-name="Default" table:formula="of:=COUNT([.I208:.I210];[.I198:.I200];[.I192:.I194];[.I183:.I185];[.I76:.I82];[.I70:.I72];[.I58:.I63];[.I46:.I57];[.I25:.I39])" office:value-type="float" office:value="55" calcext:value-type="float">
            <text:p>55</text:p>
          </table:table-cell>
          <table:table-cell table:style-name="Default" table:formula="of:=COUNT([.J207];[.J195:.J197];[.J40:.J57];[.J22:.J36])" office:value-type="float" office:value="37" calcext:value-type="float">
            <text:p>37</text:p>
          </table:table-cell>
          <table:table-cell table:formula="of:=SUM([.E220:.J220])" office:value-type="float" office:value="486" calcext:value-type="float">
            <text:p>486</text:p>
          </table:table-cell>
          <table:table-cell table:formula="of:=[.K220]/750*100" office:value-type="float" office:value="64.8" calcext:value-type="float">
            <text:p>64.8</text:p>
          </table:table-cell>
          <table:table-cell table:formula="of:=[.K220]/1296" office:value-type="float" office:value="0.375" calcext:value-type="float">
            <text:p>0.3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20]/216" office:value-type="float" office:value="0.578703703703704" calcext:value-type="float">
            <text:p>0.5787037037</text:p>
          </table:table-cell>
          <table:table-cell table:style-name="Default" table:formula="of:=[.F220]/216" office:value-type="float" office:value="0.49537037037037" calcext:value-type="float">
            <text:p>0.4953703704</text:p>
          </table:table-cell>
          <table:table-cell table:style-name="Default" table:formula="of:=[.G220]/216" office:value-type="float" office:value="0.416666666666667" calcext:value-type="float">
            <text:p>0.4166666667</text:p>
          </table:table-cell>
          <table:table-cell table:style-name="Default" table:formula="of:=[.H220]/216" office:value-type="float" office:value="0.333333333333333" calcext:value-type="float">
            <text:p>0.3333333333</text:p>
          </table:table-cell>
          <table:table-cell table:style-name="Default" table:formula="of:=[.I220]/216" office:value-type="float" office:value="0.25462962962963" calcext:value-type="float">
            <text:p>0.2546296296</text:p>
          </table:table-cell>
          <table:table-cell table:style-name="Default" table:formula="of:=[.J220]/216" office:value-type="float" office:value="0.171296296296296" calcext:value-type="float">
            <text:p>0.1712962963</text:p>
          </table:table-cell>
          <table:table-cell table:number-columns-repeated="2"/>
          <table:table-cell table:formula="of:=37/750" office:value-type="float" office:value="0.0493333333333333" calcext:value-type="float">
            <text:p>0.04933333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heckpoint</text:p>
          </table:table-cell>
          <table:table-cell table:number-columns-repeated="6" table:style-name="Default" office:value-type="float" office:value="19" calcext:value-type="float">
            <text:p>19</text:p>
          </table:table-cell>
          <table:table-cell table:number-columns-repeated="2"/>
          <table:table-cell table:formula="of:=1-(1-[.M221])^7" office:value-type="float" office:value="0.298225044675255" calcext:value-type="float">
            <text:p>0.29822504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22]/216" office:value-type="float" office:value="0.087962962962963" calcext:value-type="float">
            <text:p>0.087962963</text:p>
          </table:table-cell>
          <table:table-cell table:style-name="Default" table:formula="of:=[.F222]/216" office:value-type="float" office:value="0.087962962962963" calcext:value-type="float">
            <text:p>0.087962963</text:p>
          </table:table-cell>
          <table:table-cell table:style-name="Default" table:formula="of:=[.G222]/216" office:value-type="float" office:value="0.087962962962963" calcext:value-type="float">
            <text:p>0.087962963</text:p>
          </table:table-cell>
          <table:table-cell table:style-name="Default" table:formula="of:=[.H222]/216" office:value-type="float" office:value="0.087962962962963" calcext:value-type="float">
            <text:p>0.087962963</text:p>
          </table:table-cell>
          <table:table-cell table:style-name="Default" table:formula="of:=[.I222]/216" office:value-type="float" office:value="0.087962962962963" calcext:value-type="float">
            <text:p>0.087962963</text:p>
          </table:table-cell>
          <table:table-cell table:style-name="Default" table:formula="of:=[.J222]/216" office:value-type="float" office:value="0.087962962962963" calcext:value-type="float">
            <text:p>0.08796296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ust Checkpoint</text:p>
          </table:table-cell>
          <table:table-cell table:number-columns-repeated="6" table:style-name="Default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24]/216" office:value-type="float" office:value="0.0555555555555556" calcext:value-type="float">
            <text:p>0.0555555556</text:p>
          </table:table-cell>
          <table:table-cell table:style-name="Default" table:formula="of:=[.F224]/216" office:value-type="float" office:value="0.0555555555555556" calcext:value-type="float">
            <text:p>0.0555555556</text:p>
          </table:table-cell>
          <table:table-cell table:style-name="Default" table:formula="of:=[.G224]/216" office:value-type="float" office:value="0.0555555555555556" calcext:value-type="float">
            <text:p>0.0555555556</text:p>
          </table:table-cell>
          <table:table-cell table:style-name="Default" table:formula="of:=[.H224]/216" office:value-type="float" office:value="0.0555555555555556" calcext:value-type="float">
            <text:p>0.0555555556</text:p>
          </table:table-cell>
          <table:table-cell table:style-name="Default" table:formula="of:=[.I224]/216" office:value-type="float" office:value="0.0555555555555556" calcext:value-type="float">
            <text:p>0.0555555556</text:p>
          </table:table-cell>
          <table:table-cell table:style-name="Default" table:formula="of:=[.J224]/216" office:value-type="float" office:value="0.0555555555555556" calcext:value-type="float">
            <text:p>0.0555555556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Default" table:formula="of:=AVERAGE([.E$21];[.E$34:.E$36];[.E$52:.E$57];[.E$73:.E$82];[.E$95:.E$109];[.E$119:.E$136];[.E$143:.E$161];[.E$165:.E$217])" office:value-type="float" office:value="13" calcext:value-type="float">
            <text:p>13</text:p>
          </table:table-cell>
          <table:table-cell table:style-name="Default" table:formula="of:=AVERAGE([.F2];[.F6:.F8];[.F12:.F14];[.F22:.F24];[.F31:.F33];[.F37:.F39];[.F46:.F51];[.F64:.F72];[.F82:.F94];[.F107:.F118];[.F131:.F142];[.F152:.F164];[.F171:.F182];[.F186:.F217])" office:value-type="float" office:value="13.4" calcext:value-type="float">
            <text:p>13.4</text:p>
          </table:table-cell>
          <table:table-cell table:style-name="Default" table:formula="of:=AVERAGE([.G2:.G5];[.G9:.G14];[.G21:.G30];[.G37:.G45];[.G52:.G54];[.G58:.G63];[.G70:.G75];[.G89:.G97];[.G104:.G106];[.G110:.G118];[.G125:.G130];[.G137:.G151];[.G161:.G170];[.G180:.G185];[.G192:.G197];[.G201:.G217])" office:value-type="float" office:value="13.8" calcext:value-type="float">
            <text:p>13.8</text:p>
          </table:table-cell>
          <table:table-cell table:style-name="Default" table:formula="of:=AVERAGE([.H2:.H11];[.H15:.H24];[.H31:.H45];[.H55:.H69];[.H73:.H75];[.H82:.H88];[.H95:.H103];[.H116:.H124];[.H131:.H133];[.H137:.H142];[.H149:.H154];[.H162:.H170];[.H177:.H179];[.H183:.H191];[.H198:.H200];[.H207];[.H211:.H217])" office:value-type="float" office:value="14.2" calcext:value-type="float">
            <text:p>14.2</text:p>
          </table:table-cell>
          <table:table-cell table:style-name="Default" table:formula="of:=AVERAGE([.I2:.I21];[.I25:.I39];[.I46:.I63];[.I70:.I72];[.I76:.I88];[.I95:.I97];[.I104:.I115];[.I119:.I124];[.I134:.I136];[.I143:.I148];[.I152:.I154];[.I161:.I164];[.I171:.I176];[.I183:.I185];[.I192:.I194];[.I198:.I200];[.I208:.I210];[.I217])" office:value-type="float" office:value="14.6" calcext:value-type="float">
            <text:p>14.6</text:p>
          </table:table-cell>
          <table:table-cell table:style-name="Default" table:formula="of:=AVERAGE([.J2:.J36];[.J40:.J57];[.J64:.J82];[.J89:.J94];[.J98:.J109];[.J116:.J118];[.J125:.J136];[.J149:.J151];[.J155:.J161];[.J177:.J182];[.J195:.J197];[.J207])" office:value-type="float" office:value="15" calcext:value-type="float">
            <text:p>15</text:p>
          </table:table-cell>
          <table:table-cell/>
          <table:table-cell office:value-type="string" calcext:value-type="string">
            <text:p>Total Checkpoints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d Dev</text:p>
          </table:table-cell>
          <table:table-cell table:style-name="Default" table:formula="of:=COM.MICROSOFT.STDEV.P([.E$21];[.E$34:.E$36];[.E$52:.E$57];[.E$73:.E$82];[.E$95:.E$109];[.E$119:.E$136];[.E$143:.E$161];[.E$165:.E$217])" office:value-type="float" office:value="2.44948974278318" calcext:value-type="float">
            <text:p>2.4494897428</text:p>
          </table:table-cell>
          <table:table-cell table:style-name="Default" table:formula="of:=COM.MICROSOFT.STDEV.P([.F2];[.F6:.F8];[.F12:.F14];[.F22:.F24];[.F31:.F33];[.F37:.F39];[.F46:.F51];[.F64:.F72];[.F82:.F94];[.F107:.F118];[.F131:.F142];[.F152:.F164];[.F171:.F182];[.F186:.F217])" office:value-type="float" office:value="2.97993288515027" calcext:value-type="float">
            <text:p>2.9799328852</text:p>
          </table:table-cell>
          <table:table-cell table:style-name="Default" table:formula="of:=COM.MICROSOFT.STDEV.P([.G2:.G5];[.G9:.G14];[.G21:.G30];[.G37:.G45];[.G52:.G54];[.G58:.G63];[.G70:.G75];[.G89:.G97];[.G104:.G106];[.G110:.G118];[.G125:.G130];[.G137:.G151];[.G161:.G170];[.G180:.G185];[.G192:.G197];[.G201:.G217])" office:value-type="float" office:value="3.2124756808418" calcext:value-type="float">
            <text:p>3.2124756808</text:p>
          </table:table-cell>
          <table:table-cell table:style-name="Default" table:formula="of:=COM.MICROSOFT.STDEV.P([.H2:.H11];[.H15:.H24];[.H31:.H45];[.H55:.H69];[.H73:.H75];[.H82:.H88];[.H95:.H103];[.H116:.H124];[.H131:.H133];[.H137:.H142];[.H149:.H154];[.H162:.H170];[.H177:.H179];[.H183:.H191];[.H198:.H200];[.H207];[.H211:.H217])" office:value-type="float" office:value="3.2124756808418" calcext:value-type="float">
            <text:p>3.2124756808</text:p>
          </table:table-cell>
          <table:table-cell table:style-name="Default" table:formula="of:=COM.MICROSOFT.STDEV.P([.I2:.I21];[.I25:.I39];[.I46:.I63];[.I70:.I72];[.I76:.I88];[.I95:.I97];[.I104:.I115];[.I119:.I124];[.I134:.I136];[.I143:.I148];[.I152:.I154];[.I161:.I164];[.I171:.I176];[.I183:.I185];[.I192:.I194];[.I198:.I200];[.I208:.I210];[.I217])" office:value-type="float" office:value="2.97993288515027" calcext:value-type="float">
            <text:p>2.9799328852</text:p>
          </table:table-cell>
          <table:table-cell table:style-name="Default" table:formula="of:=COM.MICROSOFT.STDEV.P([.J2:.J36];[.J40:.J57];[.J64:.J82];[.J89:.J94];[.J98:.J109];[.J116:.J118];[.J125:.J136];[.J149:.J151];[.J155:.J161];[.J177:.J182];[.J195:.J197];[.J207])" office:value-type="float" office:value="2.44948974278318" calcext:value-type="float">
            <text:p>2.4494897428</text:p>
          </table:table-cell>
          <table:table-cell/>
          <table:table-cell office:value-type="string" calcext:value-type="string">
            <text:p>Perc (%)</text:p>
          </table:table-cell>
          <table:table-cell table:formula="of:=[.M227]/216" office:value-type="float" office:value="0.527777777777778" calcext:value-type="float">
            <text:p>0.5277777778</text:p>
          </table:table-cell>
          <table:table-cell/>
          <table:table-cell office:value-type="string" calcext:value-type="string">
            <text:p>Perc(%)</text:p>
          </table:table-cell>
          <table:table-cell table:formula="of:=[.P227]/216" office:value-type="float" office:value="0.138888888888889" calcext:value-type="float">
            <text:p>0.13888888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-Scores</text:p>
          </table:table-cell>
          <table:table-cell office:value-type="float" office:value="-3" calcext:value-type="float">
            <text:p>-3</text:p>
          </table:table-cell>
          <table:table-cell table:style-name="Default" table:formula="of:=[.E$227]+[.$D229]*[.E$228]" office:value-type="float" office:value="5.65153077165047" calcext:value-type="float">
            <text:p>5.6515307717</text:p>
          </table:table-cell>
          <table:table-cell table:style-name="Default" table:formula="of:=[.F$227]+[.$D229]*[.F$228]" office:value-type="float" office:value="4.4602013445492" calcext:value-type="float">
            <text:p>4.4602013445</text:p>
          </table:table-cell>
          <table:table-cell table:style-name="Default" table:formula="of:=[.G$227]+[.$D229]*[.G$228]" office:value-type="float" office:value="4.16257295747459" calcext:value-type="float">
            <text:p>4.1625729575</text:p>
          </table:table-cell>
          <table:table-cell table:style-name="Default" table:formula="of:=[.H$227]+[.$D229]*[.H$228]" office:value-type="float" office:value="4.56257295747459" calcext:value-type="float">
            <text:p>4.5625729575</text:p>
          </table:table-cell>
          <table:table-cell table:style-name="Default" table:formula="of:=[.I$227]+[.$D229]*[.I$228]" office:value-type="float" office:value="5.6602013445492" calcext:value-type="float">
            <text:p>5.6602013445</text:p>
          </table:table-cell>
          <table:table-cell table:style-name="Default" table:formula="of:=[.J$227]+[.$D229]*[.J$228]" office:value-type="float" office:value="7.65153077165047" calcext:value-type="float">
            <text:p>7.65153077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style-name="Default" table:formula="of:=[.E$227]+[.$D230]*[.E$228]" office:value-type="float" office:value="8.10102051443364" calcext:value-type="float">
            <text:p>8.1010205144</text:p>
          </table:table-cell>
          <table:table-cell table:style-name="Default" table:formula="of:=[.F$227]+[.$D230]*[.F$228]" office:value-type="float" office:value="7.44013422969947" calcext:value-type="float">
            <text:p>7.4401342297</text:p>
          </table:table-cell>
          <table:table-cell table:style-name="Default" table:formula="of:=[.G$227]+[.$D230]*[.G$228]" office:value-type="float" office:value="7.37504863831639" calcext:value-type="float">
            <text:p>7.3750486383</text:p>
          </table:table-cell>
          <table:table-cell table:style-name="Default" table:formula="of:=[.H$227]+[.$D230]*[.H$228]" office:value-type="float" office:value="7.77504863831639" calcext:value-type="float">
            <text:p>7.7750486383</text:p>
          </table:table-cell>
          <table:table-cell table:style-name="Default" table:formula="of:=[.I$227]+[.$D230]*[.I$228]" office:value-type="float" office:value="8.64013422969946" calcext:value-type="float">
            <text:p>8.6401342297</text:p>
          </table:table-cell>
          <table:table-cell table:style-name="Default" table:formula="of:=[.J$227]+[.$D230]*[.J$228]" office:value-type="float" office:value="10.1010205144336" calcext:value-type="float">
            <text:p>10.1010205144</text:p>
          </table:table-cell>
          <table:table-cell/>
          <table:table-cell office:value-type="string" calcext:value-type="string">
            <text:p>Average</text:p>
          </table:table-cell>
          <table:table-cell table:formula="of:=AVERAGE([.$D$2:.$D$217])"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style-name="Default" table:formula="of:=[.E$227]+[.$D231]*[.E$228]" office:value-type="float" office:value="10.5505102572168" calcext:value-type="float">
            <text:p>10.5505102572</text:p>
          </table:table-cell>
          <table:table-cell table:style-name="Default" table:formula="of:=[.F$227]+[.$D231]*[.F$228]" office:value-type="float" office:value="10.4200671148497" calcext:value-type="float">
            <text:p>10.4200671148</text:p>
          </table:table-cell>
          <table:table-cell table:style-name="Default" table:formula="of:=[.G$227]+[.$D231]*[.G$228]" office:value-type="float" office:value="10.5875243191582" calcext:value-type="float">
            <text:p>10.5875243192</text:p>
          </table:table-cell>
          <table:table-cell table:style-name="Default" table:formula="of:=[.H$227]+[.$D231]*[.H$228]" office:value-type="float" office:value="10.9875243191582" calcext:value-type="float">
            <text:p>10.9875243192</text:p>
          </table:table-cell>
          <table:table-cell table:style-name="Default" table:formula="of:=[.I$227]+[.$D231]*[.I$228]" office:value-type="float" office:value="11.6200671148497" calcext:value-type="float">
            <text:p>11.6200671148</text:p>
          </table:table-cell>
          <table:table-cell table:style-name="Default" table:formula="of:=[.J$227]+[.$D231]*[.J$228]" office:value-type="float" office:value="12.5505102572168" calcext:value-type="float">
            <text:p>12.5505102572</text:p>
          </table:table-cell>
          <table:table-cell/>
          <table:table-cell office:value-type="string" calcext:value-type="string">
            <text:p>Std Dev</text:p>
          </table:table-cell>
          <table:table-cell table:formula="of:=COM.MICROSOFT.STDEV.P([.$D$2:.$D$217])" office:value-type="float" office:value="2.95803989154981" calcext:value-type="float">
            <text:p>2.95803989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Default" table:formula="of:=[.E$227]+[.$D232]*[.E$228]" office:value-type="float" office:value="13" calcext:value-type="float">
            <text:p>13</text:p>
          </table:table-cell>
          <table:table-cell table:style-name="Default" table:formula="of:=[.F$227]+[.$D232]*[.F$228]" office:value-type="float" office:value="13.4" calcext:value-type="float">
            <text:p>13.4</text:p>
          </table:table-cell>
          <table:table-cell table:style-name="Default" table:formula="of:=[.G$227]+[.$D232]*[.G$228]" office:value-type="float" office:value="13.8" calcext:value-type="float">
            <text:p>13.8</text:p>
          </table:table-cell>
          <table:table-cell table:style-name="Default" table:formula="of:=[.H$227]+[.$D232]*[.H$228]" office:value-type="float" office:value="14.2" calcext:value-type="float">
            <text:p>14.2</text:p>
          </table:table-cell>
          <table:table-cell table:style-name="Default" table:formula="of:=[.I$227]+[.$D232]*[.I$228]" office:value-type="float" office:value="14.6" calcext:value-type="float">
            <text:p>14.6</text:p>
          </table:table-cell>
          <table:table-cell table:style-name="Default" table:formula="of:=[.J$227]+[.$D232]*[.J$228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formula="of:=[.E$227]+[.$D233]*[.E$228]" office:value-type="float" office:value="15.4494897427832" calcext:value-type="float">
            <text:p>15.4494897428</text:p>
          </table:table-cell>
          <table:table-cell table:style-name="Default" table:formula="of:=[.F$227]+[.$D233]*[.F$228]" office:value-type="float" office:value="16.3799328851503" calcext:value-type="float">
            <text:p>16.3799328852</text:p>
          </table:table-cell>
          <table:table-cell table:style-name="Default" table:formula="of:=[.G$227]+[.$D233]*[.G$228]" office:value-type="float" office:value="17.0124756808418" calcext:value-type="float">
            <text:p>17.0124756808</text:p>
          </table:table-cell>
          <table:table-cell table:style-name="Default" table:formula="of:=[.H$227]+[.$D233]*[.H$228]" office:value-type="float" office:value="17.4124756808418" calcext:value-type="float">
            <text:p>17.4124756808</text:p>
          </table:table-cell>
          <table:table-cell table:style-name="Default" table:formula="of:=[.I$227]+[.$D233]*[.I$228]" office:value-type="float" office:value="17.5799328851503" calcext:value-type="float">
            <text:p>17.5799328852</text:p>
          </table:table-cell>
          <table:table-cell table:style-name="Default" table:formula="of:=[.J$227]+[.$D233]*[.J$228]" office:value-type="float" office:value="17.4494897427832" calcext:value-type="float">
            <text:p>17.44948974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table:formula="of:=[.E$227]+[.$D234]*[.E$228]" office:value-type="float" office:value="17.8989794855664" calcext:value-type="float">
            <text:p>17.8989794856</text:p>
          </table:table-cell>
          <table:table-cell table:style-name="Default" table:formula="of:=[.F$227]+[.$D234]*[.F$228]" office:value-type="float" office:value="19.3598657703005" calcext:value-type="float">
            <text:p>19.3598657703</text:p>
          </table:table-cell>
          <table:table-cell table:style-name="Default" table:formula="of:=[.G$227]+[.$D234]*[.G$228]" office:value-type="float" office:value="20.2249513616836" calcext:value-type="float">
            <text:p>20.2249513617</text:p>
          </table:table-cell>
          <table:table-cell table:style-name="Default" table:formula="of:=[.H$227]+[.$D234]*[.H$228]" office:value-type="float" office:value="20.6249513616836" calcext:value-type="float">
            <text:p>20.6249513617</text:p>
          </table:table-cell>
          <table:table-cell table:style-name="Default" table:formula="of:=[.I$227]+[.$D234]*[.I$228]" office:value-type="float" office:value="20.5598657703005" calcext:value-type="float">
            <text:p>20.5598657703</text:p>
          </table:table-cell>
          <table:table-cell table:style-name="Default" table:formula="of:=[.J$227]+[.$D234]*[.J$228]" office:value-type="float" office:value="19.8989794855664" calcext:value-type="float">
            <text:p>19.89897948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Default" table:formula="of:=[.E$227]+[.$D235]*[.E$228]" office:value-type="float" office:value="20.3484692283495" calcext:value-type="float">
            <text:p>20.3484692283</text:p>
          </table:table-cell>
          <table:table-cell table:style-name="Default" table:formula="of:=[.F$227]+[.$D235]*[.F$228]" office:value-type="float" office:value="22.3397986554508" calcext:value-type="float">
            <text:p>22.3397986555</text:p>
          </table:table-cell>
          <table:table-cell table:style-name="Default" table:formula="of:=[.G$227]+[.$D235]*[.G$228]" office:value-type="float" office:value="23.4374270425254" calcext:value-type="float">
            <text:p>23.4374270425</text:p>
          </table:table-cell>
          <table:table-cell table:style-name="Default" table:formula="of:=[.H$227]+[.$D235]*[.H$228]" office:value-type="float" office:value="23.8374270425254" calcext:value-type="float">
            <text:p>23.8374270425</text:p>
          </table:table-cell>
          <table:table-cell table:style-name="Default" table:formula="of:=[.I$227]+[.$D235]*[.I$228]" office:value-type="float" office:value="23.5397986554508" calcext:value-type="float">
            <text:p>23.5397986555</text:p>
          </table:table-cell>
          <table:table-cell table:style-name="Default" table:formula="of:=[.J$227]+[.$D235]*[.J$228]" office:value-type="float" office:value="22.3484692283495" calcext:value-type="float">
            <text:p>22.348469228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Weighted Totals</text:p>
          </table:table-cell>
          <table:table-cell office:value-type="string" calcext:value-type="string">
            <text:p>Perc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750 possible mov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 office:value-type="float" office:value="4" calcext:value-type="float">
            <text:p>4</text:p>
          </table:table-cell>
          <table:table-cell table:style-name="Default" table:formula="of:=NORMDIST([.$D237];[.E$227];[.E$228];0)" office:value-type="float" office:value="0.000190698241284835" calcext:value-type="float">
            <text:p>0.0001906982</text:p>
          </table:table-cell>
          <table:table-cell table:style-name="Default" table:formula="of:=NORMDIST([.$D237];[.F$227];[.F$228];0)" office:value-type="float" office:value="0.000924678418168808" calcext:value-type="float">
            <text:p>0.0009246784</text:p>
          </table:table-cell>
          <table:table-cell table:style-name="Default" table:formula="of:=NORMDIST([.$D237];[.G$227];[.G$228];0)" office:value-type="float" office:value="0.00118373428586899" calcext:value-type="float">
            <text:p>0.0011837343</text:p>
          </table:table-cell>
          <table:table-cell table:style-name="Default" table:formula="of:=NORMDIST([.$D237];[.H$227];[.H$228];0)" office:value-type="float" office:value="0.000803383730020559" calcext:value-type="float">
            <text:p>0.0008033837</text:p>
          </table:table-cell>
          <table:table-cell table:style-name="Default" table:formula="of:=NORMDIST([.$D237];[.I$227];[.I$228];0)" office:value-type="float" office:value="0.000239390155250199" calcext:value-type="float">
            <text:p>0.0002393902</text:p>
          </table:table-cell>
          <table:table-cell table:style-name="Default" table:formula="of:=NORMDIST([.$D237];[.J$227];[.J$228];0)" office:value-type="float" office:value="0.00000680296779092793" calcext:value-type="float">
            <text:p>0.000006803</text:p>
          </table:table-cell>
          <table:table-cell table:formula="of:=SUM([.E237:.J237])" office:value-type="float" office:value="0.00334868779838432" calcext:value-type="float">
            <text:p>0.0033486878</text:p>
          </table:table-cell>
          <table:table-cell table:formula="of:=[.K237]/SUM([.K$237:.K$257])*100" office:value-type="float" office:value="0.0558415611614868" calcext:value-type="float">
            <text:p>0.0558415612</text:p>
          </table:table-cell>
          <table:table-cell office:value-type="float" office:value="0" calcext:value-type="float">
            <text:p>0</text:p>
          </table:table-cell>
          <table:table-cell table:formula="of:=[.M237]/SUM([.M$237:.M$257])*100" office:value-type="float" office:value="0" calcext:value-type="float">
            <text:p>0</text:p>
          </table:table-cell>
          <table:table-cell table:formula="of:=SUM([.N$237:.N237])" office:value-type="float" office:value="0" calcext:value-type="float">
            <text:p>0</text:p>
          </table:table-cell>
          <table:table-cell table:formula="of:=[.N237]*750/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32" table:formula="of:=NORMDIST([.$D238];[.E$227];[.E$228];0)" office:value-type="float" office:value="0.000786316164775908" calcext:value-type="float">
            <text:p>0.0007863162</text:p>
          </table:table-cell>
          <table:table-cell table:style-name="ce32" table:formula="of:=NORMDIST([.$D238];[.F$227];[.F$228];0)" office:value-type="float" office:value="0.00251920403953483" calcext:value-type="float">
            <text:p>0.002519204</text:p>
          </table:table-cell>
          <table:table-cell table:style-name="Default" table:formula="of:=NORMDIST([.$D238];[.G$227];[.G$228];0)" office:value-type="float" office:value="0.00291490398571439" calcext:value-type="float">
            <text:p>0.002914904</text:p>
          </table:table-cell>
          <table:table-cell table:style-name="Default" table:formula="of:=NORMDIST([.$D238];[.H$227];[.H$228];0)" office:value-type="float" office:value="0.00205648799678738" calcext:value-type="float">
            <text:p>0.002056488</text:p>
          </table:table-cell>
          <table:table-cell table:style-name="Default" table:formula="of:=NORMDIST([.$D238];[.I$227];[.I$228];0)" office:value-type="float" office:value="0.000746564530315497" calcext:value-type="float">
            <text:p>0.0007465645</text:p>
          </table:table-cell>
          <table:table-cell table:style-name="Default" table:formula="of:=NORMDIST([.$D238];[.J$227];[.J$228];0)" office:value-type="float" office:value="0.0000391483766544548" calcext:value-type="float">
            <text:p>3.91483766544548E-005</text:p>
          </table:table-cell>
          <table:table-cell table:formula="of:=SUM([.E238:.J238])" office:value-type="float" office:value="0.00906262509378246" calcext:value-type="float">
            <text:p>0.0090626251</text:p>
          </table:table-cell>
          <table:table-cell table:formula="of:=[.K238]/SUM([.K$237:.K$257])*100" office:value-type="float" office:value="0.151125206029134" calcext:value-type="float">
            <text:p>0.151125206</text:p>
          </table:table-cell>
          <table:table-cell table:formula="of:=SUM([.E238:.F238])" office:value-type="float" office:value="0.00330552020431074" calcext:value-type="float">
            <text:p>0.0033055202</text:p>
          </table:table-cell>
          <table:table-cell table:formula="of:=[.M238]/SUM([.M$237:.M$257])*100" office:value-type="float" office:value="0.0555826468104522" calcext:value-type="float">
            <text:p>0.0555826468</text:p>
          </table:table-cell>
          <table:table-cell table:formula="of:=SUM([.N$237:.N238])" office:value-type="float" office:value="0.0555826468104522" calcext:value-type="float">
            <text:p>0.0555826468</text:p>
          </table:table-cell>
          <table:table-cell table:formula="of:=[.N238]*750/100" office:value-type="float" office:value="0.416869851078391" calcext:value-type="float">
            <text:p>0.41686985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33" table:formula="of:=NORMDIST([.$D239];[.E$227];[.E$228];0)" office:value-type="float" office:value="0.002744513088064" calcext:value-type="float">
            <text:p>0.0027445131</text:p>
          </table:table-cell>
          <table:table-cell table:style-name="ce33" table:formula="of:=NORMDIST([.$D239];[.F$227];[.F$228];0)" office:value-type="float" office:value="0.00613237819008416" calcext:value-type="float">
            <text:p>0.0061323782</text:p>
          </table:table-cell>
          <table:table-cell table:style-name="ce32" table:formula="of:=NORMDIST([.$D239];[.G$227];[.G$228];0)" office:value-type="float" office:value="0.00651495593639799" calcext:value-type="float">
            <text:p>0.0065149559</text:p>
          </table:table-cell>
          <table:table-cell table:style-name="Default" table:formula="of:=NORMDIST([.$D239];[.H$227];[.H$228];0)" office:value-type="float" office:value="0.00477800419920756" calcext:value-type="float">
            <text:p>0.0047780042</text:p>
          </table:table-cell>
          <table:table-cell table:style-name="Default" table:formula="of:=NORMDIST([.$D239];[.I$227];[.I$228];0)" office:value-type="float" office:value="0.00208027802960758" calcext:value-type="float">
            <text:p>0.002080278</text:p>
          </table:table-cell>
          <table:table-cell table:style-name="Default" table:formula="of:=NORMDIST([.$D239];[.J$227];[.J$228];0)" office:value-type="float" office:value="0.000190698241284835" calcext:value-type="float">
            <text:p>0.0001906982</text:p>
          </table:table-cell>
          <table:table-cell table:formula="of:=SUM([.E239:.J239])" office:value-type="float" office:value="0.0224408276846461" calcext:value-type="float">
            <text:p>0.0224408277</text:p>
          </table:table-cell>
          <table:table-cell table:formula="of:=[.K239]/SUM([.K$237:.K$257])*100" office:value-type="float" office:value="0.374215491892425" calcext:value-type="float">
            <text:p>0.3742154919</text:p>
          </table:table-cell>
          <table:table-cell table:formula="of:=SUM([.E239:.G239])" office:value-type="float" office:value="0.0153918472145461" calcext:value-type="float">
            <text:p>0.0153918472</text:p>
          </table:table-cell>
          <table:table-cell table:formula="of:=[.M239]/SUM([.M$237:.M$257])*100" office:value-type="float" office:value="0.258815422265722" calcext:value-type="float">
            <text:p>0.2588154223</text:p>
          </table:table-cell>
          <table:table-cell table:formula="of:=SUM([.N$237:.N239])" office:value-type="float" office:value="0.314398069076175" calcext:value-type="float">
            <text:p>0.3143980691</text:p>
          </table:table-cell>
          <table:table-cell table:formula="of:=[.N239]*750/100" office:value-type="float" office:value="1.94111566699292" calcext:value-type="float">
            <text:p>1.941115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33" table:formula="of:=NORMDIST([.$D240];[.E$227];[.E$228];0)" office:value-type="float" office:value="0.00810869555494024" calcext:value-type="float">
            <text:p>0.0081086956</text:p>
          </table:table-cell>
          <table:table-cell table:style-name="ce33" table:formula="of:=NORMDIST([.$D240];[.F$227];[.F$228];0)" office:value-type="float" office:value="0.0133379007224211" calcext:value-type="float">
            <text:p>0.0133379007</text:p>
          </table:table-cell>
          <table:table-cell table:style-name="ce33" table:formula="of:=NORMDIST([.$D240];[.G$227];[.G$228];0)" office:value-type="float" office:value="0.0132164833371577" calcext:value-type="float">
            <text:p>0.0132164833</text:p>
          </table:table-cell>
          <table:table-cell table:style-name="ce32" table:formula="of:=NORMDIST([.$D240];[.H$227];[.H$228];0)" office:value-type="float" office:value="0.0100759052889032" calcext:value-type="float">
            <text:p>0.0100759053</text:p>
          </table:table-cell>
          <table:table-cell table:style-name="Default" table:formula="of:=NORMDIST([.$D240];[.I$227];[.I$228];0)" office:value-type="float" office:value="0.00517926790407312" calcext:value-type="float">
            <text:p>0.0051792679</text:p>
          </table:table-cell>
          <table:table-cell table:style-name="Default" table:formula="of:=NORMDIST([.$D240];[.J$227];[.J$228];0)" office:value-type="float" office:value="0.000786316164775908" calcext:value-type="float">
            <text:p>0.0007863162</text:p>
          </table:table-cell>
          <table:table-cell table:formula="of:=SUM([.E240:.J240])" office:value-type="float" office:value="0.0507045689722712" calcext:value-type="float">
            <text:p>0.050704569</text:p>
          </table:table-cell>
          <table:table-cell table:formula="of:=[.K240]/SUM([.K$237:.K$257])*100" office:value-type="float" office:value="0.845531879919656" calcext:value-type="float">
            <text:p>0.8455318799</text:p>
          </table:table-cell>
          <table:table-cell table:formula="of:=SUM([.E240:.H240])" office:value-type="float" office:value="0.0447389849034222" calcext:value-type="float">
            <text:p>0.0447389849</text:p>
          </table:table-cell>
          <table:table-cell table:formula="of:=[.M240]/SUM([.M$237:.M$257])*100" office:value-type="float" office:value="0.752290424152344" calcext:value-type="float">
            <text:p>0.7522904242</text:p>
          </table:table-cell>
          <table:table-cell table:formula="of:=SUM([.N$237:.N240])" office:value-type="float" office:value="1.06668849322852" calcext:value-type="float">
            <text:p>1.0666884932</text:p>
          </table:table-cell>
          <table:table-cell table:formula="of:=[.N240]*750/100" office:value-type="float" office:value="5.64217818114258" calcext:value-type="float">
            <text:p>5.64217818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33" table:formula="of:=NORMDIST([.$D241];[.E$227];[.E$228];0)" office:value-type="float" office:value="0.0202793611719543" calcext:value-type="float">
            <text:p>0.0202793612</text:p>
          </table:table-cell>
          <table:table-cell table:style-name="ce33" table:formula="of:=NORMDIST([.$D241];[.F$227];[.F$228];0)" office:value-type="float" office:value="0.0259202385661718" calcext:value-type="float">
            <text:p>0.0259202386</text:p>
          </table:table-cell>
          <table:table-cell table:style-name="ce33" table:formula="of:=NORMDIST([.$D241];[.G$227];[.G$228];0)" office:value-type="float" office:value="0.0243353470493858" calcext:value-type="float">
            <text:p>0.024335347</text:p>
          </table:table-cell>
          <table:table-cell table:style-name="ce33" table:formula="of:=NORMDIST([.$D241];[.H$227];[.H$228];0)" office:value-type="float" office:value="0.0192858519012025" calcext:value-type="float">
            <text:p>0.0192858519</text:p>
          </table:table-cell>
          <table:table-cell table:style-name="ce32" table:formula="of:=NORMDIST([.$D241];[.I$227];[.I$228];0)" office:value-type="float" office:value="0.0115214816744699" calcext:value-type="float">
            <text:p>0.0115214817</text:p>
          </table:table-cell>
          <table:table-cell table:style-name="Default" table:formula="of:=NORMDIST([.$D241];[.J$227];[.J$228];0)" office:value-type="float" office:value="0.002744513088064" calcext:value-type="float">
            <text:p>0.0027445131</text:p>
          </table:table-cell>
          <table:table-cell table:formula="of:=SUM([.E241:.J241])" office:value-type="float" office:value="0.104086793451248" calcext:value-type="float">
            <text:p>0.1040867935</text:p>
          </table:table-cell>
          <table:table-cell table:formula="of:=[.K241]/SUM([.K$237:.K$257])*100" office:value-type="float" office:value="1.73571541826481" calcext:value-type="float">
            <text:p>1.7357154183</text:p>
          </table:table-cell>
          <table:table-cell table:formula="of:=SUM([.E241:.I241])" office:value-type="float" office:value="0.101342280363184" calcext:value-type="float">
            <text:p>0.1013422804</text:p>
          </table:table-cell>
          <table:table-cell table:formula="of:=[.M241]/SUM([.M$237:.M$257])*100" office:value-type="float" office:value="1.70408039528751" calcext:value-type="float">
            <text:p>1.7040803953</text:p>
          </table:table-cell>
          <table:table-cell table:formula="of:=SUM([.N$237:.N241])" office:value-type="float" office:value="2.77076888851603" calcext:value-type="float">
            <text:p>2.7707688885</text:p>
          </table:table-cell>
          <table:table-cell table:formula="of:=[.N241]*750/100" office:value-type="float" office:value="12.7806029646563" calcext:value-type="float">
            <text:p>12.78060296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33" table:formula="of:=NORMDIST([.$D242];[.E$227];[.E$228];0)" office:value-type="float" office:value="0.0429314079379217" calcext:value-type="float">
            <text:p>0.0429314079</text:p>
          </table:table-cell>
          <table:table-cell table:style-name="ce33" table:formula="of:=NORMDIST([.$D242];[.F$227];[.F$228];0)" office:value-type="float" office:value="0.0450073530343559" calcext:value-type="float">
            <text:p>0.045007353</text:p>
          </table:table-cell>
          <table:table-cell table:style-name="ce33" table:formula="of:=NORMDIST([.$D242];[.G$227];[.G$228];0)" office:value-type="float" office:value="0.0406702064440542" calcext:value-type="float">
            <text:p>0.0406702064</text:p>
          </table:table-cell>
          <table:table-cell table:style-name="ce33" table:formula="of:=NORMDIST([.$D242];[.H$227];[.H$228];0)" office:value-type="float" office:value="0.0335050892891273" calcext:value-type="float">
            <text:p>0.0335050893</text:p>
          </table:table-cell>
          <table:table-cell table:style-name="ce33" table:formula="of:=NORMDIST([.$D242];[.I$227];[.I$228];0)" office:value-type="float" office:value="0.0229003043647654" calcext:value-type="float">
            <text:p>0.0229003044</text:p>
          </table:table-cell>
          <table:table-cell table:style-name="ce32" table:formula="of:=NORMDIST([.$D242];[.J$227];[.J$228];0)" office:value-type="float" office:value="0.00810869555494024" calcext:value-type="float">
            <text:p>0.0081086956</text:p>
          </table:table-cell>
          <table:table-cell table:formula="of:=SUM([.E242:.J242])" office:value-type="float" office:value="0.193123056625165" calcext:value-type="float">
            <text:p>0.1931230566</text:p>
          </table:table-cell>
          <table:table-cell table:formula="of:=[.K242]/SUM([.K$237:.K$257])*100" office:value-type="float" office:value="3.22045339175262" calcext:value-type="float">
            <text:p>3.2204533918</text:p>
          </table:table-cell>
          <table:table-cell table:formula="of:=SUM([.E242:.J242])" office:value-type="float" office:value="0.193123056625165" calcext:value-type="float">
            <text:p>0.1931230566</text:p>
          </table:table-cell>
          <table:table-cell table:formula="of:=[.M242]/SUM([.M$237:.M$257])*100" office:value-type="float" office:value="3.24738316025201" calcext:value-type="float">
            <text:p>3.2473831603</text:p>
          </table:table-cell>
          <table:table-cell table:formula="of:=SUM([.N$237:.N242])" office:value-type="float" office:value="6.01815204876804" calcext:value-type="float">
            <text:p>6.0181520488</text:p>
          </table:table-cell>
          <table:table-cell table:formula="of:=[.N242]*750/100" office:value-type="float" office:value="24.3553737018901" calcext:value-type="float">
            <text:p>24.35537370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33" table:formula="of:=NORMDIST([.$D243];[.E$227];[.E$228];0)" office:value-type="float" office:value="0.0769331614027276" calcext:value-type="float">
            <text:p>0.0769331614</text:p>
          </table:table-cell>
          <table:table-cell table:style-name="ce33" table:formula="of:=NORMDIST([.$D243];[.F$227];[.F$228];0)" office:value-type="float" office:value="0.0698266028193807" calcext:value-type="float">
            <text:p>0.0698266028</text:p>
          </table:table-cell>
          <table:table-cell table:style-name="ce33" table:formula="of:=NORMDIST([.$D243];[.G$227];[.G$228];0)" office:value-type="float" office:value="0.0616925058634331" calcext:value-type="float">
            <text:p>0.0616925059</text:p>
          </table:table-cell>
          <table:table-cell table:style-name="ce33" table:formula="of:=NORMDIST([.$D243];[.H$227];[.H$228];0)" office:value-type="float" office:value="0.0528323505532297" calcext:value-type="float">
            <text:p>0.0528323506</text:p>
          </table:table-cell>
          <table:table-cell table:style-name="ce33" table:formula="of:=NORMDIST([.$D243];[.I$227];[.I$228];0)" office:value-type="float" office:value="0.0406693413918898" calcext:value-type="float">
            <text:p>0.0406693414</text:p>
          </table:table-cell>
          <table:table-cell table:style-name="ce33" table:formula="of:=NORMDIST([.$D243];[.J$227];[.J$228];0)" office:value-type="float" office:value="0.0202793611719543" calcext:value-type="float">
            <text:p>0.0202793612</text:p>
          </table:table-cell>
          <table:table-cell table:formula="of:=SUM([.E243:.J243])" office:value-type="float" office:value="0.322233323202615" calcext:value-type="float">
            <text:p>0.3222333232</text:p>
          </table:table-cell>
          <table:table-cell table:formula="of:=[.K243]/SUM([.K$237:.K$257])*100" office:value-type="float" office:value="5.37345160530335" calcext:value-type="float">
            <text:p>5.3734516053</text:p>
          </table:table-cell>
          <table:table-cell table:formula="of:=SUM([.E243:.J243])" office:value-type="float" office:value="0.322233323202615" calcext:value-type="float">
            <text:p>0.3222333232</text:p>
          </table:table-cell>
          <table:table-cell table:formula="of:=[.M243]/SUM([.M$237:.M$257])*100" office:value-type="float" office:value="5.41838497032086" calcext:value-type="float">
            <text:p>5.4183849703</text:p>
          </table:table-cell>
          <table:table-cell table:formula="of:=SUM([.N$237:.N243])" office:value-type="float" office:value="11.4365370190889" calcext:value-type="float">
            <text:p>11.4365370191</text:p>
          </table:table-cell>
          <table:table-cell table:formula="of:=[.N243]*750/100" office:value-type="float" office:value="40.6378872774065" calcext:value-type="float">
            <text:p>40.63788727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33" table:formula="of:=NORMDIST([.$D244];[.E$227];[.E$228];0)" office:value-type="float" office:value="0.116699666067815" calcext:value-type="float">
            <text:p>0.1166996661</text:p>
          </table:table-cell>
          <table:table-cell table:style-name="ce33" table:formula="of:=NORMDIST([.$D244];[.F$227];[.F$228];0)" office:value-type="float" office:value="0.0967946421394012" calcext:value-type="float">
            <text:p>0.0967946421</text:p>
          </table:table-cell>
          <table:table-cell table:style-name="ce33" table:formula="of:=NORMDIST([.$D244];[.G$227];[.G$228];0)" office:value-type="float" office:value="0.0849387071912133" calcext:value-type="float">
            <text:p>0.0849387072</text:p>
          </table:table-cell>
          <table:table-cell table:style-name="ce33" table:formula="of:=NORMDIST([.$D244];[.H$227];[.H$228];0)" office:value-type="float" office:value="0.0756147095285828" calcext:value-type="float">
            <text:p>0.0756147095</text:p>
          </table:table-cell>
          <table:table-cell table:style-name="ce33" table:formula="of:=NORMDIST([.$D244];[.I$227];[.I$228];0)" office:value-type="float" office:value="0.0645336141424407" calcext:value-type="float">
            <text:p>0.0645336141</text:p>
          </table:table-cell>
          <table:table-cell table:style-name="ce33" table:formula="of:=NORMDIST([.$D244];[.J$227];[.J$228];0)" office:value-type="float" office:value="0.0429314079379217" calcext:value-type="float">
            <text:p>0.0429314079</text:p>
          </table:table-cell>
          <table:table-cell table:formula="of:=SUM([.E244:.J244])" office:value-type="float" office:value="0.481512747007375" calcext:value-type="float">
            <text:p>0.481512747</text:p>
          </table:table-cell>
          <table:table-cell table:formula="of:=[.K244]/SUM([.K$237:.K$257])*100" office:value-type="float" office:value="8.029540265002" calcext:value-type="float">
            <text:p>8.029540265</text:p>
          </table:table-cell>
          <table:table-cell table:formula="of:=SUM([.E244:.J244])" office:value-type="float" office:value="0.481512747007375" calcext:value-type="float">
            <text:p>0.481512747</text:p>
          </table:table-cell>
          <table:table-cell table:formula="of:=[.M244]/SUM([.M$237:.M$257])*100" office:value-type="float" office:value="8.09668412153065" calcext:value-type="float">
            <text:p>8.0966841215</text:p>
          </table:table-cell>
          <table:table-cell table:formula="of:=SUM([.N$237:.N244])" office:value-type="float" office:value="19.5332211406196" calcext:value-type="float">
            <text:p>19.5332211406</text:p>
          </table:table-cell>
          <table:table-cell table:formula="of:=[.N244]*750/100" office:value-type="float" office:value="60.7251309114799" calcext:value-type="float">
            <text:p>60.7251309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33" table:formula="of:=NORMDIST([.$D245];[.E$227];[.E$228];0)" office:value-type="float" office:value="0.149845337350046" calcext:value-type="float">
            <text:p>0.1498453374</text:p>
          </table:table-cell>
          <table:table-cell table:style-name="ce33" table:formula="of:=NORMDIST([.$D245];[.F$227];[.F$228];0)" office:value-type="float" office:value="0.11988771626058" calcext:value-type="float">
            <text:p>0.1198877163</text:p>
          </table:table-cell>
          <table:table-cell table:style-name="ce33" table:formula="of:=NORMDIST([.$D245];[.G$227];[.G$228];0)" office:value-type="float" office:value="0.106144154842987" calcext:value-type="float">
            <text:p>0.1061441548</text:p>
          </table:table-cell>
          <table:table-cell table:style-name="ce33" table:formula="of:=NORMDIST([.$D245];[.H$227];[.H$228];0)" office:value-type="float" office:value="0.0982267657355046" calcext:value-type="float">
            <text:p>0.0982267657</text:p>
          </table:table-cell>
          <table:table-cell table:style-name="ce33" table:formula="of:=NORMDIST([.$D245];[.I$227];[.I$228];0)" office:value-type="float" office:value="0.0914950924708541" calcext:value-type="float">
            <text:p>0.0914950925</text:p>
          </table:table-cell>
          <table:table-cell table:style-name="ce33" table:formula="of:=NORMDIST([.$D245];[.J$227];[.J$228];0)" office:value-type="float" office:value="0.0769331614027276" calcext:value-type="float">
            <text:p>0.0769331614</text:p>
          </table:table-cell>
          <table:table-cell table:formula="of:=SUM([.E245:.J245])" office:value-type="float" office:value="0.6425322280627" calcext:value-type="float">
            <text:p>0.6425322281</text:p>
          </table:table-cell>
          <table:table-cell table:formula="of:=[.K245]/SUM([.K$237:.K$257])*100" office:value-type="float" office:value="10.7146455184329" calcext:value-type="float">
            <text:p>10.7146455184</text:p>
          </table:table-cell>
          <table:table-cell table:formula="of:=SUM([.E245:.J245])" office:value-type="float" office:value="0.6425322280627" calcext:value-type="float">
            <text:p>0.6425322281</text:p>
          </table:table-cell>
          <table:table-cell table:formula="of:=[.M245]/SUM([.M$237:.M$257])*100" office:value-type="float" office:value="10.8042425062681" calcext:value-type="float">
            <text:p>10.8042425063</text:p>
          </table:table-cell>
          <table:table-cell table:formula="of:=SUM([.N$237:.N245])" office:value-type="float" office:value="30.3374636468876" calcext:value-type="float">
            <text:p>30.3374636469</text:p>
          </table:table-cell>
          <table:table-cell table:formula="of:=[.N245]*750/100" office:value-type="float" office:value="81.0318187970105" calcext:value-type="float">
            <text:p>81.0318187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33" table:formula="of:=NORMDIST([.$D246];[.E$227];[.E$228];0)" office:value-type="float" office:value="0.16286750396764" calcext:value-type="float">
            <text:p>0.162867504</text:p>
          </table:table-cell>
          <table:table-cell table:style-name="ce33" table:formula="of:=NORMDIST([.$D246];[.F$227];[.F$228];0)" office:value-type="float" office:value="0.132675587692174" calcext:value-type="float">
            <text:p>0.1326755877</text:p>
          </table:table-cell>
          <table:table-cell table:style-name="ce33" table:formula="of:=NORMDIST([.$D246];[.G$227];[.G$228];0)" office:value-type="float" office:value="0.120393688910353" calcext:value-type="float">
            <text:p>0.1203936889</text:p>
          </table:table-cell>
          <table:table-cell table:style-name="ce33" table:formula="of:=NORMDIST([.$D246];[.H$227];[.H$228];0)" office:value-type="float" office:value="0.115816544225127" calcext:value-type="float">
            <text:p>0.1158165442</text:p>
          </table:table-cell>
          <table:table-cell table:style-name="ce33" table:formula="of:=NORMDIST([.$D246];[.I$227];[.I$228];0)" office:value-type="float" office:value="0.115905108148412" calcext:value-type="float">
            <text:p>0.1159051081</text:p>
          </table:table-cell>
          <table:table-cell table:style-name="ce33" table:formula="of:=NORMDIST([.$D246];[.J$227];[.J$228];0)" office:value-type="float" office:value="0.116699666067815" calcext:value-type="float">
            <text:p>0.1166996661</text:p>
          </table:table-cell>
          <table:table-cell table:formula="of:=SUM([.E246:.J246])" office:value-type="float" office:value="0.764358099011522" calcext:value-type="float">
            <text:p>0.764358099</text:p>
          </table:table-cell>
          <table:table-cell table:formula="of:=[.K246]/SUM([.K$237:.K$257])*100" office:value-type="float" office:value="12.7461716663534" calcext:value-type="float">
            <text:p>12.7461716664</text:p>
          </table:table-cell>
          <table:table-cell table:formula="of:=SUM([.E246:.J246])" office:value-type="float" office:value="0.764358099011522" calcext:value-type="float">
            <text:p>0.764358099</text:p>
          </table:table-cell>
          <table:table-cell table:formula="of:=[.M246]/SUM([.M$237:.M$257])*100" office:value-type="float" office:value="12.8527564885736" calcext:value-type="float">
            <text:p>12.8527564886</text:p>
          </table:table-cell>
          <table:table-cell table:formula="of:=SUM([.N$237:.N246])" office:value-type="float" office:value="43.1902201354613" calcext:value-type="float">
            <text:p>43.1902201355</text:p>
          </table:table-cell>
          <table:table-cell table:formula="of:=[.N246]*750/100" office:value-type="float" office:value="96.3956736643022" calcext:value-type="float">
            <text:p>96.39567366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8" office:value-type="float" office:value="14" calcext:value-type="float">
            <text:p>14</text:p>
          </table:table-cell>
          <table:table-cell table:style-name="ce34" table:formula="of:=NORMDIST([.$D247];[.E$227];[.E$228];0)" office:value-type="float" office:value="0.149845337350046" calcext:value-type="float">
            <text:p>0.1498453374</text:p>
          </table:table-cell>
          <table:table-cell table:style-name="ce34" table:formula="of:=NORMDIST([.$D247];[.F$227];[.F$228];0)" office:value-type="float" office:value="0.131189874439714" calcext:value-type="float">
            <text:p>0.1311898744</text:p>
          </table:table-cell>
          <table:table-cell table:style-name="ce34" table:formula="of:=NORMDIST([.$D247];[.G$227];[.G$228];0)" office:value-type="float" office:value="0.123944871398871" calcext:value-type="float">
            <text:p>0.1239448714</text:p>
          </table:table-cell>
          <table:table-cell table:style-name="ce34" table:formula="of:=NORMDIST([.$D247];[.H$227];[.H$228];0)" office:value-type="float" office:value="0.123944871398871" calcext:value-type="float">
            <text:p>0.1239448714</text:p>
          </table:table-cell>
          <table:table-cell table:style-name="ce34" table:formula="of:=NORMDIST([.$D247];[.I$227];[.I$228];0)" office:value-type="float" office:value="0.131189874439714" calcext:value-type="float">
            <text:p>0.1311898744</text:p>
          </table:table-cell>
          <table:table-cell table:style-name="ce34" table:formula="of:=NORMDIST([.$D247];[.J$227];[.J$228];0)" office:value-type="float" office:value="0.149845337350046" calcext:value-type="float">
            <text:p>0.1498453374</text:p>
          </table:table-cell>
          <table:table-cell table:style-name="ce28" table:formula="of:=SUM([.E247:.J247])" office:value-type="float" office:value="0.809960166377263" calcext:value-type="float">
            <text:p>0.8099601664</text:p>
          </table:table-cell>
          <table:table-cell table:formula="of:=[.K247]/SUM([.K$237:.K$257])*100" office:value-type="float" office:value="13.5066159917763" calcext:value-type="float">
            <text:p>13.5066159918</text:p>
          </table:table-cell>
          <table:table-cell table:formula="of:=SUM([.E247:.J247])" office:value-type="float" office:value="0.809960166377263" calcext:value-type="float">
            <text:p>0.8099601664</text:p>
          </table:table-cell>
          <table:table-cell table:formula="of:=[.M247]/SUM([.M$237:.M$257])*100" office:value-type="float" office:value="13.6195597290775" calcext:value-type="float">
            <text:p>13.6195597291</text:p>
          </table:table-cell>
          <table:table-cell table:formula="of:=SUM([.N$237:.N247])" office:value-type="float" office:value="56.8097798645387" calcext:value-type="float">
            <text:p>56.8097798645</text:p>
          </table:table-cell>
          <table:table-cell table:formula="of:=[.N247]*750/100" office:value-type="float" office:value="102.146697968081" calcext:value-type="float">
            <text:p>102.1466979681</text:p>
          </table:table-cell>
          <table:table-cell/>
          <table:table-cell table:formula="of:=98/[.P247]" office:value-type="float" office:value="0.95940448344814" calcext:value-type="float">
            <text:p>0.9594044834</text:p>
          </table:table-cell>
          <table:table-cell table:formula="of:=216*[.R247]" office:value-type="float" office:value="207.231368424798" calcext:value-type="float">
            <text:p>207.231368424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33" table:formula="of:=NORMDIST([.$D248];[.E$227];[.E$228];0)" office:value-type="float" office:value="0.116699666067815" calcext:value-type="float">
            <text:p>0.1166996661</text:p>
          </table:table-cell>
          <table:table-cell table:style-name="ce33" table:formula="of:=NORMDIST([.$D248];[.F$227];[.F$228];0)" office:value-type="float" office:value="0.115905108148412" calcext:value-type="float">
            <text:p>0.1159051081</text:p>
          </table:table-cell>
          <table:table-cell table:style-name="ce33" table:formula="of:=NORMDIST([.$D248];[.G$227];[.G$228];0)" office:value-type="float" office:value="0.115816544225127" calcext:value-type="float">
            <text:p>0.1158165442</text:p>
          </table:table-cell>
          <table:table-cell table:style-name="ce33" table:formula="of:=NORMDIST([.$D248];[.H$227];[.H$228];0)" office:value-type="float" office:value="0.120393688910353" calcext:value-type="float">
            <text:p>0.1203936889</text:p>
          </table:table-cell>
          <table:table-cell table:style-name="ce33" table:formula="of:=NORMDIST([.$D248];[.I$227];[.I$228];0)" office:value-type="float" office:value="0.132675587692174" calcext:value-type="float">
            <text:p>0.1326755877</text:p>
          </table:table-cell>
          <table:table-cell table:style-name="ce33" table:formula="of:=NORMDIST([.$D248];[.J$227];[.J$228];0)" office:value-type="float" office:value="0.16286750396764" calcext:value-type="float">
            <text:p>0.162867504</text:p>
          </table:table-cell>
          <table:table-cell table:formula="of:=SUM([.E248:.J248])" office:value-type="float" office:value="0.764358099011522" calcext:value-type="float">
            <text:p>0.764358099</text:p>
          </table:table-cell>
          <table:table-cell table:formula="of:=[.K248]/SUM([.K$237:.K$257])*100" office:value-type="float" office:value="12.7461716663534" calcext:value-type="float">
            <text:p>12.7461716664</text:p>
          </table:table-cell>
          <table:table-cell table:formula="of:=SUM([.E248:.J248])" office:value-type="float" office:value="0.764358099011522" calcext:value-type="float">
            <text:p>0.764358099</text:p>
          </table:table-cell>
          <table:table-cell table:formula="of:=[.M248]/SUM([.M$237:.M$257])*100" office:value-type="float" office:value="12.8527564885736" calcext:value-type="float">
            <text:p>12.8527564886</text:p>
          </table:table-cell>
          <table:table-cell table:formula="of:=SUM([.N$237:.N248])" office:value-type="float" office:value="69.6625363531124" calcext:value-type="float">
            <text:p>69.6625363531</text:p>
          </table:table-cell>
          <table:table-cell table:formula="of:=[.N248]*750/100" office:value-type="float" office:value="96.3956736643022" calcext:value-type="float">
            <text:p>96.39567366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33" table:formula="of:=NORMDIST([.$D249];[.E$227];[.E$228];0)" office:value-type="float" office:value="0.0769331614027276" calcext:value-type="float">
            <text:p>0.0769331614</text:p>
          </table:table-cell>
          <table:table-cell table:style-name="ce33" table:formula="of:=NORMDIST([.$D249];[.F$227];[.F$228];0)" office:value-type="float" office:value="0.0914950924708541" calcext:value-type="float">
            <text:p>0.0914950925</text:p>
          </table:table-cell>
          <table:table-cell table:style-name="ce33" table:formula="of:=NORMDIST([.$D249];[.G$227];[.G$228];0)" office:value-type="float" office:value="0.0982267657355046" calcext:value-type="float">
            <text:p>0.0982267657</text:p>
          </table:table-cell>
          <table:table-cell table:style-name="ce33" table:formula="of:=NORMDIST([.$D249];[.H$227];[.H$228];0)" office:value-type="float" office:value="0.106144154842987" calcext:value-type="float">
            <text:p>0.1061441548</text:p>
          </table:table-cell>
          <table:table-cell table:style-name="ce33" table:formula="of:=NORMDIST([.$D249];[.I$227];[.I$228];0)" office:value-type="float" office:value="0.11988771626058" calcext:value-type="float">
            <text:p>0.1198877163</text:p>
          </table:table-cell>
          <table:table-cell table:style-name="ce33" table:formula="of:=NORMDIST([.$D249];[.J$227];[.J$228];0)" office:value-type="float" office:value="0.149845337350046" calcext:value-type="float">
            <text:p>0.1498453374</text:p>
          </table:table-cell>
          <table:table-cell table:formula="of:=SUM([.E249:.J249])" office:value-type="float" office:value="0.6425322280627" calcext:value-type="float">
            <text:p>0.6425322281</text:p>
          </table:table-cell>
          <table:table-cell table:formula="of:=[.K249]/SUM([.K$237:.K$257])*100" office:value-type="float" office:value="10.7146455184329" calcext:value-type="float">
            <text:p>10.7146455184</text:p>
          </table:table-cell>
          <table:table-cell table:formula="of:=SUM([.E249:.J249])" office:value-type="float" office:value="0.6425322280627" calcext:value-type="float">
            <text:p>0.6425322281</text:p>
          </table:table-cell>
          <table:table-cell table:formula="of:=[.M249]/SUM([.M$237:.M$257])*100" office:value-type="float" office:value="10.8042425062681" calcext:value-type="float">
            <text:p>10.8042425063</text:p>
          </table:table-cell>
          <table:table-cell table:formula="of:=SUM([.N$237:.N249])" office:value-type="float" office:value="80.4667788593804" calcext:value-type="float">
            <text:p>80.4667788594</text:p>
          </table:table-cell>
          <table:table-cell table:formula="of:=[.N249]*750/100" office:value-type="float" office:value="81.0318187970105" calcext:value-type="float">
            <text:p>81.0318187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33" table:formula="of:=NORMDIST([.$D250];[.E$227];[.E$228];0)" office:value-type="float" office:value="0.0429314079379217" calcext:value-type="float">
            <text:p>0.0429314079</text:p>
          </table:table-cell>
          <table:table-cell table:style-name="ce33" table:formula="of:=NORMDIST([.$D250];[.F$227];[.F$228];0)" office:value-type="float" office:value="0.0645336141424407" calcext:value-type="float">
            <text:p>0.0645336141</text:p>
          </table:table-cell>
          <table:table-cell table:style-name="ce33" table:formula="of:=NORMDIST([.$D250];[.G$227];[.G$228];0)" office:value-type="float" office:value="0.0756147095285827" calcext:value-type="float">
            <text:p>0.0756147095</text:p>
          </table:table-cell>
          <table:table-cell table:style-name="ce33" table:formula="of:=NORMDIST([.$D250];[.H$227];[.H$228];0)" office:value-type="float" office:value="0.0849387071912133" calcext:value-type="float">
            <text:p>0.0849387072</text:p>
          </table:table-cell>
          <table:table-cell table:style-name="ce33" table:formula="of:=NORMDIST([.$D250];[.I$227];[.I$228];0)" office:value-type="float" office:value="0.0967946421394012" calcext:value-type="float">
            <text:p>0.0967946421</text:p>
          </table:table-cell>
          <table:table-cell table:style-name="ce33" table:formula="of:=NORMDIST([.$D250];[.J$227];[.J$228];0)" office:value-type="float" office:value="0.116699666067815" calcext:value-type="float">
            <text:p>0.1166996661</text:p>
          </table:table-cell>
          <table:table-cell table:formula="of:=SUM([.E250:.J250])" office:value-type="float" office:value="0.481512747007375" calcext:value-type="float">
            <text:p>0.481512747</text:p>
          </table:table-cell>
          <table:table-cell table:formula="of:=[.K250]/SUM([.K$237:.K$257])*100" office:value-type="float" office:value="8.029540265002" calcext:value-type="float">
            <text:p>8.029540265</text:p>
          </table:table-cell>
          <table:table-cell table:formula="of:=SUM([.E250:.J250])" office:value-type="float" office:value="0.481512747007375" calcext:value-type="float">
            <text:p>0.481512747</text:p>
          </table:table-cell>
          <table:table-cell table:formula="of:=[.M250]/SUM([.M$237:.M$257])*100" office:value-type="float" office:value="8.09668412153065" calcext:value-type="float">
            <text:p>8.0966841215</text:p>
          </table:table-cell>
          <table:table-cell table:formula="of:=SUM([.N$237:.N250])" office:value-type="float" office:value="88.5634629809111" calcext:value-type="float">
            <text:p>88.5634629809</text:p>
          </table:table-cell>
          <table:table-cell table:formula="of:=[.N250]*750/100" office:value-type="float" office:value="60.7251309114799" calcext:value-type="float">
            <text:p>60.72513091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33" table:formula="of:=NORMDIST([.$D251];[.E$227];[.E$228];0)" office:value-type="float" office:value="0.0202793611719543" calcext:value-type="float">
            <text:p>0.0202793612</text:p>
          </table:table-cell>
          <table:table-cell table:style-name="ce33" table:formula="of:=NORMDIST([.$D251];[.F$227];[.F$228];0)" office:value-type="float" office:value="0.0406693413918898" calcext:value-type="float">
            <text:p>0.0406693414</text:p>
          </table:table-cell>
          <table:table-cell table:style-name="ce33" table:formula="of:=NORMDIST([.$D251];[.G$227];[.G$228];0)" office:value-type="float" office:value="0.0528323505532297" calcext:value-type="float">
            <text:p>0.0528323506</text:p>
          </table:table-cell>
          <table:table-cell table:style-name="ce33" table:formula="of:=NORMDIST([.$D251];[.H$227];[.H$228];0)" office:value-type="float" office:value="0.0616925058634331" calcext:value-type="float">
            <text:p>0.0616925059</text:p>
          </table:table-cell>
          <table:table-cell table:style-name="ce33" table:formula="of:=NORMDIST([.$D251];[.I$227];[.I$228];0)" office:value-type="float" office:value="0.0698266028193807" calcext:value-type="float">
            <text:p>0.0698266028</text:p>
          </table:table-cell>
          <table:table-cell table:style-name="ce33" table:formula="of:=NORMDIST([.$D251];[.J$227];[.J$228];0)" office:value-type="float" office:value="0.0769331614027276" calcext:value-type="float">
            <text:p>0.0769331614</text:p>
          </table:table-cell>
          <table:table-cell table:formula="of:=SUM([.E251:.J251])" office:value-type="float" office:value="0.322233323202615" calcext:value-type="float">
            <text:p>0.3222333232</text:p>
          </table:table-cell>
          <table:table-cell table:formula="of:=[.K251]/SUM([.K$237:.K$257])*100" office:value-type="float" office:value="5.37345160530335" calcext:value-type="float">
            <text:p>5.3734516053</text:p>
          </table:table-cell>
          <table:table-cell table:formula="of:=SUM([.E251:.J251])" office:value-type="float" office:value="0.322233323202615" calcext:value-type="float">
            <text:p>0.3222333232</text:p>
          </table:table-cell>
          <table:table-cell table:formula="of:=[.M251]/SUM([.M$237:.M$257])*100" office:value-type="float" office:value="5.41838497032086" calcext:value-type="float">
            <text:p>5.4183849703</text:p>
          </table:table-cell>
          <table:table-cell table:formula="of:=SUM([.N$237:.N251])" office:value-type="float" office:value="93.9818479512319" calcext:value-type="float">
            <text:p>93.9818479512</text:p>
          </table:table-cell>
          <table:table-cell table:formula="of:=[.N251]*750/100" office:value-type="float" office:value="40.6378872774065" calcext:value-type="float">
            <text:p>40.63788727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35" table:formula="of:=NORMDIST([.$D252];[.E$227];[.E$228];0)" office:value-type="float" office:value="0.00810869555494024" calcext:value-type="float">
            <text:p>0.0081086956</text:p>
          </table:table-cell>
          <table:table-cell table:style-name="ce33" table:formula="of:=NORMDIST([.$D252];[.F$227];[.F$228];0)" office:value-type="float" office:value="0.0229003043647654" calcext:value-type="float">
            <text:p>0.0229003044</text:p>
          </table:table-cell>
          <table:table-cell table:style-name="ce33" table:formula="of:=NORMDIST([.$D252];[.G$227];[.G$228];0)" office:value-type="float" office:value="0.0335050892891273" calcext:value-type="float">
            <text:p>0.0335050893</text:p>
          </table:table-cell>
          <table:table-cell table:style-name="ce33" table:formula="of:=NORMDIST([.$D252];[.H$227];[.H$228];0)" office:value-type="float" office:value="0.0406702064440542" calcext:value-type="float">
            <text:p>0.0406702064</text:p>
          </table:table-cell>
          <table:table-cell table:style-name="ce33" table:formula="of:=NORMDIST([.$D252];[.I$227];[.I$228];0)" office:value-type="float" office:value="0.0450073530343559" calcext:value-type="float">
            <text:p>0.045007353</text:p>
          </table:table-cell>
          <table:table-cell table:style-name="ce33" table:formula="of:=NORMDIST([.$D252];[.J$227];[.J$228];0)" office:value-type="float" office:value="0.0429314079379217" calcext:value-type="float">
            <text:p>0.0429314079</text:p>
          </table:table-cell>
          <table:table-cell table:formula="of:=SUM([.E252:.J252])" office:value-type="float" office:value="0.193123056625165" calcext:value-type="float">
            <text:p>0.1931230566</text:p>
          </table:table-cell>
          <table:table-cell table:formula="of:=[.K252]/SUM([.K$237:.K$257])*100" office:value-type="float" office:value="3.22045339175262" calcext:value-type="float">
            <text:p>3.2204533918</text:p>
          </table:table-cell>
          <table:table-cell table:formula="of:=SUM([.E252:.J252])" office:value-type="float" office:value="0.193123056625165" calcext:value-type="float">
            <text:p>0.1931230566</text:p>
          </table:table-cell>
          <table:table-cell table:formula="of:=[.M252]/SUM([.M$237:.M$257])*100" office:value-type="float" office:value="3.24738316025201" calcext:value-type="float">
            <text:p>3.2473831603</text:p>
          </table:table-cell>
          <table:table-cell table:formula="of:=SUM([.N$237:.N252])" office:value-type="float" office:value="97.229231111484" calcext:value-type="float">
            <text:p>97.2292311115</text:p>
          </table:table-cell>
          <table:table-cell table:formula="of:=[.N252]*750/100" office:value-type="float" office:value="24.3553737018901" calcext:value-type="float">
            <text:p>24.35537370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Default" table:formula="of:=NORMDIST([.$D253];[.E$227];[.E$228];0)" office:value-type="float" office:value="0.002744513088064" calcext:value-type="float">
            <text:p>0.0027445131</text:p>
          </table:table-cell>
          <table:table-cell table:style-name="ce35" table:formula="of:=NORMDIST([.$D253];[.F$227];[.F$228];0)" office:value-type="float" office:value="0.0115214816744699" calcext:value-type="float">
            <text:p>0.0115214817</text:p>
          </table:table-cell>
          <table:table-cell table:style-name="ce33" table:formula="of:=NORMDIST([.$D253];[.G$227];[.G$228];0)" office:value-type="float" office:value="0.0192858519012025" calcext:value-type="float">
            <text:p>0.0192858519</text:p>
          </table:table-cell>
          <table:table-cell table:style-name="ce33" table:formula="of:=NORMDIST([.$D253];[.H$227];[.H$228];0)" office:value-type="float" office:value="0.0243353470493857" calcext:value-type="float">
            <text:p>0.024335347</text:p>
          </table:table-cell>
          <table:table-cell table:style-name="ce33" table:formula="of:=NORMDIST([.$D253];[.I$227];[.I$228];0)" office:value-type="float" office:value="0.0259202385661718" calcext:value-type="float">
            <text:p>0.0259202386</text:p>
          </table:table-cell>
          <table:table-cell table:style-name="ce33" table:formula="of:=NORMDIST([.$D253];[.J$227];[.J$228];0)" office:value-type="float" office:value="0.0202793611719543" calcext:value-type="float">
            <text:p>0.0202793612</text:p>
          </table:table-cell>
          <table:table-cell table:formula="of:=SUM([.E253:.J253])" office:value-type="float" office:value="0.104086793451248" calcext:value-type="float">
            <text:p>0.1040867935</text:p>
          </table:table-cell>
          <table:table-cell table:formula="of:=[.K253]/SUM([.K$237:.K$257])*100" office:value-type="float" office:value="1.73571541826481" calcext:value-type="float">
            <text:p>1.7357154183</text:p>
          </table:table-cell>
          <table:table-cell table:formula="of:=SUM([.F253:.J253])" office:value-type="float" office:value="0.101342280363184" calcext:value-type="float">
            <text:p>0.1013422804</text:p>
          </table:table-cell>
          <table:table-cell table:formula="of:=[.M253]/SUM([.M$237:.M$257])*100" office:value-type="float" office:value="1.70408039528751" calcext:value-type="float">
            <text:p>1.7040803953</text:p>
          </table:table-cell>
          <table:table-cell table:formula="of:=SUM([.N$237:.N253])" office:value-type="float" office:value="98.9333115067715" calcext:value-type="float">
            <text:p>98.9333115068</text:p>
          </table:table-cell>
          <table:table-cell table:formula="of:=[.N253]*750/100" office:value-type="float" office:value="12.7806029646563" calcext:value-type="float">
            <text:p>12.78060296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Default" table:formula="of:=NORMDIST([.$D254];[.E$227];[.E$228];0)" office:value-type="float" office:value="0.000786316164775908" calcext:value-type="float">
            <text:p>0.0007863162</text:p>
          </table:table-cell>
          <table:table-cell table:style-name="Default" table:formula="of:=NORMDIST([.$D254];[.F$227];[.F$228];0)" office:value-type="float" office:value="0.00517926790407312" calcext:value-type="float">
            <text:p>0.0051792679</text:p>
          </table:table-cell>
          <table:table-cell table:style-name="ce35" table:formula="of:=NORMDIST([.$D254];[.G$227];[.G$228];0)" office:value-type="float" office:value="0.0100759052889032" calcext:value-type="float">
            <text:p>0.0100759053</text:p>
          </table:table-cell>
          <table:table-cell table:style-name="ce33" table:formula="of:=NORMDIST([.$D254];[.H$227];[.H$228];0)" office:value-type="float" office:value="0.0132164833371577" calcext:value-type="float">
            <text:p>0.0132164833</text:p>
          </table:table-cell>
          <table:table-cell table:style-name="ce33" table:formula="of:=NORMDIST([.$D254];[.I$227];[.I$228];0)" office:value-type="float" office:value="0.0133379007224211" calcext:value-type="float">
            <text:p>0.0133379007</text:p>
          </table:table-cell>
          <table:table-cell table:style-name="ce33" table:formula="of:=NORMDIST([.$D254];[.J$227];[.J$228];0)" office:value-type="float" office:value="0.00810869555494024" calcext:value-type="float">
            <text:p>0.0081086956</text:p>
          </table:table-cell>
          <table:table-cell table:formula="of:=SUM([.E254:.J254])" office:value-type="float" office:value="0.0507045689722712" calcext:value-type="float">
            <text:p>0.050704569</text:p>
          </table:table-cell>
          <table:table-cell table:formula="of:=[.K254]/SUM([.K$237:.K$257])*100" office:value-type="float" office:value="0.845531879919656" calcext:value-type="float">
            <text:p>0.8455318799</text:p>
          </table:table-cell>
          <table:table-cell table:formula="of:=SUM([.G254:.J254])" office:value-type="float" office:value="0.0447389849034222" calcext:value-type="float">
            <text:p>0.0447389849</text:p>
          </table:table-cell>
          <table:table-cell table:formula="of:=[.M254]/SUM([.M$237:.M$257])*100" office:value-type="float" office:value="0.752290424152344" calcext:value-type="float">
            <text:p>0.7522904242</text:p>
          </table:table-cell>
          <table:table-cell table:formula="of:=SUM([.N$237:.N254])" office:value-type="float" office:value="99.6856019309238" calcext:value-type="float">
            <text:p>99.6856019309</text:p>
          </table:table-cell>
          <table:table-cell table:formula="of:=[.N254]*750/100" office:value-type="float" office:value="5.64217818114258" calcext:value-type="float">
            <text:p>5.64217818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Default" table:formula="of:=NORMDIST([.$D255];[.E$227];[.E$228];0)" office:value-type="float" office:value="0.000190698241284835" calcext:value-type="float">
            <text:p>0.0001906982</text:p>
          </table:table-cell>
          <table:table-cell table:style-name="Default" table:formula="of:=NORMDIST([.$D255];[.F$227];[.F$228];0)" office:value-type="float" office:value="0.00208027802960758" calcext:value-type="float">
            <text:p>0.002080278</text:p>
          </table:table-cell>
          <table:table-cell table:style-name="Default" table:formula="of:=NORMDIST([.$D255];[.G$227];[.G$228];0)" office:value-type="float" office:value="0.00477800419920757" calcext:value-type="float">
            <text:p>0.0047780042</text:p>
          </table:table-cell>
          <table:table-cell table:style-name="ce35" table:formula="of:=NORMDIST([.$D255];[.H$227];[.H$228];0)" office:value-type="float" office:value="0.00651495593639798" calcext:value-type="float">
            <text:p>0.0065149559</text:p>
          </table:table-cell>
          <table:table-cell table:style-name="ce33" table:formula="of:=NORMDIST([.$D255];[.I$227];[.I$228];0)" office:value-type="float" office:value="0.00613237819008416" calcext:value-type="float">
            <text:p>0.0061323782</text:p>
          </table:table-cell>
          <table:table-cell table:style-name="ce33" table:formula="of:=NORMDIST([.$D255];[.J$227];[.J$228];0)" office:value-type="float" office:value="0.002744513088064" calcext:value-type="float">
            <text:p>0.0027445131</text:p>
          </table:table-cell>
          <table:table-cell table:formula="of:=SUM([.E255:.J255])" office:value-type="float" office:value="0.0224408276846461" calcext:value-type="float">
            <text:p>0.0224408277</text:p>
          </table:table-cell>
          <table:table-cell table:formula="of:=[.K255]/SUM([.K$237:.K$257])*100" office:value-type="float" office:value="0.374215491892425" calcext:value-type="float">
            <text:p>0.3742154919</text:p>
          </table:table-cell>
          <table:table-cell table:formula="of:=SUM([.H255:.J255])" office:value-type="float" office:value="0.0153918472145461" calcext:value-type="float">
            <text:p>0.0153918472</text:p>
          </table:table-cell>
          <table:table-cell table:formula="of:=[.M255]/SUM([.M$237:.M$257])*100" office:value-type="float" office:value="0.258815422265722" calcext:value-type="float">
            <text:p>0.2588154223</text:p>
          </table:table-cell>
          <table:table-cell table:formula="of:=SUM([.N$237:.N255])" office:value-type="float" office:value="99.9444173531895" calcext:value-type="float">
            <text:p>99.9444173532</text:p>
          </table:table-cell>
          <table:table-cell table:formula="of:=[.N255]*750/100" office:value-type="float" office:value="1.94111566699292" calcext:value-type="float">
            <text:p>1.941115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Default" table:formula="of:=NORMDIST([.$D256];[.E$227];[.E$228];0)" office:value-type="float" office:value="0.0000391483766544548" calcext:value-type="float">
            <text:p>3.91483766544548E-005</text:p>
          </table:table-cell>
          <table:table-cell table:style-name="Default" table:formula="of:=NORMDIST([.$D256];[.F$227];[.F$228];0)" office:value-type="float" office:value="0.000746564530315497" calcext:value-type="float">
            <text:p>0.0007465645</text:p>
          </table:table-cell>
          <table:table-cell table:style-name="Default" table:formula="of:=NORMDIST([.$D256];[.G$227];[.G$228];0)" office:value-type="float" office:value="0.00205648799678738" calcext:value-type="float">
            <text:p>0.002056488</text:p>
          </table:table-cell>
          <table:table-cell table:style-name="Default" table:formula="of:=NORMDIST([.$D256];[.H$227];[.H$228];0)" office:value-type="float" office:value="0.00291490398571439" calcext:value-type="float">
            <text:p>0.002914904</text:p>
          </table:table-cell>
          <table:table-cell table:style-name="ce35" table:formula="of:=NORMDIST([.$D256];[.I$227];[.I$228];0)" office:value-type="float" office:value="0.00251920403953483" calcext:value-type="float">
            <text:p>0.002519204</text:p>
          </table:table-cell>
          <table:table-cell table:style-name="ce35" table:formula="of:=NORMDIST([.$D256];[.J$227];[.J$228];0)" office:value-type="float" office:value="0.000786316164775908" calcext:value-type="float">
            <text:p>0.0007863162</text:p>
          </table:table-cell>
          <table:table-cell table:formula="of:=SUM([.E256:.J256])" office:value-type="float" office:value="0.00906262509378246" calcext:value-type="float">
            <text:p>0.0090626251</text:p>
          </table:table-cell>
          <table:table-cell table:formula="of:=[.K256]/SUM([.K$237:.K$257])*100" office:value-type="float" office:value="0.151125206029134" calcext:value-type="float">
            <text:p>0.151125206</text:p>
          </table:table-cell>
          <table:table-cell table:formula="of:=SUM([.I256:.J256])" office:value-type="float" office:value="0.00330552020431074" calcext:value-type="float">
            <text:p>0.0033055202</text:p>
          </table:table-cell>
          <table:table-cell table:formula="of:=[.M256]/SUM([.M$237:.M$257])*100" office:value-type="float" office:value="0.0555826468104522" calcext:value-type="float">
            <text:p>0.0555826468</text:p>
          </table:table-cell>
          <table:table-cell table:formula="of:=SUM([.N$237:.N256])" office:value-type="float" office:value="100" calcext:value-type="float">
            <text:p>100</text:p>
          </table:table-cell>
          <table:table-cell table:formula="of:=[.N256]*750/100" office:value-type="float" office:value="0.416869851078391" calcext:value-type="float">
            <text:p>0.41686985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style-name="Default" table:formula="of:=NORMDIST([.$D257];[.E$227];[.E$228];0)" office:value-type="float" office:value="0.00000680296779092793" calcext:value-type="float">
            <text:p>0.000006803</text:p>
          </table:table-cell>
          <table:table-cell table:style-name="Default" table:formula="of:=NORMDIST([.$D257];[.F$227];[.F$228];0)" office:value-type="float" office:value="0.000239390155250199" calcext:value-type="float">
            <text:p>0.0002393902</text:p>
          </table:table-cell>
          <table:table-cell table:style-name="Default" table:formula="of:=NORMDIST([.$D257];[.G$227];[.G$228];0)" office:value-type="float" office:value="0.00080338373002056" calcext:value-type="float">
            <text:p>0.0008033837</text:p>
          </table:table-cell>
          <table:table-cell table:style-name="Default" table:formula="of:=NORMDIST([.$D257];[.H$227];[.H$228];0)" office:value-type="float" office:value="0.00118373428586899" calcext:value-type="float">
            <text:p>0.0011837343</text:p>
          </table:table-cell>
          <table:table-cell table:style-name="Default" table:formula="of:=NORMDIST([.$D257];[.I$227];[.I$228];0)" office:value-type="float" office:value="0.000924678418168808" calcext:value-type="float">
            <text:p>0.0009246784</text:p>
          </table:table-cell>
          <table:table-cell table:style-name="Default" table:formula="of:=NORMDIST([.$D257];[.J$227];[.J$228];0)" office:value-type="float" office:value="0.000190698241284835" calcext:value-type="float">
            <text:p>0.0001906982</text:p>
          </table:table-cell>
          <table:table-cell table:formula="of:=SUM([.E257:.J257])" office:value-type="float" office:value="0.00334868779838432" calcext:value-type="float">
            <text:p>0.0033486878</text:p>
          </table:table-cell>
          <table:table-cell table:formula="of:=[.K257]/SUM([.K$237:.K$257])*100" office:value-type="float" office:value="0.0558415611614868" calcext:value-type="float">
            <text:p>0.0558415612</text:p>
          </table:table-cell>
          <table:table-cell office:value-type="float" office:value="0" calcext:value-type="float">
            <text:p>0</text:p>
          </table:table-cell>
          <table:table-cell table:formula="of:=[.M257]/SUM([.M$237:.M$257])*100" office:value-type="float" office:value="0" calcext:value-type="float">
            <text:p>0</text:p>
          </table:table-cell>
          <table:table-cell table:formula="of:=SUM([.N$237:.N257])" office:value-type="float" office:value="100" calcext:value-type="float">
            <text:p>100</text:p>
          </table:table-cell>
          <table:table-cell table:formula="of:=[.N257]*750/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Weighted Totals</text:p>
          </table:table-cell>
          <table:table-cell office:value-type="string" calcext:value-type="string">
            <text:p>Perc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7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formula="of:=SUM([.E260:.J260])" office:value-type="float" office:value="0" calcext:value-type="float">
            <text:p>0</text:p>
          </table:table-cell>
          <table:table-cell table:formula="of:=[.K260]/SUM([.K$237:.K$257])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60]/7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260]*750/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E261:.J261])" office:value-type="float" office:value="1" calcext:value-type="float">
            <text:p>1</text:p>
          </table:table-cell>
          <table:table-cell table:formula="of:=[.K261]/[.K$282]*100" office:value-type="float" office:value="0.133333333333333" calcext:value-type="float">
            <text:p>0.1333333333</text:p>
          </table:table-cell>
          <table:table-cell table:formula="of:=SUM([.E261:.F261])" office:value-type="float" office:value="1" calcext:value-type="float">
            <text:p>1</text:p>
          </table:table-cell>
          <table:table-cell table:formula="of:=[.M261]/750*100" office:value-type="float" office:value="0.133333333333333" calcext:value-type="float">
            <text:p>0.1333333333</text:p>
          </table:table-cell>
          <table:table-cell table:formula="of:=SUM([.N$260:.N261])" office:value-type="float" office:value="0.133333333333333" calcext:value-type="float">
            <text:p>0.1333333333</text:p>
          </table:table-cell>
          <table:table-cell table:formula="of:=[.N261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SUM([.E262:.J262])" office:value-type="float" office:value="1" calcext:value-type="float">
            <text:p>1</text:p>
          </table:table-cell>
          <table:table-cell table:formula="of:=[.K262]/[.K$282]*100" office:value-type="float" office:value="0.133333333333333" calcext:value-type="float">
            <text:p>0.1333333333</text:p>
          </table:table-cell>
          <table:table-cell table:formula="of:=SUM([.E262:.G262])" office:value-type="float" office:value="1" calcext:value-type="float">
            <text:p>1</text:p>
          </table:table-cell>
          <table:table-cell table:formula="of:=[.M262]/750*100" office:value-type="float" office:value="0.133333333333333" calcext:value-type="float">
            <text:p>0.1333333333</text:p>
          </table:table-cell>
          <table:table-cell table:formula="of:=SUM([.N$260:.N262])" office:value-type="float" office:value="0.266666666666667" calcext:value-type="float">
            <text:p>0.2666666667</text:p>
          </table:table-cell>
          <table:table-cell table:formula="of:=[.N262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E263:.J263])" office:value-type="float" office:value="8" calcext:value-type="float">
            <text:p>8</text:p>
          </table:table-cell>
          <table:table-cell table:formula="of:=[.K263]/[.K$282]*100" office:value-type="float" office:value="1.06666666666667" calcext:value-type="float">
            <text:p>1.0666666667</text:p>
          </table:table-cell>
          <table:table-cell table:formula="of:=SUM([.E263:.H263])" office:value-type="float" office:value="8" calcext:value-type="float">
            <text:p>8</text:p>
          </table:table-cell>
          <table:table-cell table:formula="of:=[.M263]/750*100" office:value-type="float" office:value="1.06666666666667" calcext:value-type="float">
            <text:p>1.0666666667</text:p>
          </table:table-cell>
          <table:table-cell table:formula="of:=SUM([.N$260:.N263])" office:value-type="float" office:value="1.33333333333333" calcext:value-type="float">
            <text:p>1.3333333333</text:p>
          </table:table-cell>
          <table:table-cell table:formula="of:=[.N263]*750/10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E264:.J264])" office:value-type="float" office:value="13" calcext:value-type="float">
            <text:p>13</text:p>
          </table:table-cell>
          <table:table-cell table:formula="of:=[.K264]/[.K$282]*100" office:value-type="float" office:value="1.73333333333333" calcext:value-type="float">
            <text:p>1.7333333333</text:p>
          </table:table-cell>
          <table:table-cell table:formula="of:=SUM([.E264:.I264])" office:value-type="float" office:value="13" calcext:value-type="float">
            <text:p>13</text:p>
          </table:table-cell>
          <table:table-cell table:formula="of:=[.M264]/750*100" office:value-type="float" office:value="1.73333333333333" calcext:value-type="float">
            <text:p>1.7333333333</text:p>
          </table:table-cell>
          <table:table-cell table:formula="of:=SUM([.N$260:.N264])" office:value-type="float" office:value="3.06666666666667" calcext:value-type="float">
            <text:p>3.0666666667</text:p>
          </table:table-cell>
          <table:table-cell table:formula="of:=[.N264]*750/100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formula="of:=SUM([.E265:.J265])" office:value-type="float" office:value="26" calcext:value-type="float">
            <text:p>26</text:p>
          </table:table-cell>
          <table:table-cell table:formula="of:=[.K265]/[.K$282]*100" office:value-type="float" office:value="3.46666666666667" calcext:value-type="float">
            <text:p>3.4666666667</text:p>
          </table:table-cell>
          <table:table-cell table:formula="of:=SUM([.E265:.J265])" office:value-type="float" office:value="26" calcext:value-type="float">
            <text:p>26</text:p>
          </table:table-cell>
          <table:table-cell table:formula="of:=[.M265]/750*100" office:value-type="float" office:value="3.46666666666667" calcext:value-type="float">
            <text:p>3.4666666667</text:p>
          </table:table-cell>
          <table:table-cell table:formula="of:=SUM([.N$260:.N265])" office:value-type="float" office:value="6.53333333333333" calcext:value-type="float">
            <text:p>6.5333333333</text:p>
          </table:table-cell>
          <table:table-cell table:formula="of:=[.N265]*750/100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 table:style-name="ce38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formula="of:=SUM([.E266:.J266])" office:value-type="float" office:value="44" calcext:value-type="float">
            <text:p>44</text:p>
          </table:table-cell>
          <table:table-cell table:formula="of:=[.K266]/[.K$282]*100" office:value-type="float" office:value="5.86666666666667" calcext:value-type="float">
            <text:p>5.8666666667</text:p>
          </table:table-cell>
          <table:table-cell table:formula="of:=SUM([.E266:.J266])" office:value-type="float" office:value="44" calcext:value-type="float">
            <text:p>44</text:p>
          </table:table-cell>
          <table:table-cell table:formula="of:=[.M266]/750*100" office:value-type="float" office:value="5.86666666666667" calcext:value-type="float">
            <text:p>5.8666666667</text:p>
          </table:table-cell>
          <table:table-cell table:formula="of:=SUM([.N$260:.N266])" office:value-type="float" office:value="12.4" calcext:value-type="float">
            <text:p>12.4</text:p>
          </table:table-cell>
          <table:table-cell table:formula="of:=[.N266]*750/100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formula="of:=SUM([.E267:.J267])" office:value-type="float" office:value="62" calcext:value-type="float">
            <text:p>62</text:p>
          </table:table-cell>
          <table:table-cell table:formula="of:=[.K267]/[.K$282]*100" office:value-type="float" office:value="8.26666666666667" calcext:value-type="float">
            <text:p>8.2666666667</text:p>
          </table:table-cell>
          <table:table-cell table:formula="of:=SUM([.E267:.J267])" office:value-type="float" office:value="62" calcext:value-type="float">
            <text:p>62</text:p>
          </table:table-cell>
          <table:table-cell table:formula="of:=[.M267]/750*100" office:value-type="float" office:value="8.26666666666667" calcext:value-type="float">
            <text:p>8.2666666667</text:p>
          </table:table-cell>
          <table:table-cell table:formula="of:=SUM([.N$260:.N267])" office:value-type="float" office:value="20.6666666666667" calcext:value-type="float">
            <text:p>20.6666666667</text:p>
          </table:table-cell>
          <table:table-cell table:formula="of:=[.N267]*750/100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3" table:style-name="ce38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formula="of:=SUM([.E268:.J268])" office:value-type="float" office:value="79" calcext:value-type="float">
            <text:p>79</text:p>
          </table:table-cell>
          <table:table-cell table:formula="of:=[.K268]/[.K$282]*100" office:value-type="float" office:value="10.5333333333333" calcext:value-type="float">
            <text:p>10.5333333333</text:p>
          </table:table-cell>
          <table:table-cell table:formula="of:=SUM([.E268:.J268])" office:value-type="float" office:value="79" calcext:value-type="float">
            <text:p>79</text:p>
          </table:table-cell>
          <table:table-cell table:formula="of:=[.M268]/750*100" office:value-type="float" office:value="10.5333333333333" calcext:value-type="float">
            <text:p>10.5333333333</text:p>
          </table:table-cell>
          <table:table-cell table:formula="of:=SUM([.N$260:.N268])" office:value-type="float" office:value="31.2" calcext:value-type="float">
            <text:p>31.2</text:p>
          </table:table-cell>
          <table:table-cell table:formula="of:=[.N268]*750/100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15" calcext:value-type="float">
            <text:p>15</text:p>
          </table:table-cell>
          <table:table-cell table:formula="of:=SUM([.E269:.J269])" office:value-type="float" office:value="92" calcext:value-type="float">
            <text:p>92</text:p>
          </table:table-cell>
          <table:table-cell table:formula="of:=[.K269]/[.K$282]*100" office:value-type="float" office:value="12.2666666666667" calcext:value-type="float">
            <text:p>12.2666666667</text:p>
          </table:table-cell>
          <table:table-cell table:formula="of:=SUM([.E269:.J269])" office:value-type="float" office:value="92" calcext:value-type="float">
            <text:p>92</text:p>
          </table:table-cell>
          <table:table-cell table:formula="of:=[.M269]/750*100" office:value-type="float" office:value="12.2666666666667" calcext:value-type="float">
            <text:p>12.2666666667</text:p>
          </table:table-cell>
          <table:table-cell table:formula="of:=SUM([.N$260:.N269])" office:value-type="float" office:value="43.4666666666667" calcext:value-type="float">
            <text:p>43.4666666667</text:p>
          </table:table-cell>
          <table:table-cell table:formula="of:=[.N269]*750/100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8" office:value-type="float" office:value="14" calcext:value-type="float">
            <text:p>1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" calcext:value-type="float">
            <text:p>18</text:p>
          </table:table-cell>
          <table:table-cell table:style-name="ce28" table:formula="of:=SUM([.E270:.J270])" office:value-type="float" office:value="98" calcext:value-type="float">
            <text:p>98</text:p>
          </table:table-cell>
          <table:table-cell table:formula="of:=[.K270]/[.K$282]*100" office:value-type="float" office:value="13.0666666666667" calcext:value-type="float">
            <text:p>13.0666666667</text:p>
          </table:table-cell>
          <table:table-cell table:formula="of:=SUM([.E270:.J270])" office:value-type="float" office:value="98" calcext:value-type="float">
            <text:p>98</text:p>
          </table:table-cell>
          <table:table-cell table:formula="of:=[.M270]/750*100" office:value-type="float" office:value="13.0666666666667" calcext:value-type="float">
            <text:p>13.0666666667</text:p>
          </table:table-cell>
          <table:table-cell table:formula="of:=SUM([.N$260:.N270])" office:value-type="float" office:value="56.5333333333333" calcext:value-type="float">
            <text:p>56.5333333333</text:p>
          </table:table-cell>
          <table:table-cell table:formula="of:=[.N270]*750/100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38" office:value-type="float" office:value="15" calcext:value-type="float">
            <text:p>1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formula="of:=SUM([.E271:.J271])" office:value-type="float" office:value="92" calcext:value-type="float">
            <text:p>92</text:p>
          </table:table-cell>
          <table:table-cell table:formula="of:=[.K271]/[.K$282]*100" office:value-type="float" office:value="12.2666666666667" calcext:value-type="float">
            <text:p>12.2666666667</text:p>
          </table:table-cell>
          <table:table-cell table:formula="of:=SUM([.E271:.J271])" office:value-type="float" office:value="92" calcext:value-type="float">
            <text:p>92</text:p>
          </table:table-cell>
          <table:table-cell table:formula="of:=[.M271]/750*100" office:value-type="float" office:value="12.2666666666667" calcext:value-type="float">
            <text:p>12.2666666667</text:p>
          </table:table-cell>
          <table:table-cell table:formula="of:=SUM([.N$260:.N271])" office:value-type="float" office:value="68.8" calcext:value-type="float">
            <text:p>68.8</text:p>
          </table:table-cell>
          <table:table-cell table:formula="of:=[.N271]*750/100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formula="of:=SUM([.E272:.J272])" office:value-type="float" office:value="79" calcext:value-type="float">
            <text:p>79</text:p>
          </table:table-cell>
          <table:table-cell table:formula="of:=[.K272]/[.K$282]*100" office:value-type="float" office:value="10.5333333333333" calcext:value-type="float">
            <text:p>10.5333333333</text:p>
          </table:table-cell>
          <table:table-cell table:formula="of:=SUM([.E272:.J272])" office:value-type="float" office:value="79" calcext:value-type="float">
            <text:p>79</text:p>
          </table:table-cell>
          <table:table-cell table:formula="of:=[.M272]/750*100" office:value-type="float" office:value="10.5333333333333" calcext:value-type="float">
            <text:p>10.5333333333</text:p>
          </table:table-cell>
          <table:table-cell table:formula="of:=SUM([.N$260:.N272])" office:value-type="float" office:value="79.3333333333333" calcext:value-type="float">
            <text:p>79.3333333333</text:p>
          </table:table-cell>
          <table:table-cell table:formula="of:=[.N272]*750/100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formula="of:=SUM([.E273:.J273])" office:value-type="float" office:value="62" calcext:value-type="float">
            <text:p>62</text:p>
          </table:table-cell>
          <table:table-cell table:formula="of:=[.K273]/[.K$282]*100" office:value-type="float" office:value="8.26666666666667" calcext:value-type="float">
            <text:p>8.2666666667</text:p>
          </table:table-cell>
          <table:table-cell table:formula="of:=SUM([.E273:.J273])" office:value-type="float" office:value="62" calcext:value-type="float">
            <text:p>62</text:p>
          </table:table-cell>
          <table:table-cell table:formula="of:=[.M273]/750*100" office:value-type="float" office:value="8.26666666666667" calcext:value-type="float">
            <text:p>8.2666666667</text:p>
          </table:table-cell>
          <table:table-cell table:formula="of:=SUM([.N$260:.N273])" office:value-type="float" office:value="87.6" calcext:value-type="float">
            <text:p>87.6</text:p>
          </table:table-cell>
          <table:table-cell table:formula="of:=[.N273]*750/100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9" calcext:value-type="float">
            <text:p>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formula="of:=SUM([.E274:.J274])" office:value-type="float" office:value="44" calcext:value-type="float">
            <text:p>44</text:p>
          </table:table-cell>
          <table:table-cell table:formula="of:=[.K274]/[.K$282]*100" office:value-type="float" office:value="5.86666666666667" calcext:value-type="float">
            <text:p>5.8666666667</text:p>
          </table:table-cell>
          <table:table-cell table:formula="of:=SUM([.E274:.J274])" office:value-type="float" office:value="44" calcext:value-type="float">
            <text:p>44</text:p>
          </table:table-cell>
          <table:table-cell table:formula="of:=[.M274]/750*100" office:value-type="float" office:value="5.86666666666667" calcext:value-type="float">
            <text:p>5.8666666667</text:p>
          </table:table-cell>
          <table:table-cell table:formula="of:=SUM([.N$260:.N274])" office:value-type="float" office:value="93.4666666666666" calcext:value-type="float">
            <text:p>93.4666666667</text:p>
          </table:table-cell>
          <table:table-cell table:formula="of:=[.N274]*750/100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39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style-name="ce33" office:value-type="float" office:value="6" calcext:value-type="float">
            <text:p>6</text:p>
          </table:table-cell>
          <table:table-cell table:formula="of:=SUM([.E275:.J275])" office:value-type="float" office:value="26" calcext:value-type="float">
            <text:p>26</text:p>
          </table:table-cell>
          <table:table-cell table:formula="of:=[.K275]/[.K$282]*100" office:value-type="float" office:value="3.46666666666667" calcext:value-type="float">
            <text:p>3.4666666667</text:p>
          </table:table-cell>
          <table:table-cell table:formula="of:=SUM([.E275:.J275])" office:value-type="float" office:value="26" calcext:value-type="float">
            <text:p>26</text:p>
          </table:table-cell>
          <table:table-cell table:formula="of:=[.M275]/750*100" office:value-type="float" office:value="3.46666666666667" calcext:value-type="float">
            <text:p>3.4666666667</text:p>
          </table:table-cell>
          <table:table-cell table:formula="of:=SUM([.N$260:.N275])" office:value-type="float" office:value="96.9333333333333" calcext:value-type="float">
            <text:p>96.9333333333</text:p>
          </table:table-cell>
          <table:table-cell table:formula="of:=[.N275]*750/100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4" table:style-name="ce38" office:value-type="float" office:value="3" calcext:value-type="float">
            <text:p>3</text:p>
          </table:table-cell>
          <table:table-cell table:formula="of:=SUM([.E276:.J276])" office:value-type="float" office:value="13" calcext:value-type="float">
            <text:p>13</text:p>
          </table:table-cell>
          <table:table-cell table:formula="of:=[.K276]/[.K$282]*100" office:value-type="float" office:value="1.73333333333333" calcext:value-type="float">
            <text:p>1.7333333333</text:p>
          </table:table-cell>
          <table:table-cell table:formula="of:=SUM([.F276:.J276])" office:value-type="float" office:value="13" calcext:value-type="float">
            <text:p>13</text:p>
          </table:table-cell>
          <table:table-cell table:formula="of:=[.M276]/750*100" office:value-type="float" office:value="1.73333333333333" calcext:value-type="float">
            <text:p>1.7333333333</text:p>
          </table:table-cell>
          <table:table-cell table:formula="of:=SUM([.N$260:.N276])" office:value-type="float" office:value="98.6666666666666" calcext:value-type="float">
            <text:p>98.6666666667</text:p>
          </table:table-cell>
          <table:table-cell table:formula="of:=[.N276]*750/100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formula="of:=SUM([.E277:.J277])" office:value-type="float" office:value="8" calcext:value-type="float">
            <text:p>8</text:p>
          </table:table-cell>
          <table:table-cell table:formula="of:=[.K277]/[.K$282]*100" office:value-type="float" office:value="1.06666666666667" calcext:value-type="float">
            <text:p>1.0666666667</text:p>
          </table:table-cell>
          <table:table-cell table:formula="of:=SUM([.G277:.J277])" office:value-type="float" office:value="8" calcext:value-type="float">
            <text:p>8</text:p>
          </table:table-cell>
          <table:table-cell table:formula="of:=[.M277]/750*100" office:value-type="float" office:value="1.06666666666667" calcext:value-type="float">
            <text:p>1.0666666667</text:p>
          </table:table-cell>
          <table:table-cell table:formula="of:=SUM([.N$260:.N277])" office:value-type="float" office:value="99.7333333333333" calcext:value-type="float">
            <text:p>99.7333333333</text:p>
          </table:table-cell>
          <table:table-cell table:formula="of:=[.N277]*750/10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formula="of:=SUM([.E278:.J278])" office:value-type="float" office:value="1" calcext:value-type="float">
            <text:p>1</text:p>
          </table:table-cell>
          <table:table-cell table:formula="of:=[.K278]/[.K$282]*100" office:value-type="float" office:value="0.133333333333333" calcext:value-type="float">
            <text:p>0.1333333333</text:p>
          </table:table-cell>
          <table:table-cell table:formula="of:=SUM([.H278:.J278])" office:value-type="float" office:value="1" calcext:value-type="float">
            <text:p>1</text:p>
          </table:table-cell>
          <table:table-cell table:formula="of:=[.M278]/750*100" office:value-type="float" office:value="0.133333333333333" calcext:value-type="float">
            <text:p>0.1333333333</text:p>
          </table:table-cell>
          <table:table-cell table:formula="of:=SUM([.N$260:.N278])" office:value-type="float" office:value="99.8666666666666" calcext:value-type="float">
            <text:p>99.8666666667</text:p>
          </table:table-cell>
          <table:table-cell table:formula="of:=[.N278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formula="of:=SUM([.E279:.J279])" office:value-type="float" office:value="1" calcext:value-type="float">
            <text:p>1</text:p>
          </table:table-cell>
          <table:table-cell table:formula="of:=[.K279]/[.K$282]*100" office:value-type="float" office:value="0.133333333333333" calcext:value-type="float">
            <text:p>0.1333333333</text:p>
          </table:table-cell>
          <table:table-cell table:formula="of:=SUM([.I279:.J279])" office:value-type="float" office:value="1" calcext:value-type="float">
            <text:p>1</text:p>
          </table:table-cell>
          <table:table-cell table:formula="of:=[.M279]/750*100" office:value-type="float" office:value="0.133333333333333" calcext:value-type="float">
            <text:p>0.1333333333</text:p>
          </table:table-cell>
          <table:table-cell table:formula="of:=SUM([.N$260:.N279])" office:value-type="float" office:value="100" calcext:value-type="float">
            <text:p>100</text:p>
          </table:table-cell>
          <table:table-cell table:formula="of:=[.N279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formula="of:=SUM([.E280:.J280])" office:value-type="float" office:value="0" calcext:value-type="float">
            <text:p>0</text:p>
          </table:table-cell>
          <table:table-cell table:formula="of:=[.K280]/SUM([.K$237:.K$257])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280]/750*100" office:value-type="float" office:value="0" calcext:value-type="float">
            <text:p>0</text:p>
          </table:table-cell>
          <table:table-cell table:formula="of:=SUM([.N$260:.N280])" office:value-type="float" office:value="100" calcext:value-type="float">
            <text:p>100</text:p>
          </table:table-cell>
          <table:table-cell table:formula="of:=[.N280]*750/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 Legal Moves</text:p>
          </table:table-cell>
          <table:table-cell table:style-name="Default" table:formula="of:=SUM([.E261:.E275])" office:value-type="float" office:value="125" calcext:value-type="float">
            <text:p>125</text:p>
          </table:table-cell>
          <table:table-cell table:style-name="Default" table:formula="of:=SUM([.F261:.F263];[.F265:.F270];[.F272:.F276])" office:value-type="float" office:value="107" calcext:value-type="float">
            <text:p>107</text:p>
          </table:table-cell>
          <table:table-cell table:style-name="Default" table:formula="of:=SUM([.G262:.G263];[.G266:.G270];[.G273:.G277])" office:value-type="float" office:value="90" calcext:value-type="float">
            <text:p>90</text:p>
          </table:table-cell>
          <table:table-cell table:style-name="Default" table:formula="of:=SUM([.H263];[.H267:.H270];[.H274:.H277])" office:value-type="float" office:value="72" calcext:value-type="float">
            <text:p>72</text:p>
          </table:table-cell>
          <table:table-cell table:style-name="Default" table:formula="of:=SUM([.I268:.I270];[.I275:.I277])" office:value-type="float" office:value="55" calcext:value-type="float">
            <text:p>55</text:p>
          </table:table-cell>
          <table:table-cell table:style-name="Default" table:formula="of:=SUM([.J269:.J270];[.J276:.J277])" office:value-type="float" office:value="37" calcext:value-type="float">
            <text:p>37</text:p>
          </table:table-cell>
          <table:table-cell table:formula="of:=SUM([.E281:.J281])" office:value-type="float" office:value="486" calcext:value-type="float">
            <text:p>486</text:p>
          </table:table-cell>
          <table:table-cell table:formula="of:=[.K281]/[.K282]" office:value-type="float" office:value="0.648" calcext:value-type="float">
            <text:p>0.64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Total Moves:</text:p>
          </table:table-cell>
          <table:table-cell table:formula="of:=SUM([.K260:.K280])" office:value-type="float" office:value="750" calcext:value-type="float">
            <text:p>75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6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Weighted Totals</text:p>
          </table:table-cell>
          <table:table-cell office:value-type="string" calcext:value-type="string">
            <text:p>Perc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7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bability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M285]/7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285]*750/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6" table:formula="of:=[.E261]/750*100" office:value-type="float" office:value="0" calcext:value-type="float">
            <text:p>0</text:p>
          </table:table-cell>
          <table:table-cell table:style-name="ce15" table:formula="of:=[.F261]/750*100" office:value-type="float" office:value="0.133333333333333" calcext:value-type="float">
            <text:p>0.1333333333</text:p>
          </table:table-cell>
          <table:table-cell table:style-name="ce5" table:formula="of:=[.G261]/750*100" office:value-type="float" office:value="0" calcext:value-type="float">
            <text:p>0</text:p>
          </table:table-cell>
          <table:table-cell table:style-name="ce5" table:formula="of:=[.H261]/750*100" office:value-type="float" office:value="0" calcext:value-type="float">
            <text:p>0</text:p>
          </table:table-cell>
          <table:table-cell table:style-name="ce5" table:formula="of:=[.I261]/750*100" office:value-type="float" office:value="0" calcext:value-type="float">
            <text:p>0</text:p>
          </table:table-cell>
          <table:table-cell table:style-name="ce5" table:formula="of:=[.J261]/750*100" office:value-type="float" office:value="0" calcext:value-type="float">
            <text:p>0</text:p>
          </table:table-cell>
          <table:table-cell table:formula="of:=SUM([.E286:.J286])" office:value-type="float" office:value="0.133333333333333" calcext:value-type="float">
            <text:p>0.1333333333</text:p>
          </table:table-cell>
          <table:table-cell/>
          <table:table-cell table:formula="of:=SUM([.E286:.F286])" office:value-type="float" office:value="0.133333333333333" calcext:value-type="float">
            <text:p>0.1333333333</text:p>
          </table:table-cell>
          <table:table-cell table:formula="of:=[.M286]" office:value-type="float" office:value="0.133333333333333" calcext:value-type="float">
            <text:p>0.1333333333</text:p>
          </table:table-cell>
          <table:table-cell table:formula="of:=SUM([.N$286:.N286])" office:value-type="float" office:value="0.133333333333333" calcext:value-type="float">
            <text:p>0.1333333333</text:p>
          </table:table-cell>
          <table:table-cell table:formula="of:=[.N286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7" table:formula="of:=[.E262]/750*100" office:value-type="float" office:value="0" calcext:value-type="float">
            <text:p>0</text:p>
          </table:table-cell>
          <table:table-cell table:style-name="ce12" table:formula="of:=[.F262]/750*100" office:value-type="float" office:value="0" calcext:value-type="float">
            <text:p>0</text:p>
          </table:table-cell>
          <table:table-cell table:style-name="ce15" table:formula="of:=[.G262]/750*100" office:value-type="float" office:value="0.133333333333333" calcext:value-type="float">
            <text:p>0.1333333333</text:p>
          </table:table-cell>
          <table:table-cell table:style-name="ce5" table:formula="of:=[.H262]/750*100" office:value-type="float" office:value="0" calcext:value-type="float">
            <text:p>0</text:p>
          </table:table-cell>
          <table:table-cell table:style-name="ce5" table:formula="of:=[.I262]/750*100" office:value-type="float" office:value="0" calcext:value-type="float">
            <text:p>0</text:p>
          </table:table-cell>
          <table:table-cell table:style-name="ce5" table:formula="of:=[.J262]/750*100" office:value-type="float" office:value="0" calcext:value-type="float">
            <text:p>0</text:p>
          </table:table-cell>
          <table:table-cell table:formula="of:=SUM([.E287:.J287])" office:value-type="float" office:value="0.133333333333333" calcext:value-type="float">
            <text:p>0.1333333333</text:p>
          </table:table-cell>
          <table:table-cell/>
          <table:table-cell table:formula="of:=SUM([.E287:.G287])" office:value-type="float" office:value="0.133333333333333" calcext:value-type="float">
            <text:p>0.1333333333</text:p>
          </table:table-cell>
          <table:table-cell table:formula="of:=[.M287]" office:value-type="float" office:value="0.133333333333333" calcext:value-type="float">
            <text:p>0.1333333333</text:p>
          </table:table-cell>
          <table:table-cell table:formula="of:=SUM([.N$286:.N287])" office:value-type="float" office:value="0.266666666666667" calcext:value-type="float">
            <text:p>0.2666666667</text:p>
          </table:table-cell>
          <table:table-cell table:formula="of:=[.N287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7" table:formula="of:=[.E263]/750*100" office:value-type="float" office:value="0.133333333333333" calcext:value-type="float">
            <text:p>0.1333333333</text:p>
          </table:table-cell>
          <table:table-cell table:style-name="ce12" table:formula="of:=[.F263]/750*100" office:value-type="float" office:value="0.4" calcext:value-type="float">
            <text:p>0.4</text:p>
          </table:table-cell>
          <table:table-cell table:style-name="ce12" table:formula="of:=[.G263]/750*100" office:value-type="float" office:value="0.4" calcext:value-type="float">
            <text:p>0.4</text:p>
          </table:table-cell>
          <table:table-cell table:style-name="ce15" table:formula="of:=[.H263]/750*100" office:value-type="float" office:value="0.133333333333333" calcext:value-type="float">
            <text:p>0.1333333333</text:p>
          </table:table-cell>
          <table:table-cell table:style-name="ce5" table:formula="of:=[.I263]/750*100" office:value-type="float" office:value="0" calcext:value-type="float">
            <text:p>0</text:p>
          </table:table-cell>
          <table:table-cell table:style-name="ce5" table:formula="of:=[.J263]/750*100" office:value-type="float" office:value="0" calcext:value-type="float">
            <text:p>0</text:p>
          </table:table-cell>
          <table:table-cell table:formula="of:=SUM([.E288:.J288])" office:value-type="float" office:value="1.06666666666667" calcext:value-type="float">
            <text:p>1.0666666667</text:p>
          </table:table-cell>
          <table:table-cell/>
          <table:table-cell table:formula="of:=SUM([.E288:.H288])" office:value-type="float" office:value="1.06666666666667" calcext:value-type="float">
            <text:p>1.0666666667</text:p>
          </table:table-cell>
          <table:table-cell table:formula="of:=[.M288]" office:value-type="float" office:value="1.06666666666667" calcext:value-type="float">
            <text:p>1.0666666667</text:p>
          </table:table-cell>
          <table:table-cell table:formula="of:=SUM([.N$286:.N288])" office:value-type="float" office:value="1.33333333333333" calcext:value-type="float">
            <text:p>1.3333333333</text:p>
          </table:table-cell>
          <table:table-cell table:formula="of:=[.N288]*750/10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7" table:formula="of:=[.E264]/750*100" office:value-type="float" office:value="0.4" calcext:value-type="float">
            <text:p>0.4</text:p>
          </table:table-cell>
          <table:table-cell table:style-name="ce10" table:formula="of:=[.F264]/750*100" office:value-type="float" office:value="0.4" calcext:value-type="float">
            <text:p>0.4</text:p>
          </table:table-cell>
          <table:table-cell table:style-name="ce5" table:formula="of:=[.G264]/750*100" office:value-type="float" office:value="0.4" calcext:value-type="float">
            <text:p>0.4</text:p>
          </table:table-cell>
          <table:table-cell table:style-name="ce5" table:formula="of:=[.H264]/750*100" office:value-type="float" office:value="0.4" calcext:value-type="float">
            <text:p>0.4</text:p>
          </table:table-cell>
          <table:table-cell table:style-name="ce45" table:formula="of:=[.I264]/750*100" office:value-type="float" office:value="0.133333333333333" calcext:value-type="float">
            <text:p>0.1333333333</text:p>
          </table:table-cell>
          <table:table-cell table:style-name="ce5" table:formula="of:=[.J264]/750*100" office:value-type="float" office:value="0" calcext:value-type="float">
            <text:p>0</text:p>
          </table:table-cell>
          <table:table-cell table:formula="of:=SUM([.E289:.J289])" office:value-type="float" office:value="1.73333333333333" calcext:value-type="float">
            <text:p>1.7333333333</text:p>
          </table:table-cell>
          <table:table-cell/>
          <table:table-cell table:formula="of:=SUM([.E289:.I289])" office:value-type="float" office:value="1.73333333333333" calcext:value-type="float">
            <text:p>1.7333333333</text:p>
          </table:table-cell>
          <table:table-cell table:formula="of:=[.M289]" office:value-type="float" office:value="1.73333333333333" calcext:value-type="float">
            <text:p>1.7333333333</text:p>
          </table:table-cell>
          <table:table-cell table:formula="of:=SUM([.N$286:.N289])" office:value-type="float" office:value="3.06666666666667" calcext:value-type="float">
            <text:p>3.0666666667</text:p>
          </table:table-cell>
          <table:table-cell table:formula="of:=[.N289]*750/100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7" table:formula="of:=[.E265]/750*100" office:value-type="float" office:value="0.8" calcext:value-type="float">
            <text:p>0.8</text:p>
          </table:table-cell>
          <table:table-cell table:style-name="ce12" table:formula="of:=[.F265]/750*100" office:value-type="float" office:value="0.8" calcext:value-type="float">
            <text:p>0.8</text:p>
          </table:table-cell>
          <table:table-cell table:style-name="ce10" table:formula="of:=[.G265]/750*100" office:value-type="float" office:value="0.533333333333333" calcext:value-type="float">
            <text:p>0.5333333333</text:p>
          </table:table-cell>
          <table:table-cell table:style-name="ce5" table:formula="of:=[.H265]/750*100" office:value-type="float" office:value="0.8" calcext:value-type="float">
            <text:p>0.8</text:p>
          </table:table-cell>
          <table:table-cell table:style-name="ce5" table:formula="of:=[.I265]/750*100" office:value-type="float" office:value="0.4" calcext:value-type="float">
            <text:p>0.4</text:p>
          </table:table-cell>
          <table:table-cell table:style-name="ce45" table:formula="of:=[.J265]/750*100" office:value-type="float" office:value="0.133333333333333" calcext:value-type="float">
            <text:p>0.1333333333</text:p>
          </table:table-cell>
          <table:table-cell table:formula="of:=SUM([.E290:.J290])" office:value-type="float" office:value="3.46666666666667" calcext:value-type="float">
            <text:p>3.4666666667</text:p>
          </table:table-cell>
          <table:table-cell/>
          <table:table-cell table:formula="of:=SUM([.E290:.J290])" office:value-type="float" office:value="3.46666666666667" calcext:value-type="float">
            <text:p>3.4666666667</text:p>
          </table:table-cell>
          <table:table-cell table:formula="of:=[.M290]" office:value-type="float" office:value="3.46666666666667" calcext:value-type="float">
            <text:p>3.4666666667</text:p>
          </table:table-cell>
          <table:table-cell table:formula="of:=SUM([.N$286:.N290])" office:value-type="float" office:value="6.53333333333333" calcext:value-type="float">
            <text:p>6.5333333333</text:p>
          </table:table-cell>
          <table:table-cell table:formula="of:=[.N290]*750/100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7" table:formula="of:=[.E266]/750*100" office:value-type="float" office:value="1.33333333333333" calcext:value-type="float">
            <text:p>1.3333333333</text:p>
          </table:table-cell>
          <table:table-cell table:style-name="ce12" table:formula="of:=[.F266]/750*100" office:value-type="float" office:value="1.2" calcext:value-type="float">
            <text:p>1.2</text:p>
          </table:table-cell>
          <table:table-cell table:style-name="ce12" table:formula="of:=[.G266]/750*100" office:value-type="float" office:value="1.2" calcext:value-type="float">
            <text:p>1.2</text:p>
          </table:table-cell>
          <table:table-cell table:style-name="ce10" table:formula="of:=[.H266]/750*100" office:value-type="float" office:value="0.933333333333333" calcext:value-type="float">
            <text:p>0.9333333333</text:p>
          </table:table-cell>
          <table:table-cell table:style-name="ce5" table:formula="of:=[.I266]/750*100" office:value-type="float" office:value="0.8" calcext:value-type="float">
            <text:p>0.8</text:p>
          </table:table-cell>
          <table:table-cell table:style-name="ce46" table:formula="of:=[.J266]/750*100" office:value-type="float" office:value="0.4" calcext:value-type="float">
            <text:p>0.4</text:p>
          </table:table-cell>
          <table:table-cell table:formula="of:=SUM([.E291:.J291])" office:value-type="float" office:value="5.86666666666667" calcext:value-type="float">
            <text:p>5.8666666667</text:p>
          </table:table-cell>
          <table:table-cell/>
          <table:table-cell table:formula="of:=SUM([.E291:.J291])" office:value-type="float" office:value="5.86666666666667" calcext:value-type="float">
            <text:p>5.8666666667</text:p>
          </table:table-cell>
          <table:table-cell table:formula="of:=[.M291]" office:value-type="float" office:value="5.86666666666667" calcext:value-type="float">
            <text:p>5.8666666667</text:p>
          </table:table-cell>
          <table:table-cell table:formula="of:=SUM([.N$286:.N291])" office:value-type="float" office:value="12.4" calcext:value-type="float">
            <text:p>12.4</text:p>
          </table:table-cell>
          <table:table-cell table:formula="of:=[.N291]*750/100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7" table:formula="of:=[.E267]/750*100" office:value-type="float" office:value="2" calcext:value-type="float">
            <text:p>2</text:p>
          </table:table-cell>
          <table:table-cell table:style-name="ce12" table:formula="of:=[.F267]/750*100" office:value-type="float" office:value="1.33333333333333" calcext:value-type="float">
            <text:p>1.3333333333</text:p>
          </table:table-cell>
          <table:table-cell table:style-name="ce12" table:formula="of:=[.G267]/750*100" office:value-type="float" office:value="1.6" calcext:value-type="float">
            <text:p>1.6</text:p>
          </table:table-cell>
          <table:table-cell table:style-name="ce12" table:formula="of:=[.H267]/750*100" office:value-type="float" office:value="1.2" calcext:value-type="float">
            <text:p>1.2</text:p>
          </table:table-cell>
          <table:table-cell table:style-name="ce10" table:formula="of:=[.I267]/750*100" office:value-type="float" office:value="1.33333333333333" calcext:value-type="float">
            <text:p>1.3333333333</text:p>
          </table:table-cell>
          <table:table-cell table:style-name="ce46" table:formula="of:=[.J267]/750*100" office:value-type="float" office:value="0.8" calcext:value-type="float">
            <text:p>0.8</text:p>
          </table:table-cell>
          <table:table-cell table:formula="of:=SUM([.E292:.J292])" office:value-type="float" office:value="8.26666666666667" calcext:value-type="float">
            <text:p>8.2666666667</text:p>
          </table:table-cell>
          <table:table-cell/>
          <table:table-cell table:formula="of:=SUM([.E292:.J292])" office:value-type="float" office:value="8.26666666666667" calcext:value-type="float">
            <text:p>8.2666666667</text:p>
          </table:table-cell>
          <table:table-cell table:formula="of:=[.M292]" office:value-type="float" office:value="8.26666666666667" calcext:value-type="float">
            <text:p>8.2666666667</text:p>
          </table:table-cell>
          <table:table-cell table:formula="of:=SUM([.N$286:.N292])" office:value-type="float" office:value="20.6666666666667" calcext:value-type="float">
            <text:p>20.6666666667</text:p>
          </table:table-cell>
          <table:table-cell table:formula="of:=[.N292]*750/100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7" table:formula="of:=[.E268]/750*100" office:value-type="float" office:value="2.4" calcext:value-type="float">
            <text:p>2.4</text:p>
          </table:table-cell>
          <table:table-cell table:style-name="ce12" table:formula="of:=[.F268]/750*100" office:value-type="float" office:value="2" calcext:value-type="float">
            <text:p>2</text:p>
          </table:table-cell>
          <table:table-cell table:style-name="ce12" table:formula="of:=[.G268]/750*100" office:value-type="float" office:value="1.6" calcext:value-type="float">
            <text:p>1.6</text:p>
          </table:table-cell>
          <table:table-cell table:style-name="ce12" table:formula="of:=[.H268]/750*100" office:value-type="float" office:value="1.6" calcext:value-type="float">
            <text:p>1.6</text:p>
          </table:table-cell>
          <table:table-cell table:style-name="ce12" table:formula="of:=[.I268]/750*100" office:value-type="float" office:value="1.6" calcext:value-type="float">
            <text:p>1.6</text:p>
          </table:table-cell>
          <table:table-cell table:style-name="ce46" table:formula="of:=[.J268]/750*100" office:value-type="float" office:value="1.33333333333333" calcext:value-type="float">
            <text:p>1.3333333333</text:p>
          </table:table-cell>
          <table:table-cell table:formula="of:=SUM([.E293:.J293])" office:value-type="float" office:value="10.5333333333333" calcext:value-type="float">
            <text:p>10.5333333333</text:p>
          </table:table-cell>
          <table:table-cell/>
          <table:table-cell table:formula="of:=SUM([.E293:.J293])" office:value-type="float" office:value="10.5333333333333" calcext:value-type="float">
            <text:p>10.5333333333</text:p>
          </table:table-cell>
          <table:table-cell table:formula="of:=[.M293]" office:value-type="float" office:value="10.5333333333333" calcext:value-type="float">
            <text:p>10.5333333333</text:p>
          </table:table-cell>
          <table:table-cell table:formula="of:=SUM([.N$286:.N293])" office:value-type="float" office:value="31.2" calcext:value-type="float">
            <text:p>31.2</text:p>
          </table:table-cell>
          <table:table-cell table:formula="of:=[.N293]*750/100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7" table:formula="of:=[.E269]/750*100" office:value-type="float" office:value="2.53333333333333" calcext:value-type="float">
            <text:p>2.5333333333</text:p>
          </table:table-cell>
          <table:table-cell table:style-name="ce12" table:formula="of:=[.F269]/750*100" office:value-type="float" office:value="2" calcext:value-type="float">
            <text:p>2</text:p>
          </table:table-cell>
          <table:table-cell table:style-name="ce12" table:formula="of:=[.G269]/750*100" office:value-type="float" office:value="1.6" calcext:value-type="float">
            <text:p>1.6</text:p>
          </table:table-cell>
          <table:table-cell table:style-name="ce12" table:formula="of:=[.H269]/750*100" office:value-type="float" office:value="2.13333333333333" calcext:value-type="float">
            <text:p>2.1333333333</text:p>
          </table:table-cell>
          <table:table-cell table:style-name="ce12" table:formula="of:=[.I269]/750*100" office:value-type="float" office:value="2" calcext:value-type="float">
            <text:p>2</text:p>
          </table:table-cell>
          <table:table-cell table:style-name="ce22" table:formula="of:=[.J269]/750*100" office:value-type="float" office:value="2" calcext:value-type="float">
            <text:p>2</text:p>
          </table:table-cell>
          <table:table-cell table:formula="of:=SUM([.E294:.J294])" office:value-type="float" office:value="12.2666666666667" calcext:value-type="float">
            <text:p>12.2666666667</text:p>
          </table:table-cell>
          <table:table-cell/>
          <table:table-cell table:formula="of:=SUM([.E294:.J294])" office:value-type="float" office:value="12.2666666666667" calcext:value-type="float">
            <text:p>12.2666666667</text:p>
          </table:table-cell>
          <table:table-cell table:formula="of:=[.M294]" office:value-type="float" office:value="12.2666666666667" calcext:value-type="float">
            <text:p>12.2666666667</text:p>
          </table:table-cell>
          <table:table-cell table:formula="of:=SUM([.N$286:.N294])" office:value-type="float" office:value="43.4666666666667" calcext:value-type="float">
            <text:p>43.4666666667</text:p>
          </table:table-cell>
          <table:table-cell table:formula="of:=[.N294]*750/100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8" office:value-type="float" office:value="14" calcext:value-type="float">
            <text:p>14</text:p>
          </table:table-cell>
          <table:table-cell table:style-name="ce41" table:formula="of:=[.E270]/750*100" office:value-type="float" office:value="2.4" calcext:value-type="float">
            <text:p>2.4</text:p>
          </table:table-cell>
          <table:table-cell table:style-name="ce43" table:formula="of:=[.F270]/750*100" office:value-type="float" office:value="2.13333333333333" calcext:value-type="float">
            <text:p>2.1333333333</text:p>
          </table:table-cell>
          <table:table-cell table:style-name="ce43" table:formula="of:=[.G270]/750*100" office:value-type="float" office:value="2" calcext:value-type="float">
            <text:p>2</text:p>
          </table:table-cell>
          <table:table-cell table:style-name="ce43" table:formula="of:=[.H270]/750*100" office:value-type="float" office:value="2" calcext:value-type="float">
            <text:p>2</text:p>
          </table:table-cell>
          <table:table-cell table:style-name="ce43" table:formula="of:=[.I270]/750*100" office:value-type="float" office:value="2.13333333333333" calcext:value-type="float">
            <text:p>2.1333333333</text:p>
          </table:table-cell>
          <table:table-cell table:style-name="ce47" table:formula="of:=[.J270]/750*100" office:value-type="float" office:value="2.4" calcext:value-type="float">
            <text:p>2.4</text:p>
          </table:table-cell>
          <table:table-cell table:style-name="ce28" table:formula="of:=SUM([.E295:.J295])" office:value-type="float" office:value="13.0666666666667" calcext:value-type="float">
            <text:p>13.0666666667</text:p>
          </table:table-cell>
          <table:table-cell/>
          <table:table-cell table:formula="of:=SUM([.E295:.J295])" office:value-type="float" office:value="13.0666666666667" calcext:value-type="float">
            <text:p>13.0666666667</text:p>
          </table:table-cell>
          <table:table-cell table:formula="of:=[.M295]" office:value-type="float" office:value="13.0666666666667" calcext:value-type="float">
            <text:p>13.0666666667</text:p>
          </table:table-cell>
          <table:table-cell table:formula="of:=SUM([.N$286:.N295])" office:value-type="float" office:value="56.5333333333333" calcext:value-type="float">
            <text:p>56.5333333333</text:p>
          </table:table-cell>
          <table:table-cell table:formula="of:=[.N295]*750/100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7" table:formula="of:=[.E271]/750*100" office:value-type="float" office:value="2" calcext:value-type="float">
            <text:p>2</text:p>
          </table:table-cell>
          <table:table-cell table:style-name="ce5" table:formula="of:=[.F271]/750*100" office:value-type="float" office:value="2" calcext:value-type="float">
            <text:p>2</text:p>
          </table:table-cell>
          <table:table-cell table:style-name="ce5" table:formula="of:=[.G271]/750*100" office:value-type="float" office:value="2.13333333333333" calcext:value-type="float">
            <text:p>2.1333333333</text:p>
          </table:table-cell>
          <table:table-cell table:style-name="ce5" table:formula="of:=[.H271]/750*100" office:value-type="float" office:value="1.6" calcext:value-type="float">
            <text:p>1.6</text:p>
          </table:table-cell>
          <table:table-cell table:style-name="ce5" table:formula="of:=[.I271]/750*100" office:value-type="float" office:value="2" calcext:value-type="float">
            <text:p>2</text:p>
          </table:table-cell>
          <table:table-cell table:style-name="ce46" table:formula="of:=[.J271]/750*100" office:value-type="float" office:value="2.53333333333333" calcext:value-type="float">
            <text:p>2.5333333333</text:p>
          </table:table-cell>
          <table:table-cell table:formula="of:=SUM([.E296:.J296])" office:value-type="float" office:value="12.2666666666667" calcext:value-type="float">
            <text:p>12.2666666667</text:p>
          </table:table-cell>
          <table:table-cell/>
          <table:table-cell table:formula="of:=SUM([.E296:.J296])" office:value-type="float" office:value="12.2666666666667" calcext:value-type="float">
            <text:p>12.2666666667</text:p>
          </table:table-cell>
          <table:table-cell table:formula="of:=[.M296]" office:value-type="float" office:value="12.2666666666667" calcext:value-type="float">
            <text:p>12.2666666667</text:p>
          </table:table-cell>
          <table:table-cell table:formula="of:=SUM([.N$286:.N296])" office:value-type="float" office:value="68.8" calcext:value-type="float">
            <text:p>68.8</text:p>
          </table:table-cell>
          <table:table-cell table:formula="of:=[.N296]*750/100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7" table:formula="of:=[.E272]/750*100" office:value-type="float" office:value="1.33333333333333" calcext:value-type="float">
            <text:p>1.3333333333</text:p>
          </table:table-cell>
          <table:table-cell table:style-name="ce12" table:formula="of:=[.F272]/750*100" office:value-type="float" office:value="1.6" calcext:value-type="float">
            <text:p>1.6</text:p>
          </table:table-cell>
          <table:table-cell table:style-name="ce5" table:formula="of:=[.G272]/750*100" office:value-type="float" office:value="1.6" calcext:value-type="float">
            <text:p>1.6</text:p>
          </table:table-cell>
          <table:table-cell table:style-name="ce5" table:formula="of:=[.H272]/750*100" office:value-type="float" office:value="1.6" calcext:value-type="float">
            <text:p>1.6</text:p>
          </table:table-cell>
          <table:table-cell table:style-name="ce5" table:formula="of:=[.I272]/750*100" office:value-type="float" office:value="2" calcext:value-type="float">
            <text:p>2</text:p>
          </table:table-cell>
          <table:table-cell table:style-name="ce46" table:formula="of:=[.J272]/750*100" office:value-type="float" office:value="2.4" calcext:value-type="float">
            <text:p>2.4</text:p>
          </table:table-cell>
          <table:table-cell table:formula="of:=SUM([.E297:.J297])" office:value-type="float" office:value="10.5333333333333" calcext:value-type="float">
            <text:p>10.5333333333</text:p>
          </table:table-cell>
          <table:table-cell/>
          <table:table-cell table:formula="of:=SUM([.E297:.J297])" office:value-type="float" office:value="10.5333333333333" calcext:value-type="float">
            <text:p>10.5333333333</text:p>
          </table:table-cell>
          <table:table-cell table:formula="of:=[.M297]" office:value-type="float" office:value="10.5333333333333" calcext:value-type="float">
            <text:p>10.5333333333</text:p>
          </table:table-cell>
          <table:table-cell table:formula="of:=SUM([.N$286:.N297])" office:value-type="float" office:value="79.3333333333333" calcext:value-type="float">
            <text:p>79.3333333333</text:p>
          </table:table-cell>
          <table:table-cell table:formula="of:=[.N297]*750/100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7" table:formula="of:=[.E273]/750*100" office:value-type="float" office:value="0.8" calcext:value-type="float">
            <text:p>0.8</text:p>
          </table:table-cell>
          <table:table-cell table:style-name="ce12" table:formula="of:=[.F273]/750*100" office:value-type="float" office:value="1.33333333333333" calcext:value-type="float">
            <text:p>1.3333333333</text:p>
          </table:table-cell>
          <table:table-cell table:style-name="ce12" table:formula="of:=[.G273]/750*100" office:value-type="float" office:value="1.2" calcext:value-type="float">
            <text:p>1.2</text:p>
          </table:table-cell>
          <table:table-cell table:style-name="ce5" table:formula="of:=[.H273]/750*100" office:value-type="float" office:value="1.6" calcext:value-type="float">
            <text:p>1.6</text:p>
          </table:table-cell>
          <table:table-cell table:style-name="ce5" table:formula="of:=[.I273]/750*100" office:value-type="float" office:value="1.33333333333333" calcext:value-type="float">
            <text:p>1.3333333333</text:p>
          </table:table-cell>
          <table:table-cell table:style-name="ce46" table:formula="of:=[.J273]/750*100" office:value-type="float" office:value="2" calcext:value-type="float">
            <text:p>2</text:p>
          </table:table-cell>
          <table:table-cell table:formula="of:=SUM([.E298:.J298])" office:value-type="float" office:value="8.26666666666667" calcext:value-type="float">
            <text:p>8.2666666667</text:p>
          </table:table-cell>
          <table:table-cell/>
          <table:table-cell table:formula="of:=SUM([.E298:.J298])" office:value-type="float" office:value="8.26666666666667" calcext:value-type="float">
            <text:p>8.2666666667</text:p>
          </table:table-cell>
          <table:table-cell table:formula="of:=[.M298]" office:value-type="float" office:value="8.26666666666667" calcext:value-type="float">
            <text:p>8.2666666667</text:p>
          </table:table-cell>
          <table:table-cell table:formula="of:=SUM([.N$286:.N298])" office:value-type="float" office:value="87.6" calcext:value-type="float">
            <text:p>87.6</text:p>
          </table:table-cell>
          <table:table-cell table:formula="of:=[.N298]*750/100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7" table:formula="of:=[.E274]/750*100" office:value-type="float" office:value="0.4" calcext:value-type="float">
            <text:p>0.4</text:p>
          </table:table-cell>
          <table:table-cell table:style-name="ce12" table:formula="of:=[.F274]/750*100" office:value-type="float" office:value="0.8" calcext:value-type="float">
            <text:p>0.8</text:p>
          </table:table-cell>
          <table:table-cell table:style-name="ce12" table:formula="of:=[.G274]/750*100" office:value-type="float" office:value="0.933333333333333" calcext:value-type="float">
            <text:p>0.9333333333</text:p>
          </table:table-cell>
          <table:table-cell table:style-name="ce12" table:formula="of:=[.H274]/750*100" office:value-type="float" office:value="1.2" calcext:value-type="float">
            <text:p>1.2</text:p>
          </table:table-cell>
          <table:table-cell table:style-name="ce5" table:formula="of:=[.I274]/750*100" office:value-type="float" office:value="1.2" calcext:value-type="float">
            <text:p>1.2</text:p>
          </table:table-cell>
          <table:table-cell table:style-name="ce46" table:formula="of:=[.J274]/750*100" office:value-type="float" office:value="1.33333333333333" calcext:value-type="float">
            <text:p>1.3333333333</text:p>
          </table:table-cell>
          <table:table-cell table:formula="of:=SUM([.E299:.J299])" office:value-type="float" office:value="5.86666666666667" calcext:value-type="float">
            <text:p>5.8666666667</text:p>
          </table:table-cell>
          <table:table-cell/>
          <table:table-cell table:formula="of:=SUM([.E299:.J299])" office:value-type="float" office:value="5.86666666666667" calcext:value-type="float">
            <text:p>5.8666666667</text:p>
          </table:table-cell>
          <table:table-cell table:formula="of:=[.M299]" office:value-type="float" office:value="5.86666666666667" calcext:value-type="float">
            <text:p>5.8666666667</text:p>
          </table:table-cell>
          <table:table-cell table:formula="of:=SUM([.N$286:.N299])" office:value-type="float" office:value="93.4666666666667" calcext:value-type="float">
            <text:p>93.4666666667</text:p>
          </table:table-cell>
          <table:table-cell table:formula="of:=[.N299]*750/100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9" table:formula="of:=[.E275]/750*100" office:value-type="float" office:value="0.133333333333333" calcext:value-type="float">
            <text:p>0.1333333333</text:p>
          </table:table-cell>
          <table:table-cell table:style-name="ce12" table:formula="of:=[.F275]/750*100" office:value-type="float" office:value="0.4" calcext:value-type="float">
            <text:p>0.4</text:p>
          </table:table-cell>
          <table:table-cell table:style-name="ce12" table:formula="of:=[.G275]/750*100" office:value-type="float" office:value="0.8" calcext:value-type="float">
            <text:p>0.8</text:p>
          </table:table-cell>
          <table:table-cell table:style-name="ce12" table:formula="of:=[.H275]/750*100" office:value-type="float" office:value="0.533333333333333" calcext:value-type="float">
            <text:p>0.5333333333</text:p>
          </table:table-cell>
          <table:table-cell table:style-name="ce12" table:formula="of:=[.I275]/750*100" office:value-type="float" office:value="0.8" calcext:value-type="float">
            <text:p>0.8</text:p>
          </table:table-cell>
          <table:table-cell table:style-name="ce46" table:formula="of:=[.J275]/750*100" office:value-type="float" office:value="0.8" calcext:value-type="float">
            <text:p>0.8</text:p>
          </table:table-cell>
          <table:table-cell table:formula="of:=SUM([.E300:.J300])" office:value-type="float" office:value="3.46666666666667" calcext:value-type="float">
            <text:p>3.4666666667</text:p>
          </table:table-cell>
          <table:table-cell/>
          <table:table-cell table:formula="of:=SUM([.E300:.J300])" office:value-type="float" office:value="3.46666666666667" calcext:value-type="float">
            <text:p>3.4666666667</text:p>
          </table:table-cell>
          <table:table-cell table:formula="of:=[.M300]" office:value-type="float" office:value="3.46666666666667" calcext:value-type="float">
            <text:p>3.4666666667</text:p>
          </table:table-cell>
          <table:table-cell table:formula="of:=SUM([.N$286:.N300])" office:value-type="float" office:value="96.9333333333333" calcext:value-type="float">
            <text:p>96.9333333333</text:p>
          </table:table-cell>
          <table:table-cell table:formula="of:=[.N300]*750/100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5" table:formula="of:=[.E276]/750*100" office:value-type="float" office:value="0" calcext:value-type="float">
            <text:p>0</text:p>
          </table:table-cell>
          <table:table-cell table:style-name="ce9" table:formula="of:=[.F276]/750*100" office:value-type="float" office:value="0.133333333333333" calcext:value-type="float">
            <text:p>0.1333333333</text:p>
          </table:table-cell>
          <table:table-cell table:style-name="ce12" table:formula="of:=[.G276]/750*100" office:value-type="float" office:value="0.4" calcext:value-type="float">
            <text:p>0.4</text:p>
          </table:table-cell>
          <table:table-cell table:style-name="ce12" table:formula="of:=[.H276]/750*100" office:value-type="float" office:value="0.4" calcext:value-type="float">
            <text:p>0.4</text:p>
          </table:table-cell>
          <table:table-cell table:style-name="ce12" table:formula="of:=[.I276]/750*100" office:value-type="float" office:value="0.4" calcext:value-type="float">
            <text:p>0.4</text:p>
          </table:table-cell>
          <table:table-cell table:style-name="ce22" table:formula="of:=[.J276]/750*100" office:value-type="float" office:value="0.4" calcext:value-type="float">
            <text:p>0.4</text:p>
          </table:table-cell>
          <table:table-cell table:formula="of:=SUM([.E301:.J301])" office:value-type="float" office:value="1.73333333333333" calcext:value-type="float">
            <text:p>1.7333333333</text:p>
          </table:table-cell>
          <table:table-cell/>
          <table:table-cell table:formula="of:=SUM([.F301:.J301])" office:value-type="float" office:value="1.73333333333333" calcext:value-type="float">
            <text:p>1.7333333333</text:p>
          </table:table-cell>
          <table:table-cell table:formula="of:=[.M301]" office:value-type="float" office:value="1.73333333333333" calcext:value-type="float">
            <text:p>1.7333333333</text:p>
          </table:table-cell>
          <table:table-cell table:formula="of:=SUM([.N$286:.N301])" office:value-type="float" office:value="98.6666666666667" calcext:value-type="float">
            <text:p>98.6666666667</text:p>
          </table:table-cell>
          <table:table-cell table:formula="of:=[.N301]*750/100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5" table:formula="of:=[.E277]/750*100" office:value-type="float" office:value="0" calcext:value-type="float">
            <text:p>0</text:p>
          </table:table-cell>
          <table:table-cell table:style-name="ce5" table:formula="of:=[.F277]/750*100" office:value-type="float" office:value="0" calcext:value-type="float">
            <text:p>0</text:p>
          </table:table-cell>
          <table:table-cell table:style-name="ce9" table:formula="of:=[.G277]/750*100" office:value-type="float" office:value="0.133333333333333" calcext:value-type="float">
            <text:p>0.1333333333</text:p>
          </table:table-cell>
          <table:table-cell table:style-name="ce12" table:formula="of:=[.H277]/750*100" office:value-type="float" office:value="0.4" calcext:value-type="float">
            <text:p>0.4</text:p>
          </table:table-cell>
          <table:table-cell table:style-name="ce12" table:formula="of:=[.I277]/750*100" office:value-type="float" office:value="0.4" calcext:value-type="float">
            <text:p>0.4</text:p>
          </table:table-cell>
          <table:table-cell table:style-name="ce22" table:formula="of:=[.J277]/750*100" office:value-type="float" office:value="0.133333333333333" calcext:value-type="float">
            <text:p>0.1333333333</text:p>
          </table:table-cell>
          <table:table-cell table:formula="of:=SUM([.E302:.J302])" office:value-type="float" office:value="1.06666666666667" calcext:value-type="float">
            <text:p>1.0666666667</text:p>
          </table:table-cell>
          <table:table-cell/>
          <table:table-cell table:formula="of:=SUM([.G302:.J302])" office:value-type="float" office:value="1.06666666666667" calcext:value-type="float">
            <text:p>1.0666666667</text:p>
          </table:table-cell>
          <table:table-cell table:formula="of:=[.M302]" office:value-type="float" office:value="1.06666666666667" calcext:value-type="float">
            <text:p>1.0666666667</text:p>
          </table:table-cell>
          <table:table-cell table:formula="of:=SUM([.N$286:.N302])" office:value-type="float" office:value="99.7333333333333" calcext:value-type="float">
            <text:p>99.7333333333</text:p>
          </table:table-cell>
          <table:table-cell table:formula="of:=[.N302]*750/100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ce5" table:formula="of:=[.E278]/750*100" office:value-type="float" office:value="0" calcext:value-type="float">
            <text:p>0</text:p>
          </table:table-cell>
          <table:table-cell table:style-name="ce5" table:formula="of:=[.F278]/750*100" office:value-type="float" office:value="0" calcext:value-type="float">
            <text:p>0</text:p>
          </table:table-cell>
          <table:table-cell table:style-name="ce5" table:formula="of:=[.G278]/750*100" office:value-type="float" office:value="0" calcext:value-type="float">
            <text:p>0</text:p>
          </table:table-cell>
          <table:table-cell table:style-name="ce44" table:formula="of:=[.H278]/750*100" office:value-type="float" office:value="0.133333333333333" calcext:value-type="float">
            <text:p>0.1333333333</text:p>
          </table:table-cell>
          <table:table-cell table:style-name="ce5" table:formula="of:=[.I278]/750*100" office:value-type="float" office:value="0" calcext:value-type="float">
            <text:p>0</text:p>
          </table:table-cell>
          <table:table-cell table:style-name="ce46" table:formula="of:=[.J278]/750*100" office:value-type="float" office:value="0" calcext:value-type="float">
            <text:p>0</text:p>
          </table:table-cell>
          <table:table-cell table:formula="of:=SUM([.E303:.J303])" office:value-type="float" office:value="0.133333333333333" calcext:value-type="float">
            <text:p>0.1333333333</text:p>
          </table:table-cell>
          <table:table-cell/>
          <table:table-cell table:formula="of:=SUM([.H303:.J303])" office:value-type="float" office:value="0.133333333333333" calcext:value-type="float">
            <text:p>0.1333333333</text:p>
          </table:table-cell>
          <table:table-cell table:formula="of:=[.M303]" office:value-type="float" office:value="0.133333333333333" calcext:value-type="float">
            <text:p>0.1333333333</text:p>
          </table:table-cell>
          <table:table-cell table:formula="of:=SUM([.N$286:.N303])" office:value-type="float" office:value="99.8666666666667" calcext:value-type="float">
            <text:p>99.8666666667</text:p>
          </table:table-cell>
          <table:table-cell table:formula="of:=[.N303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ce5" table:formula="of:=[.E279]/750*100" office:value-type="float" office:value="0" calcext:value-type="float">
            <text:p>0</text:p>
          </table:table-cell>
          <table:table-cell table:style-name="ce5" table:formula="of:=[.F279]/750*100" office:value-type="float" office:value="0" calcext:value-type="float">
            <text:p>0</text:p>
          </table:table-cell>
          <table:table-cell table:style-name="ce5" table:formula="of:=[.G279]/750*100" office:value-type="float" office:value="0" calcext:value-type="float">
            <text:p>0</text:p>
          </table:table-cell>
          <table:table-cell table:style-name="ce5" table:formula="of:=[.H279]/750*100" office:value-type="float" office:value="0" calcext:value-type="float">
            <text:p>0</text:p>
          </table:table-cell>
          <table:table-cell table:style-name="ce44" table:formula="of:=[.I279]/750*100" office:value-type="float" office:value="0.133333333333333" calcext:value-type="float">
            <text:p>0.1333333333</text:p>
          </table:table-cell>
          <table:table-cell table:style-name="ce48" table:formula="of:=[.J279]/750*100" office:value-type="float" office:value="0" calcext:value-type="float">
            <text:p>0</text:p>
          </table:table-cell>
          <table:table-cell table:formula="of:=SUM([.E304:.J304])" office:value-type="float" office:value="0.133333333333333" calcext:value-type="float">
            <text:p>0.1333333333</text:p>
          </table:table-cell>
          <table:table-cell/>
          <table:table-cell table:formula="of:=SUM([.I304:.J304])" office:value-type="float" office:value="0.133333333333333" calcext:value-type="float">
            <text:p>0.1333333333</text:p>
          </table:table-cell>
          <table:table-cell table:formula="of:=[.M304]" office:value-type="float" office:value="0.133333333333333" calcext:value-type="float">
            <text:p>0.1333333333</text:p>
          </table:table-cell>
          <table:table-cell table:formula="of:=SUM([.N$286:.N304])" office:value-type="float" office:value="100" calcext:value-type="float">
            <text:p>100</text:p>
          </table:table-cell>
          <table:table-cell table:formula="of:=[.N304]*75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5" table:formula="of:=SUM([.E286:.E300])" office:value-type="float" office:value="16.6666666666667" calcext:value-type="float">
            <text:p>16.6666666667</text:p>
          </table:table-cell>
          <table:table-cell table:style-name="ce5" table:formula="of:=SUM([.F286:.F288];[.F290:.F295];[.F297:.F301])" office:value-type="float" office:value="14.2666666666667" calcext:value-type="float">
            <text:p>14.2666666667</text:p>
          </table:table-cell>
          <table:table-cell table:style-name="ce5" table:formula="of:=SUM([.G287:.G288];[.G291:.G295];[.G298:.G302])" office:value-type="float" office:value="12" calcext:value-type="float">
            <text:p>12</text:p>
          </table:table-cell>
          <table:table-cell table:style-name="ce5" table:formula="of:=SUM([.H288];[.H292:.H295];[.H299:.H302])" office:value-type="float" office:value="9.6" calcext:value-type="float">
            <text:p>9.6</text:p>
          </table:table-cell>
          <table:table-cell table:style-name="ce5" table:formula="of:=SUM([.I293:.I295];[.I300:.I302])" office:value-type="float" office:value="7.33333333333333" calcext:value-type="float">
            <text:p>7.3333333333</text:p>
          </table:table-cell>
          <table:table-cell table:style-name="ce5" table:formula="of:=SUM([.J294:.J295];[.J301:.J302])" office:value-type="float" office:value="4.93333333333333" calcext:value-type="float">
            <text:p>4.9333333333</text:p>
          </table:table-cell>
          <table:table-cell table:formula="of:=SUM([.E305:.J305])" office:value-type="float" office:value="64.8" calcext:value-type="float">
            <text:p>64.8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Total Moves:</text:p>
          </table:table-cell>
          <table:table-cell table:formula="of:=SUM([.K286:.K304])" office:value-type="float" office:value="100" calcext:value-type="float">
            <text:p>100</text:p>
          </table:table-cell>
          <table:table-cell table:number-columns-repeated="8"/>
        </table:table-row>
        <calcext:conditional-formats>
          <calcext:conditional-format calcext:target-range-address="'Three Card And Blank'.E162:'Three Card And Blank'.E162">
            <calcext:condition calcext:apply-style-name="Untitled2" calcext:value="=7" calcext:base-cell-address="'Three Card And Blank'.E162"/>
            <calcext:condition calcext:apply-style-name="Untitled2" calcext:value="=14" calcext:base-cell-address="'Three Card And Blank'.E162"/>
            <calcext:condition calcext:apply-style-name="Untitled2" calcext:value="=21" calcext:base-cell-address="'Three Card And Blank'.E162"/>
            <calcext:condition calcext:apply-style-name="Untitled2" calcext:value="=28" calcext:base-cell-address="'Three Card And Blank'.E162"/>
          </calcext:conditional-format>
          <calcext:conditional-format calcext:target-range-address="'Three Card And Blank'.E2:'Three Card And Blank'.J217">
            <calcext:condition calcext:apply-style-name="Untitled2" calcext:value="=7" calcext:base-cell-address="'Three Card And Blank'.E2"/>
            <calcext:condition calcext:apply-style-name="Untitled2" calcext:value="=14" calcext:base-cell-address="'Three Card And Blank'.E2"/>
            <calcext:condition calcext:apply-style-name="Untitled2" calcext:value="=21" calcext:base-cell-address="'Three Card And Blank'.E2"/>
            <calcext:condition calcext:apply-style-name="Untitled2" calcext:value="=28" calcext:base-cell-address="'Three Card And Blank'.E2"/>
          </calcext:conditional-format>
        </calcext:conditional-formats>
      </table:table>
      <table:table table:name="Three Card And Blank Combination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office:value-type="string" calcext:value-type="string">
            <text:p>Center 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number-columns-repeated="3" office:value-type="float" office:value="1" calcext:value-type="float">
            <text:p>1</text:p>
          </table:table-cell>
          <table:table-cell table:formula="of:=SUM([.A2:.C2];0)" office:value-type="float" office:value="3" calcext:value-type="float">
            <text:p>3</text:p>
          </table:table-cell>
          <table:table-cell table:style-name="ce51" table:formula="of:=SUM([.D2]+1)" office:value-type="float" office:value="4" calcext:value-type="float">
            <text:p>4</text:p>
          </table:table-cell>
          <table:table-cell table:style-name="ce52" table:formula="of:=SUM([.D2]+[.$F$1])" office:value-type="float" office:value="5" calcext:value-type="float">
            <text:p>5</text:p>
          </table:table-cell>
          <table:table-cell table:style-name="ce52" table:formula="of:=SUM([.D2]+[.$G$1])" office:value-type="float" office:value="6" calcext:value-type="float">
            <text:p>6</text:p>
          </table:table-cell>
          <table:table-cell table:style-name="ce52" table:formula="of:=SUM([.$D2]+[.H$1])" office:value-type="float" office:value="7" calcext:value-type="float">
            <text:p>7</text:p>
          </table:table-cell>
          <table:table-cell table:style-name="ce52" table:formula="of:=SUM([.$D2]+[.I$1])" office:value-type="float" office:value="8" calcext:value-type="float">
            <text:p>8</text:p>
          </table:table-cell>
          <table:table-cell table:style-name="ce52" table:formula="of:=SUM([.$D2]+[.J$1])" office:value-type="float" office:value="9" calcext:value-type="float">
            <text:p>9</text:p>
          </table:table-cell>
          <table:table-cell table:style-name="ce54"/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3:.C3];0)" office:value-type="float" office:value="4" calcext:value-type="float">
            <text:p>4</text:p>
          </table:table-cell>
          <table:table-cell table:style-name="ce51" table:formula="of:=SUM([.D3]+1)" office:value-type="float" office:value="5" calcext:value-type="float">
            <text:p>5</text:p>
          </table:table-cell>
          <table:table-cell table:style-name="ce51" table:formula="of:=SUM([.D3]+[.$F$1])" office:value-type="float" office:value="6" calcext:value-type="float">
            <text:p>6</text:p>
          </table:table-cell>
          <table:table-cell table:style-name="ce52" table:formula="of:=SUM([.D3]+[.$G$1])" office:value-type="float" office:value="7" calcext:value-type="float">
            <text:p>7</text:p>
          </table:table-cell>
          <table:table-cell table:style-name="ce52" table:formula="of:=SUM([.$D3]+[.H$1])" office:value-type="float" office:value="8" calcext:value-type="float">
            <text:p>8</text:p>
          </table:table-cell>
          <table:table-cell table:style-name="ce52" table:formula="of:=SUM([.$D3]+[.I$1])" office:value-type="float" office:value="9" calcext:value-type="float">
            <text:p>9</text:p>
          </table:table-cell>
          <table:table-cell table:style-name="ce52" table:formula="of:=SUM([.$D3]+[.J$1])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4:.C4];0)" office:value-type="float" office:value="5" calcext:value-type="float">
            <text:p>5</text:p>
          </table:table-cell>
          <table:table-cell table:style-name="ce51" table:formula="of:=SUM([.D4]+1)" office:value-type="float" office:value="6" calcext:value-type="float">
            <text:p>6</text:p>
          </table:table-cell>
          <table:table-cell table:style-name="ce52" table:formula="of:=SUM([.D4]+[.$F$1])" office:value-type="float" office:value="7" calcext:value-type="float">
            <text:p>7</text:p>
          </table:table-cell>
          <table:table-cell table:style-name="ce51" table:formula="of:=SUM([.D4]+[.$G$1])" office:value-type="float" office:value="8" calcext:value-type="float">
            <text:p>8</text:p>
          </table:table-cell>
          <table:table-cell table:style-name="ce52" table:formula="of:=SUM([.$D4]+[.H$1])" office:value-type="float" office:value="9" calcext:value-type="float">
            <text:p>9</text:p>
          </table:table-cell>
          <table:table-cell table:style-name="ce52" table:formula="of:=SUM([.$D4]+[.I$1])" office:value-type="float" office:value="10" calcext:value-type="float">
            <text:p>10</text:p>
          </table:table-cell>
          <table:table-cell table:style-name="ce52" table:formula="of:=SUM([.$D4]+[.J$1])"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formula="of:=SUM([.A5:.C5];0)" office:value-type="float" office:value="5" calcext:value-type="float">
            <text:p>5</text:p>
          </table:table-cell>
          <table:table-cell table:style-name="ce51" table:formula="of:=SUM([.D5]+1)" office:value-type="float" office:value="6" calcext:value-type="float">
            <text:p>6</text:p>
          </table:table-cell>
          <table:table-cell table:style-name="ce51" table:formula="of:=SUM([.D5]+[.$F$1])" office:value-type="float" office:value="7" calcext:value-type="float">
            <text:p>7</text:p>
          </table:table-cell>
          <table:table-cell table:style-name="ce52" table:formula="of:=SUM([.D5]+[.$G$1])" office:value-type="float" office:value="8" calcext:value-type="float">
            <text:p>8</text:p>
          </table:table-cell>
          <table:table-cell table:style-name="ce52" table:formula="of:=SUM([.$D5]+[.H$1])" office:value-type="float" office:value="9" calcext:value-type="float">
            <text:p>9</text:p>
          </table:table-cell>
          <table:table-cell table:style-name="ce52" table:formula="of:=SUM([.$D5]+[.I$1])" office:value-type="float" office:value="10" calcext:value-type="float">
            <text:p>10</text:p>
          </table:table-cell>
          <table:table-cell table:style-name="ce52" table:formula="of:=SUM([.$D5]+[.J$1])"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4" calcext:value-type="float">
            <text:p>4</text:p>
          </table:table-cell>
          <table:table-cell table:formula="of:=SUM([.A6:.C6];0)" office:value-type="float" office:value="6" calcext:value-type="float">
            <text:p>6</text:p>
          </table:table-cell>
          <table:table-cell table:style-name="ce51" table:formula="of:=SUM([.D6]+1)" office:value-type="float" office:value="7" calcext:value-type="float">
            <text:p>7</text:p>
          </table:table-cell>
          <table:table-cell table:style-name="ce53" table:formula="of:=SUM([.D6]+[.$F$1])" office:value-type="float" office:value="8" calcext:value-type="float">
            <text:p>8</text:p>
          </table:table-cell>
          <table:table-cell table:style-name="ce52" table:formula="of:=SUM([.D6]+[.$G$1])" office:value-type="float" office:value="9" calcext:value-type="float">
            <text:p>9</text:p>
          </table:table-cell>
          <table:table-cell table:style-name="ce51" table:formula="of:=SUM([.$D6]+[.H$1])" office:value-type="float" office:value="10" calcext:value-type="float">
            <text:p>10</text:p>
          </table:table-cell>
          <table:table-cell table:style-name="ce52" table:formula="of:=SUM([.$D6]+[.I$1])" office:value-type="float" office:value="11" calcext:value-type="float">
            <text:p>11</text:p>
          </table:table-cell>
          <table:table-cell table:style-name="ce52" table:formula="of:=SUM([.$D6]+[.J$1])" office:value-type="float" office:value="12" calcext:value-type="float">
            <text:p>12</text:p>
          </table:table-cell>
          <table:table-cell table:number-columns-repeated="2"/>
        </table:table-row>
        <table:table-row table:style-name="ro8"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formula="of:=SUM([.A7:.C7];0)" office:value-type="float" office:value="6" calcext:value-type="float">
            <text:p>6</text:p>
          </table:table-cell>
          <table:table-cell table:style-name="ce51" table:formula="of:=SUM([.D7]+1)" office:value-type="float" office:value="7" calcext:value-type="float">
            <text:p>7</text:p>
          </table:table-cell>
          <table:table-cell table:style-name="ce51" table:formula="of:=SUM([.D7]+[.$F$1])" office:value-type="float" office:value="8" calcext:value-type="float">
            <text:p>8</text:p>
          </table:table-cell>
          <table:table-cell table:style-name="ce51" table:formula="of:=SUM([.D7]+[.$G$1])" office:value-type="float" office:value="9" calcext:value-type="float">
            <text:p>9</text:p>
          </table:table-cell>
          <table:table-cell table:style-name="ce52" table:formula="of:=SUM([.$D7]+[.H$1])" office:value-type="float" office:value="10" calcext:value-type="float">
            <text:p>10</text:p>
          </table:table-cell>
          <table:table-cell table:style-name="ce52" table:formula="of:=SUM([.$D7]+[.I$1])" office:value-type="float" office:value="11" calcext:value-type="float">
            <text:p>11</text:p>
          </table:table-cell>
          <table:table-cell table:style-name="ce52" table:formula="of:=SUM([.$D7]+[.J$1])" office:value-type="float" office:value="12" calcext:value-type="float">
            <text:p>12</text:p>
          </table:table-cell>
          <table:table-cell table:number-columns-repeated="2"/>
        </table:table-row>
        <table:table-row table:style-name="ro8">
          <table:table-cell table:number-columns-repeated="3" office:value-type="float" office:value="2" calcext:value-type="float">
            <text:p>2</text:p>
          </table:table-cell>
          <table:table-cell table:formula="of:=SUM([.A8:.C8];0)" office:value-type="float" office:value="6" calcext:value-type="float">
            <text:p>6</text:p>
          </table:table-cell>
          <table:table-cell table:style-name="ce52" table:formula="of:=SUM([.D8]+1)" office:value-type="float" office:value="7" calcext:value-type="float">
            <text:p>7</text:p>
          </table:table-cell>
          <table:table-cell table:style-name="ce51" table:formula="of:=SUM([.D8]+[.$F$1])" office:value-type="float" office:value="8" calcext:value-type="float">
            <text:p>8</text:p>
          </table:table-cell>
          <table:table-cell table:style-name="ce52" table:formula="of:=SUM([.D8]+[.$G$1])" office:value-type="float" office:value="9" calcext:value-type="float">
            <text:p>9</text:p>
          </table:table-cell>
          <table:table-cell table:style-name="ce52" table:formula="of:=SUM([.$D8]+[.H$1])" office:value-type="float" office:value="10" calcext:value-type="float">
            <text:p>10</text:p>
          </table:table-cell>
          <table:table-cell table:style-name="ce52" table:formula="of:=SUM([.$D8]+[.I$1])" office:value-type="float" office:value="11" calcext:value-type="float">
            <text:p>11</text:p>
          </table:table-cell>
          <table:table-cell table:style-name="ce52" table:formula="of:=SUM([.$D8]+[.J$1])" office:value-type="float" office:value="12" calcext:value-type="float">
            <text:p>12</text:p>
          </table:table-cell>
          <table:table-cell table:number-columns-repeated="2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9:.C9];0)" office:value-type="float" office:value="7" calcext:value-type="float">
            <text:p>7</text:p>
          </table:table-cell>
          <table:table-cell table:style-name="ce51" table:formula="of:=SUM([.D9]+1)" office:value-type="float" office:value="8" calcext:value-type="float">
            <text:p>8</text:p>
          </table:table-cell>
          <table:table-cell table:style-name="ce52" table:formula="of:=SUM([.D9]+[.$F$1])" office:value-type="float" office:value="9" calcext:value-type="float">
            <text:p>9</text:p>
          </table:table-cell>
          <table:table-cell table:style-name="ce52" table:formula="of:=SUM([.D9]+[.$G$1])" office:value-type="float" office:value="10" calcext:value-type="float">
            <text:p>10</text:p>
          </table:table-cell>
          <table:table-cell table:style-name="ce52" table:formula="of:=SUM([.$D9]+[.H$1])" office:value-type="float" office:value="11" calcext:value-type="float">
            <text:p>11</text:p>
          </table:table-cell>
          <table:table-cell table:style-name="ce51" table:formula="of:=SUM([.$D9]+[.I$1])" office:value-type="float" office:value="12" calcext:value-type="float">
            <text:p>12</text:p>
          </table:table-cell>
          <table:table-cell table:style-name="ce52" table:formula="of:=SUM([.$D9]+[.J$1])" office:value-type="float" office:value="13" calcext:value-type="float">
            <text:p>13</text:p>
          </table:table-cell>
          <table:table-cell table:number-columns-repeated="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10:.C10];0)" office:value-type="float" office:value="7" calcext:value-type="float">
            <text:p>7</text:p>
          </table:table-cell>
          <table:table-cell table:style-name="ce51" table:formula="of:=SUM([.D10]+1)" office:value-type="float" office:value="8" calcext:value-type="float">
            <text:p>8</text:p>
          </table:table-cell>
          <table:table-cell table:style-name="ce51" table:formula="of:=SUM([.D10]+[.$F$1])" office:value-type="float" office:value="9" calcext:value-type="float">
            <text:p>9</text:p>
          </table:table-cell>
          <table:table-cell table:style-name="ce52" table:formula="of:=SUM([.D10]+[.$G$1])" office:value-type="float" office:value="10" calcext:value-type="float">
            <text:p>10</text:p>
          </table:table-cell>
          <table:table-cell table:style-name="ce51" table:formula="of:=SUM([.$D10]+[.H$1])" office:value-type="float" office:value="11" calcext:value-type="float">
            <text:p>11</text:p>
          </table:table-cell>
          <table:table-cell table:style-name="ce52" table:formula="of:=SUM([.$D10]+[.I$1])" office:value-type="float" office:value="12" calcext:value-type="float">
            <text:p>12</text:p>
          </table:table-cell>
          <table:table-cell table:style-name="ce52" table:formula="of:=SUM([.$D10]+[.J$1])" office:value-type="float" office:value="13" calcext:value-type="float">
            <text:p>13</text:p>
          </table:table-cell>
          <table:table-cell table:number-columns-repeated="2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11:.C11];0)" office:value-type="float" office:value="7" calcext:value-type="float">
            <text:p>7</text:p>
          </table:table-cell>
          <table:table-cell table:style-name="ce51" table:formula="of:=SUM([.D11]+1)" office:value-type="float" office:value="8" calcext:value-type="float">
            <text:p>8</text:p>
          </table:table-cell>
          <table:table-cell table:style-name="ce52" table:formula="of:=SUM([.D11]+[.$F$1])" office:value-type="float" office:value="9" calcext:value-type="float">
            <text:p>9</text:p>
          </table:table-cell>
          <table:table-cell table:style-name="ce51" table:formula="of:=SUM([.D11]+[.$G$1])" office:value-type="float" office:value="10" calcext:value-type="float">
            <text:p>10</text:p>
          </table:table-cell>
          <table:table-cell table:style-name="ce52" table:formula="of:=SUM([.$D11]+[.H$1])" office:value-type="float" office:value="11" calcext:value-type="float">
            <text:p>11</text:p>
          </table:table-cell>
          <table:table-cell table:style-name="ce52" table:formula="of:=SUM([.$D11]+[.I$1])" office:value-type="float" office:value="12" calcext:value-type="float">
            <text:p>12</text:p>
          </table:table-cell>
          <table:table-cell table:style-name="ce52" table:formula="of:=SUM([.$D11]+[.J$1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2:.C12];0)" office:value-type="float" office:value="7" calcext:value-type="float">
            <text:p>7</text:p>
          </table:table-cell>
          <table:table-cell table:style-name="ce52" table:formula="of:=SUM([.D12]+1)" office:value-type="float" office:value="8" calcext:value-type="float">
            <text:p>8</text:p>
          </table:table-cell>
          <table:table-cell table:style-name="ce51" table:formula="of:=SUM([.D12]+[.$F$1])" office:value-type="float" office:value="9" calcext:value-type="float">
            <text:p>9</text:p>
          </table:table-cell>
          <table:table-cell table:style-name="ce51" table:formula="of:=SUM([.D12]+[.$G$1])" office:value-type="float" office:value="10" calcext:value-type="float">
            <text:p>10</text:p>
          </table:table-cell>
          <table:table-cell table:style-name="ce52" table:formula="of:=SUM([.$D12]+[.H$1])" office:value-type="float" office:value="11" calcext:value-type="float">
            <text:p>11</text:p>
          </table:table-cell>
          <table:table-cell table:style-name="ce52" table:formula="of:=SUM([.$D12]+[.I$1])" office:value-type="float" office:value="12" calcext:value-type="float">
            <text:p>12</text:p>
          </table:table-cell>
          <table:table-cell table:style-name="ce52" table:formula="of:=SUM([.$D12]+[.J$1])" office:value-type="float" office:value="13" calcext:value-type="float">
            <text:p>13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13:.C13];0)" office:value-type="float" office:value="8" calcext:value-type="float">
            <text:p>8</text:p>
          </table:table-cell>
          <table:table-cell table:style-name="ce51" table:formula="of:=SUM([.D13]+1)" office:value-type="float" office:value="9" calcext:value-type="float">
            <text:p>9</text:p>
          </table:table-cell>
          <table:table-cell table:style-name="ce52" table:formula="of:=SUM([.D13]+[.$F$1])" office:value-type="float" office:value="10" calcext:value-type="float">
            <text:p>10</text:p>
          </table:table-cell>
          <table:table-cell table:style-name="ce52" table:formula="of:=SUM([.D13]+[.$G$1])" office:value-type="float" office:value="11" calcext:value-type="float">
            <text:p>11</text:p>
          </table:table-cell>
          <table:table-cell table:style-name="ce52" table:formula="of:=SUM([.$D13]+[.H$1])" office:value-type="float" office:value="12" calcext:value-type="float">
            <text:p>12</text:p>
          </table:table-cell>
          <table:table-cell table:style-name="ce52" table:formula="of:=SUM([.$D13]+[.I$1])" office:value-type="float" office:value="13" calcext:value-type="float">
            <text:p>13</text:p>
          </table:table-cell>
          <table:table-cell table:style-name="ce51" table:formula="of:=SUM([.$D13]+[.J$1])" office:value-type="float" office:value="14" calcext:value-type="float">
            <text:p>14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14:.C14];0)" office:value-type="float" office:value="8" calcext:value-type="float">
            <text:p>8</text:p>
          </table:table-cell>
          <table:table-cell table:style-name="ce51" table:formula="of:=SUM([.D14]+1)" office:value-type="float" office:value="9" calcext:value-type="float">
            <text:p>9</text:p>
          </table:table-cell>
          <table:table-cell table:style-name="ce51" table:formula="of:=SUM([.D14]+[.$F$1])" office:value-type="float" office:value="10" calcext:value-type="float">
            <text:p>10</text:p>
          </table:table-cell>
          <table:table-cell table:style-name="ce52" table:formula="of:=SUM([.D14]+[.$G$1])" office:value-type="float" office:value="11" calcext:value-type="float">
            <text:p>11</text:p>
          </table:table-cell>
          <table:table-cell table:style-name="ce52" table:formula="of:=SUM([.$D14]+[.H$1])" office:value-type="float" office:value="12" calcext:value-type="float">
            <text:p>12</text:p>
          </table:table-cell>
          <table:table-cell table:style-name="ce51" table:formula="of:=SUM([.$D14]+[.I$1])" office:value-type="float" office:value="13" calcext:value-type="float">
            <text:p>13</text:p>
          </table:table-cell>
          <table:table-cell table:style-name="ce52" table:formula="of:=SUM([.$D14]+[.J$1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5:.C15];0)" office:value-type="float" office:value="8" calcext:value-type="float">
            <text:p>8</text:p>
          </table:table-cell>
          <table:table-cell table:style-name="ce51" table:formula="of:=SUM([.D15]+1)" office:value-type="float" office:value="9" calcext:value-type="float">
            <text:p>9</text:p>
          </table:table-cell>
          <table:table-cell table:style-name="ce52" table:formula="of:=SUM([.D15]+[.$F$1])" office:value-type="float" office:value="10" calcext:value-type="float">
            <text:p>10</text:p>
          </table:table-cell>
          <table:table-cell table:style-name="ce51" table:formula="of:=SUM([.D15]+[.$G$1])" office:value-type="float" office:value="11" calcext:value-type="float">
            <text:p>11</text:p>
          </table:table-cell>
          <table:table-cell table:style-name="ce51" table:formula="of:=SUM([.$D15]+[.H$1])" office:value-type="float" office:value="12" calcext:value-type="float">
            <text:p>12</text:p>
          </table:table-cell>
          <table:table-cell table:style-name="ce52" table:formula="of:=SUM([.$D15]+[.I$1])" office:value-type="float" office:value="13" calcext:value-type="float">
            <text:p>13</text:p>
          </table:table-cell>
          <table:table-cell table:style-name="ce52" table:formula="of:=SUM([.$D15]+[.J$1])" office:value-type="float" office:value="14" calcext:value-type="float">
            <text:p>14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16:.C16];0)" office:value-type="float" office:value="8" calcext:value-type="float">
            <text:p>8</text:p>
          </table:table-cell>
          <table:table-cell table:style-name="ce52" table:formula="of:=SUM([.D16]+1)" office:value-type="float" office:value="9" calcext:value-type="float">
            <text:p>9</text:p>
          </table:table-cell>
          <table:table-cell table:style-name="ce51" table:formula="of:=SUM([.D16]+[.$F$1])" office:value-type="float" office:value="10" calcext:value-type="float">
            <text:p>10</text:p>
          </table:table-cell>
          <table:table-cell table:style-name="ce52" table:formula="of:=SUM([.D16]+[.$G$1])" office:value-type="float" office:value="11" calcext:value-type="float">
            <text:p>11</text:p>
          </table:table-cell>
          <table:table-cell table:style-name="ce51" table:formula="of:=SUM([.$D16]+[.H$1])" office:value-type="float" office:value="12" calcext:value-type="float">
            <text:p>12</text:p>
          </table:table-cell>
          <table:table-cell table:style-name="ce52" table:formula="of:=SUM([.$D16]+[.I$1])" office:value-type="float" office:value="13" calcext:value-type="float">
            <text:p>13</text:p>
          </table:table-cell>
          <table:table-cell table:style-name="ce52" table:formula="of:=SUM([.$D16]+[.J$1])" office:value-type="float" office:value="14" calcext:value-type="float">
            <text:p>14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17:.C17];0)" office:value-type="float" office:value="8" calcext:value-type="float">
            <text:p>8</text:p>
          </table:table-cell>
          <table:table-cell table:style-name="ce52" table:formula="of:=SUM([.D17]+1)" office:value-type="float" office:value="9" calcext:value-type="float">
            <text:p>9</text:p>
          </table:table-cell>
          <table:table-cell table:style-name="ce51" table:formula="of:=SUM([.D17]+[.$F$1])" office:value-type="float" office:value="10" calcext:value-type="float">
            <text:p>10</text:p>
          </table:table-cell>
          <table:table-cell table:style-name="ce51" table:formula="of:=SUM([.D17]+[.$G$1])" office:value-type="float" office:value="11" calcext:value-type="float">
            <text:p>11</text:p>
          </table:table-cell>
          <table:table-cell table:style-name="ce52" table:formula="of:=SUM([.$D17]+[.H$1])" office:value-type="float" office:value="12" calcext:value-type="float">
            <text:p>12</text:p>
          </table:table-cell>
          <table:table-cell table:style-name="ce52" table:formula="of:=SUM([.$D17]+[.I$1])" office:value-type="float" office:value="13" calcext:value-type="float">
            <text:p>13</text:p>
          </table:table-cell>
          <table:table-cell table:style-name="ce52" table:formula="of:=SUM([.$D17]+[.J$1])" office:value-type="float" office:value="14" calcext:value-type="float">
            <text:p>14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18:.C18];0)" office:value-type="float" office:value="9" calcext:value-type="float">
            <text:p>9</text:p>
          </table:table-cell>
          <table:table-cell table:style-name="ce51" table:formula="of:=SUM([.D18]+1)" office:value-type="float" office:value="10" calcext:value-type="float">
            <text:p>10</text:p>
          </table:table-cell>
          <table:table-cell table:style-name="ce51" table:formula="of:=SUM([.D18]+[.$F$1])" office:value-type="float" office:value="11" calcext:value-type="float">
            <text:p>11</text:p>
          </table:table-cell>
          <table:table-cell table:style-name="ce52" table:formula="of:=SUM([.D18]+[.$G$1])" office:value-type="float" office:value="12" calcext:value-type="float">
            <text:p>12</text:p>
          </table:table-cell>
          <table:table-cell table:style-name="ce52" table:formula="of:=SUM([.$D18]+[.H$1])" office:value-type="float" office:value="13" calcext:value-type="float">
            <text:p>13</text:p>
          </table:table-cell>
          <table:table-cell table:style-name="ce52" table:formula="of:=SUM([.$D18]+[.I$1])" office:value-type="float" office:value="14" calcext:value-type="float">
            <text:p>14</text:p>
          </table:table-cell>
          <table:table-cell table:style-name="ce51" table:formula="of:=SUM([.$D18]+[.J$1])" office:value-type="float" office:value="15" calcext:value-type="float">
            <text:p>15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9:.C19];0)" office:value-type="float" office:value="9" calcext:value-type="float">
            <text:p>9</text:p>
          </table:table-cell>
          <table:table-cell table:style-name="ce51" table:formula="of:=SUM([.D19]+1)" office:value-type="float" office:value="10" calcext:value-type="float">
            <text:p>10</text:p>
          </table:table-cell>
          <table:table-cell table:style-name="ce52" table:formula="of:=SUM([.D19]+[.$F$1])" office:value-type="float" office:value="11" calcext:value-type="float">
            <text:p>11</text:p>
          </table:table-cell>
          <table:table-cell table:style-name="ce51" table:formula="of:=SUM([.D19]+[.$G$1])" office:value-type="float" office:value="12" calcext:value-type="float">
            <text:p>12</text:p>
          </table:table-cell>
          <table:table-cell table:style-name="ce52" table:formula="of:=SUM([.$D19]+[.H$1])" office:value-type="float" office:value="13" calcext:value-type="float">
            <text:p>13</text:p>
          </table:table-cell>
          <table:table-cell table:style-name="ce51" table:formula="of:=SUM([.$D19]+[.I$1])" office:value-type="float" office:value="14" calcext:value-type="float">
            <text:p>14</text:p>
          </table:table-cell>
          <table:table-cell table:style-name="ce52" table:formula="of:=SUM([.$D19]+[.J$1])" office:value-type="float" office:value="15" calcext:value-type="float">
            <text:p>15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20:.C20];0)" office:value-type="float" office:value="9" calcext:value-type="float">
            <text:p>9</text:p>
          </table:table-cell>
          <table:table-cell table:style-name="ce51" table:formula="of:=SUM([.D20]+1)" office:value-type="float" office:value="10" calcext:value-type="float">
            <text:p>10</text:p>
          </table:table-cell>
          <table:table-cell table:style-name="ce52" table:formula="of:=SUM([.D20]+[.$F$1])" office:value-type="float" office:value="11" calcext:value-type="float">
            <text:p>11</text:p>
          </table:table-cell>
          <table:table-cell table:style-name="ce52" table:formula="of:=SUM([.D20]+[.$G$1])" office:value-type="float" office:value="12" calcext:value-type="float">
            <text:p>12</text:p>
          </table:table-cell>
          <table:table-cell table:style-name="ce51" table:formula="of:=SUM([.$D20]+[.H$1])" office:value-type="float" office:value="13" calcext:value-type="float">
            <text:p>13</text:p>
          </table:table-cell>
          <table:table-cell table:style-name="ce52" table:formula="of:=SUM([.$D20]+[.I$1])" office:value-type="float" office:value="14" calcext:value-type="float">
            <text:p>14</text:p>
          </table:table-cell>
          <table:table-cell table:style-name="ce52" table:formula="of:=SUM([.$D20]+[.J$1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21:.C21];0)" office:value-type="float" office:value="9" calcext:value-type="float">
            <text:p>9</text:p>
          </table:table-cell>
          <table:table-cell table:style-name="ce52" table:formula="of:=SUM([.D21]+1)" office:value-type="float" office:value="10" calcext:value-type="float">
            <text:p>10</text:p>
          </table:table-cell>
          <table:table-cell table:style-name="ce51" table:formula="of:=SUM([.D21]+[.$F$1])" office:value-type="float" office:value="11" calcext:value-type="float">
            <text:p>11</text:p>
          </table:table-cell>
          <table:table-cell table:style-name="ce52" table:formula="of:=SUM([.D21]+[.$G$1])" office:value-type="float" office:value="12" calcext:value-type="float">
            <text:p>12</text:p>
          </table:table-cell>
          <table:table-cell table:style-name="ce52" table:formula="of:=SUM([.$D21]+[.H$1])" office:value-type="float" office:value="13" calcext:value-type="float">
            <text:p>13</text:p>
          </table:table-cell>
          <table:table-cell table:style-name="ce51" table:formula="of:=SUM([.$D21]+[.I$1])" office:value-type="float" office:value="14" calcext:value-type="float">
            <text:p>14</text:p>
          </table:table-cell>
          <table:table-cell table:style-name="ce52" table:formula="of:=SUM([.$D21]+[.J$1])" office:value-type="float" office:value="15" calcext:value-type="float">
            <text:p>15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22:.C22];0)" office:value-type="float" office:value="9" calcext:value-type="float">
            <text:p>9</text:p>
          </table:table-cell>
          <table:table-cell table:style-name="ce52" table:formula="of:=SUM([.D22]+1)" office:value-type="float" office:value="10" calcext:value-type="float">
            <text:p>10</text:p>
          </table:table-cell>
          <table:table-cell table:style-name="ce51" table:formula="of:=SUM([.D22]+[.$F$1])" office:value-type="float" office:value="11" calcext:value-type="float">
            <text:p>11</text:p>
          </table:table-cell>
          <table:table-cell table:style-name="ce51" table:formula="of:=SUM([.D22]+[.$G$1])" office:value-type="float" office:value="12" calcext:value-type="float">
            <text:p>12</text:p>
          </table:table-cell>
          <table:table-cell table:style-name="ce51" table:formula="of:=SUM([.$D22]+[.H$1])" office:value-type="float" office:value="13" calcext:value-type="float">
            <text:p>13</text:p>
          </table:table-cell>
          <table:table-cell table:style-name="ce52" table:formula="of:=SUM([.$D22]+[.I$1])" office:value-type="float" office:value="14" calcext:value-type="float">
            <text:p>14</text:p>
          </table:table-cell>
          <table:table-cell table:style-name="ce52" table:formula="of:=SUM([.$D22]+[.J$1])" office:value-type="float" office:value="15" calcext:value-type="float">
            <text:p>15</text:p>
          </table:table-cell>
          <table:table-cell table:number-columns-repeated="2"/>
        </table:table-row>
        <table:table-row table:style-name="ro8">
          <table:table-cell table:number-columns-repeated="3" office:value-type="float" office:value="3" calcext:value-type="float">
            <text:p>3</text:p>
          </table:table-cell>
          <table:table-cell table:formula="of:=SUM([.A23:.C23];0)" office:value-type="float" office:value="9" calcext:value-type="float">
            <text:p>9</text:p>
          </table:table-cell>
          <table:table-cell table:style-name="ce52" table:formula="of:=SUM([.D23]+1)" office:value-type="float" office:value="10" calcext:value-type="float">
            <text:p>10</text:p>
          </table:table-cell>
          <table:table-cell table:style-name="ce52" table:formula="of:=SUM([.D23]+[.$F$1])" office:value-type="float" office:value="11" calcext:value-type="float">
            <text:p>11</text:p>
          </table:table-cell>
          <table:table-cell table:style-name="ce51" table:formula="of:=SUM([.D23]+[.$G$1])" office:value-type="float" office:value="12" calcext:value-type="float">
            <text:p>12</text:p>
          </table:table-cell>
          <table:table-cell table:style-name="ce52" table:formula="of:=SUM([.$D23]+[.H$1])" office:value-type="float" office:value="13" calcext:value-type="float">
            <text:p>13</text:p>
          </table:table-cell>
          <table:table-cell table:style-name="ce52" table:formula="of:=SUM([.$D23]+[.I$1])" office:value-type="float" office:value="14" calcext:value-type="float">
            <text:p>14</text:p>
          </table:table-cell>
          <table:table-cell table:style-name="ce52" table:formula="of:=SUM([.$D23]+[.J$1])" office:value-type="float" office:value="15" calcext:value-type="float">
            <text:p>15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24:.C24];0)" office:value-type="float" office:value="10" calcext:value-type="float">
            <text:p>10</text:p>
          </table:table-cell>
          <table:table-cell table:style-name="ce51" table:formula="of:=SUM([.D24]+1)" office:value-type="float" office:value="11" calcext:value-type="float">
            <text:p>11</text:p>
          </table:table-cell>
          <table:table-cell table:style-name="ce52" table:formula="of:=SUM([.D24]+[.$F$1])" office:value-type="float" office:value="12" calcext:value-type="float">
            <text:p>12</text:p>
          </table:table-cell>
          <table:table-cell table:style-name="ce51" table:formula="of:=SUM([.D24]+[.$G$1])" office:value-type="float" office:value="13" calcext:value-type="float">
            <text:p>13</text:p>
          </table:table-cell>
          <table:table-cell table:style-name="ce52" table:formula="of:=SUM([.$D24]+[.H$1])" office:value-type="float" office:value="14" calcext:value-type="float">
            <text:p>14</text:p>
          </table:table-cell>
          <table:table-cell table:style-name="ce52" table:formula="of:=SUM([.$D24]+[.I$1])" office:value-type="float" office:value="15" calcext:value-type="float">
            <text:p>15</text:p>
          </table:table-cell>
          <table:table-cell table:style-name="ce51" table:formula="of:=SUM([.$D24]+[.J$1])" office:value-type="float" office:value="16" calcext:value-type="float">
            <text:p>16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25:.C25];0)" office:value-type="float" office:value="10" calcext:value-type="float">
            <text:p>10</text:p>
          </table:table-cell>
          <table:table-cell table:style-name="ce51" table:formula="of:=SUM([.D25]+1)" office:value-type="float" office:value="11" calcext:value-type="float">
            <text:p>11</text:p>
          </table:table-cell>
          <table:table-cell table:style-name="ce52" table:formula="of:=SUM([.D25]+[.$F$1])" office:value-type="float" office:value="12" calcext:value-type="float">
            <text:p>12</text:p>
          </table:table-cell>
          <table:table-cell table:style-name="ce52" table:formula="of:=SUM([.D25]+[.$G$1])" office:value-type="float" office:value="13" calcext:value-type="float">
            <text:p>13</text:p>
          </table:table-cell>
          <table:table-cell table:style-name="ce51" table:formula="of:=SUM([.$D25]+[.H$1])" office:value-type="float" office:value="14" calcext:value-type="float">
            <text:p>14</text:p>
          </table:table-cell>
          <table:table-cell table:style-name="ce51" table:formula="of:=SUM([.$D25]+[.I$1])" office:value-type="float" office:value="15" calcext:value-type="float">
            <text:p>15</text:p>
          </table:table-cell>
          <table:table-cell table:style-name="ce52" table:formula="of:=SUM([.$D25]+[.J$1])" office:value-type="float" office:value="16" calcext:value-type="float">
            <text:p>16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26:.C26];0)" office:value-type="float" office:value="10" calcext:value-type="float">
            <text:p>10</text:p>
          </table:table-cell>
          <table:table-cell table:style-name="ce52" table:formula="of:=SUM([.D26]+1)" office:value-type="float" office:value="11" calcext:value-type="float">
            <text:p>11</text:p>
          </table:table-cell>
          <table:table-cell table:style-name="ce51" table:formula="of:=SUM([.D26]+[.$F$1])" office:value-type="float" office:value="12" calcext:value-type="float">
            <text:p>12</text:p>
          </table:table-cell>
          <table:table-cell table:style-name="ce52" table:formula="of:=SUM([.D26]+[.$G$1])" office:value-type="float" office:value="13" calcext:value-type="float">
            <text:p>13</text:p>
          </table:table-cell>
          <table:table-cell table:style-name="ce52" table:formula="of:=SUM([.$D26]+[.H$1])" office:value-type="float" office:value="14" calcext:value-type="float">
            <text:p>14</text:p>
          </table:table-cell>
          <table:table-cell table:style-name="ce52" table:formula="of:=SUM([.$D26]+[.I$1])" office:value-type="float" office:value="15" calcext:value-type="float">
            <text:p>15</text:p>
          </table:table-cell>
          <table:table-cell table:style-name="ce51" table:formula="of:=SUM([.$D26]+[.J$1])" office:value-type="float" office:value="16" calcext:value-type="float">
            <text:p>16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27:.C27];0)" office:value-type="float" office:value="10" calcext:value-type="float">
            <text:p>10</text:p>
          </table:table-cell>
          <table:table-cell table:style-name="ce52" table:formula="of:=SUM([.D27]+1)" office:value-type="float" office:value="11" calcext:value-type="float">
            <text:p>11</text:p>
          </table:table-cell>
          <table:table-cell table:style-name="ce51" table:formula="of:=SUM([.D27]+[.$F$1])" office:value-type="float" office:value="12" calcext:value-type="float">
            <text:p>12</text:p>
          </table:table-cell>
          <table:table-cell table:style-name="ce51" table:formula="of:=SUM([.D27]+[.$G$1])" office:value-type="float" office:value="13" calcext:value-type="float">
            <text:p>13</text:p>
          </table:table-cell>
          <table:table-cell table:style-name="ce52" table:formula="of:=SUM([.$D27]+[.H$1])" office:value-type="float" office:value="14" calcext:value-type="float">
            <text:p>14</text:p>
          </table:table-cell>
          <table:table-cell table:style-name="ce51" table:formula="of:=SUM([.$D27]+[.I$1])" office:value-type="float" office:value="15" calcext:value-type="float">
            <text:p>15</text:p>
          </table:table-cell>
          <table:table-cell table:style-name="ce52" table:formula="of:=SUM([.$D27]+[.J$1])" office:value-type="float" office:value="16" calcext:value-type="float">
            <text:p>16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28:.C28];0)" office:value-type="float" office:value="10" calcext:value-type="float">
            <text:p>10</text:p>
          </table:table-cell>
          <table:table-cell table:style-name="ce52" table:formula="of:=SUM([.D28]+1)" office:value-type="float" office:value="11" calcext:value-type="float">
            <text:p>11</text:p>
          </table:table-cell>
          <table:table-cell table:style-name="ce51" table:formula="of:=SUM([.D28]+[.$F$1])" office:value-type="float" office:value="12" calcext:value-type="float">
            <text:p>12</text:p>
          </table:table-cell>
          <table:table-cell table:style-name="ce52" table:formula="of:=SUM([.D28]+[.$G$1])" office:value-type="float" office:value="13" calcext:value-type="float">
            <text:p>13</text:p>
          </table:table-cell>
          <table:table-cell table:style-name="ce51" table:formula="of:=SUM([.$D28]+[.H$1])" office:value-type="float" office:value="14" calcext:value-type="float">
            <text:p>14</text:p>
          </table:table-cell>
          <table:table-cell table:style-name="ce52" table:formula="of:=SUM([.$D28]+[.I$1])" office:value-type="float" office:value="15" calcext:value-type="float">
            <text:p>15</text:p>
          </table:table-cell>
          <table:table-cell table:style-name="ce52" table:formula="of:=SUM([.$D28]+[.J$1])" office:value-type="float" office:value="16" calcext:value-type="float">
            <text:p>16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29:.C29];0)" office:value-type="float" office:value="10" calcext:value-type="float">
            <text:p>10</text:p>
          </table:table-cell>
          <table:table-cell table:style-name="ce52" table:formula="of:=SUM([.D29]+1)" office:value-type="float" office:value="11" calcext:value-type="float">
            <text:p>11</text:p>
          </table:table-cell>
          <table:table-cell table:style-name="ce52" table:formula="of:=SUM([.D29]+[.$F$1])" office:value-type="float" office:value="12" calcext:value-type="float">
            <text:p>12</text:p>
          </table:table-cell>
          <table:table-cell table:style-name="ce51" table:formula="of:=SUM([.D29]+[.$G$1])" office:value-type="float" office:value="13" calcext:value-type="float">
            <text:p>13</text:p>
          </table:table-cell>
          <table:table-cell table:style-name="ce51" table:formula="of:=SUM([.$D29]+[.H$1])" office:value-type="float" office:value="14" calcext:value-type="float">
            <text:p>14</text:p>
          </table:table-cell>
          <table:table-cell table:style-name="ce52" table:formula="of:=SUM([.$D29]+[.I$1])" office:value-type="float" office:value="15" calcext:value-type="float">
            <text:p>15</text:p>
          </table:table-cell>
          <table:table-cell table:style-name="ce52" table:formula="of:=SUM([.$D29]+[.J$1])" office:value-type="float" office:value="16" calcext:value-type="float">
            <text:p>16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30:.C30];0)" office:value-type="float" office:value="11" calcext:value-type="float">
            <text:p>11</text:p>
          </table:table-cell>
          <table:table-cell table:style-name="ce51" table:formula="of:=SUM([.D30]+1)" office:value-type="float" office:value="12" calcext:value-type="float">
            <text:p>12</text:p>
          </table:table-cell>
          <table:table-cell table:style-name="ce52" table:formula="of:=SUM([.D30]+[.$F$1])" office:value-type="float" office:value="13" calcext:value-type="float">
            <text:p>13</text:p>
          </table:table-cell>
          <table:table-cell table:style-name="ce52" table:formula="of:=SUM([.D30]+[.$G$1])" office:value-type="float" office:value="14" calcext:value-type="float">
            <text:p>14</text:p>
          </table:table-cell>
          <table:table-cell table:style-name="ce51" table:formula="of:=SUM([.$D30]+[.H$1])" office:value-type="float" office:value="15" calcext:value-type="float">
            <text:p>15</text:p>
          </table:table-cell>
          <table:table-cell table:style-name="ce52" table:formula="of:=SUM([.$D30]+[.I$1])" office:value-type="float" office:value="16" calcext:value-type="float">
            <text:p>16</text:p>
          </table:table-cell>
          <table:table-cell table:style-name="ce51" table:formula="of:=SUM([.$D30]+[.J$1])" office:value-type="float" office:value="17" calcext:value-type="float">
            <text:p>17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31:.C31];0)" office:value-type="float" office:value="11" calcext:value-type="float">
            <text:p>11</text:p>
          </table:table-cell>
          <table:table-cell table:style-name="ce51" table:formula="of:=SUM([.D31]+1)" office:value-type="float" office:value="12" calcext:value-type="float">
            <text:p>12</text:p>
          </table:table-cell>
          <table:table-cell table:style-name="ce52" table:formula="of:=SUM([.D31]+[.$F$1])" office:value-type="float" office:value="13" calcext:value-type="float">
            <text:p>13</text:p>
          </table:table-cell>
          <table:table-cell table:style-name="ce52" table:formula="of:=SUM([.D31]+[.$G$1])" office:value-type="float" office:value="14" calcext:value-type="float">
            <text:p>14</text:p>
          </table:table-cell>
          <table:table-cell table:style-name="ce52" table:formula="of:=SUM([.$D31]+[.H$1])" office:value-type="float" office:value="15" calcext:value-type="float">
            <text:p>15</text:p>
          </table:table-cell>
          <table:table-cell table:style-name="ce51" table:formula="of:=SUM([.$D31]+[.I$1])" office:value-type="float" office:value="16" calcext:value-type="float">
            <text:p>16</text:p>
          </table:table-cell>
          <table:table-cell table:style-name="ce52" table:formula="of:=SUM([.$D31]+[.J$1])" office:value-type="float" office:value="17" calcext:value-type="float">
            <text:p>17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32:.C32];0)" office:value-type="float" office:value="11" calcext:value-type="float">
            <text:p>11</text:p>
          </table:table-cell>
          <table:table-cell table:style-name="ce52" table:formula="of:=SUM([.D32]+1)" office:value-type="float" office:value="12" calcext:value-type="float">
            <text:p>12</text:p>
          </table:table-cell>
          <table:table-cell table:style-name="ce51" table:formula="of:=SUM([.D32]+[.$F$1])" office:value-type="float" office:value="13" calcext:value-type="float">
            <text:p>13</text:p>
          </table:table-cell>
          <table:table-cell table:style-name="ce51" table:formula="of:=SUM([.D32]+[.$G$1])" office:value-type="float" office:value="14" calcext:value-type="float">
            <text:p>14</text:p>
          </table:table-cell>
          <table:table-cell table:style-name="ce52" table:formula="of:=SUM([.$D32]+[.H$1])" office:value-type="float" office:value="15" calcext:value-type="float">
            <text:p>15</text:p>
          </table:table-cell>
          <table:table-cell table:style-name="ce52" table:formula="of:=SUM([.$D32]+[.I$1])" office:value-type="float" office:value="16" calcext:value-type="float">
            <text:p>16</text:p>
          </table:table-cell>
          <table:table-cell table:style-name="ce51" table:formula="of:=SUM([.$D32]+[.J$1])" office:value-type="float" office:value="17" calcext:value-type="float">
            <text:p>17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33:.C33];0)" office:value-type="float" office:value="11" calcext:value-type="float">
            <text:p>11</text:p>
          </table:table-cell>
          <table:table-cell table:style-name="ce52" table:formula="of:=SUM([.D33]+1)" office:value-type="float" office:value="12" calcext:value-type="float">
            <text:p>12</text:p>
          </table:table-cell>
          <table:table-cell table:style-name="ce51" table:formula="of:=SUM([.D33]+[.$F$1])" office:value-type="float" office:value="13" calcext:value-type="float">
            <text:p>13</text:p>
          </table:table-cell>
          <table:table-cell table:style-name="ce52" table:formula="of:=SUM([.D33]+[.$G$1])" office:value-type="float" office:value="14" calcext:value-type="float">
            <text:p>14</text:p>
          </table:table-cell>
          <table:table-cell table:style-name="ce51" table:formula="of:=SUM([.$D33]+[.H$1])" office:value-type="float" office:value="15" calcext:value-type="float">
            <text:p>15</text:p>
          </table:table-cell>
          <table:table-cell table:style-name="ce51" table:formula="of:=SUM([.$D33]+[.I$1])" office:value-type="float" office:value="16" calcext:value-type="float">
            <text:p>16</text:p>
          </table:table-cell>
          <table:table-cell table:style-name="ce52" table:formula="of:=SUM([.$D33]+[.J$1])" office:value-type="float" office:value="17" calcext:value-type="float">
            <text:p>17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34:.C34];0)" office:value-type="float" office:value="11" calcext:value-type="float">
            <text:p>11</text:p>
          </table:table-cell>
          <table:table-cell table:style-name="ce52" table:formula="of:=SUM([.D34]+1)" office:value-type="float" office:value="12" calcext:value-type="float">
            <text:p>12</text:p>
          </table:table-cell>
          <table:table-cell table:style-name="ce52" table:formula="of:=SUM([.D34]+[.$F$1])" office:value-type="float" office:value="13" calcext:value-type="float">
            <text:p>13</text:p>
          </table:table-cell>
          <table:table-cell table:style-name="ce51" table:formula="of:=SUM([.D34]+[.$G$1])" office:value-type="float" office:value="14" calcext:value-type="float">
            <text:p>14</text:p>
          </table:table-cell>
          <table:table-cell table:style-name="ce52" table:formula="of:=SUM([.$D34]+[.H$1])" office:value-type="float" office:value="15" calcext:value-type="float">
            <text:p>15</text:p>
          </table:table-cell>
          <table:table-cell table:style-name="ce51" table:formula="of:=SUM([.$D34]+[.I$1])" office:value-type="float" office:value="16" calcext:value-type="float">
            <text:p>16</text:p>
          </table:table-cell>
          <table:table-cell table:style-name="ce52" table:formula="of:=SUM([.$D34]+[.J$1])" office:value-type="float" office:value="17" calcext:value-type="float">
            <text:p>17</text:p>
          </table:table-cell>
          <table: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35:.C35];0)" office:value-type="float" office:value="11" calcext:value-type="float">
            <text:p>11</text:p>
          </table:table-cell>
          <table:table-cell table:style-name="ce52" table:formula="of:=SUM([.D35]+1)" office:value-type="float" office:value="12" calcext:value-type="float">
            <text:p>12</text:p>
          </table:table-cell>
          <table:table-cell table:style-name="ce52" table:formula="of:=SUM([.D35]+[.$F$1])" office:value-type="float" office:value="13" calcext:value-type="float">
            <text:p>13</text:p>
          </table:table-cell>
          <table:table-cell table:style-name="ce51" table:formula="of:=SUM([.D35]+[.$G$1])" office:value-type="float" office:value="14" calcext:value-type="float">
            <text:p>14</text:p>
          </table:table-cell>
          <table:table-cell table:style-name="ce51" table:formula="of:=SUM([.$D35]+[.H$1])" office:value-type="float" office:value="15" calcext:value-type="float">
            <text:p>15</text:p>
          </table:table-cell>
          <table:table-cell table:style-name="ce52" table:formula="of:=SUM([.$D35]+[.I$1])" office:value-type="float" office:value="16" calcext:value-type="float">
            <text:p>16</text:p>
          </table:table-cell>
          <table:table-cell table:style-name="ce52" table:formula="of:=SUM([.$D35]+[.J$1])" office:value-type="float" office:value="17" calcext:value-type="float">
            <text:p>17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36:.C36];0)" office:value-type="float" office:value="12" calcext:value-type="float">
            <text:p>12</text:p>
          </table:table-cell>
          <table:table-cell table:style-name="ce51" table:formula="of:=SUM([.D36]+1)" office:value-type="float" office:value="13" calcext:value-type="float">
            <text:p>13</text:p>
          </table:table-cell>
          <table:table-cell table:style-name="ce52" table:formula="of:=SUM([.D36]+[.$F$1])" office:value-type="float" office:value="14" calcext:value-type="float">
            <text:p>14</text:p>
          </table:table-cell>
          <table:table-cell table:style-name="ce52" table:formula="of:=SUM([.D36]+[.$G$1])" office:value-type="float" office:value="15" calcext:value-type="float">
            <text:p>15</text:p>
          </table:table-cell>
          <table:table-cell table:style-name="ce52" table:formula="of:=SUM([.$D36]+[.H$1])" office:value-type="float" office:value="16" calcext:value-type="float">
            <text:p>16</text:p>
          </table:table-cell>
          <table:table-cell table:style-name="ce51" table:formula="of:=SUM([.$D36]+[.I$1])" office:value-type="float" office:value="17" calcext:value-type="float">
            <text:p>17</text:p>
          </table:table-cell>
          <table:table-cell table:style-name="ce51" table:formula="of:=SUM([.$D36]+[.J$1])" office:value-type="float" office:value="18" calcext:value-type="float">
            <text:p>18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37:.C37];0)" office:value-type="float" office:value="12" calcext:value-type="float">
            <text:p>12</text:p>
          </table:table-cell>
          <table:table-cell table:style-name="ce52" table:formula="of:=SUM([.D37]+1)" office:value-type="float" office:value="13" calcext:value-type="float">
            <text:p>13</text:p>
          </table:table-cell>
          <table:table-cell table:style-name="ce51" table:formula="of:=SUM([.D37]+[.$F$1])" office:value-type="float" office:value="14" calcext:value-type="float">
            <text:p>14</text:p>
          </table:table-cell>
          <table:table-cell table:style-name="ce52" table:formula="of:=SUM([.D37]+[.$G$1])" office:value-type="float" office:value="15" calcext:value-type="float">
            <text:p>15</text:p>
          </table:table-cell>
          <table:table-cell table:style-name="ce51" table:formula="of:=SUM([.$D37]+[.H$1])" office:value-type="float" office:value="16" calcext:value-type="float">
            <text:p>16</text:p>
          </table:table-cell>
          <table:table-cell table:style-name="ce52" table:formula="of:=SUM([.$D37]+[.I$1])" office:value-type="float" office:value="17" calcext:value-type="float">
            <text:p>17</text:p>
          </table:table-cell>
          <table:table-cell table:style-name="ce51" table:formula="of:=SUM([.$D37]+[.J$1])" office:value-type="float" office:value="18" calcext:value-type="float">
            <text:p>18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38:.C38];0)" office:value-type="float" office:value="12" calcext:value-type="float">
            <text:p>12</text:p>
          </table:table-cell>
          <table:table-cell table:style-name="ce52" table:formula="of:=SUM([.D38]+1)" office:value-type="float" office:value="13" calcext:value-type="float">
            <text:p>13</text:p>
          </table:table-cell>
          <table:table-cell table:style-name="ce51" table:formula="of:=SUM([.D38]+[.$F$1])" office:value-type="float" office:value="14" calcext:value-type="float">
            <text:p>14</text:p>
          </table:table-cell>
          <table:table-cell table:style-name="ce52" table:formula="of:=SUM([.D38]+[.$G$1])" office:value-type="float" office:value="15" calcext:value-type="float">
            <text:p>15</text:p>
          </table:table-cell>
          <table:table-cell table:style-name="ce52" table:formula="of:=SUM([.$D38]+[.H$1])" office:value-type="float" office:value="16" calcext:value-type="float">
            <text:p>16</text:p>
          </table:table-cell>
          <table:table-cell table:style-name="ce51" table:formula="of:=SUM([.$D38]+[.I$1])" office:value-type="float" office:value="17" calcext:value-type="float">
            <text:p>17</text:p>
          </table:table-cell>
          <table:table-cell table:style-name="ce52" table:formula="of:=SUM([.$D38]+[.J$1])" office:value-type="float" office:value="18" calcext:value-type="float">
            <text:p>18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39:.C39];0)" office:value-type="float" office:value="12" calcext:value-type="float">
            <text:p>12</text:p>
          </table:table-cell>
          <table:table-cell table:style-name="ce52" table:formula="of:=SUM([.D39]+1)" office:value-type="float" office:value="13" calcext:value-type="float">
            <text:p>13</text:p>
          </table:table-cell>
          <table:table-cell table:style-name="ce52" table:formula="of:=SUM([.D39]+[.$F$1])" office:value-type="float" office:value="14" calcext:value-type="float">
            <text:p>14</text:p>
          </table:table-cell>
          <table:table-cell table:style-name="ce51" table:formula="of:=SUM([.D39]+[.$G$1])" office:value-type="float" office:value="15" calcext:value-type="float">
            <text:p>15</text:p>
          </table:table-cell>
          <table:table-cell table:style-name="ce52" table:formula="of:=SUM([.$D39]+[.H$1])" office:value-type="float" office:value="16" calcext:value-type="float">
            <text:p>16</text:p>
          </table:table-cell>
          <table:table-cell table:style-name="ce52" table:formula="of:=SUM([.$D39]+[.I$1])" office:value-type="float" office:value="17" calcext:value-type="float">
            <text:p>17</text:p>
          </table:table-cell>
          <table:table-cell table:style-name="ce51" table:formula="of:=SUM([.$D39]+[.J$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40:.C40];0)" office:value-type="float" office:value="12" calcext:value-type="float">
            <text:p>12</text:p>
          </table:table-cell>
          <table:table-cell table:style-name="ce52" table:formula="of:=SUM([.D40]+1)" office:value-type="float" office:value="13" calcext:value-type="float">
            <text:p>13</text:p>
          </table:table-cell>
          <table:table-cell table:style-name="ce52" table:formula="of:=SUM([.D40]+[.$F$1])" office:value-type="float" office:value="14" calcext:value-type="float">
            <text:p>14</text:p>
          </table:table-cell>
          <table:table-cell table:style-name="ce51" table:formula="of:=SUM([.D40]+[.$G$1])" office:value-type="float" office:value="15" calcext:value-type="float">
            <text:p>15</text:p>
          </table:table-cell>
          <table:table-cell table:style-name="ce51" table:formula="of:=SUM([.$D40]+[.H$1])" office:value-type="float" office:value="16" calcext:value-type="float">
            <text:p>16</text:p>
          </table:table-cell>
          <table:table-cell table:style-name="ce51" table:formula="of:=SUM([.$D40]+[.I$1])" office:value-type="float" office:value="17" calcext:value-type="float">
            <text:p>17</text:p>
          </table:table-cell>
          <table:table-cell table:style-name="ce52" table:formula="of:=SUM([.$D40]+[.J$1])" office:value-type="float" office:value="18" calcext:value-type="float">
            <text:p>18</text:p>
          </table:table-cell>
          <table:table-cell table:number-columns-repeated="2"/>
        </table:table-row>
        <table:table-row table:style-name="ro8">
          <table:table-cell table:number-columns-repeated="3" office:value-type="float" office:value="4" calcext:value-type="float">
            <text:p>4</text:p>
          </table:table-cell>
          <table:table-cell table:formula="of:=SUM([.A41:.C41];0)" office:value-type="float" office:value="12" calcext:value-type="float">
            <text:p>12</text:p>
          </table:table-cell>
          <table:table-cell table:style-name="ce52" table:formula="of:=SUM([.D41]+1)" office:value-type="float" office:value="13" calcext:value-type="float">
            <text:p>13</text:p>
          </table:table-cell>
          <table:table-cell table:style-name="ce52" table:formula="of:=SUM([.D41]+[.$F$1])" office:value-type="float" office:value="14" calcext:value-type="float">
            <text:p>14</text:p>
          </table:table-cell>
          <table:table-cell table:style-name="ce52" table:formula="of:=SUM([.D41]+[.$G$1])" office:value-type="float" office:value="15" calcext:value-type="float">
            <text:p>15</text:p>
          </table:table-cell>
          <table:table-cell table:style-name="ce51" table:formula="of:=SUM([.$D41]+[.H$1])" office:value-type="float" office:value="16" calcext:value-type="float">
            <text:p>16</text:p>
          </table:table-cell>
          <table:table-cell table:style-name="ce52" table:formula="of:=SUM([.$D41]+[.I$1])" office:value-type="float" office:value="17" calcext:value-type="float">
            <text:p>17</text:p>
          </table:table-cell>
          <table:table-cell table:style-name="ce52" table:formula="of:=SUM([.$D41]+[.J$1])" office:value-type="float" office:value="18" calcext:value-type="float">
            <text:p>18</text:p>
          </table:table-cell>
          <table:table-cell table:number-columns-repeated="2"/>
        </table:table-row>
        <table:table-row table:style-name="ro8"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6" calcext:value-type="float">
            <text:p>6</text:p>
          </table:table-cell>
          <table:table-cell table:formula="of:=SUM([.A42:.C42];0)" office:value-type="float" office:value="13" calcext:value-type="float">
            <text:p>13</text:p>
          </table:table-cell>
          <table:table-cell table:style-name="ce51" table:formula="of:=SUM([.D42]+1)" office:value-type="float" office:value="14" calcext:value-type="float">
            <text:p>14</text:p>
          </table:table-cell>
          <table:table-cell table:style-name="ce52" table:formula="of:=SUM([.D42]+[.$F$1])" office:value-type="float" office:value="15" calcext:value-type="float">
            <text:p>15</text:p>
          </table:table-cell>
          <table:table-cell table:style-name="ce52" table:formula="of:=SUM([.D42]+[.$G$1])" office:value-type="float" office:value="16" calcext:value-type="float">
            <text:p>16</text:p>
          </table:table-cell>
          <table:table-cell table:style-name="ce52" table:formula="of:=SUM([.$D42]+[.H$1])" office:value-type="float" office:value="17" calcext:value-type="float">
            <text:p>17</text:p>
          </table:table-cell>
          <table:table-cell table:style-name="ce52" table:formula="of:=SUM([.$D42]+[.I$1])" office:value-type="float" office:value="18" calcext:value-type="float">
            <text:p>18</text:p>
          </table:table-cell>
          <table:table-cell table:style-name="ce51" table:formula="of:=SUM([.$D42]+[.J$1])" office:value-type="float" office:value="19" calcext:value-type="float">
            <text:p>19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43:.C43];0)" office:value-type="float" office:value="13" calcext:value-type="float">
            <text:p>13</text:p>
          </table:table-cell>
          <table:table-cell table:style-name="ce52" table:formula="of:=SUM([.D43]+1)" office:value-type="float" office:value="14" calcext:value-type="float">
            <text:p>14</text:p>
          </table:table-cell>
          <table:table-cell table:style-name="ce51" table:formula="of:=SUM([.D43]+[.$F$1])" office:value-type="float" office:value="15" calcext:value-type="float">
            <text:p>15</text:p>
          </table:table-cell>
          <table:table-cell table:style-name="ce52" table:formula="of:=SUM([.D43]+[.$G$1])" office:value-type="float" office:value="16" calcext:value-type="float">
            <text:p>16</text:p>
          </table:table-cell>
          <table:table-cell table:style-name="ce52" table:formula="of:=SUM([.$D43]+[.H$1])" office:value-type="float" office:value="17" calcext:value-type="float">
            <text:p>17</text:p>
          </table:table-cell>
          <table:table-cell table:style-name="ce51" table:formula="of:=SUM([.$D43]+[.I$1])" office:value-type="float" office:value="18" calcext:value-type="float">
            <text:p>18</text:p>
          </table:table-cell>
          <table:table-cell table:style-name="ce51" table:formula="of:=SUM([.$D43]+[.J$1])" office:value-type="float" office:value="19" calcext:value-type="float">
            <text:p>19</text:p>
          </table:table-cell>
          <table: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44:.C44];0)" office:value-type="float" office:value="13" calcext:value-type="float">
            <text:p>13</text:p>
          </table:table-cell>
          <table:table-cell table:style-name="ce52" table:formula="of:=SUM([.D44]+1)" office:value-type="float" office:value="14" calcext:value-type="float">
            <text:p>14</text:p>
          </table:table-cell>
          <table:table-cell table:style-name="ce52" table:formula="of:=SUM([.D44]+[.$F$1])" office:value-type="float" office:value="15" calcext:value-type="float">
            <text:p>15</text:p>
          </table:table-cell>
          <table:table-cell table:style-name="ce51" table:formula="of:=SUM([.D44]+[.$G$1])" office:value-type="float" office:value="16" calcext:value-type="float">
            <text:p>16</text:p>
          </table:table-cell>
          <table:table-cell table:style-name="ce51" table:formula="of:=SUM([.$D44]+[.H$1])" office:value-type="float" office:value="17" calcext:value-type="float">
            <text:p>17</text:p>
          </table:table-cell>
          <table:table-cell table:style-name="ce52" table:formula="of:=SUM([.$D44]+[.I$1])" office:value-type="float" office:value="18" calcext:value-type="float">
            <text:p>18</text:p>
          </table:table-cell>
          <table:table-cell table:style-name="ce51" table:formula="of:=SUM([.$D44]+[.J$1])" office:value-type="float" office:value="19" calcext:value-type="float">
            <text:p>19</text:p>
          </table:table-cell>
          <table: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45:.C45];0)" office:value-type="float" office:value="13" calcext:value-type="float">
            <text:p>13</text:p>
          </table:table-cell>
          <table:table-cell table:style-name="ce52" table:formula="of:=SUM([.D45]+1)" office:value-type="float" office:value="14" calcext:value-type="float">
            <text:p>14</text:p>
          </table:table-cell>
          <table:table-cell table:style-name="ce52" table:formula="of:=SUM([.D45]+[.$F$1])" office:value-type="float" office:value="15" calcext:value-type="float">
            <text:p>15</text:p>
          </table:table-cell>
          <table:table-cell table:style-name="ce51" table:formula="of:=SUM([.D45]+[.$G$1])" office:value-type="float" office:value="16" calcext:value-type="float">
            <text:p>16</text:p>
          </table:table-cell>
          <table:table-cell table:style-name="ce52" table:formula="of:=SUM([.$D45]+[.H$1])" office:value-type="float" office:value="17" calcext:value-type="float">
            <text:p>17</text:p>
          </table:table-cell>
          <table:table-cell table:style-name="ce51" table:formula="of:=SUM([.$D45]+[.I$1])" office:value-type="float" office:value="18" calcext:value-type="float">
            <text:p>18</text:p>
          </table:table-cell>
          <table:table-cell table:style-name="ce52" table:formula="of:=SUM([.$D45]+[.J$1])" office:value-type="float" office:value="19" calcext:value-type="float">
            <text:p>19</text:p>
          </table:table-cell>
          <table:table-cell table:number-columns-repeated="2"/>
        </table:table-row>
        <table:table-row table:style-name="ro8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46:.C46];0)" office:value-type="float" office:value="13" calcext:value-type="float">
            <text:p>13</text:p>
          </table:table-cell>
          <table:table-cell table:style-name="ce52" table:formula="of:=SUM([.D46]+1)" office:value-type="float" office:value="14" calcext:value-type="float">
            <text:p>14</text:p>
          </table:table-cell>
          <table:table-cell table:style-name="ce52" table:formula="of:=SUM([.D46]+[.$F$1])" office:value-type="float" office:value="15" calcext:value-type="float">
            <text:p>15</text:p>
          </table:table-cell>
          <table:table-cell table:style-name="ce52" table:formula="of:=SUM([.D46]+[.$G$1])" office:value-type="float" office:value="16" calcext:value-type="float">
            <text:p>16</text:p>
          </table:table-cell>
          <table:table-cell table:style-name="ce51" table:formula="of:=SUM([.$D46]+[.H$1])" office:value-type="float" office:value="17" calcext:value-type="float">
            <text:p>17</text:p>
          </table:table-cell>
          <table:table-cell table:style-name="ce51" table:formula="of:=SUM([.$D46]+[.I$1])" office:value-type="float" office:value="18" calcext:value-type="float">
            <text:p>18</text:p>
          </table:table-cell>
          <table:table-cell table:style-name="ce52" table:formula="of:=SUM([.$D46]+[.J$1])" office:value-type="float" office:value="19" calcext:value-type="float">
            <text:p>19</text:p>
          </table:table-cell>
          <table:table-cell table:number-columns-repeated="2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47:.C47];0)" office:value-type="float" office:value="14" calcext:value-type="float">
            <text:p>14</text:p>
          </table:table-cell>
          <table:table-cell table:style-name="ce52" table:formula="of:=SUM([.D47]+1)" office:value-type="float" office:value="15" calcext:value-type="float">
            <text:p>15</text:p>
          </table:table-cell>
          <table:table-cell table:style-name="ce51" table:formula="of:=SUM([.D47]+[.$F$1])" office:value-type="float" office:value="16" calcext:value-type="float">
            <text:p>16</text:p>
          </table:table-cell>
          <table:table-cell table:style-name="ce52" table:formula="of:=SUM([.D47]+[.$G$1])" office:value-type="float" office:value="17" calcext:value-type="float">
            <text:p>17</text:p>
          </table:table-cell>
          <table:table-cell table:style-name="ce52" table:formula="of:=SUM([.$D47]+[.H$1])" office:value-type="float" office:value="18" calcext:value-type="float">
            <text:p>18</text:p>
          </table:table-cell>
          <table:table-cell table:style-name="ce52" table:formula="of:=SUM([.$D47]+[.I$1])" office:value-type="float" office:value="19" calcext:value-type="float">
            <text:p>19</text:p>
          </table:table-cell>
          <table:table-cell table:style-name="ce51" table:formula="of:=SUM([.$D47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48:.C48];0)" office:value-type="float" office:value="14" calcext:value-type="float">
            <text:p>14</text:p>
          </table:table-cell>
          <table:table-cell table:style-name="ce52" table:formula="of:=SUM([.D48]+1)" office:value-type="float" office:value="15" calcext:value-type="float">
            <text:p>15</text:p>
          </table:table-cell>
          <table:table-cell table:style-name="ce52" table:formula="of:=SUM([.D48]+[.$F$1])" office:value-type="float" office:value="16" calcext:value-type="float">
            <text:p>16</text:p>
          </table:table-cell>
          <table:table-cell table:style-name="ce51" table:formula="of:=SUM([.D48]+[.$G$1])" office:value-type="float" office:value="17" calcext:value-type="float">
            <text:p>17</text:p>
          </table:table-cell>
          <table:table-cell table:style-name="ce52" table:formula="of:=SUM([.$D48]+[.H$1])" office:value-type="float" office:value="18" calcext:value-type="float">
            <text:p>18</text:p>
          </table:table-cell>
          <table:table-cell table:style-name="ce51" table:formula="of:=SUM([.$D48]+[.I$1])" office:value-type="float" office:value="19" calcext:value-type="float">
            <text:p>19</text:p>
          </table:table-cell>
          <table:table-cell table:style-name="ce51" table:formula="of:=SUM([.$D48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7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49:.C49];0)" office:value-type="float" office:value="14" calcext:value-type="float">
            <text:p>14</text:p>
          </table:table-cell>
          <table:table-cell table:style-name="ce52" table:formula="of:=SUM([.D49]+1)" office:value-type="float" office:value="15" calcext:value-type="float">
            <text:p>15</text:p>
          </table:table-cell>
          <table:table-cell table:style-name="ce52" table:formula="of:=SUM([.D49]+[.$F$1])" office:value-type="float" office:value="16" calcext:value-type="float">
            <text:p>16</text:p>
          </table:table-cell>
          <table:table-cell table:style-name="ce52" table:formula="of:=SUM([.D49]+[.$G$1])" office:value-type="float" office:value="17" calcext:value-type="float">
            <text:p>17</text:p>
          </table:table-cell>
          <table:table-cell table:style-name="ce51" table:formula="of:=SUM([.$D49]+[.H$1])" office:value-type="float" office:value="18" calcext:value-type="float">
            <text:p>18</text:p>
          </table:table-cell>
          <table:table-cell table:style-name="ce52" table:formula="of:=SUM([.$D49]+[.I$1])" office:value-type="float" office:value="19" calcext:value-type="float">
            <text:p>19</text:p>
          </table:table-cell>
          <table:table-cell table:style-name="ce51" table:formula="of:=SUM([.$D49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50:.C50];0)" office:value-type="float" office:value="14" calcext:value-type="float">
            <text:p>14</text:p>
          </table:table-cell>
          <table:table-cell table:style-name="ce52" table:formula="of:=SUM([.D50]+1)" office:value-type="float" office:value="15" calcext:value-type="float">
            <text:p>15</text:p>
          </table:table-cell>
          <table:table-cell table:style-name="ce52" table:formula="of:=SUM([.D50]+[.$F$1])" office:value-type="float" office:value="16" calcext:value-type="float">
            <text:p>16</text:p>
          </table:table-cell>
          <table:table-cell table:style-name="ce52" table:formula="of:=SUM([.D50]+[.$G$1])" office:value-type="float" office:value="17" calcext:value-type="float">
            <text:p>17</text:p>
          </table:table-cell>
          <table:table-cell table:style-name="ce51" table:formula="of:=SUM([.$D50]+[.H$1])" office:value-type="float" office:value="18" calcext:value-type="float">
            <text:p>18</text:p>
          </table:table-cell>
          <table:table-cell table:style-name="ce51" table:formula="of:=SUM([.$D50]+[.I$1])" office:value-type="float" office:value="19" calcext:value-type="float">
            <text:p>19</text:p>
          </table:table-cell>
          <table:table-cell table:style-name="ce52" table:formula="of:=SUM([.$D50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51:.C51];0)" office:value-type="float" office:value="15" calcext:value-type="float">
            <text:p>15</text:p>
          </table:table-cell>
          <table:table-cell table:style-name="ce52" table:formula="of:=SUM([.D51]+1)" office:value-type="float" office:value="16" calcext:value-type="float">
            <text:p>16</text:p>
          </table:table-cell>
          <table:table-cell table:style-name="ce52" table:formula="of:=SUM([.D51]+[.$F$1])" office:value-type="float" office:value="17" calcext:value-type="float">
            <text:p>17</text:p>
          </table:table-cell>
          <table:table-cell table:style-name="ce51" table:formula="of:=SUM([.D51]+[.$G$1])" office:value-type="float" office:value="18" calcext:value-type="float">
            <text:p>18</text:p>
          </table:table-cell>
          <table:table-cell table:style-name="ce52" table:formula="of:=SUM([.$D51]+[.H$1])" office:value-type="float" office:value="19" calcext:value-type="float">
            <text:p>19</text:p>
          </table:table-cell>
          <table:table-cell table:style-name="ce52" table:formula="of:=SUM([.$D51]+[.I$1])" office:value-type="float" office:value="20" calcext:value-type="float">
            <text:p>20</text:p>
          </table:table-cell>
          <table:table-cell table:style-name="ce51" table:formula="of:=SUM([.$D51]+[.J$1])" office:value-type="float" office:value="21" calcext:value-type="float">
            <text:p>21</text:p>
          </table:table-cell>
          <table:table-cell table:number-columns-repeated="2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52:.C52];0)" office:value-type="float" office:value="15" calcext:value-type="float">
            <text:p>15</text:p>
          </table:table-cell>
          <table:table-cell table:style-name="ce52" table:formula="of:=SUM([.D52]+1)" office:value-type="float" office:value="16" calcext:value-type="float">
            <text:p>16</text:p>
          </table:table-cell>
          <table:table-cell table:style-name="ce52" table:formula="of:=SUM([.D52]+[.$F$1])" office:value-type="float" office:value="17" calcext:value-type="float">
            <text:p>17</text:p>
          </table:table-cell>
          <table:table-cell table:style-name="ce52" table:formula="of:=SUM([.D52]+[.$G$1])" office:value-type="float" office:value="18" calcext:value-type="float">
            <text:p>18</text:p>
          </table:table-cell>
          <table:table-cell table:style-name="ce51" table:formula="of:=SUM([.$D52]+[.H$1])" office:value-type="float" office:value="19" calcext:value-type="float">
            <text:p>19</text:p>
          </table:table-cell>
          <table:table-cell table:style-name="ce51" table:formula="of:=SUM([.$D52]+[.I$1])" office:value-type="float" office:value="20" calcext:value-type="float">
            <text:p>20</text:p>
          </table:table-cell>
          <table:table-cell table:style-name="ce51" table:formula="of:=SUM([.$D52]+[.J$1])" office:value-type="float" office:value="21" calcext:value-type="float">
            <text:p>21</text:p>
          </table:table-cell>
          <table:table-cell table:number-columns-repeated="2"/>
        </table:table-row>
        <table:table-row table:style-name="ro8">
          <table:table-cell table:number-columns-repeated="3" office:value-type="float" office:value="5" calcext:value-type="float">
            <text:p>5</text:p>
          </table:table-cell>
          <table:table-cell table:formula="of:=SUM([.A53:.C53];0)" office:value-type="float" office:value="15" calcext:value-type="float">
            <text:p>15</text:p>
          </table:table-cell>
          <table:table-cell table:style-name="ce52" table:formula="of:=SUM([.D53]+1)" office:value-type="float" office:value="16" calcext:value-type="float">
            <text:p>16</text:p>
          </table:table-cell>
          <table:table-cell table:style-name="ce52" table:formula="of:=SUM([.D53]+[.$F$1])" office:value-type="float" office:value="17" calcext:value-type="float">
            <text:p>17</text:p>
          </table:table-cell>
          <table:table-cell table:style-name="ce52" table:formula="of:=SUM([.D53]+[.$G$1])" office:value-type="float" office:value="18" calcext:value-type="float">
            <text:p>18</text:p>
          </table:table-cell>
          <table:table-cell table:style-name="ce52" table:formula="of:=SUM([.$D53]+[.H$1])" office:value-type="float" office:value="19" calcext:value-type="float">
            <text:p>19</text:p>
          </table:table-cell>
          <table:table-cell table:style-name="ce51" table:formula="of:=SUM([.$D53]+[.I$1])" office:value-type="float" office:value="20" calcext:value-type="float">
            <text:p>20</text:p>
          </table:table-cell>
          <table:table-cell table:style-name="ce52" table:formula="of:=SUM([.$D53]+[.J$1])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54:.C54];0)" office:value-type="float" office:value="16" calcext:value-type="float">
            <text:p>16</text:p>
          </table:table-cell>
          <table:table-cell table:style-name="ce52" table:formula="of:=SUM([.D54]+1)" office:value-type="float" office:value="17" calcext:value-type="float">
            <text:p>17</text:p>
          </table:table-cell>
          <table:table-cell table:style-name="ce52" table:formula="of:=SUM([.D54]+[.$F$1])" office:value-type="float" office:value="18" calcext:value-type="float">
            <text:p>18</text:p>
          </table:table-cell>
          <table:table-cell table:style-name="ce52" table:formula="of:=SUM([.D54]+[.$G$1])" office:value-type="float" office:value="19" calcext:value-type="float">
            <text:p>19</text:p>
          </table:table-cell>
          <table:table-cell table:style-name="ce51" table:formula="of:=SUM([.$D54]+[.H$1])" office:value-type="float" office:value="20" calcext:value-type="float">
            <text:p>20</text:p>
          </table:table-cell>
          <table:table-cell table:style-name="ce52" table:formula="of:=SUM([.$D54]+[.I$1])" office:value-type="float" office:value="21" calcext:value-type="float">
            <text:p>21</text:p>
          </table:table-cell>
          <table:table-cell table:style-name="ce51" table:formula="of:=SUM([.$D54]+[.J$1])"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55:.C55];0)" office:value-type="float" office:value="16" calcext:value-type="float">
            <text:p>16</text:p>
          </table:table-cell>
          <table:table-cell table:style-name="ce52" table:formula="of:=SUM([.D55]+1)" office:value-type="float" office:value="17" calcext:value-type="float">
            <text:p>17</text:p>
          </table:table-cell>
          <table:table-cell table:style-name="ce52" table:formula="of:=SUM([.D55]+[.$F$1])" office:value-type="float" office:value="18" calcext:value-type="float">
            <text:p>18</text:p>
          </table:table-cell>
          <table:table-cell table:style-name="ce52" table:formula="of:=SUM([.D55]+[.$G$1])" office:value-type="float" office:value="19" calcext:value-type="float">
            <text:p>19</text:p>
          </table:table-cell>
          <table:table-cell table:style-name="ce52" table:formula="of:=SUM([.$D55]+[.H$1])" office:value-type="float" office:value="20" calcext:value-type="float">
            <text:p>20</text:p>
          </table:table-cell>
          <table:table-cell table:style-name="ce51" table:formula="of:=SUM([.$D55]+[.I$1])" office:value-type="float" office:value="21" calcext:value-type="float">
            <text:p>21</text:p>
          </table:table-cell>
          <table:table-cell table:style-name="ce51" table:formula="of:=SUM([.$D55]+[.J$1])"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56:.C56];0)" office:value-type="float" office:value="17" calcext:value-type="float">
            <text:p>17</text:p>
          </table:table-cell>
          <table:table-cell table:style-name="ce52" table:formula="of:=SUM([.D56]+1)" office:value-type="float" office:value="18" calcext:value-type="float">
            <text:p>18</text:p>
          </table:table-cell>
          <table:table-cell table:style-name="ce52" table:formula="of:=SUM([.D56]+[.$F$1])" office:value-type="float" office:value="19" calcext:value-type="float">
            <text:p>19</text:p>
          </table:table-cell>
          <table:table-cell table:style-name="ce52" table:formula="of:=SUM([.D56]+[.$G$1])" office:value-type="float" office:value="20" calcext:value-type="float">
            <text:p>20</text:p>
          </table:table-cell>
          <table:table-cell table:style-name="ce52" table:formula="of:=SUM([.$D56]+[.H$1])" office:value-type="float" office:value="21" calcext:value-type="float">
            <text:p>21</text:p>
          </table:table-cell>
          <table:table-cell table:style-name="ce51" table:formula="of:=SUM([.$D56]+[.I$1])" office:value-type="float" office:value="22" calcext:value-type="float">
            <text:p>22</text:p>
          </table:table-cell>
          <table:table-cell table:style-name="ce51" table:formula="of:=SUM([.$D56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6" calcext:value-type="float">
            <text:p>6</text:p>
          </table:table-cell>
          <table:table-cell table:formula="of:=SUM([.A57:.C57];0)" office:value-type="float" office:value="18" calcext:value-type="float">
            <text:p>18</text:p>
          </table:table-cell>
          <table:table-cell table:style-name="ce52" table:formula="of:=SUM([.D57]+1)" office:value-type="float" office:value="19" calcext:value-type="float">
            <text:p>19</text:p>
          </table:table-cell>
          <table:table-cell table:style-name="ce52" table:formula="of:=SUM([.D57]+[.$F$1])" office:value-type="float" office:value="20" calcext:value-type="float">
            <text:p>20</text:p>
          </table:table-cell>
          <table:table-cell table:style-name="ce52" table:formula="of:=SUM([.D57]+[.$G$1])" office:value-type="float" office:value="21" calcext:value-type="float">
            <text:p>21</text:p>
          </table:table-cell>
          <table:table-cell table:style-name="ce52" table:formula="of:=SUM([.$D57]+[.H$1])" office:value-type="float" office:value="22" calcext:value-type="float">
            <text:p>22</text:p>
          </table:table-cell>
          <table:table-cell table:style-name="ce52" table:formula="of:=SUM([.$D57]+[.I$1])" office:value-type="float" office:value="23" calcext:value-type="float">
            <text:p>23</text:p>
          </table:table-cell>
          <table:table-cell table:style-name="ce51" table:formula="of:=SUM([.$D57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otal moves</text:p>
          </table:table-cell>
          <table:table-cell table:number-columns-repeated="6" office:value-type="float" office:value="35" calcext:value-type="float">
            <text:p>35</text:p>
          </table:table-cell>
          <table:table-cell table:formula="of:=5/8" office:value-type="float" office:value="0.625" calcext:value-type="float">
            <text:p>0.6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59]/56" office:value-type="float" office:value="0.625" calcext:value-type="float">
            <text:p>0.625</text:p>
          </table:table-cell>
          <table:table-cell table:formula="of:=[.F59]/56" office:value-type="float" office:value="0.625" calcext:value-type="float">
            <text:p>0.625</text:p>
          </table:table-cell>
          <table:table-cell table:formula="of:=[.G59]/56" office:value-type="float" office:value="0.625" calcext:value-type="float">
            <text:p>0.625</text:p>
          </table:table-cell>
          <table:table-cell table:formula="of:=[.H59]/56" office:value-type="float" office:value="0.625" calcext:value-type="float">
            <text:p>0.625</text:p>
          </table:table-cell>
          <table:table-cell table:formula="of:=[.I59]/56" office:value-type="float" office:value="0.625" calcext:value-type="float">
            <text:p>0.625</text:p>
          </table:table-cell>
          <table:table-cell table:formula="of:=[.J59]/56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point</text:p>
          </table:table-cell>
          <table:table-cell table:number-columns-repeated="6" office:value-type="float" office:value="5" calcext:value-type="float">
            <text:p>5</text:p>
          </table:table-cell>
          <table:table-cell table:formula="of:=30/56" office:value-type="float" office:value="0.535714285714286" calcext:value-type="float">
            <text:p>0.535714285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61]/56" office:value-type="float" office:value="0.0892857142857143" calcext:value-type="float">
            <text:p>0.0892857143</text:p>
          </table:table-cell>
          <table:table-cell table:formula="of:=[.F61]/56" office:value-type="float" office:value="0.0892857142857143" calcext:value-type="float">
            <text:p>0.0892857143</text:p>
          </table:table-cell>
          <table:table-cell table:formula="of:=[.G61]/56" office:value-type="float" office:value="0.0892857142857143" calcext:value-type="float">
            <text:p>0.0892857143</text:p>
          </table:table-cell>
          <table:table-cell table:formula="of:=[.H61]/56" office:value-type="float" office:value="0.0892857142857143" calcext:value-type="float">
            <text:p>0.0892857143</text:p>
          </table:table-cell>
          <table:table-cell table:formula="of:=[.I61]/56" office:value-type="float" office:value="0.0892857142857143" calcext:value-type="float">
            <text:p>0.0892857143</text:p>
          </table:table-cell>
          <table:table-cell table:formula="of:=[.J61]/56" office:value-type="float" office:value="0.0892857142857143" calcext:value-type="float">
            <text:p>0.08928571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ust Checkpoint</text:p>
          </table:table-cell>
          <table:table-cell table:number-columns-repeated="6" office:value-type="float" office:value="3" calcext:value-type="float">
            <text:p>3</text:p>
          </table:table-cell>
          <table:table-cell table:formula="of:=SUM([.E63:.J63])/56" office:value-type="float" office:value="0.321428571428571" calcext:value-type="float">
            <text:p>0.32142857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63]/56" office:value-type="float" office:value="0.0535714285714286" calcext:value-type="float">
            <text:p>0.0535714286</text:p>
          </table:table-cell>
          <table:table-cell table:formula="of:=[.F63]/56" office:value-type="float" office:value="0.0535714285714286" calcext:value-type="float">
            <text:p>0.0535714286</text:p>
          </table:table-cell>
          <table:table-cell table:formula="of:=[.G63]/56" office:value-type="float" office:value="0.0535714285714286" calcext:value-type="float">
            <text:p>0.0535714286</text:p>
          </table:table-cell>
          <table:table-cell table:formula="of:=[.H63]/56" office:value-type="float" office:value="0.0535714285714286" calcext:value-type="float">
            <text:p>0.0535714286</text:p>
          </table:table-cell>
          <table:table-cell table:formula="of:=[.I63]/56" office:value-type="float" office:value="0.0535714285714286" calcext:value-type="float">
            <text:p>0.0535714286</text:p>
          </table:table-cell>
          <table:table-cell table:formula="of:=[.J63]/56" office:value-type="float" office:value="0.0535714285714286" calcext:value-type="float">
            <text:p>0.0535714286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otal Checkpoints</text:p>
          </table:table-cell>
          <table:table-cell table:formula="of:=SUM([.E$61:.J$61])" office:value-type="float" office:value="30" calcext:value-type="float">
            <text:p>30</text:p>
          </table:table-cell>
          <table:table-cell/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formula="of:=[.E66]/216" office:value-type="float" office:value="0.138888888888889" calcext:value-type="float">
            <text:p>0.1388888889</text:p>
          </table:table-cell>
          <table:table-cell/>
          <table:table-cell office:value-type="string" calcext:value-type="string">
            <text:p>Perc</text:p>
          </table:table-cell>
          <table:table-cell table:formula="of:=8/56" office:value-type="float" office:value="0.142857142857143" calcext:value-type="float">
            <text:p>0.142857142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D2:.D57])" office:value-type="float" office:value="10.5" calcext:value-type="float">
            <text:p>10.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td Dev</text:p>
          </table:table-cell>
          <table:table-cell table:formula="of:=COM.MICROSOFT.STDEV.P([.D2:.D57])" office:value-type="float" office:value="3.35410196624968" calcext:value-type="float">
            <text:p>3.354101966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Z-Scores</text:p>
          </table:table-cell>
          <table:table-cell office:value-type="float" office:value="-3" calcext:value-type="float">
            <text:p>-3</text:p>
          </table:table-cell>
          <table:table-cell table:formula="of:=[.$E$69]+[.D72]*[.$E$70]" office:value-type="float" office:value="0.437694101250946" calcext:value-type="float">
            <text:p>0.43769410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formula="of:=[.$E$69]+[.D73]*[.$E$70]" office:value-type="float" office:value="3.79179606750063" calcext:value-type="float">
            <text:p>3.79179606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formula="of:=[.$E$69]+[.D74]*[.$E$70]" office:value-type="float" office:value="7.14589803375032" calcext:value-type="float">
            <text:p>7.145898033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$E$69]+[.D75]*[.$E$70]" office:value-type="float" office:value="10.5" calcext:value-type="float">
            <text:p>10.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$E$69]+[.D76]*[.$E$70]" office:value-type="float" office:value="13.8541019662497" calcext:value-type="float">
            <text:p>13.854101966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$E$69]+[.D77]*[.$E$70]" office:value-type="float" office:value="17.2082039324994" calcext:value-type="float">
            <text:p>17.20820393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$E$69]+[.D78]*[.$E$70]" office:value-type="float" office:value="20.5623058987491" calcext:value-type="float">
            <text:p>20.5623058987</text:p>
          </table:table-cell>
          <table:table-cell table:number-columns-repeated="7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3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 table:formula="of:=SUM([.K2:.K217])" office:value-type="float" office:value="30.4821428571429" calcext:value-type="float">
            <text:p>30.4821428571</text:p>
          </table:table-cell>
        </table:table-row>
        <calcext:conditional-formats>
          <calcext:conditional-format calcext:target-range-address="'Three Card And Blank Combinations'.E2:'Three Card And Blank Combinations'.J57">
            <calcext:condition calcext:apply-style-name="Untitled2" calcext:value="=7" calcext:base-cell-address="'Three Card And Blank Combinations'.E2"/>
            <calcext:condition calcext:apply-style-name="Untitled2" calcext:value="=14" calcext:base-cell-address="'Three Card And Blank Combinations'.E2"/>
            <calcext:condition calcext:apply-style-name="Untitled2" calcext:value="=21" calcext:base-cell-address="'Three Card And Blank Combinations'.E2"/>
            <calcext:condition calcext:apply-style-name="Untitled2" calcext:value="=28" calcext:base-cell-address="'Three Card And Blank Combinations'.E2"/>
          </calcext:conditional-format>
        </calcext:conditional-formats>
      </table:table>
      <table:table table:name="Three Card And King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" table:number-columns-repeated="6" table:default-cell-style-name="ce56"/>
        <table:table-column table:style-name="co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table:style-name="Default" office:value-type="string" calcext:value-type="string">
            <text:p>Center 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number-columns-repeated="3" office:value-type="float" office:value="1" calcext:value-type="float">
            <text:p>1</text:p>
          </table:table-cell>
          <table:table-cell table:formula="of:=SUM([.A2:.C2];10)" office:value-type="float" office:value="13" calcext:value-type="float">
            <text:p>13</text:p>
          </table:table-cell>
          <table:table-cell table:style-name="ce55" table:formula="of:=SUM([.D2]+1)" office:value-type="float" office:value="14" calcext:value-type="float">
            <text:p>14</text:p>
          </table:table-cell>
          <table:table-cell table:formula="of:=SUM([.D2]+[.$F$1])" office:value-type="float" office:value="15" calcext:value-type="float">
            <text:p>15</text:p>
          </table:table-cell>
          <table:table-cell table:formula="of:=SUM([.D2]+[.$G$1])" office:value-type="float" office:value="16" calcext:value-type="float">
            <text:p>16</text:p>
          </table:table-cell>
          <table:table-cell table:formula="of:=SUM([.$D2]+[.H$1])" office:value-type="float" office:value="17" calcext:value-type="float">
            <text:p>17</text:p>
          </table:table-cell>
          <table:table-cell table:formula="of:=SUM([.$D2]+[.I$1])" office:value-type="float" office:value="18" calcext:value-type="float">
            <text:p>18</text:p>
          </table:table-cell>
          <table:table-cell table:formula="of:=SUM([.$D2]+[.J$1])" office:value-type="float" office:value="19" calcext:value-type="float">
            <text:p>19</text:p>
          </table:table-cell>
          <table:table-cell table:style-name="ce54"/>
          <table:table-cell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3:.C3];10)" office:value-type="float" office:value="14" calcext:value-type="float">
            <text:p>14</text:p>
          </table:table-cell>
          <table:table-cell table:style-name="ce55" table:formula="of:=SUM([.D3]+1)" office:value-type="float" office:value="15" calcext:value-type="float">
            <text:p>15</text:p>
          </table:table-cell>
          <table:table-cell table:style-name="ce55" table:formula="of:=SUM([.D3]+[.$F$1])" office:value-type="float" office:value="16" calcext:value-type="float">
            <text:p>16</text:p>
          </table:table-cell>
          <table:table-cell table:formula="of:=SUM([.D3]+[.$G$1])" office:value-type="float" office:value="17" calcext:value-type="float">
            <text:p>17</text:p>
          </table:table-cell>
          <table:table-cell table:formula="of:=SUM([.$D3]+[.H$1])" office:value-type="float" office:value="18" calcext:value-type="float">
            <text:p>18</text:p>
          </table:table-cell>
          <table:table-cell table:formula="of:=SUM([.$D3]+[.I$1])" office:value-type="float" office:value="19" calcext:value-type="float">
            <text:p>19</text:p>
          </table:table-cell>
          <table:table-cell table:formula="of:=SUM([.$D3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4:.C4];10)" office:value-type="float" office:value="14" calcext:value-type="float">
            <text:p>14</text:p>
          </table:table-cell>
          <table:table-cell table:style-name="ce55" table:formula="of:=SUM([.D4]+1)" office:value-type="float" office:value="15" calcext:value-type="float">
            <text:p>15</text:p>
          </table:table-cell>
          <table:table-cell table:style-name="ce55" table:formula="of:=SUM([.D4]+[.$F$1])" office:value-type="float" office:value="16" calcext:value-type="float">
            <text:p>16</text:p>
          </table:table-cell>
          <table:table-cell table:formula="of:=SUM([.D4]+[.$G$1])" office:value-type="float" office:value="17" calcext:value-type="float">
            <text:p>17</text:p>
          </table:table-cell>
          <table:table-cell table:formula="of:=SUM([.$D4]+[.H$1])" office:value-type="float" office:value="18" calcext:value-type="float">
            <text:p>18</text:p>
          </table:table-cell>
          <table:table-cell table:formula="of:=SUM([.$D4]+[.I$1])" office:value-type="float" office:value="19" calcext:value-type="float">
            <text:p>19</text:p>
          </table:table-cell>
          <table:table-cell table:formula="of:=SUM([.$D4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5:.C5];10)" office:value-type="float" office:value="14" calcext:value-type="float">
            <text:p>14</text:p>
          </table:table-cell>
          <table:table-cell table:style-name="ce55" table:formula="of:=SUM([.D5]+1)" office:value-type="float" office:value="15" calcext:value-type="float">
            <text:p>15</text:p>
          </table:table-cell>
          <table:table-cell table:style-name="ce55" table:formula="of:=SUM([.D5]+[.$F$1])" office:value-type="float" office:value="16" calcext:value-type="float">
            <text:p>16</text:p>
          </table:table-cell>
          <table:table-cell table:formula="of:=SUM([.D5]+[.$G$1])" office:value-type="float" office:value="17" calcext:value-type="float">
            <text:p>17</text:p>
          </table:table-cell>
          <table:table-cell table:formula="of:=SUM([.$D5]+[.H$1])" office:value-type="float" office:value="18" calcext:value-type="float">
            <text:p>18</text:p>
          </table:table-cell>
          <table:table-cell table:formula="of:=SUM([.$D5]+[.I$1])" office:value-type="float" office:value="19" calcext:value-type="float">
            <text:p>19</text:p>
          </table:table-cell>
          <table:table-cell table:formula="of:=SUM([.$D5]+[.J$1])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6:.C6];10)" office:value-type="float" office:value="15" calcext:value-type="float">
            <text:p>15</text:p>
          </table:table-cell>
          <table:table-cell table:style-name="ce55" table:formula="of:=SUM([.D6]+1)" office:value-type="float" office:value="16" calcext:value-type="float">
            <text:p>16</text:p>
          </table:table-cell>
          <table:table-cell table:formula="of:=SUM([.D6]+[.$F$1])" office:value-type="float" office:value="17" calcext:value-type="float">
            <text:p>17</text:p>
          </table:table-cell>
          <table:table-cell table:style-name="ce55" table:formula="of:=SUM([.D6]+[.$G$1])" office:value-type="float" office:value="18" calcext:value-type="float">
            <text:p>18</text:p>
          </table:table-cell>
          <table:table-cell table:formula="of:=SUM([.$D6]+[.H$1])" office:value-type="float" office:value="19" calcext:value-type="float">
            <text:p>19</text:p>
          </table:table-cell>
          <table:table-cell table:formula="of:=SUM([.$D6]+[.I$1])" office:value-type="float" office:value="20" calcext:value-type="float">
            <text:p>20</text:p>
          </table:table-cell>
          <table:table-cell table:formula="of:=SUM([.$D6]+[.J$1])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7:.C7];10)" office:value-type="float" office:value="15" calcext:value-type="float">
            <text:p>15</text:p>
          </table:table-cell>
          <table:table-cell table:style-name="ce55" table:formula="of:=SUM([.D7]+1)" office:value-type="float" office:value="16" calcext:value-type="float">
            <text:p>16</text:p>
          </table:table-cell>
          <table:table-cell table:formula="of:=SUM([.D7]+[.$F$1])" office:value-type="float" office:value="17" calcext:value-type="float">
            <text:p>17</text:p>
          </table:table-cell>
          <table:table-cell table:style-name="ce55" table:formula="of:=SUM([.D7]+[.$G$1])" office:value-type="float" office:value="18" calcext:value-type="float">
            <text:p>18</text:p>
          </table:table-cell>
          <table:table-cell table:formula="of:=SUM([.$D7]+[.H$1])" office:value-type="float" office:value="19" calcext:value-type="float">
            <text:p>19</text:p>
          </table:table-cell>
          <table:table-cell table:formula="of:=SUM([.$D7]+[.I$1])" office:value-type="float" office:value="20" calcext:value-type="float">
            <text:p>20</text:p>
          </table:table-cell>
          <table:table-cell table:formula="of:=SUM([.$D7]+[.J$1])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8:.C8];10)" office:value-type="float" office:value="15" calcext:value-type="float">
            <text:p>15</text:p>
          </table:table-cell>
          <table:table-cell table:style-name="ce55" table:formula="of:=SUM([.D8]+1)" office:value-type="float" office:value="16" calcext:value-type="float">
            <text:p>16</text:p>
          </table:table-cell>
          <table:table-cell table:formula="of:=SUM([.D8]+[.$F$1])" office:value-type="float" office:value="17" calcext:value-type="float">
            <text:p>17</text:p>
          </table:table-cell>
          <table:table-cell table:style-name="ce55" table:formula="of:=SUM([.D8]+[.$G$1])" office:value-type="float" office:value="18" calcext:value-type="float">
            <text:p>18</text:p>
          </table:table-cell>
          <table:table-cell table:formula="of:=SUM([.$D8]+[.H$1])" office:value-type="float" office:value="19" calcext:value-type="float">
            <text:p>19</text:p>
          </table:table-cell>
          <table:table-cell table:formula="of:=SUM([.$D8]+[.I$1])" office:value-type="float" office:value="20" calcext:value-type="float">
            <text:p>20</text:p>
          </table:table-cell>
          <table:table-cell table:formula="of:=SUM([.$D8]+[.J$1])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9:.C9];10)" office:value-type="float" office:value="15" calcext:value-type="float">
            <text:p>15</text:p>
          </table:table-cell>
          <table:table-cell table:style-name="ce55" table:formula="of:=SUM([.D9]+1)" office:value-type="float" office:value="16" calcext:value-type="float">
            <text:p>16</text:p>
          </table:table-cell>
          <table:table-cell table:style-name="ce55" table:formula="of:=SUM([.D9]+[.$F$1])" office:value-type="float" office:value="17" calcext:value-type="float">
            <text:p>17</text:p>
          </table:table-cell>
          <table:table-cell table:formula="of:=SUM([.D9]+[.$G$1])" office:value-type="float" office:value="18" calcext:value-type="float">
            <text:p>18</text:p>
          </table:table-cell>
          <table:table-cell table:formula="of:=SUM([.$D9]+[.H$1])" office:value-type="float" office:value="19" calcext:value-type="float">
            <text:p>19</text:p>
          </table:table-cell>
          <table:table-cell table:formula="of:=SUM([.$D9]+[.I$1])" office:value-type="float" office:value="20" calcext:value-type="float">
            <text:p>20</text:p>
          </table:table-cell>
          <table:table-cell table:formula="of:=SUM([.$D9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10:.C10];10)" office:value-type="float" office:value="15" calcext:value-type="float">
            <text:p>15</text:p>
          </table:table-cell>
          <table:table-cell table:style-name="ce55" table:formula="of:=SUM([.D10]+1)" office:value-type="float" office:value="16" calcext:value-type="float">
            <text:p>16</text:p>
          </table:table-cell>
          <table:table-cell table:style-name="ce55" table:formula="of:=SUM([.D10]+[.$F$1])" office:value-type="float" office:value="17" calcext:value-type="float">
            <text:p>17</text:p>
          </table:table-cell>
          <table:table-cell table:formula="of:=SUM([.D10]+[.$G$1])" office:value-type="float" office:value="18" calcext:value-type="float">
            <text:p>18</text:p>
          </table:table-cell>
          <table:table-cell table:formula="of:=SUM([.$D10]+[.H$1])" office:value-type="float" office:value="19" calcext:value-type="float">
            <text:p>19</text:p>
          </table:table-cell>
          <table:table-cell table:formula="of:=SUM([.$D10]+[.I$1])" office:value-type="float" office:value="20" calcext:value-type="float">
            <text:p>20</text:p>
          </table:table-cell>
          <table:table-cell table:formula="of:=SUM([.$D10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11:.C11];10)" office:value-type="float" office:value="15" calcext:value-type="float">
            <text:p>15</text:p>
          </table:table-cell>
          <table:table-cell table:style-name="ce55" table:formula="of:=SUM([.D11]+1)" office:value-type="float" office:value="16" calcext:value-type="float">
            <text:p>16</text:p>
          </table:table-cell>
          <table:table-cell table:style-name="ce55" table:formula="of:=SUM([.D11]+[.$F$1])" office:value-type="float" office:value="17" calcext:value-type="float">
            <text:p>17</text:p>
          </table:table-cell>
          <table:table-cell table:formula="of:=SUM([.D11]+[.$G$1])" office:value-type="float" office:value="18" calcext:value-type="float">
            <text:p>18</text:p>
          </table:table-cell>
          <table:table-cell table:formula="of:=SUM([.$D11]+[.H$1])" office:value-type="float" office:value="19" calcext:value-type="float">
            <text:p>19</text:p>
          </table:table-cell>
          <table:table-cell table:formula="of:=SUM([.$D11]+[.I$1])" office:value-type="float" office:value="20" calcext:value-type="float">
            <text:p>20</text:p>
          </table:table-cell>
          <table:table-cell table:formula="of:=SUM([.$D11]+[.J$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2:.C12];10)" office:value-type="float" office:value="16" calcext:value-type="float">
            <text:p>16</text:p>
          </table:table-cell>
          <table:table-cell table:style-name="ce55" table:formula="of:=SUM([.D12]+1)" office:value-type="float" office:value="17" calcext:value-type="float">
            <text:p>17</text:p>
          </table:table-cell>
          <table:table-cell table:formula="of:=SUM([.D12]+[.$F$1])" office:value-type="float" office:value="18" calcext:value-type="float">
            <text:p>18</text:p>
          </table:table-cell>
          <table:table-cell table:formula="of:=SUM([.D12]+[.$G$1])" office:value-type="float" office:value="19" calcext:value-type="float">
            <text:p>19</text:p>
          </table:table-cell>
          <table:table-cell table:style-name="ce55" table:formula="of:=SUM([.$D12]+[.H$1])" office:value-type="float" office:value="20" calcext:value-type="float">
            <text:p>20</text:p>
          </table:table-cell>
          <table:table-cell table:formula="of:=SUM([.$D12]+[.I$1])" office:value-type="float" office:value="21" calcext:value-type="float">
            <text:p>21</text:p>
          </table:table-cell>
          <table:table-cell table:formula="of:=SUM([.$D12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3:.C13];10)" office:value-type="float" office:value="16" calcext:value-type="float">
            <text:p>16</text:p>
          </table:table-cell>
          <table:table-cell table:style-name="ce55" table:formula="of:=SUM([.D13]+1)" office:value-type="float" office:value="17" calcext:value-type="float">
            <text:p>17</text:p>
          </table:table-cell>
          <table:table-cell table:formula="of:=SUM([.D13]+[.$F$1])" office:value-type="float" office:value="18" calcext:value-type="float">
            <text:p>18</text:p>
          </table:table-cell>
          <table:table-cell table:formula="of:=SUM([.D13]+[.$G$1])" office:value-type="float" office:value="19" calcext:value-type="float">
            <text:p>19</text:p>
          </table:table-cell>
          <table:table-cell table:style-name="ce55" table:formula="of:=SUM([.$D13]+[.H$1])" office:value-type="float" office:value="20" calcext:value-type="float">
            <text:p>20</text:p>
          </table:table-cell>
          <table:table-cell table:formula="of:=SUM([.$D13]+[.I$1])" office:value-type="float" office:value="21" calcext:value-type="float">
            <text:p>21</text:p>
          </table:table-cell>
          <table:table-cell table:formula="of:=SUM([.$D13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14:.C14];10)" office:value-type="float" office:value="16" calcext:value-type="float">
            <text:p>16</text:p>
          </table:table-cell>
          <table:table-cell table:style-name="ce55" table:formula="of:=SUM([.D14]+1)" office:value-type="float" office:value="17" calcext:value-type="float">
            <text:p>17</text:p>
          </table:table-cell>
          <table:table-cell table:style-name="ce57" table:formula="of:=SUM([.D14]+[.$F$1])" office:value-type="float" office:value="18" calcext:value-type="float">
            <text:p>18</text:p>
          </table:table-cell>
          <table:table-cell table:formula="of:=SUM([.D14]+[.$G$1])" office:value-type="float" office:value="19" calcext:value-type="float">
            <text:p>19</text:p>
          </table:table-cell>
          <table:table-cell table:style-name="ce55" table:formula="of:=SUM([.$D14]+[.H$1])" office:value-type="float" office:value="20" calcext:value-type="float">
            <text:p>20</text:p>
          </table:table-cell>
          <table:table-cell table:formula="of:=SUM([.$D14]+[.I$1])" office:value-type="float" office:value="21" calcext:value-type="float">
            <text:p>21</text:p>
          </table:table-cell>
          <table:table-cell table:formula="of:=SUM([.$D14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5:.C15];10)" office:value-type="float" office:value="16" calcext:value-type="float">
            <text:p>16</text:p>
          </table:table-cell>
          <table:table-cell table:style-name="ce55" table:formula="of:=SUM([.D15]+1)" office:value-type="float" office:value="17" calcext:value-type="float">
            <text:p>17</text:p>
          </table:table-cell>
          <table:table-cell table:style-name="ce55" table:formula="of:=SUM([.D15]+[.$F$1])" office:value-type="float" office:value="18" calcext:value-type="float">
            <text:p>18</text:p>
          </table:table-cell>
          <table:table-cell table:style-name="ce55" table:formula="of:=SUM([.D15]+[.$G$1])" office:value-type="float" office:value="19" calcext:value-type="float">
            <text:p>19</text:p>
          </table:table-cell>
          <table:table-cell table:formula="of:=SUM([.$D15]+[.H$1])" office:value-type="float" office:value="20" calcext:value-type="float">
            <text:p>20</text:p>
          </table:table-cell>
          <table:table-cell table:formula="of:=SUM([.$D15]+[.I$1])" office:value-type="float" office:value="21" calcext:value-type="float">
            <text:p>21</text:p>
          </table:table-cell>
          <table:table-cell table:formula="of:=SUM([.$D15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6:.C16];10)" office:value-type="float" office:value="16" calcext:value-type="float">
            <text:p>16</text:p>
          </table:table-cell>
          <table:table-cell table:style-name="ce55" table:formula="of:=SUM([.D16]+1)" office:value-type="float" office:value="17" calcext:value-type="float">
            <text:p>17</text:p>
          </table:table-cell>
          <table:table-cell table:style-name="ce55" table:formula="of:=SUM([.D16]+[.$F$1])" office:value-type="float" office:value="18" calcext:value-type="float">
            <text:p>18</text:p>
          </table:table-cell>
          <table:table-cell table:style-name="ce55" table:formula="of:=SUM([.D16]+[.$G$1])" office:value-type="float" office:value="19" calcext:value-type="float">
            <text:p>19</text:p>
          </table:table-cell>
          <table:table-cell table:formula="of:=SUM([.$D16]+[.H$1])" office:value-type="float" office:value="20" calcext:value-type="float">
            <text:p>20</text:p>
          </table:table-cell>
          <table:table-cell table:formula="of:=SUM([.$D16]+[.I$1])" office:value-type="float" office:value="21" calcext:value-type="float">
            <text:p>21</text:p>
          </table:table-cell>
          <table:table-cell table:formula="of:=SUM([.$D16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7:.C17];10)" office:value-type="float" office:value="16" calcext:value-type="float">
            <text:p>16</text:p>
          </table:table-cell>
          <table:table-cell table:style-name="ce55" table:formula="of:=SUM([.D17]+1)" office:value-type="float" office:value="17" calcext:value-type="float">
            <text:p>17</text:p>
          </table:table-cell>
          <table:table-cell table:style-name="ce55" table:formula="of:=SUM([.D17]+[.$F$1])" office:value-type="float" office:value="18" calcext:value-type="float">
            <text:p>18</text:p>
          </table:table-cell>
          <table:table-cell table:style-name="ce55" table:formula="of:=SUM([.D17]+[.$G$1])" office:value-type="float" office:value="19" calcext:value-type="float">
            <text:p>19</text:p>
          </table:table-cell>
          <table:table-cell table:formula="of:=SUM([.$D17]+[.H$1])" office:value-type="float" office:value="20" calcext:value-type="float">
            <text:p>20</text:p>
          </table:table-cell>
          <table:table-cell table:formula="of:=SUM([.$D17]+[.I$1])" office:value-type="float" office:value="21" calcext:value-type="float">
            <text:p>21</text:p>
          </table:table-cell>
          <table:table-cell table:formula="of:=SUM([.$D17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8:.C18];10)" office:value-type="float" office:value="16" calcext:value-type="float">
            <text:p>16</text:p>
          </table:table-cell>
          <table:table-cell table:style-name="ce55" table:formula="of:=SUM([.D18]+1)" office:value-type="float" office:value="17" calcext:value-type="float">
            <text:p>17</text:p>
          </table:table-cell>
          <table:table-cell table:style-name="ce55" table:formula="of:=SUM([.D18]+[.$F$1])" office:value-type="float" office:value="18" calcext:value-type="float">
            <text:p>18</text:p>
          </table:table-cell>
          <table:table-cell table:style-name="ce55" table:formula="of:=SUM([.D18]+[.$G$1])" office:value-type="float" office:value="19" calcext:value-type="float">
            <text:p>19</text:p>
          </table:table-cell>
          <table:table-cell table:formula="of:=SUM([.$D18]+[.H$1])" office:value-type="float" office:value="20" calcext:value-type="float">
            <text:p>20</text:p>
          </table:table-cell>
          <table:table-cell table:formula="of:=SUM([.$D18]+[.I$1])" office:value-type="float" office:value="21" calcext:value-type="float">
            <text:p>21</text:p>
          </table:table-cell>
          <table:table-cell table:formula="of:=SUM([.$D18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9:.C19];10)" office:value-type="float" office:value="16" calcext:value-type="float">
            <text:p>16</text:p>
          </table:table-cell>
          <table:table-cell table:style-name="ce55" table:formula="of:=SUM([.D19]+1)" office:value-type="float" office:value="17" calcext:value-type="float">
            <text:p>17</text:p>
          </table:table-cell>
          <table:table-cell table:style-name="ce55" table:formula="of:=SUM([.D19]+[.$F$1])" office:value-type="float" office:value="18" calcext:value-type="float">
            <text:p>18</text:p>
          </table:table-cell>
          <table:table-cell table:style-name="ce55" table:formula="of:=SUM([.D19]+[.$G$1])" office:value-type="float" office:value="19" calcext:value-type="float">
            <text:p>19</text:p>
          </table:table-cell>
          <table:table-cell table:formula="of:=SUM([.$D19]+[.H$1])" office:value-type="float" office:value="20" calcext:value-type="float">
            <text:p>20</text:p>
          </table:table-cell>
          <table:table-cell table:formula="of:=SUM([.$D19]+[.I$1])" office:value-type="float" office:value="21" calcext:value-type="float">
            <text:p>21</text:p>
          </table:table-cell>
          <table:table-cell table:formula="of:=SUM([.$D19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20:.C20];10)" office:value-type="float" office:value="16" calcext:value-type="float">
            <text:p>16</text:p>
          </table:table-cell>
          <table:table-cell table:style-name="ce55" table:formula="of:=SUM([.D20]+1)" office:value-type="float" office:value="17" calcext:value-type="float">
            <text:p>17</text:p>
          </table:table-cell>
          <table:table-cell table:style-name="ce55" table:formula="of:=SUM([.D20]+[.$F$1])" office:value-type="float" office:value="18" calcext:value-type="float">
            <text:p>18</text:p>
          </table:table-cell>
          <table:table-cell table:style-name="ce55" table:formula="of:=SUM([.D20]+[.$G$1])" office:value-type="float" office:value="19" calcext:value-type="float">
            <text:p>19</text:p>
          </table:table-cell>
          <table:table-cell table:formula="of:=SUM([.$D20]+[.H$1])" office:value-type="float" office:value="20" calcext:value-type="float">
            <text:p>20</text:p>
          </table:table-cell>
          <table:table-cell table:formula="of:=SUM([.$D20]+[.I$1])" office:value-type="float" office:value="21" calcext:value-type="float">
            <text:p>21</text:p>
          </table:table-cell>
          <table:table-cell table:formula="of:=SUM([.$D20]+[.J$1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table:formula="of:=SUM([.A21:.C21];10)" office:value-type="float" office:value="16" calcext:value-type="float">
            <text:p>16</text:p>
          </table:table-cell>
          <table:table-cell table:formula="of:=SUM([.D21]+1)" office:value-type="float" office:value="17" calcext:value-type="float">
            <text:p>17</text:p>
          </table:table-cell>
          <table:table-cell table:style-name="ce55" table:formula="of:=SUM([.D21]+[.$F$1])" office:value-type="float" office:value="18" calcext:value-type="float">
            <text:p>18</text:p>
          </table:table-cell>
          <table:table-cell table:formula="of:=SUM([.D21]+[.$G$1])" office:value-type="float" office:value="19" calcext:value-type="float">
            <text:p>19</text:p>
          </table:table-cell>
          <table:table-cell table:formula="of:=SUM([.$D21]+[.H$1])" office:value-type="float" office:value="20" calcext:value-type="float">
            <text:p>20</text:p>
          </table:table-cell>
          <table:table-cell table:formula="of:=SUM([.$D21]+[.I$1])" office:value-type="float" office:value="21" calcext:value-type="float">
            <text:p>21</text:p>
          </table:table-cell>
          <table:table-cell table:formula="of:=SUM([.$D21]+[.J$1])"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22:.C22];10)" office:value-type="float" office:value="17" calcext:value-type="float">
            <text:p>17</text:p>
          </table:table-cell>
          <table:table-cell table:style-name="ce55" table:formula="of:=SUM([.D22]+1)" office:value-type="float" office:value="18" calcext:value-type="float">
            <text:p>18</text:p>
          </table:table-cell>
          <table:table-cell table:formula="of:=SUM([.D22]+[.$F$1])" office:value-type="float" office:value="19" calcext:value-type="float">
            <text:p>19</text:p>
          </table:table-cell>
          <table:table-cell table:formula="of:=SUM([.D22]+[.$G$1])" office:value-type="float" office:value="20" calcext:value-type="float">
            <text:p>20</text:p>
          </table:table-cell>
          <table:table-cell table:formula="of:=SUM([.$D22]+[.H$1])" office:value-type="float" office:value="21" calcext:value-type="float">
            <text:p>21</text:p>
          </table:table-cell>
          <table:table-cell table:style-name="ce55" table:formula="of:=SUM([.$D22]+[.I$1])" office:value-type="float" office:value="22" calcext:value-type="float">
            <text:p>22</text:p>
          </table:table-cell>
          <table:table-cell table:formula="of:=SUM([.$D22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23:.C23];10)" office:value-type="float" office:value="17" calcext:value-type="float">
            <text:p>17</text:p>
          </table:table-cell>
          <table:table-cell table:style-name="ce55" table:formula="of:=SUM([.D23]+1)" office:value-type="float" office:value="18" calcext:value-type="float">
            <text:p>18</text:p>
          </table:table-cell>
          <table:table-cell table:formula="of:=SUM([.D23]+[.$F$1])" office:value-type="float" office:value="19" calcext:value-type="float">
            <text:p>19</text:p>
          </table:table-cell>
          <table:table-cell table:formula="of:=SUM([.D23]+[.$G$1])" office:value-type="float" office:value="20" calcext:value-type="float">
            <text:p>20</text:p>
          </table:table-cell>
          <table:table-cell table:formula="of:=SUM([.$D23]+[.H$1])" office:value-type="float" office:value="21" calcext:value-type="float">
            <text:p>21</text:p>
          </table:table-cell>
          <table:table-cell table:style-name="ce55" table:formula="of:=SUM([.$D23]+[.I$1])" office:value-type="float" office:value="22" calcext:value-type="float">
            <text:p>22</text:p>
          </table:table-cell>
          <table:table-cell table:formula="of:=SUM([.$D23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24:.C24];10)" office:value-type="float" office:value="17" calcext:value-type="float">
            <text:p>17</text:p>
          </table:table-cell>
          <table:table-cell table:style-name="ce55" table:formula="of:=SUM([.D24]+1)" office:value-type="float" office:value="18" calcext:value-type="float">
            <text:p>18</text:p>
          </table:table-cell>
          <table:table-cell table:formula="of:=SUM([.D24]+[.$F$1])" office:value-type="float" office:value="19" calcext:value-type="float">
            <text:p>19</text:p>
          </table:table-cell>
          <table:table-cell table:formula="of:=SUM([.D24]+[.$G$1])" office:value-type="float" office:value="20" calcext:value-type="float">
            <text:p>20</text:p>
          </table:table-cell>
          <table:table-cell table:formula="of:=SUM([.$D24]+[.H$1])" office:value-type="float" office:value="21" calcext:value-type="float">
            <text:p>21</text:p>
          </table:table-cell>
          <table:table-cell table:style-name="ce55" table:formula="of:=SUM([.$D24]+[.I$1])" office:value-type="float" office:value="22" calcext:value-type="float">
            <text:p>22</text:p>
          </table:table-cell>
          <table:table-cell table:formula="of:=SUM([.$D24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5:.C25];10)" office:value-type="float" office:value="17" calcext:value-type="float">
            <text:p>17</text:p>
          </table:table-cell>
          <table:table-cell table:style-name="ce55" table:formula="of:=SUM([.D25]+1)" office:value-type="float" office:value="18" calcext:value-type="float">
            <text:p>18</text:p>
          </table:table-cell>
          <table:table-cell table:style-name="ce55" table:formula="of:=SUM([.D25]+[.$F$1])" office:value-type="float" office:value="19" calcext:value-type="float">
            <text:p>19</text:p>
          </table:table-cell>
          <table:table-cell table:formula="of:=SUM([.D25]+[.$G$1])" office:value-type="float" office:value="20" calcext:value-type="float">
            <text:p>20</text:p>
          </table:table-cell>
          <table:table-cell table:style-name="ce55" table:formula="of:=SUM([.$D25]+[.H$1])" office:value-type="float" office:value="21" calcext:value-type="float">
            <text:p>21</text:p>
          </table:table-cell>
          <table:table-cell table:formula="of:=SUM([.$D25]+[.I$1])" office:value-type="float" office:value="22" calcext:value-type="float">
            <text:p>22</text:p>
          </table:table-cell>
          <table:table-cell table:formula="of:=SUM([.$D25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6:.C26];10)" office:value-type="float" office:value="17" calcext:value-type="float">
            <text:p>17</text:p>
          </table:table-cell>
          <table:table-cell table:style-name="ce55" table:formula="of:=SUM([.D26]+1)" office:value-type="float" office:value="18" calcext:value-type="float">
            <text:p>18</text:p>
          </table:table-cell>
          <table:table-cell table:style-name="ce55" table:formula="of:=SUM([.D26]+[.$F$1])" office:value-type="float" office:value="19" calcext:value-type="float">
            <text:p>19</text:p>
          </table:table-cell>
          <table:table-cell table:formula="of:=SUM([.D26]+[.$G$1])" office:value-type="float" office:value="20" calcext:value-type="float">
            <text:p>20</text:p>
          </table:table-cell>
          <table:table-cell table:style-name="ce55" table:formula="of:=SUM([.$D26]+[.H$1])" office:value-type="float" office:value="21" calcext:value-type="float">
            <text:p>21</text:p>
          </table:table-cell>
          <table:table-cell table:formula="of:=SUM([.$D26]+[.I$1])" office:value-type="float" office:value="22" calcext:value-type="float">
            <text:p>22</text:p>
          </table:table-cell>
          <table:table-cell table:formula="of:=SUM([.$D26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7:.C27];10)" office:value-type="float" office:value="17" calcext:value-type="float">
            <text:p>17</text:p>
          </table:table-cell>
          <table:table-cell table:style-name="ce55" table:formula="of:=SUM([.D27]+1)" office:value-type="float" office:value="18" calcext:value-type="float">
            <text:p>18</text:p>
          </table:table-cell>
          <table:table-cell table:style-name="ce55" table:formula="of:=SUM([.D27]+[.$F$1])" office:value-type="float" office:value="19" calcext:value-type="float">
            <text:p>19</text:p>
          </table:table-cell>
          <table:table-cell table:formula="of:=SUM([.D27]+[.$G$1])" office:value-type="float" office:value="20" calcext:value-type="float">
            <text:p>20</text:p>
          </table:table-cell>
          <table:table-cell table:style-name="ce55" table:formula="of:=SUM([.$D27]+[.H$1])" office:value-type="float" office:value="21" calcext:value-type="float">
            <text:p>21</text:p>
          </table:table-cell>
          <table:table-cell table:formula="of:=SUM([.$D27]+[.I$1])" office:value-type="float" office:value="22" calcext:value-type="float">
            <text:p>22</text:p>
          </table:table-cell>
          <table:table-cell table:formula="of:=SUM([.$D27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8:.C28];10)" office:value-type="float" office:value="17" calcext:value-type="float">
            <text:p>17</text:p>
          </table:table-cell>
          <table:table-cell table:style-name="ce55" table:formula="of:=SUM([.D28]+1)" office:value-type="float" office:value="18" calcext:value-type="float">
            <text:p>18</text:p>
          </table:table-cell>
          <table:table-cell table:style-name="ce55" table:formula="of:=SUM([.D28]+[.$F$1])" office:value-type="float" office:value="19" calcext:value-type="float">
            <text:p>19</text:p>
          </table:table-cell>
          <table:table-cell table:formula="of:=SUM([.D28]+[.$G$1])" office:value-type="float" office:value="20" calcext:value-type="float">
            <text:p>20</text:p>
          </table:table-cell>
          <table:table-cell table:style-name="ce55" table:formula="of:=SUM([.$D28]+[.H$1])" office:value-type="float" office:value="21" calcext:value-type="float">
            <text:p>21</text:p>
          </table:table-cell>
          <table:table-cell table:formula="of:=SUM([.$D28]+[.I$1])" office:value-type="float" office:value="22" calcext:value-type="float">
            <text:p>22</text:p>
          </table:table-cell>
          <table:table-cell table:formula="of:=SUM([.$D28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9:.C29];10)" office:value-type="float" office:value="17" calcext:value-type="float">
            <text:p>17</text:p>
          </table:table-cell>
          <table:table-cell table:style-name="ce55" table:formula="of:=SUM([.D29]+1)" office:value-type="float" office:value="18" calcext:value-type="float">
            <text:p>18</text:p>
          </table:table-cell>
          <table:table-cell table:style-name="ce55" table:formula="of:=SUM([.D29]+[.$F$1])" office:value-type="float" office:value="19" calcext:value-type="float">
            <text:p>19</text:p>
          </table:table-cell>
          <table:table-cell table:formula="of:=SUM([.D29]+[.$G$1])" office:value-type="float" office:value="20" calcext:value-type="float">
            <text:p>20</text:p>
          </table:table-cell>
          <table:table-cell table:style-name="ce55" table:formula="of:=SUM([.$D29]+[.H$1])" office:value-type="float" office:value="21" calcext:value-type="float">
            <text:p>21</text:p>
          </table:table-cell>
          <table:table-cell table:formula="of:=SUM([.$D29]+[.I$1])" office:value-type="float" office:value="22" calcext:value-type="float">
            <text:p>22</text:p>
          </table:table-cell>
          <table:table-cell table:formula="of:=SUM([.$D29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30:.C30];10)" office:value-type="float" office:value="17" calcext:value-type="float">
            <text:p>17</text:p>
          </table:table-cell>
          <table:table-cell table:style-name="ce55" table:formula="of:=SUM([.D30]+1)" office:value-type="float" office:value="18" calcext:value-type="float">
            <text:p>18</text:p>
          </table:table-cell>
          <table:table-cell table:style-name="ce55" table:formula="of:=SUM([.D30]+[.$F$1])" office:value-type="float" office:value="19" calcext:value-type="float">
            <text:p>19</text:p>
          </table:table-cell>
          <table:table-cell table:formula="of:=SUM([.D30]+[.$G$1])" office:value-type="float" office:value="20" calcext:value-type="float">
            <text:p>20</text:p>
          </table:table-cell>
          <table:table-cell table:style-name="ce55" table:formula="of:=SUM([.$D30]+[.H$1])" office:value-type="float" office:value="21" calcext:value-type="float">
            <text:p>21</text:p>
          </table:table-cell>
          <table:table-cell table:formula="of:=SUM([.$D30]+[.I$1])" office:value-type="float" office:value="22" calcext:value-type="float">
            <text:p>22</text:p>
          </table:table-cell>
          <table:table-cell table:formula="of:=SUM([.$D30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31:.C31];10)" office:value-type="float" office:value="17" calcext:value-type="float">
            <text:p>17</text:p>
          </table:table-cell>
          <table:table-cell table:style-name="ce55" table:formula="of:=SUM([.D31]+1)" office:value-type="float" office:value="18" calcext:value-type="float">
            <text:p>18</text:p>
          </table:table-cell>
          <table:table-cell table:formula="of:=SUM([.D31]+[.$F$1])" office:value-type="float" office:value="19" calcext:value-type="float">
            <text:p>19</text:p>
          </table:table-cell>
          <table:table-cell table:style-name="ce55" table:formula="of:=SUM([.D31]+[.$G$1])" office:value-type="float" office:value="20" calcext:value-type="float">
            <text:p>20</text:p>
          </table:table-cell>
          <table:table-cell table:formula="of:=SUM([.$D31]+[.H$1])" office:value-type="float" office:value="21" calcext:value-type="float">
            <text:p>21</text:p>
          </table:table-cell>
          <table:table-cell table:formula="of:=SUM([.$D31]+[.I$1])" office:value-type="float" office:value="22" calcext:value-type="float">
            <text:p>22</text:p>
          </table:table-cell>
          <table:table-cell table:formula="of:=SUM([.$D31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32:.C32];10)" office:value-type="float" office:value="17" calcext:value-type="float">
            <text:p>17</text:p>
          </table:table-cell>
          <table:table-cell table:style-name="ce55" table:formula="of:=SUM([.D32]+1)" office:value-type="float" office:value="18" calcext:value-type="float">
            <text:p>18</text:p>
          </table:table-cell>
          <table:table-cell table:formula="of:=SUM([.D32]+[.$F$1])" office:value-type="float" office:value="19" calcext:value-type="float">
            <text:p>19</text:p>
          </table:table-cell>
          <table:table-cell table:style-name="ce55" table:formula="of:=SUM([.D32]+[.$G$1])" office:value-type="float" office:value="20" calcext:value-type="float">
            <text:p>20</text:p>
          </table:table-cell>
          <table:table-cell table:formula="of:=SUM([.$D32]+[.H$1])" office:value-type="float" office:value="21" calcext:value-type="float">
            <text:p>21</text:p>
          </table:table-cell>
          <table:table-cell table:formula="of:=SUM([.$D32]+[.I$1])" office:value-type="float" office:value="22" calcext:value-type="float">
            <text:p>22</text:p>
          </table:table-cell>
          <table:table-cell table:formula="of:=SUM([.$D32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33:.C33];10)" office:value-type="float" office:value="17" calcext:value-type="float">
            <text:p>17</text:p>
          </table:table-cell>
          <table:table-cell table:style-name="ce55" table:formula="of:=SUM([.D33]+1)" office:value-type="float" office:value="18" calcext:value-type="float">
            <text:p>18</text:p>
          </table:table-cell>
          <table:table-cell table:formula="of:=SUM([.D33]+[.$F$1])" office:value-type="float" office:value="19" calcext:value-type="float">
            <text:p>19</text:p>
          </table:table-cell>
          <table:table-cell table:style-name="ce55" table:formula="of:=SUM([.D33]+[.$G$1])" office:value-type="float" office:value="20" calcext:value-type="float">
            <text:p>20</text:p>
          </table:table-cell>
          <table:table-cell table:formula="of:=SUM([.$D33]+[.H$1])" office:value-type="float" office:value="21" calcext:value-type="float">
            <text:p>21</text:p>
          </table:table-cell>
          <table:table-cell table:formula="of:=SUM([.$D33]+[.I$1])" office:value-type="float" office:value="22" calcext:value-type="float">
            <text:p>22</text:p>
          </table:table-cell>
          <table:table-cell table:formula="of:=SUM([.$D33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34:.C34];10)" office:value-type="float" office:value="17" calcext:value-type="float">
            <text:p>17</text:p>
          </table:table-cell>
          <table:table-cell table:formula="of:=SUM([.D34]+1)" office:value-type="float" office:value="18" calcext:value-type="float">
            <text:p>18</text:p>
          </table:table-cell>
          <table:table-cell table:style-name="ce55" table:formula="of:=SUM([.D34]+[.$F$1])" office:value-type="float" office:value="19" calcext:value-type="float">
            <text:p>19</text:p>
          </table:table-cell>
          <table:table-cell table:style-name="ce55" table:formula="of:=SUM([.D34]+[.$G$1])" office:value-type="float" office:value="20" calcext:value-type="float">
            <text:p>20</text:p>
          </table:table-cell>
          <table:table-cell table:formula="of:=SUM([.$D34]+[.H$1])" office:value-type="float" office:value="21" calcext:value-type="float">
            <text:p>21</text:p>
          </table:table-cell>
          <table:table-cell table:formula="of:=SUM([.$D34]+[.I$1])" office:value-type="float" office:value="22" calcext:value-type="float">
            <text:p>22</text:p>
          </table:table-cell>
          <table:table-cell table:formula="of:=SUM([.$D34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35:.C35];10)" office:value-type="float" office:value="17" calcext:value-type="float">
            <text:p>17</text:p>
          </table:table-cell>
          <table:table-cell table:formula="of:=SUM([.D35]+1)" office:value-type="float" office:value="18" calcext:value-type="float">
            <text:p>18</text:p>
          </table:table-cell>
          <table:table-cell table:style-name="ce55" table:formula="of:=SUM([.D35]+[.$F$1])" office:value-type="float" office:value="19" calcext:value-type="float">
            <text:p>19</text:p>
          </table:table-cell>
          <table:table-cell table:style-name="ce55" table:formula="of:=SUM([.D35]+[.$G$1])" office:value-type="float" office:value="20" calcext:value-type="float">
            <text:p>20</text:p>
          </table:table-cell>
          <table:table-cell table:formula="of:=SUM([.$D35]+[.H$1])" office:value-type="float" office:value="21" calcext:value-type="float">
            <text:p>21</text:p>
          </table:table-cell>
          <table:table-cell table:formula="of:=SUM([.$D35]+[.I$1])" office:value-type="float" office:value="22" calcext:value-type="float">
            <text:p>22</text:p>
          </table:table-cell>
          <table:table-cell table:formula="of:=SUM([.$D35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36:.C36];10)" office:value-type="float" office:value="17" calcext:value-type="float">
            <text:p>17</text:p>
          </table:table-cell>
          <table:table-cell table:formula="of:=SUM([.D36]+1)" office:value-type="float" office:value="18" calcext:value-type="float">
            <text:p>18</text:p>
          </table:table-cell>
          <table:table-cell table:style-name="ce55" table:formula="of:=SUM([.D36]+[.$F$1])" office:value-type="float" office:value="19" calcext:value-type="float">
            <text:p>19</text:p>
          </table:table-cell>
          <table:table-cell table:style-name="ce55" table:formula="of:=SUM([.D36]+[.$G$1])" office:value-type="float" office:value="20" calcext:value-type="float">
            <text:p>20</text:p>
          </table:table-cell>
          <table:table-cell table:formula="of:=SUM([.$D36]+[.H$1])" office:value-type="float" office:value="21" calcext:value-type="float">
            <text:p>21</text:p>
          </table:table-cell>
          <table:table-cell table:formula="of:=SUM([.$D36]+[.I$1])" office:value-type="float" office:value="22" calcext:value-type="float">
            <text:p>22</text:p>
          </table:table-cell>
          <table:table-cell table:formula="of:=SUM([.$D36]+[.J$1])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37:.C37];10)" office:value-type="float" office:value="18" calcext:value-type="float">
            <text:p>18</text:p>
          </table:table-cell>
          <table:table-cell table:style-name="ce55" table:formula="of:=SUM([.D37]+1)" office:value-type="float" office:value="19" calcext:value-type="float">
            <text:p>19</text:p>
          </table:table-cell>
          <table:table-cell table:formula="of:=SUM([.D37]+[.$F$1])" office:value-type="float" office:value="20" calcext:value-type="float">
            <text:p>20</text:p>
          </table:table-cell>
          <table:table-cell table:formula="of:=SUM([.D37]+[.$G$1])" office:value-type="float" office:value="21" calcext:value-type="float">
            <text:p>21</text:p>
          </table:table-cell>
          <table:table-cell table:formula="of:=SUM([.$D37]+[.H$1])" office:value-type="float" office:value="22" calcext:value-type="float">
            <text:p>22</text:p>
          </table:table-cell>
          <table:table-cell table:formula="of:=SUM([.$D37]+[.I$1])" office:value-type="float" office:value="23" calcext:value-type="float">
            <text:p>23</text:p>
          </table:table-cell>
          <table:table-cell table:style-name="ce55" table:formula="of:=SUM([.$D37]+[.J$1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38:.C38];10)" office:value-type="float" office:value="18" calcext:value-type="float">
            <text:p>18</text:p>
          </table:table-cell>
          <table:table-cell table:style-name="ce55" table:formula="of:=SUM([.D38]+1)" office:value-type="float" office:value="19" calcext:value-type="float">
            <text:p>19</text:p>
          </table:table-cell>
          <table:table-cell table:formula="of:=SUM([.D38]+[.$F$1])" office:value-type="float" office:value="20" calcext:value-type="float">
            <text:p>20</text:p>
          </table:table-cell>
          <table:table-cell table:formula="of:=SUM([.D38]+[.$G$1])" office:value-type="float" office:value="21" calcext:value-type="float">
            <text:p>21</text:p>
          </table:table-cell>
          <table:table-cell table:formula="of:=SUM([.$D38]+[.H$1])" office:value-type="float" office:value="22" calcext:value-type="float">
            <text:p>22</text:p>
          </table:table-cell>
          <table:table-cell table:formula="of:=SUM([.$D38]+[.I$1])" office:value-type="float" office:value="23" calcext:value-type="float">
            <text:p>23</text:p>
          </table:table-cell>
          <table:table-cell table:style-name="ce55" table:formula="of:=SUM([.$D38]+[.J$1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39:.C39];10)" office:value-type="float" office:value="18" calcext:value-type="float">
            <text:p>18</text:p>
          </table:table-cell>
          <table:table-cell table:style-name="ce55" table:formula="of:=SUM([.D39]+1)" office:value-type="float" office:value="19" calcext:value-type="float">
            <text:p>19</text:p>
          </table:table-cell>
          <table:table-cell table:formula="of:=SUM([.D39]+[.$F$1])" office:value-type="float" office:value="20" calcext:value-type="float">
            <text:p>20</text:p>
          </table:table-cell>
          <table:table-cell table:formula="of:=SUM([.D39]+[.$G$1])" office:value-type="float" office:value="21" calcext:value-type="float">
            <text:p>21</text:p>
          </table:table-cell>
          <table:table-cell table:formula="of:=SUM([.$D39]+[.H$1])" office:value-type="float" office:value="22" calcext:value-type="float">
            <text:p>22</text:p>
          </table:table-cell>
          <table:table-cell table:formula="of:=SUM([.$D39]+[.I$1])" office:value-type="float" office:value="23" calcext:value-type="float">
            <text:p>23</text:p>
          </table:table-cell>
          <table:table-cell table:style-name="ce55" table:formula="of:=SUM([.$D39]+[.J$1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0:.C40];10)" office:value-type="float" office:value="18" calcext:value-type="float">
            <text:p>18</text:p>
          </table:table-cell>
          <table:table-cell table:style-name="ce55" table:formula="of:=SUM([.D40]+1)" office:value-type="float" office:value="19" calcext:value-type="float">
            <text:p>19</text:p>
          </table:table-cell>
          <table:table-cell table:style-name="ce55" table:formula="of:=SUM([.D40]+[.$F$1])" office:value-type="float" office:value="20" calcext:value-type="float">
            <text:p>20</text:p>
          </table:table-cell>
          <table:table-cell table:formula="of:=SUM([.D40]+[.$G$1])" office:value-type="float" office:value="21" calcext:value-type="float">
            <text:p>21</text:p>
          </table:table-cell>
          <table:table-cell table:formula="of:=SUM([.$D40]+[.H$1])" office:value-type="float" office:value="22" calcext:value-type="float">
            <text:p>22</text:p>
          </table:table-cell>
          <table:table-cell table:style-name="ce55" table:formula="of:=SUM([.$D40]+[.I$1])" office:value-type="float" office:value="23" calcext:value-type="float">
            <text:p>23</text:p>
          </table:table-cell>
          <table:table-cell table:formula="of:=SUM([.$D40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1:.C41];10)" office:value-type="float" office:value="18" calcext:value-type="float">
            <text:p>18</text:p>
          </table:table-cell>
          <table:table-cell table:style-name="ce55" table:formula="of:=SUM([.D41]+1)" office:value-type="float" office:value="19" calcext:value-type="float">
            <text:p>19</text:p>
          </table:table-cell>
          <table:table-cell table:style-name="ce55" table:formula="of:=SUM([.D41]+[.$F$1])" office:value-type="float" office:value="20" calcext:value-type="float">
            <text:p>20</text:p>
          </table:table-cell>
          <table:table-cell table:formula="of:=SUM([.D41]+[.$G$1])" office:value-type="float" office:value="21" calcext:value-type="float">
            <text:p>21</text:p>
          </table:table-cell>
          <table:table-cell table:formula="of:=SUM([.$D41]+[.H$1])" office:value-type="float" office:value="22" calcext:value-type="float">
            <text:p>22</text:p>
          </table:table-cell>
          <table:table-cell table:style-name="ce55" table:formula="of:=SUM([.$D41]+[.I$1])" office:value-type="float" office:value="23" calcext:value-type="float">
            <text:p>23</text:p>
          </table:table-cell>
          <table:table-cell table:formula="of:=SUM([.$D41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2:.C42];10)" office:value-type="float" office:value="18" calcext:value-type="float">
            <text:p>18</text:p>
          </table:table-cell>
          <table:table-cell table:style-name="ce55" table:formula="of:=SUM([.D42]+1)" office:value-type="float" office:value="19" calcext:value-type="float">
            <text:p>19</text:p>
          </table:table-cell>
          <table:table-cell table:style-name="ce55" table:formula="of:=SUM([.D42]+[.$F$1])" office:value-type="float" office:value="20" calcext:value-type="float">
            <text:p>20</text:p>
          </table:table-cell>
          <table:table-cell table:formula="of:=SUM([.D42]+[.$G$1])" office:value-type="float" office:value="21" calcext:value-type="float">
            <text:p>21</text:p>
          </table:table-cell>
          <table:table-cell table:formula="of:=SUM([.$D42]+[.H$1])" office:value-type="float" office:value="22" calcext:value-type="float">
            <text:p>22</text:p>
          </table:table-cell>
          <table:table-cell table:style-name="ce55" table:formula="of:=SUM([.$D42]+[.I$1])" office:value-type="float" office:value="23" calcext:value-type="float">
            <text:p>23</text:p>
          </table:table-cell>
          <table:table-cell table:formula="of:=SUM([.$D42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3:.C43];10)" office:value-type="float" office:value="18" calcext:value-type="float">
            <text:p>18</text:p>
          </table:table-cell>
          <table:table-cell table:style-name="ce55" table:formula="of:=SUM([.D43]+1)" office:value-type="float" office:value="19" calcext:value-type="float">
            <text:p>19</text:p>
          </table:table-cell>
          <table:table-cell table:style-name="ce55" table:formula="of:=SUM([.D43]+[.$F$1])" office:value-type="float" office:value="20" calcext:value-type="float">
            <text:p>20</text:p>
          </table:table-cell>
          <table:table-cell table:formula="of:=SUM([.D43]+[.$G$1])" office:value-type="float" office:value="21" calcext:value-type="float">
            <text:p>21</text:p>
          </table:table-cell>
          <table:table-cell table:formula="of:=SUM([.$D43]+[.H$1])" office:value-type="float" office:value="22" calcext:value-type="float">
            <text:p>22</text:p>
          </table:table-cell>
          <table:table-cell table:style-name="ce55" table:formula="of:=SUM([.$D43]+[.I$1])" office:value-type="float" office:value="23" calcext:value-type="float">
            <text:p>23</text:p>
          </table:table-cell>
          <table:table-cell table:formula="of:=SUM([.$D43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4:.C44];10)" office:value-type="float" office:value="18" calcext:value-type="float">
            <text:p>18</text:p>
          </table:table-cell>
          <table:table-cell table:style-name="ce55" table:formula="of:=SUM([.D44]+1)" office:value-type="float" office:value="19" calcext:value-type="float">
            <text:p>19</text:p>
          </table:table-cell>
          <table:table-cell table:style-name="ce55" table:formula="of:=SUM([.D44]+[.$F$1])" office:value-type="float" office:value="20" calcext:value-type="float">
            <text:p>20</text:p>
          </table:table-cell>
          <table:table-cell table:formula="of:=SUM([.D44]+[.$G$1])" office:value-type="float" office:value="21" calcext:value-type="float">
            <text:p>21</text:p>
          </table:table-cell>
          <table:table-cell table:formula="of:=SUM([.$D44]+[.H$1])" office:value-type="float" office:value="22" calcext:value-type="float">
            <text:p>22</text:p>
          </table:table-cell>
          <table:table-cell table:style-name="ce55" table:formula="of:=SUM([.$D44]+[.I$1])" office:value-type="float" office:value="23" calcext:value-type="float">
            <text:p>23</text:p>
          </table:table-cell>
          <table:table-cell table:formula="of:=SUM([.$D44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45:.C45];10)" office:value-type="float" office:value="18" calcext:value-type="float">
            <text:p>18</text:p>
          </table:table-cell>
          <table:table-cell table:style-name="ce55" table:formula="of:=SUM([.D45]+1)" office:value-type="float" office:value="19" calcext:value-type="float">
            <text:p>19</text:p>
          </table:table-cell>
          <table:table-cell table:style-name="ce55" table:formula="of:=SUM([.D45]+[.$F$1])" office:value-type="float" office:value="20" calcext:value-type="float">
            <text:p>20</text:p>
          </table:table-cell>
          <table:table-cell table:formula="of:=SUM([.D45]+[.$G$1])" office:value-type="float" office:value="21" calcext:value-type="float">
            <text:p>21</text:p>
          </table:table-cell>
          <table:table-cell table:formula="of:=SUM([.$D45]+[.H$1])" office:value-type="float" office:value="22" calcext:value-type="float">
            <text:p>22</text:p>
          </table:table-cell>
          <table:table-cell table:style-name="ce55" table:formula="of:=SUM([.$D45]+[.I$1])" office:value-type="float" office:value="23" calcext:value-type="float">
            <text:p>23</text:p>
          </table:table-cell>
          <table:table-cell table:formula="of:=SUM([.$D45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6:.C46];10)" office:value-type="float" office:value="18" calcext:value-type="float">
            <text:p>18</text:p>
          </table:table-cell>
          <table:table-cell table:style-name="ce55" table:formula="of:=SUM([.D46]+1)" office:value-type="float" office:value="19" calcext:value-type="float">
            <text:p>19</text:p>
          </table:table-cell>
          <table:table-cell table:formula="of:=SUM([.D46]+[.$F$1])" office:value-type="float" office:value="20" calcext:value-type="float">
            <text:p>20</text:p>
          </table:table-cell>
          <table:table-cell table:style-name="ce55" table:formula="of:=SUM([.D46]+[.$G$1])" office:value-type="float" office:value="21" calcext:value-type="float">
            <text:p>21</text:p>
          </table:table-cell>
          <table:table-cell table:style-name="ce55" table:formula="of:=SUM([.$D46]+[.H$1])" office:value-type="float" office:value="22" calcext:value-type="float">
            <text:p>22</text:p>
          </table:table-cell>
          <table:table-cell table:formula="of:=SUM([.$D46]+[.I$1])" office:value-type="float" office:value="23" calcext:value-type="float">
            <text:p>23</text:p>
          </table:table-cell>
          <table:table-cell table:formula="of:=SUM([.$D46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7:.C47];10)" office:value-type="float" office:value="18" calcext:value-type="float">
            <text:p>18</text:p>
          </table:table-cell>
          <table:table-cell table:style-name="ce55" table:formula="of:=SUM([.D47]+1)" office:value-type="float" office:value="19" calcext:value-type="float">
            <text:p>19</text:p>
          </table:table-cell>
          <table:table-cell table:formula="of:=SUM([.D47]+[.$F$1])" office:value-type="float" office:value="20" calcext:value-type="float">
            <text:p>20</text:p>
          </table:table-cell>
          <table:table-cell table:style-name="ce55" table:formula="of:=SUM([.D47]+[.$G$1])" office:value-type="float" office:value="21" calcext:value-type="float">
            <text:p>21</text:p>
          </table:table-cell>
          <table:table-cell table:style-name="ce55" table:formula="of:=SUM([.$D47]+[.H$1])" office:value-type="float" office:value="22" calcext:value-type="float">
            <text:p>22</text:p>
          </table:table-cell>
          <table:table-cell table:formula="of:=SUM([.$D47]+[.I$1])" office:value-type="float" office:value="23" calcext:value-type="float">
            <text:p>23</text:p>
          </table:table-cell>
          <table:table-cell table:formula="of:=SUM([.$D47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8:.C48];10)" office:value-type="float" office:value="18" calcext:value-type="float">
            <text:p>18</text:p>
          </table:table-cell>
          <table:table-cell table:style-name="ce55" table:formula="of:=SUM([.D48]+1)" office:value-type="float" office:value="19" calcext:value-type="float">
            <text:p>19</text:p>
          </table:table-cell>
          <table:table-cell table:formula="of:=SUM([.D48]+[.$F$1])" office:value-type="float" office:value="20" calcext:value-type="float">
            <text:p>20</text:p>
          </table:table-cell>
          <table:table-cell table:style-name="ce55" table:formula="of:=SUM([.D48]+[.$G$1])" office:value-type="float" office:value="21" calcext:value-type="float">
            <text:p>21</text:p>
          </table:table-cell>
          <table:table-cell table:style-name="ce55" table:formula="of:=SUM([.$D48]+[.H$1])" office:value-type="float" office:value="22" calcext:value-type="float">
            <text:p>22</text:p>
          </table:table-cell>
          <table:table-cell table:formula="of:=SUM([.$D48]+[.I$1])" office:value-type="float" office:value="23" calcext:value-type="float">
            <text:p>23</text:p>
          </table:table-cell>
          <table:table-cell table:formula="of:=SUM([.$D48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9:.C49];10)" office:value-type="float" office:value="18" calcext:value-type="float">
            <text:p>18</text:p>
          </table:table-cell>
          <table:table-cell table:style-name="ce55" table:formula="of:=SUM([.D49]+1)" office:value-type="float" office:value="19" calcext:value-type="float">
            <text:p>19</text:p>
          </table:table-cell>
          <table:table-cell table:formula="of:=SUM([.D49]+[.$F$1])" office:value-type="float" office:value="20" calcext:value-type="float">
            <text:p>20</text:p>
          </table:table-cell>
          <table:table-cell table:style-name="ce55" table:formula="of:=SUM([.D49]+[.$G$1])" office:value-type="float" office:value="21" calcext:value-type="float">
            <text:p>21</text:p>
          </table:table-cell>
          <table:table-cell table:style-name="ce55" table:formula="of:=SUM([.$D49]+[.H$1])" office:value-type="float" office:value="22" calcext:value-type="float">
            <text:p>22</text:p>
          </table:table-cell>
          <table:table-cell table:formula="of:=SUM([.$D49]+[.I$1])" office:value-type="float" office:value="23" calcext:value-type="float">
            <text:p>23</text:p>
          </table:table-cell>
          <table:table-cell table:formula="of:=SUM([.$D49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50:.C50];10)" office:value-type="float" office:value="18" calcext:value-type="float">
            <text:p>18</text:p>
          </table:table-cell>
          <table:table-cell table:style-name="ce55" table:formula="of:=SUM([.D50]+1)" office:value-type="float" office:value="19" calcext:value-type="float">
            <text:p>19</text:p>
          </table:table-cell>
          <table:table-cell table:formula="of:=SUM([.D50]+[.$F$1])" office:value-type="float" office:value="20" calcext:value-type="float">
            <text:p>20</text:p>
          </table:table-cell>
          <table:table-cell table:style-name="ce55" table:formula="of:=SUM([.D50]+[.$G$1])" office:value-type="float" office:value="21" calcext:value-type="float">
            <text:p>21</text:p>
          </table:table-cell>
          <table:table-cell table:style-name="ce55" table:formula="of:=SUM([.$D50]+[.H$1])" office:value-type="float" office:value="22" calcext:value-type="float">
            <text:p>22</text:p>
          </table:table-cell>
          <table:table-cell table:formula="of:=SUM([.$D50]+[.I$1])" office:value-type="float" office:value="23" calcext:value-type="float">
            <text:p>23</text:p>
          </table:table-cell>
          <table:table-cell table:formula="of:=SUM([.$D50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51:.C51];10)" office:value-type="float" office:value="18" calcext:value-type="float">
            <text:p>18</text:p>
          </table:table-cell>
          <table:table-cell table:style-name="ce55" table:formula="of:=SUM([.D51]+1)" office:value-type="float" office:value="19" calcext:value-type="float">
            <text:p>19</text:p>
          </table:table-cell>
          <table:table-cell table:formula="of:=SUM([.D51]+[.$F$1])" office:value-type="float" office:value="20" calcext:value-type="float">
            <text:p>20</text:p>
          </table:table-cell>
          <table:table-cell table:style-name="ce55" table:formula="of:=SUM([.D51]+[.$G$1])" office:value-type="float" office:value="21" calcext:value-type="float">
            <text:p>21</text:p>
          </table:table-cell>
          <table:table-cell table:style-name="ce55" table:formula="of:=SUM([.$D51]+[.H$1])" office:value-type="float" office:value="22" calcext:value-type="float">
            <text:p>22</text:p>
          </table:table-cell>
          <table:table-cell table:formula="of:=SUM([.$D51]+[.I$1])" office:value-type="float" office:value="23" calcext:value-type="float">
            <text:p>23</text:p>
          </table:table-cell>
          <table:table-cell table:formula="of:=SUM([.$D51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52:.C52];10)" office:value-type="float" office:value="18" calcext:value-type="float">
            <text:p>18</text:p>
          </table:table-cell>
          <table:table-cell table:formula="of:=SUM([.D52]+1)" office:value-type="float" office:value="19" calcext:value-type="float">
            <text:p>19</text:p>
          </table:table-cell>
          <table:table-cell table:style-name="ce55" table:formula="of:=SUM([.D52]+[.$F$1])" office:value-type="float" office:value="20" calcext:value-type="float">
            <text:p>20</text:p>
          </table:table-cell>
          <table:table-cell table:formula="of:=SUM([.D52]+[.$G$1])" office:value-type="float" office:value="21" calcext:value-type="float">
            <text:p>21</text:p>
          </table:table-cell>
          <table:table-cell table:style-name="ce55" table:formula="of:=SUM([.$D52]+[.H$1])" office:value-type="float" office:value="22" calcext:value-type="float">
            <text:p>22</text:p>
          </table:table-cell>
          <table:table-cell table:formula="of:=SUM([.$D52]+[.I$1])" office:value-type="float" office:value="23" calcext:value-type="float">
            <text:p>23</text:p>
          </table:table-cell>
          <table:table-cell table:formula="of:=SUM([.$D52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53:.C53];10)" office:value-type="float" office:value="18" calcext:value-type="float">
            <text:p>18</text:p>
          </table:table-cell>
          <table:table-cell table:formula="of:=SUM([.D53]+1)" office:value-type="float" office:value="19" calcext:value-type="float">
            <text:p>19</text:p>
          </table:table-cell>
          <table:table-cell table:style-name="ce55" table:formula="of:=SUM([.D53]+[.$F$1])" office:value-type="float" office:value="20" calcext:value-type="float">
            <text:p>20</text:p>
          </table:table-cell>
          <table:table-cell table:formula="of:=SUM([.D53]+[.$G$1])" office:value-type="float" office:value="21" calcext:value-type="float">
            <text:p>21</text:p>
          </table:table-cell>
          <table:table-cell table:style-name="ce55" table:formula="of:=SUM([.$D53]+[.H$1])" office:value-type="float" office:value="22" calcext:value-type="float">
            <text:p>22</text:p>
          </table:table-cell>
          <table:table-cell table:formula="of:=SUM([.$D53]+[.I$1])" office:value-type="float" office:value="23" calcext:value-type="float">
            <text:p>23</text:p>
          </table:table-cell>
          <table:table-cell table:formula="of:=SUM([.$D53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54:.C54];10)" office:value-type="float" office:value="18" calcext:value-type="float">
            <text:p>18</text:p>
          </table:table-cell>
          <table:table-cell table:formula="of:=SUM([.D54]+1)" office:value-type="float" office:value="19" calcext:value-type="float">
            <text:p>19</text:p>
          </table:table-cell>
          <table:table-cell table:style-name="ce55" table:formula="of:=SUM([.D54]+[.$F$1])" office:value-type="float" office:value="20" calcext:value-type="float">
            <text:p>20</text:p>
          </table:table-cell>
          <table:table-cell table:formula="of:=SUM([.D54]+[.$G$1])" office:value-type="float" office:value="21" calcext:value-type="float">
            <text:p>21</text:p>
          </table:table-cell>
          <table:table-cell table:style-name="ce55" table:formula="of:=SUM([.$D54]+[.H$1])" office:value-type="float" office:value="22" calcext:value-type="float">
            <text:p>22</text:p>
          </table:table-cell>
          <table:table-cell table:formula="of:=SUM([.$D54]+[.I$1])" office:value-type="float" office:value="23" calcext:value-type="float">
            <text:p>23</text:p>
          </table:table-cell>
          <table:table-cell table:formula="of:=SUM([.$D54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55:.C55];10)" office:value-type="float" office:value="18" calcext:value-type="float">
            <text:p>18</text:p>
          </table:table-cell>
          <table:table-cell table:formula="of:=SUM([.D55]+1)" office:value-type="float" office:value="19" calcext:value-type="float">
            <text:p>19</text:p>
          </table:table-cell>
          <table:table-cell table:style-name="ce55" table:formula="of:=SUM([.D55]+[.$F$1])" office:value-type="float" office:value="20" calcext:value-type="float">
            <text:p>20</text:p>
          </table:table-cell>
          <table:table-cell table:style-name="ce55" table:formula="of:=SUM([.D55]+[.$G$1])" office:value-type="float" office:value="21" calcext:value-type="float">
            <text:p>21</text:p>
          </table:table-cell>
          <table:table-cell table:formula="of:=SUM([.$D55]+[.H$1])" office:value-type="float" office:value="22" calcext:value-type="float">
            <text:p>22</text:p>
          </table:table-cell>
          <table:table-cell table:formula="of:=SUM([.$D55]+[.I$1])" office:value-type="float" office:value="23" calcext:value-type="float">
            <text:p>23</text:p>
          </table:table-cell>
          <table:table-cell table:formula="of:=SUM([.$D55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56:.C56];10)" office:value-type="float" office:value="18" calcext:value-type="float">
            <text:p>18</text:p>
          </table:table-cell>
          <table:table-cell table:formula="of:=SUM([.D56]+1)" office:value-type="float" office:value="19" calcext:value-type="float">
            <text:p>19</text:p>
          </table:table-cell>
          <table:table-cell table:style-name="ce55" table:formula="of:=SUM([.D56]+[.$F$1])" office:value-type="float" office:value="20" calcext:value-type="float">
            <text:p>20</text:p>
          </table:table-cell>
          <table:table-cell table:style-name="ce55" table:formula="of:=SUM([.D56]+[.$G$1])" office:value-type="float" office:value="21" calcext:value-type="float">
            <text:p>21</text:p>
          </table:table-cell>
          <table:table-cell table:formula="of:=SUM([.$D56]+[.H$1])" office:value-type="float" office:value="22" calcext:value-type="float">
            <text:p>22</text:p>
          </table:table-cell>
          <table:table-cell table:formula="of:=SUM([.$D56]+[.I$1])" office:value-type="float" office:value="23" calcext:value-type="float">
            <text:p>23</text:p>
          </table:table-cell>
          <table:table-cell table:formula="of:=SUM([.$D56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57:.C57];10)" office:value-type="float" office:value="18" calcext:value-type="float">
            <text:p>18</text:p>
          </table:table-cell>
          <table:table-cell table:formula="of:=SUM([.D57]+1)" office:value-type="float" office:value="19" calcext:value-type="float">
            <text:p>19</text:p>
          </table:table-cell>
          <table:table-cell table:style-name="ce55" table:formula="of:=SUM([.D57]+[.$F$1])" office:value-type="float" office:value="20" calcext:value-type="float">
            <text:p>20</text:p>
          </table:table-cell>
          <table:table-cell table:style-name="ce55" table:formula="of:=SUM([.D57]+[.$G$1])" office:value-type="float" office:value="21" calcext:value-type="float">
            <text:p>21</text:p>
          </table:table-cell>
          <table:table-cell table:formula="of:=SUM([.$D57]+[.H$1])" office:value-type="float" office:value="22" calcext:value-type="float">
            <text:p>22</text:p>
          </table:table-cell>
          <table:table-cell table:formula="of:=SUM([.$D57]+[.I$1])" office:value-type="float" office:value="23" calcext:value-type="float">
            <text:p>23</text:p>
          </table:table-cell>
          <table:table-cell table:formula="of:=SUM([.$D57]+[.J$1]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58:.C58];10)" office:value-type="float" office:value="19" calcext:value-type="float">
            <text:p>19</text:p>
          </table:table-cell>
          <table:table-cell table:style-name="ce55" table:formula="of:=SUM([.D58]+1)" office:value-type="float" office:value="20" calcext:value-type="float">
            <text:p>20</text:p>
          </table:table-cell>
          <table:table-cell table:style-name="ce55" table:formula="of:=SUM([.D58]+[.$F$1])" office:value-type="float" office:value="21" calcext:value-type="float">
            <text:p>21</text:p>
          </table:table-cell>
          <table:table-cell table:formula="of:=SUM([.D58]+[.$G$1])" office:value-type="float" office:value="22" calcext:value-type="float">
            <text:p>22</text:p>
          </table:table-cell>
          <table:table-cell table:formula="of:=SUM([.$D58]+[.H$1])" office:value-type="float" office:value="23" calcext:value-type="float">
            <text:p>23</text:p>
          </table:table-cell>
          <table:table-cell table:formula="of:=SUM([.$D58]+[.I$1])" office:value-type="float" office:value="24" calcext:value-type="float">
            <text:p>24</text:p>
          </table:table-cell>
          <table:table-cell table:style-name="ce55" table:formula="of:=SUM([.$D58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59:.C59];10)" office:value-type="float" office:value="19" calcext:value-type="float">
            <text:p>19</text:p>
          </table:table-cell>
          <table:table-cell table:style-name="ce55" table:formula="of:=SUM([.D59]+1)" office:value-type="float" office:value="20" calcext:value-type="float">
            <text:p>20</text:p>
          </table:table-cell>
          <table:table-cell table:style-name="ce55" table:formula="of:=SUM([.D59]+[.$F$1])" office:value-type="float" office:value="21" calcext:value-type="float">
            <text:p>21</text:p>
          </table:table-cell>
          <table:table-cell table:formula="of:=SUM([.D59]+[.$G$1])" office:value-type="float" office:value="22" calcext:value-type="float">
            <text:p>22</text:p>
          </table:table-cell>
          <table:table-cell table:formula="of:=SUM([.$D59]+[.H$1])" office:value-type="float" office:value="23" calcext:value-type="float">
            <text:p>23</text:p>
          </table:table-cell>
          <table:table-cell table:formula="of:=SUM([.$D59]+[.I$1])" office:value-type="float" office:value="24" calcext:value-type="float">
            <text:p>24</text:p>
          </table:table-cell>
          <table:table-cell table:style-name="ce55" table:formula="of:=SUM([.$D59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0:.C60];10)" office:value-type="float" office:value="19" calcext:value-type="float">
            <text:p>19</text:p>
          </table:table-cell>
          <table:table-cell table:style-name="ce55" table:formula="of:=SUM([.D60]+1)" office:value-type="float" office:value="20" calcext:value-type="float">
            <text:p>20</text:p>
          </table:table-cell>
          <table:table-cell table:style-name="ce55" table:formula="of:=SUM([.D60]+[.$F$1])" office:value-type="float" office:value="21" calcext:value-type="float">
            <text:p>21</text:p>
          </table:table-cell>
          <table:table-cell table:formula="of:=SUM([.D60]+[.$G$1])" office:value-type="float" office:value="22" calcext:value-type="float">
            <text:p>22</text:p>
          </table:table-cell>
          <table:table-cell table:formula="of:=SUM([.$D60]+[.H$1])" office:value-type="float" office:value="23" calcext:value-type="float">
            <text:p>23</text:p>
          </table:table-cell>
          <table:table-cell table:formula="of:=SUM([.$D60]+[.I$1])" office:value-type="float" office:value="24" calcext:value-type="float">
            <text:p>24</text:p>
          </table:table-cell>
          <table:table-cell table:style-name="ce55" table:formula="of:=SUM([.$D60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1:.C61];10)" office:value-type="float" office:value="19" calcext:value-type="float">
            <text:p>19</text:p>
          </table:table-cell>
          <table:table-cell table:style-name="ce55" table:formula="of:=SUM([.D61]+1)" office:value-type="float" office:value="20" calcext:value-type="float">
            <text:p>20</text:p>
          </table:table-cell>
          <table:table-cell table:style-name="ce55" table:formula="of:=SUM([.D61]+[.$F$1])" office:value-type="float" office:value="21" calcext:value-type="float">
            <text:p>21</text:p>
          </table:table-cell>
          <table:table-cell table:formula="of:=SUM([.D61]+[.$G$1])" office:value-type="float" office:value="22" calcext:value-type="float">
            <text:p>22</text:p>
          </table:table-cell>
          <table:table-cell table:formula="of:=SUM([.$D61]+[.H$1])" office:value-type="float" office:value="23" calcext:value-type="float">
            <text:p>23</text:p>
          </table:table-cell>
          <table:table-cell table:formula="of:=SUM([.$D61]+[.I$1])" office:value-type="float" office:value="24" calcext:value-type="float">
            <text:p>24</text:p>
          </table:table-cell>
          <table:table-cell table:style-name="ce55" table:formula="of:=SUM([.$D61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2:.C62];10)" office:value-type="float" office:value="19" calcext:value-type="float">
            <text:p>19</text:p>
          </table:table-cell>
          <table:table-cell table:style-name="ce55" table:formula="of:=SUM([.D62]+1)" office:value-type="float" office:value="20" calcext:value-type="float">
            <text:p>20</text:p>
          </table:table-cell>
          <table:table-cell table:style-name="ce55" table:formula="of:=SUM([.D62]+[.$F$1])" office:value-type="float" office:value="21" calcext:value-type="float">
            <text:p>21</text:p>
          </table:table-cell>
          <table:table-cell table:formula="of:=SUM([.D62]+[.$G$1])" office:value-type="float" office:value="22" calcext:value-type="float">
            <text:p>22</text:p>
          </table:table-cell>
          <table:table-cell table:formula="of:=SUM([.$D62]+[.H$1])" office:value-type="float" office:value="23" calcext:value-type="float">
            <text:p>23</text:p>
          </table:table-cell>
          <table:table-cell table:formula="of:=SUM([.$D62]+[.I$1])" office:value-type="float" office:value="24" calcext:value-type="float">
            <text:p>24</text:p>
          </table:table-cell>
          <table:table-cell table:style-name="ce55" table:formula="of:=SUM([.$D62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63:.C63];10)" office:value-type="float" office:value="19" calcext:value-type="float">
            <text:p>19</text:p>
          </table:table-cell>
          <table:table-cell table:style-name="ce55" table:formula="of:=SUM([.D63]+1)" office:value-type="float" office:value="20" calcext:value-type="float">
            <text:p>20</text:p>
          </table:table-cell>
          <table:table-cell table:style-name="ce55" table:formula="of:=SUM([.D63]+[.$F$1])" office:value-type="float" office:value="21" calcext:value-type="float">
            <text:p>21</text:p>
          </table:table-cell>
          <table:table-cell table:formula="of:=SUM([.D63]+[.$G$1])" office:value-type="float" office:value="22" calcext:value-type="float">
            <text:p>22</text:p>
          </table:table-cell>
          <table:table-cell table:formula="of:=SUM([.$D63]+[.H$1])" office:value-type="float" office:value="23" calcext:value-type="float">
            <text:p>23</text:p>
          </table:table-cell>
          <table:table-cell table:formula="of:=SUM([.$D63]+[.I$1])" office:value-type="float" office:value="24" calcext:value-type="float">
            <text:p>24</text:p>
          </table:table-cell>
          <table:table-cell table:style-name="ce55" table:formula="of:=SUM([.$D63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4:.C64];10)" office:value-type="float" office:value="19" calcext:value-type="float">
            <text:p>19</text:p>
          </table:table-cell>
          <table:table-cell table:style-name="ce55" table:formula="of:=SUM([.D64]+1)" office:value-type="float" office:value="20" calcext:value-type="float">
            <text:p>20</text:p>
          </table:table-cell>
          <table:table-cell table:formula="of:=SUM([.D64]+[.$F$1])" office:value-type="float" office:value="21" calcext:value-type="float">
            <text:p>21</text:p>
          </table:table-cell>
          <table:table-cell table:style-name="ce55" table:formula="of:=SUM([.D64]+[.$G$1])" office:value-type="float" office:value="22" calcext:value-type="float">
            <text:p>22</text:p>
          </table:table-cell>
          <table:table-cell table:formula="of:=SUM([.$D64]+[.H$1])" office:value-type="float" office:value="23" calcext:value-type="float">
            <text:p>23</text:p>
          </table:table-cell>
          <table:table-cell table:style-name="ce55" table:formula="of:=SUM([.$D64]+[.I$1])" office:value-type="float" office:value="24" calcext:value-type="float">
            <text:p>24</text:p>
          </table:table-cell>
          <table:table-cell table:formula="of:=SUM([.$D64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5:.C65];10)" office:value-type="float" office:value="19" calcext:value-type="float">
            <text:p>19</text:p>
          </table:table-cell>
          <table:table-cell table:style-name="ce55" table:formula="of:=SUM([.D65]+1)" office:value-type="float" office:value="20" calcext:value-type="float">
            <text:p>20</text:p>
          </table:table-cell>
          <table:table-cell table:formula="of:=SUM([.D65]+[.$F$1])" office:value-type="float" office:value="21" calcext:value-type="float">
            <text:p>21</text:p>
          </table:table-cell>
          <table:table-cell table:style-name="ce55" table:formula="of:=SUM([.D65]+[.$G$1])" office:value-type="float" office:value="22" calcext:value-type="float">
            <text:p>22</text:p>
          </table:table-cell>
          <table:table-cell table:formula="of:=SUM([.$D65]+[.H$1])" office:value-type="float" office:value="23" calcext:value-type="float">
            <text:p>23</text:p>
          </table:table-cell>
          <table:table-cell table:style-name="ce55" table:formula="of:=SUM([.$D65]+[.I$1])" office:value-type="float" office:value="24" calcext:value-type="float">
            <text:p>24</text:p>
          </table:table-cell>
          <table:table-cell table:formula="of:=SUM([.$D65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6:.C66];10)" office:value-type="float" office:value="19" calcext:value-type="float">
            <text:p>19</text:p>
          </table:table-cell>
          <table:table-cell table:style-name="ce55" table:formula="of:=SUM([.D66]+1)" office:value-type="float" office:value="20" calcext:value-type="float">
            <text:p>20</text:p>
          </table:table-cell>
          <table:table-cell table:formula="of:=SUM([.D66]+[.$F$1])" office:value-type="float" office:value="21" calcext:value-type="float">
            <text:p>21</text:p>
          </table:table-cell>
          <table:table-cell table:style-name="ce55" table:formula="of:=SUM([.D66]+[.$G$1])" office:value-type="float" office:value="22" calcext:value-type="float">
            <text:p>22</text:p>
          </table:table-cell>
          <table:table-cell table:formula="of:=SUM([.$D66]+[.H$1])" office:value-type="float" office:value="23" calcext:value-type="float">
            <text:p>23</text:p>
          </table:table-cell>
          <table:table-cell table:style-name="ce55" table:formula="of:=SUM([.$D66]+[.I$1])" office:value-type="float" office:value="24" calcext:value-type="float">
            <text:p>24</text:p>
          </table:table-cell>
          <table:table-cell table:formula="of:=SUM([.$D66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7:.C67];10)" office:value-type="float" office:value="19" calcext:value-type="float">
            <text:p>19</text:p>
          </table:table-cell>
          <table:table-cell table:style-name="ce55" table:formula="of:=SUM([.D67]+1)" office:value-type="float" office:value="20" calcext:value-type="float">
            <text:p>20</text:p>
          </table:table-cell>
          <table:table-cell table:formula="of:=SUM([.D67]+[.$F$1])" office:value-type="float" office:value="21" calcext:value-type="float">
            <text:p>21</text:p>
          </table:table-cell>
          <table:table-cell table:style-name="ce55" table:formula="of:=SUM([.D67]+[.$G$1])" office:value-type="float" office:value="22" calcext:value-type="float">
            <text:p>22</text:p>
          </table:table-cell>
          <table:table-cell table:formula="of:=SUM([.$D67]+[.H$1])" office:value-type="float" office:value="23" calcext:value-type="float">
            <text:p>23</text:p>
          </table:table-cell>
          <table:table-cell table:style-name="ce55" table:formula="of:=SUM([.$D67]+[.I$1])" office:value-type="float" office:value="24" calcext:value-type="float">
            <text:p>24</text:p>
          </table:table-cell>
          <table:table-cell table:formula="of:=SUM([.$D67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8:.C68];10)" office:value-type="float" office:value="19" calcext:value-type="float">
            <text:p>19</text:p>
          </table:table-cell>
          <table:table-cell table:style-name="ce55" table:formula="of:=SUM([.D68]+1)" office:value-type="float" office:value="20" calcext:value-type="float">
            <text:p>20</text:p>
          </table:table-cell>
          <table:table-cell table:formula="of:=SUM([.D68]+[.$F$1])" office:value-type="float" office:value="21" calcext:value-type="float">
            <text:p>21</text:p>
          </table:table-cell>
          <table:table-cell table:style-name="ce55" table:formula="of:=SUM([.D68]+[.$G$1])" office:value-type="float" office:value="22" calcext:value-type="float">
            <text:p>22</text:p>
          </table:table-cell>
          <table:table-cell table:formula="of:=SUM([.$D68]+[.H$1])" office:value-type="float" office:value="23" calcext:value-type="float">
            <text:p>23</text:p>
          </table:table-cell>
          <table:table-cell table:style-name="ce55" table:formula="of:=SUM([.$D68]+[.I$1])" office:value-type="float" office:value="24" calcext:value-type="float">
            <text:p>24</text:p>
          </table:table-cell>
          <table:table-cell table:formula="of:=SUM([.$D68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9:.C69];10)" office:value-type="float" office:value="19" calcext:value-type="float">
            <text:p>19</text:p>
          </table:table-cell>
          <table:table-cell table:style-name="ce55" table:formula="of:=SUM([.D69]+1)" office:value-type="float" office:value="20" calcext:value-type="float">
            <text:p>20</text:p>
          </table:table-cell>
          <table:table-cell table:formula="of:=SUM([.D69]+[.$F$1])" office:value-type="float" office:value="21" calcext:value-type="float">
            <text:p>21</text:p>
          </table:table-cell>
          <table:table-cell table:style-name="ce55" table:formula="of:=SUM([.D69]+[.$G$1])" office:value-type="float" office:value="22" calcext:value-type="float">
            <text:p>22</text:p>
          </table:table-cell>
          <table:table-cell table:formula="of:=SUM([.$D69]+[.H$1])" office:value-type="float" office:value="23" calcext:value-type="float">
            <text:p>23</text:p>
          </table:table-cell>
          <table:table-cell table:style-name="ce55" table:formula="of:=SUM([.$D69]+[.I$1])" office:value-type="float" office:value="24" calcext:value-type="float">
            <text:p>24</text:p>
          </table:table-cell>
          <table:table-cell table:formula="of:=SUM([.$D69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0:.C70];10)" office:value-type="float" office:value="19" calcext:value-type="float">
            <text:p>19</text:p>
          </table:table-cell>
          <table:table-cell table:style-name="ce55" table:formula="of:=SUM([.D70]+1)" office:value-type="float" office:value="20" calcext:value-type="float">
            <text:p>20</text:p>
          </table:table-cell>
          <table:table-cell table:formula="of:=SUM([.D70]+[.$F$1])" office:value-type="float" office:value="21" calcext:value-type="float">
            <text:p>21</text:p>
          </table:table-cell>
          <table:table-cell table:formula="of:=SUM([.D70]+[.$G$1])" office:value-type="float" office:value="22" calcext:value-type="float">
            <text:p>22</text:p>
          </table:table-cell>
          <table:table-cell table:style-name="ce55" table:formula="of:=SUM([.$D70]+[.H$1])" office:value-type="float" office:value="23" calcext:value-type="float">
            <text:p>23</text:p>
          </table:table-cell>
          <table:table-cell table:formula="of:=SUM([.$D70]+[.I$1])" office:value-type="float" office:value="24" calcext:value-type="float">
            <text:p>24</text:p>
          </table:table-cell>
          <table:table-cell table:formula="of:=SUM([.$D70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1:.C71];10)" office:value-type="float" office:value="19" calcext:value-type="float">
            <text:p>19</text:p>
          </table:table-cell>
          <table:table-cell table:style-name="ce55" table:formula="of:=SUM([.D71]+1)" office:value-type="float" office:value="20" calcext:value-type="float">
            <text:p>20</text:p>
          </table:table-cell>
          <table:table-cell table:formula="of:=SUM([.D71]+[.$F$1])" office:value-type="float" office:value="21" calcext:value-type="float">
            <text:p>21</text:p>
          </table:table-cell>
          <table:table-cell table:formula="of:=SUM([.D71]+[.$G$1])" office:value-type="float" office:value="22" calcext:value-type="float">
            <text:p>22</text:p>
          </table:table-cell>
          <table:table-cell table:style-name="ce55" table:formula="of:=SUM([.$D71]+[.H$1])" office:value-type="float" office:value="23" calcext:value-type="float">
            <text:p>23</text:p>
          </table:table-cell>
          <table:table-cell table:formula="of:=SUM([.$D71]+[.I$1])" office:value-type="float" office:value="24" calcext:value-type="float">
            <text:p>24</text:p>
          </table:table-cell>
          <table:table-cell table:formula="of:=SUM([.$D71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2:.C72];10)" office:value-type="float" office:value="19" calcext:value-type="float">
            <text:p>19</text:p>
          </table:table-cell>
          <table:table-cell table:style-name="ce55" table:formula="of:=SUM([.D72]+1)" office:value-type="float" office:value="20" calcext:value-type="float">
            <text:p>20</text:p>
          </table:table-cell>
          <table:table-cell table:formula="of:=SUM([.D72]+[.$F$1])" office:value-type="float" office:value="21" calcext:value-type="float">
            <text:p>21</text:p>
          </table:table-cell>
          <table:table-cell table:formula="of:=SUM([.D72]+[.$G$1])" office:value-type="float" office:value="22" calcext:value-type="float">
            <text:p>22</text:p>
          </table:table-cell>
          <table:table-cell table:style-name="ce55" table:formula="of:=SUM([.$D72]+[.H$1])" office:value-type="float" office:value="23" calcext:value-type="float">
            <text:p>23</text:p>
          </table:table-cell>
          <table:table-cell table:formula="of:=SUM([.$D72]+[.I$1])" office:value-type="float" office:value="24" calcext:value-type="float">
            <text:p>24</text:p>
          </table:table-cell>
          <table:table-cell table:formula="of:=SUM([.$D72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73:.C73];10)" office:value-type="float" office:value="19" calcext:value-type="float">
            <text:p>19</text:p>
          </table:table-cell>
          <table:table-cell table:formula="of:=SUM([.D73]+1)" office:value-type="float" office:value="20" calcext:value-type="float">
            <text:p>20</text:p>
          </table:table-cell>
          <table:table-cell table:style-name="ce55" table:formula="of:=SUM([.D73]+[.$F$1])" office:value-type="float" office:value="21" calcext:value-type="float">
            <text:p>21</text:p>
          </table:table-cell>
          <table:table-cell table:formula="of:=SUM([.D73]+[.$G$1])" office:value-type="float" office:value="22" calcext:value-type="float">
            <text:p>22</text:p>
          </table:table-cell>
          <table:table-cell table:formula="of:=SUM([.$D73]+[.H$1])" office:value-type="float" office:value="23" calcext:value-type="float">
            <text:p>23</text:p>
          </table:table-cell>
          <table:table-cell table:style-name="ce55" table:formula="of:=SUM([.$D73]+[.I$1])" office:value-type="float" office:value="24" calcext:value-type="float">
            <text:p>24</text:p>
          </table:table-cell>
          <table:table-cell table:formula="of:=SUM([.$D73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74:.C74];10)" office:value-type="float" office:value="19" calcext:value-type="float">
            <text:p>19</text:p>
          </table:table-cell>
          <table:table-cell table:formula="of:=SUM([.D74]+1)" office:value-type="float" office:value="20" calcext:value-type="float">
            <text:p>20</text:p>
          </table:table-cell>
          <table:table-cell table:style-name="ce55" table:formula="of:=SUM([.D74]+[.$F$1])" office:value-type="float" office:value="21" calcext:value-type="float">
            <text:p>21</text:p>
          </table:table-cell>
          <table:table-cell table:formula="of:=SUM([.D74]+[.$G$1])" office:value-type="float" office:value="22" calcext:value-type="float">
            <text:p>22</text:p>
          </table:table-cell>
          <table:table-cell table:formula="of:=SUM([.$D74]+[.H$1])" office:value-type="float" office:value="23" calcext:value-type="float">
            <text:p>23</text:p>
          </table:table-cell>
          <table:table-cell table:style-name="ce55" table:formula="of:=SUM([.$D74]+[.I$1])" office:value-type="float" office:value="24" calcext:value-type="float">
            <text:p>24</text:p>
          </table:table-cell>
          <table:table-cell table:formula="of:=SUM([.$D74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75:.C75];10)" office:value-type="float" office:value="19" calcext:value-type="float">
            <text:p>19</text:p>
          </table:table-cell>
          <table:table-cell table:formula="of:=SUM([.D75]+1)" office:value-type="float" office:value="20" calcext:value-type="float">
            <text:p>20</text:p>
          </table:table-cell>
          <table:table-cell table:style-name="ce55" table:formula="of:=SUM([.D75]+[.$F$1])" office:value-type="float" office:value="21" calcext:value-type="float">
            <text:p>21</text:p>
          </table:table-cell>
          <table:table-cell table:formula="of:=SUM([.D75]+[.$G$1])" office:value-type="float" office:value="22" calcext:value-type="float">
            <text:p>22</text:p>
          </table:table-cell>
          <table:table-cell table:formula="of:=SUM([.$D75]+[.H$1])" office:value-type="float" office:value="23" calcext:value-type="float">
            <text:p>23</text:p>
          </table:table-cell>
          <table:table-cell table:style-name="ce55" table:formula="of:=SUM([.$D75]+[.I$1])" office:value-type="float" office:value="24" calcext:value-type="float">
            <text:p>24</text:p>
          </table:table-cell>
          <table:table-cell table:formula="of:=SUM([.$D75]+[.J$1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6:.C76];10)" office:value-type="float" office:value="19" calcext:value-type="float">
            <text:p>19</text:p>
          </table:table-cell>
          <table:table-cell table:formula="of:=SUM([.D76]+1)" office:value-type="float" office:value="20" calcext:value-type="float">
            <text:p>20</text:p>
          </table:table-cell>
          <table:table-cell table:style-name="ce55" table:formula="of:=SUM([.D76]+[.$F$1])" office:value-type="float" office:value="21" calcext:value-type="float">
            <text:p>21</text:p>
          </table:table-cell>
          <table:table-cell table:style-name="ce55" table:formula="of:=SUM([.D76]+[.$G$1])" office:value-type="float" office:value="22" calcext:value-type="float">
            <text:p>22</text:p>
          </table:table-cell>
          <table:table-cell table:style-name="ce55" table:formula="of:=SUM([.$D76]+[.H$1])" office:value-type="float" office:value="23" calcext:value-type="float">
            <text:p>23</text:p>
          </table:table-cell>
          <table:table-cell table:formula="of:=SUM([.$D76]+[.I$1])" office:value-type="float" office:value="24" calcext:value-type="float">
            <text:p>24</text:p>
          </table:table-cell>
          <table:table-cell table:formula="of:=SUM([.$D76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7:.C77];10)" office:value-type="float" office:value="19" calcext:value-type="float">
            <text:p>19</text:p>
          </table:table-cell>
          <table:table-cell table:formula="of:=SUM([.D77]+1)" office:value-type="float" office:value="20" calcext:value-type="float">
            <text:p>20</text:p>
          </table:table-cell>
          <table:table-cell table:style-name="ce55" table:formula="of:=SUM([.D77]+[.$F$1])" office:value-type="float" office:value="21" calcext:value-type="float">
            <text:p>21</text:p>
          </table:table-cell>
          <table:table-cell table:style-name="ce55" table:formula="of:=SUM([.D77]+[.$G$1])" office:value-type="float" office:value="22" calcext:value-type="float">
            <text:p>22</text:p>
          </table:table-cell>
          <table:table-cell table:style-name="ce55" table:formula="of:=SUM([.$D77]+[.H$1])" office:value-type="float" office:value="23" calcext:value-type="float">
            <text:p>23</text:p>
          </table:table-cell>
          <table:table-cell table:formula="of:=SUM([.$D77]+[.I$1])" office:value-type="float" office:value="24" calcext:value-type="float">
            <text:p>24</text:p>
          </table:table-cell>
          <table:table-cell table:formula="of:=SUM([.$D77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8:.C78];10)" office:value-type="float" office:value="19" calcext:value-type="float">
            <text:p>19</text:p>
          </table:table-cell>
          <table:table-cell table:formula="of:=SUM([.D78]+1)" office:value-type="float" office:value="20" calcext:value-type="float">
            <text:p>20</text:p>
          </table:table-cell>
          <table:table-cell table:style-name="ce55" table:formula="of:=SUM([.D78]+[.$F$1])" office:value-type="float" office:value="21" calcext:value-type="float">
            <text:p>21</text:p>
          </table:table-cell>
          <table:table-cell table:style-name="ce55" table:formula="of:=SUM([.D78]+[.$G$1])" office:value-type="float" office:value="22" calcext:value-type="float">
            <text:p>22</text:p>
          </table:table-cell>
          <table:table-cell table:style-name="ce55" table:formula="of:=SUM([.$D78]+[.H$1])" office:value-type="float" office:value="23" calcext:value-type="float">
            <text:p>23</text:p>
          </table:table-cell>
          <table:table-cell table:formula="of:=SUM([.$D78]+[.I$1])" office:value-type="float" office:value="24" calcext:value-type="float">
            <text:p>24</text:p>
          </table:table-cell>
          <table:table-cell table:formula="of:=SUM([.$D78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79:.C79];10)" office:value-type="float" office:value="19" calcext:value-type="float">
            <text:p>19</text:p>
          </table:table-cell>
          <table:table-cell table:formula="of:=SUM([.D79]+1)" office:value-type="float" office:value="20" calcext:value-type="float">
            <text:p>20</text:p>
          </table:table-cell>
          <table:table-cell table:style-name="ce55" table:formula="of:=SUM([.D79]+[.$F$1])" office:value-type="float" office:value="21" calcext:value-type="float">
            <text:p>21</text:p>
          </table:table-cell>
          <table:table-cell table:style-name="ce55" table:formula="of:=SUM([.D79]+[.$G$1])" office:value-type="float" office:value="22" calcext:value-type="float">
            <text:p>22</text:p>
          </table:table-cell>
          <table:table-cell table:style-name="ce55" table:formula="of:=SUM([.$D79]+[.H$1])" office:value-type="float" office:value="23" calcext:value-type="float">
            <text:p>23</text:p>
          </table:table-cell>
          <table:table-cell table:formula="of:=SUM([.$D79]+[.I$1])" office:value-type="float" office:value="24" calcext:value-type="float">
            <text:p>24</text:p>
          </table:table-cell>
          <table:table-cell table:formula="of:=SUM([.$D79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80:.C80];10)" office:value-type="float" office:value="19" calcext:value-type="float">
            <text:p>19</text:p>
          </table:table-cell>
          <table:table-cell table:formula="of:=SUM([.D80]+1)" office:value-type="float" office:value="20" calcext:value-type="float">
            <text:p>20</text:p>
          </table:table-cell>
          <table:table-cell table:style-name="ce55" table:formula="of:=SUM([.D80]+[.$F$1])" office:value-type="float" office:value="21" calcext:value-type="float">
            <text:p>21</text:p>
          </table:table-cell>
          <table:table-cell table:style-name="ce55" table:formula="of:=SUM([.D80]+[.$G$1])" office:value-type="float" office:value="22" calcext:value-type="float">
            <text:p>22</text:p>
          </table:table-cell>
          <table:table-cell table:style-name="ce55" table:formula="of:=SUM([.$D80]+[.H$1])" office:value-type="float" office:value="23" calcext:value-type="float">
            <text:p>23</text:p>
          </table:table-cell>
          <table:table-cell table:formula="of:=SUM([.$D80]+[.I$1])" office:value-type="float" office:value="24" calcext:value-type="float">
            <text:p>24</text:p>
          </table:table-cell>
          <table:table-cell table:formula="of:=SUM([.$D80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81:.C81];10)" office:value-type="float" office:value="19" calcext:value-type="float">
            <text:p>19</text:p>
          </table:table-cell>
          <table:table-cell table:formula="of:=SUM([.D81]+1)" office:value-type="float" office:value="20" calcext:value-type="float">
            <text:p>20</text:p>
          </table:table-cell>
          <table:table-cell table:style-name="ce55" table:formula="of:=SUM([.D81]+[.$F$1])" office:value-type="float" office:value="21" calcext:value-type="float">
            <text:p>21</text:p>
          </table:table-cell>
          <table:table-cell table:style-name="ce55" table:formula="of:=SUM([.D81]+[.$G$1])" office:value-type="float" office:value="22" calcext:value-type="float">
            <text:p>22</text:p>
          </table:table-cell>
          <table:table-cell table:style-name="ce55" table:formula="of:=SUM([.$D81]+[.H$1])" office:value-type="float" office:value="23" calcext:value-type="float">
            <text:p>23</text:p>
          </table:table-cell>
          <table:table-cell table:formula="of:=SUM([.$D81]+[.I$1])" office:value-type="float" office:value="24" calcext:value-type="float">
            <text:p>24</text:p>
          </table:table-cell>
          <table:table-cell table:formula="of:=SUM([.$D81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table:formula="of:=SUM([.A82:.C82];10)" office:value-type="float" office:value="19" calcext:value-type="float">
            <text:p>19</text:p>
          </table:table-cell>
          <table:table-cell table:formula="of:=SUM([.D82]+1)" office:value-type="float" office:value="20" calcext:value-type="float">
            <text:p>20</text:p>
          </table:table-cell>
          <table:table-cell table:formula="of:=SUM([.D82]+[.$F$1])" office:value-type="float" office:value="21" calcext:value-type="float">
            <text:p>21</text:p>
          </table:table-cell>
          <table:table-cell table:style-name="ce55" table:formula="of:=SUM([.D82]+[.$G$1])" office:value-type="float" office:value="22" calcext:value-type="float">
            <text:p>22</text:p>
          </table:table-cell>
          <table:table-cell table:formula="of:=SUM([.$D82]+[.H$1])" office:value-type="float" office:value="23" calcext:value-type="float">
            <text:p>23</text:p>
          </table:table-cell>
          <table:table-cell table:formula="of:=SUM([.$D82]+[.I$1])" office:value-type="float" office:value="24" calcext:value-type="float">
            <text:p>24</text:p>
          </table:table-cell>
          <table:table-cell table:formula="of:=SUM([.$D82]+[.J$1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3:.C83];10)" office:value-type="float" office:value="20" calcext:value-type="float">
            <text:p>20</text:p>
          </table:table-cell>
          <table:table-cell table:style-name="ce55" table:formula="of:=SUM([.D83]+1)" office:value-type="float" office:value="21" calcext:value-type="float">
            <text:p>21</text:p>
          </table:table-cell>
          <table:table-cell table:formula="of:=SUM([.D83]+[.$F$1])" office:value-type="float" office:value="22" calcext:value-type="float">
            <text:p>22</text:p>
          </table:table-cell>
          <table:table-cell table:style-name="ce55" table:formula="of:=SUM([.D83]+[.$G$1])" office:value-type="float" office:value="23" calcext:value-type="float">
            <text:p>23</text:p>
          </table:table-cell>
          <table:table-cell table:formula="of:=SUM([.$D83]+[.H$1])" office:value-type="float" office:value="24" calcext:value-type="float">
            <text:p>24</text:p>
          </table:table-cell>
          <table:table-cell table:formula="of:=SUM([.$D83]+[.I$1])" office:value-type="float" office:value="25" calcext:value-type="float">
            <text:p>25</text:p>
          </table:table-cell>
          <table:table-cell table:style-name="ce55" table:formula="of:=SUM([.$D83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4:.C84];10)" office:value-type="float" office:value="20" calcext:value-type="float">
            <text:p>20</text:p>
          </table:table-cell>
          <table:table-cell table:style-name="ce55" table:formula="of:=SUM([.D84]+1)" office:value-type="float" office:value="21" calcext:value-type="float">
            <text:p>21</text:p>
          </table:table-cell>
          <table:table-cell table:formula="of:=SUM([.D84]+[.$F$1])" office:value-type="float" office:value="22" calcext:value-type="float">
            <text:p>22</text:p>
          </table:table-cell>
          <table:table-cell table:style-name="ce55" table:formula="of:=SUM([.D84]+[.$G$1])" office:value-type="float" office:value="23" calcext:value-type="float">
            <text:p>23</text:p>
          </table:table-cell>
          <table:table-cell table:formula="of:=SUM([.$D84]+[.H$1])" office:value-type="float" office:value="24" calcext:value-type="float">
            <text:p>24</text:p>
          </table:table-cell>
          <table:table-cell table:formula="of:=SUM([.$D84]+[.I$1])" office:value-type="float" office:value="25" calcext:value-type="float">
            <text:p>25</text:p>
          </table:table-cell>
          <table:table-cell table:style-name="ce55" table:formula="of:=SUM([.$D84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5:.C85];10)" office:value-type="float" office:value="20" calcext:value-type="float">
            <text:p>20</text:p>
          </table:table-cell>
          <table:table-cell table:style-name="ce55" table:formula="of:=SUM([.D85]+1)" office:value-type="float" office:value="21" calcext:value-type="float">
            <text:p>21</text:p>
          </table:table-cell>
          <table:table-cell table:formula="of:=SUM([.D85]+[.$F$1])" office:value-type="float" office:value="22" calcext:value-type="float">
            <text:p>22</text:p>
          </table:table-cell>
          <table:table-cell table:style-name="ce55" table:formula="of:=SUM([.D85]+[.$G$1])" office:value-type="float" office:value="23" calcext:value-type="float">
            <text:p>23</text:p>
          </table:table-cell>
          <table:table-cell table:formula="of:=SUM([.$D85]+[.H$1])" office:value-type="float" office:value="24" calcext:value-type="float">
            <text:p>24</text:p>
          </table:table-cell>
          <table:table-cell table:formula="of:=SUM([.$D85]+[.I$1])" office:value-type="float" office:value="25" calcext:value-type="float">
            <text:p>25</text:p>
          </table:table-cell>
          <table:table-cell table:style-name="ce55" table:formula="of:=SUM([.$D85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6:.C86];10)" office:value-type="float" office:value="20" calcext:value-type="float">
            <text:p>20</text:p>
          </table:table-cell>
          <table:table-cell table:style-name="ce55" table:formula="of:=SUM([.D86]+1)" office:value-type="float" office:value="21" calcext:value-type="float">
            <text:p>21</text:p>
          </table:table-cell>
          <table:table-cell table:formula="of:=SUM([.D86]+[.$F$1])" office:value-type="float" office:value="22" calcext:value-type="float">
            <text:p>22</text:p>
          </table:table-cell>
          <table:table-cell table:style-name="ce55" table:formula="of:=SUM([.D86]+[.$G$1])" office:value-type="float" office:value="23" calcext:value-type="float">
            <text:p>23</text:p>
          </table:table-cell>
          <table:table-cell table:formula="of:=SUM([.$D86]+[.H$1])" office:value-type="float" office:value="24" calcext:value-type="float">
            <text:p>24</text:p>
          </table:table-cell>
          <table:table-cell table:formula="of:=SUM([.$D86]+[.I$1])" office:value-type="float" office:value="25" calcext:value-type="float">
            <text:p>25</text:p>
          </table:table-cell>
          <table:table-cell table:style-name="ce55" table:formula="of:=SUM([.$D86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7:.C87];10)" office:value-type="float" office:value="20" calcext:value-type="float">
            <text:p>20</text:p>
          </table:table-cell>
          <table:table-cell table:style-name="ce55" table:formula="of:=SUM([.D87]+1)" office:value-type="float" office:value="21" calcext:value-type="float">
            <text:p>21</text:p>
          </table:table-cell>
          <table:table-cell table:formula="of:=SUM([.D87]+[.$F$1])" office:value-type="float" office:value="22" calcext:value-type="float">
            <text:p>22</text:p>
          </table:table-cell>
          <table:table-cell table:style-name="ce55" table:formula="of:=SUM([.D87]+[.$G$1])" office:value-type="float" office:value="23" calcext:value-type="float">
            <text:p>23</text:p>
          </table:table-cell>
          <table:table-cell table:formula="of:=SUM([.$D87]+[.H$1])" office:value-type="float" office:value="24" calcext:value-type="float">
            <text:p>24</text:p>
          </table:table-cell>
          <table:table-cell table:formula="of:=SUM([.$D87]+[.I$1])" office:value-type="float" office:value="25" calcext:value-type="float">
            <text:p>25</text:p>
          </table:table-cell>
          <table:table-cell table:style-name="ce55" table:formula="of:=SUM([.$D87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88:.C88];10)" office:value-type="float" office:value="20" calcext:value-type="float">
            <text:p>20</text:p>
          </table:table-cell>
          <table:table-cell table:style-name="ce55" table:formula="of:=SUM([.D88]+1)" office:value-type="float" office:value="21" calcext:value-type="float">
            <text:p>21</text:p>
          </table:table-cell>
          <table:table-cell table:formula="of:=SUM([.D88]+[.$F$1])" office:value-type="float" office:value="22" calcext:value-type="float">
            <text:p>22</text:p>
          </table:table-cell>
          <table:table-cell table:style-name="ce55" table:formula="of:=SUM([.D88]+[.$G$1])" office:value-type="float" office:value="23" calcext:value-type="float">
            <text:p>23</text:p>
          </table:table-cell>
          <table:table-cell table:formula="of:=SUM([.$D88]+[.H$1])" office:value-type="float" office:value="24" calcext:value-type="float">
            <text:p>24</text:p>
          </table:table-cell>
          <table:table-cell table:formula="of:=SUM([.$D88]+[.I$1])" office:value-type="float" office:value="25" calcext:value-type="float">
            <text:p>25</text:p>
          </table:table-cell>
          <table:table-cell table:style-name="ce55" table:formula="of:=SUM([.$D88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89:.C89];10)" office:value-type="float" office:value="20" calcext:value-type="float">
            <text:p>20</text:p>
          </table:table-cell>
          <table:table-cell table:style-name="ce55" table:formula="of:=SUM([.D89]+1)" office:value-type="float" office:value="21" calcext:value-type="float">
            <text:p>21</text:p>
          </table:table-cell>
          <table:table-cell table:formula="of:=SUM([.D89]+[.$F$1])" office:value-type="float" office:value="22" calcext:value-type="float">
            <text:p>22</text:p>
          </table:table-cell>
          <table:table-cell table:formula="of:=SUM([.D89]+[.$G$1])" office:value-type="float" office:value="23" calcext:value-type="float">
            <text:p>23</text:p>
          </table:table-cell>
          <table:table-cell table:style-name="ce55" table:formula="of:=SUM([.$D89]+[.H$1])" office:value-type="float" office:value="24" calcext:value-type="float">
            <text:p>24</text:p>
          </table:table-cell>
          <table:table-cell table:style-name="ce55" table:formula="of:=SUM([.$D89]+[.I$1])" office:value-type="float" office:value="25" calcext:value-type="float">
            <text:p>25</text:p>
          </table:table-cell>
          <table:table-cell table:formula="of:=SUM([.$D89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0:.C90];10)" office:value-type="float" office:value="20" calcext:value-type="float">
            <text:p>20</text:p>
          </table:table-cell>
          <table:table-cell table:style-name="ce55" table:formula="of:=SUM([.D90]+1)" office:value-type="float" office:value="21" calcext:value-type="float">
            <text:p>21</text:p>
          </table:table-cell>
          <table:table-cell table:formula="of:=SUM([.D90]+[.$F$1])" office:value-type="float" office:value="22" calcext:value-type="float">
            <text:p>22</text:p>
          </table:table-cell>
          <table:table-cell table:formula="of:=SUM([.D90]+[.$G$1])" office:value-type="float" office:value="23" calcext:value-type="float">
            <text:p>23</text:p>
          </table:table-cell>
          <table:table-cell table:style-name="ce55" table:formula="of:=SUM([.$D90]+[.H$1])" office:value-type="float" office:value="24" calcext:value-type="float">
            <text:p>24</text:p>
          </table:table-cell>
          <table:table-cell table:style-name="ce55" table:formula="of:=SUM([.$D90]+[.I$1])" office:value-type="float" office:value="25" calcext:value-type="float">
            <text:p>25</text:p>
          </table:table-cell>
          <table:table-cell table:formula="of:=SUM([.$D90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1:.C91];10)" office:value-type="float" office:value="20" calcext:value-type="float">
            <text:p>20</text:p>
          </table:table-cell>
          <table:table-cell table:style-name="ce55" table:formula="of:=SUM([.D91]+1)" office:value-type="float" office:value="21" calcext:value-type="float">
            <text:p>21</text:p>
          </table:table-cell>
          <table:table-cell table:formula="of:=SUM([.D91]+[.$F$1])" office:value-type="float" office:value="22" calcext:value-type="float">
            <text:p>22</text:p>
          </table:table-cell>
          <table:table-cell table:formula="of:=SUM([.D91]+[.$G$1])" office:value-type="float" office:value="23" calcext:value-type="float">
            <text:p>23</text:p>
          </table:table-cell>
          <table:table-cell table:style-name="ce55" table:formula="of:=SUM([.$D91]+[.H$1])" office:value-type="float" office:value="24" calcext:value-type="float">
            <text:p>24</text:p>
          </table:table-cell>
          <table:table-cell table:style-name="ce55" table:formula="of:=SUM([.$D91]+[.I$1])" office:value-type="float" office:value="25" calcext:value-type="float">
            <text:p>25</text:p>
          </table:table-cell>
          <table:table-cell table:formula="of:=SUM([.$D91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2:.C92];10)" office:value-type="float" office:value="20" calcext:value-type="float">
            <text:p>20</text:p>
          </table:table-cell>
          <table:table-cell table:style-name="ce55" table:formula="of:=SUM([.D92]+1)" office:value-type="float" office:value="21" calcext:value-type="float">
            <text:p>21</text:p>
          </table:table-cell>
          <table:table-cell table:formula="of:=SUM([.D92]+[.$F$1])" office:value-type="float" office:value="22" calcext:value-type="float">
            <text:p>22</text:p>
          </table:table-cell>
          <table:table-cell table:formula="of:=SUM([.D92]+[.$G$1])" office:value-type="float" office:value="23" calcext:value-type="float">
            <text:p>23</text:p>
          </table:table-cell>
          <table:table-cell table:style-name="ce55" table:formula="of:=SUM([.$D92]+[.H$1])" office:value-type="float" office:value="24" calcext:value-type="float">
            <text:p>24</text:p>
          </table:table-cell>
          <table:table-cell table:style-name="ce55" table:formula="of:=SUM([.$D92]+[.I$1])" office:value-type="float" office:value="25" calcext:value-type="float">
            <text:p>25</text:p>
          </table:table-cell>
          <table:table-cell table:formula="of:=SUM([.$D92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3:.C93];10)" office:value-type="float" office:value="20" calcext:value-type="float">
            <text:p>20</text:p>
          </table:table-cell>
          <table:table-cell table:style-name="ce55" table:formula="of:=SUM([.D93]+1)" office:value-type="float" office:value="21" calcext:value-type="float">
            <text:p>21</text:p>
          </table:table-cell>
          <table:table-cell table:formula="of:=SUM([.D93]+[.$F$1])" office:value-type="float" office:value="22" calcext:value-type="float">
            <text:p>22</text:p>
          </table:table-cell>
          <table:table-cell table:formula="of:=SUM([.D93]+[.$G$1])" office:value-type="float" office:value="23" calcext:value-type="float">
            <text:p>23</text:p>
          </table:table-cell>
          <table:table-cell table:style-name="ce55" table:formula="of:=SUM([.$D93]+[.H$1])" office:value-type="float" office:value="24" calcext:value-type="float">
            <text:p>24</text:p>
          </table:table-cell>
          <table:table-cell table:style-name="ce55" table:formula="of:=SUM([.$D93]+[.I$1])" office:value-type="float" office:value="25" calcext:value-type="float">
            <text:p>25</text:p>
          </table:table-cell>
          <table:table-cell table:formula="of:=SUM([.$D93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4:.C94];10)" office:value-type="float" office:value="20" calcext:value-type="float">
            <text:p>20</text:p>
          </table:table-cell>
          <table:table-cell table:style-name="ce55" table:formula="of:=SUM([.D94]+1)" office:value-type="float" office:value="21" calcext:value-type="float">
            <text:p>21</text:p>
          </table:table-cell>
          <table:table-cell table:formula="of:=SUM([.D94]+[.$F$1])" office:value-type="float" office:value="22" calcext:value-type="float">
            <text:p>22</text:p>
          </table:table-cell>
          <table:table-cell table:formula="of:=SUM([.D94]+[.$G$1])" office:value-type="float" office:value="23" calcext:value-type="float">
            <text:p>23</text:p>
          </table:table-cell>
          <table:table-cell table:style-name="ce55" table:formula="of:=SUM([.$D94]+[.H$1])" office:value-type="float" office:value="24" calcext:value-type="float">
            <text:p>24</text:p>
          </table:table-cell>
          <table:table-cell table:style-name="ce55" table:formula="of:=SUM([.$D94]+[.I$1])" office:value-type="float" office:value="25" calcext:value-type="float">
            <text:p>25</text:p>
          </table:table-cell>
          <table:table-cell table:formula="of:=SUM([.$D94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95:.C95];10)" office:value-type="float" office:value="20" calcext:value-type="float">
            <text:p>20</text:p>
          </table:table-cell>
          <table:table-cell table:formula="of:=SUM([.D95]+1)" office:value-type="float" office:value="21" calcext:value-type="float">
            <text:p>21</text:p>
          </table:table-cell>
          <table:table-cell table:style-name="ce55" table:formula="of:=SUM([.D95]+[.$F$1])" office:value-type="float" office:value="22" calcext:value-type="float">
            <text:p>22</text:p>
          </table:table-cell>
          <table:table-cell table:formula="of:=SUM([.D95]+[.$G$1])" office:value-type="float" office:value="23" calcext:value-type="float">
            <text:p>23</text:p>
          </table:table-cell>
          <table:table-cell table:formula="of:=SUM([.$D95]+[.H$1])" office:value-type="float" office:value="24" calcext:value-type="float">
            <text:p>24</text:p>
          </table:table-cell>
          <table:table-cell table:formula="of:=SUM([.$D95]+[.I$1])" office:value-type="float" office:value="25" calcext:value-type="float">
            <text:p>25</text:p>
          </table:table-cell>
          <table:table-cell table:style-name="ce55" table:formula="of:=SUM([.$D95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96:.C96];10)" office:value-type="float" office:value="20" calcext:value-type="float">
            <text:p>20</text:p>
          </table:table-cell>
          <table:table-cell table:formula="of:=SUM([.D96]+1)" office:value-type="float" office:value="21" calcext:value-type="float">
            <text:p>21</text:p>
          </table:table-cell>
          <table:table-cell table:style-name="ce55" table:formula="of:=SUM([.D96]+[.$F$1])" office:value-type="float" office:value="22" calcext:value-type="float">
            <text:p>22</text:p>
          </table:table-cell>
          <table:table-cell table:formula="of:=SUM([.D96]+[.$G$1])" office:value-type="float" office:value="23" calcext:value-type="float">
            <text:p>23</text:p>
          </table:table-cell>
          <table:table-cell table:formula="of:=SUM([.$D96]+[.H$1])" office:value-type="float" office:value="24" calcext:value-type="float">
            <text:p>24</text:p>
          </table:table-cell>
          <table:table-cell table:formula="of:=SUM([.$D96]+[.I$1])" office:value-type="float" office:value="25" calcext:value-type="float">
            <text:p>25</text:p>
          </table:table-cell>
          <table:table-cell table:style-name="ce55" table:formula="of:=SUM([.$D96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97:.C97];10)" office:value-type="float" office:value="20" calcext:value-type="float">
            <text:p>20</text:p>
          </table:table-cell>
          <table:table-cell table:formula="of:=SUM([.D97]+1)" office:value-type="float" office:value="21" calcext:value-type="float">
            <text:p>21</text:p>
          </table:table-cell>
          <table:table-cell table:style-name="ce55" table:formula="of:=SUM([.D97]+[.$F$1])" office:value-type="float" office:value="22" calcext:value-type="float">
            <text:p>22</text:p>
          </table:table-cell>
          <table:table-cell table:formula="of:=SUM([.D97]+[.$G$1])" office:value-type="float" office:value="23" calcext:value-type="float">
            <text:p>23</text:p>
          </table:table-cell>
          <table:table-cell table:formula="of:=SUM([.$D97]+[.H$1])" office:value-type="float" office:value="24" calcext:value-type="float">
            <text:p>24</text:p>
          </table:table-cell>
          <table:table-cell table:formula="of:=SUM([.$D97]+[.I$1])" office:value-type="float" office:value="25" calcext:value-type="float">
            <text:p>25</text:p>
          </table:table-cell>
          <table:table-cell table:style-name="ce55" table:formula="of:=SUM([.$D97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98:.C98];10)" office:value-type="float" office:value="20" calcext:value-type="float">
            <text:p>20</text:p>
          </table:table-cell>
          <table:table-cell table:formula="of:=SUM([.D98]+1)" office:value-type="float" office:value="21" calcext:value-type="float">
            <text:p>21</text:p>
          </table:table-cell>
          <table:table-cell table:style-name="ce55" table:formula="of:=SUM([.D98]+[.$F$1])" office:value-type="float" office:value="22" calcext:value-type="float">
            <text:p>22</text:p>
          </table:table-cell>
          <table:table-cell table:style-name="ce55" table:formula="of:=SUM([.D98]+[.$G$1])" office:value-type="float" office:value="23" calcext:value-type="float">
            <text:p>23</text:p>
          </table:table-cell>
          <table:table-cell table:formula="of:=SUM([.$D98]+[.H$1])" office:value-type="float" office:value="24" calcext:value-type="float">
            <text:p>24</text:p>
          </table:table-cell>
          <table:table-cell table:style-name="ce55" table:formula="of:=SUM([.$D98]+[.I$1])" office:value-type="float" office:value="25" calcext:value-type="float">
            <text:p>25</text:p>
          </table:table-cell>
          <table:table-cell table:formula="of:=SUM([.$D98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99:.C99];10)" office:value-type="float" office:value="20" calcext:value-type="float">
            <text:p>20</text:p>
          </table:table-cell>
          <table:table-cell table:formula="of:=SUM([.D99]+1)" office:value-type="float" office:value="21" calcext:value-type="float">
            <text:p>21</text:p>
          </table:table-cell>
          <table:table-cell table:style-name="ce55" table:formula="of:=SUM([.D99]+[.$F$1])" office:value-type="float" office:value="22" calcext:value-type="float">
            <text:p>22</text:p>
          </table:table-cell>
          <table:table-cell table:style-name="ce55" table:formula="of:=SUM([.D99]+[.$G$1])" office:value-type="float" office:value="23" calcext:value-type="float">
            <text:p>23</text:p>
          </table:table-cell>
          <table:table-cell table:formula="of:=SUM([.$D99]+[.H$1])" office:value-type="float" office:value="24" calcext:value-type="float">
            <text:p>24</text:p>
          </table:table-cell>
          <table:table-cell table:style-name="ce55" table:formula="of:=SUM([.$D99]+[.I$1])" office:value-type="float" office:value="25" calcext:value-type="float">
            <text:p>25</text:p>
          </table:table-cell>
          <table:table-cell table:formula="of:=SUM([.$D99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0:.C100];10)" office:value-type="float" office:value="20" calcext:value-type="float">
            <text:p>20</text:p>
          </table:table-cell>
          <table:table-cell table:formula="of:=SUM([.D100]+1)" office:value-type="float" office:value="21" calcext:value-type="float">
            <text:p>21</text:p>
          </table:table-cell>
          <table:table-cell table:style-name="ce55" table:formula="of:=SUM([.D100]+[.$F$1])" office:value-type="float" office:value="22" calcext:value-type="float">
            <text:p>22</text:p>
          </table:table-cell>
          <table:table-cell table:style-name="ce55" table:formula="of:=SUM([.D100]+[.$G$1])" office:value-type="float" office:value="23" calcext:value-type="float">
            <text:p>23</text:p>
          </table:table-cell>
          <table:table-cell table:formula="of:=SUM([.$D100]+[.H$1])" office:value-type="float" office:value="24" calcext:value-type="float">
            <text:p>24</text:p>
          </table:table-cell>
          <table:table-cell table:style-name="ce55" table:formula="of:=SUM([.$D100]+[.I$1])" office:value-type="float" office:value="25" calcext:value-type="float">
            <text:p>25</text:p>
          </table:table-cell>
          <table:table-cell table:formula="of:=SUM([.$D100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1:.C101];10)" office:value-type="float" office:value="20" calcext:value-type="float">
            <text:p>20</text:p>
          </table:table-cell>
          <table:table-cell table:formula="of:=SUM([.D101]+1)" office:value-type="float" office:value="21" calcext:value-type="float">
            <text:p>21</text:p>
          </table:table-cell>
          <table:table-cell table:style-name="ce55" table:formula="of:=SUM([.D101]+[.$F$1])" office:value-type="float" office:value="22" calcext:value-type="float">
            <text:p>22</text:p>
          </table:table-cell>
          <table:table-cell table:style-name="ce55" table:formula="of:=SUM([.D101]+[.$G$1])" office:value-type="float" office:value="23" calcext:value-type="float">
            <text:p>23</text:p>
          </table:table-cell>
          <table:table-cell table:formula="of:=SUM([.$D101]+[.H$1])" office:value-type="float" office:value="24" calcext:value-type="float">
            <text:p>24</text:p>
          </table:table-cell>
          <table:table-cell table:style-name="ce55" table:formula="of:=SUM([.$D101]+[.I$1])" office:value-type="float" office:value="25" calcext:value-type="float">
            <text:p>25</text:p>
          </table:table-cell>
          <table:table-cell table:formula="of:=SUM([.$D101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2:.C102];10)" office:value-type="float" office:value="20" calcext:value-type="float">
            <text:p>20</text:p>
          </table:table-cell>
          <table:table-cell table:formula="of:=SUM([.D102]+1)" office:value-type="float" office:value="21" calcext:value-type="float">
            <text:p>21</text:p>
          </table:table-cell>
          <table:table-cell table:style-name="ce55" table:formula="of:=SUM([.D102]+[.$F$1])" office:value-type="float" office:value="22" calcext:value-type="float">
            <text:p>22</text:p>
          </table:table-cell>
          <table:table-cell table:style-name="ce55" table:formula="of:=SUM([.D102]+[.$G$1])" office:value-type="float" office:value="23" calcext:value-type="float">
            <text:p>23</text:p>
          </table:table-cell>
          <table:table-cell table:formula="of:=SUM([.$D102]+[.H$1])" office:value-type="float" office:value="24" calcext:value-type="float">
            <text:p>24</text:p>
          </table:table-cell>
          <table:table-cell table:style-name="ce55" table:formula="of:=SUM([.$D102]+[.I$1])" office:value-type="float" office:value="25" calcext:value-type="float">
            <text:p>25</text:p>
          </table:table-cell>
          <table:table-cell table:formula="of:=SUM([.$D102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03:.C103];10)" office:value-type="float" office:value="20" calcext:value-type="float">
            <text:p>20</text:p>
          </table:table-cell>
          <table:table-cell table:formula="of:=SUM([.D103]+1)" office:value-type="float" office:value="21" calcext:value-type="float">
            <text:p>21</text:p>
          </table:table-cell>
          <table:table-cell table:style-name="ce55" table:formula="of:=SUM([.D103]+[.$F$1])" office:value-type="float" office:value="22" calcext:value-type="float">
            <text:p>22</text:p>
          </table:table-cell>
          <table:table-cell table:style-name="ce55" table:formula="of:=SUM([.D103]+[.$G$1])" office:value-type="float" office:value="23" calcext:value-type="float">
            <text:p>23</text:p>
          </table:table-cell>
          <table:table-cell table:formula="of:=SUM([.$D103]+[.H$1])" office:value-type="float" office:value="24" calcext:value-type="float">
            <text:p>24</text:p>
          </table:table-cell>
          <table:table-cell table:style-name="ce55" table:formula="of:=SUM([.$D103]+[.I$1])" office:value-type="float" office:value="25" calcext:value-type="float">
            <text:p>25</text:p>
          </table:table-cell>
          <table:table-cell table:formula="of:=SUM([.$D103]+[.J$1]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04:.C104];10)" office:value-type="float" office:value="20" calcext:value-type="float">
            <text:p>20</text:p>
          </table:table-cell>
          <table:table-cell table:formula="of:=SUM([.D104]+1)" office:value-type="float" office:value="21" calcext:value-type="float">
            <text:p>21</text:p>
          </table:table-cell>
          <table:table-cell table:style-name="ce55" table:formula="of:=SUM([.D104]+[.$F$1])" office:value-type="float" office:value="22" calcext:value-type="float">
            <text:p>22</text:p>
          </table:table-cell>
          <table:table-cell table:formula="of:=SUM([.D104]+[.$G$1])" office:value-type="float" office:value="23" calcext:value-type="float">
            <text:p>23</text:p>
          </table:table-cell>
          <table:table-cell table:style-name="ce55" table:formula="of:=SUM([.$D104]+[.H$1])" office:value-type="float" office:value="24" calcext:value-type="float">
            <text:p>24</text:p>
          </table:table-cell>
          <table:table-cell table:formula="of:=SUM([.$D104]+[.I$1])" office:value-type="float" office:value="25" calcext:value-type="float">
            <text:p>25</text:p>
          </table:table-cell>
          <table:table-cell table:formula="of:=SUM([.$D104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05:.C105];10)" office:value-type="float" office:value="20" calcext:value-type="float">
            <text:p>20</text:p>
          </table:table-cell>
          <table:table-cell table:formula="of:=SUM([.D105]+1)" office:value-type="float" office:value="21" calcext:value-type="float">
            <text:p>21</text:p>
          </table:table-cell>
          <table:table-cell table:style-name="ce55" table:formula="of:=SUM([.D105]+[.$F$1])" office:value-type="float" office:value="22" calcext:value-type="float">
            <text:p>22</text:p>
          </table:table-cell>
          <table:table-cell table:formula="of:=SUM([.D105]+[.$G$1])" office:value-type="float" office:value="23" calcext:value-type="float">
            <text:p>23</text:p>
          </table:table-cell>
          <table:table-cell table:style-name="ce55" table:formula="of:=SUM([.$D105]+[.H$1])" office:value-type="float" office:value="24" calcext:value-type="float">
            <text:p>24</text:p>
          </table:table-cell>
          <table:table-cell table:formula="of:=SUM([.$D105]+[.I$1])" office:value-type="float" office:value="25" calcext:value-type="float">
            <text:p>25</text:p>
          </table:table-cell>
          <table:table-cell table:formula="of:=SUM([.$D105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06:.C106];10)" office:value-type="float" office:value="20" calcext:value-type="float">
            <text:p>20</text:p>
          </table:table-cell>
          <table:table-cell table:formula="of:=SUM([.D106]+1)" office:value-type="float" office:value="21" calcext:value-type="float">
            <text:p>21</text:p>
          </table:table-cell>
          <table:table-cell table:style-name="ce55" table:formula="of:=SUM([.D106]+[.$F$1])" office:value-type="float" office:value="22" calcext:value-type="float">
            <text:p>22</text:p>
          </table:table-cell>
          <table:table-cell table:formula="of:=SUM([.D106]+[.$G$1])" office:value-type="float" office:value="23" calcext:value-type="float">
            <text:p>23</text:p>
          </table:table-cell>
          <table:table-cell table:style-name="ce55" table:formula="of:=SUM([.$D106]+[.H$1])" office:value-type="float" office:value="24" calcext:value-type="float">
            <text:p>24</text:p>
          </table:table-cell>
          <table:table-cell table:formula="of:=SUM([.$D106]+[.I$1])" office:value-type="float" office:value="25" calcext:value-type="float">
            <text:p>25</text:p>
          </table:table-cell>
          <table:table-cell table:formula="of:=SUM([.$D106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07:.C107];10)" office:value-type="float" office:value="20" calcext:value-type="float">
            <text:p>20</text:p>
          </table:table-cell>
          <table:table-cell table:formula="of:=SUM([.D107]+1)" office:value-type="float" office:value="21" calcext:value-type="float">
            <text:p>21</text:p>
          </table:table-cell>
          <table:table-cell table:formula="of:=SUM([.D107]+[.$F$1])" office:value-type="float" office:value="22" calcext:value-type="float">
            <text:p>22</text:p>
          </table:table-cell>
          <table:table-cell table:style-name="ce55" table:formula="of:=SUM([.D107]+[.$G$1])" office:value-type="float" office:value="23" calcext:value-type="float">
            <text:p>23</text:p>
          </table:table-cell>
          <table:table-cell table:style-name="ce55" table:formula="of:=SUM([.$D107]+[.H$1])" office:value-type="float" office:value="24" calcext:value-type="float">
            <text:p>24</text:p>
          </table:table-cell>
          <table:table-cell table:formula="of:=SUM([.$D107]+[.I$1])" office:value-type="float" office:value="25" calcext:value-type="float">
            <text:p>25</text:p>
          </table:table-cell>
          <table:table-cell table:formula="of:=SUM([.$D107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08:.C108];10)" office:value-type="float" office:value="20" calcext:value-type="float">
            <text:p>20</text:p>
          </table:table-cell>
          <table:table-cell table:formula="of:=SUM([.D108]+1)" office:value-type="float" office:value="21" calcext:value-type="float">
            <text:p>21</text:p>
          </table:table-cell>
          <table:table-cell table:formula="of:=SUM([.D108]+[.$F$1])" office:value-type="float" office:value="22" calcext:value-type="float">
            <text:p>22</text:p>
          </table:table-cell>
          <table:table-cell table:style-name="ce55" table:formula="of:=SUM([.D108]+[.$G$1])" office:value-type="float" office:value="23" calcext:value-type="float">
            <text:p>23</text:p>
          </table:table-cell>
          <table:table-cell table:style-name="ce55" table:formula="of:=SUM([.$D108]+[.H$1])" office:value-type="float" office:value="24" calcext:value-type="float">
            <text:p>24</text:p>
          </table:table-cell>
          <table:table-cell table:formula="of:=SUM([.$D108]+[.I$1])" office:value-type="float" office:value="25" calcext:value-type="float">
            <text:p>25</text:p>
          </table:table-cell>
          <table:table-cell table:formula="of:=SUM([.$D108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09:.C109];10)" office:value-type="float" office:value="20" calcext:value-type="float">
            <text:p>20</text:p>
          </table:table-cell>
          <table:table-cell table:formula="of:=SUM([.D109]+1)" office:value-type="float" office:value="21" calcext:value-type="float">
            <text:p>21</text:p>
          </table:table-cell>
          <table:table-cell table:formula="of:=SUM([.D109]+[.$F$1])" office:value-type="float" office:value="22" calcext:value-type="float">
            <text:p>22</text:p>
          </table:table-cell>
          <table:table-cell table:style-name="ce55" table:formula="of:=SUM([.D109]+[.$G$1])" office:value-type="float" office:value="23" calcext:value-type="float">
            <text:p>23</text:p>
          </table:table-cell>
          <table:table-cell table:style-name="ce55" table:formula="of:=SUM([.$D109]+[.H$1])" office:value-type="float" office:value="24" calcext:value-type="float">
            <text:p>24</text:p>
          </table:table-cell>
          <table:table-cell table:formula="of:=SUM([.$D109]+[.I$1])" office:value-type="float" office:value="25" calcext:value-type="float">
            <text:p>25</text:p>
          </table:table-cell>
          <table:table-cell table:formula="of:=SUM([.$D109]+[.J$1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0:.C110];10)" office:value-type="float" office:value="21" calcext:value-type="float">
            <text:p>21</text:p>
          </table:table-cell>
          <table:table-cell table:style-name="ce55" table:formula="of:=SUM([.D110]+1)" office:value-type="float" office:value="22" calcext:value-type="float">
            <text:p>22</text:p>
          </table:table-cell>
          <table:table-cell table:formula="of:=SUM([.D110]+[.$F$1])" office:value-type="float" office:value="23" calcext:value-type="float">
            <text:p>23</text:p>
          </table:table-cell>
          <table:table-cell table:formula="of:=SUM([.D110]+[.$G$1])" office:value-type="float" office:value="24" calcext:value-type="float">
            <text:p>24</text:p>
          </table:table-cell>
          <table:table-cell table:style-name="ce55" table:formula="of:=SUM([.$D110]+[.H$1])" office:value-type="float" office:value="25" calcext:value-type="float">
            <text:p>25</text:p>
          </table:table-cell>
          <table:table-cell table:formula="of:=SUM([.$D110]+[.I$1])" office:value-type="float" office:value="26" calcext:value-type="float">
            <text:p>26</text:p>
          </table:table-cell>
          <table:table-cell table:style-name="ce55" table:formula="of:=SUM([.$D110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1:.C111];10)" office:value-type="float" office:value="21" calcext:value-type="float">
            <text:p>21</text:p>
          </table:table-cell>
          <table:table-cell table:style-name="ce55" table:formula="of:=SUM([.D111]+1)" office:value-type="float" office:value="22" calcext:value-type="float">
            <text:p>22</text:p>
          </table:table-cell>
          <table:table-cell table:formula="of:=SUM([.D111]+[.$F$1])" office:value-type="float" office:value="23" calcext:value-type="float">
            <text:p>23</text:p>
          </table:table-cell>
          <table:table-cell table:formula="of:=SUM([.D111]+[.$G$1])" office:value-type="float" office:value="24" calcext:value-type="float">
            <text:p>24</text:p>
          </table:table-cell>
          <table:table-cell table:style-name="ce55" table:formula="of:=SUM([.$D111]+[.H$1])" office:value-type="float" office:value="25" calcext:value-type="float">
            <text:p>25</text:p>
          </table:table-cell>
          <table:table-cell table:formula="of:=SUM([.$D111]+[.I$1])" office:value-type="float" office:value="26" calcext:value-type="float">
            <text:p>26</text:p>
          </table:table-cell>
          <table:table-cell table:style-name="ce55" table:formula="of:=SUM([.$D111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2:.C112];10)" office:value-type="float" office:value="21" calcext:value-type="float">
            <text:p>21</text:p>
          </table:table-cell>
          <table:table-cell table:style-name="ce55" table:formula="of:=SUM([.D112]+1)" office:value-type="float" office:value="22" calcext:value-type="float">
            <text:p>22</text:p>
          </table:table-cell>
          <table:table-cell table:formula="of:=SUM([.D112]+[.$F$1])" office:value-type="float" office:value="23" calcext:value-type="float">
            <text:p>23</text:p>
          </table:table-cell>
          <table:table-cell table:formula="of:=SUM([.D112]+[.$G$1])" office:value-type="float" office:value="24" calcext:value-type="float">
            <text:p>24</text:p>
          </table:table-cell>
          <table:table-cell table:style-name="ce55" table:formula="of:=SUM([.$D112]+[.H$1])" office:value-type="float" office:value="25" calcext:value-type="float">
            <text:p>25</text:p>
          </table:table-cell>
          <table:table-cell table:formula="of:=SUM([.$D112]+[.I$1])" office:value-type="float" office:value="26" calcext:value-type="float">
            <text:p>26</text:p>
          </table:table-cell>
          <table:table-cell table:style-name="ce55" table:formula="of:=SUM([.$D112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3:.C113];10)" office:value-type="float" office:value="21" calcext:value-type="float">
            <text:p>21</text:p>
          </table:table-cell>
          <table:table-cell table:style-name="ce55" table:formula="of:=SUM([.D113]+1)" office:value-type="float" office:value="22" calcext:value-type="float">
            <text:p>22</text:p>
          </table:table-cell>
          <table:table-cell table:formula="of:=SUM([.D113]+[.$F$1])" office:value-type="float" office:value="23" calcext:value-type="float">
            <text:p>23</text:p>
          </table:table-cell>
          <table:table-cell table:formula="of:=SUM([.D113]+[.$G$1])" office:value-type="float" office:value="24" calcext:value-type="float">
            <text:p>24</text:p>
          </table:table-cell>
          <table:table-cell table:style-name="ce55" table:formula="of:=SUM([.$D113]+[.H$1])" office:value-type="float" office:value="25" calcext:value-type="float">
            <text:p>25</text:p>
          </table:table-cell>
          <table:table-cell table:formula="of:=SUM([.$D113]+[.I$1])" office:value-type="float" office:value="26" calcext:value-type="float">
            <text:p>26</text:p>
          </table:table-cell>
          <table:table-cell table:style-name="ce55" table:formula="of:=SUM([.$D113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4:.C114];10)" office:value-type="float" office:value="21" calcext:value-type="float">
            <text:p>21</text:p>
          </table:table-cell>
          <table:table-cell table:style-name="ce55" table:formula="of:=SUM([.D114]+1)" office:value-type="float" office:value="22" calcext:value-type="float">
            <text:p>22</text:p>
          </table:table-cell>
          <table:table-cell table:formula="of:=SUM([.D114]+[.$F$1])" office:value-type="float" office:value="23" calcext:value-type="float">
            <text:p>23</text:p>
          </table:table-cell>
          <table:table-cell table:formula="of:=SUM([.D114]+[.$G$1])" office:value-type="float" office:value="24" calcext:value-type="float">
            <text:p>24</text:p>
          </table:table-cell>
          <table:table-cell table:style-name="ce55" table:formula="of:=SUM([.$D114]+[.H$1])" office:value-type="float" office:value="25" calcext:value-type="float">
            <text:p>25</text:p>
          </table:table-cell>
          <table:table-cell table:formula="of:=SUM([.$D114]+[.I$1])" office:value-type="float" office:value="26" calcext:value-type="float">
            <text:p>26</text:p>
          </table:table-cell>
          <table:table-cell table:style-name="ce55" table:formula="of:=SUM([.$D114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15:.C115];10)" office:value-type="float" office:value="21" calcext:value-type="float">
            <text:p>21</text:p>
          </table:table-cell>
          <table:table-cell table:style-name="ce55" table:formula="of:=SUM([.D115]+1)" office:value-type="float" office:value="22" calcext:value-type="float">
            <text:p>22</text:p>
          </table:table-cell>
          <table:table-cell table:formula="of:=SUM([.D115]+[.$F$1])" office:value-type="float" office:value="23" calcext:value-type="float">
            <text:p>23</text:p>
          </table:table-cell>
          <table:table-cell table:formula="of:=SUM([.D115]+[.$G$1])" office:value-type="float" office:value="24" calcext:value-type="float">
            <text:p>24</text:p>
          </table:table-cell>
          <table:table-cell table:style-name="ce55" table:formula="of:=SUM([.$D115]+[.H$1])" office:value-type="float" office:value="25" calcext:value-type="float">
            <text:p>25</text:p>
          </table:table-cell>
          <table:table-cell table:formula="of:=SUM([.$D115]+[.I$1])" office:value-type="float" office:value="26" calcext:value-type="float">
            <text:p>26</text:p>
          </table:table-cell>
          <table:table-cell table:style-name="ce55" table:formula="of:=SUM([.$D115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16:.C116];10)" office:value-type="float" office:value="21" calcext:value-type="float">
            <text:p>21</text:p>
          </table:table-cell>
          <table:table-cell table:style-name="ce55" table:formula="of:=SUM([.D116]+1)" office:value-type="float" office:value="22" calcext:value-type="float">
            <text:p>22</text:p>
          </table:table-cell>
          <table:table-cell table:formula="of:=SUM([.D116]+[.$F$1])" office:value-type="float" office:value="23" calcext:value-type="float">
            <text:p>23</text:p>
          </table:table-cell>
          <table:table-cell table:formula="of:=SUM([.D116]+[.$G$1])" office:value-type="float" office:value="24" calcext:value-type="float">
            <text:p>24</text:p>
          </table:table-cell>
          <table:table-cell table:formula="of:=SUM([.$D116]+[.H$1])" office:value-type="float" office:value="25" calcext:value-type="float">
            <text:p>25</text:p>
          </table:table-cell>
          <table:table-cell table:style-name="ce55" table:formula="of:=SUM([.$D116]+[.I$1])" office:value-type="float" office:value="26" calcext:value-type="float">
            <text:p>26</text:p>
          </table:table-cell>
          <table:table-cell table:formula="of:=SUM([.$D116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17:.C117];10)" office:value-type="float" office:value="21" calcext:value-type="float">
            <text:p>21</text:p>
          </table:table-cell>
          <table:table-cell table:style-name="ce55" table:formula="of:=SUM([.D117]+1)" office:value-type="float" office:value="22" calcext:value-type="float">
            <text:p>22</text:p>
          </table:table-cell>
          <table:table-cell table:formula="of:=SUM([.D117]+[.$F$1])" office:value-type="float" office:value="23" calcext:value-type="float">
            <text:p>23</text:p>
          </table:table-cell>
          <table:table-cell table:formula="of:=SUM([.D117]+[.$G$1])" office:value-type="float" office:value="24" calcext:value-type="float">
            <text:p>24</text:p>
          </table:table-cell>
          <table:table-cell table:formula="of:=SUM([.$D117]+[.H$1])" office:value-type="float" office:value="25" calcext:value-type="float">
            <text:p>25</text:p>
          </table:table-cell>
          <table:table-cell table:style-name="ce55" table:formula="of:=SUM([.$D117]+[.I$1])" office:value-type="float" office:value="26" calcext:value-type="float">
            <text:p>26</text:p>
          </table:table-cell>
          <table:table-cell table:formula="of:=SUM([.$D117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18:.C118];10)" office:value-type="float" office:value="21" calcext:value-type="float">
            <text:p>21</text:p>
          </table:table-cell>
          <table:table-cell table:style-name="ce55" table:formula="of:=SUM([.D118]+1)" office:value-type="float" office:value="22" calcext:value-type="float">
            <text:p>22</text:p>
          </table:table-cell>
          <table:table-cell table:formula="of:=SUM([.D118]+[.$F$1])" office:value-type="float" office:value="23" calcext:value-type="float">
            <text:p>23</text:p>
          </table:table-cell>
          <table:table-cell table:formula="of:=SUM([.D118]+[.$G$1])" office:value-type="float" office:value="24" calcext:value-type="float">
            <text:p>24</text:p>
          </table:table-cell>
          <table:table-cell table:formula="of:=SUM([.$D118]+[.H$1])" office:value-type="float" office:value="25" calcext:value-type="float">
            <text:p>25</text:p>
          </table:table-cell>
          <table:table-cell table:style-name="ce55" table:formula="of:=SUM([.$D118]+[.I$1])" office:value-type="float" office:value="26" calcext:value-type="float">
            <text:p>26</text:p>
          </table:table-cell>
          <table:table-cell table:formula="of:=SUM([.$D118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19:.C119];10)" office:value-type="float" office:value="21" calcext:value-type="float">
            <text:p>21</text:p>
          </table:table-cell>
          <table:table-cell table:formula="of:=SUM([.D119]+1)" office:value-type="float" office:value="22" calcext:value-type="float">
            <text:p>22</text:p>
          </table:table-cell>
          <table:table-cell table:style-name="ce55" table:formula="of:=SUM([.D119]+[.$F$1])" office:value-type="float" office:value="23" calcext:value-type="float">
            <text:p>23</text:p>
          </table:table-cell>
          <table:table-cell table:style-name="ce55" table:formula="of:=SUM([.D119]+[.$G$1])" office:value-type="float" office:value="24" calcext:value-type="float">
            <text:p>24</text:p>
          </table:table-cell>
          <table:table-cell table:formula="of:=SUM([.$D119]+[.H$1])" office:value-type="float" office:value="25" calcext:value-type="float">
            <text:p>25</text:p>
          </table:table-cell>
          <table:table-cell table:formula="of:=SUM([.$D119]+[.I$1])" office:value-type="float" office:value="26" calcext:value-type="float">
            <text:p>26</text:p>
          </table:table-cell>
          <table:table-cell table:style-name="ce55" table:formula="of:=SUM([.$D119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0:.C120];10)" office:value-type="float" office:value="21" calcext:value-type="float">
            <text:p>21</text:p>
          </table:table-cell>
          <table:table-cell table:formula="of:=SUM([.D120]+1)" office:value-type="float" office:value="22" calcext:value-type="float">
            <text:p>22</text:p>
          </table:table-cell>
          <table:table-cell table:style-name="ce55" table:formula="of:=SUM([.D120]+[.$F$1])" office:value-type="float" office:value="23" calcext:value-type="float">
            <text:p>23</text:p>
          </table:table-cell>
          <table:table-cell table:style-name="ce55" table:formula="of:=SUM([.D120]+[.$G$1])" office:value-type="float" office:value="24" calcext:value-type="float">
            <text:p>24</text:p>
          </table:table-cell>
          <table:table-cell table:formula="of:=SUM([.$D120]+[.H$1])" office:value-type="float" office:value="25" calcext:value-type="float">
            <text:p>25</text:p>
          </table:table-cell>
          <table:table-cell table:formula="of:=SUM([.$D120]+[.I$1])" office:value-type="float" office:value="26" calcext:value-type="float">
            <text:p>26</text:p>
          </table:table-cell>
          <table:table-cell table:style-name="ce55" table:formula="of:=SUM([.$D120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1:.C121];10)" office:value-type="float" office:value="21" calcext:value-type="float">
            <text:p>21</text:p>
          </table:table-cell>
          <table:table-cell table:formula="of:=SUM([.D121]+1)" office:value-type="float" office:value="22" calcext:value-type="float">
            <text:p>22</text:p>
          </table:table-cell>
          <table:table-cell table:style-name="ce55" table:formula="of:=SUM([.D121]+[.$F$1])" office:value-type="float" office:value="23" calcext:value-type="float">
            <text:p>23</text:p>
          </table:table-cell>
          <table:table-cell table:style-name="ce55" table:formula="of:=SUM([.D121]+[.$G$1])" office:value-type="float" office:value="24" calcext:value-type="float">
            <text:p>24</text:p>
          </table:table-cell>
          <table:table-cell table:formula="of:=SUM([.$D121]+[.H$1])" office:value-type="float" office:value="25" calcext:value-type="float">
            <text:p>25</text:p>
          </table:table-cell>
          <table:table-cell table:formula="of:=SUM([.$D121]+[.I$1])" office:value-type="float" office:value="26" calcext:value-type="float">
            <text:p>26</text:p>
          </table:table-cell>
          <table:table-cell table:style-name="ce55" table:formula="of:=SUM([.$D121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2:.C122];10)" office:value-type="float" office:value="21" calcext:value-type="float">
            <text:p>21</text:p>
          </table:table-cell>
          <table:table-cell table:formula="of:=SUM([.D122]+1)" office:value-type="float" office:value="22" calcext:value-type="float">
            <text:p>22</text:p>
          </table:table-cell>
          <table:table-cell table:style-name="ce55" table:formula="of:=SUM([.D122]+[.$F$1])" office:value-type="float" office:value="23" calcext:value-type="float">
            <text:p>23</text:p>
          </table:table-cell>
          <table:table-cell table:style-name="ce55" table:formula="of:=SUM([.D122]+[.$G$1])" office:value-type="float" office:value="24" calcext:value-type="float">
            <text:p>24</text:p>
          </table:table-cell>
          <table:table-cell table:formula="of:=SUM([.$D122]+[.H$1])" office:value-type="float" office:value="25" calcext:value-type="float">
            <text:p>25</text:p>
          </table:table-cell>
          <table:table-cell table:formula="of:=SUM([.$D122]+[.I$1])" office:value-type="float" office:value="26" calcext:value-type="float">
            <text:p>26</text:p>
          </table:table-cell>
          <table:table-cell table:style-name="ce55" table:formula="of:=SUM([.$D122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3:.C123];10)" office:value-type="float" office:value="21" calcext:value-type="float">
            <text:p>21</text:p>
          </table:table-cell>
          <table:table-cell table:formula="of:=SUM([.D123]+1)" office:value-type="float" office:value="22" calcext:value-type="float">
            <text:p>22</text:p>
          </table:table-cell>
          <table:table-cell table:style-name="ce55" table:formula="of:=SUM([.D123]+[.$F$1])" office:value-type="float" office:value="23" calcext:value-type="float">
            <text:p>23</text:p>
          </table:table-cell>
          <table:table-cell table:style-name="ce55" table:formula="of:=SUM([.D123]+[.$G$1])" office:value-type="float" office:value="24" calcext:value-type="float">
            <text:p>24</text:p>
          </table:table-cell>
          <table:table-cell table:formula="of:=SUM([.$D123]+[.H$1])" office:value-type="float" office:value="25" calcext:value-type="float">
            <text:p>25</text:p>
          </table:table-cell>
          <table:table-cell table:formula="of:=SUM([.$D123]+[.I$1])" office:value-type="float" office:value="26" calcext:value-type="float">
            <text:p>26</text:p>
          </table:table-cell>
          <table:table-cell table:style-name="ce55" table:formula="of:=SUM([.$D123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24:.C124];10)" office:value-type="float" office:value="21" calcext:value-type="float">
            <text:p>21</text:p>
          </table:table-cell>
          <table:table-cell table:formula="of:=SUM([.D124]+1)" office:value-type="float" office:value="22" calcext:value-type="float">
            <text:p>22</text:p>
          </table:table-cell>
          <table:table-cell table:style-name="ce55" table:formula="of:=SUM([.D124]+[.$F$1])" office:value-type="float" office:value="23" calcext:value-type="float">
            <text:p>23</text:p>
          </table:table-cell>
          <table:table-cell table:style-name="ce55" table:formula="of:=SUM([.D124]+[.$G$1])" office:value-type="float" office:value="24" calcext:value-type="float">
            <text:p>24</text:p>
          </table:table-cell>
          <table:table-cell table:formula="of:=SUM([.$D124]+[.H$1])" office:value-type="float" office:value="25" calcext:value-type="float">
            <text:p>25</text:p>
          </table:table-cell>
          <table:table-cell table:formula="of:=SUM([.$D124]+[.I$1])" office:value-type="float" office:value="26" calcext:value-type="float">
            <text:p>26</text:p>
          </table:table-cell>
          <table:table-cell table:style-name="ce55" table:formula="of:=SUM([.$D124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5:.C125];10)" office:value-type="float" office:value="21" calcext:value-type="float">
            <text:p>21</text:p>
          </table:table-cell>
          <table:table-cell table:formula="of:=SUM([.D125]+1)" office:value-type="float" office:value="22" calcext:value-type="float">
            <text:p>22</text:p>
          </table:table-cell>
          <table:table-cell table:style-name="ce55" table:formula="of:=SUM([.D125]+[.$F$1])" office:value-type="float" office:value="23" calcext:value-type="float">
            <text:p>23</text:p>
          </table:table-cell>
          <table:table-cell table:formula="of:=SUM([.D125]+[.$G$1])" office:value-type="float" office:value="24" calcext:value-type="float">
            <text:p>24</text:p>
          </table:table-cell>
          <table:table-cell table:style-name="ce55" table:formula="of:=SUM([.$D125]+[.H$1])" office:value-type="float" office:value="25" calcext:value-type="float">
            <text:p>25</text:p>
          </table:table-cell>
          <table:table-cell table:style-name="ce55" table:formula="of:=SUM([.$D125]+[.I$1])" office:value-type="float" office:value="26" calcext:value-type="float">
            <text:p>26</text:p>
          </table:table-cell>
          <table:table-cell table:formula="of:=SUM([.$D125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6:.C126];10)" office:value-type="float" office:value="21" calcext:value-type="float">
            <text:p>21</text:p>
          </table:table-cell>
          <table:table-cell table:formula="of:=SUM([.D126]+1)" office:value-type="float" office:value="22" calcext:value-type="float">
            <text:p>22</text:p>
          </table:table-cell>
          <table:table-cell table:style-name="ce55" table:formula="of:=SUM([.D126]+[.$F$1])" office:value-type="float" office:value="23" calcext:value-type="float">
            <text:p>23</text:p>
          </table:table-cell>
          <table:table-cell table:formula="of:=SUM([.D126]+[.$G$1])" office:value-type="float" office:value="24" calcext:value-type="float">
            <text:p>24</text:p>
          </table:table-cell>
          <table:table-cell table:style-name="ce55" table:formula="of:=SUM([.$D126]+[.H$1])" office:value-type="float" office:value="25" calcext:value-type="float">
            <text:p>25</text:p>
          </table:table-cell>
          <table:table-cell table:style-name="ce55" table:formula="of:=SUM([.$D126]+[.I$1])" office:value-type="float" office:value="26" calcext:value-type="float">
            <text:p>26</text:p>
          </table:table-cell>
          <table:table-cell table:formula="of:=SUM([.$D126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7:.C127];10)" office:value-type="float" office:value="21" calcext:value-type="float">
            <text:p>21</text:p>
          </table:table-cell>
          <table:table-cell table:formula="of:=SUM([.D127]+1)" office:value-type="float" office:value="22" calcext:value-type="float">
            <text:p>22</text:p>
          </table:table-cell>
          <table:table-cell table:style-name="ce55" table:formula="of:=SUM([.D127]+[.$F$1])" office:value-type="float" office:value="23" calcext:value-type="float">
            <text:p>23</text:p>
          </table:table-cell>
          <table:table-cell table:formula="of:=SUM([.D127]+[.$G$1])" office:value-type="float" office:value="24" calcext:value-type="float">
            <text:p>24</text:p>
          </table:table-cell>
          <table:table-cell table:style-name="ce55" table:formula="of:=SUM([.$D127]+[.H$1])" office:value-type="float" office:value="25" calcext:value-type="float">
            <text:p>25</text:p>
          </table:table-cell>
          <table:table-cell table:style-name="ce55" table:formula="of:=SUM([.$D127]+[.I$1])" office:value-type="float" office:value="26" calcext:value-type="float">
            <text:p>26</text:p>
          </table:table-cell>
          <table:table-cell table:formula="of:=SUM([.$D127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8:.C128];10)" office:value-type="float" office:value="21" calcext:value-type="float">
            <text:p>21</text:p>
          </table:table-cell>
          <table:table-cell table:formula="of:=SUM([.D128]+1)" office:value-type="float" office:value="22" calcext:value-type="float">
            <text:p>22</text:p>
          </table:table-cell>
          <table:table-cell table:style-name="ce55" table:formula="of:=SUM([.D128]+[.$F$1])" office:value-type="float" office:value="23" calcext:value-type="float">
            <text:p>23</text:p>
          </table:table-cell>
          <table:table-cell table:formula="of:=SUM([.D128]+[.$G$1])" office:value-type="float" office:value="24" calcext:value-type="float">
            <text:p>24</text:p>
          </table:table-cell>
          <table:table-cell table:style-name="ce55" table:formula="of:=SUM([.$D128]+[.H$1])" office:value-type="float" office:value="25" calcext:value-type="float">
            <text:p>25</text:p>
          </table:table-cell>
          <table:table-cell table:style-name="ce55" table:formula="of:=SUM([.$D128]+[.I$1])" office:value-type="float" office:value="26" calcext:value-type="float">
            <text:p>26</text:p>
          </table:table-cell>
          <table:table-cell table:formula="of:=SUM([.$D128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29:.C129];10)" office:value-type="float" office:value="21" calcext:value-type="float">
            <text:p>21</text:p>
          </table:table-cell>
          <table:table-cell table:formula="of:=SUM([.D129]+1)" office:value-type="float" office:value="22" calcext:value-type="float">
            <text:p>22</text:p>
          </table:table-cell>
          <table:table-cell table:style-name="ce55" table:formula="of:=SUM([.D129]+[.$F$1])" office:value-type="float" office:value="23" calcext:value-type="float">
            <text:p>23</text:p>
          </table:table-cell>
          <table:table-cell table:formula="of:=SUM([.D129]+[.$G$1])" office:value-type="float" office:value="24" calcext:value-type="float">
            <text:p>24</text:p>
          </table:table-cell>
          <table:table-cell table:style-name="ce55" table:formula="of:=SUM([.$D129]+[.H$1])" office:value-type="float" office:value="25" calcext:value-type="float">
            <text:p>25</text:p>
          </table:table-cell>
          <table:table-cell table:style-name="ce55" table:formula="of:=SUM([.$D129]+[.I$1])" office:value-type="float" office:value="26" calcext:value-type="float">
            <text:p>26</text:p>
          </table:table-cell>
          <table:table-cell table:formula="of:=SUM([.$D129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30:.C130];10)" office:value-type="float" office:value="21" calcext:value-type="float">
            <text:p>21</text:p>
          </table:table-cell>
          <table:table-cell table:formula="of:=SUM([.D130]+1)" office:value-type="float" office:value="22" calcext:value-type="float">
            <text:p>22</text:p>
          </table:table-cell>
          <table:table-cell table:style-name="ce55" table:formula="of:=SUM([.D130]+[.$F$1])" office:value-type="float" office:value="23" calcext:value-type="float">
            <text:p>23</text:p>
          </table:table-cell>
          <table:table-cell table:formula="of:=SUM([.D130]+[.$G$1])" office:value-type="float" office:value="24" calcext:value-type="float">
            <text:p>24</text:p>
          </table:table-cell>
          <table:table-cell table:style-name="ce55" table:formula="of:=SUM([.$D130]+[.H$1])" office:value-type="float" office:value="25" calcext:value-type="float">
            <text:p>25</text:p>
          </table:table-cell>
          <table:table-cell table:style-name="ce55" table:formula="of:=SUM([.$D130]+[.I$1])" office:value-type="float" office:value="26" calcext:value-type="float">
            <text:p>26</text:p>
          </table:table-cell>
          <table:table-cell table:formula="of:=SUM([.$D130]+[.J$1])"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31:.C131];10)" office:value-type="float" office:value="21" calcext:value-type="float">
            <text:p>21</text:p>
          </table:table-cell>
          <table:table-cell table:formula="of:=SUM([.D131]+1)" office:value-type="float" office:value="22" calcext:value-type="float">
            <text:p>22</text:p>
          </table:table-cell>
          <table:table-cell table:formula="of:=SUM([.D131]+[.$F$1])" office:value-type="float" office:value="23" calcext:value-type="float">
            <text:p>23</text:p>
          </table:table-cell>
          <table:table-cell table:style-name="ce55" table:formula="of:=SUM([.D131]+[.$G$1])" office:value-type="float" office:value="24" calcext:value-type="float">
            <text:p>24</text:p>
          </table:table-cell>
          <table:table-cell table:formula="of:=SUM([.$D131]+[.H$1])" office:value-type="float" office:value="25" calcext:value-type="float">
            <text:p>25</text:p>
          </table:table-cell>
          <table:table-cell table:style-name="ce55" table:formula="of:=SUM([.$D131]+[.I$1])" office:value-type="float" office:value="26" calcext:value-type="float">
            <text:p>26</text:p>
          </table:table-cell>
          <table:table-cell table:formula="of:=SUM([.$D131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32:.C132];10)" office:value-type="float" office:value="21" calcext:value-type="float">
            <text:p>21</text:p>
          </table:table-cell>
          <table:table-cell table:formula="of:=SUM([.D132]+1)" office:value-type="float" office:value="22" calcext:value-type="float">
            <text:p>22</text:p>
          </table:table-cell>
          <table:table-cell table:formula="of:=SUM([.D132]+[.$F$1])" office:value-type="float" office:value="23" calcext:value-type="float">
            <text:p>23</text:p>
          </table:table-cell>
          <table:table-cell table:style-name="ce55" table:formula="of:=SUM([.D132]+[.$G$1])" office:value-type="float" office:value="24" calcext:value-type="float">
            <text:p>24</text:p>
          </table:table-cell>
          <table:table-cell table:formula="of:=SUM([.$D132]+[.H$1])" office:value-type="float" office:value="25" calcext:value-type="float">
            <text:p>25</text:p>
          </table:table-cell>
          <table:table-cell table:style-name="ce55" table:formula="of:=SUM([.$D132]+[.I$1])" office:value-type="float" office:value="26" calcext:value-type="float">
            <text:p>26</text:p>
          </table:table-cell>
          <table:table-cell table:formula="of:=SUM([.$D132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133:.C133];10)" office:value-type="float" office:value="21" calcext:value-type="float">
            <text:p>21</text:p>
          </table:table-cell>
          <table:table-cell table:formula="of:=SUM([.D133]+1)" office:value-type="float" office:value="22" calcext:value-type="float">
            <text:p>22</text:p>
          </table:table-cell>
          <table:table-cell table:formula="of:=SUM([.D133]+[.$F$1])" office:value-type="float" office:value="23" calcext:value-type="float">
            <text:p>23</text:p>
          </table:table-cell>
          <table:table-cell table:style-name="ce55" table:formula="of:=SUM([.D133]+[.$G$1])" office:value-type="float" office:value="24" calcext:value-type="float">
            <text:p>24</text:p>
          </table:table-cell>
          <table:table-cell table:formula="of:=SUM([.$D133]+[.H$1])" office:value-type="float" office:value="25" calcext:value-type="float">
            <text:p>25</text:p>
          </table:table-cell>
          <table:table-cell table:style-name="ce55" table:formula="of:=SUM([.$D133]+[.I$1])" office:value-type="float" office:value="26" calcext:value-type="float">
            <text:p>26</text:p>
          </table:table-cell>
          <table:table-cell table:formula="of:=SUM([.$D133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34:.C134];10)" office:value-type="float" office:value="21" calcext:value-type="float">
            <text:p>21</text:p>
          </table:table-cell>
          <table:table-cell table:formula="of:=SUM([.D134]+1)" office:value-type="float" office:value="22" calcext:value-type="float">
            <text:p>22</text:p>
          </table:table-cell>
          <table:table-cell table:formula="of:=SUM([.D134]+[.$F$1])" office:value-type="float" office:value="23" calcext:value-type="float">
            <text:p>23</text:p>
          </table:table-cell>
          <table:table-cell table:style-name="ce55" table:formula="of:=SUM([.D134]+[.$G$1])" office:value-type="float" office:value="24" calcext:value-type="float">
            <text:p>24</text:p>
          </table:table-cell>
          <table:table-cell table:style-name="ce55" table:formula="of:=SUM([.$D134]+[.H$1])" office:value-type="float" office:value="25" calcext:value-type="float">
            <text:p>25</text:p>
          </table:table-cell>
          <table:table-cell table:formula="of:=SUM([.$D134]+[.I$1])" office:value-type="float" office:value="26" calcext:value-type="float">
            <text:p>26</text:p>
          </table:table-cell>
          <table:table-cell table:formula="of:=SUM([.$D134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35:.C135];10)" office:value-type="float" office:value="21" calcext:value-type="float">
            <text:p>21</text:p>
          </table:table-cell>
          <table:table-cell table:formula="of:=SUM([.D135]+1)" office:value-type="float" office:value="22" calcext:value-type="float">
            <text:p>22</text:p>
          </table:table-cell>
          <table:table-cell table:formula="of:=SUM([.D135]+[.$F$1])" office:value-type="float" office:value="23" calcext:value-type="float">
            <text:p>23</text:p>
          </table:table-cell>
          <table:table-cell table:style-name="ce55" table:formula="of:=SUM([.D135]+[.$G$1])" office:value-type="float" office:value="24" calcext:value-type="float">
            <text:p>24</text:p>
          </table:table-cell>
          <table:table-cell table:style-name="ce55" table:formula="of:=SUM([.$D135]+[.H$1])" office:value-type="float" office:value="25" calcext:value-type="float">
            <text:p>25</text:p>
          </table:table-cell>
          <table:table-cell table:formula="of:=SUM([.$D135]+[.I$1])" office:value-type="float" office:value="26" calcext:value-type="float">
            <text:p>26</text:p>
          </table:table-cell>
          <table:table-cell table:formula="of:=SUM([.$D135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136:.C136];10)" office:value-type="float" office:value="21" calcext:value-type="float">
            <text:p>21</text:p>
          </table:table-cell>
          <table:table-cell table:formula="of:=SUM([.D136]+1)" office:value-type="float" office:value="22" calcext:value-type="float">
            <text:p>22</text:p>
          </table:table-cell>
          <table:table-cell table:formula="of:=SUM([.D136]+[.$F$1])" office:value-type="float" office:value="23" calcext:value-type="float">
            <text:p>23</text:p>
          </table:table-cell>
          <table:table-cell table:style-name="ce55" table:formula="of:=SUM([.D136]+[.$G$1])" office:value-type="float" office:value="24" calcext:value-type="float">
            <text:p>24</text:p>
          </table:table-cell>
          <table:table-cell table:style-name="ce55" table:formula="of:=SUM([.$D136]+[.H$1])" office:value-type="float" office:value="25" calcext:value-type="float">
            <text:p>25</text:p>
          </table:table-cell>
          <table:table-cell table:formula="of:=SUM([.$D136]+[.I$1])" office:value-type="float" office:value="26" calcext:value-type="float">
            <text:p>26</text:p>
          </table:table-cell>
          <table:table-cell table:formula="of:=SUM([.$D136]+[.J$1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37:.C137];10)" office:value-type="float" office:value="22" calcext:value-type="float">
            <text:p>22</text:p>
          </table:table-cell>
          <table:table-cell table:style-name="ce55" table:formula="of:=SUM([.D137]+1)" office:value-type="float" office:value="23" calcext:value-type="float">
            <text:p>23</text:p>
          </table:table-cell>
          <table:table-cell table:formula="of:=SUM([.D137]+[.$F$1])" office:value-type="float" office:value="24" calcext:value-type="float">
            <text:p>24</text:p>
          </table:table-cell>
          <table:table-cell table:formula="of:=SUM([.D137]+[.$G$1])" office:value-type="float" office:value="25" calcext:value-type="float">
            <text:p>25</text:p>
          </table:table-cell>
          <table:table-cell table:formula="of:=SUM([.$D137]+[.H$1])" office:value-type="float" office:value="26" calcext:value-type="float">
            <text:p>26</text:p>
          </table:table-cell>
          <table:table-cell table:style-name="ce55" table:formula="of:=SUM([.$D137]+[.I$1])" office:value-type="float" office:value="27" calcext:value-type="float">
            <text:p>27</text:p>
          </table:table-cell>
          <table:table-cell table:style-name="ce55" table:formula="of:=SUM([.$D137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38:.C138];10)" office:value-type="float" office:value="22" calcext:value-type="float">
            <text:p>22</text:p>
          </table:table-cell>
          <table:table-cell table:style-name="ce55" table:formula="of:=SUM([.D138]+1)" office:value-type="float" office:value="23" calcext:value-type="float">
            <text:p>23</text:p>
          </table:table-cell>
          <table:table-cell table:formula="of:=SUM([.D138]+[.$F$1])" office:value-type="float" office:value="24" calcext:value-type="float">
            <text:p>24</text:p>
          </table:table-cell>
          <table:table-cell table:formula="of:=SUM([.D138]+[.$G$1])" office:value-type="float" office:value="25" calcext:value-type="float">
            <text:p>25</text:p>
          </table:table-cell>
          <table:table-cell table:formula="of:=SUM([.$D138]+[.H$1])" office:value-type="float" office:value="26" calcext:value-type="float">
            <text:p>26</text:p>
          </table:table-cell>
          <table:table-cell table:style-name="ce55" table:formula="of:=SUM([.$D138]+[.I$1])" office:value-type="float" office:value="27" calcext:value-type="float">
            <text:p>27</text:p>
          </table:table-cell>
          <table:table-cell table:style-name="ce55" table:formula="of:=SUM([.$D138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39:.C139];10)" office:value-type="float" office:value="22" calcext:value-type="float">
            <text:p>22</text:p>
          </table:table-cell>
          <table:table-cell table:style-name="ce55" table:formula="of:=SUM([.D139]+1)" office:value-type="float" office:value="23" calcext:value-type="float">
            <text:p>23</text:p>
          </table:table-cell>
          <table:table-cell table:formula="of:=SUM([.D139]+[.$F$1])" office:value-type="float" office:value="24" calcext:value-type="float">
            <text:p>24</text:p>
          </table:table-cell>
          <table:table-cell table:formula="of:=SUM([.D139]+[.$G$1])" office:value-type="float" office:value="25" calcext:value-type="float">
            <text:p>25</text:p>
          </table:table-cell>
          <table:table-cell table:formula="of:=SUM([.$D139]+[.H$1])" office:value-type="float" office:value="26" calcext:value-type="float">
            <text:p>26</text:p>
          </table:table-cell>
          <table:table-cell table:style-name="ce55" table:formula="of:=SUM([.$D139]+[.I$1])" office:value-type="float" office:value="27" calcext:value-type="float">
            <text:p>27</text:p>
          </table:table-cell>
          <table:table-cell table:style-name="ce55" table:formula="of:=SUM([.$D139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40:.C140];10)" office:value-type="float" office:value="22" calcext:value-type="float">
            <text:p>22</text:p>
          </table:table-cell>
          <table:table-cell table:style-name="ce55" table:formula="of:=SUM([.D140]+1)" office:value-type="float" office:value="23" calcext:value-type="float">
            <text:p>23</text:p>
          </table:table-cell>
          <table:table-cell table:formula="of:=SUM([.D140]+[.$F$1])" office:value-type="float" office:value="24" calcext:value-type="float">
            <text:p>24</text:p>
          </table:table-cell>
          <table:table-cell table:formula="of:=SUM([.D140]+[.$G$1])" office:value-type="float" office:value="25" calcext:value-type="float">
            <text:p>25</text:p>
          </table:table-cell>
          <table:table-cell table:formula="of:=SUM([.$D140]+[.H$1])" office:value-type="float" office:value="26" calcext:value-type="float">
            <text:p>26</text:p>
          </table:table-cell>
          <table:table-cell table:style-name="ce55" table:formula="of:=SUM([.$D140]+[.I$1])" office:value-type="float" office:value="27" calcext:value-type="float">
            <text:p>27</text:p>
          </table:table-cell>
          <table:table-cell table:style-name="ce55" table:formula="of:=SUM([.$D140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41:.C141];10)" office:value-type="float" office:value="22" calcext:value-type="float">
            <text:p>22</text:p>
          </table:table-cell>
          <table:table-cell table:style-name="ce55" table:formula="of:=SUM([.D141]+1)" office:value-type="float" office:value="23" calcext:value-type="float">
            <text:p>23</text:p>
          </table:table-cell>
          <table:table-cell table:formula="of:=SUM([.D141]+[.$F$1])" office:value-type="float" office:value="24" calcext:value-type="float">
            <text:p>24</text:p>
          </table:table-cell>
          <table:table-cell table:formula="of:=SUM([.D141]+[.$G$1])" office:value-type="float" office:value="25" calcext:value-type="float">
            <text:p>25</text:p>
          </table:table-cell>
          <table:table-cell table:formula="of:=SUM([.$D141]+[.H$1])" office:value-type="float" office:value="26" calcext:value-type="float">
            <text:p>26</text:p>
          </table:table-cell>
          <table:table-cell table:style-name="ce55" table:formula="of:=SUM([.$D141]+[.I$1])" office:value-type="float" office:value="27" calcext:value-type="float">
            <text:p>27</text:p>
          </table:table-cell>
          <table:table-cell table:style-name="ce55" table:formula="of:=SUM([.$D141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42:.C142];10)" office:value-type="float" office:value="22" calcext:value-type="float">
            <text:p>22</text:p>
          </table:table-cell>
          <table:table-cell table:style-name="ce55" table:formula="of:=SUM([.D142]+1)" office:value-type="float" office:value="23" calcext:value-type="float">
            <text:p>23</text:p>
          </table:table-cell>
          <table:table-cell table:formula="of:=SUM([.D142]+[.$F$1])" office:value-type="float" office:value="24" calcext:value-type="float">
            <text:p>24</text:p>
          </table:table-cell>
          <table:table-cell table:formula="of:=SUM([.D142]+[.$G$1])" office:value-type="float" office:value="25" calcext:value-type="float">
            <text:p>25</text:p>
          </table:table-cell>
          <table:table-cell table:formula="of:=SUM([.$D142]+[.H$1])" office:value-type="float" office:value="26" calcext:value-type="float">
            <text:p>26</text:p>
          </table:table-cell>
          <table:table-cell table:style-name="ce55" table:formula="of:=SUM([.$D142]+[.I$1])" office:value-type="float" office:value="27" calcext:value-type="float">
            <text:p>27</text:p>
          </table:table-cell>
          <table:table-cell table:style-name="ce55" table:formula="of:=SUM([.$D142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3:.C143];10)" office:value-type="float" office:value="22" calcext:value-type="float">
            <text:p>22</text:p>
          </table:table-cell>
          <table:table-cell table:formula="of:=SUM([.D143]+1)" office:value-type="float" office:value="23" calcext:value-type="float">
            <text:p>23</text:p>
          </table:table-cell>
          <table:table-cell table:style-name="ce55" table:formula="of:=SUM([.D143]+[.$F$1])" office:value-type="float" office:value="24" calcext:value-type="float">
            <text:p>24</text:p>
          </table:table-cell>
          <table:table-cell table:formula="of:=SUM([.D143]+[.$G$1])" office:value-type="float" office:value="25" calcext:value-type="float">
            <text:p>25</text:p>
          </table:table-cell>
          <table:table-cell table:style-name="ce55" table:formula="of:=SUM([.$D143]+[.H$1])" office:value-type="float" office:value="26" calcext:value-type="float">
            <text:p>26</text:p>
          </table:table-cell>
          <table:table-cell table:formula="of:=SUM([.$D143]+[.I$1])" office:value-type="float" office:value="27" calcext:value-type="float">
            <text:p>27</text:p>
          </table:table-cell>
          <table:table-cell table:style-name="ce55" table:formula="of:=SUM([.$D143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4:.C144];10)" office:value-type="float" office:value="22" calcext:value-type="float">
            <text:p>22</text:p>
          </table:table-cell>
          <table:table-cell table:formula="of:=SUM([.D144]+1)" office:value-type="float" office:value="23" calcext:value-type="float">
            <text:p>23</text:p>
          </table:table-cell>
          <table:table-cell table:style-name="ce55" table:formula="of:=SUM([.D144]+[.$F$1])" office:value-type="float" office:value="24" calcext:value-type="float">
            <text:p>24</text:p>
          </table:table-cell>
          <table:table-cell table:formula="of:=SUM([.D144]+[.$G$1])" office:value-type="float" office:value="25" calcext:value-type="float">
            <text:p>25</text:p>
          </table:table-cell>
          <table:table-cell table:style-name="ce55" table:formula="of:=SUM([.$D144]+[.H$1])" office:value-type="float" office:value="26" calcext:value-type="float">
            <text:p>26</text:p>
          </table:table-cell>
          <table:table-cell table:formula="of:=SUM([.$D144]+[.I$1])" office:value-type="float" office:value="27" calcext:value-type="float">
            <text:p>27</text:p>
          </table:table-cell>
          <table:table-cell table:style-name="ce55" table:formula="of:=SUM([.$D144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5:.C145];10)" office:value-type="float" office:value="22" calcext:value-type="float">
            <text:p>22</text:p>
          </table:table-cell>
          <table:table-cell table:formula="of:=SUM([.D145]+1)" office:value-type="float" office:value="23" calcext:value-type="float">
            <text:p>23</text:p>
          </table:table-cell>
          <table:table-cell table:style-name="ce55" table:formula="of:=SUM([.D145]+[.$F$1])" office:value-type="float" office:value="24" calcext:value-type="float">
            <text:p>24</text:p>
          </table:table-cell>
          <table:table-cell table:formula="of:=SUM([.D145]+[.$G$1])" office:value-type="float" office:value="25" calcext:value-type="float">
            <text:p>25</text:p>
          </table:table-cell>
          <table:table-cell table:style-name="ce55" table:formula="of:=SUM([.$D145]+[.H$1])" office:value-type="float" office:value="26" calcext:value-type="float">
            <text:p>26</text:p>
          </table:table-cell>
          <table:table-cell table:formula="of:=SUM([.$D145]+[.I$1])" office:value-type="float" office:value="27" calcext:value-type="float">
            <text:p>27</text:p>
          </table:table-cell>
          <table:table-cell table:style-name="ce55" table:formula="of:=SUM([.$D145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6:.C146];10)" office:value-type="float" office:value="22" calcext:value-type="float">
            <text:p>22</text:p>
          </table:table-cell>
          <table:table-cell table:formula="of:=SUM([.D146]+1)" office:value-type="float" office:value="23" calcext:value-type="float">
            <text:p>23</text:p>
          </table:table-cell>
          <table:table-cell table:style-name="ce55" table:formula="of:=SUM([.D146]+[.$F$1])" office:value-type="float" office:value="24" calcext:value-type="float">
            <text:p>24</text:p>
          </table:table-cell>
          <table:table-cell table:formula="of:=SUM([.D146]+[.$G$1])" office:value-type="float" office:value="25" calcext:value-type="float">
            <text:p>25</text:p>
          </table:table-cell>
          <table:table-cell table:style-name="ce55" table:formula="of:=SUM([.$D146]+[.H$1])" office:value-type="float" office:value="26" calcext:value-type="float">
            <text:p>26</text:p>
          </table:table-cell>
          <table:table-cell table:formula="of:=SUM([.$D146]+[.I$1])" office:value-type="float" office:value="27" calcext:value-type="float">
            <text:p>27</text:p>
          </table:table-cell>
          <table:table-cell table:style-name="ce55" table:formula="of:=SUM([.$D146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7:.C147];10)" office:value-type="float" office:value="22" calcext:value-type="float">
            <text:p>22</text:p>
          </table:table-cell>
          <table:table-cell table:formula="of:=SUM([.D147]+1)" office:value-type="float" office:value="23" calcext:value-type="float">
            <text:p>23</text:p>
          </table:table-cell>
          <table:table-cell table:style-name="ce55" table:formula="of:=SUM([.D147]+[.$F$1])" office:value-type="float" office:value="24" calcext:value-type="float">
            <text:p>24</text:p>
          </table:table-cell>
          <table:table-cell table:formula="of:=SUM([.D147]+[.$G$1])" office:value-type="float" office:value="25" calcext:value-type="float">
            <text:p>25</text:p>
          </table:table-cell>
          <table:table-cell table:style-name="ce55" table:formula="of:=SUM([.$D147]+[.H$1])" office:value-type="float" office:value="26" calcext:value-type="float">
            <text:p>26</text:p>
          </table:table-cell>
          <table:table-cell table:formula="of:=SUM([.$D147]+[.I$1])" office:value-type="float" office:value="27" calcext:value-type="float">
            <text:p>27</text:p>
          </table:table-cell>
          <table:table-cell table:style-name="ce55" table:formula="of:=SUM([.$D147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48:.C148];10)" office:value-type="float" office:value="22" calcext:value-type="float">
            <text:p>22</text:p>
          </table:table-cell>
          <table:table-cell table:formula="of:=SUM([.D148]+1)" office:value-type="float" office:value="23" calcext:value-type="float">
            <text:p>23</text:p>
          </table:table-cell>
          <table:table-cell table:style-name="ce55" table:formula="of:=SUM([.D148]+[.$F$1])" office:value-type="float" office:value="24" calcext:value-type="float">
            <text:p>24</text:p>
          </table:table-cell>
          <table:table-cell table:formula="of:=SUM([.D148]+[.$G$1])" office:value-type="float" office:value="25" calcext:value-type="float">
            <text:p>25</text:p>
          </table:table-cell>
          <table:table-cell table:style-name="ce55" table:formula="of:=SUM([.$D148]+[.H$1])" office:value-type="float" office:value="26" calcext:value-type="float">
            <text:p>26</text:p>
          </table:table-cell>
          <table:table-cell table:formula="of:=SUM([.$D148]+[.I$1])" office:value-type="float" office:value="27" calcext:value-type="float">
            <text:p>27</text:p>
          </table:table-cell>
          <table:table-cell table:style-name="ce55" table:formula="of:=SUM([.$D148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49:.C149];10)" office:value-type="float" office:value="22" calcext:value-type="float">
            <text:p>22</text:p>
          </table:table-cell>
          <table:table-cell table:formula="of:=SUM([.D149]+1)" office:value-type="float" office:value="23" calcext:value-type="float">
            <text:p>23</text:p>
          </table:table-cell>
          <table:table-cell table:style-name="ce55" table:formula="of:=SUM([.D149]+[.$F$1])" office:value-type="float" office:value="24" calcext:value-type="float">
            <text:p>24</text:p>
          </table:table-cell>
          <table:table-cell table:formula="of:=SUM([.D149]+[.$G$1])" office:value-type="float" office:value="25" calcext:value-type="float">
            <text:p>25</text:p>
          </table:table-cell>
          <table:table-cell table:formula="of:=SUM([.$D149]+[.H$1])" office:value-type="float" office:value="26" calcext:value-type="float">
            <text:p>26</text:p>
          </table:table-cell>
          <table:table-cell table:style-name="ce55" table:formula="of:=SUM([.$D149]+[.I$1])" office:value-type="float" office:value="27" calcext:value-type="float">
            <text:p>27</text:p>
          </table:table-cell>
          <table:table-cell table:formula="of:=SUM([.$D149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50:.C150];10)" office:value-type="float" office:value="22" calcext:value-type="float">
            <text:p>22</text:p>
          </table:table-cell>
          <table:table-cell table:formula="of:=SUM([.D150]+1)" office:value-type="float" office:value="23" calcext:value-type="float">
            <text:p>23</text:p>
          </table:table-cell>
          <table:table-cell table:style-name="ce55" table:formula="of:=SUM([.D150]+[.$F$1])" office:value-type="float" office:value="24" calcext:value-type="float">
            <text:p>24</text:p>
          </table:table-cell>
          <table:table-cell table:formula="of:=SUM([.D150]+[.$G$1])" office:value-type="float" office:value="25" calcext:value-type="float">
            <text:p>25</text:p>
          </table:table-cell>
          <table:table-cell table:formula="of:=SUM([.$D150]+[.H$1])" office:value-type="float" office:value="26" calcext:value-type="float">
            <text:p>26</text:p>
          </table:table-cell>
          <table:table-cell table:style-name="ce55" table:formula="of:=SUM([.$D150]+[.I$1])" office:value-type="float" office:value="27" calcext:value-type="float">
            <text:p>27</text:p>
          </table:table-cell>
          <table:table-cell table:formula="of:=SUM([.$D150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51:.C151];10)" office:value-type="float" office:value="22" calcext:value-type="float">
            <text:p>22</text:p>
          </table:table-cell>
          <table:table-cell table:formula="of:=SUM([.D151]+1)" office:value-type="float" office:value="23" calcext:value-type="float">
            <text:p>23</text:p>
          </table:table-cell>
          <table:table-cell table:style-name="ce55" table:formula="of:=SUM([.D151]+[.$F$1])" office:value-type="float" office:value="24" calcext:value-type="float">
            <text:p>24</text:p>
          </table:table-cell>
          <table:table-cell table:formula="of:=SUM([.D151]+[.$G$1])" office:value-type="float" office:value="25" calcext:value-type="float">
            <text:p>25</text:p>
          </table:table-cell>
          <table:table-cell table:formula="of:=SUM([.$D151]+[.H$1])" office:value-type="float" office:value="26" calcext:value-type="float">
            <text:p>26</text:p>
          </table:table-cell>
          <table:table-cell table:style-name="ce55" table:formula="of:=SUM([.$D151]+[.I$1])" office:value-type="float" office:value="27" calcext:value-type="float">
            <text:p>27</text:p>
          </table:table-cell>
          <table:table-cell table:formula="of:=SUM([.$D151]+[.J$1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52:.C152];10)" office:value-type="float" office:value="22" calcext:value-type="float">
            <text:p>22</text:p>
          </table:table-cell>
          <table:table-cell table:formula="of:=SUM([.D152]+1)" office:value-type="float" office:value="23" calcext:value-type="float">
            <text:p>23</text:p>
          </table:table-cell>
          <table:table-cell table:formula="of:=SUM([.D152]+[.$F$1])" office:value-type="float" office:value="24" calcext:value-type="float">
            <text:p>24</text:p>
          </table:table-cell>
          <table:table-cell table:style-name="ce55" table:formula="of:=SUM([.D152]+[.$G$1])" office:value-type="float" office:value="25" calcext:value-type="float">
            <text:p>25</text:p>
          </table:table-cell>
          <table:table-cell table:formula="of:=SUM([.$D152]+[.H$1])" office:value-type="float" office:value="26" calcext:value-type="float">
            <text:p>26</text:p>
          </table:table-cell>
          <table:table-cell table:formula="of:=SUM([.$D152]+[.I$1])" office:value-type="float" office:value="27" calcext:value-type="float">
            <text:p>27</text:p>
          </table:table-cell>
          <table:table-cell table:style-name="ce55" table:formula="of:=SUM([.$D152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53:.C153];10)" office:value-type="float" office:value="22" calcext:value-type="float">
            <text:p>22</text:p>
          </table:table-cell>
          <table:table-cell table:formula="of:=SUM([.D153]+1)" office:value-type="float" office:value="23" calcext:value-type="float">
            <text:p>23</text:p>
          </table:table-cell>
          <table:table-cell table:formula="of:=SUM([.D153]+[.$F$1])" office:value-type="float" office:value="24" calcext:value-type="float">
            <text:p>24</text:p>
          </table:table-cell>
          <table:table-cell table:style-name="ce55" table:formula="of:=SUM([.D153]+[.$G$1])" office:value-type="float" office:value="25" calcext:value-type="float">
            <text:p>25</text:p>
          </table:table-cell>
          <table:table-cell table:formula="of:=SUM([.$D153]+[.H$1])" office:value-type="float" office:value="26" calcext:value-type="float">
            <text:p>26</text:p>
          </table:table-cell>
          <table:table-cell table:formula="of:=SUM([.$D153]+[.I$1])" office:value-type="float" office:value="27" calcext:value-type="float">
            <text:p>27</text:p>
          </table:table-cell>
          <table:table-cell table:style-name="ce55" table:formula="of:=SUM([.$D153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154:.C154];10)" office:value-type="float" office:value="22" calcext:value-type="float">
            <text:p>22</text:p>
          </table:table-cell>
          <table:table-cell table:formula="of:=SUM([.D154]+1)" office:value-type="float" office:value="23" calcext:value-type="float">
            <text:p>23</text:p>
          </table:table-cell>
          <table:table-cell table:formula="of:=SUM([.D154]+[.$F$1])" office:value-type="float" office:value="24" calcext:value-type="float">
            <text:p>24</text:p>
          </table:table-cell>
          <table:table-cell table:style-name="ce55" table:formula="of:=SUM([.D154]+[.$G$1])" office:value-type="float" office:value="25" calcext:value-type="float">
            <text:p>25</text:p>
          </table:table-cell>
          <table:table-cell table:formula="of:=SUM([.$D154]+[.H$1])" office:value-type="float" office:value="26" calcext:value-type="float">
            <text:p>26</text:p>
          </table:table-cell>
          <table:table-cell table:formula="of:=SUM([.$D154]+[.I$1])" office:value-type="float" office:value="27" calcext:value-type="float">
            <text:p>27</text:p>
          </table:table-cell>
          <table:table-cell table:style-name="ce55" table:formula="of:=SUM([.$D154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5:.C155];10)" office:value-type="float" office:value="22" calcext:value-type="float">
            <text:p>22</text:p>
          </table:table-cell>
          <table:table-cell table:formula="of:=SUM([.D155]+1)" office:value-type="float" office:value="23" calcext:value-type="float">
            <text:p>23</text:p>
          </table:table-cell>
          <table:table-cell table:formula="of:=SUM([.D155]+[.$F$1])" office:value-type="float" office:value="24" calcext:value-type="float">
            <text:p>24</text:p>
          </table:table-cell>
          <table:table-cell table:style-name="ce55" table:formula="of:=SUM([.D155]+[.$G$1])" office:value-type="float" office:value="25" calcext:value-type="float">
            <text:p>25</text:p>
          </table:table-cell>
          <table:table-cell table:style-name="ce55" table:formula="of:=SUM([.$D155]+[.H$1])" office:value-type="float" office:value="26" calcext:value-type="float">
            <text:p>26</text:p>
          </table:table-cell>
          <table:table-cell table:style-name="ce55" table:formula="of:=SUM([.$D155]+[.I$1])" office:value-type="float" office:value="27" calcext:value-type="float">
            <text:p>27</text:p>
          </table:table-cell>
          <table:table-cell table:formula="of:=SUM([.$D155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6:.C156];10)" office:value-type="float" office:value="22" calcext:value-type="float">
            <text:p>22</text:p>
          </table:table-cell>
          <table:table-cell table:formula="of:=SUM([.D156]+1)" office:value-type="float" office:value="23" calcext:value-type="float">
            <text:p>23</text:p>
          </table:table-cell>
          <table:table-cell table:formula="of:=SUM([.D156]+[.$F$1])" office:value-type="float" office:value="24" calcext:value-type="float">
            <text:p>24</text:p>
          </table:table-cell>
          <table:table-cell table:style-name="ce55" table:formula="of:=SUM([.D156]+[.$G$1])" office:value-type="float" office:value="25" calcext:value-type="float">
            <text:p>25</text:p>
          </table:table-cell>
          <table:table-cell table:style-name="ce55" table:formula="of:=SUM([.$D156]+[.H$1])" office:value-type="float" office:value="26" calcext:value-type="float">
            <text:p>26</text:p>
          </table:table-cell>
          <table:table-cell table:style-name="ce55" table:formula="of:=SUM([.$D156]+[.I$1])" office:value-type="float" office:value="27" calcext:value-type="float">
            <text:p>27</text:p>
          </table:table-cell>
          <table:table-cell table:formula="of:=SUM([.$D156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7:.C157];10)" office:value-type="float" office:value="22" calcext:value-type="float">
            <text:p>22</text:p>
          </table:table-cell>
          <table:table-cell table:formula="of:=SUM([.D157]+1)" office:value-type="float" office:value="23" calcext:value-type="float">
            <text:p>23</text:p>
          </table:table-cell>
          <table:table-cell table:formula="of:=SUM([.D157]+[.$F$1])" office:value-type="float" office:value="24" calcext:value-type="float">
            <text:p>24</text:p>
          </table:table-cell>
          <table:table-cell table:style-name="ce55" table:formula="of:=SUM([.D157]+[.$G$1])" office:value-type="float" office:value="25" calcext:value-type="float">
            <text:p>25</text:p>
          </table:table-cell>
          <table:table-cell table:style-name="ce55" table:formula="of:=SUM([.$D157]+[.H$1])" office:value-type="float" office:value="26" calcext:value-type="float">
            <text:p>26</text:p>
          </table:table-cell>
          <table:table-cell table:style-name="ce55" table:formula="of:=SUM([.$D157]+[.I$1])" office:value-type="float" office:value="27" calcext:value-type="float">
            <text:p>27</text:p>
          </table:table-cell>
          <table:table-cell table:formula="of:=SUM([.$D157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8:.C158];10)" office:value-type="float" office:value="22" calcext:value-type="float">
            <text:p>22</text:p>
          </table:table-cell>
          <table:table-cell table:formula="of:=SUM([.D158]+1)" office:value-type="float" office:value="23" calcext:value-type="float">
            <text:p>23</text:p>
          </table:table-cell>
          <table:table-cell table:formula="of:=SUM([.D158]+[.$F$1])" office:value-type="float" office:value="24" calcext:value-type="float">
            <text:p>24</text:p>
          </table:table-cell>
          <table:table-cell table:style-name="ce55" table:formula="of:=SUM([.D158]+[.$G$1])" office:value-type="float" office:value="25" calcext:value-type="float">
            <text:p>25</text:p>
          </table:table-cell>
          <table:table-cell table:style-name="ce55" table:formula="of:=SUM([.$D158]+[.H$1])" office:value-type="float" office:value="26" calcext:value-type="float">
            <text:p>26</text:p>
          </table:table-cell>
          <table:table-cell table:style-name="ce55" table:formula="of:=SUM([.$D158]+[.I$1])" office:value-type="float" office:value="27" calcext:value-type="float">
            <text:p>27</text:p>
          </table:table-cell>
          <table:table-cell table:formula="of:=SUM([.$D158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59:.C159];10)" office:value-type="float" office:value="22" calcext:value-type="float">
            <text:p>22</text:p>
          </table:table-cell>
          <table:table-cell table:formula="of:=SUM([.D159]+1)" office:value-type="float" office:value="23" calcext:value-type="float">
            <text:p>23</text:p>
          </table:table-cell>
          <table:table-cell table:formula="of:=SUM([.D159]+[.$F$1])" office:value-type="float" office:value="24" calcext:value-type="float">
            <text:p>24</text:p>
          </table:table-cell>
          <table:table-cell table:style-name="ce55" table:formula="of:=SUM([.D159]+[.$G$1])" office:value-type="float" office:value="25" calcext:value-type="float">
            <text:p>25</text:p>
          </table:table-cell>
          <table:table-cell table:style-name="ce55" table:formula="of:=SUM([.$D159]+[.H$1])" office:value-type="float" office:value="26" calcext:value-type="float">
            <text:p>26</text:p>
          </table:table-cell>
          <table:table-cell table:style-name="ce55" table:formula="of:=SUM([.$D159]+[.I$1])" office:value-type="float" office:value="27" calcext:value-type="float">
            <text:p>27</text:p>
          </table:table-cell>
          <table:table-cell table:formula="of:=SUM([.$D159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60:.C160];10)" office:value-type="float" office:value="22" calcext:value-type="float">
            <text:p>22</text:p>
          </table:table-cell>
          <table:table-cell table:formula="of:=SUM([.D160]+1)" office:value-type="float" office:value="23" calcext:value-type="float">
            <text:p>23</text:p>
          </table:table-cell>
          <table:table-cell table:formula="of:=SUM([.D160]+[.$F$1])" office:value-type="float" office:value="24" calcext:value-type="float">
            <text:p>24</text:p>
          </table:table-cell>
          <table:table-cell table:style-name="ce55" table:formula="of:=SUM([.D160]+[.$G$1])" office:value-type="float" office:value="25" calcext:value-type="float">
            <text:p>25</text:p>
          </table:table-cell>
          <table:table-cell table:style-name="ce55" table:formula="of:=SUM([.$D160]+[.H$1])" office:value-type="float" office:value="26" calcext:value-type="float">
            <text:p>26</text:p>
          </table:table-cell>
          <table:table-cell table:style-name="ce55" table:formula="of:=SUM([.$D160]+[.I$1])" office:value-type="float" office:value="27" calcext:value-type="float">
            <text:p>27</text:p>
          </table:table-cell>
          <table:table-cell table:formula="of:=SUM([.$D160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table:formula="of:=SUM([.A161:.C161];10)" office:value-type="float" office:value="22" calcext:value-type="float">
            <text:p>22</text:p>
          </table:table-cell>
          <table:table-cell table:formula="of:=SUM([.D161]+1)" office:value-type="float" office:value="23" calcext:value-type="float">
            <text:p>23</text:p>
          </table:table-cell>
          <table:table-cell table:formula="of:=SUM([.D161]+[.$F$1])" office:value-type="float" office:value="24" calcext:value-type="float">
            <text:p>24</text:p>
          </table:table-cell>
          <table:table-cell table:formula="of:=SUM([.D161]+[.$G$1])" office:value-type="float" office:value="25" calcext:value-type="float">
            <text:p>25</text:p>
          </table:table-cell>
          <table:table-cell table:style-name="ce55" table:formula="of:=SUM([.$D161]+[.H$1])" office:value-type="float" office:value="26" calcext:value-type="float">
            <text:p>26</text:p>
          </table:table-cell>
          <table:table-cell table:formula="of:=SUM([.$D161]+[.I$1])" office:value-type="float" office:value="27" calcext:value-type="float">
            <text:p>27</text:p>
          </table:table-cell>
          <table:table-cell table:formula="of:=SUM([.$D161]+[.J$1])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62:.C162];10)" office:value-type="float" office:value="23" calcext:value-type="float">
            <text:p>23</text:p>
          </table:table-cell>
          <table:table-cell table:style-name="ce55" table:formula="of:=SUM([.D162]+1)" office:value-type="float" office:value="24" calcext:value-type="float">
            <text:p>24</text:p>
          </table:table-cell>
          <table:table-cell table:formula="of:=SUM([.D162]+[.$F$1])" office:value-type="float" office:value="25" calcext:value-type="float">
            <text:p>25</text:p>
          </table:table-cell>
          <table:table-cell table:formula="of:=SUM([.D162]+[.$G$1])" office:value-type="float" office:value="26" calcext:value-type="float">
            <text:p>26</text:p>
          </table:table-cell>
          <table:table-cell table:formula="of:=SUM([.$D162]+[.H$1])" office:value-type="float" office:value="27" calcext:value-type="float">
            <text:p>27</text:p>
          </table:table-cell>
          <table:table-cell table:formula="of:=SUM([.$D162]+[.I$1])" office:value-type="float" office:value="28" calcext:value-type="float">
            <text:p>28</text:p>
          </table:table-cell>
          <table:table-cell table:style-name="ce55" table:formula="of:=SUM([.$D162]+[.J$1]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63:.C163];10)" office:value-type="float" office:value="23" calcext:value-type="float">
            <text:p>23</text:p>
          </table:table-cell>
          <table:table-cell table:style-name="ce55" table:formula="of:=SUM([.D163]+1)" office:value-type="float" office:value="24" calcext:value-type="float">
            <text:p>24</text:p>
          </table:table-cell>
          <table:table-cell table:formula="of:=SUM([.D163]+[.$F$1])" office:value-type="float" office:value="25" calcext:value-type="float">
            <text:p>25</text:p>
          </table:table-cell>
          <table:table-cell table:formula="of:=SUM([.D163]+[.$G$1])" office:value-type="float" office:value="26" calcext:value-type="float">
            <text:p>26</text:p>
          </table:table-cell>
          <table:table-cell table:formula="of:=SUM([.$D163]+[.H$1])" office:value-type="float" office:value="27" calcext:value-type="float">
            <text:p>27</text:p>
          </table:table-cell>
          <table:table-cell table:formula="of:=SUM([.$D163]+[.I$1])" office:value-type="float" office:value="28" calcext:value-type="float">
            <text:p>28</text:p>
          </table:table-cell>
          <table:table-cell table:style-name="ce55" table:formula="of:=SUM([.$D163]+[.J$1]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64:.C164];10)" office:value-type="float" office:value="23" calcext:value-type="float">
            <text:p>23</text:p>
          </table:table-cell>
          <table:table-cell table:style-name="ce55" table:formula="of:=SUM([.D164]+1)" office:value-type="float" office:value="24" calcext:value-type="float">
            <text:p>24</text:p>
          </table:table-cell>
          <table:table-cell table:formula="of:=SUM([.D164]+[.$F$1])" office:value-type="float" office:value="25" calcext:value-type="float">
            <text:p>25</text:p>
          </table:table-cell>
          <table:table-cell table:formula="of:=SUM([.D164]+[.$G$1])" office:value-type="float" office:value="26" calcext:value-type="float">
            <text:p>26</text:p>
          </table:table-cell>
          <table:table-cell table:formula="of:=SUM([.$D164]+[.H$1])" office:value-type="float" office:value="27" calcext:value-type="float">
            <text:p>27</text:p>
          </table:table-cell>
          <table:table-cell table:formula="of:=SUM([.$D164]+[.I$1])" office:value-type="float" office:value="28" calcext:value-type="float">
            <text:p>28</text:p>
          </table:table-cell>
          <table:table-cell table:style-name="ce55" table:formula="of:=SUM([.$D164]+[.J$1]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5:.C165];10)" office:value-type="float" office:value="23" calcext:value-type="float">
            <text:p>23</text:p>
          </table:table-cell>
          <table:table-cell table:formula="of:=SUM([.D165]+1)" office:value-type="float" office:value="24" calcext:value-type="float">
            <text:p>24</text:p>
          </table:table-cell>
          <table:table-cell table:style-name="ce55" table:formula="of:=SUM([.D165]+[.$F$1])" office:value-type="float" office:value="25" calcext:value-type="float">
            <text:p>25</text:p>
          </table:table-cell>
          <table:table-cell table:formula="of:=SUM([.D165]+[.$G$1])" office:value-type="float" office:value="26" calcext:value-type="float">
            <text:p>26</text:p>
          </table:table-cell>
          <table:table-cell table:formula="of:=SUM([.$D165]+[.H$1])" office:value-type="float" office:value="27" calcext:value-type="float">
            <text:p>27</text:p>
          </table:table-cell>
          <table:table-cell table:style-name="ce55" table:formula="of:=SUM([.$D165]+[.I$1])" office:value-type="float" office:value="28" calcext:value-type="float">
            <text:p>28</text:p>
          </table:table-cell>
          <table:table-cell table:style-name="ce55" table:formula="of:=SUM([.$D165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6:.C166];10)" office:value-type="float" office:value="23" calcext:value-type="float">
            <text:p>23</text:p>
          </table:table-cell>
          <table:table-cell table:formula="of:=SUM([.D166]+1)" office:value-type="float" office:value="24" calcext:value-type="float">
            <text:p>24</text:p>
          </table:table-cell>
          <table:table-cell table:style-name="ce55" table:formula="of:=SUM([.D166]+[.$F$1])" office:value-type="float" office:value="25" calcext:value-type="float">
            <text:p>25</text:p>
          </table:table-cell>
          <table:table-cell table:formula="of:=SUM([.D166]+[.$G$1])" office:value-type="float" office:value="26" calcext:value-type="float">
            <text:p>26</text:p>
          </table:table-cell>
          <table:table-cell table:formula="of:=SUM([.$D166]+[.H$1])" office:value-type="float" office:value="27" calcext:value-type="float">
            <text:p>27</text:p>
          </table:table-cell>
          <table:table-cell table:style-name="ce55" table:formula="of:=SUM([.$D166]+[.I$1])" office:value-type="float" office:value="28" calcext:value-type="float">
            <text:p>28</text:p>
          </table:table-cell>
          <table:table-cell table:style-name="ce55" table:formula="of:=SUM([.$D166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7:.C167];10)" office:value-type="float" office:value="23" calcext:value-type="float">
            <text:p>23</text:p>
          </table:table-cell>
          <table:table-cell table:formula="of:=SUM([.D167]+1)" office:value-type="float" office:value="24" calcext:value-type="float">
            <text:p>24</text:p>
          </table:table-cell>
          <table:table-cell table:style-name="ce55" table:formula="of:=SUM([.D167]+[.$F$1])" office:value-type="float" office:value="25" calcext:value-type="float">
            <text:p>25</text:p>
          </table:table-cell>
          <table:table-cell table:formula="of:=SUM([.D167]+[.$G$1])" office:value-type="float" office:value="26" calcext:value-type="float">
            <text:p>26</text:p>
          </table:table-cell>
          <table:table-cell table:formula="of:=SUM([.$D167]+[.H$1])" office:value-type="float" office:value="27" calcext:value-type="float">
            <text:p>27</text:p>
          </table:table-cell>
          <table:table-cell table:style-name="ce55" table:formula="of:=SUM([.$D167]+[.I$1])" office:value-type="float" office:value="28" calcext:value-type="float">
            <text:p>28</text:p>
          </table:table-cell>
          <table:table-cell table:style-name="ce55" table:formula="of:=SUM([.$D167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8:.C168];10)" office:value-type="float" office:value="23" calcext:value-type="float">
            <text:p>23</text:p>
          </table:table-cell>
          <table:table-cell table:formula="of:=SUM([.D168]+1)" office:value-type="float" office:value="24" calcext:value-type="float">
            <text:p>24</text:p>
          </table:table-cell>
          <table:table-cell table:style-name="ce55" table:formula="of:=SUM([.D168]+[.$F$1])" office:value-type="float" office:value="25" calcext:value-type="float">
            <text:p>25</text:p>
          </table:table-cell>
          <table:table-cell table:formula="of:=SUM([.D168]+[.$G$1])" office:value-type="float" office:value="26" calcext:value-type="float">
            <text:p>26</text:p>
          </table:table-cell>
          <table:table-cell table:formula="of:=SUM([.$D168]+[.H$1])" office:value-type="float" office:value="27" calcext:value-type="float">
            <text:p>27</text:p>
          </table:table-cell>
          <table:table-cell table:style-name="ce55" table:formula="of:=SUM([.$D168]+[.I$1])" office:value-type="float" office:value="28" calcext:value-type="float">
            <text:p>28</text:p>
          </table:table-cell>
          <table:table-cell table:style-name="ce55" table:formula="of:=SUM([.$D168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69:.C169];10)" office:value-type="float" office:value="23" calcext:value-type="float">
            <text:p>23</text:p>
          </table:table-cell>
          <table:table-cell table:formula="of:=SUM([.D169]+1)" office:value-type="float" office:value="24" calcext:value-type="float">
            <text:p>24</text:p>
          </table:table-cell>
          <table:table-cell table:style-name="ce55" table:formula="of:=SUM([.D169]+[.$F$1])" office:value-type="float" office:value="25" calcext:value-type="float">
            <text:p>25</text:p>
          </table:table-cell>
          <table:table-cell table:formula="of:=SUM([.D169]+[.$G$1])" office:value-type="float" office:value="26" calcext:value-type="float">
            <text:p>26</text:p>
          </table:table-cell>
          <table:table-cell table:formula="of:=SUM([.$D169]+[.H$1])" office:value-type="float" office:value="27" calcext:value-type="float">
            <text:p>27</text:p>
          </table:table-cell>
          <table:table-cell table:style-name="ce55" table:formula="of:=SUM([.$D169]+[.I$1])" office:value-type="float" office:value="28" calcext:value-type="float">
            <text:p>28</text:p>
          </table:table-cell>
          <table:table-cell table:style-name="ce55" table:formula="of:=SUM([.$D169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70:.C170];10)" office:value-type="float" office:value="23" calcext:value-type="float">
            <text:p>23</text:p>
          </table:table-cell>
          <table:table-cell table:formula="of:=SUM([.D170]+1)" office:value-type="float" office:value="24" calcext:value-type="float">
            <text:p>24</text:p>
          </table:table-cell>
          <table:table-cell table:style-name="ce55" table:formula="of:=SUM([.D170]+[.$F$1])" office:value-type="float" office:value="25" calcext:value-type="float">
            <text:p>25</text:p>
          </table:table-cell>
          <table:table-cell table:formula="of:=SUM([.D170]+[.$G$1])" office:value-type="float" office:value="26" calcext:value-type="float">
            <text:p>26</text:p>
          </table:table-cell>
          <table:table-cell table:formula="of:=SUM([.$D170]+[.H$1])" office:value-type="float" office:value="27" calcext:value-type="float">
            <text:p>27</text:p>
          </table:table-cell>
          <table:table-cell table:style-name="ce55" table:formula="of:=SUM([.$D170]+[.I$1])" office:value-type="float" office:value="28" calcext:value-type="float">
            <text:p>28</text:p>
          </table:table-cell>
          <table:table-cell table:style-name="ce55" table:formula="of:=SUM([.$D170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1:.C171];10)" office:value-type="float" office:value="23" calcext:value-type="float">
            <text:p>23</text:p>
          </table:table-cell>
          <table:table-cell table:formula="of:=SUM([.D171]+1)" office:value-type="float" office:value="24" calcext:value-type="float">
            <text:p>24</text:p>
          </table:table-cell>
          <table:table-cell table:formula="of:=SUM([.D171]+[.$F$1])" office:value-type="float" office:value="25" calcext:value-type="float">
            <text:p>25</text:p>
          </table:table-cell>
          <table:table-cell table:style-name="ce55" table:formula="of:=SUM([.D171]+[.$G$1])" office:value-type="float" office:value="26" calcext:value-type="float">
            <text:p>26</text:p>
          </table:table-cell>
          <table:table-cell table:style-name="ce55" table:formula="of:=SUM([.$D171]+[.H$1])" office:value-type="float" office:value="27" calcext:value-type="float">
            <text:p>27</text:p>
          </table:table-cell>
          <table:table-cell table:formula="of:=SUM([.$D171]+[.I$1])" office:value-type="float" office:value="28" calcext:value-type="float">
            <text:p>28</text:p>
          </table:table-cell>
          <table:table-cell table:style-name="ce55" table:formula="of:=SUM([.$D171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2:.C172];10)" office:value-type="float" office:value="23" calcext:value-type="float">
            <text:p>23</text:p>
          </table:table-cell>
          <table:table-cell table:formula="of:=SUM([.D172]+1)" office:value-type="float" office:value="24" calcext:value-type="float">
            <text:p>24</text:p>
          </table:table-cell>
          <table:table-cell table:formula="of:=SUM([.D172]+[.$F$1])" office:value-type="float" office:value="25" calcext:value-type="float">
            <text:p>25</text:p>
          </table:table-cell>
          <table:table-cell table:style-name="ce55" table:formula="of:=SUM([.D172]+[.$G$1])" office:value-type="float" office:value="26" calcext:value-type="float">
            <text:p>26</text:p>
          </table:table-cell>
          <table:table-cell table:style-name="ce55" table:formula="of:=SUM([.$D172]+[.H$1])" office:value-type="float" office:value="27" calcext:value-type="float">
            <text:p>27</text:p>
          </table:table-cell>
          <table:table-cell table:formula="of:=SUM([.$D172]+[.I$1])" office:value-type="float" office:value="28" calcext:value-type="float">
            <text:p>28</text:p>
          </table:table-cell>
          <table:table-cell table:style-name="ce55" table:formula="of:=SUM([.$D172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3:.C173];10)" office:value-type="float" office:value="23" calcext:value-type="float">
            <text:p>23</text:p>
          </table:table-cell>
          <table:table-cell table:formula="of:=SUM([.D173]+1)" office:value-type="float" office:value="24" calcext:value-type="float">
            <text:p>24</text:p>
          </table:table-cell>
          <table:table-cell table:formula="of:=SUM([.D173]+[.$F$1])" office:value-type="float" office:value="25" calcext:value-type="float">
            <text:p>25</text:p>
          </table:table-cell>
          <table:table-cell table:style-name="ce55" table:formula="of:=SUM([.D173]+[.$G$1])" office:value-type="float" office:value="26" calcext:value-type="float">
            <text:p>26</text:p>
          </table:table-cell>
          <table:table-cell table:style-name="ce55" table:formula="of:=SUM([.$D173]+[.H$1])" office:value-type="float" office:value="27" calcext:value-type="float">
            <text:p>27</text:p>
          </table:table-cell>
          <table:table-cell table:formula="of:=SUM([.$D173]+[.I$1])" office:value-type="float" office:value="28" calcext:value-type="float">
            <text:p>28</text:p>
          </table:table-cell>
          <table:table-cell table:style-name="ce55" table:formula="of:=SUM([.$D173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4:.C174];10)" office:value-type="float" office:value="23" calcext:value-type="float">
            <text:p>23</text:p>
          </table:table-cell>
          <table:table-cell table:formula="of:=SUM([.D174]+1)" office:value-type="float" office:value="24" calcext:value-type="float">
            <text:p>24</text:p>
          </table:table-cell>
          <table:table-cell table:formula="of:=SUM([.D174]+[.$F$1])" office:value-type="float" office:value="25" calcext:value-type="float">
            <text:p>25</text:p>
          </table:table-cell>
          <table:table-cell table:style-name="ce55" table:formula="of:=SUM([.D174]+[.$G$1])" office:value-type="float" office:value="26" calcext:value-type="float">
            <text:p>26</text:p>
          </table:table-cell>
          <table:table-cell table:style-name="ce55" table:formula="of:=SUM([.$D174]+[.H$1])" office:value-type="float" office:value="27" calcext:value-type="float">
            <text:p>27</text:p>
          </table:table-cell>
          <table:table-cell table:formula="of:=SUM([.$D174]+[.I$1])" office:value-type="float" office:value="28" calcext:value-type="float">
            <text:p>28</text:p>
          </table:table-cell>
          <table:table-cell table:style-name="ce55" table:formula="of:=SUM([.$D174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5:.C175];10)" office:value-type="float" office:value="23" calcext:value-type="float">
            <text:p>23</text:p>
          </table:table-cell>
          <table:table-cell table:formula="of:=SUM([.D175]+1)" office:value-type="float" office:value="24" calcext:value-type="float">
            <text:p>24</text:p>
          </table:table-cell>
          <table:table-cell table:formula="of:=SUM([.D175]+[.$F$1])" office:value-type="float" office:value="25" calcext:value-type="float">
            <text:p>25</text:p>
          </table:table-cell>
          <table:table-cell table:style-name="ce55" table:formula="of:=SUM([.D175]+[.$G$1])" office:value-type="float" office:value="26" calcext:value-type="float">
            <text:p>26</text:p>
          </table:table-cell>
          <table:table-cell table:style-name="ce55" table:formula="of:=SUM([.$D175]+[.H$1])" office:value-type="float" office:value="27" calcext:value-type="float">
            <text:p>27</text:p>
          </table:table-cell>
          <table:table-cell table:formula="of:=SUM([.$D175]+[.I$1])" office:value-type="float" office:value="28" calcext:value-type="float">
            <text:p>28</text:p>
          </table:table-cell>
          <table:table-cell table:style-name="ce55" table:formula="of:=SUM([.$D175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76:.C176];10)" office:value-type="float" office:value="23" calcext:value-type="float">
            <text:p>23</text:p>
          </table:table-cell>
          <table:table-cell table:formula="of:=SUM([.D176]+1)" office:value-type="float" office:value="24" calcext:value-type="float">
            <text:p>24</text:p>
          </table:table-cell>
          <table:table-cell table:formula="of:=SUM([.D176]+[.$F$1])" office:value-type="float" office:value="25" calcext:value-type="float">
            <text:p>25</text:p>
          </table:table-cell>
          <table:table-cell table:style-name="ce55" table:formula="of:=SUM([.D176]+[.$G$1])" office:value-type="float" office:value="26" calcext:value-type="float">
            <text:p>26</text:p>
          </table:table-cell>
          <table:table-cell table:style-name="ce55" table:formula="of:=SUM([.$D176]+[.H$1])" office:value-type="float" office:value="27" calcext:value-type="float">
            <text:p>27</text:p>
          </table:table-cell>
          <table:table-cell table:formula="of:=SUM([.$D176]+[.I$1])" office:value-type="float" office:value="28" calcext:value-type="float">
            <text:p>28</text:p>
          </table:table-cell>
          <table:table-cell table:style-name="ce55" table:formula="of:=SUM([.$D176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77:.C177];10)" office:value-type="float" office:value="23" calcext:value-type="float">
            <text:p>23</text:p>
          </table:table-cell>
          <table:table-cell table:formula="of:=SUM([.D177]+1)" office:value-type="float" office:value="24" calcext:value-type="float">
            <text:p>24</text:p>
          </table:table-cell>
          <table:table-cell table:formula="of:=SUM([.D177]+[.$F$1])" office:value-type="float" office:value="25" calcext:value-type="float">
            <text:p>25</text:p>
          </table:table-cell>
          <table:table-cell table:style-name="ce55" table:formula="of:=SUM([.D177]+[.$G$1])" office:value-type="float" office:value="26" calcext:value-type="float">
            <text:p>26</text:p>
          </table:table-cell>
          <table:table-cell table:formula="of:=SUM([.$D177]+[.H$1])" office:value-type="float" office:value="27" calcext:value-type="float">
            <text:p>27</text:p>
          </table:table-cell>
          <table:table-cell table:style-name="ce55" table:formula="of:=SUM([.$D177]+[.I$1])" office:value-type="float" office:value="28" calcext:value-type="float">
            <text:p>28</text:p>
          </table:table-cell>
          <table:table-cell table:formula="of:=SUM([.$D177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78:.C178];10)" office:value-type="float" office:value="23" calcext:value-type="float">
            <text:p>23</text:p>
          </table:table-cell>
          <table:table-cell table:formula="of:=SUM([.D178]+1)" office:value-type="float" office:value="24" calcext:value-type="float">
            <text:p>24</text:p>
          </table:table-cell>
          <table:table-cell table:formula="of:=SUM([.D178]+[.$F$1])" office:value-type="float" office:value="25" calcext:value-type="float">
            <text:p>25</text:p>
          </table:table-cell>
          <table:table-cell table:style-name="ce55" table:formula="of:=SUM([.D178]+[.$G$1])" office:value-type="float" office:value="26" calcext:value-type="float">
            <text:p>26</text:p>
          </table:table-cell>
          <table:table-cell table:formula="of:=SUM([.$D178]+[.H$1])" office:value-type="float" office:value="27" calcext:value-type="float">
            <text:p>27</text:p>
          </table:table-cell>
          <table:table-cell table:style-name="ce55" table:formula="of:=SUM([.$D178]+[.I$1])" office:value-type="float" office:value="28" calcext:value-type="float">
            <text:p>28</text:p>
          </table:table-cell>
          <table:table-cell table:formula="of:=SUM([.$D178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79:.C179];10)" office:value-type="float" office:value="23" calcext:value-type="float">
            <text:p>23</text:p>
          </table:table-cell>
          <table:table-cell table:formula="of:=SUM([.D179]+1)" office:value-type="float" office:value="24" calcext:value-type="float">
            <text:p>24</text:p>
          </table:table-cell>
          <table:table-cell table:formula="of:=SUM([.D179]+[.$F$1])" office:value-type="float" office:value="25" calcext:value-type="float">
            <text:p>25</text:p>
          </table:table-cell>
          <table:table-cell table:style-name="ce55" table:formula="of:=SUM([.D179]+[.$G$1])" office:value-type="float" office:value="26" calcext:value-type="float">
            <text:p>26</text:p>
          </table:table-cell>
          <table:table-cell table:formula="of:=SUM([.$D179]+[.H$1])" office:value-type="float" office:value="27" calcext:value-type="float">
            <text:p>27</text:p>
          </table:table-cell>
          <table:table-cell table:style-name="ce55" table:formula="of:=SUM([.$D179]+[.I$1])" office:value-type="float" office:value="28" calcext:value-type="float">
            <text:p>28</text:p>
          </table:table-cell>
          <table:table-cell table:formula="of:=SUM([.$D179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0:.C180];10)" office:value-type="float" office:value="23" calcext:value-type="float">
            <text:p>23</text:p>
          </table:table-cell>
          <table:table-cell table:formula="of:=SUM([.D180]+1)" office:value-type="float" office:value="24" calcext:value-type="float">
            <text:p>24</text:p>
          </table:table-cell>
          <table:table-cell table:formula="of:=SUM([.D180]+[.$F$1])" office:value-type="float" office:value="25" calcext:value-type="float">
            <text:p>25</text:p>
          </table:table-cell>
          <table:table-cell table:formula="of:=SUM([.D180]+[.$G$1])" office:value-type="float" office:value="26" calcext:value-type="float">
            <text:p>26</text:p>
          </table:table-cell>
          <table:table-cell table:style-name="ce55" table:formula="of:=SUM([.$D180]+[.H$1])" office:value-type="float" office:value="27" calcext:value-type="float">
            <text:p>27</text:p>
          </table:table-cell>
          <table:table-cell table:style-name="ce55" table:formula="of:=SUM([.$D180]+[.I$1])" office:value-type="float" office:value="28" calcext:value-type="float">
            <text:p>28</text:p>
          </table:table-cell>
          <table:table-cell table:formula="of:=SUM([.$D180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1:.C181];10)" office:value-type="float" office:value="23" calcext:value-type="float">
            <text:p>23</text:p>
          </table:table-cell>
          <table:table-cell table:formula="of:=SUM([.D181]+1)" office:value-type="float" office:value="24" calcext:value-type="float">
            <text:p>24</text:p>
          </table:table-cell>
          <table:table-cell table:formula="of:=SUM([.D181]+[.$F$1])" office:value-type="float" office:value="25" calcext:value-type="float">
            <text:p>25</text:p>
          </table:table-cell>
          <table:table-cell table:formula="of:=SUM([.D181]+[.$G$1])" office:value-type="float" office:value="26" calcext:value-type="float">
            <text:p>26</text:p>
          </table:table-cell>
          <table:table-cell table:style-name="ce55" table:formula="of:=SUM([.$D181]+[.H$1])" office:value-type="float" office:value="27" calcext:value-type="float">
            <text:p>27</text:p>
          </table:table-cell>
          <table:table-cell table:style-name="ce55" table:formula="of:=SUM([.$D181]+[.I$1])" office:value-type="float" office:value="28" calcext:value-type="float">
            <text:p>28</text:p>
          </table:table-cell>
          <table:table-cell table:formula="of:=SUM([.$D181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82:.C182];10)" office:value-type="float" office:value="23" calcext:value-type="float">
            <text:p>23</text:p>
          </table:table-cell>
          <table:table-cell table:formula="of:=SUM([.D182]+1)" office:value-type="float" office:value="24" calcext:value-type="float">
            <text:p>24</text:p>
          </table:table-cell>
          <table:table-cell table:formula="of:=SUM([.D182]+[.$F$1])" office:value-type="float" office:value="25" calcext:value-type="float">
            <text:p>25</text:p>
          </table:table-cell>
          <table:table-cell table:formula="of:=SUM([.D182]+[.$G$1])" office:value-type="float" office:value="26" calcext:value-type="float">
            <text:p>26</text:p>
          </table:table-cell>
          <table:table-cell table:style-name="ce55" table:formula="of:=SUM([.$D182]+[.H$1])" office:value-type="float" office:value="27" calcext:value-type="float">
            <text:p>27</text:p>
          </table:table-cell>
          <table:table-cell table:style-name="ce55" table:formula="of:=SUM([.$D182]+[.I$1])" office:value-type="float" office:value="28" calcext:value-type="float">
            <text:p>28</text:p>
          </table:table-cell>
          <table:table-cell table:formula="of:=SUM([.$D182]+[.J$1])"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83:.C183];10)" office:value-type="float" office:value="24" calcext:value-type="float">
            <text:p>24</text:p>
          </table:table-cell>
          <table:table-cell table:formula="of:=SUM([.D183]+1)" office:value-type="float" office:value="25" calcext:value-type="float">
            <text:p>25</text:p>
          </table:table-cell>
          <table:table-cell table:style-name="ce55" table:formula="of:=SUM([.D183]+[.$F$1])" office:value-type="float" office:value="26" calcext:value-type="float">
            <text:p>26</text:p>
          </table:table-cell>
          <table:table-cell table:formula="of:=SUM([.D183]+[.$G$1])" office:value-type="float" office:value="27" calcext:value-type="float">
            <text:p>27</text:p>
          </table:table-cell>
          <table:table-cell table:formula="of:=SUM([.$D183]+[.H$1])" office:value-type="float" office:value="28" calcext:value-type="float">
            <text:p>28</text:p>
          </table:table-cell>
          <table:table-cell table:formula="of:=SUM([.$D183]+[.I$1])" office:value-type="float" office:value="29" calcext:value-type="float">
            <text:p>29</text:p>
          </table:table-cell>
          <table:table-cell table:style-name="ce55" table:formula="of:=SUM([.$D183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84:.C184];10)" office:value-type="float" office:value="24" calcext:value-type="float">
            <text:p>24</text:p>
          </table:table-cell>
          <table:table-cell table:formula="of:=SUM([.D184]+1)" office:value-type="float" office:value="25" calcext:value-type="float">
            <text:p>25</text:p>
          </table:table-cell>
          <table:table-cell table:style-name="ce55" table:formula="of:=SUM([.D184]+[.$F$1])" office:value-type="float" office:value="26" calcext:value-type="float">
            <text:p>26</text:p>
          </table:table-cell>
          <table:table-cell table:formula="of:=SUM([.D184]+[.$G$1])" office:value-type="float" office:value="27" calcext:value-type="float">
            <text:p>27</text:p>
          </table:table-cell>
          <table:table-cell table:formula="of:=SUM([.$D184]+[.H$1])" office:value-type="float" office:value="28" calcext:value-type="float">
            <text:p>28</text:p>
          </table:table-cell>
          <table:table-cell table:formula="of:=SUM([.$D184]+[.I$1])" office:value-type="float" office:value="29" calcext:value-type="float">
            <text:p>29</text:p>
          </table:table-cell>
          <table:table-cell table:style-name="ce55" table:formula="of:=SUM([.$D184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85:.C185];10)" office:value-type="float" office:value="24" calcext:value-type="float">
            <text:p>24</text:p>
          </table:table-cell>
          <table:table-cell table:formula="of:=SUM([.D185]+1)" office:value-type="float" office:value="25" calcext:value-type="float">
            <text:p>25</text:p>
          </table:table-cell>
          <table:table-cell table:style-name="ce55" table:formula="of:=SUM([.D185]+[.$F$1])" office:value-type="float" office:value="26" calcext:value-type="float">
            <text:p>26</text:p>
          </table:table-cell>
          <table:table-cell table:formula="of:=SUM([.D185]+[.$G$1])" office:value-type="float" office:value="27" calcext:value-type="float">
            <text:p>27</text:p>
          </table:table-cell>
          <table:table-cell table:formula="of:=SUM([.$D185]+[.H$1])" office:value-type="float" office:value="28" calcext:value-type="float">
            <text:p>28</text:p>
          </table:table-cell>
          <table:table-cell table:formula="of:=SUM([.$D185]+[.I$1])" office:value-type="float" office:value="29" calcext:value-type="float">
            <text:p>29</text:p>
          </table:table-cell>
          <table:table-cell table:style-name="ce55" table:formula="of:=SUM([.$D185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6:.C186];10)" office:value-type="float" office:value="24" calcext:value-type="float">
            <text:p>24</text:p>
          </table:table-cell>
          <table:table-cell table:formula="of:=SUM([.D186]+1)" office:value-type="float" office:value="25" calcext:value-type="float">
            <text:p>25</text:p>
          </table:table-cell>
          <table:table-cell table:formula="of:=SUM([.D186]+[.$F$1])" office:value-type="float" office:value="26" calcext:value-type="float">
            <text:p>26</text:p>
          </table:table-cell>
          <table:table-cell table:style-name="ce55" table:formula="of:=SUM([.D186]+[.$G$1])" office:value-type="float" office:value="27" calcext:value-type="float">
            <text:p>27</text:p>
          </table:table-cell>
          <table:table-cell table:formula="of:=SUM([.$D186]+[.H$1])" office:value-type="float" office:value="28" calcext:value-type="float">
            <text:p>28</text:p>
          </table:table-cell>
          <table:table-cell table:style-name="ce55" table:formula="of:=SUM([.$D186]+[.I$1])" office:value-type="float" office:value="29" calcext:value-type="float">
            <text:p>29</text:p>
          </table:table-cell>
          <table:table-cell table:style-name="ce55" table:formula="of:=SUM([.$D186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7:.C187];10)" office:value-type="float" office:value="24" calcext:value-type="float">
            <text:p>24</text:p>
          </table:table-cell>
          <table:table-cell table:formula="of:=SUM([.D187]+1)" office:value-type="float" office:value="25" calcext:value-type="float">
            <text:p>25</text:p>
          </table:table-cell>
          <table:table-cell table:formula="of:=SUM([.D187]+[.$F$1])" office:value-type="float" office:value="26" calcext:value-type="float">
            <text:p>26</text:p>
          </table:table-cell>
          <table:table-cell table:style-name="ce55" table:formula="of:=SUM([.D187]+[.$G$1])" office:value-type="float" office:value="27" calcext:value-type="float">
            <text:p>27</text:p>
          </table:table-cell>
          <table:table-cell table:formula="of:=SUM([.$D187]+[.H$1])" office:value-type="float" office:value="28" calcext:value-type="float">
            <text:p>28</text:p>
          </table:table-cell>
          <table:table-cell table:style-name="ce55" table:formula="of:=SUM([.$D187]+[.I$1])" office:value-type="float" office:value="29" calcext:value-type="float">
            <text:p>29</text:p>
          </table:table-cell>
          <table:table-cell table:style-name="ce55" table:formula="of:=SUM([.$D187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8:.C188];10)" office:value-type="float" office:value="24" calcext:value-type="float">
            <text:p>24</text:p>
          </table:table-cell>
          <table:table-cell table:formula="of:=SUM([.D188]+1)" office:value-type="float" office:value="25" calcext:value-type="float">
            <text:p>25</text:p>
          </table:table-cell>
          <table:table-cell table:formula="of:=SUM([.D188]+[.$F$1])" office:value-type="float" office:value="26" calcext:value-type="float">
            <text:p>26</text:p>
          </table:table-cell>
          <table:table-cell table:style-name="ce55" table:formula="of:=SUM([.D188]+[.$G$1])" office:value-type="float" office:value="27" calcext:value-type="float">
            <text:p>27</text:p>
          </table:table-cell>
          <table:table-cell table:formula="of:=SUM([.$D188]+[.H$1])" office:value-type="float" office:value="28" calcext:value-type="float">
            <text:p>28</text:p>
          </table:table-cell>
          <table:table-cell table:style-name="ce55" table:formula="of:=SUM([.$D188]+[.I$1])" office:value-type="float" office:value="29" calcext:value-type="float">
            <text:p>29</text:p>
          </table:table-cell>
          <table:table-cell table:style-name="ce55" table:formula="of:=SUM([.$D188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89:.C189];10)" office:value-type="float" office:value="24" calcext:value-type="float">
            <text:p>24</text:p>
          </table:table-cell>
          <table:table-cell table:formula="of:=SUM([.D189]+1)" office:value-type="float" office:value="25" calcext:value-type="float">
            <text:p>25</text:p>
          </table:table-cell>
          <table:table-cell table:formula="of:=SUM([.D189]+[.$F$1])" office:value-type="float" office:value="26" calcext:value-type="float">
            <text:p>26</text:p>
          </table:table-cell>
          <table:table-cell table:style-name="ce55" table:formula="of:=SUM([.D189]+[.$G$1])" office:value-type="float" office:value="27" calcext:value-type="float">
            <text:p>27</text:p>
          </table:table-cell>
          <table:table-cell table:formula="of:=SUM([.$D189]+[.H$1])" office:value-type="float" office:value="28" calcext:value-type="float">
            <text:p>28</text:p>
          </table:table-cell>
          <table:table-cell table:style-name="ce55" table:formula="of:=SUM([.$D189]+[.I$1])" office:value-type="float" office:value="29" calcext:value-type="float">
            <text:p>29</text:p>
          </table:table-cell>
          <table:table-cell table:style-name="ce55" table:formula="of:=SUM([.$D189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90:.C190];10)" office:value-type="float" office:value="24" calcext:value-type="float">
            <text:p>24</text:p>
          </table:table-cell>
          <table:table-cell table:formula="of:=SUM([.D190]+1)" office:value-type="float" office:value="25" calcext:value-type="float">
            <text:p>25</text:p>
          </table:table-cell>
          <table:table-cell table:formula="of:=SUM([.D190]+[.$F$1])" office:value-type="float" office:value="26" calcext:value-type="float">
            <text:p>26</text:p>
          </table:table-cell>
          <table:table-cell table:style-name="ce55" table:formula="of:=SUM([.D190]+[.$G$1])" office:value-type="float" office:value="27" calcext:value-type="float">
            <text:p>27</text:p>
          </table:table-cell>
          <table:table-cell table:formula="of:=SUM([.$D190]+[.H$1])" office:value-type="float" office:value="28" calcext:value-type="float">
            <text:p>28</text:p>
          </table:table-cell>
          <table:table-cell table:style-name="ce55" table:formula="of:=SUM([.$D190]+[.I$1])" office:value-type="float" office:value="29" calcext:value-type="float">
            <text:p>29</text:p>
          </table:table-cell>
          <table:table-cell table:style-name="ce55" table:formula="of:=SUM([.$D190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91:.C191];10)" office:value-type="float" office:value="24" calcext:value-type="float">
            <text:p>24</text:p>
          </table:table-cell>
          <table:table-cell table:formula="of:=SUM([.D191]+1)" office:value-type="float" office:value="25" calcext:value-type="float">
            <text:p>25</text:p>
          </table:table-cell>
          <table:table-cell table:formula="of:=SUM([.D191]+[.$F$1])" office:value-type="float" office:value="26" calcext:value-type="float">
            <text:p>26</text:p>
          </table:table-cell>
          <table:table-cell table:style-name="ce55" table:formula="of:=SUM([.D191]+[.$G$1])" office:value-type="float" office:value="27" calcext:value-type="float">
            <text:p>27</text:p>
          </table:table-cell>
          <table:table-cell table:formula="of:=SUM([.$D191]+[.H$1])" office:value-type="float" office:value="28" calcext:value-type="float">
            <text:p>28</text:p>
          </table:table-cell>
          <table:table-cell table:style-name="ce55" table:formula="of:=SUM([.$D191]+[.I$1])" office:value-type="float" office:value="29" calcext:value-type="float">
            <text:p>29</text:p>
          </table:table-cell>
          <table:table-cell table:style-name="ce55" table:formula="of:=SUM([.$D191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2:.C192];10)" office:value-type="float" office:value="24" calcext:value-type="float">
            <text:p>24</text:p>
          </table:table-cell>
          <table:table-cell table:formula="of:=SUM([.D192]+1)" office:value-type="float" office:value="25" calcext:value-type="float">
            <text:p>25</text:p>
          </table:table-cell>
          <table:table-cell table:formula="of:=SUM([.D192]+[.$F$1])" office:value-type="float" office:value="26" calcext:value-type="float">
            <text:p>26</text:p>
          </table:table-cell>
          <table:table-cell table:formula="of:=SUM([.D192]+[.$G$1])" office:value-type="float" office:value="27" calcext:value-type="float">
            <text:p>27</text:p>
          </table:table-cell>
          <table:table-cell table:style-name="ce55" table:formula="of:=SUM([.$D192]+[.H$1])" office:value-type="float" office:value="28" calcext:value-type="float">
            <text:p>28</text:p>
          </table:table-cell>
          <table:table-cell table:formula="of:=SUM([.$D192]+[.I$1])" office:value-type="float" office:value="29" calcext:value-type="float">
            <text:p>29</text:p>
          </table:table-cell>
          <table:table-cell table:style-name="ce55" table:formula="of:=SUM([.$D192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3:.C193];10)" office:value-type="float" office:value="24" calcext:value-type="float">
            <text:p>24</text:p>
          </table:table-cell>
          <table:table-cell table:formula="of:=SUM([.D193]+1)" office:value-type="float" office:value="25" calcext:value-type="float">
            <text:p>25</text:p>
          </table:table-cell>
          <table:table-cell table:formula="of:=SUM([.D193]+[.$F$1])" office:value-type="float" office:value="26" calcext:value-type="float">
            <text:p>26</text:p>
          </table:table-cell>
          <table:table-cell table:formula="of:=SUM([.D193]+[.$G$1])" office:value-type="float" office:value="27" calcext:value-type="float">
            <text:p>27</text:p>
          </table:table-cell>
          <table:table-cell table:style-name="ce55" table:formula="of:=SUM([.$D193]+[.H$1])" office:value-type="float" office:value="28" calcext:value-type="float">
            <text:p>28</text:p>
          </table:table-cell>
          <table:table-cell table:formula="of:=SUM([.$D193]+[.I$1])" office:value-type="float" office:value="29" calcext:value-type="float">
            <text:p>29</text:p>
          </table:table-cell>
          <table:table-cell table:style-name="ce55" table:formula="of:=SUM([.$D193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94:.C194];10)" office:value-type="float" office:value="24" calcext:value-type="float">
            <text:p>24</text:p>
          </table:table-cell>
          <table:table-cell table:formula="of:=SUM([.D194]+1)" office:value-type="float" office:value="25" calcext:value-type="float">
            <text:p>25</text:p>
          </table:table-cell>
          <table:table-cell table:formula="of:=SUM([.D194]+[.$F$1])" office:value-type="float" office:value="26" calcext:value-type="float">
            <text:p>26</text:p>
          </table:table-cell>
          <table:table-cell table:formula="of:=SUM([.D194]+[.$G$1])" office:value-type="float" office:value="27" calcext:value-type="float">
            <text:p>27</text:p>
          </table:table-cell>
          <table:table-cell table:style-name="ce55" table:formula="of:=SUM([.$D194]+[.H$1])" office:value-type="float" office:value="28" calcext:value-type="float">
            <text:p>28</text:p>
          </table:table-cell>
          <table:table-cell table:formula="of:=SUM([.$D194]+[.I$1])" office:value-type="float" office:value="29" calcext:value-type="float">
            <text:p>29</text:p>
          </table:table-cell>
          <table:table-cell table:style-name="ce55" table:formula="of:=SUM([.$D194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95:.C195];10)" office:value-type="float" office:value="24" calcext:value-type="float">
            <text:p>24</text:p>
          </table:table-cell>
          <table:table-cell table:formula="of:=SUM([.D195]+1)" office:value-type="float" office:value="25" calcext:value-type="float">
            <text:p>25</text:p>
          </table:table-cell>
          <table:table-cell table:formula="of:=SUM([.D195]+[.$F$1])" office:value-type="float" office:value="26" calcext:value-type="float">
            <text:p>26</text:p>
          </table:table-cell>
          <table:table-cell table:formula="of:=SUM([.D195]+[.$G$1])" office:value-type="float" office:value="27" calcext:value-type="float">
            <text:p>27</text:p>
          </table:table-cell>
          <table:table-cell table:style-name="ce55" table:formula="of:=SUM([.$D195]+[.H$1])" office:value-type="float" office:value="28" calcext:value-type="float">
            <text:p>28</text:p>
          </table:table-cell>
          <table:table-cell table:style-name="ce55" table:formula="of:=SUM([.$D195]+[.I$1])" office:value-type="float" office:value="29" calcext:value-type="float">
            <text:p>29</text:p>
          </table:table-cell>
          <table:table-cell table:formula="of:=SUM([.$D195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96:.C196];10)" office:value-type="float" office:value="24" calcext:value-type="float">
            <text:p>24</text:p>
          </table:table-cell>
          <table:table-cell table:formula="of:=SUM([.D196]+1)" office:value-type="float" office:value="25" calcext:value-type="float">
            <text:p>25</text:p>
          </table:table-cell>
          <table:table-cell table:formula="of:=SUM([.D196]+[.$F$1])" office:value-type="float" office:value="26" calcext:value-type="float">
            <text:p>26</text:p>
          </table:table-cell>
          <table:table-cell table:formula="of:=SUM([.D196]+[.$G$1])" office:value-type="float" office:value="27" calcext:value-type="float">
            <text:p>27</text:p>
          </table:table-cell>
          <table:table-cell table:style-name="ce55" table:formula="of:=SUM([.$D196]+[.H$1])" office:value-type="float" office:value="28" calcext:value-type="float">
            <text:p>28</text:p>
          </table:table-cell>
          <table:table-cell table:style-name="ce55" table:formula="of:=SUM([.$D196]+[.I$1])" office:value-type="float" office:value="29" calcext:value-type="float">
            <text:p>29</text:p>
          </table:table-cell>
          <table:table-cell table:formula="of:=SUM([.$D196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97:.C197];10)" office:value-type="float" office:value="24" calcext:value-type="float">
            <text:p>24</text:p>
          </table:table-cell>
          <table:table-cell table:formula="of:=SUM([.D197]+1)" office:value-type="float" office:value="25" calcext:value-type="float">
            <text:p>25</text:p>
          </table:table-cell>
          <table:table-cell table:formula="of:=SUM([.D197]+[.$F$1])" office:value-type="float" office:value="26" calcext:value-type="float">
            <text:p>26</text:p>
          </table:table-cell>
          <table:table-cell table:formula="of:=SUM([.D197]+[.$G$1])" office:value-type="float" office:value="27" calcext:value-type="float">
            <text:p>27</text:p>
          </table:table-cell>
          <table:table-cell table:style-name="ce55" table:formula="of:=SUM([.$D197]+[.H$1])" office:value-type="float" office:value="28" calcext:value-type="float">
            <text:p>28</text:p>
          </table:table-cell>
          <table:table-cell table:style-name="ce55" table:formula="of:=SUM([.$D197]+[.I$1])" office:value-type="float" office:value="29" calcext:value-type="float">
            <text:p>29</text:p>
          </table:table-cell>
          <table:table-cell table:formula="of:=SUM([.$D197]+[.J$1])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98:.C198];10)" office:value-type="float" office:value="25" calcext:value-type="float">
            <text:p>25</text:p>
          </table:table-cell>
          <table:table-cell table:formula="of:=SUM([.D198]+1)" office:value-type="float" office:value="26" calcext:value-type="float">
            <text:p>26</text:p>
          </table:table-cell>
          <table:table-cell table:formula="of:=SUM([.D198]+[.$F$1])" office:value-type="float" office:value="27" calcext:value-type="float">
            <text:p>27</text:p>
          </table:table-cell>
          <table:table-cell table:style-name="ce55" table:formula="of:=SUM([.D198]+[.$G$1])" office:value-type="float" office:value="28" calcext:value-type="float">
            <text:p>28</text:p>
          </table:table-cell>
          <table:table-cell table:formula="of:=SUM([.$D198]+[.H$1])" office:value-type="float" office:value="29" calcext:value-type="float">
            <text:p>29</text:p>
          </table:table-cell>
          <table:table-cell table:formula="of:=SUM([.$D198]+[.I$1])" office:value-type="float" office:value="30" calcext:value-type="float">
            <text:p>30</text:p>
          </table:table-cell>
          <table:table-cell table:style-name="ce55" table:formula="of:=SUM([.$D198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99:.C199];10)" office:value-type="float" office:value="25" calcext:value-type="float">
            <text:p>25</text:p>
          </table:table-cell>
          <table:table-cell table:formula="of:=SUM([.D199]+1)" office:value-type="float" office:value="26" calcext:value-type="float">
            <text:p>26</text:p>
          </table:table-cell>
          <table:table-cell table:formula="of:=SUM([.D199]+[.$F$1])" office:value-type="float" office:value="27" calcext:value-type="float">
            <text:p>27</text:p>
          </table:table-cell>
          <table:table-cell table:style-name="ce55" table:formula="of:=SUM([.D199]+[.$G$1])" office:value-type="float" office:value="28" calcext:value-type="float">
            <text:p>28</text:p>
          </table:table-cell>
          <table:table-cell table:formula="of:=SUM([.$D199]+[.H$1])" office:value-type="float" office:value="29" calcext:value-type="float">
            <text:p>29</text:p>
          </table:table-cell>
          <table:table-cell table:formula="of:=SUM([.$D199]+[.I$1])" office:value-type="float" office:value="30" calcext:value-type="float">
            <text:p>30</text:p>
          </table:table-cell>
          <table:table-cell table:style-name="ce55" table:formula="of:=SUM([.$D199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00:.C200];10)" office:value-type="float" office:value="25" calcext:value-type="float">
            <text:p>25</text:p>
          </table:table-cell>
          <table:table-cell table:formula="of:=SUM([.D200]+1)" office:value-type="float" office:value="26" calcext:value-type="float">
            <text:p>26</text:p>
          </table:table-cell>
          <table:table-cell table:formula="of:=SUM([.D200]+[.$F$1])" office:value-type="float" office:value="27" calcext:value-type="float">
            <text:p>27</text:p>
          </table:table-cell>
          <table:table-cell table:style-name="ce55" table:formula="of:=SUM([.D200]+[.$G$1])" office:value-type="float" office:value="28" calcext:value-type="float">
            <text:p>28</text:p>
          </table:table-cell>
          <table:table-cell table:formula="of:=SUM([.$D200]+[.H$1])" office:value-type="float" office:value="29" calcext:value-type="float">
            <text:p>29</text:p>
          </table:table-cell>
          <table:table-cell table:formula="of:=SUM([.$D200]+[.I$1])" office:value-type="float" office:value="30" calcext:value-type="float">
            <text:p>30</text:p>
          </table:table-cell>
          <table:table-cell table:style-name="ce55" table:formula="of:=SUM([.$D200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1:.C201];10)" office:value-type="float" office:value="25" calcext:value-type="float">
            <text:p>25</text:p>
          </table:table-cell>
          <table:table-cell table:formula="of:=SUM([.D201]+1)" office:value-type="float" office:value="26" calcext:value-type="float">
            <text:p>26</text:p>
          </table:table-cell>
          <table:table-cell table:formula="of:=SUM([.D201]+[.$F$1])" office:value-type="float" office:value="27" calcext:value-type="float">
            <text:p>27</text:p>
          </table:table-cell>
          <table:table-cell table:formula="of:=SUM([.D201]+[.$G$1])" office:value-type="float" office:value="28" calcext:value-type="float">
            <text:p>28</text:p>
          </table:table-cell>
          <table:table-cell table:style-name="ce55" table:formula="of:=SUM([.$D201]+[.H$1])" office:value-type="float" office:value="29" calcext:value-type="float">
            <text:p>29</text:p>
          </table:table-cell>
          <table:table-cell table:style-name="ce55" table:formula="of:=SUM([.$D201]+[.I$1])" office:value-type="float" office:value="30" calcext:value-type="float">
            <text:p>30</text:p>
          </table:table-cell>
          <table:table-cell table:style-name="ce55" table:formula="of:=SUM([.$D201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2:.C202];10)" office:value-type="float" office:value="25" calcext:value-type="float">
            <text:p>25</text:p>
          </table:table-cell>
          <table:table-cell table:formula="of:=SUM([.D202]+1)" office:value-type="float" office:value="26" calcext:value-type="float">
            <text:p>26</text:p>
          </table:table-cell>
          <table:table-cell table:formula="of:=SUM([.D202]+[.$F$1])" office:value-type="float" office:value="27" calcext:value-type="float">
            <text:p>27</text:p>
          </table:table-cell>
          <table:table-cell table:formula="of:=SUM([.D202]+[.$G$1])" office:value-type="float" office:value="28" calcext:value-type="float">
            <text:p>28</text:p>
          </table:table-cell>
          <table:table-cell table:style-name="ce55" table:formula="of:=SUM([.$D202]+[.H$1])" office:value-type="float" office:value="29" calcext:value-type="float">
            <text:p>29</text:p>
          </table:table-cell>
          <table:table-cell table:style-name="ce55" table:formula="of:=SUM([.$D202]+[.I$1])" office:value-type="float" office:value="30" calcext:value-type="float">
            <text:p>30</text:p>
          </table:table-cell>
          <table:table-cell table:style-name="ce55" table:formula="of:=SUM([.$D202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3:.C203];10)" office:value-type="float" office:value="25" calcext:value-type="float">
            <text:p>25</text:p>
          </table:table-cell>
          <table:table-cell table:formula="of:=SUM([.D203]+1)" office:value-type="float" office:value="26" calcext:value-type="float">
            <text:p>26</text:p>
          </table:table-cell>
          <table:table-cell table:formula="of:=SUM([.D203]+[.$F$1])" office:value-type="float" office:value="27" calcext:value-type="float">
            <text:p>27</text:p>
          </table:table-cell>
          <table:table-cell table:formula="of:=SUM([.D203]+[.$G$1])" office:value-type="float" office:value="28" calcext:value-type="float">
            <text:p>28</text:p>
          </table:table-cell>
          <table:table-cell table:style-name="ce55" table:formula="of:=SUM([.$D203]+[.H$1])" office:value-type="float" office:value="29" calcext:value-type="float">
            <text:p>29</text:p>
          </table:table-cell>
          <table:table-cell table:style-name="ce55" table:formula="of:=SUM([.$D203]+[.I$1])" office:value-type="float" office:value="30" calcext:value-type="float">
            <text:p>30</text:p>
          </table:table-cell>
          <table:table-cell table:style-name="ce55" table:formula="of:=SUM([.$D203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4:.C204];10)" office:value-type="float" office:value="25" calcext:value-type="float">
            <text:p>25</text:p>
          </table:table-cell>
          <table:table-cell table:formula="of:=SUM([.D204]+1)" office:value-type="float" office:value="26" calcext:value-type="float">
            <text:p>26</text:p>
          </table:table-cell>
          <table:table-cell table:formula="of:=SUM([.D204]+[.$F$1])" office:value-type="float" office:value="27" calcext:value-type="float">
            <text:p>27</text:p>
          </table:table-cell>
          <table:table-cell table:formula="of:=SUM([.D204]+[.$G$1])" office:value-type="float" office:value="28" calcext:value-type="float">
            <text:p>28</text:p>
          </table:table-cell>
          <table:table-cell table:style-name="ce55" table:formula="of:=SUM([.$D204]+[.H$1])" office:value-type="float" office:value="29" calcext:value-type="float">
            <text:p>29</text:p>
          </table:table-cell>
          <table:table-cell table:style-name="ce55" table:formula="of:=SUM([.$D204]+[.I$1])" office:value-type="float" office:value="30" calcext:value-type="float">
            <text:p>30</text:p>
          </table:table-cell>
          <table:table-cell table:style-name="ce55" table:formula="of:=SUM([.$D204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5:.C205];10)" office:value-type="float" office:value="25" calcext:value-type="float">
            <text:p>25</text:p>
          </table:table-cell>
          <table:table-cell table:formula="of:=SUM([.D205]+1)" office:value-type="float" office:value="26" calcext:value-type="float">
            <text:p>26</text:p>
          </table:table-cell>
          <table:table-cell table:formula="of:=SUM([.D205]+[.$F$1])" office:value-type="float" office:value="27" calcext:value-type="float">
            <text:p>27</text:p>
          </table:table-cell>
          <table:table-cell table:formula="of:=SUM([.D205]+[.$G$1])" office:value-type="float" office:value="28" calcext:value-type="float">
            <text:p>28</text:p>
          </table:table-cell>
          <table:table-cell table:style-name="ce55" table:formula="of:=SUM([.$D205]+[.H$1])" office:value-type="float" office:value="29" calcext:value-type="float">
            <text:p>29</text:p>
          </table:table-cell>
          <table:table-cell table:style-name="ce55" table:formula="of:=SUM([.$D205]+[.I$1])" office:value-type="float" office:value="30" calcext:value-type="float">
            <text:p>30</text:p>
          </table:table-cell>
          <table:table-cell table:style-name="ce55" table:formula="of:=SUM([.$D205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06:.C206];10)" office:value-type="float" office:value="25" calcext:value-type="float">
            <text:p>25</text:p>
          </table:table-cell>
          <table:table-cell table:formula="of:=SUM([.D206]+1)" office:value-type="float" office:value="26" calcext:value-type="float">
            <text:p>26</text:p>
          </table:table-cell>
          <table:table-cell table:formula="of:=SUM([.D206]+[.$F$1])" office:value-type="float" office:value="27" calcext:value-type="float">
            <text:p>27</text:p>
          </table:table-cell>
          <table:table-cell table:formula="of:=SUM([.D206]+[.$G$1])" office:value-type="float" office:value="28" calcext:value-type="float">
            <text:p>28</text:p>
          </table:table-cell>
          <table:table-cell table:style-name="ce55" table:formula="of:=SUM([.$D206]+[.H$1])" office:value-type="float" office:value="29" calcext:value-type="float">
            <text:p>29</text:p>
          </table:table-cell>
          <table:table-cell table:style-name="ce55" table:formula="of:=SUM([.$D206]+[.I$1])" office:value-type="float" office:value="30" calcext:value-type="float">
            <text:p>30</text:p>
          </table:table-cell>
          <table:table-cell table:style-name="ce55" table:formula="of:=SUM([.$D206]+[.J$1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 office:value-type="float" office:value="5" calcext:value-type="float">
            <text:p>5</text:p>
          </table:table-cell>
          <table:table-cell table:formula="of:=SUM([.A207:.C207];10)" office:value-type="float" office:value="25" calcext:value-type="float">
            <text:p>25</text:p>
          </table:table-cell>
          <table:table-cell table:formula="of:=SUM([.D207]+1)" office:value-type="float" office:value="26" calcext:value-type="float">
            <text:p>26</text:p>
          </table:table-cell>
          <table:table-cell table:formula="of:=SUM([.D207]+[.$F$1])" office:value-type="float" office:value="27" calcext:value-type="float">
            <text:p>27</text:p>
          </table:table-cell>
          <table:table-cell table:formula="of:=SUM([.D207]+[.$G$1])" office:value-type="float" office:value="28" calcext:value-type="float">
            <text:p>28</text:p>
          </table:table-cell>
          <table:table-cell table:formula="of:=SUM([.$D207]+[.H$1])" office:value-type="float" office:value="29" calcext:value-type="float">
            <text:p>29</text:p>
          </table:table-cell>
          <table:table-cell table:style-name="ce55" table:formula="of:=SUM([.$D207]+[.I$1])" office:value-type="float" office:value="30" calcext:value-type="float">
            <text:p>30</text:p>
          </table:table-cell>
          <table:table-cell table:formula="of:=SUM([.$D207]+[.J$1])"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08:.C208];10)" office:value-type="float" office:value="26" calcext:value-type="float">
            <text:p>26</text:p>
          </table:table-cell>
          <table:table-cell table:formula="of:=SUM([.D208]+1)" office:value-type="float" office:value="27" calcext:value-type="float">
            <text:p>27</text:p>
          </table:table-cell>
          <table:table-cell table:formula="of:=SUM([.D208]+[.$F$1])" office:value-type="float" office:value="28" calcext:value-type="float">
            <text:p>28</text:p>
          </table:table-cell>
          <table:table-cell table:formula="of:=SUM([.D208]+[.$G$1])" office:value-type="float" office:value="29" calcext:value-type="float">
            <text:p>29</text:p>
          </table:table-cell>
          <table:table-cell table:style-name="ce55" table:formula="of:=SUM([.$D208]+[.H$1])" office:value-type="float" office:value="30" calcext:value-type="float">
            <text:p>30</text:p>
          </table:table-cell>
          <table:table-cell table:formula="of:=SUM([.$D208]+[.I$1])" office:value-type="float" office:value="31" calcext:value-type="float">
            <text:p>31</text:p>
          </table:table-cell>
          <table:table-cell table:style-name="ce55" table:formula="of:=SUM([.$D208]+[.J$1])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09:.C209];10)" office:value-type="float" office:value="26" calcext:value-type="float">
            <text:p>26</text:p>
          </table:table-cell>
          <table:table-cell table:formula="of:=SUM([.D209]+1)" office:value-type="float" office:value="27" calcext:value-type="float">
            <text:p>27</text:p>
          </table:table-cell>
          <table:table-cell table:formula="of:=SUM([.D209]+[.$F$1])" office:value-type="float" office:value="28" calcext:value-type="float">
            <text:p>28</text:p>
          </table:table-cell>
          <table:table-cell table:formula="of:=SUM([.D209]+[.$G$1])" office:value-type="float" office:value="29" calcext:value-type="float">
            <text:p>29</text:p>
          </table:table-cell>
          <table:table-cell table:style-name="ce55" table:formula="of:=SUM([.$D209]+[.H$1])" office:value-type="float" office:value="30" calcext:value-type="float">
            <text:p>30</text:p>
          </table:table-cell>
          <table:table-cell table:formula="of:=SUM([.$D209]+[.I$1])" office:value-type="float" office:value="31" calcext:value-type="float">
            <text:p>31</text:p>
          </table:table-cell>
          <table:table-cell table:style-name="ce55" table:formula="of:=SUM([.$D209]+[.J$1])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0:.C210];10)" office:value-type="float" office:value="26" calcext:value-type="float">
            <text:p>26</text:p>
          </table:table-cell>
          <table:table-cell table:formula="of:=SUM([.D210]+1)" office:value-type="float" office:value="27" calcext:value-type="float">
            <text:p>27</text:p>
          </table:table-cell>
          <table:table-cell table:formula="of:=SUM([.D210]+[.$F$1])" office:value-type="float" office:value="28" calcext:value-type="float">
            <text:p>28</text:p>
          </table:table-cell>
          <table:table-cell table:formula="of:=SUM([.D210]+[.$G$1])" office:value-type="float" office:value="29" calcext:value-type="float">
            <text:p>29</text:p>
          </table:table-cell>
          <table:table-cell table:style-name="ce55" table:formula="of:=SUM([.$D210]+[.H$1])" office:value-type="float" office:value="30" calcext:value-type="float">
            <text:p>30</text:p>
          </table:table-cell>
          <table:table-cell table:formula="of:=SUM([.$D210]+[.I$1])" office:value-type="float" office:value="31" calcext:value-type="float">
            <text:p>31</text:p>
          </table:table-cell>
          <table:table-cell table:style-name="ce55" table:formula="of:=SUM([.$D210]+[.J$1])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1:.C211];10)" office:value-type="float" office:value="26" calcext:value-type="float">
            <text:p>26</text:p>
          </table:table-cell>
          <table:table-cell table:formula="of:=SUM([.D211]+1)" office:value-type="float" office:value="27" calcext:value-type="float">
            <text:p>27</text:p>
          </table:table-cell>
          <table:table-cell table:formula="of:=SUM([.D211]+[.$F$1])" office:value-type="float" office:value="28" calcext:value-type="float">
            <text:p>28</text:p>
          </table:table-cell>
          <table:table-cell table:formula="of:=SUM([.D211]+[.$G$1])" office:value-type="float" office:value="29" calcext:value-type="float">
            <text:p>29</text:p>
          </table:table-cell>
          <table:table-cell table:formula="of:=SUM([.$D211]+[.H$1])" office:value-type="float" office:value="30" calcext:value-type="float">
            <text:p>30</text:p>
          </table:table-cell>
          <table:table-cell table:style-name="ce55" table:formula="of:=SUM([.$D211]+[.I$1])" office:value-type="float" office:value="31" calcext:value-type="float">
            <text:p>31</text:p>
          </table:table-cell>
          <table:table-cell table:style-name="ce55" table:formula="of:=SUM([.$D211]+[.J$1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2:.C212];10)" office:value-type="float" office:value="26" calcext:value-type="float">
            <text:p>26</text:p>
          </table:table-cell>
          <table:table-cell table:formula="of:=SUM([.D212]+1)" office:value-type="float" office:value="27" calcext:value-type="float">
            <text:p>27</text:p>
          </table:table-cell>
          <table:table-cell table:formula="of:=SUM([.D212]+[.$F$1])" office:value-type="float" office:value="28" calcext:value-type="float">
            <text:p>28</text:p>
          </table:table-cell>
          <table:table-cell table:formula="of:=SUM([.D212]+[.$G$1])" office:value-type="float" office:value="29" calcext:value-type="float">
            <text:p>29</text:p>
          </table:table-cell>
          <table:table-cell table:formula="of:=SUM([.$D212]+[.H$1])" office:value-type="float" office:value="30" calcext:value-type="float">
            <text:p>30</text:p>
          </table:table-cell>
          <table:table-cell table:style-name="ce55" table:formula="of:=SUM([.$D212]+[.I$1])" office:value-type="float" office:value="31" calcext:value-type="float">
            <text:p>31</text:p>
          </table:table-cell>
          <table:table-cell table:style-name="ce55" table:formula="of:=SUM([.$D212]+[.J$1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213:.C213];10)" office:value-type="float" office:value="26" calcext:value-type="float">
            <text:p>26</text:p>
          </table:table-cell>
          <table:table-cell table:formula="of:=SUM([.D213]+1)" office:value-type="float" office:value="27" calcext:value-type="float">
            <text:p>27</text:p>
          </table:table-cell>
          <table:table-cell table:formula="of:=SUM([.D213]+[.$F$1])" office:value-type="float" office:value="28" calcext:value-type="float">
            <text:p>28</text:p>
          </table:table-cell>
          <table:table-cell table:formula="of:=SUM([.D213]+[.$G$1])" office:value-type="float" office:value="29" calcext:value-type="float">
            <text:p>29</text:p>
          </table:table-cell>
          <table:table-cell table:formula="of:=SUM([.$D213]+[.H$1])" office:value-type="float" office:value="30" calcext:value-type="float">
            <text:p>30</text:p>
          </table:table-cell>
          <table:table-cell table:style-name="ce55" table:formula="of:=SUM([.$D213]+[.I$1])" office:value-type="float" office:value="31" calcext:value-type="float">
            <text:p>31</text:p>
          </table:table-cell>
          <table:table-cell table:style-name="ce55" table:formula="of:=SUM([.$D213]+[.J$1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4:.C214];10)" office:value-type="float" office:value="27" calcext:value-type="float">
            <text:p>27</text:p>
          </table:table-cell>
          <table:table-cell table:formula="of:=SUM([.D214]+1)" office:value-type="float" office:value="28" calcext:value-type="float">
            <text:p>28</text:p>
          </table:table-cell>
          <table:table-cell table:formula="of:=SUM([.D214]+[.$F$1])" office:value-type="float" office:value="29" calcext:value-type="float">
            <text:p>29</text:p>
          </table:table-cell>
          <table:table-cell table:formula="of:=SUM([.D214]+[.$G$1])" office:value-type="float" office:value="30" calcext:value-type="float">
            <text:p>30</text:p>
          </table:table-cell>
          <table:table-cell table:formula="of:=SUM([.$D214]+[.H$1])" office:value-type="float" office:value="31" calcext:value-type="float">
            <text:p>31</text:p>
          </table:table-cell>
          <table:table-cell table:style-name="ce55" table:formula="of:=SUM([.$D214]+[.I$1])" office:value-type="float" office:value="32" calcext:value-type="float">
            <text:p>32</text:p>
          </table:table-cell>
          <table:table-cell table:style-name="ce55" table:formula="of:=SUM([.$D214]+[.J$1])"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5:.C215];10)" office:value-type="float" office:value="27" calcext:value-type="float">
            <text:p>27</text:p>
          </table:table-cell>
          <table:table-cell table:formula="of:=SUM([.D215]+1)" office:value-type="float" office:value="28" calcext:value-type="float">
            <text:p>28</text:p>
          </table:table-cell>
          <table:table-cell table:formula="of:=SUM([.D215]+[.$F$1])" office:value-type="float" office:value="29" calcext:value-type="float">
            <text:p>29</text:p>
          </table:table-cell>
          <table:table-cell table:formula="of:=SUM([.D215]+[.$G$1])" office:value-type="float" office:value="30" calcext:value-type="float">
            <text:p>30</text:p>
          </table:table-cell>
          <table:table-cell table:formula="of:=SUM([.$D215]+[.H$1])" office:value-type="float" office:value="31" calcext:value-type="float">
            <text:p>31</text:p>
          </table:table-cell>
          <table:table-cell table:style-name="ce55" table:formula="of:=SUM([.$D215]+[.I$1])" office:value-type="float" office:value="32" calcext:value-type="float">
            <text:p>32</text:p>
          </table:table-cell>
          <table:table-cell table:style-name="ce55" table:formula="of:=SUM([.$D215]+[.J$1])"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216:.C216];10)" office:value-type="float" office:value="27" calcext:value-type="float">
            <text:p>27</text:p>
          </table:table-cell>
          <table:table-cell table:formula="of:=SUM([.D216]+1)" office:value-type="float" office:value="28" calcext:value-type="float">
            <text:p>28</text:p>
          </table:table-cell>
          <table:table-cell table:formula="of:=SUM([.D216]+[.$F$1])" office:value-type="float" office:value="29" calcext:value-type="float">
            <text:p>29</text:p>
          </table:table-cell>
          <table:table-cell table:formula="of:=SUM([.D216]+[.$G$1])" office:value-type="float" office:value="30" calcext:value-type="float">
            <text:p>30</text:p>
          </table:table-cell>
          <table:table-cell table:formula="of:=SUM([.$D216]+[.H$1])" office:value-type="float" office:value="31" calcext:value-type="float">
            <text:p>31</text:p>
          </table:table-cell>
          <table:table-cell table:style-name="ce55" table:formula="of:=SUM([.$D216]+[.I$1])" office:value-type="float" office:value="32" calcext:value-type="float">
            <text:p>32</text:p>
          </table:table-cell>
          <table:table-cell table:style-name="ce55" table:formula="of:=SUM([.$D216]+[.J$1])"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table-cell table:number-columns-repeated="3" office:value-type="float" office:value="6" calcext:value-type="float">
            <text:p>6</text:p>
          </table:table-cell>
          <table:table-cell table:formula="of:=SUM([.A217:.C217];10)" office:value-type="float" office:value="28" calcext:value-type="float">
            <text:p>28</text:p>
          </table:table-cell>
          <table:table-cell table:formula="of:=SUM([.D217]+1)" office:value-type="float" office:value="29" calcext:value-type="float">
            <text:p>29</text:p>
          </table:table-cell>
          <table:table-cell table:formula="of:=SUM([.D217]+[.$F$1])" office:value-type="float" office:value="30" calcext:value-type="float">
            <text:p>30</text:p>
          </table:table-cell>
          <table:table-cell table:formula="of:=SUM([.D217]+[.$G$1])" office:value-type="float" office:value="31" calcext:value-type="float">
            <text:p>31</text:p>
          </table:table-cell>
          <table:table-cell table:formula="of:=SUM([.$D217]+[.H$1])" office:value-type="float" office:value="32" calcext:value-type="float">
            <text:p>32</text:p>
          </table:table-cell>
          <table:table-cell table:formula="of:=SUM([.$D217]+[.I$1])" office:value-type="float" office:value="33" calcext:value-type="float">
            <text:p>33</text:p>
          </table:table-cell>
          <table:table-cell table:style-name="ce55" table:formula="of:=SUM([.$D217]+[.J$1])" office:value-type="float" office:value="34" calcext:value-type="float">
            <text:p>34</text:p>
          </table:table-cell>
          <table:table-cell/>
          <table:table-cell table:formula="of:=SUM([.K2:.K217])"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 moves</text:p>
          </table:table-cell>
          <table:table-cell table:number-columns-repeated="6" table:style-name="Default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18]/216" office:value-type="float" office:value="0.578703703703704" calcext:value-type="float">
            <text:p>0.5787037037</text:p>
          </table:table-cell>
          <table:table-cell table:style-name="Default" table:formula="of:=[.F218]/216" office:value-type="float" office:value="0.578703703703704" calcext:value-type="float">
            <text:p>0.5787037037</text:p>
          </table:table-cell>
          <table:table-cell table:style-name="Default" table:formula="of:=[.G218]/216" office:value-type="float" office:value="0.578703703703704" calcext:value-type="float">
            <text:p>0.5787037037</text:p>
          </table:table-cell>
          <table:table-cell table:style-name="Default" table:formula="of:=[.H218]/216" office:value-type="float" office:value="0.578703703703704" calcext:value-type="float">
            <text:p>0.5787037037</text:p>
          </table:table-cell>
          <table:table-cell table:style-name="Default" table:formula="of:=[.I218]/216" office:value-type="float" office:value="0.578703703703704" calcext:value-type="float">
            <text:p>0.5787037037</text:p>
          </table:table-cell>
          <table:table-cell table:style-name="Default" table:formula="of:=[.J218]/216" office:value-type="float" office:value="0.578703703703704" calcext:value-type="float">
            <text:p>0.57870370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point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20]/216" office:value-type="float" office:value="0.0833333333333333" calcext:value-type="float">
            <text:p>0.0833333333</text:p>
          </table:table-cell>
          <table:table-cell table:style-name="Default" table:formula="of:=[.F220]/216" office:value-type="float" office:value="0.0740740740740741" calcext:value-type="float">
            <text:p>0.0740740741</text:p>
          </table:table-cell>
          <table:table-cell table:style-name="Default" table:formula="of:=[.G220]/216" office:value-type="float" office:value="0.087962962962963" calcext:value-type="float">
            <text:p>0.087962963</text:p>
          </table:table-cell>
          <table:table-cell table:style-name="Default" table:formula="of:=[.H220]/216" office:value-type="float" office:value="0.0833333333333333" calcext:value-type="float">
            <text:p>0.0833333333</text:p>
          </table:table-cell>
          <table:table-cell table:style-name="Default" table:formula="of:=[.I220]/216" office:value-type="float" office:value="0.087962962962963" calcext:value-type="float">
            <text:p>0.087962963</text:p>
          </table:table-cell>
          <table:table-cell table:style-name="Default" table:formula="of:=[.J220]/216" office:value-type="float" office:value="0.0740740740740741" calcext:value-type="float">
            <text:p>0.07407407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ust Checkpoint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22]/216" office:value-type="float" office:value="0.0601851851851852" calcext:value-type="float">
            <text:p>0.0601851852</text:p>
          </table:table-cell>
          <table:table-cell table:style-name="Default" table:formula="of:=[.F222]/216" office:value-type="float" office:value="0.0694444444444444" calcext:value-type="float">
            <text:p>0.0694444444</text:p>
          </table:table-cell>
          <table:table-cell table:style-name="Default" table:formula="of:=[.G222]/216" office:value-type="float" office:value="0.0555555555555556" calcext:value-type="float">
            <text:p>0.0555555556</text:p>
          </table:table-cell>
          <table:table-cell table:style-name="Default" table:formula="of:=[.H222]/216" office:value-type="float" office:value="0.0601851851851852" calcext:value-type="float">
            <text:p>0.0601851852</text:p>
          </table:table-cell>
          <table:table-cell table:style-name="Default" table:formula="of:=[.I222]/216" office:value-type="float" office:value="0.0555555555555556" calcext:value-type="float">
            <text:p>0.0555555556</text:p>
          </table:table-cell>
          <table:table-cell table:style-name="Default" table:formula="of:=[.J222]/216" office:value-type="float" office:value="0.0694444444444444" calcext:value-type="float">
            <text:p>0.069444444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Checkpoints</text:p>
          </table:table-cell>
          <table:table-cell table:style-name="Default" table:formula="of:=SUM([.E$220:.J$220])" office:value-type="float" office:value="106" calcext:value-type="float">
            <text:p>106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erc (%)</text:p>
          </table:table-cell>
          <table:table-cell table:style-name="Default" table:formula="of:=[.E225]/216" office:value-type="float" office:value="0.490740740740741" calcext:value-type="float">
            <text:p>0.4907407407</text:p>
          </table:table-cell>
          <table:table-cell table:style-name="Default" table:number-columns-repeated="5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d Dev</text:p>
          </table:table-cell>
          <table:table-cell table:style-name="Default" table:number-columns-repeated="6"/>
          <table:table-cell table:number-columns-repeated="2"/>
        </table:table-row>
        <calcext:conditional-formats>
          <calcext:conditional-format calcext:target-range-address="'Three Card And King'.E2:'Three Card And King'.J217">
            <calcext:condition calcext:apply-style-name="Untitled2" calcext:value="=7" calcext:base-cell-address="'Three Card And King'.E2"/>
            <calcext:condition calcext:apply-style-name="Untitled2" calcext:value="=14" calcext:base-cell-address="'Three Card And King'.E2"/>
            <calcext:condition calcext:apply-style-name="Untitled2" calcext:value="=21" calcext:base-cell-address="'Three Card And King'.E2"/>
            <calcext:condition calcext:apply-style-name="Untitled2" calcext:value="=28" calcext:base-cell-address="'Three Card And King'.E2"/>
          </calcext:conditional-format>
        </calcext:conditional-formats>
      </table:table>
      <table:table table:name="Four Card Combinations" table:style-name="ta1">
        <table:shapes>
          <draw:frame draw:z-index="0" draw:style-name="gr1" draw:text-style-name="P1" svg:width="10.8972in" svg:height="5.6083in" svg:x="1.7146in" svg:y="45.9618in">
            <draw:object draw:notify-on-update-of-ranges="'Four Card Combinations'.E173:'Four Card Combinations'.E196 'Four Card Combinations'.D172:'Four Card Combinations'.D172 'Four Card Combinations'.L173:'Four Card Combinations'.L196 'Four Card Combinations'.D146:'Four Card Combinations'.D146 'Four Card Combinations'.P147:'Four Card Combinations'.P1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2" table:default-cell-style-name="ce61"/>
        <table:table-column table:style-name="co22" table:default-cell-style-name="ce61"/>
        <table:table-column table:style-name="co3" table:number-columns-repeated="3" table:default-cell-style-name="ce61"/>
        <table:table-column table:style-name="co3" table:number-columns-repeated="7" table:default-cell-style-name="Default"/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formula="of:=SUM([.A2:.D2])" office:value-type="float" office:value="4" calcext:value-type="float">
            <text:p>4</text:p>
          </table:table-cell>
          <table:table-cell table:style-name="ce60" table:formula="of:=[.$E2]+[.F$1]" office:value-type="float" office:value="5" calcext:value-type="float">
            <text:p>5</text:p>
          </table:table-cell>
          <table:table-cell table:formula="of:=[.$E2]+[.G$1]" office:value-type="float" office:value="6" calcext:value-type="float">
            <text:p>6</text:p>
          </table:table-cell>
          <table:table-cell table:formula="of:=[.$E2]+[.H$1]" office:value-type="float" office:value="7" calcext:value-type="float">
            <text:p>7</text:p>
          </table:table-cell>
          <table:table-cell table:formula="of:=[.$E2]+[.I$1]" office:value-type="float" office:value="8" calcext:value-type="float">
            <text:p>8</text:p>
          </table:table-cell>
          <table:table-cell table:formula="of:=[.$E2]+[.J$1]" office:value-type="float" office:value="9" calcext:value-type="float">
            <text:p>9</text:p>
          </table:table-cell>
          <table:table-cell table:formula="of:=[.$E2]+[.K$1]" office:value-type="float" office:value="10" calcext:value-type="float">
            <text:p>10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3:.D3])" office:value-type="float" office:value="5" calcext:value-type="float">
            <text:p>5</text:p>
          </table:table-cell>
          <table:table-cell table:style-name="ce60" table:formula="of:=[.$E3]+[.F$1]" office:value-type="float" office:value="6" calcext:value-type="float">
            <text:p>6</text:p>
          </table:table-cell>
          <table:table-cell table:style-name="ce70" table:formula="of:=[.$E3]+[.G$1]" office:value-type="float" office:value="7" calcext:value-type="float">
            <text:p>7</text:p>
          </table:table-cell>
          <table:table-cell table:formula="of:=[.$E3]+[.H$1]" office:value-type="float" office:value="8" calcext:value-type="float">
            <text:p>8</text:p>
          </table:table-cell>
          <table:table-cell table:formula="of:=[.$E3]+[.I$1]" office:value-type="float" office:value="9" calcext:value-type="float">
            <text:p>9</text:p>
          </table:table-cell>
          <table:table-cell table:formula="of:=[.$E3]+[.J$1]" office:value-type="float" office:value="10" calcext:value-type="float">
            <text:p>10</text:p>
          </table:table-cell>
          <table:table-cell table:formula="of:=[.$E3]+[.K$1]" office:value-type="float" office:value="11" calcext:value-type="float">
            <text:p>11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A4:.D4])" office:value-type="float" office:value="6" calcext:value-type="float">
            <text:p>6</text:p>
          </table:table-cell>
          <table:table-cell table:style-name="ce60" table:formula="of:=[.$E4]+[.F$1]" office:value-type="float" office:value="7" calcext:value-type="float">
            <text:p>7</text:p>
          </table:table-cell>
          <table:table-cell table:formula="of:=[.$E4]+[.G$1]" office:value-type="float" office:value="8" calcext:value-type="float">
            <text:p>8</text:p>
          </table:table-cell>
          <table:table-cell table:style-name="ce70" table:formula="of:=[.$E4]+[.H$1]" office:value-type="float" office:value="9" calcext:value-type="float">
            <text:p>9</text:p>
          </table:table-cell>
          <table:table-cell table:formula="of:=[.$E4]+[.I$1]" office:value-type="float" office:value="10" calcext:value-type="float">
            <text:p>10</text:p>
          </table:table-cell>
          <table:table-cell table:formula="of:=[.$E4]+[.J$1]" office:value-type="float" office:value="11" calcext:value-type="float">
            <text:p>11</text:p>
          </table:table-cell>
          <table:table-cell table:formula="of:=[.$E4]+[.K$1]" office:value-type="float" office:value="12" calcext:value-type="float">
            <text:p>12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A5:.D5])" office:value-type="float" office:value="6" calcext:value-type="float">
            <text:p>6</text:p>
          </table:table-cell>
          <table:table-cell table:style-name="ce60" table:formula="of:=[.$E5]+[.F$1]" office:value-type="float" office:value="7" calcext:value-type="float">
            <text:p>7</text:p>
          </table:table-cell>
          <table:table-cell table:style-name="ce70" table:formula="of:=[.$E5]+[.G$1]" office:value-type="float" office:value="8" calcext:value-type="float">
            <text:p>8</text:p>
          </table:table-cell>
          <table:table-cell table:formula="of:=[.$E5]+[.H$1]" office:value-type="float" office:value="9" calcext:value-type="float">
            <text:p>9</text:p>
          </table:table-cell>
          <table:table-cell table:formula="of:=[.$E5]+[.I$1]" office:value-type="float" office:value="10" calcext:value-type="float">
            <text:p>10</text:p>
          </table:table-cell>
          <table:table-cell table:formula="of:=[.$E5]+[.J$1]" office:value-type="float" office:value="11" calcext:value-type="float">
            <text:p>11</text:p>
          </table:table-cell>
          <table:table-cell table:formula="of:=[.$E5]+[.K$1]" office:value-type="float" office:value="12" calcext:value-type="float">
            <text:p>12</text:p>
          </table:table-cell>
          <table:table-cell table:number-columns-repeated="7"/>
        </table:table-row>
        <table:table-row table:style-name="ro4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6:.D6])" office:value-type="float" office:value="7" calcext:value-type="float">
            <text:p>7</text:p>
          </table:table-cell>
          <table:table-cell table:style-name="ce60" table:formula="of:=[.$E6]+[.F$1]" office:value-type="float" office:value="8" calcext:value-type="float">
            <text:p>8</text:p>
          </table:table-cell>
          <table:table-cell table:formula="of:=[.$E6]+[.G$1]" office:value-type="float" office:value="9" calcext:value-type="float">
            <text:p>9</text:p>
          </table:table-cell>
          <table:table-cell table:formula="of:=[.$E6]+[.H$1]" office:value-type="float" office:value="10" calcext:value-type="float">
            <text:p>10</text:p>
          </table:table-cell>
          <table:table-cell table:style-name="ce70" table:formula="of:=[.$E6]+[.I$1]" office:value-type="float" office:value="11" calcext:value-type="float">
            <text:p>11</text:p>
          </table:table-cell>
          <table:table-cell table:formula="of:=[.$E6]+[.J$1]" office:value-type="float" office:value="12" calcext:value-type="float">
            <text:p>12</text:p>
          </table:table-cell>
          <table:table-cell table:formula="of:=[.$E6]+[.K$1]" office:value-type="float" office:value="13" calcext:value-type="float">
            <text:p>13</text:p>
          </table:table-cell>
          <table:table-cell table:number-columns-repeated="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7:.D7])" office:value-type="float" office:value="7" calcext:value-type="float">
            <text:p>7</text:p>
          </table:table-cell>
          <table:table-cell table:style-name="ce60" table:formula="of:=[.$E7]+[.F$1]" office:value-type="float" office:value="8" calcext:value-type="float">
            <text:p>8</text:p>
          </table:table-cell>
          <table:table-cell table:style-name="ce70" table:formula="of:=[.$E7]+[.G$1]" office:value-type="float" office:value="9" calcext:value-type="float">
            <text:p>9</text:p>
          </table:table-cell>
          <table:table-cell table:style-name="ce70" table:formula="of:=[.$E7]+[.H$1]" office:value-type="float" office:value="10" calcext:value-type="float">
            <text:p>10</text:p>
          </table:table-cell>
          <table:table-cell table:formula="of:=[.$E7]+[.I$1]" office:value-type="float" office:value="11" calcext:value-type="float">
            <text:p>11</text:p>
          </table:table-cell>
          <table:table-cell table:formula="of:=[.$E7]+[.J$1]" office:value-type="float" office:value="12" calcext:value-type="float">
            <text:p>12</text:p>
          </table:table-cell>
          <table:table-cell table:formula="of:=[.$E7]+[.K$1]" office:value-type="float" office:value="13" calcext:value-type="float">
            <text:p>13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A8:.D8])" office:value-type="float" office:value="7" calcext:value-type="float">
            <text:p>7</text:p>
          </table:table-cell>
          <table:table-cell table:style-name="ce60" table:formula="of:=[.$E8]+[.F$1]" office:value-type="float" office:value="8" calcext:value-type="float">
            <text:p>8</text:p>
          </table:table-cell>
          <table:table-cell table:style-name="ce70" table:formula="of:=[.$E8]+[.G$1]" office:value-type="float" office:value="9" calcext:value-type="float">
            <text:p>9</text:p>
          </table:table-cell>
          <table:table-cell table:formula="of:=[.$E8]+[.H$1]" office:value-type="float" office:value="10" calcext:value-type="float">
            <text:p>10</text:p>
          </table:table-cell>
          <table:table-cell table:formula="of:=[.$E8]+[.I$1]" office:value-type="float" office:value="11" calcext:value-type="float">
            <text:p>11</text:p>
          </table:table-cell>
          <table:table-cell table:formula="of:=[.$E8]+[.J$1]" office:value-type="float" office:value="12" calcext:value-type="float">
            <text:p>12</text:p>
          </table:table-cell>
          <table:table-cell table:formula="of:=[.$E8]+[.K$1]" office:value-type="float" office:value="13" calcext:value-type="float">
            <text:p>13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A9:.D9])" office:value-type="float" office:value="8" calcext:value-type="float">
            <text:p>8</text:p>
          </table:table-cell>
          <table:table-cell table:style-name="ce60" table:formula="of:=[.$E9]+[.F$1]" office:value-type="float" office:value="9" calcext:value-type="float">
            <text:p>9</text:p>
          </table:table-cell>
          <table:table-cell table:formula="of:=[.$E9]+[.G$1]" office:value-type="float" office:value="10" calcext:value-type="float">
            <text:p>10</text:p>
          </table:table-cell>
          <table:table-cell table:formula="of:=[.$E9]+[.H$1]" office:value-type="float" office:value="11" calcext:value-type="float">
            <text:p>11</text:p>
          </table:table-cell>
          <table:table-cell table:formula="of:=[.$E9]+[.I$1]" office:value-type="float" office:value="12" calcext:value-type="float">
            <text:p>12</text:p>
          </table:table-cell>
          <table:table-cell table:style-name="ce70" table:formula="of:=[.$E9]+[.J$1]" office:value-type="float" office:value="13" calcext:value-type="float">
            <text:p>13</text:p>
          </table:table-cell>
          <table:table-cell table:formula="of:=[.$E9]+[.K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10:.D10])" office:value-type="float" office:value="8" calcext:value-type="float">
            <text:p>8</text:p>
          </table:table-cell>
          <table:table-cell table:style-name="ce60" table:formula="of:=[.$E10]+[.F$1]" office:value-type="float" office:value="9" calcext:value-type="float">
            <text:p>9</text:p>
          </table:table-cell>
          <table:table-cell table:style-name="ce70" table:formula="of:=[.$E10]+[.G$1]" office:value-type="float" office:value="10" calcext:value-type="float">
            <text:p>10</text:p>
          </table:table-cell>
          <table:table-cell table:formula="of:=[.$E10]+[.H$1]" office:value-type="float" office:value="11" calcext:value-type="float">
            <text:p>11</text:p>
          </table:table-cell>
          <table:table-cell table:style-name="ce70" table:formula="of:=[.$E10]+[.I$1]" office:value-type="float" office:value="12" calcext:value-type="float">
            <text:p>12</text:p>
          </table:table-cell>
          <table:table-cell table:formula="of:=[.$E10]+[.J$1]" office:value-type="float" office:value="13" calcext:value-type="float">
            <text:p>13</text:p>
          </table:table-cell>
          <table:table-cell table:formula="of:=[.$E10]+[.K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11:.D11])" office:value-type="float" office:value="8" calcext:value-type="float">
            <text:p>8</text:p>
          </table:table-cell>
          <table:table-cell table:style-name="ce60" table:formula="of:=[.$E11]+[.F$1]" office:value-type="float" office:value="9" calcext:value-type="float">
            <text:p>9</text:p>
          </table:table-cell>
          <table:table-cell table:formula="of:=[.$E11]+[.G$1]" office:value-type="float" office:value="10" calcext:value-type="float">
            <text:p>10</text:p>
          </table:table-cell>
          <table:table-cell table:style-name="ce70" table:formula="of:=[.$E11]+[.H$1]" office:value-type="float" office:value="11" calcext:value-type="float">
            <text:p>11</text:p>
          </table:table-cell>
          <table:table-cell table:formula="of:=[.$E11]+[.I$1]" office:value-type="float" office:value="12" calcext:value-type="float">
            <text:p>12</text:p>
          </table:table-cell>
          <table:table-cell table:formula="of:=[.$E11]+[.J$1]" office:value-type="float" office:value="13" calcext:value-type="float">
            <text:p>13</text:p>
          </table:table-cell>
          <table:table-cell table:formula="of:=[.$E11]+[.K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2:.D12])" office:value-type="float" office:value="8" calcext:value-type="float">
            <text:p>8</text:p>
          </table:table-cell>
          <table:table-cell table:style-name="ce60" table:formula="of:=[.$E12]+[.F$1]" office:value-type="float" office:value="9" calcext:value-type="float">
            <text:p>9</text:p>
          </table:table-cell>
          <table:table-cell table:style-name="ce70" table:formula="of:=[.$E12]+[.G$1]" office:value-type="float" office:value="10" calcext:value-type="float">
            <text:p>10</text:p>
          </table:table-cell>
          <table:table-cell table:style-name="ce70" table:formula="of:=[.$E12]+[.H$1]" office:value-type="float" office:value="11" calcext:value-type="float">
            <text:p>11</text:p>
          </table:table-cell>
          <table:table-cell table:formula="of:=[.$E12]+[.I$1]" office:value-type="float" office:value="12" calcext:value-type="float">
            <text:p>12</text:p>
          </table:table-cell>
          <table:table-cell table:formula="of:=[.$E12]+[.J$1]" office:value-type="float" office:value="13" calcext:value-type="float">
            <text:p>13</text:p>
          </table:table-cell>
          <table:table-cell table:formula="of:=[.$E12]+[.K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table:formula="of:=SUM([.A13:.D13])" office:value-type="float" office:value="8" calcext:value-type="float">
            <text:p>8</text:p>
          </table:table-cell>
          <table:table-cell table:formula="of:=[.$E13]+[.F$1]" office:value-type="float" office:value="9" calcext:value-type="float">
            <text:p>9</text:p>
          </table:table-cell>
          <table:table-cell table:style-name="ce70" table:formula="of:=[.$E13]+[.G$1]" office:value-type="float" office:value="10" calcext:value-type="float">
            <text:p>10</text:p>
          </table:table-cell>
          <table:table-cell table:formula="of:=[.$E13]+[.H$1]" office:value-type="float" office:value="11" calcext:value-type="float">
            <text:p>11</text:p>
          </table:table-cell>
          <table:table-cell table:formula="of:=[.$E13]+[.I$1]" office:value-type="float" office:value="12" calcext:value-type="float">
            <text:p>12</text:p>
          </table:table-cell>
          <table:table-cell table:formula="of:=[.$E13]+[.J$1]" office:value-type="float" office:value="13" calcext:value-type="float">
            <text:p>13</text:p>
          </table:table-cell>
          <table:table-cell table:formula="of:=[.$E13]+[.K$1]" office:value-type="float" office:value="14" calcext:value-type="float">
            <text:p>14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14:.D14])" office:value-type="float" office:value="9" calcext:value-type="float">
            <text:p>9</text:p>
          </table:table-cell>
          <table:table-cell table:style-name="ce60" table:formula="of:=[.$E14]+[.F$1]" office:value-type="float" office:value="10" calcext:value-type="float">
            <text:p>10</text:p>
          </table:table-cell>
          <table:table-cell table:formula="of:=[.$E14]+[.G$1]" office:value-type="float" office:value="11" calcext:value-type="float">
            <text:p>11</text:p>
          </table:table-cell>
          <table:table-cell table:formula="of:=[.$E14]+[.H$1]" office:value-type="float" office:value="12" calcext:value-type="float">
            <text:p>12</text:p>
          </table:table-cell>
          <table:table-cell table:formula="of:=[.$E14]+[.I$1]" office:value-type="float" office:value="13" calcext:value-type="float">
            <text:p>13</text:p>
          </table:table-cell>
          <table:table-cell table:formula="of:=[.$E14]+[.J$1]" office:value-type="float" office:value="14" calcext:value-type="float">
            <text:p>14</text:p>
          </table:table-cell>
          <table:table-cell table:style-name="ce70" table:formula="of:=[.$E14]+[.K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15:.D15])" office:value-type="float" office:value="9" calcext:value-type="float">
            <text:p>9</text:p>
          </table:table-cell>
          <table:table-cell table:style-name="ce60" table:formula="of:=[.$E15]+[.F$1]" office:value-type="float" office:value="10" calcext:value-type="float">
            <text:p>10</text:p>
          </table:table-cell>
          <table:table-cell table:style-name="ce70" table:formula="of:=[.$E15]+[.G$1]" office:value-type="float" office:value="11" calcext:value-type="float">
            <text:p>11</text:p>
          </table:table-cell>
          <table:table-cell table:formula="of:=[.$E15]+[.H$1]" office:value-type="float" office:value="12" calcext:value-type="float">
            <text:p>12</text:p>
          </table:table-cell>
          <table:table-cell table:formula="of:=[.$E15]+[.I$1]" office:value-type="float" office:value="13" calcext:value-type="float">
            <text:p>13</text:p>
          </table:table-cell>
          <table:table-cell table:style-name="ce70" table:formula="of:=[.$E15]+[.J$1]" office:value-type="float" office:value="14" calcext:value-type="float">
            <text:p>14</text:p>
          </table:table-cell>
          <table:table-cell table:formula="of:=[.$E15]+[.K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16:.D16])" office:value-type="float" office:value="9" calcext:value-type="float">
            <text:p>9</text:p>
          </table:table-cell>
          <table:table-cell table:style-name="ce60" table:formula="of:=[.$E16]+[.F$1]" office:value-type="float" office:value="10" calcext:value-type="float">
            <text:p>10</text:p>
          </table:table-cell>
          <table:table-cell table:formula="of:=[.$E16]+[.G$1]" office:value-type="float" office:value="11" calcext:value-type="float">
            <text:p>11</text:p>
          </table:table-cell>
          <table:table-cell table:style-name="ce70" table:formula="of:=[.$E16]+[.H$1]" office:value-type="float" office:value="12" calcext:value-type="float">
            <text:p>12</text:p>
          </table:table-cell>
          <table:table-cell table:style-name="ce70" table:formula="of:=[.$E16]+[.I$1]" office:value-type="float" office:value="13" calcext:value-type="float">
            <text:p>13</text:p>
          </table:table-cell>
          <table:table-cell table:formula="of:=[.$E16]+[.J$1]" office:value-type="float" office:value="14" calcext:value-type="float">
            <text:p>14</text:p>
          </table:table-cell>
          <table:table-cell table:formula="of:=[.$E16]+[.K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17:.D17])" office:value-type="float" office:value="9" calcext:value-type="float">
            <text:p>9</text:p>
          </table:table-cell>
          <table:table-cell table:style-name="ce60" table:formula="of:=[.$E17]+[.F$1]" office:value-type="float" office:value="10" calcext:value-type="float">
            <text:p>10</text:p>
          </table:table-cell>
          <table:table-cell table:style-name="ce70" table:formula="of:=[.$E17]+[.G$1]" office:value-type="float" office:value="11" calcext:value-type="float">
            <text:p>11</text:p>
          </table:table-cell>
          <table:table-cell table:formula="of:=[.$E17]+[.H$1]" office:value-type="float" office:value="12" calcext:value-type="float">
            <text:p>12</text:p>
          </table:table-cell>
          <table:table-cell table:style-name="ce70" table:formula="of:=[.$E17]+[.I$1]" office:value-type="float" office:value="13" calcext:value-type="float">
            <text:p>13</text:p>
          </table:table-cell>
          <table:table-cell table:formula="of:=[.$E17]+[.J$1]" office:value-type="float" office:value="14" calcext:value-type="float">
            <text:p>14</text:p>
          </table:table-cell>
          <table:table-cell table:formula="of:=[.$E17]+[.K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18:.D18])" office:value-type="float" office:value="9" calcext:value-type="float">
            <text:p>9</text:p>
          </table:table-cell>
          <table:table-cell table:style-name="ce60" table:formula="of:=[.$E18]+[.F$1]" office:value-type="float" office:value="10" calcext:value-type="float">
            <text:p>10</text:p>
          </table:table-cell>
          <table:table-cell table:style-name="ce70" table:formula="of:=[.$E18]+[.G$1]" office:value-type="float" office:value="11" calcext:value-type="float">
            <text:p>11</text:p>
          </table:table-cell>
          <table:table-cell table:style-name="ce70" table:formula="of:=[.$E18]+[.H$1]" office:value-type="float" office:value="12" calcext:value-type="float">
            <text:p>12</text:p>
          </table:table-cell>
          <table:table-cell table:formula="of:=[.$E18]+[.I$1]" office:value-type="float" office:value="13" calcext:value-type="float">
            <text:p>13</text:p>
          </table:table-cell>
          <table:table-cell table:formula="of:=[.$E18]+[.J$1]" office:value-type="float" office:value="14" calcext:value-type="float">
            <text:p>14</text:p>
          </table:table-cell>
          <table:table-cell table:formula="of:=[.$E18]+[.K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19:.D19])" office:value-type="float" office:value="9" calcext:value-type="float">
            <text:p>9</text:p>
          </table:table-cell>
          <table:table-cell table:formula="of:=[.$E19]+[.F$1]" office:value-type="float" office:value="10" calcext:value-type="float">
            <text:p>10</text:p>
          </table:table-cell>
          <table:table-cell table:style-name="ce70" table:formula="of:=[.$E19]+[.G$1]" office:value-type="float" office:value="11" calcext:value-type="float">
            <text:p>11</text:p>
          </table:table-cell>
          <table:table-cell table:style-name="ce70" table:formula="of:=[.$E19]+[.H$1]" office:value-type="float" office:value="12" calcext:value-type="float">
            <text:p>12</text:p>
          </table:table-cell>
          <table:table-cell table:formula="of:=[.$E19]+[.I$1]" office:value-type="float" office:value="13" calcext:value-type="float">
            <text:p>13</text:p>
          </table:table-cell>
          <table:table-cell table:formula="of:=[.$E19]+[.J$1]" office:value-type="float" office:value="14" calcext:value-type="float">
            <text:p>14</text:p>
          </table:table-cell>
          <table:table-cell table:formula="of:=[.$E19]+[.K$1]" office:value-type="float" office:value="15" calcext:value-type="float">
            <text:p>15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20:.D20])" office:value-type="float" office:value="10" calcext:value-type="float">
            <text:p>10</text:p>
          </table:table-cell>
          <table:table-cell table:style-name="ce60" table:formula="of:=[.$E20]+[.F$1]" office:value-type="float" office:value="11" calcext:value-type="float">
            <text:p>11</text:p>
          </table:table-cell>
          <table:table-cell table:style-name="ce70" table:formula="of:=[.$E20]+[.G$1]" office:value-type="float" office:value="12" calcext:value-type="float">
            <text:p>12</text:p>
          </table:table-cell>
          <table:table-cell table:formula="of:=[.$E20]+[.H$1]" office:value-type="float" office:value="13" calcext:value-type="float">
            <text:p>13</text:p>
          </table:table-cell>
          <table:table-cell table:formula="of:=[.$E20]+[.I$1]" office:value-type="float" office:value="14" calcext:value-type="float">
            <text:p>14</text:p>
          </table:table-cell>
          <table:table-cell table:formula="of:=[.$E20]+[.J$1]" office:value-type="float" office:value="15" calcext:value-type="float">
            <text:p>15</text:p>
          </table:table-cell>
          <table:table-cell table:style-name="ce70" table:formula="of:=[.$E20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21:.D21])" office:value-type="float" office:value="10" calcext:value-type="float">
            <text:p>10</text:p>
          </table:table-cell>
          <table:table-cell table:style-name="ce60" table:formula="of:=[.$E21]+[.F$1]" office:value-type="float" office:value="11" calcext:value-type="float">
            <text:p>11</text:p>
          </table:table-cell>
          <table:table-cell table:formula="of:=[.$E21]+[.G$1]" office:value-type="float" office:value="12" calcext:value-type="float">
            <text:p>12</text:p>
          </table:table-cell>
          <table:table-cell table:style-name="ce70" table:formula="of:=[.$E21]+[.H$1]" office:value-type="float" office:value="13" calcext:value-type="float">
            <text:p>13</text:p>
          </table:table-cell>
          <table:table-cell table:formula="of:=[.$E21]+[.I$1]" office:value-type="float" office:value="14" calcext:value-type="float">
            <text:p>14</text:p>
          </table:table-cell>
          <table:table-cell table:style-name="ce70" table:formula="of:=[.$E21]+[.J$1]" office:value-type="float" office:value="15" calcext:value-type="float">
            <text:p>15</text:p>
          </table:table-cell>
          <table:table-cell table:formula="of:=[.$E21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22:.D22])" office:value-type="float" office:value="10" calcext:value-type="float">
            <text:p>10</text:p>
          </table:table-cell>
          <table:table-cell table:style-name="ce60" table:formula="of:=[.$E22]+[.F$1]" office:value-type="float" office:value="11" calcext:value-type="float">
            <text:p>11</text:p>
          </table:table-cell>
          <table:table-cell table:formula="of:=[.$E22]+[.G$1]" office:value-type="float" office:value="12" calcext:value-type="float">
            <text:p>12</text:p>
          </table:table-cell>
          <table:table-cell table:formula="of:=[.$E22]+[.H$1]" office:value-type="float" office:value="13" calcext:value-type="float">
            <text:p>13</text:p>
          </table:table-cell>
          <table:table-cell table:style-name="ce70" table:formula="of:=[.$E22]+[.I$1]" office:value-type="float" office:value="14" calcext:value-type="float">
            <text:p>14</text:p>
          </table:table-cell>
          <table:table-cell table:formula="of:=[.$E22]+[.J$1]" office:value-type="float" office:value="15" calcext:value-type="float">
            <text:p>15</text:p>
          </table:table-cell>
          <table:table-cell table:formula="of:=[.$E22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23:.D23])" office:value-type="float" office:value="10" calcext:value-type="float">
            <text:p>10</text:p>
          </table:table-cell>
          <table:table-cell table:style-name="ce60" table:formula="of:=[.$E23]+[.F$1]" office:value-type="float" office:value="11" calcext:value-type="float">
            <text:p>11</text:p>
          </table:table-cell>
          <table:table-cell table:style-name="ce70" table:formula="of:=[.$E23]+[.G$1]" office:value-type="float" office:value="12" calcext:value-type="float">
            <text:p>12</text:p>
          </table:table-cell>
          <table:table-cell table:formula="of:=[.$E23]+[.H$1]" office:value-type="float" office:value="13" calcext:value-type="float">
            <text:p>13</text:p>
          </table:table-cell>
          <table:table-cell table:formula="of:=[.$E23]+[.I$1]" office:value-type="float" office:value="14" calcext:value-type="float">
            <text:p>14</text:p>
          </table:table-cell>
          <table:table-cell table:style-name="ce70" table:formula="of:=[.$E23]+[.J$1]" office:value-type="float" office:value="15" calcext:value-type="float">
            <text:p>15</text:p>
          </table:table-cell>
          <table:table-cell table:formula="of:=[.$E23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24:.D24])" office:value-type="float" office:value="10" calcext:value-type="float">
            <text:p>10</text:p>
          </table:table-cell>
          <table:table-cell table:style-name="ce60" table:formula="of:=[.$E24]+[.F$1]" office:value-type="float" office:value="11" calcext:value-type="float">
            <text:p>11</text:p>
          </table:table-cell>
          <table:table-cell table:style-name="ce70" table:formula="of:=[.$E24]+[.G$1]" office:value-type="float" office:value="12" calcext:value-type="float">
            <text:p>12</text:p>
          </table:table-cell>
          <table:table-cell table:style-name="ce70" table:formula="of:=[.$E24]+[.H$1]" office:value-type="float" office:value="13" calcext:value-type="float">
            <text:p>13</text:p>
          </table:table-cell>
          <table:table-cell table:style-name="ce70" table:formula="of:=[.$E24]+[.I$1]" office:value-type="float" office:value="14" calcext:value-type="float">
            <text:p>14</text:p>
          </table:table-cell>
          <table:table-cell table:formula="of:=[.$E24]+[.J$1]" office:value-type="float" office:value="15" calcext:value-type="float">
            <text:p>15</text:p>
          </table:table-cell>
          <table:table-cell table:formula="of:=[.$E24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A25:.D25])" office:value-type="float" office:value="10" calcext:value-type="float">
            <text:p>10</text:p>
          </table:table-cell>
          <table:table-cell table:style-name="ce60" table:formula="of:=[.$E25]+[.F$1]" office:value-type="float" office:value="11" calcext:value-type="float">
            <text:p>11</text:p>
          </table:table-cell>
          <table:table-cell table:formula="of:=[.$E25]+[.G$1]" office:value-type="float" office:value="12" calcext:value-type="float">
            <text:p>12</text:p>
          </table:table-cell>
          <table:table-cell table:style-name="ce70" table:formula="of:=[.$E25]+[.H$1]" office:value-type="float" office:value="13" calcext:value-type="float">
            <text:p>13</text:p>
          </table:table-cell>
          <table:table-cell table:formula="of:=[.$E25]+[.I$1]" office:value-type="float" office:value="14" calcext:value-type="float">
            <text:p>14</text:p>
          </table:table-cell>
          <table:table-cell table:formula="of:=[.$E25]+[.J$1]" office:value-type="float" office:value="15" calcext:value-type="float">
            <text:p>15</text:p>
          </table:table-cell>
          <table:table-cell table:formula="of:=[.$E25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A26:.D26])" office:value-type="float" office:value="10" calcext:value-type="float">
            <text:p>10</text:p>
          </table:table-cell>
          <table:table-cell table:formula="of:=[.$E26]+[.F$1]" office:value-type="float" office:value="11" calcext:value-type="float">
            <text:p>11</text:p>
          </table:table-cell>
          <table:table-cell table:style-name="ce70" table:formula="of:=[.$E26]+[.G$1]" office:value-type="float" office:value="12" calcext:value-type="float">
            <text:p>12</text:p>
          </table:table-cell>
          <table:table-cell table:formula="of:=[.$E26]+[.H$1]" office:value-type="float" office:value="13" calcext:value-type="float">
            <text:p>13</text:p>
          </table:table-cell>
          <table:table-cell table:style-name="ce70" table:formula="of:=[.$E26]+[.I$1]" office:value-type="float" office:value="14" calcext:value-type="float">
            <text:p>14</text:p>
          </table:table-cell>
          <table:table-cell table:formula="of:=[.$E26]+[.J$1]" office:value-type="float" office:value="15" calcext:value-type="float">
            <text:p>15</text:p>
          </table:table-cell>
          <table:table-cell table:formula="of:=[.$E26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A27:.D27])" office:value-type="float" office:value="10" calcext:value-type="float">
            <text:p>10</text:p>
          </table:table-cell>
          <table:table-cell table:formula="of:=[.$E27]+[.F$1]" office:value-type="float" office:value="11" calcext:value-type="float">
            <text:p>11</text:p>
          </table:table-cell>
          <table:table-cell table:style-name="ce70" table:formula="of:=[.$E27]+[.G$1]" office:value-type="float" office:value="12" calcext:value-type="float">
            <text:p>12</text:p>
          </table:table-cell>
          <table:table-cell table:style-name="ce70" table:formula="of:=[.$E27]+[.H$1]" office:value-type="float" office:value="13" calcext:value-type="float">
            <text:p>13</text:p>
          </table:table-cell>
          <table:table-cell table:formula="of:=[.$E27]+[.I$1]" office:value-type="float" office:value="14" calcext:value-type="float">
            <text:p>14</text:p>
          </table:table-cell>
          <table:table-cell table:formula="of:=[.$E27]+[.J$1]" office:value-type="float" office:value="15" calcext:value-type="float">
            <text:p>15</text:p>
          </table:table-cell>
          <table:table-cell table:formula="of:=[.$E27]+[.K$1]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28:.D28])" office:value-type="float" office:value="11" calcext:value-type="float">
            <text:p>11</text:p>
          </table:table-cell>
          <table:table-cell table:style-name="ce60" table:formula="of:=[.$E28]+[.F$1]" office:value-type="float" office:value="12" calcext:value-type="float">
            <text:p>12</text:p>
          </table:table-cell>
          <table:table-cell table:formula="of:=[.$E28]+[.G$1]" office:value-type="float" office:value="13" calcext:value-type="float">
            <text:p>13</text:p>
          </table:table-cell>
          <table:table-cell table:style-name="ce70" table:formula="of:=[.$E28]+[.H$1]" office:value-type="float" office:value="14" calcext:value-type="float">
            <text:p>14</text:p>
          </table:table-cell>
          <table:table-cell table:formula="of:=[.$E28]+[.I$1]" office:value-type="float" office:value="15" calcext:value-type="float">
            <text:p>15</text:p>
          </table:table-cell>
          <table:table-cell table:formula="of:=[.$E28]+[.J$1]" office:value-type="float" office:value="16" calcext:value-type="float">
            <text:p>16</text:p>
          </table:table-cell>
          <table:table-cell table:style-name="ce70" table:formula="of:=[.$E28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29:.D29])" office:value-type="float" office:value="11" calcext:value-type="float">
            <text:p>11</text:p>
          </table:table-cell>
          <table:table-cell table:style-name="ce60" table:formula="of:=[.$E29]+[.F$1]" office:value-type="float" office:value="12" calcext:value-type="float">
            <text:p>12</text:p>
          </table:table-cell>
          <table:table-cell table:formula="of:=[.$E29]+[.G$1]" office:value-type="float" office:value="13" calcext:value-type="float">
            <text:p>13</text:p>
          </table:table-cell>
          <table:table-cell table:formula="of:=[.$E29]+[.H$1]" office:value-type="float" office:value="14" calcext:value-type="float">
            <text:p>14</text:p>
          </table:table-cell>
          <table:table-cell table:style-name="ce70" table:formula="of:=[.$E29]+[.I$1]" office:value-type="float" office:value="15" calcext:value-type="float">
            <text:p>15</text:p>
          </table:table-cell>
          <table:table-cell table:style-name="ce70" table:formula="of:=[.$E29]+[.J$1]" office:value-type="float" office:value="16" calcext:value-type="float">
            <text:p>16</text:p>
          </table:table-cell>
          <table:table-cell table:formula="of:=[.$E29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30:.D30])" office:value-type="float" office:value="11" calcext:value-type="float">
            <text:p>11</text:p>
          </table:table-cell>
          <table:table-cell table:style-name="ce60" table:formula="of:=[.$E30]+[.F$1]" office:value-type="float" office:value="12" calcext:value-type="float">
            <text:p>12</text:p>
          </table:table-cell>
          <table:table-cell table:style-name="ce70" table:formula="of:=[.$E30]+[.G$1]" office:value-type="float" office:value="13" calcext:value-type="float">
            <text:p>13</text:p>
          </table:table-cell>
          <table:table-cell table:formula="of:=[.$E30]+[.H$1]" office:value-type="float" office:value="14" calcext:value-type="float">
            <text:p>14</text:p>
          </table:table-cell>
          <table:table-cell table:formula="of:=[.$E30]+[.I$1]" office:value-type="float" office:value="15" calcext:value-type="float">
            <text:p>15</text:p>
          </table:table-cell>
          <table:table-cell table:formula="of:=[.$E30]+[.J$1]" office:value-type="float" office:value="16" calcext:value-type="float">
            <text:p>16</text:p>
          </table:table-cell>
          <table:table-cell table:style-name="ce70" table:formula="of:=[.$E30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31:.D31])" office:value-type="float" office:value="11" calcext:value-type="float">
            <text:p>11</text:p>
          </table:table-cell>
          <table:table-cell table:style-name="ce60" table:formula="of:=[.$E31]+[.F$1]" office:value-type="float" office:value="12" calcext:value-type="float">
            <text:p>12</text:p>
          </table:table-cell>
          <table:table-cell table:style-name="ce70" table:formula="of:=[.$E31]+[.G$1]" office:value-type="float" office:value="13" calcext:value-type="float">
            <text:p>13</text:p>
          </table:table-cell>
          <table:table-cell table:style-name="ce70" table:formula="of:=[.$E31]+[.H$1]" office:value-type="float" office:value="14" calcext:value-type="float">
            <text:p>14</text:p>
          </table:table-cell>
          <table:table-cell table:formula="of:=[.$E31]+[.I$1]" office:value-type="float" office:value="15" calcext:value-type="float">
            <text:p>15</text:p>
          </table:table-cell>
          <table:table-cell table:style-name="ce70" table:formula="of:=[.$E31]+[.J$1]" office:value-type="float" office:value="16" calcext:value-type="float">
            <text:p>16</text:p>
          </table:table-cell>
          <table:table-cell table:formula="of:=[.$E31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32:.D32])" office:value-type="float" office:value="11" calcext:value-type="float">
            <text:p>11</text:p>
          </table:table-cell>
          <table:table-cell table:style-name="ce60" table:formula="of:=[.$E32]+[.F$1]" office:value-type="float" office:value="12" calcext:value-type="float">
            <text:p>12</text:p>
          </table:table-cell>
          <table:table-cell table:style-name="ce70" table:formula="of:=[.$E32]+[.G$1]" office:value-type="float" office:value="13" calcext:value-type="float">
            <text:p>13</text:p>
          </table:table-cell>
          <table:table-cell table:formula="of:=[.$E32]+[.H$1]" office:value-type="float" office:value="14" calcext:value-type="float">
            <text:p>14</text:p>
          </table:table-cell>
          <table:table-cell table:style-name="ce70" table:formula="of:=[.$E32]+[.I$1]" office:value-type="float" office:value="15" calcext:value-type="float">
            <text:p>15</text:p>
          </table:table-cell>
          <table:table-cell table:formula="of:=[.$E32]+[.J$1]" office:value-type="float" office:value="16" calcext:value-type="float">
            <text:p>16</text:p>
          </table:table-cell>
          <table:table-cell table:formula="of:=[.$E32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33:.D33])" office:value-type="float" office:value="11" calcext:value-type="float">
            <text:p>11</text:p>
          </table:table-cell>
          <table:table-cell table:style-name="ce60" table:formula="of:=[.$E33]+[.F$1]" office:value-type="float" office:value="12" calcext:value-type="float">
            <text:p>12</text:p>
          </table:table-cell>
          <table:table-cell table:formula="of:=[.$E33]+[.G$1]" office:value-type="float" office:value="13" calcext:value-type="float">
            <text:p>13</text:p>
          </table:table-cell>
          <table:table-cell table:style-name="ce70" table:formula="of:=[.$E33]+[.H$1]" office:value-type="float" office:value="14" calcext:value-type="float">
            <text:p>14</text:p>
          </table:table-cell>
          <table:table-cell table:style-name="ce70" table:formula="of:=[.$E33]+[.I$1]" office:value-type="float" office:value="15" calcext:value-type="float">
            <text:p>15</text:p>
          </table:table-cell>
          <table:table-cell table:formula="of:=[.$E33]+[.J$1]" office:value-type="float" office:value="16" calcext:value-type="float">
            <text:p>16</text:p>
          </table:table-cell>
          <table:table-cell table:formula="of:=[.$E33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A34:.D34])" office:value-type="float" office:value="11" calcext:value-type="float">
            <text:p>11</text:p>
          </table:table-cell>
          <table:table-cell table:formula="of:=[.$E34]+[.F$1]" office:value-type="float" office:value="12" calcext:value-type="float">
            <text:p>12</text:p>
          </table:table-cell>
          <table:table-cell table:style-name="ce70" table:formula="of:=[.$E34]+[.G$1]" office:value-type="float" office:value="13" calcext:value-type="float">
            <text:p>13</text:p>
          </table:table-cell>
          <table:table-cell table:formula="of:=[.$E34]+[.H$1]" office:value-type="float" office:value="14" calcext:value-type="float">
            <text:p>14</text:p>
          </table:table-cell>
          <table:table-cell table:formula="of:=[.$E34]+[.I$1]" office:value-type="float" office:value="15" calcext:value-type="float">
            <text:p>15</text:p>
          </table:table-cell>
          <table:table-cell table:style-name="ce70" table:formula="of:=[.$E34]+[.J$1]" office:value-type="float" office:value="16" calcext:value-type="float">
            <text:p>16</text:p>
          </table:table-cell>
          <table:table-cell table:formula="of:=[.$E34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35:.D35])" office:value-type="float" office:value="11" calcext:value-type="float">
            <text:p>11</text:p>
          </table:table-cell>
          <table:table-cell table:formula="of:=[.$E35]+[.F$1]" office:value-type="float" office:value="12" calcext:value-type="float">
            <text:p>12</text:p>
          </table:table-cell>
          <table:table-cell table:style-name="ce70" table:formula="of:=[.$E35]+[.G$1]" office:value-type="float" office:value="13" calcext:value-type="float">
            <text:p>13</text:p>
          </table:table-cell>
          <table:table-cell table:style-name="ce70" table:formula="of:=[.$E35]+[.H$1]" office:value-type="float" office:value="14" calcext:value-type="float">
            <text:p>14</text:p>
          </table:table-cell>
          <table:table-cell table:style-name="ce70" table:formula="of:=[.$E35]+[.I$1]" office:value-type="float" office:value="15" calcext:value-type="float">
            <text:p>15</text:p>
          </table:table-cell>
          <table:table-cell table:formula="of:=[.$E35]+[.J$1]" office:value-type="float" office:value="16" calcext:value-type="float">
            <text:p>16</text:p>
          </table:table-cell>
          <table:table-cell table:formula="of:=[.$E35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A36:.D36])" office:value-type="float" office:value="11" calcext:value-type="float">
            <text:p>11</text:p>
          </table:table-cell>
          <table:table-cell table:formula="of:=[.$E36]+[.F$1]" office:value-type="float" office:value="12" calcext:value-type="float">
            <text:p>12</text:p>
          </table:table-cell>
          <table:table-cell table:style-name="ce70" table:formula="of:=[.$E36]+[.G$1]" office:value-type="float" office:value="13" calcext:value-type="float">
            <text:p>13</text:p>
          </table:table-cell>
          <table:table-cell table:style-name="ce70" table:formula="of:=[.$E36]+[.H$1]" office:value-type="float" office:value="14" calcext:value-type="float">
            <text:p>14</text:p>
          </table:table-cell>
          <table:table-cell table:formula="of:=[.$E36]+[.I$1]" office:value-type="float" office:value="15" calcext:value-type="float">
            <text:p>15</text:p>
          </table:table-cell>
          <table:table-cell table:formula="of:=[.$E36]+[.J$1]" office:value-type="float" office:value="16" calcext:value-type="float">
            <text:p>16</text:p>
          </table:table-cell>
          <table:table-cell table:formula="of:=[.$E36]+[.K$1]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37:.D37])" office:value-type="float" office:value="12" calcext:value-type="float">
            <text:p>12</text:p>
          </table:table-cell>
          <table:table-cell table:style-name="ce60" table:formula="of:=[.$E37]+[.F$1]" office:value-type="float" office:value="13" calcext:value-type="float">
            <text:p>13</text:p>
          </table:table-cell>
          <table:table-cell table:formula="of:=[.$E37]+[.G$1]" office:value-type="float" office:value="14" calcext:value-type="float">
            <text:p>14</text:p>
          </table:table-cell>
          <table:table-cell table:formula="of:=[.$E37]+[.H$1]" office:value-type="float" office:value="15" calcext:value-type="float">
            <text:p>15</text:p>
          </table:table-cell>
          <table:table-cell table:style-name="ce70" table:formula="of:=[.$E37]+[.I$1]" office:value-type="float" office:value="16" calcext:value-type="float">
            <text:p>16</text:p>
          </table:table-cell>
          <table:table-cell table:formula="of:=[.$E37]+[.J$1]" office:value-type="float" office:value="17" calcext:value-type="float">
            <text:p>17</text:p>
          </table:table-cell>
          <table:table-cell table:style-name="ce70" table:formula="of:=[.$E37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38:.D38])" office:value-type="float" office:value="12" calcext:value-type="float">
            <text:p>12</text:p>
          </table:table-cell>
          <table:table-cell table:style-name="ce60" table:formula="of:=[.$E38]+[.F$1]" office:value-type="float" office:value="13" calcext:value-type="float">
            <text:p>13</text:p>
          </table:table-cell>
          <table:table-cell table:formula="of:=[.$E38]+[.G$1]" office:value-type="float" office:value="14" calcext:value-type="float">
            <text:p>14</text:p>
          </table:table-cell>
          <table:table-cell table:formula="of:=[.$E38]+[.H$1]" office:value-type="float" office:value="15" calcext:value-type="float">
            <text:p>15</text:p>
          </table:table-cell>
          <table:table-cell table:formula="of:=[.$E38]+[.I$1]" office:value-type="float" office:value="16" calcext:value-type="float">
            <text:p>16</text:p>
          </table:table-cell>
          <table:table-cell table:style-name="ce70" table:formula="of:=[.$E38]+[.J$1]" office:value-type="float" office:value="17" calcext:value-type="float">
            <text:p>17</text:p>
          </table:table-cell>
          <table:table-cell table:formula="of:=[.$E38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39:.D39])" office:value-type="float" office:value="12" calcext:value-type="float">
            <text:p>12</text:p>
          </table:table-cell>
          <table:table-cell table:style-name="ce60" table:formula="of:=[.$E39]+[.F$1]" office:value-type="float" office:value="13" calcext:value-type="float">
            <text:p>13</text:p>
          </table:table-cell>
          <table:table-cell table:style-name="ce70" table:formula="of:=[.$E39]+[.G$1]" office:value-type="float" office:value="14" calcext:value-type="float">
            <text:p>14</text:p>
          </table:table-cell>
          <table:table-cell table:style-name="ce70" table:formula="of:=[.$E39]+[.H$1]" office:value-type="float" office:value="15" calcext:value-type="float">
            <text:p>15</text:p>
          </table:table-cell>
          <table:table-cell table:formula="of:=[.$E39]+[.I$1]" office:value-type="float" office:value="16" calcext:value-type="float">
            <text:p>16</text:p>
          </table:table-cell>
          <table:table-cell table:formula="of:=[.$E39]+[.J$1]" office:value-type="float" office:value="17" calcext:value-type="float">
            <text:p>17</text:p>
          </table:table-cell>
          <table:table-cell table:style-name="ce70" table:formula="of:=[.$E39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40:.D40])" office:value-type="float" office:value="12" calcext:value-type="float">
            <text:p>12</text:p>
          </table:table-cell>
          <table:table-cell table:style-name="ce60" table:formula="of:=[.$E40]+[.F$1]" office:value-type="float" office:value="13" calcext:value-type="float">
            <text:p>13</text:p>
          </table:table-cell>
          <table:table-cell table:style-name="ce70" table:formula="of:=[.$E40]+[.G$1]" office:value-type="float" office:value="14" calcext:value-type="float">
            <text:p>14</text:p>
          </table:table-cell>
          <table:table-cell table:formula="of:=[.$E40]+[.H$1]" office:value-type="float" office:value="15" calcext:value-type="float">
            <text:p>15</text:p>
          </table:table-cell>
          <table:table-cell table:style-name="ce70" table:formula="of:=[.$E40]+[.I$1]" office:value-type="float" office:value="16" calcext:value-type="float">
            <text:p>16</text:p>
          </table:table-cell>
          <table:table-cell table:style-name="ce70" table:formula="of:=[.$E40]+[.J$1]" office:value-type="float" office:value="17" calcext:value-type="float">
            <text:p>17</text:p>
          </table:table-cell>
          <table:table-cell table:formula="of:=[.$E40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41:.D41])" office:value-type="float" office:value="12" calcext:value-type="float">
            <text:p>12</text:p>
          </table:table-cell>
          <table:table-cell table:style-name="ce60" table:formula="of:=[.$E41]+[.F$1]" office:value-type="float" office:value="13" calcext:value-type="float">
            <text:p>13</text:p>
          </table:table-cell>
          <table:table-cell table:formula="of:=[.$E41]+[.G$1]" office:value-type="float" office:value="14" calcext:value-type="float">
            <text:p>14</text:p>
          </table:table-cell>
          <table:table-cell table:style-name="ce70" table:formula="of:=[.$E41]+[.H$1]" office:value-type="float" office:value="15" calcext:value-type="float">
            <text:p>15</text:p>
          </table:table-cell>
          <table:table-cell table:formula="of:=[.$E41]+[.I$1]" office:value-type="float" office:value="16" calcext:value-type="float">
            <text:p>16</text:p>
          </table:table-cell>
          <table:table-cell table:style-name="ce70" table:formula="of:=[.$E41]+[.J$1]" office:value-type="float" office:value="17" calcext:value-type="float">
            <text:p>17</text:p>
          </table:table-cell>
          <table:table-cell table:formula="of:=[.$E41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42:.D42])" office:value-type="float" office:value="12" calcext:value-type="float">
            <text:p>12</text:p>
          </table:table-cell>
          <table:table-cell table:style-name="ce60" table:formula="of:=[.$E42]+[.F$1]" office:value-type="float" office:value="13" calcext:value-type="float">
            <text:p>13</text:p>
          </table:table-cell>
          <table:table-cell table:formula="of:=[.$E42]+[.G$1]" office:value-type="float" office:value="14" calcext:value-type="float">
            <text:p>14</text:p>
          </table:table-cell>
          <table:table-cell table:style-name="ce70" table:formula="of:=[.$E42]+[.H$1]" office:value-type="float" office:value="15" calcext:value-type="float">
            <text:p>15</text:p>
          </table:table-cell>
          <table:table-cell table:style-name="ce70" table:formula="of:=[.$E42]+[.I$1]" office:value-type="float" office:value="16" calcext:value-type="float">
            <text:p>16</text:p>
          </table:table-cell>
          <table:table-cell table:formula="of:=[.$E42]+[.J$1]" office:value-type="float" office:value="17" calcext:value-type="float">
            <text:p>17</text:p>
          </table:table-cell>
          <table:table-cell table:formula="of:=[.$E42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43:.D43])" office:value-type="float" office:value="12" calcext:value-type="float">
            <text:p>12</text:p>
          </table:table-cell>
          <table:table-cell table:formula="of:=[.$E43]+[.F$1]" office:value-type="float" office:value="13" calcext:value-type="float">
            <text:p>13</text:p>
          </table:table-cell>
          <table:table-cell table:style-name="ce70" table:formula="of:=[.$E43]+[.G$1]" office:value-type="float" office:value="14" calcext:value-type="float">
            <text:p>14</text:p>
          </table:table-cell>
          <table:table-cell table:formula="of:=[.$E43]+[.H$1]" office:value-type="float" office:value="15" calcext:value-type="float">
            <text:p>15</text:p>
          </table:table-cell>
          <table:table-cell table:formula="of:=[.$E43]+[.I$1]" office:value-type="float" office:value="16" calcext:value-type="float">
            <text:p>16</text:p>
          </table:table-cell>
          <table:table-cell table:formula="of:=[.$E43]+[.J$1]" office:value-type="float" office:value="17" calcext:value-type="float">
            <text:p>17</text:p>
          </table:table-cell>
          <table:table-cell table:style-name="ce70" table:formula="of:=[.$E43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44:.D44])" office:value-type="float" office:value="12" calcext:value-type="float">
            <text:p>12</text:p>
          </table:table-cell>
          <table:table-cell table:formula="of:=[.$E44]+[.F$1]" office:value-type="float" office:value="13" calcext:value-type="float">
            <text:p>13</text:p>
          </table:table-cell>
          <table:table-cell table:style-name="ce70" table:formula="of:=[.$E44]+[.G$1]" office:value-type="float" office:value="14" calcext:value-type="float">
            <text:p>14</text:p>
          </table:table-cell>
          <table:table-cell table:style-name="ce70" table:formula="of:=[.$E44]+[.H$1]" office:value-type="float" office:value="15" calcext:value-type="float">
            <text:p>15</text:p>
          </table:table-cell>
          <table:table-cell table:formula="of:=[.$E44]+[.I$1]" office:value-type="float" office:value="16" calcext:value-type="float">
            <text:p>16</text:p>
          </table:table-cell>
          <table:table-cell table:style-name="ce70" table:formula="of:=[.$E44]+[.J$1]" office:value-type="float" office:value="17" calcext:value-type="float">
            <text:p>17</text:p>
          </table:table-cell>
          <table:table-cell table:formula="of:=[.$E44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45:.D45])" office:value-type="float" office:value="12" calcext:value-type="float">
            <text:p>12</text:p>
          </table:table-cell>
          <table:table-cell table:formula="of:=[.$E45]+[.F$1]" office:value-type="float" office:value="13" calcext:value-type="float">
            <text:p>13</text:p>
          </table:table-cell>
          <table:table-cell table:style-name="ce70" table:formula="of:=[.$E45]+[.G$1]" office:value-type="float" office:value="14" calcext:value-type="float">
            <text:p>14</text:p>
          </table:table-cell>
          <table:table-cell table:formula="of:=[.$E45]+[.H$1]" office:value-type="float" office:value="15" calcext:value-type="float">
            <text:p>15</text:p>
          </table:table-cell>
          <table:table-cell table:style-name="ce70" table:formula="of:=[.$E45]+[.I$1]" office:value-type="float" office:value="16" calcext:value-type="float">
            <text:p>16</text:p>
          </table:table-cell>
          <table:table-cell table:formula="of:=[.$E45]+[.J$1]" office:value-type="float" office:value="17" calcext:value-type="float">
            <text:p>17</text:p>
          </table:table-cell>
          <table:table-cell table:formula="of:=[.$E45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46:.D46])" office:value-type="float" office:value="12" calcext:value-type="float">
            <text:p>12</text:p>
          </table:table-cell>
          <table:table-cell table:formula="of:=[.$E46]+[.F$1]" office:value-type="float" office:value="13" calcext:value-type="float">
            <text:p>13</text:p>
          </table:table-cell>
          <table:table-cell table:style-name="ce70" table:formula="of:=[.$E46]+[.G$1]" office:value-type="float" office:value="14" calcext:value-type="float">
            <text:p>14</text:p>
          </table:table-cell>
          <table:table-cell table:style-name="ce70" table:formula="of:=[.$E46]+[.H$1]" office:value-type="float" office:value="15" calcext:value-type="float">
            <text:p>15</text:p>
          </table:table-cell>
          <table:table-cell table:style-name="ce70" table:formula="of:=[.$E46]+[.I$1]" office:value-type="float" office:value="16" calcext:value-type="float">
            <text:p>16</text:p>
          </table:table-cell>
          <table:table-cell table:formula="of:=[.$E46]+[.J$1]" office:value-type="float" office:value="17" calcext:value-type="float">
            <text:p>17</text:p>
          </table:table-cell>
          <table:table-cell table:formula="of:=[.$E46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table:number-columns-repeated="4" office:value-type="float" office:value="3" calcext:value-type="float">
            <text:p>3</text:p>
          </table:table-cell>
          <table:table-cell table:formula="of:=SUM([.A47:.D47])" office:value-type="float" office:value="12" calcext:value-type="float">
            <text:p>12</text:p>
          </table:table-cell>
          <table:table-cell table:formula="of:=[.$E47]+[.F$1]" office:value-type="float" office:value="13" calcext:value-type="float">
            <text:p>13</text:p>
          </table:table-cell>
          <table:table-cell table:formula="of:=[.$E47]+[.G$1]" office:value-type="float" office:value="14" calcext:value-type="float">
            <text:p>14</text:p>
          </table:table-cell>
          <table:table-cell table:style-name="ce70" table:formula="of:=[.$E47]+[.H$1]" office:value-type="float" office:value="15" calcext:value-type="float">
            <text:p>15</text:p>
          </table:table-cell>
          <table:table-cell table:formula="of:=[.$E47]+[.I$1]" office:value-type="float" office:value="16" calcext:value-type="float">
            <text:p>16</text:p>
          </table:table-cell>
          <table:table-cell table:formula="of:=[.$E47]+[.J$1]" office:value-type="float" office:value="17" calcext:value-type="float">
            <text:p>17</text:p>
          </table:table-cell>
          <table:table-cell table:formula="of:=[.$E47]+[.K$1]" office:value-type="float" office:value="18" calcext:value-type="float">
            <text:p>18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48:.D48])" office:value-type="float" office:value="13" calcext:value-type="float">
            <text:p>13</text:p>
          </table:table-cell>
          <table:table-cell table:style-name="ce60" table:formula="of:=[.$E48]+[.F$1]" office:value-type="float" office:value="14" calcext:value-type="float">
            <text:p>14</text:p>
          </table:table-cell>
          <table:table-cell table:formula="of:=[.$E48]+[.G$1]" office:value-type="float" office:value="15" calcext:value-type="float">
            <text:p>15</text:p>
          </table:table-cell>
          <table:table-cell table:formula="of:=[.$E48]+[.H$1]" office:value-type="float" office:value="16" calcext:value-type="float">
            <text:p>16</text:p>
          </table:table-cell>
          <table:table-cell table:formula="of:=[.$E48]+[.I$1]" office:value-type="float" office:value="17" calcext:value-type="float">
            <text:p>17</text:p>
          </table:table-cell>
          <table:table-cell table:style-name="ce70" table:formula="of:=[.$E48]+[.J$1]" office:value-type="float" office:value="18" calcext:value-type="float">
            <text:p>18</text:p>
          </table:table-cell>
          <table:table-cell table:style-name="ce70" table:formula="of:=[.$E48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49:.D49])" office:value-type="float" office:value="13" calcext:value-type="float">
            <text:p>13</text:p>
          </table:table-cell>
          <table:table-cell table:style-name="ce60" table:formula="of:=[.$E49]+[.F$1]" office:value-type="float" office:value="14" calcext:value-type="float">
            <text:p>14</text:p>
          </table:table-cell>
          <table:table-cell table:style-name="ce70" table:formula="of:=[.$E49]+[.G$1]" office:value-type="float" office:value="15" calcext:value-type="float">
            <text:p>15</text:p>
          </table:table-cell>
          <table:table-cell table:formula="of:=[.$E49]+[.H$1]" office:value-type="float" office:value="16" calcext:value-type="float">
            <text:p>16</text:p>
          </table:table-cell>
          <table:table-cell table:style-name="ce70" table:formula="of:=[.$E49]+[.I$1]" office:value-type="float" office:value="17" calcext:value-type="float">
            <text:p>17</text:p>
          </table:table-cell>
          <table:table-cell table:formula="of:=[.$E49]+[.J$1]" office:value-type="float" office:value="18" calcext:value-type="float">
            <text:p>18</text:p>
          </table:table-cell>
          <table:table-cell table:style-name="ce70" table:formula="of:=[.$E49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50:.D50])" office:value-type="float" office:value="13" calcext:value-type="float">
            <text:p>13</text:p>
          </table:table-cell>
          <table:table-cell table:style-name="ce60" table:formula="of:=[.$E50]+[.F$1]" office:value-type="float" office:value="14" calcext:value-type="float">
            <text:p>14</text:p>
          </table:table-cell>
          <table:table-cell table:style-name="ce70" table:formula="of:=[.$E50]+[.G$1]" office:value-type="float" office:value="15" calcext:value-type="float">
            <text:p>15</text:p>
          </table:table-cell>
          <table:table-cell table:formula="of:=[.$E50]+[.H$1]" office:value-type="float" office:value="16" calcext:value-type="float">
            <text:p>16</text:p>
          </table:table-cell>
          <table:table-cell table:formula="of:=[.$E50]+[.I$1]" office:value-type="float" office:value="17" calcext:value-type="float">
            <text:p>17</text:p>
          </table:table-cell>
          <table:table-cell table:style-name="ce70" table:formula="of:=[.$E50]+[.J$1]" office:value-type="float" office:value="18" calcext:value-type="float">
            <text:p>18</text:p>
          </table:table-cell>
          <table:table-cell table:formula="of:=[.$E50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51:.D51])" office:value-type="float" office:value="13" calcext:value-type="float">
            <text:p>13</text:p>
          </table:table-cell>
          <table:table-cell table:style-name="ce60" table:formula="of:=[.$E51]+[.F$1]" office:value-type="float" office:value="14" calcext:value-type="float">
            <text:p>14</text:p>
          </table:table-cell>
          <table:table-cell table:formula="of:=[.$E51]+[.G$1]" office:value-type="float" office:value="15" calcext:value-type="float">
            <text:p>15</text:p>
          </table:table-cell>
          <table:table-cell table:style-name="ce70" table:formula="of:=[.$E51]+[.H$1]" office:value-type="float" office:value="16" calcext:value-type="float">
            <text:p>16</text:p>
          </table:table-cell>
          <table:table-cell table:formula="of:=[.$E51]+[.I$1]" office:value-type="float" office:value="17" calcext:value-type="float">
            <text:p>17</text:p>
          </table:table-cell>
          <table:table-cell table:formula="of:=[.$E51]+[.J$1]" office:value-type="float" office:value="18" calcext:value-type="float">
            <text:p>18</text:p>
          </table:table-cell>
          <table:table-cell table:style-name="ce70" table:formula="of:=[.$E51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52:.D52])" office:value-type="float" office:value="13" calcext:value-type="float">
            <text:p>13</text:p>
          </table:table-cell>
          <table:table-cell table:style-name="ce60" table:formula="of:=[.$E52]+[.F$1]" office:value-type="float" office:value="14" calcext:value-type="float">
            <text:p>14</text:p>
          </table:table-cell>
          <table:table-cell table:formula="of:=[.$E52]+[.G$1]" office:value-type="float" office:value="15" calcext:value-type="float">
            <text:p>15</text:p>
          </table:table-cell>
          <table:table-cell table:style-name="ce70" table:formula="of:=[.$E52]+[.H$1]" office:value-type="float" office:value="16" calcext:value-type="float">
            <text:p>16</text:p>
          </table:table-cell>
          <table:table-cell table:style-name="ce70" table:formula="of:=[.$E52]+[.I$1]" office:value-type="float" office:value="17" calcext:value-type="float">
            <text:p>17</text:p>
          </table:table-cell>
          <table:table-cell table:style-name="ce70" table:formula="of:=[.$E52]+[.J$1]" office:value-type="float" office:value="18" calcext:value-type="float">
            <text:p>18</text:p>
          </table:table-cell>
          <table:table-cell table:formula="of:=[.$E52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A53:.D53])" office:value-type="float" office:value="13" calcext:value-type="float">
            <text:p>13</text:p>
          </table:table-cell>
          <table:table-cell table:style-name="ce60" table:formula="of:=[.$E53]+[.F$1]" office:value-type="float" office:value="14" calcext:value-type="float">
            <text:p>14</text:p>
          </table:table-cell>
          <table:table-cell table:formula="of:=[.$E53]+[.G$1]" office:value-type="float" office:value="15" calcext:value-type="float">
            <text:p>15</text:p>
          </table:table-cell>
          <table:table-cell table:formula="of:=[.$E53]+[.H$1]" office:value-type="float" office:value="16" calcext:value-type="float">
            <text:p>16</text:p>
          </table:table-cell>
          <table:table-cell table:style-name="ce70" table:formula="of:=[.$E53]+[.I$1]" office:value-type="float" office:value="17" calcext:value-type="float">
            <text:p>17</text:p>
          </table:table-cell>
          <table:table-cell table:formula="of:=[.$E53]+[.J$1]" office:value-type="float" office:value="18" calcext:value-type="float">
            <text:p>18</text:p>
          </table:table-cell>
          <table:table-cell table:formula="of:=[.$E53]+[.K$1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54:.D54])" office:value-type="float" office:value="13" calcext:value-type="float">
            <text:p>13</text:p>
          </table:table-cell>
          <table:table-cell table:formula="of:=[.$E54]+[.F$1]" office:value-type="float" office:value="14" calcext:value-type="float">
            <text:p>14</text:p>
          </table:table-cell>
          <table:table-cell table:style-name="ce70" table:formula="of:=[.$E54]+[.G$1]" office:value-type="float" office:value="15" calcext:value-type="float">
            <text:p>15</text:p>
          </table:table-cell>
          <table:table-cell table:style-name="ce70" table:formula="of:=[.$E54]+[.H$1]" office:value-type="float" office:value="16" calcext:value-type="float">
            <text:p>16</text:p>
          </table:table-cell>
          <table:table-cell table:formula="of:=[.$E54]+[.I$1]" office:value-type="float" office:value="17" calcext:value-type="float">
            <text:p>17</text:p>
          </table:table-cell>
          <table:table-cell table:formula="of:=[.$E54]+[.J$1]" office:value-type="float" office:value="18" calcext:value-type="float">
            <text:p>18</text:p>
          </table:table-cell>
          <table:table-cell table:style-name="ce70" table:formula="of:=[.$E54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55:.D55])" office:value-type="float" office:value="13" calcext:value-type="float">
            <text:p>13</text:p>
          </table:table-cell>
          <table:table-cell table:formula="of:=[.$E55]+[.F$1]" office:value-type="float" office:value="14" calcext:value-type="float">
            <text:p>14</text:p>
          </table:table-cell>
          <table:table-cell table:style-name="ce70" table:formula="of:=[.$E55]+[.G$1]" office:value-type="float" office:value="15" calcext:value-type="float">
            <text:p>15</text:p>
          </table:table-cell>
          <table:table-cell table:formula="of:=[.$E55]+[.H$1]" office:value-type="float" office:value="16" calcext:value-type="float">
            <text:p>16</text:p>
          </table:table-cell>
          <table:table-cell table:style-name="ce70" table:formula="of:=[.$E55]+[.I$1]" office:value-type="float" office:value="17" calcext:value-type="float">
            <text:p>17</text:p>
          </table:table-cell>
          <table:table-cell table:style-name="ce70" table:formula="of:=[.$E55]+[.J$1]" office:value-type="float" office:value="18" calcext:value-type="float">
            <text:p>18</text:p>
          </table:table-cell>
          <table:table-cell table:formula="of:=[.$E55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56:.D56])" office:value-type="float" office:value="13" calcext:value-type="float">
            <text:p>13</text:p>
          </table:table-cell>
          <table:table-cell table:formula="of:=[.$E56]+[.F$1]" office:value-type="float" office:value="14" calcext:value-type="float">
            <text:p>14</text:p>
          </table:table-cell>
          <table:table-cell table:style-name="ce70" table:formula="of:=[.$E56]+[.G$1]" office:value-type="float" office:value="15" calcext:value-type="float">
            <text:p>15</text:p>
          </table:table-cell>
          <table:table-cell table:style-name="ce70" table:formula="of:=[.$E56]+[.H$1]" office:value-type="float" office:value="16" calcext:value-type="float">
            <text:p>16</text:p>
          </table:table-cell>
          <table:table-cell table:formula="of:=[.$E56]+[.I$1]" office:value-type="float" office:value="17" calcext:value-type="float">
            <text:p>17</text:p>
          </table:table-cell>
          <table:table-cell table:style-name="ce70" table:formula="of:=[.$E56]+[.J$1]" office:value-type="float" office:value="18" calcext:value-type="float">
            <text:p>18</text:p>
          </table:table-cell>
          <table:table-cell table:formula="of:=[.$E56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57:.D57])" office:value-type="float" office:value="13" calcext:value-type="float">
            <text:p>13</text:p>
          </table:table-cell>
          <table:table-cell table:formula="of:=[.$E57]+[.F$1]" office:value-type="float" office:value="14" calcext:value-type="float">
            <text:p>14</text:p>
          </table:table-cell>
          <table:table-cell table:style-name="ce70" table:formula="of:=[.$E57]+[.G$1]" office:value-type="float" office:value="15" calcext:value-type="float">
            <text:p>15</text:p>
          </table:table-cell>
          <table:table-cell table:style-name="ce70" table:formula="of:=[.$E57]+[.H$1]" office:value-type="float" office:value="16" calcext:value-type="float">
            <text:p>16</text:p>
          </table:table-cell>
          <table:table-cell table:style-name="ce70" table:formula="of:=[.$E57]+[.I$1]" office:value-type="float" office:value="17" calcext:value-type="float">
            <text:p>17</text:p>
          </table:table-cell>
          <table:table-cell table:formula="of:=[.$E57]+[.J$1]" office:value-type="float" office:value="18" calcext:value-type="float">
            <text:p>18</text:p>
          </table:table-cell>
          <table:table-cell table:formula="of:=[.$E57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A58:.D58])" office:value-type="float" office:value="13" calcext:value-type="float">
            <text:p>13</text:p>
          </table:table-cell>
          <table:table-cell table:formula="of:=[.$E58]+[.F$1]" office:value-type="float" office:value="14" calcext:value-type="float">
            <text:p>14</text:p>
          </table:table-cell>
          <table:table-cell table:formula="of:=[.$E58]+[.G$1]" office:value-type="float" office:value="15" calcext:value-type="float">
            <text:p>15</text:p>
          </table:table-cell>
          <table:table-cell table:style-name="ce70" table:formula="of:=[.$E58]+[.H$1]" office:value-type="float" office:value="16" calcext:value-type="float">
            <text:p>16</text:p>
          </table:table-cell>
          <table:table-cell table:style-name="ce70" table:formula="of:=[.$E58]+[.I$1]" office:value-type="float" office:value="17" calcext:value-type="float">
            <text:p>17</text:p>
          </table:table-cell>
          <table:table-cell table:formula="of:=[.$E58]+[.J$1]" office:value-type="float" office:value="18" calcext:value-type="float">
            <text:p>18</text:p>
          </table:table-cell>
          <table:table-cell table:formula="of:=[.$E58]+[.K$1]" office:value-type="float" office:value="19" calcext:value-type="float">
            <text:p>19</text:p>
          </table:table-cell>
          <table:table-cell table:number-columns-repeated="7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59:.D59])" office:value-type="float" office:value="14" calcext:value-type="float">
            <text:p>14</text:p>
          </table:table-cell>
          <table:table-cell table:style-name="ce60" table:formula="of:=[.$E59]+[.F$1]" office:value-type="float" office:value="15" calcext:value-type="float">
            <text:p>15</text:p>
          </table:table-cell>
          <table:table-cell table:formula="of:=[.$E59]+[.G$1]" office:value-type="float" office:value="16" calcext:value-type="float">
            <text:p>16</text:p>
          </table:table-cell>
          <table:table-cell table:formula="of:=[.$E59]+[.H$1]" office:value-type="float" office:value="17" calcext:value-type="float">
            <text:p>17</text:p>
          </table:table-cell>
          <table:table-cell table:formula="of:=[.$E59]+[.I$1]" office:value-type="float" office:value="18" calcext:value-type="float">
            <text:p>18</text:p>
          </table:table-cell>
          <table:table-cell table:formula="of:=[.$E59]+[.J$1]" office:value-type="float" office:value="19" calcext:value-type="float">
            <text:p>19</text:p>
          </table:table-cell>
          <table:table-cell table:style-name="ce70" table:formula="of:=[.$E59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60:.D60])" office:value-type="float" office:value="14" calcext:value-type="float">
            <text:p>14</text:p>
          </table:table-cell>
          <table:table-cell table:style-name="ce60" table:formula="of:=[.$E60]+[.F$1]" office:value-type="float" office:value="15" calcext:value-type="float">
            <text:p>15</text:p>
          </table:table-cell>
          <table:table-cell table:style-name="ce70" table:formula="of:=[.$E60]+[.G$1]" office:value-type="float" office:value="16" calcext:value-type="float">
            <text:p>16</text:p>
          </table:table-cell>
          <table:table-cell table:formula="of:=[.$E60]+[.H$1]" office:value-type="float" office:value="17" calcext:value-type="float">
            <text:p>17</text:p>
          </table:table-cell>
          <table:table-cell table:formula="of:=[.$E60]+[.I$1]" office:value-type="float" office:value="18" calcext:value-type="float">
            <text:p>18</text:p>
          </table:table-cell>
          <table:table-cell table:style-name="ce70" table:formula="of:=[.$E60]+[.J$1]" office:value-type="float" office:value="19" calcext:value-type="float">
            <text:p>19</text:p>
          </table:table-cell>
          <table:table-cell table:style-name="ce70" table:formula="of:=[.$E60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61:.D61])" office:value-type="float" office:value="14" calcext:value-type="float">
            <text:p>14</text:p>
          </table:table-cell>
          <table:table-cell table:style-name="ce60" table:formula="of:=[.$E61]+[.F$1]" office:value-type="float" office:value="15" calcext:value-type="float">
            <text:p>15</text:p>
          </table:table-cell>
          <table:table-cell table:formula="of:=[.$E61]+[.G$1]" office:value-type="float" office:value="16" calcext:value-type="float">
            <text:p>16</text:p>
          </table:table-cell>
          <table:table-cell table:style-name="ce70" table:formula="of:=[.$E61]+[.H$1]" office:value-type="float" office:value="17" calcext:value-type="float">
            <text:p>17</text:p>
          </table:table-cell>
          <table:table-cell table:style-name="ce70" table:formula="of:=[.$E61]+[.I$1]" office:value-type="float" office:value="18" calcext:value-type="float">
            <text:p>18</text:p>
          </table:table-cell>
          <table:table-cell table:formula="of:=[.$E61]+[.J$1]" office:value-type="float" office:value="19" calcext:value-type="float">
            <text:p>19</text:p>
          </table:table-cell>
          <table:table-cell table:style-name="ce70" table:formula="of:=[.$E61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62:.D62])" office:value-type="float" office:value="14" calcext:value-type="float">
            <text:p>14</text:p>
          </table:table-cell>
          <table:table-cell table:style-name="ce60" table:formula="of:=[.$E62]+[.F$1]" office:value-type="float" office:value="15" calcext:value-type="float">
            <text:p>15</text:p>
          </table:table-cell>
          <table:table-cell table:formula="of:=[.$E62]+[.G$1]" office:value-type="float" office:value="16" calcext:value-type="float">
            <text:p>16</text:p>
          </table:table-cell>
          <table:table-cell table:style-name="ce70" table:formula="of:=[.$E62]+[.H$1]" office:value-type="float" office:value="17" calcext:value-type="float">
            <text:p>17</text:p>
          </table:table-cell>
          <table:table-cell table:formula="of:=[.$E62]+[.I$1]" office:value-type="float" office:value="18" calcext:value-type="float">
            <text:p>18</text:p>
          </table:table-cell>
          <table:table-cell table:style-name="ce70" table:formula="of:=[.$E62]+[.J$1]" office:value-type="float" office:value="19" calcext:value-type="float">
            <text:p>19</text:p>
          </table:table-cell>
          <table:table-cell table:formula="of:=[.$E62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63:.D63])" office:value-type="float" office:value="14" calcext:value-type="float">
            <text:p>14</text:p>
          </table:table-cell>
          <table:table-cell table:style-name="ce60" table:formula="of:=[.$E63]+[.F$1]" office:value-type="float" office:value="15" calcext:value-type="float">
            <text:p>15</text:p>
          </table:table-cell>
          <table:table-cell table:formula="of:=[.$E63]+[.G$1]" office:value-type="float" office:value="16" calcext:value-type="float">
            <text:p>16</text:p>
          </table:table-cell>
          <table:table-cell table:formula="of:=[.$E63]+[.H$1]" office:value-type="float" office:value="17" calcext:value-type="float">
            <text:p>17</text:p>
          </table:table-cell>
          <table:table-cell table:style-name="ce70" table:formula="of:=[.$E63]+[.I$1]" office:value-type="float" office:value="18" calcext:value-type="float">
            <text:p>18</text:p>
          </table:table-cell>
          <table:table-cell table:style-name="ce70" table:formula="of:=[.$E63]+[.J$1]" office:value-type="float" office:value="19" calcext:value-type="float">
            <text:p>19</text:p>
          </table:table-cell>
          <table:table-cell table:formula="of:=[.$E63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64:.D64])" office:value-type="float" office:value="14" calcext:value-type="float">
            <text:p>14</text:p>
          </table:table-cell>
          <table:table-cell table:formula="of:=[.$E64]+[.F$1]" office:value-type="float" office:value="15" calcext:value-type="float">
            <text:p>15</text:p>
          </table:table-cell>
          <table:table-cell table:style-name="ce70" table:formula="of:=[.$E64]+[.G$1]" office:value-type="float" office:value="16" calcext:value-type="float">
            <text:p>16</text:p>
          </table:table-cell>
          <table:table-cell table:formula="of:=[.$E64]+[.H$1]" office:value-type="float" office:value="17" calcext:value-type="float">
            <text:p>17</text:p>
          </table:table-cell>
          <table:table-cell table:style-name="ce70" table:formula="of:=[.$E64]+[.I$1]" office:value-type="float" office:value="18" calcext:value-type="float">
            <text:p>18</text:p>
          </table:table-cell>
          <table:table-cell table:formula="of:=[.$E64]+[.J$1]" office:value-type="float" office:value="19" calcext:value-type="float">
            <text:p>19</text:p>
          </table:table-cell>
          <table:table-cell table:style-name="ce70" table:formula="of:=[.$E64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65:.D65])" office:value-type="float" office:value="14" calcext:value-type="float">
            <text:p>14</text:p>
          </table:table-cell>
          <table:table-cell table:formula="of:=[.$E65]+[.F$1]" office:value-type="float" office:value="15" calcext:value-type="float">
            <text:p>15</text:p>
          </table:table-cell>
          <table:table-cell table:style-name="ce70" table:formula="of:=[.$E65]+[.G$1]" office:value-type="float" office:value="16" calcext:value-type="float">
            <text:p>16</text:p>
          </table:table-cell>
          <table:table-cell table:formula="of:=[.$E65]+[.H$1]" office:value-type="float" office:value="17" calcext:value-type="float">
            <text:p>17</text:p>
          </table:table-cell>
          <table:table-cell table:formula="of:=[.$E65]+[.I$1]" office:value-type="float" office:value="18" calcext:value-type="float">
            <text:p>18</text:p>
          </table:table-cell>
          <table:table-cell table:style-name="ce70" table:formula="of:=[.$E65]+[.J$1]" office:value-type="float" office:value="19" calcext:value-type="float">
            <text:p>19</text:p>
          </table:table-cell>
          <table:table-cell table:formula="of:=[.$E65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66:.D66])" office:value-type="float" office:value="14" calcext:value-type="float">
            <text:p>14</text:p>
          </table:table-cell>
          <table:table-cell table:formula="of:=[.$E66]+[.F$1]" office:value-type="float" office:value="15" calcext:value-type="float">
            <text:p>15</text:p>
          </table:table-cell>
          <table:table-cell table:style-name="ce70" table:formula="of:=[.$E66]+[.G$1]" office:value-type="float" office:value="16" calcext:value-type="float">
            <text:p>16</text:p>
          </table:table-cell>
          <table:table-cell table:style-name="ce70" table:formula="of:=[.$E66]+[.H$1]" office:value-type="float" office:value="17" calcext:value-type="float">
            <text:p>17</text:p>
          </table:table-cell>
          <table:table-cell table:formula="of:=[.$E66]+[.I$1]" office:value-type="float" office:value="18" calcext:value-type="float">
            <text:p>18</text:p>
          </table:table-cell>
          <table:table-cell table:formula="of:=[.$E66]+[.J$1]" office:value-type="float" office:value="19" calcext:value-type="float">
            <text:p>19</text:p>
          </table:table-cell>
          <table:table-cell table:style-name="ce70" table:formula="of:=[.$E66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67:.D67])" office:value-type="float" office:value="14" calcext:value-type="float">
            <text:p>14</text:p>
          </table:table-cell>
          <table:table-cell table:formula="of:=[.$E67]+[.F$1]" office:value-type="float" office:value="15" calcext:value-type="float">
            <text:p>15</text:p>
          </table:table-cell>
          <table:table-cell table:style-name="ce70" table:formula="of:=[.$E67]+[.G$1]" office:value-type="float" office:value="16" calcext:value-type="float">
            <text:p>16</text:p>
          </table:table-cell>
          <table:table-cell table:style-name="ce70" table:formula="of:=[.$E67]+[.H$1]" office:value-type="float" office:value="17" calcext:value-type="float">
            <text:p>17</text:p>
          </table:table-cell>
          <table:table-cell table:style-name="ce70" table:formula="of:=[.$E67]+[.I$1]" office:value-type="float" office:value="18" calcext:value-type="float">
            <text:p>18</text:p>
          </table:table-cell>
          <table:table-cell table:style-name="ce70" table:formula="of:=[.$E67]+[.J$1]" office:value-type="float" office:value="19" calcext:value-type="float">
            <text:p>19</text:p>
          </table:table-cell>
          <table:table-cell table:formula="of:=[.$E67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A68:.D68])" office:value-type="float" office:value="14" calcext:value-type="float">
            <text:p>14</text:p>
          </table:table-cell>
          <table:table-cell table:formula="of:=[.$E68]+[.F$1]" office:value-type="float" office:value="15" calcext:value-type="float">
            <text:p>15</text:p>
          </table:table-cell>
          <table:table-cell table:style-name="ce70" table:formula="of:=[.$E68]+[.G$1]" office:value-type="float" office:value="16" calcext:value-type="float">
            <text:p>16</text:p>
          </table:table-cell>
          <table:table-cell table:formula="of:=[.$E68]+[.H$1]" office:value-type="float" office:value="17" calcext:value-type="float">
            <text:p>17</text:p>
          </table:table-cell>
          <table:table-cell table:style-name="ce70" table:formula="of:=[.$E68]+[.I$1]" office:value-type="float" office:value="18" calcext:value-type="float">
            <text:p>18</text:p>
          </table:table-cell>
          <table:table-cell table:formula="of:=[.$E68]+[.J$1]" office:value-type="float" office:value="19" calcext:value-type="float">
            <text:p>19</text:p>
          </table:table-cell>
          <table:table-cell table:formula="of:=[.$E68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69:.D69])" office:value-type="float" office:value="14" calcext:value-type="float">
            <text:p>14</text:p>
          </table:table-cell>
          <table:table-cell table:formula="of:=[.$E69]+[.F$1]" office:value-type="float" office:value="15" calcext:value-type="float">
            <text:p>15</text:p>
          </table:table-cell>
          <table:table-cell table:formula="of:=[.$E69]+[.G$1]" office:value-type="float" office:value="16" calcext:value-type="float">
            <text:p>16</text:p>
          </table:table-cell>
          <table:table-cell table:style-name="ce70" table:formula="of:=[.$E69]+[.H$1]" office:value-type="float" office:value="17" calcext:value-type="float">
            <text:p>17</text:p>
          </table:table-cell>
          <table:table-cell table:formula="of:=[.$E69]+[.I$1]" office:value-type="float" office:value="18" calcext:value-type="float">
            <text:p>18</text:p>
          </table:table-cell>
          <table:table-cell table:style-name="ce70" table:formula="of:=[.$E69]+[.J$1]" office:value-type="float" office:value="19" calcext:value-type="float">
            <text:p>19</text:p>
          </table:table-cell>
          <table:table-cell table:formula="of:=[.$E69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A70:.D70])" office:value-type="float" office:value="14" calcext:value-type="float">
            <text:p>14</text:p>
          </table:table-cell>
          <table:table-cell table:formula="of:=[.$E70]+[.F$1]" office:value-type="float" office:value="15" calcext:value-type="float">
            <text:p>15</text:p>
          </table:table-cell>
          <table:table-cell table:formula="of:=[.$E70]+[.G$1]" office:value-type="float" office:value="16" calcext:value-type="float">
            <text:p>16</text:p>
          </table:table-cell>
          <table:table-cell table:style-name="ce70" table:formula="of:=[.$E70]+[.H$1]" office:value-type="float" office:value="17" calcext:value-type="float">
            <text:p>17</text:p>
          </table:table-cell>
          <table:table-cell table:style-name="ce70" table:formula="of:=[.$E70]+[.I$1]" office:value-type="float" office:value="18" calcext:value-type="float">
            <text:p>18</text:p>
          </table:table-cell>
          <table:table-cell table:formula="of:=[.$E70]+[.J$1]" office:value-type="float" office:value="19" calcext:value-type="float">
            <text:p>19</text:p>
          </table:table-cell>
          <table:table-cell table:formula="of:=[.$E70]+[.K$1]" office:value-type="float" office:value="20" calcext:value-type="float">
            <text:p>2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71:.D71])" office:value-type="float" office:value="15" calcext:value-type="float">
            <text:p>15</text:p>
          </table:table-cell>
          <table:table-cell table:style-name="ce60" table:formula="of:=[.$E71]+[.F$1]" office:value-type="float" office:value="16" calcext:value-type="float">
            <text:p>16</text:p>
          </table:table-cell>
          <table:table-cell table:style-name="ce70" table:formula="of:=[.$E71]+[.G$1]" office:value-type="float" office:value="17" calcext:value-type="float">
            <text:p>17</text:p>
          </table:table-cell>
          <table:table-cell table:formula="of:=[.$E71]+[.H$1]" office:value-type="float" office:value="18" calcext:value-type="float">
            <text:p>18</text:p>
          </table:table-cell>
          <table:table-cell table:formula="of:=[.$E71]+[.I$1]" office:value-type="float" office:value="19" calcext:value-type="float">
            <text:p>19</text:p>
          </table:table-cell>
          <table:table-cell table:formula="of:=[.$E71]+[.J$1]" office:value-type="float" office:value="20" calcext:value-type="float">
            <text:p>20</text:p>
          </table:table-cell>
          <table:table-cell table:style-name="ce70" table:formula="of:=[.$E71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72:.D72])" office:value-type="float" office:value="15" calcext:value-type="float">
            <text:p>15</text:p>
          </table:table-cell>
          <table:table-cell table:style-name="ce60" table:formula="of:=[.$E72]+[.F$1]" office:value-type="float" office:value="16" calcext:value-type="float">
            <text:p>16</text:p>
          </table:table-cell>
          <table:table-cell table:formula="of:=[.$E72]+[.G$1]" office:value-type="float" office:value="17" calcext:value-type="float">
            <text:p>17</text:p>
          </table:table-cell>
          <table:table-cell table:style-name="ce70" table:formula="of:=[.$E72]+[.H$1]" office:value-type="float" office:value="18" calcext:value-type="float">
            <text:p>18</text:p>
          </table:table-cell>
          <table:table-cell table:formula="of:=[.$E72]+[.I$1]" office:value-type="float" office:value="19" calcext:value-type="float">
            <text:p>19</text:p>
          </table:table-cell>
          <table:table-cell table:style-name="ce70" table:formula="of:=[.$E72]+[.J$1]" office:value-type="float" office:value="20" calcext:value-type="float">
            <text:p>20</text:p>
          </table:table-cell>
          <table:table-cell table:style-name="ce70" table:formula="of:=[.$E72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73:.D73])" office:value-type="float" office:value="15" calcext:value-type="float">
            <text:p>15</text:p>
          </table:table-cell>
          <table:table-cell table:style-name="ce60" table:formula="of:=[.$E73]+[.F$1]" office:value-type="float" office:value="16" calcext:value-type="float">
            <text:p>16</text:p>
          </table:table-cell>
          <table:table-cell table:formula="of:=[.$E73]+[.G$1]" office:value-type="float" office:value="17" calcext:value-type="float">
            <text:p>17</text:p>
          </table:table-cell>
          <table:table-cell table:formula="of:=[.$E73]+[.H$1]" office:value-type="float" office:value="18" calcext:value-type="float">
            <text:p>18</text:p>
          </table:table-cell>
          <table:table-cell table:style-name="ce70" table:formula="of:=[.$E73]+[.I$1]" office:value-type="float" office:value="19" calcext:value-type="float">
            <text:p>19</text:p>
          </table:table-cell>
          <table:table-cell table:formula="of:=[.$E73]+[.J$1]" office:value-type="float" office:value="20" calcext:value-type="float">
            <text:p>20</text:p>
          </table:table-cell>
          <table:table-cell table:style-name="ce70" table:formula="of:=[.$E73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74:.D74])" office:value-type="float" office:value="15" calcext:value-type="float">
            <text:p>15</text:p>
          </table:table-cell>
          <table:table-cell table:style-name="ce60" table:formula="of:=[.$E74]+[.F$1]" office:value-type="float" office:value="16" calcext:value-type="float">
            <text:p>16</text:p>
          </table:table-cell>
          <table:table-cell table:formula="of:=[.$E74]+[.G$1]" office:value-type="float" office:value="17" calcext:value-type="float">
            <text:p>17</text:p>
          </table:table-cell>
          <table:table-cell table:formula="of:=[.$E74]+[.H$1]" office:value-type="float" office:value="18" calcext:value-type="float">
            <text:p>18</text:p>
          </table:table-cell>
          <table:table-cell table:style-name="ce70" table:formula="of:=[.$E74]+[.I$1]" office:value-type="float" office:value="19" calcext:value-type="float">
            <text:p>19</text:p>
          </table:table-cell>
          <table:table-cell table:style-name="ce70" table:formula="of:=[.$E74]+[.J$1]" office:value-type="float" office:value="20" calcext:value-type="float">
            <text:p>20</text:p>
          </table:table-cell>
          <table:table-cell table:formula="of:=[.$E74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75:.D75])" office:value-type="float" office:value="15" calcext:value-type="float">
            <text:p>15</text:p>
          </table:table-cell>
          <table:table-cell table:formula="of:=[.$E75]+[.F$1]" office:value-type="float" office:value="16" calcext:value-type="float">
            <text:p>16</text:p>
          </table:table-cell>
          <table:table-cell table:style-name="ce70" table:formula="of:=[.$E75]+[.G$1]" office:value-type="float" office:value="17" calcext:value-type="float">
            <text:p>17</text:p>
          </table:table-cell>
          <table:table-cell table:formula="of:=[.$E75]+[.H$1]" office:value-type="float" office:value="18" calcext:value-type="float">
            <text:p>18</text:p>
          </table:table-cell>
          <table:table-cell table:formula="of:=[.$E75]+[.I$1]" office:value-type="float" office:value="19" calcext:value-type="float">
            <text:p>19</text:p>
          </table:table-cell>
          <table:table-cell table:style-name="ce70" table:formula="of:=[.$E75]+[.J$1]" office:value-type="float" office:value="20" calcext:value-type="float">
            <text:p>20</text:p>
          </table:table-cell>
          <table:table-cell table:style-name="ce70" table:formula="of:=[.$E75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76:.D76])" office:value-type="float" office:value="15" calcext:value-type="float">
            <text:p>15</text:p>
          </table:table-cell>
          <table:table-cell table:formula="of:=[.$E76]+[.F$1]" office:value-type="float" office:value="16" calcext:value-type="float">
            <text:p>16</text:p>
          </table:table-cell>
          <table:table-cell table:style-name="ce70" table:formula="of:=[.$E76]+[.G$1]" office:value-type="float" office:value="17" calcext:value-type="float">
            <text:p>17</text:p>
          </table:table-cell>
          <table:table-cell table:style-name="ce70" table:formula="of:=[.$E76]+[.H$1]" office:value-type="float" office:value="18" calcext:value-type="float">
            <text:p>18</text:p>
          </table:table-cell>
          <table:table-cell table:style-name="ce70" table:formula="of:=[.$E76]+[.I$1]" office:value-type="float" office:value="19" calcext:value-type="float">
            <text:p>19</text:p>
          </table:table-cell>
          <table:table-cell table:formula="of:=[.$E76]+[.J$1]" office:value-type="float" office:value="20" calcext:value-type="float">
            <text:p>20</text:p>
          </table:table-cell>
          <table:table-cell table:style-name="ce70" table:formula="of:=[.$E76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77:.D77])" office:value-type="float" office:value="15" calcext:value-type="float">
            <text:p>15</text:p>
          </table:table-cell>
          <table:table-cell table:formula="of:=[.$E77]+[.F$1]" office:value-type="float" office:value="16" calcext:value-type="float">
            <text:p>16</text:p>
          </table:table-cell>
          <table:table-cell table:style-name="ce70" table:formula="of:=[.$E77]+[.G$1]" office:value-type="float" office:value="17" calcext:value-type="float">
            <text:p>17</text:p>
          </table:table-cell>
          <table:table-cell table:style-name="ce70" table:formula="of:=[.$E77]+[.H$1]" office:value-type="float" office:value="18" calcext:value-type="float">
            <text:p>18</text:p>
          </table:table-cell>
          <table:table-cell table:formula="of:=[.$E77]+[.I$1]" office:value-type="float" office:value="19" calcext:value-type="float">
            <text:p>19</text:p>
          </table:table-cell>
          <table:table-cell table:style-name="ce70" table:formula="of:=[.$E77]+[.J$1]" office:value-type="float" office:value="20" calcext:value-type="float">
            <text:p>20</text:p>
          </table:table-cell>
          <table:table-cell table:formula="of:=[.$E77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78:.D78])" office:value-type="float" office:value="15" calcext:value-type="float">
            <text:p>15</text:p>
          </table:table-cell>
          <table:table-cell table:formula="of:=[.$E78]+[.F$1]" office:value-type="float" office:value="16" calcext:value-type="float">
            <text:p>16</text:p>
          </table:table-cell>
          <table:table-cell table:style-name="ce70" table:formula="of:=[.$E78]+[.G$1]" office:value-type="float" office:value="17" calcext:value-type="float">
            <text:p>17</text:p>
          </table:table-cell>
          <table:table-cell table:formula="of:=[.$E78]+[.H$1]" office:value-type="float" office:value="18" calcext:value-type="float">
            <text:p>18</text:p>
          </table:table-cell>
          <table:table-cell table:style-name="ce70" table:formula="of:=[.$E78]+[.I$1]" office:value-type="float" office:value="19" calcext:value-type="float">
            <text:p>19</text:p>
          </table:table-cell>
          <table:table-cell table:style-name="ce70" table:formula="of:=[.$E78]+[.J$1]" office:value-type="float" office:value="20" calcext:value-type="float">
            <text:p>20</text:p>
          </table:table-cell>
          <table:table-cell table:formula="of:=[.$E78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A79:.D79])" office:value-type="float" office:value="15" calcext:value-type="float">
            <text:p>15</text:p>
          </table:table-cell>
          <table:table-cell table:formula="of:=[.$E79]+[.F$1]" office:value-type="float" office:value="16" calcext:value-type="float">
            <text:p>16</text:p>
          </table:table-cell>
          <table:table-cell table:formula="of:=[.$E79]+[.G$1]" office:value-type="float" office:value="17" calcext:value-type="float">
            <text:p>17</text:p>
          </table:table-cell>
          <table:table-cell table:style-name="ce70" table:formula="of:=[.$E79]+[.H$1]" office:value-type="float" office:value="18" calcext:value-type="float">
            <text:p>18</text:p>
          </table:table-cell>
          <table:table-cell table:formula="of:=[.$E79]+[.I$1]" office:value-type="float" office:value="19" calcext:value-type="float">
            <text:p>19</text:p>
          </table:table-cell>
          <table:table-cell table:formula="of:=[.$E79]+[.J$1]" office:value-type="float" office:value="20" calcext:value-type="float">
            <text:p>20</text:p>
          </table:table-cell>
          <table:table-cell table:style-name="ce70" table:formula="of:=[.$E79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80:.D80])" office:value-type="float" office:value="15" calcext:value-type="float">
            <text:p>15</text:p>
          </table:table-cell>
          <table:table-cell table:formula="of:=[.$E80]+[.F$1]" office:value-type="float" office:value="16" calcext:value-type="float">
            <text:p>16</text:p>
          </table:table-cell>
          <table:table-cell table:formula="of:=[.$E80]+[.G$1]" office:value-type="float" office:value="17" calcext:value-type="float">
            <text:p>17</text:p>
          </table:table-cell>
          <table:table-cell table:style-name="ce70" table:formula="of:=[.$E80]+[.H$1]" office:value-type="float" office:value="18" calcext:value-type="float">
            <text:p>18</text:p>
          </table:table-cell>
          <table:table-cell table:style-name="ce70" table:formula="of:=[.$E80]+[.I$1]" office:value-type="float" office:value="19" calcext:value-type="float">
            <text:p>19</text:p>
          </table:table-cell>
          <table:table-cell table:style-name="ce70" table:formula="of:=[.$E80]+[.J$1]" office:value-type="float" office:value="20" calcext:value-type="float">
            <text:p>20</text:p>
          </table:table-cell>
          <table:table-cell table:formula="of:=[.$E80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A81:.D81])" office:value-type="float" office:value="15" calcext:value-type="float">
            <text:p>15</text:p>
          </table:table-cell>
          <table:table-cell table:formula="of:=[.$E81]+[.F$1]" office:value-type="float" office:value="16" calcext:value-type="float">
            <text:p>16</text:p>
          </table:table-cell>
          <table:table-cell table:formula="of:=[.$E81]+[.G$1]" office:value-type="float" office:value="17" calcext:value-type="float">
            <text:p>17</text:p>
          </table:table-cell>
          <table:table-cell table:style-name="ce70" table:formula="of:=[.$E81]+[.H$1]" office:value-type="float" office:value="18" calcext:value-type="float">
            <text:p>18</text:p>
          </table:table-cell>
          <table:table-cell table:style-name="ce70" table:formula="of:=[.$E81]+[.I$1]" office:value-type="float" office:value="19" calcext:value-type="float">
            <text:p>19</text:p>
          </table:table-cell>
          <table:table-cell table:formula="of:=[.$E81]+[.J$1]" office:value-type="float" office:value="20" calcext:value-type="float">
            <text:p>20</text:p>
          </table:table-cell>
          <table:table-cell table:formula="of:=[.$E81]+[.K$1]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82:.D82])" office:value-type="float" office:value="16" calcext:value-type="float">
            <text:p>16</text:p>
          </table:table-cell>
          <table:table-cell table:style-name="ce60" table:formula="of:=[.$E82]+[.F$1]" office:value-type="float" office:value="17" calcext:value-type="float">
            <text:p>17</text:p>
          </table:table-cell>
          <table:table-cell table:formula="of:=[.$E82]+[.G$1]" office:value-type="float" office:value="18" calcext:value-type="float">
            <text:p>18</text:p>
          </table:table-cell>
          <table:table-cell table:style-name="ce70" table:formula="of:=[.$E82]+[.H$1]" office:value-type="float" office:value="19" calcext:value-type="float">
            <text:p>19</text:p>
          </table:table-cell>
          <table:table-cell table:formula="of:=[.$E82]+[.I$1]" office:value-type="float" office:value="20" calcext:value-type="float">
            <text:p>20</text:p>
          </table:table-cell>
          <table:table-cell table:formula="of:=[.$E82]+[.J$1]" office:value-type="float" office:value="21" calcext:value-type="float">
            <text:p>21</text:p>
          </table:table-cell>
          <table:table-cell table:style-name="ce70" table:formula="of:=[.$E82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83:.D83])" office:value-type="float" office:value="16" calcext:value-type="float">
            <text:p>16</text:p>
          </table:table-cell>
          <table:table-cell table:style-name="ce60" table:formula="of:=[.$E83]+[.F$1]" office:value-type="float" office:value="17" calcext:value-type="float">
            <text:p>17</text:p>
          </table:table-cell>
          <table:table-cell table:formula="of:=[.$E83]+[.G$1]" office:value-type="float" office:value="18" calcext:value-type="float">
            <text:p>18</text:p>
          </table:table-cell>
          <table:table-cell table:formula="of:=[.$E83]+[.H$1]" office:value-type="float" office:value="19" calcext:value-type="float">
            <text:p>19</text:p>
          </table:table-cell>
          <table:table-cell table:style-name="ce70" table:formula="of:=[.$E83]+[.I$1]" office:value-type="float" office:value="20" calcext:value-type="float">
            <text:p>20</text:p>
          </table:table-cell>
          <table:table-cell table:style-name="ce70" table:formula="of:=[.$E83]+[.J$1]" office:value-type="float" office:value="21" calcext:value-type="float">
            <text:p>21</text:p>
          </table:table-cell>
          <table:table-cell table:style-name="ce70" table:formula="of:=[.$E83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SUM([.A84:.D84])" office:value-type="float" office:value="16" calcext:value-type="float">
            <text:p>16</text:p>
          </table:table-cell>
          <table:table-cell table:style-name="ce60" table:formula="of:=[.$E84]+[.F$1]" office:value-type="float" office:value="17" calcext:value-type="float">
            <text:p>17</text:p>
          </table:table-cell>
          <table:table-cell table:formula="of:=[.$E84]+[.G$1]" office:value-type="float" office:value="18" calcext:value-type="float">
            <text:p>18</text:p>
          </table:table-cell>
          <table:table-cell table:formula="of:=[.$E84]+[.H$1]" office:value-type="float" office:value="19" calcext:value-type="float">
            <text:p>19</text:p>
          </table:table-cell>
          <table:table-cell table:formula="of:=[.$E84]+[.I$1]" office:value-type="float" office:value="20" calcext:value-type="float">
            <text:p>20</text:p>
          </table:table-cell>
          <table:table-cell table:style-name="ce70" table:formula="of:=[.$E84]+[.J$1]" office:value-type="float" office:value="21" calcext:value-type="float">
            <text:p>21</text:p>
          </table:table-cell>
          <table:table-cell table:formula="of:=[.$E84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85:.D85])" office:value-type="float" office:value="16" calcext:value-type="float">
            <text:p>16</text:p>
          </table:table-cell>
          <table:table-cell table:formula="of:=[.$E85]+[.F$1]" office:value-type="float" office:value="17" calcext:value-type="float">
            <text:p>17</text:p>
          </table:table-cell>
          <table:table-cell table:style-name="ce70" table:formula="of:=[.$E85]+[.G$1]" office:value-type="float" office:value="18" calcext:value-type="float">
            <text:p>18</text:p>
          </table:table-cell>
          <table:table-cell table:formula="of:=[.$E85]+[.H$1]" office:value-type="float" office:value="19" calcext:value-type="float">
            <text:p>19</text:p>
          </table:table-cell>
          <table:table-cell table:formula="of:=[.$E85]+[.I$1]" office:value-type="float" office:value="20" calcext:value-type="float">
            <text:p>20</text:p>
          </table:table-cell>
          <table:table-cell table:formula="of:=[.$E85]+[.J$1]" office:value-type="float" office:value="21" calcext:value-type="float">
            <text:p>21</text:p>
          </table:table-cell>
          <table:table-cell table:style-name="ce70" table:formula="of:=[.$E85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86:.D86])" office:value-type="float" office:value="16" calcext:value-type="float">
            <text:p>16</text:p>
          </table:table-cell>
          <table:table-cell table:formula="of:=[.$E86]+[.F$1]" office:value-type="float" office:value="17" calcext:value-type="float">
            <text:p>17</text:p>
          </table:table-cell>
          <table:table-cell table:style-name="ce70" table:formula="of:=[.$E86]+[.G$1]" office:value-type="float" office:value="18" calcext:value-type="float">
            <text:p>18</text:p>
          </table:table-cell>
          <table:table-cell table:style-name="ce70" table:formula="of:=[.$E86]+[.H$1]" office:value-type="float" office:value="19" calcext:value-type="float">
            <text:p>19</text:p>
          </table:table-cell>
          <table:table-cell table:formula="of:=[.$E86]+[.I$1]" office:value-type="float" office:value="20" calcext:value-type="float">
            <text:p>20</text:p>
          </table:table-cell>
          <table:table-cell table:style-name="ce70" table:formula="of:=[.$E86]+[.J$1]" office:value-type="float" office:value="21" calcext:value-type="float">
            <text:p>21</text:p>
          </table:table-cell>
          <table:table-cell table:style-name="ce70" table:formula="of:=[.$E86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87:.D87])" office:value-type="float" office:value="16" calcext:value-type="float">
            <text:p>16</text:p>
          </table:table-cell>
          <table:table-cell table:formula="of:=[.$E87]+[.F$1]" office:value-type="float" office:value="17" calcext:value-type="float">
            <text:p>17</text:p>
          </table:table-cell>
          <table:table-cell table:style-name="ce70" table:formula="of:=[.$E87]+[.G$1]" office:value-type="float" office:value="18" calcext:value-type="float">
            <text:p>18</text:p>
          </table:table-cell>
          <table:table-cell table:formula="of:=[.$E87]+[.H$1]" office:value-type="float" office:value="19" calcext:value-type="float">
            <text:p>19</text:p>
          </table:table-cell>
          <table:table-cell table:style-name="ce70" table:formula="of:=[.$E87]+[.I$1]" office:value-type="float" office:value="20" calcext:value-type="float">
            <text:p>20</text:p>
          </table:table-cell>
          <table:table-cell table:formula="of:=[.$E87]+[.J$1]" office:value-type="float" office:value="21" calcext:value-type="float">
            <text:p>21</text:p>
          </table:table-cell>
          <table:table-cell table:style-name="ce70" table:formula="of:=[.$E87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88:.D88])" office:value-type="float" office:value="16" calcext:value-type="float">
            <text:p>16</text:p>
          </table:table-cell>
          <table:table-cell table:formula="of:=[.$E88]+[.F$1]" office:value-type="float" office:value="17" calcext:value-type="float">
            <text:p>17</text:p>
          </table:table-cell>
          <table:table-cell table:style-name="ce70" table:formula="of:=[.$E88]+[.G$1]" office:value-type="float" office:value="18" calcext:value-type="float">
            <text:p>18</text:p>
          </table:table-cell>
          <table:table-cell table:formula="of:=[.$E88]+[.H$1]" office:value-type="float" office:value="19" calcext:value-type="float">
            <text:p>19</text:p>
          </table:table-cell>
          <table:table-cell table:style-name="ce70" table:formula="of:=[.$E88]+[.I$1]" office:value-type="float" office:value="20" calcext:value-type="float">
            <text:p>20</text:p>
          </table:table-cell>
          <table:table-cell table:style-name="ce70" table:formula="of:=[.$E88]+[.J$1]" office:value-type="float" office:value="21" calcext:value-type="float">
            <text:p>21</text:p>
          </table:table-cell>
          <table:table-cell table:formula="of:=[.$E88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89:.D89])" office:value-type="float" office:value="16" calcext:value-type="float">
            <text:p>16</text:p>
          </table:table-cell>
          <table:table-cell table:formula="of:=[.$E89]+[.F$1]" office:value-type="float" office:value="17" calcext:value-type="float">
            <text:p>17</text:p>
          </table:table-cell>
          <table:table-cell table:formula="of:=[.$E89]+[.G$1]" office:value-type="float" office:value="18" calcext:value-type="float">
            <text:p>18</text:p>
          </table:table-cell>
          <table:table-cell table:style-name="ce70" table:formula="of:=[.$E89]+[.H$1]" office:value-type="float" office:value="19" calcext:value-type="float">
            <text:p>19</text:p>
          </table:table-cell>
          <table:table-cell table:style-name="ce70" table:formula="of:=[.$E89]+[.I$1]" office:value-type="float" office:value="20" calcext:value-type="float">
            <text:p>20</text:p>
          </table:table-cell>
          <table:table-cell table:formula="of:=[.$E89]+[.J$1]" office:value-type="float" office:value="21" calcext:value-type="float">
            <text:p>21</text:p>
          </table:table-cell>
          <table:table-cell table:style-name="ce70" table:formula="of:=[.$E89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90:.D90])" office:value-type="float" office:value="16" calcext:value-type="float">
            <text:p>16</text:p>
          </table:table-cell>
          <table:table-cell table:formula="of:=[.$E90]+[.F$1]" office:value-type="float" office:value="17" calcext:value-type="float">
            <text:p>17</text:p>
          </table:table-cell>
          <table:table-cell table:formula="of:=[.$E90]+[.G$1]" office:value-type="float" office:value="18" calcext:value-type="float">
            <text:p>18</text:p>
          </table:table-cell>
          <table:table-cell table:style-name="ce70" table:formula="of:=[.$E90]+[.H$1]" office:value-type="float" office:value="19" calcext:value-type="float">
            <text:p>19</text:p>
          </table:table-cell>
          <table:table-cell table:formula="of:=[.$E90]+[.I$1]" office:value-type="float" office:value="20" calcext:value-type="float">
            <text:p>20</text:p>
          </table:table-cell>
          <table:table-cell table:style-name="ce70" table:formula="of:=[.$E90]+[.J$1]" office:value-type="float" office:value="21" calcext:value-type="float">
            <text:p>21</text:p>
          </table:table-cell>
          <table:table-cell table:formula="of:=[.$E90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91:.D91])" office:value-type="float" office:value="16" calcext:value-type="float">
            <text:p>16</text:p>
          </table:table-cell>
          <table:table-cell table:formula="of:=[.$E91]+[.F$1]" office:value-type="float" office:value="17" calcext:value-type="float">
            <text:p>17</text:p>
          </table:table-cell>
          <table:table-cell table:formula="of:=[.$E91]+[.G$1]" office:value-type="float" office:value="18" calcext:value-type="float">
            <text:p>18</text:p>
          </table:table-cell>
          <table:table-cell table:style-name="ce70" table:formula="of:=[.$E91]+[.H$1]" office:value-type="float" office:value="19" calcext:value-type="float">
            <text:p>19</text:p>
          </table:table-cell>
          <table:table-cell table:style-name="ce70" table:formula="of:=[.$E91]+[.I$1]" office:value-type="float" office:value="20" calcext:value-type="float">
            <text:p>20</text:p>
          </table:table-cell>
          <table:table-cell table:style-name="ce70" table:formula="of:=[.$E91]+[.J$1]" office:value-type="float" office:value="21" calcext:value-type="float">
            <text:p>21</text:p>
          </table:table-cell>
          <table:table-cell table:formula="of:=[.$E91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table:number-columns-repeated="4" office:value-type="float" office:value="4" calcext:value-type="float">
            <text:p>4</text:p>
          </table:table-cell>
          <table:table-cell table:formula="of:=SUM([.A92:.D92])" office:value-type="float" office:value="16" calcext:value-type="float">
            <text:p>16</text:p>
          </table:table-cell>
          <table:table-cell table:formula="of:=[.$E92]+[.F$1]" office:value-type="float" office:value="17" calcext:value-type="float">
            <text:p>17</text:p>
          </table:table-cell>
          <table:table-cell table:formula="of:=[.$E92]+[.G$1]" office:value-type="float" office:value="18" calcext:value-type="float">
            <text:p>18</text:p>
          </table:table-cell>
          <table:table-cell table:formula="of:=[.$E92]+[.H$1]" office:value-type="float" office:value="19" calcext:value-type="float">
            <text:p>19</text:p>
          </table:table-cell>
          <table:table-cell table:style-name="ce70" table:formula="of:=[.$E92]+[.I$1]" office:value-type="float" office:value="20" calcext:value-type="float">
            <text:p>20</text:p>
          </table:table-cell>
          <table:table-cell table:formula="of:=[.$E92]+[.J$1]" office:value-type="float" office:value="21" calcext:value-type="float">
            <text:p>21</text:p>
          </table:table-cell>
          <table:table-cell table:formula="of:=[.$E92]+[.K$1]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93:.D93])" office:value-type="float" office:value="17" calcext:value-type="float">
            <text:p>17</text:p>
          </table:table-cell>
          <table:table-cell table:style-name="ce60" table:formula="of:=[.$E93]+[.F$1]" office:value-type="float" office:value="18" calcext:value-type="float">
            <text:p>18</text:p>
          </table:table-cell>
          <table:table-cell table:formula="of:=[.$E93]+[.G$1]" office:value-type="float" office:value="19" calcext:value-type="float">
            <text:p>19</text:p>
          </table:table-cell>
          <table:table-cell table:formula="of:=[.$E93]+[.H$1]" office:value-type="float" office:value="20" calcext:value-type="float">
            <text:p>20</text:p>
          </table:table-cell>
          <table:table-cell table:style-name="ce70" table:formula="of:=[.$E93]+[.I$1]" office:value-type="float" office:value="21" calcext:value-type="float">
            <text:p>21</text:p>
          </table:table-cell>
          <table:table-cell table:formula="of:=[.$E93]+[.J$1]" office:value-type="float" office:value="22" calcext:value-type="float">
            <text:p>22</text:p>
          </table:table-cell>
          <table:table-cell table:style-name="ce70" table:formula="of:=[.$E93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94:.D94])" office:value-type="float" office:value="17" calcext:value-type="float">
            <text:p>17</text:p>
          </table:table-cell>
          <table:table-cell table:style-name="ce60" table:formula="of:=[.$E94]+[.F$1]" office:value-type="float" office:value="18" calcext:value-type="float">
            <text:p>18</text:p>
          </table:table-cell>
          <table:table-cell table:formula="of:=[.$E94]+[.G$1]" office:value-type="float" office:value="19" calcext:value-type="float">
            <text:p>19</text:p>
          </table:table-cell>
          <table:table-cell table:formula="of:=[.$E94]+[.H$1]" office:value-type="float" office:value="20" calcext:value-type="float">
            <text:p>20</text:p>
          </table:table-cell>
          <table:table-cell table:formula="of:=[.$E94]+[.I$1]" office:value-type="float" office:value="21" calcext:value-type="float">
            <text:p>21</text:p>
          </table:table-cell>
          <table:table-cell table:style-name="ce70" table:formula="of:=[.$E94]+[.J$1]" office:value-type="float" office:value="22" calcext:value-type="float">
            <text:p>22</text:p>
          </table:table-cell>
          <table:table-cell table:style-name="ce70" table:formula="of:=[.$E94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95:.D95])" office:value-type="float" office:value="17" calcext:value-type="float">
            <text:p>17</text:p>
          </table:table-cell>
          <table:table-cell table:formula="of:=[.$E95]+[.F$1]" office:value-type="float" office:value="18" calcext:value-type="float">
            <text:p>18</text:p>
          </table:table-cell>
          <table:table-cell table:style-name="ce70" table:formula="of:=[.$E95]+[.G$1]" office:value-type="float" office:value="19" calcext:value-type="float">
            <text:p>19</text:p>
          </table:table-cell>
          <table:table-cell table:style-name="ce70" table:formula="of:=[.$E95]+[.H$1]" office:value-type="float" office:value="20" calcext:value-type="float">
            <text:p>20</text:p>
          </table:table-cell>
          <table:table-cell table:formula="of:=[.$E95]+[.I$1]" office:value-type="float" office:value="21" calcext:value-type="float">
            <text:p>21</text:p>
          </table:table-cell>
          <table:table-cell table:formula="of:=[.$E95]+[.J$1]" office:value-type="float" office:value="22" calcext:value-type="float">
            <text:p>22</text:p>
          </table:table-cell>
          <table:table-cell table:style-name="ce70" table:formula="of:=[.$E95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96:.D96])" office:value-type="float" office:value="17" calcext:value-type="float">
            <text:p>17</text:p>
          </table:table-cell>
          <table:table-cell table:formula="of:=[.$E96]+[.F$1]" office:value-type="float" office:value="18" calcext:value-type="float">
            <text:p>18</text:p>
          </table:table-cell>
          <table:table-cell table:style-name="ce70" table:formula="of:=[.$E96]+[.G$1]" office:value-type="float" office:value="19" calcext:value-type="float">
            <text:p>19</text:p>
          </table:table-cell>
          <table:table-cell table:formula="of:=[.$E96]+[.H$1]" office:value-type="float" office:value="20" calcext:value-type="float">
            <text:p>20</text:p>
          </table:table-cell>
          <table:table-cell table:style-name="ce70" table:formula="of:=[.$E96]+[.I$1]" office:value-type="float" office:value="21" calcext:value-type="float">
            <text:p>21</text:p>
          </table:table-cell>
          <table:table-cell table:style-name="ce70" table:formula="of:=[.$E96]+[.J$1]" office:value-type="float" office:value="22" calcext:value-type="float">
            <text:p>22</text:p>
          </table:table-cell>
          <table:table-cell table:style-name="ce70" table:formula="of:=[.$E96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SUM([.A97:.D97])" office:value-type="float" office:value="17" calcext:value-type="float">
            <text:p>17</text:p>
          </table:table-cell>
          <table:table-cell table:formula="of:=[.$E97]+[.F$1]" office:value-type="float" office:value="18" calcext:value-type="float">
            <text:p>18</text:p>
          </table:table-cell>
          <table:table-cell table:style-name="ce70" table:formula="of:=[.$E97]+[.G$1]" office:value-type="float" office:value="19" calcext:value-type="float">
            <text:p>19</text:p>
          </table:table-cell>
          <table:table-cell table:formula="of:=[.$E97]+[.H$1]" office:value-type="float" office:value="20" calcext:value-type="float">
            <text:p>20</text:p>
          </table:table-cell>
          <table:table-cell table:formula="of:=[.$E97]+[.I$1]" office:value-type="float" office:value="21" calcext:value-type="float">
            <text:p>21</text:p>
          </table:table-cell>
          <table:table-cell table:style-name="ce70" table:formula="of:=[.$E97]+[.J$1]" office:value-type="float" office:value="22" calcext:value-type="float">
            <text:p>22</text:p>
          </table:table-cell>
          <table:table-cell table:formula="of:=[.$E97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98:.D98])" office:value-type="float" office:value="17" calcext:value-type="float">
            <text:p>17</text:p>
          </table:table-cell>
          <table:table-cell table:formula="of:=[.$E98]+[.F$1]" office:value-type="float" office:value="18" calcext:value-type="float">
            <text:p>18</text:p>
          </table:table-cell>
          <table:table-cell table:formula="of:=[.$E98]+[.G$1]" office:value-type="float" office:value="19" calcext:value-type="float">
            <text:p>19</text:p>
          </table:table-cell>
          <table:table-cell table:style-name="ce70" table:formula="of:=[.$E98]+[.H$1]" office:value-type="float" office:value="20" calcext:value-type="float">
            <text:p>20</text:p>
          </table:table-cell>
          <table:table-cell table:formula="of:=[.$E98]+[.I$1]" office:value-type="float" office:value="21" calcext:value-type="float">
            <text:p>21</text:p>
          </table:table-cell>
          <table:table-cell table:style-name="ce70" table:formula="of:=[.$E98]+[.J$1]" office:value-type="float" office:value="22" calcext:value-type="float">
            <text:p>22</text:p>
          </table:table-cell>
          <table:table-cell table:style-name="ce70" table:formula="of:=[.$E98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99:.D99])" office:value-type="float" office:value="17" calcext:value-type="float">
            <text:p>17</text:p>
          </table:table-cell>
          <table:table-cell table:formula="of:=[.$E99]+[.F$1]" office:value-type="float" office:value="18" calcext:value-type="float">
            <text:p>18</text:p>
          </table:table-cell>
          <table:table-cell table:formula="of:=[.$E99]+[.G$1]" office:value-type="float" office:value="19" calcext:value-type="float">
            <text:p>19</text:p>
          </table:table-cell>
          <table:table-cell table:style-name="ce70" table:formula="of:=[.$E99]+[.H$1]" office:value-type="float" office:value="20" calcext:value-type="float">
            <text:p>20</text:p>
          </table:table-cell>
          <table:table-cell table:style-name="ce70" table:formula="of:=[.$E99]+[.I$1]" office:value-type="float" office:value="21" calcext:value-type="float">
            <text:p>21</text:p>
          </table:table-cell>
          <table:table-cell table:formula="of:=[.$E99]+[.J$1]" office:value-type="float" office:value="22" calcext:value-type="float">
            <text:p>22</text:p>
          </table:table-cell>
          <table:table-cell table:style-name="ce70" table:formula="of:=[.$E99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00:.D100])" office:value-type="float" office:value="17" calcext:value-type="float">
            <text:p>17</text:p>
          </table:table-cell>
          <table:table-cell table:formula="of:=[.$E100]+[.F$1]" office:value-type="float" office:value="18" calcext:value-type="float">
            <text:p>18</text:p>
          </table:table-cell>
          <table:table-cell table:formula="of:=[.$E100]+[.G$1]" office:value-type="float" office:value="19" calcext:value-type="float">
            <text:p>19</text:p>
          </table:table-cell>
          <table:table-cell table:style-name="ce70" table:formula="of:=[.$E100]+[.H$1]" office:value-type="float" office:value="20" calcext:value-type="float">
            <text:p>20</text:p>
          </table:table-cell>
          <table:table-cell table:style-name="ce70" table:formula="of:=[.$E100]+[.I$1]" office:value-type="float" office:value="21" calcext:value-type="float">
            <text:p>21</text:p>
          </table:table-cell>
          <table:table-cell table:style-name="ce70" table:formula="of:=[.$E100]+[.J$1]" office:value-type="float" office:value="22" calcext:value-type="float">
            <text:p>22</text:p>
          </table:table-cell>
          <table:table-cell table:formula="of:=[.$E100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101:.D101])" office:value-type="float" office:value="17" calcext:value-type="float">
            <text:p>17</text:p>
          </table:table-cell>
          <table:table-cell table:formula="of:=[.$E101]+[.F$1]" office:value-type="float" office:value="18" calcext:value-type="float">
            <text:p>18</text:p>
          </table:table-cell>
          <table:table-cell table:formula="of:=[.$E101]+[.G$1]" office:value-type="float" office:value="19" calcext:value-type="float">
            <text:p>19</text:p>
          </table:table-cell>
          <table:table-cell table:formula="of:=[.$E101]+[.H$1]" office:value-type="float" office:value="20" calcext:value-type="float">
            <text:p>20</text:p>
          </table:table-cell>
          <table:table-cell table:style-name="ce70" table:formula="of:=[.$E101]+[.I$1]" office:value-type="float" office:value="21" calcext:value-type="float">
            <text:p>21</text:p>
          </table:table-cell>
          <table:table-cell table:style-name="ce70" table:formula="of:=[.$E101]+[.J$1]" office:value-type="float" office:value="22" calcext:value-type="float">
            <text:p>22</text:p>
          </table:table-cell>
          <table:table-cell table:formula="of:=[.$E101]+[.K$1]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02:.D102])" office:value-type="float" office:value="18" calcext:value-type="float">
            <text:p>18</text:p>
          </table:table-cell>
          <table:table-cell table:style-name="ce60" table:formula="of:=[.$E102]+[.F$1]" office:value-type="float" office:value="19" calcext:value-type="float">
            <text:p>19</text:p>
          </table:table-cell>
          <table:table-cell table:formula="of:=[.$E102]+[.G$1]" office:value-type="float" office:value="20" calcext:value-type="float">
            <text:p>20</text:p>
          </table:table-cell>
          <table:table-cell table:formula="of:=[.$E102]+[.H$1]" office:value-type="float" office:value="21" calcext:value-type="float">
            <text:p>21</text:p>
          </table:table-cell>
          <table:table-cell table:formula="of:=[.$E102]+[.I$1]" office:value-type="float" office:value="22" calcext:value-type="float">
            <text:p>22</text:p>
          </table:table-cell>
          <table:table-cell table:style-name="ce70" table:formula="of:=[.$E102]+[.J$1]" office:value-type="float" office:value="23" calcext:value-type="float">
            <text:p>23</text:p>
          </table:table-cell>
          <table:table-cell table:style-name="ce70" table:formula="of:=[.$E102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03:.D103])" office:value-type="float" office:value="18" calcext:value-type="float">
            <text:p>18</text:p>
          </table:table-cell>
          <table:table-cell table:formula="of:=[.$E103]+[.F$1]" office:value-type="float" office:value="19" calcext:value-type="float">
            <text:p>19</text:p>
          </table:table-cell>
          <table:table-cell table:style-name="ce70" table:formula="of:=[.$E103]+[.G$1]" office:value-type="float" office:value="20" calcext:value-type="float">
            <text:p>20</text:p>
          </table:table-cell>
          <table:table-cell table:formula="of:=[.$E103]+[.H$1]" office:value-type="float" office:value="21" calcext:value-type="float">
            <text:p>21</text:p>
          </table:table-cell>
          <table:table-cell table:style-name="ce70" table:formula="of:=[.$E103]+[.I$1]" office:value-type="float" office:value="22" calcext:value-type="float">
            <text:p>22</text:p>
          </table:table-cell>
          <table:table-cell table:formula="of:=[.$E103]+[.J$1]" office:value-type="float" office:value="23" calcext:value-type="float">
            <text:p>23</text:p>
          </table:table-cell>
          <table:table-cell table:style-name="ce70" table:formula="of:=[.$E103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04:.D104])" office:value-type="float" office:value="18" calcext:value-type="float">
            <text:p>18</text:p>
          </table:table-cell>
          <table:table-cell table:formula="of:=[.$E104]+[.F$1]" office:value-type="float" office:value="19" calcext:value-type="float">
            <text:p>19</text:p>
          </table:table-cell>
          <table:table-cell table:style-name="ce70" table:formula="of:=[.$E104]+[.G$1]" office:value-type="float" office:value="20" calcext:value-type="float">
            <text:p>20</text:p>
          </table:table-cell>
          <table:table-cell table:formula="of:=[.$E104]+[.H$1]" office:value-type="float" office:value="21" calcext:value-type="float">
            <text:p>21</text:p>
          </table:table-cell>
          <table:table-cell table:formula="of:=[.$E104]+[.I$1]" office:value-type="float" office:value="22" calcext:value-type="float">
            <text:p>22</text:p>
          </table:table-cell>
          <table:table-cell table:style-name="ce70" table:formula="of:=[.$E104]+[.J$1]" office:value-type="float" office:value="23" calcext:value-type="float">
            <text:p>23</text:p>
          </table:table-cell>
          <table:table-cell table:style-name="ce70" table:formula="of:=[.$E104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05:.D105])" office:value-type="float" office:value="18" calcext:value-type="float">
            <text:p>18</text:p>
          </table:table-cell>
          <table:table-cell table:formula="of:=[.$E105]+[.F$1]" office:value-type="float" office:value="19" calcext:value-type="float">
            <text:p>19</text:p>
          </table:table-cell>
          <table:table-cell table:formula="of:=[.$E105]+[.G$1]" office:value-type="float" office:value="20" calcext:value-type="float">
            <text:p>20</text:p>
          </table:table-cell>
          <table:table-cell table:style-name="ce70" table:formula="of:=[.$E105]+[.H$1]" office:value-type="float" office:value="21" calcext:value-type="float">
            <text:p>21</text:p>
          </table:table-cell>
          <table:table-cell table:formula="of:=[.$E105]+[.I$1]" office:value-type="float" office:value="22" calcext:value-type="float">
            <text:p>22</text:p>
          </table:table-cell>
          <table:table-cell table:formula="of:=[.$E105]+[.J$1]" office:value-type="float" office:value="23" calcext:value-type="float">
            <text:p>23</text:p>
          </table:table-cell>
          <table:table-cell table:style-name="ce70" table:formula="of:=[.$E105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06:.D106])" office:value-type="float" office:value="18" calcext:value-type="float">
            <text:p>18</text:p>
          </table:table-cell>
          <table:table-cell table:formula="of:=[.$E106]+[.F$1]" office:value-type="float" office:value="19" calcext:value-type="float">
            <text:p>19</text:p>
          </table:table-cell>
          <table:table-cell table:formula="of:=[.$E106]+[.G$1]" office:value-type="float" office:value="20" calcext:value-type="float">
            <text:p>20</text:p>
          </table:table-cell>
          <table:table-cell table:style-name="ce70" table:formula="of:=[.$E106]+[.H$1]" office:value-type="float" office:value="21" calcext:value-type="float">
            <text:p>21</text:p>
          </table:table-cell>
          <table:table-cell table:style-name="ce70" table:formula="of:=[.$E106]+[.I$1]" office:value-type="float" office:value="22" calcext:value-type="float">
            <text:p>22</text:p>
          </table:table-cell>
          <table:table-cell table:style-name="ce70" table:formula="of:=[.$E106]+[.J$1]" office:value-type="float" office:value="23" calcext:value-type="float">
            <text:p>23</text:p>
          </table:table-cell>
          <table:table-cell table:style-name="ce70" table:formula="of:=[.$E106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SUM([.A107:.D107])" office:value-type="float" office:value="18" calcext:value-type="float">
            <text:p>18</text:p>
          </table:table-cell>
          <table:table-cell table:formula="of:=[.$E107]+[.F$1]" office:value-type="float" office:value="19" calcext:value-type="float">
            <text:p>19</text:p>
          </table:table-cell>
          <table:table-cell table:formula="of:=[.$E107]+[.G$1]" office:value-type="float" office:value="20" calcext:value-type="float">
            <text:p>20</text:p>
          </table:table-cell>
          <table:table-cell table:style-name="ce70" table:formula="of:=[.$E107]+[.H$1]" office:value-type="float" office:value="21" calcext:value-type="float">
            <text:p>21</text:p>
          </table:table-cell>
          <table:table-cell table:formula="of:=[.$E107]+[.I$1]" office:value-type="float" office:value="22" calcext:value-type="float">
            <text:p>22</text:p>
          </table:table-cell>
          <table:table-cell table:style-name="ce70" table:formula="of:=[.$E107]+[.J$1]" office:value-type="float" office:value="23" calcext:value-type="float">
            <text:p>23</text:p>
          </table:table-cell>
          <table:table-cell table:formula="of:=[.$E107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A108:.D108])" office:value-type="float" office:value="18" calcext:value-type="float">
            <text:p>18</text:p>
          </table:table-cell>
          <table:table-cell table:formula="of:=[.$E108]+[.F$1]" office:value-type="float" office:value="19" calcext:value-type="float">
            <text:p>19</text:p>
          </table:table-cell>
          <table:table-cell table:formula="of:=[.$E108]+[.G$1]" office:value-type="float" office:value="20" calcext:value-type="float">
            <text:p>20</text:p>
          </table:table-cell>
          <table:table-cell table:formula="of:=[.$E108]+[.H$1]" office:value-type="float" office:value="21" calcext:value-type="float">
            <text:p>21</text:p>
          </table:table-cell>
          <table:table-cell table:style-name="ce70" table:formula="of:=[.$E108]+[.I$1]" office:value-type="float" office:value="22" calcext:value-type="float">
            <text:p>22</text:p>
          </table:table-cell>
          <table:table-cell table:formula="of:=[.$E108]+[.J$1]" office:value-type="float" office:value="23" calcext:value-type="float">
            <text:p>23</text:p>
          </table:table-cell>
          <table:table-cell table:style-name="ce70" table:formula="of:=[.$E108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A109:.D109])" office:value-type="float" office:value="18" calcext:value-type="float">
            <text:p>18</text:p>
          </table:table-cell>
          <table:table-cell table:formula="of:=[.$E109]+[.F$1]" office:value-type="float" office:value="19" calcext:value-type="float">
            <text:p>19</text:p>
          </table:table-cell>
          <table:table-cell table:formula="of:=[.$E109]+[.G$1]" office:value-type="float" office:value="20" calcext:value-type="float">
            <text:p>20</text:p>
          </table:table-cell>
          <table:table-cell table:formula="of:=[.$E109]+[.H$1]" office:value-type="float" office:value="21" calcext:value-type="float">
            <text:p>21</text:p>
          </table:table-cell>
          <table:table-cell table:style-name="ce70" table:formula="of:=[.$E109]+[.I$1]" office:value-type="float" office:value="22" calcext:value-type="float">
            <text:p>22</text:p>
          </table:table-cell>
          <table:table-cell table:style-name="ce70" table:formula="of:=[.$E109]+[.J$1]" office:value-type="float" office:value="23" calcext:value-type="float">
            <text:p>23</text:p>
          </table:table-cell>
          <table:table-cell table:formula="of:=[.$E109]+[.K$1]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A110:.D110])" office:value-type="float" office:value="19" calcext:value-type="float">
            <text:p>19</text:p>
          </table:table-cell>
          <table:table-cell table:style-name="ce60" table:formula="of:=[.$E110]+[.F$1]" office:value-type="float" office:value="20" calcext:value-type="float">
            <text:p>20</text:p>
          </table:table-cell>
          <table:table-cell table:formula="of:=[.$E110]+[.G$1]" office:value-type="float" office:value="21" calcext:value-type="float">
            <text:p>21</text:p>
          </table:table-cell>
          <table:table-cell table:formula="of:=[.$E110]+[.H$1]" office:value-type="float" office:value="22" calcext:value-type="float">
            <text:p>22</text:p>
          </table:table-cell>
          <table:table-cell table:formula="of:=[.$E110]+[.I$1]" office:value-type="float" office:value="23" calcext:value-type="float">
            <text:p>23</text:p>
          </table:table-cell>
          <table:table-cell table:formula="of:=[.$E110]+[.J$1]" office:value-type="float" office:value="24" calcext:value-type="float">
            <text:p>24</text:p>
          </table:table-cell>
          <table:table-cell table:style-name="ce70" table:formula="of:=[.$E110]+[.K$1]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11:.D111])" office:value-type="float" office:value="19" calcext:value-type="float">
            <text:p>19</text:p>
          </table:table-cell>
          <table:table-cell table:formula="of:=[.$E111]+[.F$1]" office:value-type="float" office:value="20" calcext:value-type="float">
            <text:p>20</text:p>
          </table:table-cell>
          <table:table-cell table:style-name="ce70" table:formula="of:=[.$E111]+[.G$1]" office:value-type="float" office:value="21" calcext:value-type="float">
            <text:p>21</text:p>
          </table:table-cell>
          <table:table-cell table:formula="of:=[.$E111]+[.H$1]" office:value-type="float" office:value="22" calcext:value-type="float">
            <text:p>22</text:p>
          </table:table-cell>
          <table:table-cell table:formula="of:=[.$E111]+[.I$1]" office:value-type="float" office:value="23" calcext:value-type="float">
            <text:p>23</text:p>
          </table:table-cell>
          <table:table-cell table:style-name="ce70" table:formula="of:=[.$E111]+[.J$1]" office:value-type="float" office:value="24" calcext:value-type="float">
            <text:p>24</text:p>
          </table:table-cell>
          <table:table-cell table:style-name="ce70" table:formula="of:=[.$E111]+[.K$1]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12:.D112])" office:value-type="float" office:value="19" calcext:value-type="float">
            <text:p>19</text:p>
          </table:table-cell>
          <table:table-cell table:formula="of:=[.$E112]+[.F$1]" office:value-type="float" office:value="20" calcext:value-type="float">
            <text:p>20</text:p>
          </table:table-cell>
          <table:table-cell table:formula="of:=[.$E112]+[.G$1]" office:value-type="float" office:value="21" calcext:value-type="float">
            <text:p>21</text:p>
          </table:table-cell>
          <table:table-cell table:style-name="ce70" table:formula="of:=[.$E112]+[.H$1]" office:value-type="float" office:value="22" calcext:value-type="float">
            <text:p>22</text:p>
          </table:table-cell>
          <table:table-cell table:style-name="ce70" table:formula="of:=[.$E112]+[.I$1]" office:value-type="float" office:value="23" calcext:value-type="float">
            <text:p>23</text:p>
          </table:table-cell>
          <table:table-cell table:formula="of:=[.$E112]+[.J$1]" office:value-type="float" office:value="24" calcext:value-type="float">
            <text:p>24</text:p>
          </table:table-cell>
          <table:table-cell table:style-name="ce70" table:formula="of:=[.$E112]+[.K$1]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13:.D113])" office:value-type="float" office:value="19" calcext:value-type="float">
            <text:p>19</text:p>
          </table:table-cell>
          <table:table-cell table:formula="of:=[.$E113]+[.F$1]" office:value-type="float" office:value="20" calcext:value-type="float">
            <text:p>20</text:p>
          </table:table-cell>
          <table:table-cell table:formula="of:=[.$E113]+[.G$1]" office:value-type="float" office:value="21" calcext:value-type="float">
            <text:p>21</text:p>
          </table:table-cell>
          <table:table-cell table:style-name="ce70" table:formula="of:=[.$E113]+[.H$1]" office:value-type="float" office:value="22" calcext:value-type="float">
            <text:p>22</text:p>
          </table:table-cell>
          <table:table-cell table:formula="of:=[.$E113]+[.I$1]" office:value-type="float" office:value="23" calcext:value-type="float">
            <text:p>23</text:p>
          </table:table-cell>
          <table:table-cell table:style-name="ce70" table:formula="of:=[.$E113]+[.J$1]" office:value-type="float" office:value="24" calcext:value-type="float">
            <text:p>24</text:p>
          </table:table-cell>
          <table:table-cell table:style-name="ce70" table:formula="of:=[.$E113]+[.K$1]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14:.D114])" office:value-type="float" office:value="19" calcext:value-type="float">
            <text:p>19</text:p>
          </table:table-cell>
          <table:table-cell table:formula="of:=[.$E114]+[.F$1]" office:value-type="float" office:value="20" calcext:value-type="float">
            <text:p>20</text:p>
          </table:table-cell>
          <table:table-cell table:formula="of:=[.$E114]+[.G$1]" office:value-type="float" office:value="21" calcext:value-type="float">
            <text:p>21</text:p>
          </table:table-cell>
          <table:table-cell table:formula="of:=[.$E114]+[.H$1]" office:value-type="float" office:value="22" calcext:value-type="float">
            <text:p>22</text:p>
          </table:table-cell>
          <table:table-cell table:style-name="ce70" table:formula="of:=[.$E114]+[.I$1]" office:value-type="float" office:value="23" calcext:value-type="float">
            <text:p>23</text:p>
          </table:table-cell>
          <table:table-cell table:style-name="ce70" table:formula="of:=[.$E114]+[.J$1]" office:value-type="float" office:value="24" calcext:value-type="float">
            <text:p>24</text:p>
          </table:table-cell>
          <table:table-cell table:style-name="ce70" table:formula="of:=[.$E114]+[.K$1]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SUM([.A115:.D115])" office:value-type="float" office:value="19" calcext:value-type="float">
            <text:p>19</text:p>
          </table:table-cell>
          <table:table-cell table:formula="of:=[.$E115]+[.F$1]" office:value-type="float" office:value="20" calcext:value-type="float">
            <text:p>20</text:p>
          </table:table-cell>
          <table:table-cell table:formula="of:=[.$E115]+[.G$1]" office:value-type="float" office:value="21" calcext:value-type="float">
            <text:p>21</text:p>
          </table:table-cell>
          <table:table-cell table:formula="of:=[.$E115]+[.H$1]" office:value-type="float" office:value="22" calcext:value-type="float">
            <text:p>22</text:p>
          </table:table-cell>
          <table:table-cell table:style-name="ce70" table:formula="of:=[.$E115]+[.I$1]" office:value-type="float" office:value="23" calcext:value-type="float">
            <text:p>23</text:p>
          </table:table-cell>
          <table:table-cell table:style-name="ce70" table:formula="of:=[.$E115]+[.J$1]" office:value-type="float" office:value="24" calcext:value-type="float">
            <text:p>24</text:p>
          </table:table-cell>
          <table:table-cell table:formula="of:=[.$E115]+[.K$1]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A116:.D116])" office:value-type="float" office:value="20" calcext:value-type="float">
            <text:p>20</text:p>
          </table:table-cell>
          <table:table-cell table:formula="of:=[.$E116]+[.F$1]" office:value-type="float" office:value="21" calcext:value-type="float">
            <text:p>21</text:p>
          </table:table-cell>
          <table:table-cell table:style-name="ce70" table:formula="of:=[.$E116]+[.G$1]" office:value-type="float" office:value="22" calcext:value-type="float">
            <text:p>22</text:p>
          </table:table-cell>
          <table:table-cell table:formula="of:=[.$E116]+[.H$1]" office:value-type="float" office:value="23" calcext:value-type="float">
            <text:p>23</text:p>
          </table:table-cell>
          <table:table-cell table:formula="of:=[.$E116]+[.I$1]" office:value-type="float" office:value="24" calcext:value-type="float">
            <text:p>24</text:p>
          </table:table-cell>
          <table:table-cell table:formula="of:=[.$E116]+[.J$1]" office:value-type="float" office:value="25" calcext:value-type="float">
            <text:p>25</text:p>
          </table:table-cell>
          <table:table-cell table:style-name="ce70" table:formula="of:=[.$E116]+[.K$1]" office:value-type="float" office:value="26" calcext:value-type="float">
            <text:p>26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17:.D117])" office:value-type="float" office:value="20" calcext:value-type="float">
            <text:p>20</text:p>
          </table:table-cell>
          <table:table-cell table:formula="of:=[.$E117]+[.F$1]" office:value-type="float" office:value="21" calcext:value-type="float">
            <text:p>21</text:p>
          </table:table-cell>
          <table:table-cell table:formula="of:=[.$E117]+[.G$1]" office:value-type="float" office:value="22" calcext:value-type="float">
            <text:p>22</text:p>
          </table:table-cell>
          <table:table-cell table:style-name="ce70" table:formula="of:=[.$E117]+[.H$1]" office:value-type="float" office:value="23" calcext:value-type="float">
            <text:p>23</text:p>
          </table:table-cell>
          <table:table-cell table:formula="of:=[.$E117]+[.I$1]" office:value-type="float" office:value="24" calcext:value-type="float">
            <text:p>24</text:p>
          </table:table-cell>
          <table:table-cell table:style-name="ce70" table:formula="of:=[.$E117]+[.J$1]" office:value-type="float" office:value="25" calcext:value-type="float">
            <text:p>25</text:p>
          </table:table-cell>
          <table:table-cell table:style-name="ce70" table:formula="of:=[.$E117]+[.K$1]" office:value-type="float" office:value="26" calcext:value-type="float">
            <text:p>26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18:.D118])" office:value-type="float" office:value="20" calcext:value-type="float">
            <text:p>20</text:p>
          </table:table-cell>
          <table:table-cell table:formula="of:=[.$E118]+[.F$1]" office:value-type="float" office:value="21" calcext:value-type="float">
            <text:p>21</text:p>
          </table:table-cell>
          <table:table-cell table:formula="of:=[.$E118]+[.G$1]" office:value-type="float" office:value="22" calcext:value-type="float">
            <text:p>22</text:p>
          </table:table-cell>
          <table:table-cell table:formula="of:=[.$E118]+[.H$1]" office:value-type="float" office:value="23" calcext:value-type="float">
            <text:p>23</text:p>
          </table:table-cell>
          <table:table-cell table:style-name="ce70" table:formula="of:=[.$E118]+[.I$1]" office:value-type="float" office:value="24" calcext:value-type="float">
            <text:p>24</text:p>
          </table:table-cell>
          <table:table-cell table:formula="of:=[.$E118]+[.J$1]" office:value-type="float" office:value="25" calcext:value-type="float">
            <text:p>25</text:p>
          </table:table-cell>
          <table:table-cell table:style-name="ce70" table:formula="of:=[.$E118]+[.K$1]" office:value-type="float" office:value="26" calcext:value-type="float">
            <text:p>26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19:.D119])" office:value-type="float" office:value="20" calcext:value-type="float">
            <text:p>20</text:p>
          </table:table-cell>
          <table:table-cell table:formula="of:=[.$E119]+[.F$1]" office:value-type="float" office:value="21" calcext:value-type="float">
            <text:p>21</text:p>
          </table:table-cell>
          <table:table-cell table:formula="of:=[.$E119]+[.G$1]" office:value-type="float" office:value="22" calcext:value-type="float">
            <text:p>22</text:p>
          </table:table-cell>
          <table:table-cell table:formula="of:=[.$E119]+[.H$1]" office:value-type="float" office:value="23" calcext:value-type="float">
            <text:p>23</text:p>
          </table:table-cell>
          <table:table-cell table:style-name="ce70" table:formula="of:=[.$E119]+[.I$1]" office:value-type="float" office:value="24" calcext:value-type="float">
            <text:p>24</text:p>
          </table:table-cell>
          <table:table-cell table:style-name="ce70" table:formula="of:=[.$E119]+[.J$1]" office:value-type="float" office:value="25" calcext:value-type="float">
            <text:p>25</text:p>
          </table:table-cell>
          <table:table-cell table:style-name="ce70" table:formula="of:=[.$E119]+[.K$1]" office:value-type="float" office:value="26" calcext:value-type="float">
            <text:p>26</text:p>
          </table:table-cell>
          <table:table-cell table:number-columns-repeated="7"/>
        </table:table-row>
        <table:table-row table:style-name="ro3">
          <table:table-cell table:number-columns-repeated="4" office:value-type="float" office:value="5" calcext:value-type="float">
            <text:p>5</text:p>
          </table:table-cell>
          <table:table-cell table:formula="of:=SUM([.A120:.D120])" office:value-type="float" office:value="20" calcext:value-type="float">
            <text:p>20</text:p>
          </table:table-cell>
          <table:table-cell table:formula="of:=[.$E120]+[.F$1]" office:value-type="float" office:value="21" calcext:value-type="float">
            <text:p>21</text:p>
          </table:table-cell>
          <table:table-cell table:formula="of:=[.$E120]+[.G$1]" office:value-type="float" office:value="22" calcext:value-type="float">
            <text:p>22</text:p>
          </table:table-cell>
          <table:table-cell table:formula="of:=[.$E120]+[.H$1]" office:value-type="float" office:value="23" calcext:value-type="float">
            <text:p>23</text:p>
          </table:table-cell>
          <table:table-cell table:formula="of:=[.$E120]+[.I$1]" office:value-type="float" office:value="24" calcext:value-type="float">
            <text:p>24</text:p>
          </table:table-cell>
          <table:table-cell table:style-name="ce70" table:formula="of:=[.$E120]+[.J$1]" office:value-type="float" office:value="25" calcext:value-type="float">
            <text:p>25</text:p>
          </table:table-cell>
          <table:table-cell table:formula="of:=[.$E120]+[.K$1]" office:value-type="float" office:value="26" calcext:value-type="float">
            <text:p>26</text:p>
          </table:table-cell>
          <table:table-cell table:number-columns-repeated="7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A121:.D121])" office:value-type="float" office:value="21" calcext:value-type="float">
            <text:p>21</text:p>
          </table:table-cell>
          <table:table-cell table:formula="of:=[.$E121]+[.F$1]" office:value-type="float" office:value="22" calcext:value-type="float">
            <text:p>22</text:p>
          </table:table-cell>
          <table:table-cell table:formula="of:=[.$E121]+[.G$1]" office:value-type="float" office:value="23" calcext:value-type="float">
            <text:p>23</text:p>
          </table:table-cell>
          <table:table-cell table:style-name="ce70" table:formula="of:=[.$E121]+[.H$1]" office:value-type="float" office:value="24" calcext:value-type="float">
            <text:p>24</text:p>
          </table:table-cell>
          <table:table-cell table:formula="of:=[.$E121]+[.I$1]" office:value-type="float" office:value="25" calcext:value-type="float">
            <text:p>25</text:p>
          </table:table-cell>
          <table:table-cell table:formula="of:=[.$E121]+[.J$1]" office:value-type="float" office:value="26" calcext:value-type="float">
            <text:p>26</text:p>
          </table:table-cell>
          <table:table-cell table:style-name="ce70" table:formula="of:=[.$E121]+[.K$1]" office:value-type="float" office:value="27" calcext:value-type="float">
            <text:p>2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22:.D122])" office:value-type="float" office:value="21" calcext:value-type="float">
            <text:p>21</text:p>
          </table:table-cell>
          <table:table-cell table:formula="of:=[.$E122]+[.F$1]" office:value-type="float" office:value="22" calcext:value-type="float">
            <text:p>22</text:p>
          </table:table-cell>
          <table:table-cell table:formula="of:=[.$E122]+[.G$1]" office:value-type="float" office:value="23" calcext:value-type="float">
            <text:p>23</text:p>
          </table:table-cell>
          <table:table-cell table:formula="of:=[.$E122]+[.H$1]" office:value-type="float" office:value="24" calcext:value-type="float">
            <text:p>24</text:p>
          </table:table-cell>
          <table:table-cell table:style-name="ce70" table:formula="of:=[.$E122]+[.I$1]" office:value-type="float" office:value="25" calcext:value-type="float">
            <text:p>25</text:p>
          </table:table-cell>
          <table:table-cell table:style-name="ce70" table:formula="of:=[.$E122]+[.J$1]" office:value-type="float" office:value="26" calcext:value-type="float">
            <text:p>26</text:p>
          </table:table-cell>
          <table:table-cell table:style-name="ce70" table:formula="of:=[.$E122]+[.K$1]" office:value-type="float" office:value="27" calcext:value-type="float">
            <text:p>27</text:p>
          </table:table-cell>
          <table:table-cell table:number-columns-repeated="7"/>
        </table:table-row>
        <table:table-row table:style-name="ro4"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A123:.D123])" office:value-type="float" office:value="21" calcext:value-type="float">
            <text:p>21</text:p>
          </table:table-cell>
          <table:table-cell table:formula="of:=[.$E123]+[.F$1]" office:value-type="float" office:value="22" calcext:value-type="float">
            <text:p>22</text:p>
          </table:table-cell>
          <table:table-cell table:formula="of:=[.$E123]+[.G$1]" office:value-type="float" office:value="23" calcext:value-type="float">
            <text:p>23</text:p>
          </table:table-cell>
          <table:table-cell table:formula="of:=[.$E123]+[.H$1]" office:value-type="float" office:value="24" calcext:value-type="float">
            <text:p>24</text:p>
          </table:table-cell>
          <table:table-cell table:formula="of:=[.$E123]+[.I$1]" office:value-type="float" office:value="25" calcext:value-type="float">
            <text:p>25</text:p>
          </table:table-cell>
          <table:table-cell table:style-name="ce70" table:formula="of:=[.$E123]+[.J$1]" office:value-type="float" office:value="26" calcext:value-type="float">
            <text:p>26</text:p>
          </table:table-cell>
          <table:table-cell table:style-name="ce70" table:formula="of:=[.$E123]+[.K$1]" office:value-type="float" office:value="27" calcext:value-type="float">
            <text:p>27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A124:.D124])" office:value-type="float" office:value="22" calcext:value-type="float">
            <text:p>22</text:p>
          </table:table-cell>
          <table:table-cell table:formula="of:=[.$E124]+[.F$1]" office:value-type="float" office:value="23" calcext:value-type="float">
            <text:p>23</text:p>
          </table:table-cell>
          <table:table-cell table:formula="of:=[.$E124]+[.G$1]" office:value-type="float" office:value="24" calcext:value-type="float">
            <text:p>24</text:p>
          </table:table-cell>
          <table:table-cell table:formula="of:=[.$E124]+[.H$1]" office:value-type="float" office:value="25" calcext:value-type="float">
            <text:p>25</text:p>
          </table:table-cell>
          <table:table-cell table:style-name="ce70" table:formula="of:=[.$E124]+[.I$1]" office:value-type="float" office:value="26" calcext:value-type="float">
            <text:p>26</text:p>
          </table:table-cell>
          <table:table-cell table:formula="of:=[.$E124]+[.J$1]" office:value-type="float" office:value="27" calcext:value-type="float">
            <text:p>27</text:p>
          </table:table-cell>
          <table:table-cell table:style-name="ce70" table:formula="of:=[.$E124]+[.K$1]" office:value-type="float" office:value="28" calcext:value-type="float">
            <text:p>28</text:p>
          </table:table-cell>
          <table:table-cell table:number-columns-repeated="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A125:.D125])" office:value-type="float" office:value="22" calcext:value-type="float">
            <text:p>22</text:p>
          </table:table-cell>
          <table:table-cell table:formula="of:=[.$E125]+[.F$1]" office:value-type="float" office:value="23" calcext:value-type="float">
            <text:p>23</text:p>
          </table:table-cell>
          <table:table-cell table:formula="of:=[.$E125]+[.G$1]" office:value-type="float" office:value="24" calcext:value-type="float">
            <text:p>24</text:p>
          </table:table-cell>
          <table:table-cell table:formula="of:=[.$E125]+[.H$1]" office:value-type="float" office:value="25" calcext:value-type="float">
            <text:p>25</text:p>
          </table:table-cell>
          <table:table-cell table:formula="of:=[.$E125]+[.I$1]" office:value-type="float" office:value="26" calcext:value-type="float">
            <text:p>26</text:p>
          </table:table-cell>
          <table:table-cell table:style-name="ce70" table:formula="of:=[.$E125]+[.J$1]" office:value-type="float" office:value="27" calcext:value-type="float">
            <text:p>27</text:p>
          </table:table-cell>
          <table:table-cell table:style-name="ce70" table:formula="of:=[.$E125]+[.K$1]" office:value-type="float" office:value="28" calcext:value-type="float">
            <text:p>28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A126:.D126])" office:value-type="float" office:value="23" calcext:value-type="float">
            <text:p>23</text:p>
          </table:table-cell>
          <table:table-cell table:formula="of:=[.$E126]+[.F$1]" office:value-type="float" office:value="24" calcext:value-type="float">
            <text:p>24</text:p>
          </table:table-cell>
          <table:table-cell table:formula="of:=[.$E126]+[.G$1]" office:value-type="float" office:value="25" calcext:value-type="float">
            <text:p>25</text:p>
          </table:table-cell>
          <table:table-cell table:formula="of:=[.$E126]+[.H$1]" office:value-type="float" office:value="26" calcext:value-type="float">
            <text:p>26</text:p>
          </table:table-cell>
          <table:table-cell table:formula="of:=[.$E126]+[.I$1]" office:value-type="float" office:value="27" calcext:value-type="float">
            <text:p>27</text:p>
          </table:table-cell>
          <table:table-cell table:style-name="ce70" table:formula="of:=[.$E126]+[.J$1]" office:value-type="float" office:value="28" calcext:value-type="float">
            <text:p>28</text:p>
          </table:table-cell>
          <table:table-cell table:style-name="ce70" table:formula="of:=[.$E126]+[.K$1]" office:value-type="float" office:value="29" calcext:value-type="float">
            <text:p>29</text:p>
          </table:table-cell>
          <table:table-cell table:formula="of:=COUNT([.F48:.F53];[.F4:.F5])"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table:number-columns-repeated="4" office:value-type="float" office:value="6" calcext:value-type="float">
            <text:p>6</text:p>
          </table:table-cell>
          <table:table-cell table:formula="of:=SUM([.A127:.D127])" office:value-type="float" office:value="24" calcext:value-type="float">
            <text:p>24</text:p>
          </table:table-cell>
          <table:table-cell table:formula="of:=[.$E127]+[.F$1]" office:value-type="float" office:value="25" calcext:value-type="float">
            <text:p>25</text:p>
          </table:table-cell>
          <table:table-cell table:formula="of:=[.$E127]+[.G$1]" office:value-type="float" office:value="26" calcext:value-type="float">
            <text:p>26</text:p>
          </table:table-cell>
          <table:table-cell table:formula="of:=[.$E127]+[.H$1]" office:value-type="float" office:value="27" calcext:value-type="float">
            <text:p>27</text:p>
          </table:table-cell>
          <table:table-cell table:formula="of:=[.$E127]+[.I$1]" office:value-type="float" office:value="28" calcext:value-type="float">
            <text:p>28</text:p>
          </table:table-cell>
          <table:table-cell table:formula="of:=[.$E127]+[.J$1]" office:value-type="float" office:value="29" calcext:value-type="float">
            <text:p>29</text:p>
          </table:table-cell>
          <table:table-cell table:style-name="ce70" table:formula="of:=[.$E127]+[.K$1]" office:value-type="float" office:value="30" calcext:value-type="float">
            <text:p>30</text:p>
          </table:table-cell>
          <table:table-cell table:formula="of:=COUNT([.G112:.G115];[.G105:.G110];[.G98:.G102];[.G89:.G94];[.G79:.G84];[.G72:.G74];[.G69:.G70];[.G61:.G63];[.G59];[.G47];[.G41:.G42];[.G37:.G38];[.G33];[.G28:.G29];[.G25];[.G21:.G22];[.G16];[.G14];[.G11];[.G9];[.G6];[.G4];[.G2])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otal moves</text:p>
          </table:table-cell>
          <table:table-cell table:style-name="Default" table:formula="of:=COUNT([.F13];[.F19];[.F26:.F27];[.F34:.F36];[.F43:.F47];[.F54:.F58];[.F64:.F70];[.F75:.F81];[.F85:.F92];[.F95:.F101];[.F103:.F109];[.F111:.F127])" office:value-type="float" office:value="70" calcext:value-type="float">
            <text:p>70</text:p>
          </table:table-cell>
          <table:table-cell table:style-name="Default" table:formula="of:=COUNT([.G$117:.G$127];[.G$112:.G$115];[.G$105:.G$110];[.G$98:.G$102];[.G$89:.G$94];[.G$79:.G$84];[.G$72:.G$74];[.G$69:.G$70];[.G$61:.G$63];[.G$58:.G$59];[.G$51:.G$53];[.G$47:.G$48];[.G$41:.G$42];[.G$37:.G$38];[.G$33];[.G$28:.G$29];[.G$25];[.G$21:.G$22];[.G$16];[.G$14];[.G$11];[.G$9];[.G$6];[.G$4];[.G$2])" office:value-type="float" office:value="70" calcext:value-type="float">
            <text:p>70</text:p>
          </table:table-cell>
          <table:table-cell table:style-name="Default" table:formula="of:=COUNT([.H$2:.H$3];[.H$5:.H$6];[.H$8:.H$10];[.H$13:.H$15];[.H$17];[.H$20];[.H$22:.H$23];[.H$26];[.H$29:.H$30];[.H$32];[.H$34];[.H$37:.H$38];[.H$40];[.H$43];[.H$45];[.H$48:.H$50];[.H$53];[.H$55];[.H$59:.H$60];[.H$63:.H$65];[.H$68];[.H$71];[.H$73:.H$75];[.H$78];[.H$83:.H$85];[.H$87:.H$88];[.H$92:.H$94];[.H$96:.H$97];[.H$101:.H$104];[.H$108:.H$111];[.H$114:.H$116];[.H$118:.H$120];[.H$122:.H$127])" office:value-type="float" office:value="70" calcext:value-type="float">
            <text:p>70</text:p>
          </table:table-cell>
          <table:table-cell table:style-name="Default" table:formula="of:=COUNT([.I$2:.I$5];[.I$7:.I$9];[.I$11:.I$15];[.I$18:.I$21];[.I$23];[.I$25];[.I$27:.I$28];[.I$30:.I$31];[.I$34];[.I$36];[.I$38:.I$39];[.I$41];[.I$43:.I$44];[.I$47:.I$48];[.I$50:.I$51];[.I$54];[.I$56];[.I$59:.I$60];[.I$62];[.I$65:.I$66];[.I$69];[.I$71:.I$72];[.I$75];[.I$77];[.I$79];[.I$82];[.I$84:.I$86];[.I$90];[.I$94:.I$95];[.I$97:.I$98];[.I$102];[.I$104:.I$105];[.I$107];[.I$110:.I$111];[.I$113];[.I$116:.I$117];[.I$120:.I$121];[.I$123];[.I$125:.I$127])" office:value-type="float" office:value="70" calcext:value-type="float">
            <text:p>70</text:p>
          </table:table-cell>
          <table:table-cell table:style-name="Default" table:formula="of:=COUNT([.J$127];[.J$124];[.J$121];[.J$118];[.J$116];[.J$112];[.J$110];[.J$108];[.J$105];[.J$103];[.J$99];[.J$95];[.J$93];[.J$92];[.J$89];[.J$87];[.J$85];[.J$82];[.J$81];[.J$79];[.J$76];[.J$73];[.J$71];[.J$70];[.J$68];[.J$66];[.J$64];[.J$61];[.J$59];[.J$58];[.J$57];[.J$54];[.J$53];[.J$51];[.J$49];[.J$45:.J$47];[.J$43];[.J$42];[.J$39];[.J$35:.J$37];[.J$32:.J$33];[.J$30];[.J$24:.J$28];[.J$22];[.J$16:.J$20];[.J$10:.J$14];[.J$2:.J$8])" office:value-type="float" office:value="70" calcext:value-type="float">
            <text:p>70</text:p>
          </table:table-cell>
          <table:table-cell table:style-name="Default" table:formula="of:=COUNT([.K$120];[.K$115];[.K$109];[.K$107];[.K$100:.K$101];[.K$97];[.K$90:.K$92];[.K$88];[.K$84];[.K$80:.K$81];[.K$77:.K$78];[.K$74];[.K$67:.K$70];[.K$65];[.K$62:.K$63];[.K$55:.K$58];[.K$52:.K$53];[.K$50];[.K$44:.K$47];[.K$40:.K$42];[.K$38];[.K$31:.K$36];[.K$29];[.K$21:.K$27];[.K$15:.K$19];[.K$2:.K$13])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erc (%)</text:p>
          </table:table-cell>
          <table:table-cell table:style-name="Default" table:formula="of:=[.F128]/126" office:value-type="float" office:value="0.555555555555556" calcext:value-type="float">
            <text:p>0.5555555556</text:p>
          </table:table-cell>
          <table:table-cell table:style-name="Default" table:formula="of:=[.G128]/126" office:value-type="float" office:value="0.555555555555556" calcext:value-type="float">
            <text:p>0.5555555556</text:p>
          </table:table-cell>
          <table:table-cell table:style-name="Default" table:formula="of:=[.H128]/126" office:value-type="float" office:value="0.555555555555556" calcext:value-type="float">
            <text:p>0.5555555556</text:p>
          </table:table-cell>
          <table:table-cell table:style-name="Default" table:formula="of:=[.I128]/126" office:value-type="float" office:value="0.555555555555556" calcext:value-type="float">
            <text:p>0.5555555556</text:p>
          </table:table-cell>
          <table:table-cell table:style-name="Default" table:formula="of:=[.J128]/126" office:value-type="float" office:value="0.555555555555556" calcext:value-type="float">
            <text:p>0.5555555556</text:p>
          </table:table-cell>
          <table:table-cell table:style-name="Default" table:formula="of:=[.K128]/126" office:value-type="float" office:value="0.555555555555556" calcext:value-type="float">
            <text:p>0.555555555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on-Break Moves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table:formula="of:=COUNT([.H122:.H127];[.H108:.H109];[.H101:.H104];[.H96:.H97];[.H92:.H94];[.H87:.H88];[.H83:.H85];[.H78];[.H73:.H75];[.H71];[.H68];[.H63:.H65];[.H59:.H60];[.H34];[.H32];[.H29:.H30];[.H26];[.H22:.H23];[.H20];[.H17];[.H13:.H15];[.H9:.H10];[.H8];[.H6])" office:value-type="float" office:value="49" calcext:value-type="float">
            <text:p>49</text:p>
          </table:table-cell>
          <table:table-cell table:style-name="Default" table:formula="of:=COUNT([.I125:.I127];[.I123];[.I121];[.I97:.I98];[.I94:.I95];[.I90];[.I84:.I86];[.I82];[.I79];[.I77];[.I75];[.I72];[.I71];[.I69];[.I65:.I66];[.I62];[.I60];[.I59];[.I27];[.I25];[.I23];[.I20:.I21];[.I18:.I19];[.I11:.I15];[.I7:.I9];[.I2:.I5])" office:value-type="float" office:value="44" calcext:value-type="float">
            <text:p>44</text:p>
          </table:table-cell>
          <table:table-cell table:style-name="Default" table:formula="of:=COUNT([.J124];[.J121];[.J92];[.J89];[.J87];[.J85];[.J81:.J82];[.J79];[.J76];[.J73];[.J71];[.J70];[.J68];[.J66];[.J64];[.J61];[.J59];[.J16:.J19];[.J14];[.J10:.J13];[.J2:.J8])" office:value-type="float" office:value="34" calcext:value-type="float">
            <text:p>34</text:p>
          </table:table-cell>
          <table:table-cell table:style-name="Default" table:formula="of:=COUNT([.K80:.K81];[.K77:.K78];[.K74];[.K67:.K70];[.K65];[.K62:.K63];[.K2:.K13])" office:value-type="float" office:value="24" calcext:value-type="float">
            <text:p>24</text:p>
          </table:table-cell>
          <table:table-cell table:formula="of:=SUM([.F130:.K130])" office:value-type="float" office:value="275" calcext:value-type="float">
            <text:p>275</text:p>
          </table:table-cell>
          <table:table-cell table:formula="of:=[.L130]/SUM([.F128:.K128])*100" office:value-type="float" office:value="65.4761904761905" calcext:value-type="float">
            <text:p>65.47619047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erc (%)</text:p>
          </table:table-cell>
          <table:table-cell table:style-name="Default" table:formula="of:=[.F130]/126" office:value-type="float" office:value="0.555555555555556" calcext:value-type="float">
            <text:p>0.5555555556</text:p>
          </table:table-cell>
          <table:table-cell table:style-name="Default" table:formula="of:=[.G130]/126" office:value-type="float" office:value="0.428571428571429" calcext:value-type="float">
            <text:p>0.4285714286</text:p>
          </table:table-cell>
          <table:table-cell table:style-name="Default" table:formula="of:=[.H130]/126" office:value-type="float" office:value="0.388888888888889" calcext:value-type="float">
            <text:p>0.3888888889</text:p>
          </table:table-cell>
          <table:table-cell table:style-name="Default" table:formula="of:=[.I130]/126" office:value-type="float" office:value="0.349206349206349" calcext:value-type="float">
            <text:p>0.3492063492</text:p>
          </table:table-cell>
          <table:table-cell table:style-name="Default" table:formula="of:=[.J130]/126" office:value-type="float" office:value="0.26984126984127" calcext:value-type="float">
            <text:p>0.2698412698</text:p>
          </table:table-cell>
          <table:table-cell table:style-name="Default" table:formula="of:=[.K130]/126" office:value-type="float" office:value="0.19047619047619" calcext:value-type="float">
            <text:p>0.190476190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heckpoint</text:p>
          </table:table-cell>
          <table:table-cell table:number-columns-repeated="6" table:style-name="Default" office:value-type="float" office:value="10" calcext:value-type="float">
            <text:p>10</text:p>
          </table:table-cell>
          <table:table-cell table:formula="of:=SUM([.F132:.K132])" office:value-type="float" office:value="60" calcext:value-type="float">
            <text:p>60</text:p>
          </table:table-cell>
          <table:table-cell table:formula="of:=[.L132]/SUM([.F128:.K128])*100" office:value-type="float" office:value="14.2857142857143" calcext:value-type="float">
            <text:p>14.28571428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erc (%)</text:p>
          </table:table-cell>
          <table:table-cell table:style-name="Default" table:formula="of:=[.F132]/126" office:value-type="float" office:value="0.0793650793650794" calcext:value-type="float">
            <text:p>0.0793650794</text:p>
          </table:table-cell>
          <table:table-cell table:style-name="Default" table:formula="of:=[.G132]/126" office:value-type="float" office:value="0.0793650793650794" calcext:value-type="float">
            <text:p>0.0793650794</text:p>
          </table:table-cell>
          <table:table-cell table:style-name="Default" table:formula="of:=[.H132]/126" office:value-type="float" office:value="0.0793650793650794" calcext:value-type="float">
            <text:p>0.0793650794</text:p>
          </table:table-cell>
          <table:table-cell table:style-name="Default" table:formula="of:=[.I132]/126" office:value-type="float" office:value="0.0793650793650794" calcext:value-type="float">
            <text:p>0.0793650794</text:p>
          </table:table-cell>
          <table:table-cell table:style-name="Default" table:formula="of:=[.J132]/126" office:value-type="float" office:value="0.0793650793650794" calcext:value-type="float">
            <text:p>0.0793650794</text:p>
          </table:table-cell>
          <table:table-cell table:style-name="Default" table:formula="of:=[.K132]/126" office:value-type="float" office:value="0.0793650793650794" calcext:value-type="float">
            <text:p>0.079365079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ust Checkpoint</text:p>
          </table:table-cell>
          <table:table-cell table:number-columns-repeated="6" table:style-name="Default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erc (%)</text:p>
          </table:table-cell>
          <table:table-cell table:style-name="Default" table:formula="of:=[.F134]/126" office:value-type="float" office:value="0.0634920634920635" calcext:value-type="float">
            <text:p>0.0634920635</text:p>
          </table:table-cell>
          <table:table-cell table:style-name="Default" table:formula="of:=[.G134]/126" office:value-type="float" office:value="0.0634920634920635" calcext:value-type="float">
            <text:p>0.0634920635</text:p>
          </table:table-cell>
          <table:table-cell table:style-name="Default" table:formula="of:=[.H134]/126" office:value-type="float" office:value="0.0634920634920635" calcext:value-type="float">
            <text:p>0.0634920635</text:p>
          </table:table-cell>
          <table:table-cell table:style-name="Default" table:formula="of:=[.I134]/126" office:value-type="float" office:value="0.0634920634920635" calcext:value-type="float">
            <text:p>0.0634920635</text:p>
          </table:table-cell>
          <table:table-cell table:style-name="Default" table:formula="of:=[.J134]/126" office:value-type="float" office:value="0.0634920634920635" calcext:value-type="float">
            <text:p>0.0634920635</text:p>
          </table:table-cell>
          <table:table-cell table:style-name="Default" table:formula="of:=[.K134]/126" office:value-type="float" office:value="0.0634920634920635" calcext:value-type="float">
            <text:p>0.063492063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4"/>
          <table:table-cell table:style-name="ce58" office:value-type="string" calcext:value-type="string">
            <text:p>Average</text:p>
          </table:table-cell>
          <table:table-cell table:style-name="ce62" table:formula="of:=AVERAGE([.F13];[.F19];[.F26:.F27];[.F34:.F36];[.F43:.F47];[.F54:.F58];[.F64:.F70];[.F75:.F81];[.F85:.F92];[.F95:.F101];[.F103:.F109];[.F111:.F127])" office:value-type="float" office:value="17" calcext:value-type="float">
            <text:p>17</text:p>
          </table:table-cell>
          <table:table-cell table:style-name="ce62" table:formula="of:=AVERAGE([.G$117:.G$127];[.G$112:.G$115];[.G$105:.G$110];[.G$98:.G$102];[.G$89:.G$94];[.G$79:.G$84];[.G$72:.G$74];[.G$69:.G$70];[.G$61:.G$63];[.G$58:.G$59];[.G$51:.G$53];[.G$47:.G$48];[.G$41:.G$42];[.G$37:.G$38];[.G$33];[.G$28:.G$29];[.G$25];[.G$21:.G$22];[.G$16];[.G$14];[.G$11];[.G$9];[.G$6];[.G$4];[.G$2])" office:value-type="float" office:value="17.2" calcext:value-type="float">
            <text:p>17.2</text:p>
          </table:table-cell>
          <table:table-cell table:style-name="ce62" table:formula="of:=AVERAGE([.H$2:.H$3];[.H$5:.H$6];[.H$8:.H$10];[.H$13:.H$15];[.H$17];[.H$20];[.H$22:.H$23];[.H$26];[.H$29:.H$30];[.H$32];[.H$34];[.H$37:.H$38];[.H$40];[.H$43];[.H$45];[.H$48:.H$50];[.H$53];[.H$55];[.H$59:.H$60];[.H$63:.H$65];[.H$68];[.H$71];[.H$73:.H$75];[.H$78];[.H$83:.H$85];[.H$87:.H$88];[.H$92:.H$94];[.H$96:.H$97];[.H$101:.H$104];[.H$108:.H$111];[.H$114:.H$116];[.H$118:.H$120];[.H$122:.H$127])" office:value-type="float" office:value="17.4" calcext:value-type="float">
            <text:p>17.4</text:p>
          </table:table-cell>
          <table:table-cell table:style-name="ce62" table:formula="of:=AVERAGE([.I$2:.I$5];[.I$7:.I$9];[.I$11:.I$15];[.I$18:.I$21];[.I$23];[.I$25];[.I$27:.I$28];[.I$30:.I$31];[.I$34];[.I$36];[.I$38:.I$39];[.I$41];[.I$43:.I$44];[.I$47:.I$48];[.I$50:.I$51];[.I$54];[.I$56];[.I$59:.I$60];[.I$62];[.I$65:.I$66];[.I$69];[.I$71:.I$72];[.I$75];[.I$77];[.I$79];[.I$82];[.I$84:.I$86];[.I$90];[.I$94:.I$95];[.I$97:.I$98];[.I$102];[.I$104:.I$105];[.I$107];[.I$110:.I$111];[.I$113];[.I$116:.I$117];[.I$120:.I$121];[.I$123];[.I$125:.I$127])" office:value-type="float" office:value="17.6" calcext:value-type="float">
            <text:p>17.6</text:p>
          </table:table-cell>
          <table:table-cell table:style-name="ce62" table:formula="of:=AVERAGE([.J$127];[.J$124];[.J$121];[.J$118];[.J$116];[.J$112];[.J$110];[.J$108];[.J$105];[.J$103];[.J$99];[.J$95];[.J$93];[.J$92];[.J$89];[.J$87];[.J$85];[.J$82];[.J$81];[.J$79];[.J$76];[.J$73];[.J$71];[.J$70];[.J$68];[.J$66];[.J$64];[.J$61];[.J$59];[.J$58];[.J$57];[.J$54];[.J$53];[.J$51];[.J$49];[.J$45:.J$47];[.J$43];[.J$42];[.J$39];[.J$35:.J$37];[.J$32:.J$33];[.J$30];[.J$24:.J$28];[.J$22];[.J$16:.J$20];[.J$10:.J$14];[.J$2:.J$8])" office:value-type="float" office:value="17.8" calcext:value-type="float">
            <text:p>17.8</text:p>
          </table:table-cell>
          <table:table-cell table:style-name="ce45" table:formula="of:=AVERAGE([.K$120];[.K$115];[.K$109];[.K$107];[.K$100:.K$101];[.K$97];[.K$90:.K$92];[.K$88];[.K$84];[.K$80:.K$81];[.K$77:.K$78];[.K$74];[.K$67:.K$70];[.K$65];[.K$62:.K$63];[.K$55:.K$58];[.K$52:.K$53];[.K$50];[.K$44:.K$47];[.K$40:.K$42];[.K$38];[.K$31:.K$36];[.K$29];[.K$21:.K$27];[.K$15:.K$19];[.K$2:.K$13])" office:value-type="float" office:value="18" calcext:value-type="float">
            <text:p>18</text:p>
          </table:table-cell>
          <table:table-cell/>
          <table:table-cell office:value-type="string" calcext:value-type="string">
            <text:p>Total Checkpoints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4"/>
          <table:table-cell table:style-name="ce59" office:value-type="string" calcext:value-type="string">
            <text:p>Std Dev</text:p>
          </table:table-cell>
          <table:table-cell table:style-name="ce4" table:formula="of:=COM.MICROSOFT.STDEV.P([.F13];[.F19];[.F26:.F27];[.F34:.F36];[.F43:.F47];[.F54:.F58];[.F64:.F70];[.F75:.F81];[.F85:.F92];[.F95:.F101];[.F103:.F109];[.F111:.F127])" office:value-type="float" office:value="3.46410161513775" calcext:value-type="float">
            <text:p>3.4641016151</text:p>
          </table:table-cell>
          <table:table-cell table:style-name="Default" table:formula="of:=COM.MICROSOFT.STDEV.P([.G$117:.G$127];[.G$112:.G$115];[.G$105:.G$110];[.G$98:.G$102];[.G$89:.G$94];[.G$79:.G$84];[.G$72:.G$74];[.G$69:.G$70];[.G$61:.G$63];[.G$58:.G$59];[.G$51:.G$53];[.G$47:.G$48];[.G$41:.G$42];[.G$37:.G$38];[.G$33];[.G$28:.G$29];[.G$25];[.G$21:.G$22];[.G$16];[.G$14];[.G$11];[.G$9];[.G$6];[.G$4];[.G$2])" office:value-type="float" office:value="4.2142615011411" calcext:value-type="float">
            <text:p>4.2142615011</text:p>
          </table:table-cell>
          <table:table-cell table:style-name="Default" table:formula="of:=COM.MICROSOFT.STDEV.P([.H$2:.H$3];[.H$5:.H$6];[.H$8:.H$10];[.H$13:.H$15];[.H$17];[.H$20];[.H$22:.H$23];[.H$26];[.H$29:.H$30];[.H$32];[.H$34];[.H$37:.H$38];[.H$40];[.H$43];[.H$45];[.H$48:.H$50];[.H$53];[.H$55];[.H$59:.H$60];[.H$63:.H$65];[.H$68];[.H$71];[.H$73:.H$75];[.H$78];[.H$83:.H$85];[.H$87:.H$88];[.H$92:.H$94];[.H$96:.H$97];[.H$101:.H$104];[.H$108:.H$111];[.H$114:.H$116];[.H$118:.H$120];[.H$122:.H$127])" office:value-type="float" office:value="4.54312667664022" calcext:value-type="float">
            <text:p>4.5431266766</text:p>
          </table:table-cell>
          <table:table-cell table:style-name="Default" table:formula="of:=COM.MICROSOFT.STDEV.P([.I$2:.I$5];[.I$7:.I$9];[.I$11:.I$15];[.I$18:.I$21];[.I$23];[.I$25];[.I$27:.I$28];[.I$30:.I$31];[.I$34];[.I$36];[.I$38:.I$39];[.I$41];[.I$43:.I$44];[.I$47:.I$48];[.I$50:.I$51];[.I$54];[.I$56];[.I$59:.I$60];[.I$62];[.I$65:.I$66];[.I$69];[.I$71:.I$72];[.I$75];[.I$77];[.I$79];[.I$82];[.I$84:.I$86];[.I$90];[.I$94:.I$95];[.I$97:.I$98];[.I$102];[.I$104:.I$105];[.I$107];[.I$110:.I$111];[.I$113];[.I$116:.I$117];[.I$120:.I$121];[.I$123];[.I$125:.I$127])" office:value-type="float" office:value="4.54312667664022" calcext:value-type="float">
            <text:p>4.5431266766</text:p>
          </table:table-cell>
          <table:table-cell table:style-name="Default" table:formula="of:=COM.MICROSOFT.STDEV.P([.J$127];[.J$124];[.J$121];[.J$118];[.J$116];[.J$112];[.J$110];[.J$108];[.J$105];[.J$103];[.J$99];[.J$95];[.J$93];[.J$92];[.J$89];[.J$87];[.J$85];[.J$82];[.J$81];[.J$79];[.J$76];[.J$73];[.J$71];[.J$70];[.J$68];[.J$66];[.J$64];[.J$61];[.J$59];[.J$58];[.J$57];[.J$54];[.J$53];[.J$51];[.J$49];[.J$45:.J$47];[.J$43];[.J$42];[.J$39];[.J$35:.J$37];[.J$32:.J$33];[.J$30];[.J$24:.J$28];[.J$22];[.J$16:.J$20];[.J$10:.J$14];[.J$2:.J$8])" office:value-type="float" office:value="4.2142615011411" calcext:value-type="float">
            <text:p>4.2142615011</text:p>
          </table:table-cell>
          <table:table-cell table:style-name="ce46" table:formula="of:=COM.MICROSOFT.STDEV.P([.K$120];[.K$115];[.K$109];[.K$107];[.K$100:.K$101];[.K$97];[.K$90:.K$92];[.K$88];[.K$84];[.K$80:.K$81];[.K$77:.K$78];[.K$74];[.K$67:.K$70];[.K$65];[.K$62:.K$63];[.K$55:.K$58];[.K$52:.K$53];[.K$50];[.K$44:.K$47];[.K$40:.K$42];[.K$38];[.K$31:.K$36];[.K$29];[.K$21:.K$27];[.K$15:.K$19];[.K$2:.K$13])" office:value-type="float" office:value="3.46410161513775" calcext:value-type="float">
            <text:p>3.4641016151</text:p>
          </table:table-cell>
          <table:table-cell/>
          <table:table-cell office:value-type="string" calcext:value-type="string">
            <text:p>Perc (%)</text:p>
          </table:table-cell>
          <table:table-cell table:formula="of:=[.N137]/216" office:value-type="float" office:value="0.527777777777778" calcext:value-type="float">
            <text:p>0.5277777778</text:p>
          </table:table-cell>
          <table:table-cell/>
          <table:table-cell office:value-type="string" calcext:value-type="string">
            <text:p>Perc(%)</text:p>
          </table:table-cell>
          <table:table-cell table:formula="of:=[.Q137]/126" office:value-type="float" office:value="0.142857142857143" calcext:value-type="float">
            <text:p>0.14285714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-Scores</text:p>
          </table:table-cell>
          <table:table-cell table:style-name="ce59" office:value-type="float" office:value="-3" calcext:value-type="float">
            <text:p>-3</text:p>
          </table:table-cell>
          <table:table-cell table:style-name="Default" table:formula="of:=[.F$137]+[.$E139]*[.F$138]" office:value-type="float" office:value="6.60769515458674" calcext:value-type="float">
            <text:p>6.6076951546</text:p>
          </table:table-cell>
          <table:table-cell table:style-name="Default" table:formula="of:=[.G$137]+[.$E139]*[.G$138]" office:value-type="float" office:value="4.55721549657671" calcext:value-type="float">
            <text:p>4.5572154966</text:p>
          </table:table-cell>
          <table:table-cell table:style-name="Default" table:formula="of:=[.H$137]+[.$E139]*[.H$138]" office:value-type="float" office:value="3.77061997007934" calcext:value-type="float">
            <text:p>3.7706199701</text:p>
          </table:table-cell>
          <table:table-cell table:style-name="Default" table:formula="of:=[.I$137]+[.$E139]*[.I$138]" office:value-type="float" office:value="3.97061997007934" calcext:value-type="float">
            <text:p>3.9706199701</text:p>
          </table:table-cell>
          <table:table-cell table:style-name="Default" table:formula="of:=[.J$137]+[.$E139]*[.J$138]" office:value-type="float" office:value="5.15721549657671" calcext:value-type="float">
            <text:p>5.1572154966</text:p>
          </table:table-cell>
          <table:table-cell table:style-name="ce46" table:formula="of:=[.K$137]+[.$E139]*[.K$138]" office:value-type="float" office:value="7.60769515458674" calcext:value-type="float">
            <text:p>7.607695154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59" office:value-type="float" office:value="-2" calcext:value-type="float">
            <text:p>-2</text:p>
          </table:table-cell>
          <table:table-cell table:style-name="Default" table:formula="of:=[.F$137]+[.$E140]*[.F$138]" office:value-type="float" office:value="10.0717967697245" calcext:value-type="float">
            <text:p>10.0717967697</text:p>
          </table:table-cell>
          <table:table-cell table:style-name="Default" table:formula="of:=[.G$137]+[.$E140]*[.G$138]" office:value-type="float" office:value="8.77147699771781" calcext:value-type="float">
            <text:p>8.7714769977</text:p>
          </table:table-cell>
          <table:table-cell table:style-name="Default" table:formula="of:=[.H$137]+[.$E140]*[.H$138]" office:value-type="float" office:value="8.31374664671956" calcext:value-type="float">
            <text:p>8.3137466467</text:p>
          </table:table-cell>
          <table:table-cell table:style-name="Default" table:formula="of:=[.I$137]+[.$E140]*[.I$138]" office:value-type="float" office:value="8.51374664671956" calcext:value-type="float">
            <text:p>8.5137466467</text:p>
          </table:table-cell>
          <table:table-cell table:style-name="Default" table:formula="of:=[.J$137]+[.$E140]*[.J$138]" office:value-type="float" office:value="9.37147699771781" calcext:value-type="float">
            <text:p>9.3714769977</text:p>
          </table:table-cell>
          <table:table-cell table:style-name="ce46" table:formula="of:=[.K$137]+[.$E140]*[.K$138]" office:value-type="float" office:value="11.0717967697245" calcext:value-type="float">
            <text:p>11.0717967697</text:p>
          </table:table-cell>
          <table:table-cell/>
          <table:table-cell office:value-type="string" calcext:value-type="string">
            <text:p>Average</text:p>
          </table:table-cell>
          <table:table-cell table:formula="of:=AVERAGE([.$D$2:.$D$217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office:value-type="float" office:value="-1" calcext:value-type="float">
            <text:p>-1</text:p>
          </table:table-cell>
          <table:table-cell table:style-name="Default" table:formula="of:=[.F$137]+[.$E141]*[.F$138]" office:value-type="float" office:value="13.5358983848622" calcext:value-type="float">
            <text:p>13.5358983849</text:p>
          </table:table-cell>
          <table:table-cell table:style-name="Default" table:formula="of:=[.G$137]+[.$E141]*[.G$138]" office:value-type="float" office:value="12.9857384988589" calcext:value-type="float">
            <text:p>12.9857384989</text:p>
          </table:table-cell>
          <table:table-cell table:style-name="Default" table:formula="of:=[.H$137]+[.$E141]*[.H$138]" office:value-type="float" office:value="12.8568733233598" calcext:value-type="float">
            <text:p>12.8568733234</text:p>
          </table:table-cell>
          <table:table-cell table:style-name="Default" table:formula="of:=[.I$137]+[.$E141]*[.I$138]" office:value-type="float" office:value="13.0568733233598" calcext:value-type="float">
            <text:p>13.0568733234</text:p>
          </table:table-cell>
          <table:table-cell table:style-name="Default" table:formula="of:=[.J$137]+[.$E141]*[.J$138]" office:value-type="float" office:value="13.5857384988589" calcext:value-type="float">
            <text:p>13.5857384989</text:p>
          </table:table-cell>
          <table:table-cell table:style-name="ce46" table:formula="of:=[.K$137]+[.$E141]*[.K$138]" office:value-type="float" office:value="14.5358983848622" calcext:value-type="float">
            <text:p>14.5358983849</text:p>
          </table:table-cell>
          <table:table-cell/>
          <table:table-cell office:value-type="string" calcext:value-type="string">
            <text:p>Std Dev</text:p>
          </table:table-cell>
          <table:table-cell table:formula="of:=COM.MICROSOFT.STDEV.P([.$D$2:.$D$217])" office:value-type="float" office:value="1.15470053837925" calcext:value-type="float">
            <text:p>1.154700538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Default" table:formula="of:=[.F$137]+[.$E142]*[.F$138]" office:value-type="float" office:value="17" calcext:value-type="float">
            <text:p>17</text:p>
          </table:table-cell>
          <table:table-cell table:style-name="Default" table:formula="of:=[.G$137]+[.$E142]*[.G$138]" office:value-type="float" office:value="17.2" calcext:value-type="float">
            <text:p>17.2</text:p>
          </table:table-cell>
          <table:table-cell table:style-name="Default" table:formula="of:=[.H$137]+[.$E142]*[.H$138]" office:value-type="float" office:value="17.4" calcext:value-type="float">
            <text:p>17.4</text:p>
          </table:table-cell>
          <table:table-cell table:style-name="Default" table:formula="of:=[.I$137]+[.$E142]*[.I$138]" office:value-type="float" office:value="17.6" calcext:value-type="float">
            <text:p>17.6</text:p>
          </table:table-cell>
          <table:table-cell table:style-name="Default" table:formula="of:=[.J$137]+[.$E142]*[.J$138]" office:value-type="float" office:value="17.8" calcext:value-type="float">
            <text:p>17.8</text:p>
          </table:table-cell>
          <table:table-cell table:style-name="ce46" table:formula="of:=[.K$137]+[.$E142]*[.K$138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59" office:value-type="float" office:value="1" calcext:value-type="float">
            <text:p>1</text:p>
          </table:table-cell>
          <table:table-cell table:style-name="Default" table:formula="of:=[.F$137]+[.$E143]*[.F$138]" office:value-type="float" office:value="20.4641016151378" calcext:value-type="float">
            <text:p>20.4641016151</text:p>
          </table:table-cell>
          <table:table-cell table:style-name="Default" table:formula="of:=[.G$137]+[.$E143]*[.G$138]" office:value-type="float" office:value="21.4142615011411" calcext:value-type="float">
            <text:p>21.4142615011</text:p>
          </table:table-cell>
          <table:table-cell table:style-name="Default" table:formula="of:=[.H$137]+[.$E143]*[.H$138]" office:value-type="float" office:value="21.9431266766402" calcext:value-type="float">
            <text:p>21.9431266766</text:p>
          </table:table-cell>
          <table:table-cell table:style-name="Default" table:formula="of:=[.I$137]+[.$E143]*[.I$138]" office:value-type="float" office:value="22.1431266766402" calcext:value-type="float">
            <text:p>22.1431266766</text:p>
          </table:table-cell>
          <table:table-cell table:style-name="Default" table:formula="of:=[.J$137]+[.$E143]*[.J$138]" office:value-type="float" office:value="22.0142615011411" calcext:value-type="float">
            <text:p>22.0142615011</text:p>
          </table:table-cell>
          <table:table-cell table:style-name="ce46" table:formula="of:=[.K$137]+[.$E143]*[.K$138]" office:value-type="float" office:value="21.4641016151378" calcext:value-type="float">
            <text:p>21.464101615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59" office:value-type="float" office:value="2" calcext:value-type="float">
            <text:p>2</text:p>
          </table:table-cell>
          <table:table-cell table:style-name="Default" table:formula="of:=[.F$137]+[.$E144]*[.F$138]" office:value-type="float" office:value="23.9282032302755" calcext:value-type="float">
            <text:p>23.9282032303</text:p>
          </table:table-cell>
          <table:table-cell table:style-name="Default" table:formula="of:=[.G$137]+[.$E144]*[.G$138]" office:value-type="float" office:value="25.6285230022822" calcext:value-type="float">
            <text:p>25.6285230023</text:p>
          </table:table-cell>
          <table:table-cell table:style-name="Default" table:formula="of:=[.H$137]+[.$E144]*[.H$138]" office:value-type="float" office:value="26.4862533532804" calcext:value-type="float">
            <text:p>26.4862533533</text:p>
          </table:table-cell>
          <table:table-cell table:style-name="Default" table:formula="of:=[.I$137]+[.$E144]*[.I$138]" office:value-type="float" office:value="26.6862533532804" calcext:value-type="float">
            <text:p>26.6862533533</text:p>
          </table:table-cell>
          <table:table-cell table:style-name="Default" table:formula="of:=[.J$137]+[.$E144]*[.J$138]" office:value-type="float" office:value="26.2285230022822" calcext:value-type="float">
            <text:p>26.2285230023</text:p>
          </table:table-cell>
          <table:table-cell table:style-name="ce46" table:formula="of:=[.K$137]+[.$E144]*[.K$138]" office:value-type="float" office:value="24.9282032302755" calcext:value-type="float">
            <text:p>24.928203230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4" office:value-type="float" office:value="3" calcext:value-type="float">
            <text:p>3</text:p>
          </table:table-cell>
          <table:table-cell table:style-name="ce63" table:formula="of:=[.F$137]+[.$E145]*[.F$138]" office:value-type="float" office:value="27.3923048454133" calcext:value-type="float">
            <text:p>27.3923048454</text:p>
          </table:table-cell>
          <table:table-cell table:style-name="ce63" table:formula="of:=[.G$137]+[.$E145]*[.G$138]" office:value-type="float" office:value="29.8427845034233" calcext:value-type="float">
            <text:p>29.8427845034</text:p>
          </table:table-cell>
          <table:table-cell table:style-name="ce63" table:formula="of:=[.H$137]+[.$E145]*[.H$138]" office:value-type="float" office:value="31.0293800299207" calcext:value-type="float">
            <text:p>31.0293800299</text:p>
          </table:table-cell>
          <table:table-cell table:style-name="ce63" table:formula="of:=[.I$137]+[.$E145]*[.I$138]" office:value-type="float" office:value="31.2293800299207" calcext:value-type="float">
            <text:p>31.2293800299</text:p>
          </table:table-cell>
          <table:table-cell table:style-name="ce63" table:formula="of:=[.J$137]+[.$E145]*[.J$138]" office:value-type="float" office:value="30.4427845034233" calcext:value-type="float">
            <text:p>30.4427845034</text:p>
          </table:table-cell>
          <table:table-cell table:style-name="ce48" table:formula="of:=[.K$137]+[.$E145]*[.K$138]" office:value-type="float" office:value="28.3923048454133" calcext:value-type="float">
            <text:p>28.39230484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bability Norm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420 possible mov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Default" table:formula="of:=NORMDIST([.$E147];[.F$137];[.F$138];0)" office:value-type="float" office:value="0.000744305845630909" calcext:value-type="float">
            <text:p>0.0007443058</text:p>
          </table:table-cell>
          <table:table-cell table:style-name="Default" table:formula="of:=NORMDIST([.$E147];[.G$137];[.G$138];0)" office:value-type="float" office:value="0.00276989896682574" calcext:value-type="float">
            <text:p>0.002769899</text:p>
          </table:table-cell>
          <table:table-cell table:style-name="Default" table:formula="of:=NORMDIST([.$E147];[.H$137];[.H$138];0)" office:value-type="float" office:value="0.00376951166604637" calcext:value-type="float">
            <text:p>0.0037695117</text:p>
          </table:table-cell>
          <table:table-cell table:style-name="Default" table:formula="of:=NORMDIST([.$E147];[.I$137];[.I$138];0)" office:value-type="float" office:value="0.00337201791497966" calcext:value-type="float">
            <text:p>0.0033720179</text:p>
          </table:table-cell>
          <table:table-cell table:style-name="Default" table:formula="of:=NORMDIST([.$E147];[.J$137];[.J$138];0)" office:value-type="float" office:value="0.0018781689358845" calcext:value-type="float">
            <text:p>0.0018781689</text:p>
          </table:table-cell>
          <table:table-cell table:style-name="Default" table:formula="of:=NORMDIST([.$E147];[.K$137];[.K$138];0)" office:value-type="float" office:value="0.000285464791675855" calcext:value-type="float">
            <text:p>0.0002854648</text:p>
          </table:table-cell>
          <table:table-cell table:formula="of:=SUM([.F147:.K147])" office:value-type="float" office:value="0.012819368121043" calcext:value-type="float">
            <text:p>0.0128193681</text:p>
          </table:table-cell>
          <table:table-cell table:formula="of:=[.L147]/SUM([.L$147:.L$170])*100" office:value-type="float" office:value="0.214595833053065" calcext:value-type="float">
            <text:p>0.2145958331</text:p>
          </table:table-cell>
          <table:table-cell table:formula="of:=SUM([.M$147:.M147])" office:value-type="float" office:value="0.214595833053065" calcext:value-type="float">
            <text:p>0.2145958331</text:p>
          </table:table-cell>
          <table:table-cell table:formula="of:=[.M147]*420/100" office:value-type="float" office:value="0.901302498822875" calcext:value-type="float">
            <text:p>0.9013024988</text:p>
          </table:table-cell>
          <table:table-cell table:formula="of:=ROUND([.O1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P147]-[.Q147])*100/[.Q14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Default" table:formula="of:=NORMDIST([.$E148];[.F$137];[.F$138];0)" office:value-type="float" office:value="0.00178549690423927" calcext:value-type="float">
            <text:p>0.0017854969</text:p>
          </table:table-cell>
          <table:table-cell table:style-name="Default" table:formula="of:=NORMDIST([.$E148];[.G$137];[.G$138];0)" office:value-type="float" office:value="0.00505960452404412" calcext:value-type="float">
            <text:p>0.0050596045</text:p>
          </table:table-cell>
          <table:table-cell table:style-name="Default" table:formula="of:=NORMDIST([.$E148];[.H$137];[.H$138];0)" office:value-type="float" office:value="0.00639199378855862" calcext:value-type="float">
            <text:p>0.0063919938</text:p>
          </table:table-cell>
          <table:table-cell table:style-name="Default" table:formula="of:=NORMDIST([.$E148];[.I$137];[.I$138];0)" office:value-type="float" office:value="0.00577363607292263" calcext:value-type="float">
            <text:p>0.0057736361</text:p>
          </table:table-cell>
          <table:table-cell table:style-name="Default" table:formula="of:=NORMDIST([.$E148];[.J$137];[.J$138];0)" office:value-type="float" office:value="0.00354861928209556" calcext:value-type="float">
            <text:p>0.0035486193</text:p>
          </table:table-cell>
          <table:table-cell table:style-name="Default" table:formula="of:=NORMDIST([.$E148];[.K$137];[.K$138];0)" office:value-type="float" office:value="0.000744305845630909" calcext:value-type="float">
            <text:p>0.0007443058</text:p>
          </table:table-cell>
          <table:table-cell table:formula="of:=SUM([.F148:.K148])" office:value-type="float" office:value="0.0233036564174911" calcext:value-type="float">
            <text:p>0.0233036564</text:p>
          </table:table-cell>
          <table:table-cell table:formula="of:=[.L148]/SUM([.L$147:.L$170])*100" office:value-type="float" office:value="0.390102500753136" calcext:value-type="float">
            <text:p>0.3901025008</text:p>
          </table:table-cell>
          <table:table-cell table:formula="of:=SUM([.M$147:.M148])" office:value-type="float" office:value="0.604698333806202" calcext:value-type="float">
            <text:p>0.6046983338</text:p>
          </table:table-cell>
          <table:table-cell table:formula="of:=[.M148]*420/100" office:value-type="float" office:value="1.63843050316317" calcext:value-type="float">
            <text:p>1.6384305032</text:p>
          </table:table-cell>
          <table:table-cell table:formula="of:=ROUND([.O148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P148]-[.Q148])*100/[.Q148]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Default" table:formula="of:=NORMDIST([.$E149];[.F$137];[.F$138];0)" office:value-type="float" office:value="0.00394071989419953" calcext:value-type="float">
            <text:p>0.0039407199</text:p>
          </table:table-cell>
          <table:table-cell table:style-name="Default" table:formula="of:=NORMDIST([.$E149];[.G$137];[.G$138];0)" office:value-type="float" office:value="0.0087360618083798" calcext:value-type="float">
            <text:p>0.0087360618</text:p>
          </table:table-cell>
          <table:table-cell table:style-name="Default" table:formula="of:=NORMDIST([.$E149];[.H$137];[.H$138];0)" office:value-type="float" office:value="0.0103263347025201" calcext:value-type="float">
            <text:p>0.0103263347</text:p>
          </table:table-cell>
          <table:table-cell table:style-name="Default" table:formula="of:=NORMDIST([.$E149];[.I$137];[.I$138];0)" office:value-type="float" office:value="0.00941819197954737" calcext:value-type="float">
            <text:p>0.009418192</text:p>
          </table:table-cell>
          <table:table-cell table:style-name="Default" table:formula="of:=NORMDIST([.$E149];[.J$137];[.J$138];0)" office:value-type="float" office:value="0.00633768492619057" calcext:value-type="float">
            <text:p>0.0063376849</text:p>
          </table:table-cell>
          <table:table-cell table:style-name="Default" table:formula="of:=NORMDIST([.$E149];[.K$137];[.K$138];0)" office:value-type="float" office:value="0.00178549690423927" calcext:value-type="float">
            <text:p>0.0017854969</text:p>
          </table:table-cell>
          <table:table-cell table:formula="of:=SUM([.F149:.K149])" office:value-type="float" office:value="0.0405444902150767" calcext:value-type="float">
            <text:p>0.0405444902</text:p>
          </table:table-cell>
          <table:table-cell table:formula="of:=[.L149]/SUM([.L$147:.L$170])*100" office:value-type="float" office:value="0.678713534962308" calcext:value-type="float">
            <text:p>0.678713535</text:p>
          </table:table-cell>
          <table:table-cell table:formula="of:=SUM([.M$147:.M149])" office:value-type="float" office:value="1.28341186876851" calcext:value-type="float">
            <text:p>1.2834118688</text:p>
          </table:table-cell>
          <table:table-cell table:formula="of:=[.M149]*420/100" office:value-type="float" office:value="2.85059684684169" calcext:value-type="float">
            <text:p>2.8505968468</text:p>
          </table:table-cell>
          <table:table-cell table:formula="of:=ROUND([.O14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([.P149]-[.Q149])*100/[.Q14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Default" table:formula="of:=NORMDIST([.$E150];[.F$137];[.F$138];0)" office:value-type="float" office:value="0.00800204196085161" calcext:value-type="float">
            <text:p>0.008002042</text:p>
          </table:table-cell>
          <table:table-cell table:style-name="Default" table:formula="of:=NORMDIST([.$E150];[.G$137];[.G$138];0)" office:value-type="float" office:value="0.0142580884894433" calcext:value-type="float">
            <text:p>0.0142580885</text:p>
          </table:table-cell>
          <table:table-cell table:style-name="Default" table:formula="of:=NORMDIST([.$E150];[.H$137];[.H$138];0)" office:value-type="float" office:value="0.0158933208697926" calcext:value-type="float">
            <text:p>0.0158933209</text:p>
          </table:table-cell>
          <table:table-cell table:style-name="Default" table:formula="of:=NORMDIST([.$E150];[.I$137];[.I$138];0)" office:value-type="float" office:value="0.0146367371116287" calcext:value-type="float">
            <text:p>0.0146367371</text:p>
          </table:table-cell>
          <table:table-cell table:style-name="Default" table:formula="of:=NORMDIST([.$E150];[.J$137];[.J$138];0)" office:value-type="float" office:value="0.0106991275077913" calcext:value-type="float">
            <text:p>0.0106991275</text:p>
          </table:table-cell>
          <table:table-cell table:style-name="Default" table:formula="of:=NORMDIST([.$E150];[.K$137];[.K$138];0)" office:value-type="float" office:value="0.00394071989419953" calcext:value-type="float">
            <text:p>0.0039407199</text:p>
          </table:table-cell>
          <table:table-cell table:formula="of:=SUM([.F150:.K150])" office:value-type="float" office:value="0.0674300358337071" calcext:value-type="float">
            <text:p>0.0674300358</text:p>
          </table:table-cell>
          <table:table-cell table:formula="of:=[.L150]/SUM([.L$147:.L$170])*100" office:value-type="float" office:value="1.12877675216921" calcext:value-type="float">
            <text:p>1.1287767522</text:p>
          </table:table-cell>
          <table:table-cell table:formula="of:=SUM([.M$147:.M150])" office:value-type="float" office:value="2.41218862093772" calcext:value-type="float">
            <text:p>2.4121886209</text:p>
          </table:table-cell>
          <table:table-cell table:formula="of:=[.M150]*420/100" office:value-type="float" office:value="4.74086235911067" calcext:value-type="float">
            <text:p>4.7408623591</text:p>
          </table:table-cell>
          <table:table-cell table:formula="of:=ROUND([.O150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([.P150]-[.Q150])*100/[.Q15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Default" table:formula="of:=NORMDIST([.$E151];[.F$137];[.F$138];0)" office:value-type="float" office:value="0.014949782544564" calcext:value-type="float">
            <text:p>0.0149497825</text:p>
          </table:table-cell>
          <table:table-cell table:style-name="Default" table:formula="of:=NORMDIST([.$E151];[.G$137];[.G$138];0)" office:value-type="float" office:value="0.0219964904918625" calcext:value-type="float">
            <text:p>0.0219964905</text:p>
          </table:table-cell>
          <table:table-cell table:style-name="Default" table:formula="of:=NORMDIST([.$E151];[.H$137];[.H$138];0)" office:value-type="float" office:value="0.0233046028407203" calcext:value-type="float">
            <text:p>0.0233046028</text:p>
          </table:table-cell>
          <table:table-cell table:style-name="Default" table:formula="of:=NORMDIST([.$E151];[.I$137];[.I$138];0)" office:value-type="float" office:value="0.0216710326807387" calcext:value-type="float">
            <text:p>0.0216710327</text:p>
          </table:table-cell>
          <table:table-cell table:style-name="Default" table:formula="of:=NORMDIST([.$E151];[.J$137];[.J$138];0)" office:value-type="float" office:value="0.0170731070628739" calcext:value-type="float">
            <text:p>0.0170731071</text:p>
          </table:table-cell>
          <table:table-cell table:style-name="Default" table:formula="of:=NORMDIST([.$E151];[.K$137];[.K$138];0)" office:value-type="float" office:value="0.00800204196085161" calcext:value-type="float">
            <text:p>0.008002042</text:p>
          </table:table-cell>
          <table:table-cell table:formula="of:=SUM([.F151:.K151])" office:value-type="float" office:value="0.106997057581611" calcext:value-type="float">
            <text:p>0.1069970576</text:p>
          </table:table-cell>
          <table:table-cell table:formula="of:=[.L151]/SUM([.L$147:.L$170])*100" office:value-type="float" office:value="1.7911274946744" calcext:value-type="float">
            <text:p>1.7911274947</text:p>
          </table:table-cell>
          <table:table-cell table:formula="of:=SUM([.M$147:.M151])" office:value-type="float" office:value="4.20331611561211" calcext:value-type="float">
            <text:p>4.2033161156</text:p>
          </table:table-cell>
          <table:table-cell table:formula="of:=[.M151]*420/100" office:value-type="float" office:value="7.52273547763246" calcext:value-type="float">
            <text:p>7.5227354776</text:p>
          </table:table-cell>
          <table:table-cell table:formula="of:=ROUND([.O151]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[.P151]-[.Q151])*100/[.Q151]" office:value-type="float" office:value="-11.1111111111111" calcext:value-type="float">
            <text:p>-11.1111111111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Default" table:formula="of:=NORMDIST([.$E152];[.F$137];[.F$138];0)" office:value-type="float" office:value="0.0256967216339615" calcext:value-type="float">
            <text:p>0.0256967216</text:p>
          </table:table-cell>
          <table:table-cell table:style-name="Default" table:formula="of:=NORMDIST([.$E152];[.G$137];[.G$138];0)" office:value-type="float" office:value="0.0320768687210506" calcext:value-type="float">
            <text:p>0.0320768687</text:p>
          </table:table-cell>
          <table:table-cell table:style-name="Default" table:formula="of:=NORMDIST([.$E152];[.H$137];[.H$138];0)" office:value-type="float" office:value="0.032555724251538" calcext:value-type="float">
            <text:p>0.0325557243</text:p>
          </table:table-cell>
          <table:table-cell table:style-name="Default" table:formula="of:=NORMDIST([.$E152];[.I$137];[.I$138];0)" office:value-type="float" office:value="0.0305684587431237" calcext:value-type="float">
            <text:p>0.0305684587</text:p>
          </table:table-cell>
          <table:table-cell table:style-name="Default" table:formula="of:=NORMDIST([.$E152];[.J$137];[.J$138];0)" office:value-type="float" office:value="0.0257527283076875" calcext:value-type="float">
            <text:p>0.0257527283</text:p>
          </table:table-cell>
          <table:table-cell table:style-name="Default" table:formula="of:=NORMDIST([.$E152];[.K$137];[.K$138];0)" office:value-type="float" office:value="0.014949782544564" calcext:value-type="float">
            <text:p>0.0149497825</text:p>
          </table:table-cell>
          <table:table-cell table:formula="of:=SUM([.F152:.K152])" office:value-type="float" office:value="0.161600284201925" calcext:value-type="float">
            <text:p>0.1616002842</text:p>
          </table:table-cell>
          <table:table-cell table:formula="of:=[.L152]/SUM([.L$147:.L$170])*100" office:value-type="float" office:value="2.70518385013057" calcext:value-type="float">
            <text:p>2.7051838501</text:p>
          </table:table-cell>
          <table:table-cell table:formula="of:=SUM([.M$147:.M152])" office:value-type="float" office:value="6.90849996574269" calcext:value-type="float">
            <text:p>6.9084999657</text:p>
          </table:table-cell>
          <table:table-cell table:formula="of:=[.M152]*420/100" office:value-type="float" office:value="11.3617721705484" calcext:value-type="float">
            <text:p>11.3617721705</text:p>
          </table:table-cell>
          <table:table-cell table:formula="of:=ROUND([.O152])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.P152]-[.Q152])*100/[.Q152]" office:value-type="float" office:value="-8.33333333333333" calcext:value-type="float">
            <text:p>-8.3333333333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Default" table:formula="of:=NORMDIST([.$E153];[.F$137];[.F$138];0)" office:value-type="float" office:value="0.0406377222303027" calcext:value-type="float">
            <text:p>0.0406377222</text:p>
          </table:table-cell>
          <table:table-cell table:style-name="Default" table:formula="of:=NORMDIST([.$E153];[.G$137];[.G$138];0)" office:value-type="float" office:value="0.044215752444295" calcext:value-type="float">
            <text:p>0.0442157524</text:p>
          </table:table-cell>
          <table:table-cell table:style-name="Default" table:formula="of:=NORMDIST([.$E153];[.H$137];[.H$138];0)" office:value-type="float" office:value="0.043328296769383" calcext:value-type="float">
            <text:p>0.0433282968</text:p>
          </table:table-cell>
          <table:table-cell table:style-name="Default" table:formula="of:=NORMDIST([.$E153];[.I$137];[.I$138];0)" office:value-type="float" office:value="0.0410795878846236" calcext:value-type="float">
            <text:p>0.0410795879</text:p>
          </table:table-cell>
          <table:table-cell table:style-name="Default" table:formula="of:=NORMDIST([.$E153];[.J$137];[.J$138];0)" office:value-type="float" office:value="0.0367181177506057" calcext:value-type="float">
            <text:p>0.0367181178</text:p>
          </table:table-cell>
          <table:table-cell table:style-name="Default" table:formula="of:=NORMDIST([.$E153];[.K$137];[.K$138];0)" office:value-type="float" office:value="0.0256967216339615" calcext:value-type="float">
            <text:p>0.0256967216</text:p>
          </table:table-cell>
          <table:table-cell table:formula="of:=SUM([.F153:.K153])" office:value-type="float" office:value="0.231676198713171" calcext:value-type="float">
            <text:p>0.2316761987</text:p>
          </table:table-cell>
          <table:table-cell table:formula="of:=[.L153]/SUM([.L$147:.L$170])*100" office:value-type="float" office:value="3.87825253101285" calcext:value-type="float">
            <text:p>3.878252531</text:p>
          </table:table-cell>
          <table:table-cell table:formula="of:=SUM([.M$147:.M153])" office:value-type="float" office:value="10.7867524967555" calcext:value-type="float">
            <text:p>10.7867524968</text:p>
          </table:table-cell>
          <table:table-cell table:formula="of:=[.M153]*420/100" office:value-type="float" office:value="16.288660630254" calcext:value-type="float">
            <text:p>16.2886606303</text:p>
          </table:table-cell>
          <table:table-cell table:formula="of:=ROUND([.O153])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([.P153]-[.Q153])*100/[.Q153]" office:value-type="float" office:value="-11.1111111111111" calcext:value-type="float">
            <text:p>-11.1111111111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style-name="Default" table:formula="of:=NORMDIST([.$E154];[.F$137];[.F$138];0)" office:value-type="float" office:value="0.0591275369547296" calcext:value-type="float">
            <text:p>0.059127537</text:p>
          </table:table-cell>
          <table:table-cell table:style-name="Default" table:formula="of:=NORMDIST([.$E154];[.G$137];[.G$138];0)" office:value-type="float" office:value="0.0576114167411977" calcext:value-type="float">
            <text:p>0.0576114167</text:p>
          </table:table-cell>
          <table:table-cell table:style-name="Default" table:formula="of:=NORMDIST([.$E154];[.H$137];[.H$138];0)" office:value-type="float" office:value="0.0549382060592749" calcext:value-type="float">
            <text:p>0.0549382061</text:p>
          </table:table-cell>
          <table:table-cell table:style-name="Default" table:formula="of:=NORMDIST([.$E154];[.I$137];[.I$138];0)" office:value-type="float" office:value="0.0525941226204072" calcext:value-type="float">
            <text:p>0.0525941226</text:p>
          </table:table-cell>
          <table:table-cell table:style-name="Default" table:formula="of:=NORMDIST([.$E154];[.J$137];[.J$138];0)" office:value-type="float" office:value="0.049486194334796" calcext:value-type="float">
            <text:p>0.0494861943</text:p>
          </table:table-cell>
          <table:table-cell table:style-name="Default" table:formula="of:=NORMDIST([.$E154];[.K$137];[.K$138];0)" office:value-type="float" office:value="0.0406377222303027" calcext:value-type="float">
            <text:p>0.0406377222</text:p>
          </table:table-cell>
          <table:table-cell table:formula="of:=SUM([.F154:.K154])" office:value-type="float" office:value="0.314395198940708" calcext:value-type="float">
            <text:p>0.3143951989</text:p>
          </table:table-cell>
          <table:table-cell table:formula="of:=[.L154]/SUM([.L$147:.L$170])*100" office:value-type="float" office:value="5.2629660828459" calcext:value-type="float">
            <text:p>5.2629660828</text:p>
          </table:table-cell>
          <table:table-cell table:formula="of:=SUM([.M$147:.M154])" office:value-type="float" office:value="16.0497185796014" calcext:value-type="float">
            <text:p>16.0497185796</text:p>
          </table:table-cell>
          <table:table-cell table:formula="of:=[.M154]*420/100" office:value-type="float" office:value="22.1044575479528" calcext:value-type="float">
            <text:p>22.104457548</text:p>
          </table:table-cell>
          <table:table-cell table:formula="of:=ROUND([.O154]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([.P154]-[.Q154])*100/[.Q154]" office:value-type="float" office:value="-4.34782608695652" calcext:value-type="float">
            <text:p>-4.347826087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Default" table:formula="of:=NORMDIST([.$E155];[.F$137];[.F$138];0)" office:value-type="float" office:value="0.0791514749388848" calcext:value-type="float">
            <text:p>0.0791514749</text:p>
          </table:table-cell>
          <table:table-cell table:style-name="Default" table:formula="of:=NORMDIST([.$E155];[.G$137];[.G$138];0)" office:value-type="float" office:value="0.0709555829275677" calcext:value-type="float">
            <text:p>0.0709555829</text:p>
          </table:table-cell>
          <table:table-cell table:style-name="Default" table:formula="of:=NORMDIST([.$E155];[.H$137];[.H$138];0)" office:value-type="float" office:value="0.0663645159820894" calcext:value-type="float">
            <text:p>0.066364516</text:p>
          </table:table-cell>
          <table:table-cell table:style-name="Default" table:formula="of:=NORMDIST([.$E155];[.I$137];[.I$138];0)" office:value-type="float" office:value="0.0641515201187867" calcext:value-type="float">
            <text:p>0.0641515201</text:p>
          </table:table-cell>
          <table:table-cell table:style-name="Default" table:formula="of:=NORMDIST([.$E155];[.J$137];[.J$138];0)" office:value-type="float" office:value="0.0630426099046218" calcext:value-type="float">
            <text:p>0.0630426099</text:p>
          </table:table-cell>
          <table:table-cell table:style-name="Default" table:formula="of:=NORMDIST([.$E155];[.K$137];[.K$138];0)" office:value-type="float" office:value="0.0591275369547296" calcext:value-type="float">
            <text:p>0.059127537</text:p>
          </table:table-cell>
          <table:table-cell table:formula="of:=SUM([.F155:.K155])" office:value-type="float" office:value="0.40279324082668" calcext:value-type="float">
            <text:p>0.4027932408</text:p>
          </table:table-cell>
          <table:table-cell table:formula="of:=[.L155]/SUM([.L$147:.L$170])*100" office:value-type="float" office:value="6.74274661958241" calcext:value-type="float">
            <text:p>6.7427466196</text:p>
          </table:table-cell>
          <table:table-cell table:formula="of:=SUM([.M$147:.M155])" office:value-type="float" office:value="22.7924651991838" calcext:value-type="float">
            <text:p>22.7924651992</text:p>
          </table:table-cell>
          <table:table-cell table:formula="of:=[.M155]*420/100" office:value-type="float" office:value="28.3195358022461" calcext:value-type="float">
            <text:p>28.3195358022</text:p>
          </table:table-cell>
          <table:table-cell table:formula="of:=ROUND([.O155])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([.P155]-[.Q155])*100/[.Q155]" office:value-type="float" office:value="-3.44827586206897" calcext:value-type="float">
            <text:p>-3.4482758621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style-name="Default" table:formula="of:=NORMDIST([.$E156];[.F$137];[.F$138];0)" office:value-type="float" office:value="0.0974848278613706" calcext:value-type="float">
            <text:p>0.0974848279</text:p>
          </table:table-cell>
          <table:table-cell table:style-name="Default" table:formula="of:=NORMDIST([.$E156];[.G$137];[.G$138];0)" office:value-type="float" office:value="0.082605900758878" calcext:value-type="float">
            <text:p>0.0826059008</text:p>
          </table:table-cell>
          <table:table-cell table:style-name="Default" table:formula="of:=NORMDIST([.$E156];[.H$137];[.H$138];0)" office:value-type="float" office:value="0.076375838163561" calcext:value-type="float">
            <text:p>0.0763758382</text:p>
          </table:table-cell>
          <table:table-cell table:style-name="Default" table:formula="of:=NORMDIST([.$E156];[.I$137];[.I$138];0)" office:value-type="float" office:value="0.0745478786605469" calcext:value-type="float">
            <text:p>0.0745478787</text:p>
          </table:table-cell>
          <table:table-cell table:style-name="Default" table:formula="of:=NORMDIST([.$E156];[.J$137];[.J$138];0)" office:value-type="float" office:value="0.075915558959692" calcext:value-type="float">
            <text:p>0.075915559</text:p>
          </table:table-cell>
          <table:table-cell table:style-name="Default" table:formula="of:=NORMDIST([.$E156];[.K$137];[.K$138];0)" office:value-type="float" office:value="0.0791514749388848" calcext:value-type="float">
            <text:p>0.0791514749</text:p>
          </table:table-cell>
          <table:table-cell table:formula="of:=SUM([.F156:.K156])" office:value-type="float" office:value="0.486081479342933" calcext:value-type="float">
            <text:p>0.4860814793</text:p>
          </table:table-cell>
          <table:table-cell table:formula="of:=[.L156]/SUM([.L$147:.L$170])*100" office:value-type="float" office:value="8.13698920308219" calcext:value-type="float">
            <text:p>8.1369892031</text:p>
          </table:table-cell>
          <table:table-cell table:formula="of:=SUM([.M$147:.M156])" office:value-type="float" office:value="30.929454402266" calcext:value-type="float">
            <text:p>30.9294544023</text:p>
          </table:table-cell>
          <table:table-cell table:formula="of:=[.M156]*420/100" office:value-type="float" office:value="34.1753546529452" calcext:value-type="float">
            <text:p>34.1753546529</text:p>
          </table:table-cell>
          <table:table-cell table:formula="of:=ROUND([.O156])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([.P156]-[.Q156])*100/[.Q156]" office:value-type="float" office:value="3.03030303030303" calcext:value-type="float">
            <text:p>3.0303030303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Default" table:formula="of:=NORMDIST([.$E157];[.F$137];[.F$138];0)" office:value-type="float" office:value="0.110464781888598" calcext:value-type="float">
            <text:p>0.1104647819</text:p>
          </table:table-cell>
          <table:table-cell table:style-name="Default" table:formula="of:=NORMDIST([.$E157];[.G$137];[.G$138];0)" office:value-type="float" office:value="0.0909038029057246" calcext:value-type="float">
            <text:p>0.0909038029</text:p>
          </table:table-cell>
          <table:table-cell table:style-name="Default" table:formula="of:=NORMDIST([.$E157];[.H$137];[.H$138];0)" office:value-type="float" office:value="0.0837403261448855" calcext:value-type="float">
            <text:p>0.0837403261</text:p>
          </table:table-cell>
          <table:table-cell table:style-name="Default" table:formula="of:=NORMDIST([.$E157];[.I$137];[.I$138];0)" office:value-type="float" office:value="0.0825319731500199" calcext:value-type="float">
            <text:p>0.0825319732</text:p>
          </table:table-cell>
          <table:table-cell table:style-name="Default" table:formula="of:=NORMDIST([.$E157];[.J$137];[.J$138];0)" office:value-type="float" office:value="0.0864119659298727" calcext:value-type="float">
            <text:p>0.0864119659</text:p>
          </table:table-cell>
          <table:table-cell table:style-name="Default" table:formula="of:=NORMDIST([.$E157];[.K$137];[.K$138];0)" office:value-type="float" office:value="0.0974848278613706" calcext:value-type="float">
            <text:p>0.0974848279</text:p>
          </table:table-cell>
          <table:table-cell table:style-name="ce1" table:formula="of:=SUM([.F157:.K157])" office:value-type="float" office:value="0.551537677880471" calcext:value-type="float">
            <text:p>0.5515376779</text:p>
          </table:table-cell>
          <table:table-cell table:formula="of:=[.L157]/SUM([.L$147:.L$170])*100" office:value-type="float" office:value="9.23272397885419" calcext:value-type="float">
            <text:p>9.2327239789</text:p>
          </table:table-cell>
          <table:table-cell table:formula="of:=SUM([.M$147:.M157])" office:value-type="float" office:value="40.1621783811202" calcext:value-type="float">
            <text:p>40.1621783811</text:p>
          </table:table-cell>
          <table:table-cell table:formula="of:=[.M157]*420/100" office:value-type="float" office:value="38.7774407111876" calcext:value-type="float">
            <text:p>38.7774407112</text:p>
          </table:table-cell>
          <table:table-cell table:formula="of:=ROUND([.O157])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formula="of:=([.P157]-[.Q157])*100/[.Q157]" office:value-type="float" office:value="5.40540540540539" calcext:value-type="float">
            <text:p>5.4054054054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style-name="Default" table:formula="of:=NORMDIST([.$E158];[.F$137];[.F$138];0)" office:value-type="float" office:value="0.115164716490445" calcext:value-type="float">
            <text:p>0.1151647165</text:p>
          </table:table-cell>
          <table:table-cell table:style-name="Default" table:formula="of:=NORMDIST([.$E158];[.G$137];[.G$138];0)" office:value-type="float" office:value="0.0945582693041614" calcext:value-type="float">
            <text:p>0.0945582693</text:p>
          </table:table-cell>
          <table:table-cell table:style-name="Default" table:formula="of:=NORMDIST([.$E158];[.H$137];[.H$138];0)" office:value-type="float" office:value="0.087472574196599" calcext:value-type="float">
            <text:p>0.0874725742</text:p>
          </table:table-cell>
          <table:table-cell table:style-name="Default" table:formula="of:=NORMDIST([.$E158];[.I$137];[.I$138];0)" office:value-type="float" office:value="0.087049797959276" calcext:value-type="float">
            <text:p>0.087049798</text:p>
          </table:table-cell>
          <table:table-cell table:style-name="Default" table:formula="of:=NORMDIST([.$E158];[.J$137];[.J$138];0)" office:value-type="float" office:value="0.0929744160413207" calcext:value-type="float">
            <text:p>0.092974416</text:p>
          </table:table-cell>
          <table:table-cell table:style-name="Default" table:formula="of:=NORMDIST([.$E158];[.K$137];[.K$138];0)" office:value-type="float" office:value="0.110464781888598" calcext:value-type="float">
            <text:p>0.1104647819</text:p>
          </table:table-cell>
          <table:table-cell table:formula="of:=SUM([.F158:.K158])" office:value-type="float" office:value="0.5876845558804" calcext:value-type="float">
            <text:p>0.5876845559</text:p>
          </table:table-cell>
          <table:table-cell table:formula="of:=[.L158]/SUM([.L$147:.L$170])*100" office:value-type="float" office:value="9.83782161887977" calcext:value-type="float">
            <text:p>9.8378216189</text:p>
          </table:table-cell>
          <table:table-cell table:formula="of:=SUM([.M$147:.M158])" office:value-type="float" office:value="50" calcext:value-type="float">
            <text:p>50</text:p>
          </table:table-cell>
          <table:table-cell table:formula="of:=[.M158]*420/100" office:value-type="float" office:value="41.318850799295" calcext:value-type="float">
            <text:p>41.3188507993</text:p>
          </table:table-cell>
          <table:table-cell table:formula="of:=ROUND([.O158])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formula="of:=([.P158]-[.Q158])*100/[.Q158]" office:value-type="float" office:value="5.12820512820511" calcext:value-type="float">
            <text:p>5.1282051282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style-name="Default" table:formula="of:=NORMDIST([.$E159];[.F$137];[.F$138];0)" office:value-type="float" office:value="0.110464781888598" calcext:value-type="float">
            <text:p>0.1104647819</text:p>
          </table:table-cell>
          <table:table-cell table:style-name="Default" table:formula="of:=NORMDIST([.$E159];[.G$137];[.G$138];0)" office:value-type="float" office:value="0.0929744160413207" calcext:value-type="float">
            <text:p>0.092974416</text:p>
          </table:table-cell>
          <table:table-cell table:style-name="Default" table:formula="of:=NORMDIST([.$E159];[.H$137];[.H$138];0)" office:value-type="float" office:value="0.087049797959276" calcext:value-type="float">
            <text:p>0.087049798</text:p>
          </table:table-cell>
          <table:table-cell table:style-name="Default" table:formula="of:=NORMDIST([.$E159];[.I$137];[.I$138];0)" office:value-type="float" office:value="0.087472574196599" calcext:value-type="float">
            <text:p>0.0874725742</text:p>
          </table:table-cell>
          <table:table-cell table:style-name="Default" table:formula="of:=NORMDIST([.$E159];[.J$137];[.J$138];0)" office:value-type="float" office:value="0.0945582693041614" calcext:value-type="float">
            <text:p>0.0945582693</text:p>
          </table:table-cell>
          <table:table-cell table:style-name="Default" table:formula="of:=NORMDIST([.$E159];[.K$137];[.K$138];0)" office:value-type="float" office:value="0.115164716490445" calcext:value-type="float">
            <text:p>0.1151647165</text:p>
          </table:table-cell>
          <table:table-cell table:formula="of:=SUM([.F159:.K159])" office:value-type="float" office:value="0.5876845558804" calcext:value-type="float">
            <text:p>0.5876845559</text:p>
          </table:table-cell>
          <table:table-cell table:formula="of:=[.L159]/SUM([.L$147:.L$170])*100" office:value-type="float" office:value="9.83782161887976" calcext:value-type="float">
            <text:p>9.8378216189</text:p>
          </table:table-cell>
          <table:table-cell table:formula="of:=SUM([.M$147:.M159])" office:value-type="float" office:value="59.8378216188798" calcext:value-type="float">
            <text:p>59.8378216189</text:p>
          </table:table-cell>
          <table:table-cell table:formula="of:=[.M159]*420/100" office:value-type="float" office:value="41.318850799295" calcext:value-type="float">
            <text:p>41.3188507993</text:p>
          </table:table-cell>
          <table:table-cell table:formula="of:=ROUND([.O159])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formula="of:=([.P159]-[.Q159])*100/[.Q159]" office:value-type="float" office:value="5.12820512820511" calcext:value-type="float">
            <text:p>5.1282051282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style-name="Default" table:formula="of:=NORMDIST([.$E160];[.F$137];[.F$138];0)" office:value-type="float" office:value="0.0974848278613706" calcext:value-type="float">
            <text:p>0.0974848279</text:p>
          </table:table-cell>
          <table:table-cell table:style-name="Default" table:formula="of:=NORMDIST([.$E160];[.G$137];[.G$138];0)" office:value-type="float" office:value="0.0864119659298727" calcext:value-type="float">
            <text:p>0.0864119659</text:p>
          </table:table-cell>
          <table:table-cell table:style-name="Default" table:formula="of:=NORMDIST([.$E160];[.H$137];[.H$138];0)" office:value-type="float" office:value="0.0825319731500199" calcext:value-type="float">
            <text:p>0.0825319732</text:p>
          </table:table-cell>
          <table:table-cell table:style-name="Default" table:formula="of:=NORMDIST([.$E160];[.I$137];[.I$138];0)" office:value-type="float" office:value="0.0837403261448855" calcext:value-type="float">
            <text:p>0.0837403261</text:p>
          </table:table-cell>
          <table:table-cell table:style-name="Default" table:formula="of:=NORMDIST([.$E160];[.J$137];[.J$138];0)" office:value-type="float" office:value="0.0909038029057246" calcext:value-type="float">
            <text:p>0.0909038029</text:p>
          </table:table-cell>
          <table:table-cell table:style-name="Default" table:formula="of:=NORMDIST([.$E160];[.K$137];[.K$138];0)" office:value-type="float" office:value="0.110464781888598" calcext:value-type="float">
            <text:p>0.1104647819</text:p>
          </table:table-cell>
          <table:table-cell table:formula="of:=SUM([.F160:.K160])" office:value-type="float" office:value="0.551537677880471" calcext:value-type="float">
            <text:p>0.5515376779</text:p>
          </table:table-cell>
          <table:table-cell table:formula="of:=[.L160]/SUM([.L$147:.L$170])*100" office:value-type="float" office:value="9.23272397885419" calcext:value-type="float">
            <text:p>9.2327239789</text:p>
          </table:table-cell>
          <table:table-cell table:formula="of:=SUM([.M$147:.M160])" office:value-type="float" office:value="69.0705455977339" calcext:value-type="float">
            <text:p>69.0705455977</text:p>
          </table:table-cell>
          <table:table-cell table:formula="of:=[.M160]*420/100" office:value-type="float" office:value="38.7774407111876" calcext:value-type="float">
            <text:p>38.7774407112</text:p>
          </table:table-cell>
          <table:table-cell table:formula="of:=ROUND([.O160])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formula="of:=([.P160]-[.Q160])*100/[.Q160]" office:value-type="float" office:value="5.40540540540539" calcext:value-type="float">
            <text:p>5.4054054054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Default" table:formula="of:=NORMDIST([.$E161];[.F$137];[.F$138];0)" office:value-type="float" office:value="0.0791514749388848" calcext:value-type="float">
            <text:p>0.0791514749</text:p>
          </table:table-cell>
          <table:table-cell table:style-name="Default" table:formula="of:=NORMDIST([.$E161];[.G$137];[.G$138];0)" office:value-type="float" office:value="0.075915558959692" calcext:value-type="float">
            <text:p>0.075915559</text:p>
          </table:table-cell>
          <table:table-cell table:style-name="Default" table:formula="of:=NORMDIST([.$E161];[.H$137];[.H$138];0)" office:value-type="float" office:value="0.0745478786605469" calcext:value-type="float">
            <text:p>0.0745478787</text:p>
          </table:table-cell>
          <table:table-cell table:style-name="Default" table:formula="of:=NORMDIST([.$E161];[.I$137];[.I$138];0)" office:value-type="float" office:value="0.076375838163561" calcext:value-type="float">
            <text:p>0.0763758382</text:p>
          </table:table-cell>
          <table:table-cell table:style-name="Default" table:formula="of:=NORMDIST([.$E161];[.J$137];[.J$138];0)" office:value-type="float" office:value="0.082605900758878" calcext:value-type="float">
            <text:p>0.0826059008</text:p>
          </table:table-cell>
          <table:table-cell table:style-name="Default" table:formula="of:=NORMDIST([.$E161];[.K$137];[.K$138];0)" office:value-type="float" office:value="0.0974848278613706" calcext:value-type="float">
            <text:p>0.0974848279</text:p>
          </table:table-cell>
          <table:table-cell table:formula="of:=SUM([.F161:.K161])" office:value-type="float" office:value="0.486081479342933" calcext:value-type="float">
            <text:p>0.4860814793</text:p>
          </table:table-cell>
          <table:table-cell table:formula="of:=[.L161]/SUM([.L$147:.L$170])*100" office:value-type="float" office:value="8.13698920308219" calcext:value-type="float">
            <text:p>8.1369892031</text:p>
          </table:table-cell>
          <table:table-cell table:formula="of:=SUM([.M$147:.M161])" office:value-type="float" office:value="77.2075348008161" calcext:value-type="float">
            <text:p>77.2075348008</text:p>
          </table:table-cell>
          <table:table-cell table:formula="of:=[.M161]*420/100" office:value-type="float" office:value="34.1753546529452" calcext:value-type="float">
            <text:p>34.1753546529</text:p>
          </table:table-cell>
          <table:table-cell table:formula="of:=ROUND([.O161])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([.P161]-[.Q161])*100/[.Q161]" office:value-type="float" office:value="3.03030303030303" calcext:value-type="float">
            <text:p>3.0303030303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style-name="Default" table:formula="of:=NORMDIST([.$E162];[.F$137];[.F$138];0)" office:value-type="float" office:value="0.0591275369547296" calcext:value-type="float">
            <text:p>0.059127537</text:p>
          </table:table-cell>
          <table:table-cell table:style-name="Default" table:formula="of:=NORMDIST([.$E162];[.G$137];[.G$138];0)" office:value-type="float" office:value="0.0630426099046218" calcext:value-type="float">
            <text:p>0.0630426099</text:p>
          </table:table-cell>
          <table:table-cell table:style-name="Default" table:formula="of:=NORMDIST([.$E162];[.H$137];[.H$138];0)" office:value-type="float" office:value="0.0641515201187867" calcext:value-type="float">
            <text:p>0.0641515201</text:p>
          </table:table-cell>
          <table:table-cell table:style-name="Default" table:formula="of:=NORMDIST([.$E162];[.I$137];[.I$138];0)" office:value-type="float" office:value="0.0663645159820894" calcext:value-type="float">
            <text:p>0.066364516</text:p>
          </table:table-cell>
          <table:table-cell table:style-name="Default" table:formula="of:=NORMDIST([.$E162];[.J$137];[.J$138];0)" office:value-type="float" office:value="0.0709555829275677" calcext:value-type="float">
            <text:p>0.0709555829</text:p>
          </table:table-cell>
          <table:table-cell table:style-name="Default" table:formula="of:=NORMDIST([.$E162];[.K$137];[.K$138];0)" office:value-type="float" office:value="0.0791514749388848" calcext:value-type="float">
            <text:p>0.0791514749</text:p>
          </table:table-cell>
          <table:table-cell table:formula="of:=SUM([.F162:.K162])" office:value-type="float" office:value="0.40279324082668" calcext:value-type="float">
            <text:p>0.4027932408</text:p>
          </table:table-cell>
          <table:table-cell table:formula="of:=[.L162]/SUM([.L$147:.L$170])*100" office:value-type="float" office:value="6.74274661958241" calcext:value-type="float">
            <text:p>6.7427466196</text:p>
          </table:table-cell>
          <table:table-cell table:formula="of:=SUM([.M$147:.M162])" office:value-type="float" office:value="83.9502814203985" calcext:value-type="float">
            <text:p>83.9502814204</text:p>
          </table:table-cell>
          <table:table-cell table:formula="of:=[.M162]*420/100" office:value-type="float" office:value="28.3195358022461" calcext:value-type="float">
            <text:p>28.3195358022</text:p>
          </table:table-cell>
          <table:table-cell table:formula="of:=ROUND([.O162])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([.P162]-[.Q162])*100/[.Q162]" office:value-type="float" office:value="-3.44827586206897" calcext:value-type="float">
            <text:p>-3.448275862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style-name="Default" table:formula="of:=NORMDIST([.$E163];[.F$137];[.F$138];0)" office:value-type="float" office:value="0.0406377222303027" calcext:value-type="float">
            <text:p>0.0406377222</text:p>
          </table:table-cell>
          <table:table-cell table:style-name="Default" table:formula="of:=NORMDIST([.$E163];[.G$137];[.G$138];0)" office:value-type="float" office:value="0.049486194334796" calcext:value-type="float">
            <text:p>0.0494861943</text:p>
          </table:table-cell>
          <table:table-cell table:style-name="Default" table:formula="of:=NORMDIST([.$E163];[.H$137];[.H$138];0)" office:value-type="float" office:value="0.0525941226204072" calcext:value-type="float">
            <text:p>0.0525941226</text:p>
          </table:table-cell>
          <table:table-cell table:style-name="Default" table:formula="of:=NORMDIST([.$E163];[.I$137];[.I$138];0)" office:value-type="float" office:value="0.0549382060592749" calcext:value-type="float">
            <text:p>0.0549382061</text:p>
          </table:table-cell>
          <table:table-cell table:style-name="Default" table:formula="of:=NORMDIST([.$E163];[.J$137];[.J$138];0)" office:value-type="float" office:value="0.0576114167411977" calcext:value-type="float">
            <text:p>0.0576114167</text:p>
          </table:table-cell>
          <table:table-cell table:style-name="Default" table:formula="of:=NORMDIST([.$E163];[.K$137];[.K$138];0)" office:value-type="float" office:value="0.0591275369547296" calcext:value-type="float">
            <text:p>0.059127537</text:p>
          </table:table-cell>
          <table:table-cell table:formula="of:=SUM([.F163:.K163])" office:value-type="float" office:value="0.314395198940708" calcext:value-type="float">
            <text:p>0.3143951989</text:p>
          </table:table-cell>
          <table:table-cell table:formula="of:=[.L163]/SUM([.L$147:.L$170])*100" office:value-type="float" office:value="5.2629660828459" calcext:value-type="float">
            <text:p>5.2629660828</text:p>
          </table:table-cell>
          <table:table-cell table:formula="of:=SUM([.M$147:.M163])" office:value-type="float" office:value="89.2132475032444" calcext:value-type="float">
            <text:p>89.2132475032</text:p>
          </table:table-cell>
          <table:table-cell table:formula="of:=[.M163]*420/100" office:value-type="float" office:value="22.1044575479528" calcext:value-type="float">
            <text:p>22.104457548</text:p>
          </table:table-cell>
          <table:table-cell table:formula="of:=ROUND([.O163]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([.P163]-[.Q163])*100/[.Q163]" office:value-type="float" office:value="-4.34782608695652" calcext:value-type="float">
            <text:p>-4.347826087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Default" table:formula="of:=NORMDIST([.$E164];[.F$137];[.F$138];0)" office:value-type="float" office:value="0.0256967216339615" calcext:value-type="float">
            <text:p>0.0256967216</text:p>
          </table:table-cell>
          <table:table-cell table:style-name="Default" table:formula="of:=NORMDIST([.$E164];[.G$137];[.G$138];0)" office:value-type="float" office:value="0.0367181177506057" calcext:value-type="float">
            <text:p>0.0367181178</text:p>
          </table:table-cell>
          <table:table-cell table:style-name="Default" table:formula="of:=NORMDIST([.$E164];[.H$137];[.H$138];0)" office:value-type="float" office:value="0.0410795878846236" calcext:value-type="float">
            <text:p>0.0410795879</text:p>
          </table:table-cell>
          <table:table-cell table:style-name="Default" table:formula="of:=NORMDIST([.$E164];[.I$137];[.I$138];0)" office:value-type="float" office:value="0.043328296769383" calcext:value-type="float">
            <text:p>0.0433282968</text:p>
          </table:table-cell>
          <table:table-cell table:style-name="Default" table:formula="of:=NORMDIST([.$E164];[.J$137];[.J$138];0)" office:value-type="float" office:value="0.044215752444295" calcext:value-type="float">
            <text:p>0.0442157524</text:p>
          </table:table-cell>
          <table:table-cell table:style-name="Default" table:formula="of:=NORMDIST([.$E164];[.K$137];[.K$138];0)" office:value-type="float" office:value="0.0406377222303027" calcext:value-type="float">
            <text:p>0.0406377222</text:p>
          </table:table-cell>
          <table:table-cell table:formula="of:=SUM([.F164:.K164])" office:value-type="float" office:value="0.231676198713171" calcext:value-type="float">
            <text:p>0.2316761987</text:p>
          </table:table-cell>
          <table:table-cell table:formula="of:=[.L164]/SUM([.L$147:.L$170])*100" office:value-type="float" office:value="3.87825253101285" calcext:value-type="float">
            <text:p>3.878252531</text:p>
          </table:table-cell>
          <table:table-cell table:formula="of:=SUM([.M$147:.M164])" office:value-type="float" office:value="93.0915000342573" calcext:value-type="float">
            <text:p>93.0915000343</text:p>
          </table:table-cell>
          <table:table-cell table:formula="of:=[.M164]*420/100" office:value-type="float" office:value="16.288660630254" calcext:value-type="float">
            <text:p>16.2886606303</text:p>
          </table:table-cell>
          <table:table-cell table:formula="of:=ROUND([.O164])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([.P164]-[.Q164])*100/[.Q164]" office:value-type="float" office:value="-11.1111111111111" calcext:value-type="float">
            <text:p>-11.1111111111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style-name="Default" table:formula="of:=NORMDIST([.$E165];[.F$137];[.F$138];0)" office:value-type="float" office:value="0.014949782544564" calcext:value-type="float">
            <text:p>0.0149497825</text:p>
          </table:table-cell>
          <table:table-cell table:style-name="Default" table:formula="of:=NORMDIST([.$E165];[.G$137];[.G$138];0)" office:value-type="float" office:value="0.0257527283076875" calcext:value-type="float">
            <text:p>0.0257527283</text:p>
          </table:table-cell>
          <table:table-cell table:style-name="Default" table:formula="of:=NORMDIST([.$E165];[.H$137];[.H$138];0)" office:value-type="float" office:value="0.0305684587431237" calcext:value-type="float">
            <text:p>0.0305684587</text:p>
          </table:table-cell>
          <table:table-cell table:style-name="Default" table:formula="of:=NORMDIST([.$E165];[.I$137];[.I$138];0)" office:value-type="float" office:value="0.032555724251538" calcext:value-type="float">
            <text:p>0.0325557243</text:p>
          </table:table-cell>
          <table:table-cell table:style-name="Default" table:formula="of:=NORMDIST([.$E165];[.J$137];[.J$138];0)" office:value-type="float" office:value="0.0320768687210506" calcext:value-type="float">
            <text:p>0.0320768687</text:p>
          </table:table-cell>
          <table:table-cell table:style-name="Default" table:formula="of:=NORMDIST([.$E165];[.K$137];[.K$138];0)" office:value-type="float" office:value="0.0256967216339615" calcext:value-type="float">
            <text:p>0.0256967216</text:p>
          </table:table-cell>
          <table:table-cell table:formula="of:=SUM([.F165:.K165])" office:value-type="float" office:value="0.161600284201925" calcext:value-type="float">
            <text:p>0.1616002842</text:p>
          </table:table-cell>
          <table:table-cell table:formula="of:=[.L165]/SUM([.L$147:.L$170])*100" office:value-type="float" office:value="2.70518385013057" calcext:value-type="float">
            <text:p>2.7051838501</text:p>
          </table:table-cell>
          <table:table-cell table:formula="of:=SUM([.M$147:.M165])" office:value-type="float" office:value="95.7966838843879" calcext:value-type="float">
            <text:p>95.7966838844</text:p>
          </table:table-cell>
          <table:table-cell table:formula="of:=[.M165]*420/100" office:value-type="float" office:value="11.3617721705484" calcext:value-type="float">
            <text:p>11.3617721705</text:p>
          </table:table-cell>
          <table:table-cell table:formula="of:=ROUND([.O165])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.P165]-[.Q165])*100/[.Q165]" office:value-type="float" office:value="-8.33333333333333" calcext:value-type="float">
            <text:p>-8.3333333333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style-name="Default" table:formula="of:=NORMDIST([.$E166];[.F$137];[.F$138];0)" office:value-type="float" office:value="0.00800204196085161" calcext:value-type="float">
            <text:p>0.008002042</text:p>
          </table:table-cell>
          <table:table-cell table:style-name="Default" table:formula="of:=NORMDIST([.$E166];[.G$137];[.G$138];0)" office:value-type="float" office:value="0.0170731070628739" calcext:value-type="float">
            <text:p>0.0170731071</text:p>
          </table:table-cell>
          <table:table-cell table:style-name="Default" table:formula="of:=NORMDIST([.$E166];[.H$137];[.H$138];0)" office:value-type="float" office:value="0.0216710326807387" calcext:value-type="float">
            <text:p>0.0216710327</text:p>
          </table:table-cell>
          <table:table-cell table:style-name="Default" table:formula="of:=NORMDIST([.$E166];[.I$137];[.I$138];0)" office:value-type="float" office:value="0.0233046028407203" calcext:value-type="float">
            <text:p>0.0233046028</text:p>
          </table:table-cell>
          <table:table-cell table:style-name="Default" table:formula="of:=NORMDIST([.$E166];[.J$137];[.J$138];0)" office:value-type="float" office:value="0.0219964904918625" calcext:value-type="float">
            <text:p>0.0219964905</text:p>
          </table:table-cell>
          <table:table-cell table:style-name="Default" table:formula="of:=NORMDIST([.$E166];[.K$137];[.K$138];0)" office:value-type="float" office:value="0.014949782544564" calcext:value-type="float">
            <text:p>0.0149497825</text:p>
          </table:table-cell>
          <table:table-cell table:formula="of:=SUM([.F166:.K166])" office:value-type="float" office:value="0.106997057581611" calcext:value-type="float">
            <text:p>0.1069970576</text:p>
          </table:table-cell>
          <table:table-cell table:formula="of:=[.L166]/SUM([.L$147:.L$170])*100" office:value-type="float" office:value="1.7911274946744" calcext:value-type="float">
            <text:p>1.7911274947</text:p>
          </table:table-cell>
          <table:table-cell table:formula="of:=SUM([.M$147:.M166])" office:value-type="float" office:value="97.5878113790623" calcext:value-type="float">
            <text:p>97.5878113791</text:p>
          </table:table-cell>
          <table:table-cell table:formula="of:=[.M166]*420/100" office:value-type="float" office:value="7.52273547763246" calcext:value-type="float">
            <text:p>7.5227354776</text:p>
          </table:table-cell>
          <table:table-cell table:formula="of:=ROUND([.O166]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([.P166]-[.Q166])*100/[.Q166]" office:value-type="float" office:value="-11.1111111111111" calcext:value-type="float">
            <text:p>-11.1111111111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style-name="Default" table:formula="of:=NORMDIST([.$E167];[.F$137];[.F$138];0)" office:value-type="float" office:value="0.00394071989419953" calcext:value-type="float">
            <text:p>0.0039407199</text:p>
          </table:table-cell>
          <table:table-cell table:style-name="Default" table:formula="of:=NORMDIST([.$E167];[.G$137];[.G$138];0)" office:value-type="float" office:value="0.0106991275077913" calcext:value-type="float">
            <text:p>0.0106991275</text:p>
          </table:table-cell>
          <table:table-cell table:style-name="Default" table:formula="of:=NORMDIST([.$E167];[.H$137];[.H$138];0)" office:value-type="float" office:value="0.0146367371116287" calcext:value-type="float">
            <text:p>0.0146367371</text:p>
          </table:table-cell>
          <table:table-cell table:style-name="Default" table:formula="of:=NORMDIST([.$E167];[.I$137];[.I$138];0)" office:value-type="float" office:value="0.0158933208697926" calcext:value-type="float">
            <text:p>0.0158933209</text:p>
          </table:table-cell>
          <table:table-cell table:style-name="Default" table:formula="of:=NORMDIST([.$E167];[.J$137];[.J$138];0)" office:value-type="float" office:value="0.0142580884894433" calcext:value-type="float">
            <text:p>0.0142580885</text:p>
          </table:table-cell>
          <table:table-cell table:style-name="Default" table:formula="of:=NORMDIST([.$E167];[.K$137];[.K$138];0)" office:value-type="float" office:value="0.00800204196085161" calcext:value-type="float">
            <text:p>0.008002042</text:p>
          </table:table-cell>
          <table:table-cell table:formula="of:=SUM([.F167:.K167])" office:value-type="float" office:value="0.0674300358337071" calcext:value-type="float">
            <text:p>0.0674300358</text:p>
          </table:table-cell>
          <table:table-cell table:formula="of:=[.L167]/SUM([.L$147:.L$170])*100" office:value-type="float" office:value="1.12877675216921" calcext:value-type="float">
            <text:p>1.1287767522</text:p>
          </table:table-cell>
          <table:table-cell table:formula="of:=SUM([.M$147:.M167])" office:value-type="float" office:value="98.7165881312315" calcext:value-type="float">
            <text:p>98.7165881312</text:p>
          </table:table-cell>
          <table:table-cell table:formula="of:=[.M167]*420/100" office:value-type="float" office:value="4.74086235911067" calcext:value-type="float">
            <text:p>4.7408623591</text:p>
          </table:table-cell>
          <table:table-cell table:formula="of:=ROUND([.O167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([.P167]-[.Q167])*100/[.Q16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style-name="Default" table:formula="of:=NORMDIST([.$E168];[.F$137];[.F$138];0)" office:value-type="float" office:value="0.00178549690423927" calcext:value-type="float">
            <text:p>0.0017854969</text:p>
          </table:table-cell>
          <table:table-cell table:style-name="Default" table:formula="of:=NORMDIST([.$E168];[.G$137];[.G$138];0)" office:value-type="float" office:value="0.00633768492619057" calcext:value-type="float">
            <text:p>0.0063376849</text:p>
          </table:table-cell>
          <table:table-cell table:style-name="Default" table:formula="of:=NORMDIST([.$E168];[.H$137];[.H$138];0)" office:value-type="float" office:value="0.00941819197954737" calcext:value-type="float">
            <text:p>0.009418192</text:p>
          </table:table-cell>
          <table:table-cell table:style-name="Default" table:formula="of:=NORMDIST([.$E168];[.I$137];[.I$138];0)" office:value-type="float" office:value="0.0103263347025201" calcext:value-type="float">
            <text:p>0.0103263347</text:p>
          </table:table-cell>
          <table:table-cell table:style-name="Default" table:formula="of:=NORMDIST([.$E168];[.J$137];[.J$138];0)" office:value-type="float" office:value="0.0087360618083798" calcext:value-type="float">
            <text:p>0.0087360618</text:p>
          </table:table-cell>
          <table:table-cell table:style-name="Default" table:formula="of:=NORMDIST([.$E168];[.K$137];[.K$138];0)" office:value-type="float" office:value="0.00394071989419953" calcext:value-type="float">
            <text:p>0.0039407199</text:p>
          </table:table-cell>
          <table:table-cell table:formula="of:=SUM([.F168:.K168])" office:value-type="float" office:value="0.0405444902150767" calcext:value-type="float">
            <text:p>0.0405444902</text:p>
          </table:table-cell>
          <table:table-cell table:formula="of:=[.L168]/SUM([.L$147:.L$170])*100" office:value-type="float" office:value="0.678713534962308" calcext:value-type="float">
            <text:p>0.678713535</text:p>
          </table:table-cell>
          <table:table-cell table:formula="of:=SUM([.M$147:.M168])" office:value-type="float" office:value="99.3953016661938" calcext:value-type="float">
            <text:p>99.3953016662</text:p>
          </table:table-cell>
          <table:table-cell table:formula="of:=[.M168]*420/100" office:value-type="float" office:value="2.85059684684169" calcext:value-type="float">
            <text:p>2.8505968468</text:p>
          </table:table-cell>
          <table:table-cell table:formula="of:=ROUND([.O16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([.P168]-[.Q168])*100/[.Q16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style-name="Default" table:formula="of:=NORMDIST([.$E169];[.F$137];[.F$138];0)" office:value-type="float" office:value="0.000744305845630909" calcext:value-type="float">
            <text:p>0.0007443058</text:p>
          </table:table-cell>
          <table:table-cell table:style-name="Default" table:formula="of:=NORMDIST([.$E169];[.G$137];[.G$138];0)" office:value-type="float" office:value="0.00354861928209556" calcext:value-type="float">
            <text:p>0.0035486193</text:p>
          </table:table-cell>
          <table:table-cell table:style-name="Default" table:formula="of:=NORMDIST([.$E169];[.H$137];[.H$138];0)" office:value-type="float" office:value="0.00577363607292263" calcext:value-type="float">
            <text:p>0.0057736361</text:p>
          </table:table-cell>
          <table:table-cell table:style-name="Default" table:formula="of:=NORMDIST([.$E169];[.I$137];[.I$138];0)" office:value-type="float" office:value="0.00639199378855862" calcext:value-type="float">
            <text:p>0.0063919938</text:p>
          </table:table-cell>
          <table:table-cell table:style-name="Default" table:formula="of:=NORMDIST([.$E169];[.J$137];[.J$138];0)" office:value-type="float" office:value="0.00505960452404412" calcext:value-type="float">
            <text:p>0.0050596045</text:p>
          </table:table-cell>
          <table:table-cell table:style-name="Default" table:formula="of:=NORMDIST([.$E169];[.K$137];[.K$138];0)" office:value-type="float" office:value="0.00178549690423927" calcext:value-type="float">
            <text:p>0.0017854969</text:p>
          </table:table-cell>
          <table:table-cell table:formula="of:=SUM([.F169:.K169])" office:value-type="float" office:value="0.0233036564174911" calcext:value-type="float">
            <text:p>0.0233036564</text:p>
          </table:table-cell>
          <table:table-cell table:formula="of:=[.L169]/SUM([.L$147:.L$170])*100" office:value-type="float" office:value="0.390102500753136" calcext:value-type="float">
            <text:p>0.3901025008</text:p>
          </table:table-cell>
          <table:table-cell table:formula="of:=SUM([.M$147:.M169])" office:value-type="float" office:value="99.7854041669469" calcext:value-type="float">
            <text:p>99.7854041669</text:p>
          </table:table-cell>
          <table:table-cell table:formula="of:=[.M169]*420/100" office:value-type="float" office:value="1.63843050316317" calcext:value-type="float">
            <text:p>1.6384305032</text:p>
          </table:table-cell>
          <table:table-cell table:formula="of:=ROUND([.O169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P169]-[.Q169])*100/[.Q169]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style-name="Default" table:formula="of:=NORMDIST([.$E170];[.F$137];[.F$138];0)" office:value-type="float" office:value="0.000285464791675855" calcext:value-type="float">
            <text:p>0.0002854648</text:p>
          </table:table-cell>
          <table:table-cell table:style-name="Default" table:formula="of:=NORMDIST([.$E170];[.G$137];[.G$138];0)" office:value-type="float" office:value="0.0018781689358845" calcext:value-type="float">
            <text:p>0.0018781689</text:p>
          </table:table-cell>
          <table:table-cell table:style-name="Default" table:formula="of:=NORMDIST([.$E170];[.H$137];[.H$138];0)" office:value-type="float" office:value="0.00337201791497966" calcext:value-type="float">
            <text:p>0.0033720179</text:p>
          </table:table-cell>
          <table:table-cell table:style-name="Default" table:formula="of:=NORMDIST([.$E170];[.I$137];[.I$138];0)" office:value-type="float" office:value="0.00376951166604637" calcext:value-type="float">
            <text:p>0.0037695117</text:p>
          </table:table-cell>
          <table:table-cell table:style-name="Default" table:formula="of:=NORMDIST([.$E170];[.J$137];[.J$138];0)" office:value-type="float" office:value="0.00276989896682574" calcext:value-type="float">
            <text:p>0.002769899</text:p>
          </table:table-cell>
          <table:table-cell table:style-name="Default" table:formula="of:=NORMDIST([.$E170];[.K$137];[.K$138];0)" office:value-type="float" office:value="0.000744305845630909" calcext:value-type="float">
            <text:p>0.0007443058</text:p>
          </table:table-cell>
          <table:table-cell table:formula="of:=SUM([.F170:.K170])" office:value-type="float" office:value="0.012819368121043" calcext:value-type="float">
            <text:p>0.0128193681</text:p>
          </table:table-cell>
          <table:table-cell table:formula="of:=[.L170]/SUM([.L$147:.L$170])*100" office:value-type="float" office:value="0.214595833053065" calcext:value-type="float">
            <text:p>0.2145958331</text:p>
          </table:table-cell>
          <table:table-cell table:formula="of:=SUM([.M$147:.M170])" office:value-type="float" office:value="100" calcext:value-type="float">
            <text:p>100</text:p>
          </table:table-cell>
          <table:table-cell table:formula="of:=[.M170]*420/100" office:value-type="float" office:value="0.901302498822875" calcext:value-type="float">
            <text:p>0.9013024988</text:p>
          </table:table-cell>
          <table:table-cell table:formula="of:=ROUND([.O1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[.P170]-[.Q170])*100/[.Q170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bability Real</text:p>
          </table:table-cell>
          <table:table-cell/>
          <table:table-cell table:style-name="Default" table:number-columns-repeated="2"/>
          <table:table-cell table:style-name="Default" table:formula="of:=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" office:value-type="string" office:string-value="" calcext:value-type="error">
            <text:p>#VALUE!</text:p>
          </table:table-cell>
          <table:table-cell table:style-name="Default"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Perc 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7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Default" table:formula="of:=COUNTIF(([.F$13]~[.F$19]~[.F$26:.F$27]~[.F$34:.F$36]~[.F$43:.F$47]~[.F$54:.F$58]~[.F$64:.F$70]~[.F$75:.F$81]~[.F$85:.F$92]~[.F$95:.F$101]~[.F$103:.F$109]~[.F$111:.F$127]);&quot;=&quot;&amp;[.E173])" office:value-type="float" office:value="0" calcext:value-type="float">
            <text:p>0</text:p>
          </table:table-cell>
          <table:table-cell table:style-name="ce71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3])" office:value-type="float" office:value="1" calcext:value-type="float">
            <text:p>1</text:p>
          </table:table-cell>
          <table:table-cell table:style-name="Default" table:formula="of:=COUNTIF([.H172];'='&amp;[.E173])" office:value-type="float" office:value="0" calcext:value-type="float">
            <text:p>0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3])" office:value-type="float" office:value="0" calcext:value-type="float">
            <text:p>0</text:p>
          </table:table-cell>
          <table:table-cell table:style-name="Default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3])" office:value-type="float" office:value="0" calcext:value-type="float">
            <text:p>0</text:p>
          </table:table-cell>
          <table:table-cell table:style-name="Default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3])" office:value-type="float" office:value="0" calcext:value-type="float">
            <text:p>0</text:p>
          </table:table-cell>
          <table:table-cell table:formula="of:=SUM([.F173:.K173])" office:value-type="float" office:value="1" calcext:value-type="float">
            <text:p>1</text:p>
          </table:table-cell>
          <table:table-cell table:formula="of:=[.L173]/[.L$197]*100" office:value-type="float" office:value="0.238095238095238" calcext:value-type="float">
            <text:p>0.2380952381</text:p>
          </table:table-cell>
          <table:table-cell table:formula="of:=SUM([.M$173:.M173])" office:value-type="float" office:value="0.238095238095238" calcext:value-type="float">
            <text:p>0.2380952381</text:p>
          </table:table-cell>
          <table:table-cell table:formula="of:=[.M173]*42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64" table:formula="of:=COUNTIF(([.F$13]~[.F$19]~[.F$26:.F$27]~[.F$34:.F$36]~[.F$43:.F$47]~[.F$54:.F$58]~[.F$64:.F$70]~[.F$75:.F$81]~[.F$85:.F$92]~[.F$95:.F$101]~[.F$103:.F$109]~[.F$111:.F$127]);&quot;=&quot;&amp;[.E174])" office:value-type="float" office:value="0" calcext:value-type="float">
            <text:p>0</text:p>
          </table:table-cell>
          <table:table-cell table:style-name="ce67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4])" office:value-type="float" office:value="0" calcext:value-type="float">
            <text:p>0</text:p>
          </table:table-cell>
          <table:table-cell table:style-name="ce7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'='&amp;[.E174])" office:value-type="float" office:value="1" calcext:value-type="float">
            <text:p>1</text:p>
          </table:table-cell>
          <table:table-cell table:style-name="ce64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4])" office:value-type="float" office:value="0" calcext:value-type="float">
            <text:p>0</text:p>
          </table:table-cell>
          <table:table-cell table:style-name="ce64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4])" office:value-type="float" office:value="0" calcext:value-type="float">
            <text:p>0</text:p>
          </table:table-cell>
          <table:table-cell table:style-name="ce64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4])" office:value-type="float" office:value="0" calcext:value-type="float">
            <text:p>0</text:p>
          </table:table-cell>
          <table:table-cell table:formula="of:=SUM([.F174:.K174])" office:value-type="float" office:value="1" calcext:value-type="float">
            <text:p>1</text:p>
          </table:table-cell>
          <table:table-cell table:formula="of:=[.L174]/[.L$197]*100" office:value-type="float" office:value="0.238095238095238" calcext:value-type="float">
            <text:p>0.2380952381</text:p>
          </table:table-cell>
          <table:table-cell table:formula="of:=SUM([.M$173:.M174])" office:value-type="float" office:value="0.476190476190476" calcext:value-type="float">
            <text:p>0.4761904762</text:p>
          </table:table-cell>
          <table:table-cell table:formula="of:=[.M174]*42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Default" table:formula="of:=COUNTIF(([.F$13]~[.F$19]~[.F$26:.F$27]~[.F$34:.F$36]~[.F$43:.F$47]~[.F$54:.F$58]~[.F$64:.F$70]~[.F$75:.F$81]~[.F$85:.F$92]~[.F$95:.F$101]~[.F$103:.F$109]~[.F$111:.F$127]);&quot;=&quot;&amp;[.E175])" office:value-type="float" office:value="0" calcext:value-type="float">
            <text:p>0</text:p>
          </table:table-cell>
          <table:table-cell table:style-name="ce59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5])" office:value-type="float" office:value="1" calcext:value-type="float">
            <text:p>1</text:p>
          </table:table-cell>
          <table:table-cell table:style-name="ce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75])" office:value-type="float" office:value="1" calcext:value-type="float">
            <text:p>1</text:p>
          </table:table-cell>
          <table:table-cell table:style-name="ce45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5])" office:value-type="float" office:value="1" calcext:value-type="float">
            <text:p>1</text:p>
          </table:table-cell>
          <table:table-cell table:style-name="Default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5])" office:value-type="float" office:value="0" calcext:value-type="float">
            <text:p>0</text:p>
          </table:table-cell>
          <table:table-cell table:style-name="Default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5])" office:value-type="float" office:value="0" calcext:value-type="float">
            <text:p>0</text:p>
          </table:table-cell>
          <table:table-cell table:formula="of:=SUM([.F175:.K175])" office:value-type="float" office:value="3" calcext:value-type="float">
            <text:p>3</text:p>
          </table:table-cell>
          <table:table-cell table:formula="of:=[.L175]/[.L$197]*100" office:value-type="float" office:value="0.714285714285714" calcext:value-type="float">
            <text:p>0.7142857143</text:p>
          </table:table-cell>
          <table:table-cell table:formula="of:=SUM([.M$173:.M175])" office:value-type="float" office:value="1.19047619047619" calcext:value-type="float">
            <text:p>1.1904761905</text:p>
          </table:table-cell>
          <table:table-cell table:formula="of:=[.M175]*420/10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65" table:formula="of:=COUNTIF(([.F$13]~[.F$19]~[.F$26:.F$27]~[.F$34:.F$36]~[.F$43:.F$47]~[.F$54:.F$58]~[.F$64:.F$70]~[.F$75:.F$81]~[.F$85:.F$92]~[.F$95:.F$101]~[.F$103:.F$109]~[.F$111:.F$127]);&quot;=&quot;&amp;[.E176])" office:value-type="float" office:value="1" calcext:value-type="float">
            <text:p>1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6])" office:value-type="float" office:value="1" calcext:value-type="float">
            <text:p>1</text:p>
          </table:table-cell>
          <table:table-cell table:style-name="ce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76])" office:value-type="float" office:value="1" calcext:value-type="float">
            <text:p>1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6])" office:value-type="float" office:value="1" calcext:value-type="float">
            <text:p>1</text:p>
          </table:table-cell>
          <table:table-cell table:style-name="ce4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6])" office:value-type="float" office:value="1" calcext:value-type="float">
            <text:p>1</text:p>
          </table:table-cell>
          <table:table-cell table:style-name="Default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6])" office:value-type="float" office:value="0" calcext:value-type="float">
            <text:p>0</text:p>
          </table:table-cell>
          <table:table-cell table:formula="of:=SUM([.F176:.K176])" office:value-type="float" office:value="5" calcext:value-type="float">
            <text:p>5</text:p>
          </table:table-cell>
          <table:table-cell table:formula="of:=[.L176]/[.L$197]*100" office:value-type="float" office:value="1.19047619047619" calcext:value-type="float">
            <text:p>1.1904761905</text:p>
          </table:table-cell>
          <table:table-cell table:formula="of:=SUM([.M$173:.M176])" office:value-type="float" office:value="2.38095238095238" calcext:value-type="float">
            <text:p>2.380952381</text:p>
          </table:table-cell>
          <table:table-cell table:formula="of:=[.M176]*420/100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77])" office:value-type="float" office:value="1" calcext:value-type="float">
            <text:p>1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7])" office:value-type="float" office:value="2" calcext:value-type="float">
            <text:p>2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77])" office:value-type="float" office:value="2" calcext:value-type="float">
            <text:p>2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7])" office:value-type="float" office:value="2" calcext:value-type="float">
            <text:p>2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7])" office:value-type="float" office:value="1" calcext:value-type="float">
            <text:p>1</text:p>
          </table:table-cell>
          <table:table-cell table:style-name="ce45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7])" office:value-type="float" office:value="1" calcext:value-type="float">
            <text:p>1</text:p>
          </table:table-cell>
          <table:table-cell table:formula="of:=SUM([.F177:.K177])" office:value-type="float" office:value="9" calcext:value-type="float">
            <text:p>9</text:p>
          </table:table-cell>
          <table:table-cell table:formula="of:=[.L177]/[.L$197]*100" office:value-type="float" office:value="2.14285714285714" calcext:value-type="float">
            <text:p>2.1428571429</text:p>
          </table:table-cell>
          <table:table-cell table:formula="of:=SUM([.M$173:.M177])" office:value-type="float" office:value="4.52380952380952" calcext:value-type="float">
            <text:p>4.5238095238</text:p>
          </table:table-cell>
          <table:table-cell table:formula="of:=[.M177]*420/100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78])" office:value-type="float" office:value="2" calcext:value-type="float">
            <text:p>2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8])" office:value-type="float" office:value="2" calcext:value-type="float">
            <text:p>2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78])" office:value-type="float" office:value="3" calcext:value-type="float">
            <text:p>3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8])" office:value-type="float" office:value="2" calcext:value-type="float">
            <text:p>2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8])" office:value-type="float" office:value="2" calcext:value-type="float">
            <text:p>2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8])" office:value-type="float" office:value="1" calcext:value-type="float">
            <text:p>1</text:p>
          </table:table-cell>
          <table:table-cell table:formula="of:=SUM([.F178:.K178])" office:value-type="float" office:value="12" calcext:value-type="float">
            <text:p>12</text:p>
          </table:table-cell>
          <table:table-cell table:formula="of:=[.L178]/[.L$197]*100" office:value-type="float" office:value="2.85714285714286" calcext:value-type="float">
            <text:p>2.8571428571</text:p>
          </table:table-cell>
          <table:table-cell table:formula="of:=SUM([.M$173:.M178])" office:value-type="float" office:value="7.38095238095238" calcext:value-type="float">
            <text:p>7.380952381</text:p>
          </table:table-cell>
          <table:table-cell table:formula="of:=[.M178]*420/10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79])" office:value-type="float" office:value="3" calcext:value-type="float">
            <text:p>3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79])" office:value-type="float" office:value="3" calcext:value-type="float">
            <text:p>3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79])" office:value-type="float" office:value="3" calcext:value-type="float">
            <text:p>3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79])" office:value-type="float" office:value="4" calcext:value-type="float">
            <text:p>4</text:p>
          </table:table-cell>
          <table:table-cell table:style-name="ce72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79])" office:value-type="float" office:value="3" calcext:value-type="float">
            <text:p>3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79])" office:value-type="float" office:value="2" calcext:value-type="float">
            <text:p>2</text:p>
          </table:table-cell>
          <table:table-cell table:formula="of:=SUM([.F179:.K179])" office:value-type="float" office:value="18" calcext:value-type="float">
            <text:p>18</text:p>
          </table:table-cell>
          <table:table-cell table:formula="of:=[.L179]/[.L$197]*100" office:value-type="float" office:value="4.28571428571429" calcext:value-type="float">
            <text:p>4.2857142857</text:p>
          </table:table-cell>
          <table:table-cell table:formula="of:=SUM([.M$173:.M179])" office:value-type="float" office:value="11.6666666666667" calcext:value-type="float">
            <text:p>11.6666666667</text:p>
          </table:table-cell>
          <table:table-cell table:formula="of:=[.M179]*420/100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0])" office:value-type="float" office:value="5" calcext:value-type="float">
            <text:p>5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0])" office:value-type="float" office:value="3" calcext:value-type="float">
            <text:p>3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0])" office:value-type="float" office:value="4" calcext:value-type="float">
            <text:p>4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0])" office:value-type="float" office:value="4" calcext:value-type="float">
            <text:p>4</text:p>
          </table:table-cell>
          <table:table-cell table:style-name="ce72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0])" office:value-type="float" office:value="4" calcext:value-type="float">
            <text:p>4</text:p>
          </table:table-cell>
          <table:table-cell table:style-name="ce78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0])" office:value-type="float" office:value="3" calcext:value-type="float">
            <text:p>3</text:p>
          </table:table-cell>
          <table:table-cell table:formula="of:=SUM([.F180:.K180])" office:value-type="float" office:value="23" calcext:value-type="float">
            <text:p>23</text:p>
          </table:table-cell>
          <table:table-cell table:formula="of:=[.L180]/[.L$197]*100" office:value-type="float" office:value="5.47619047619048" calcext:value-type="float">
            <text:p>5.4761904762</text:p>
          </table:table-cell>
          <table:table-cell table:formula="of:=SUM([.M$173:.M180])" office:value-type="float" office:value="17.1428571428571" calcext:value-type="float">
            <text:p>17.1428571429</text:p>
          </table:table-cell>
          <table:table-cell table:formula="of:=[.M180]*420/100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67" table:formula="of:=COUNTIF(([.F$13]~[.F$19]~[.F$26:.F$27]~[.F$34:.F$36]~[.F$43:.F$47]~[.F$54:.F$58]~[.F$64:.F$70]~[.F$75:.F$81]~[.F$85:.F$92]~[.F$95:.F$101]~[.F$103:.F$109]~[.F$111:.F$127]);&quot;=&quot;&amp;[.E181])" office:value-type="float" office:value="5" calcext:value-type="float">
            <text:p>5</text:p>
          </table:table-cell>
          <table:table-cell table:style-name="ce73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1])" office:value-type="float" office:value="5" calcext:value-type="float">
            <text:p>5</text:p>
          </table:table-cell>
          <table:table-cell table:style-name="ce73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1])" office:value-type="float" office:value="4" calcext:value-type="float">
            <text:p>4</text:p>
          </table:table-cell>
          <table:table-cell table:style-name="ce64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1])" office:value-type="float" office:value="5" calcext:value-type="float">
            <text:p>5</text:p>
          </table:table-cell>
          <table:table-cell table:style-name="ce73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1])" office:value-type="float" office:value="5" calcext:value-type="float">
            <text:p>5</text:p>
          </table:table-cell>
          <table:table-cell table:style-name="ce79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1])" office:value-type="float" office:value="5" calcext:value-type="float">
            <text:p>5</text:p>
          </table:table-cell>
          <table:table-cell table:formula="of:=SUM([.F181:.K181])" office:value-type="float" office:value="29" calcext:value-type="float">
            <text:p>29</text:p>
          </table:table-cell>
          <table:table-cell table:formula="of:=[.L181]/[.L$197]*100" office:value-type="float" office:value="6.90476190476191" calcext:value-type="float">
            <text:p>6.9047619048</text:p>
          </table:table-cell>
          <table:table-cell table:formula="of:=SUM([.M$173:.M181])" office:value-type="float" office:value="24.047619047619" calcext:value-type="float">
            <text:p>24.0476190476</text:p>
          </table:table-cell>
          <table:table-cell table:formula="of:=[.M181]*420/100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2])" office:value-type="float" office:value="7" calcext:value-type="float">
            <text:p>7</text:p>
          </table:table-cell>
          <table:table-cell table:style-name="ce5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2])" office:value-type="float" office:value="5" calcext:value-type="float">
            <text:p>5</text:p>
          </table:table-cell>
          <table:table-cell table:style-name="ce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2])" office:value-type="float" office:value="5" calcext:value-type="float">
            <text:p>5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2])" office:value-type="float" office:value="5" calcext:value-type="float">
            <text:p>5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2])" office:value-type="float" office:value="6" calcext:value-type="float">
            <text:p>6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2])" office:value-type="float" office:value="5" calcext:value-type="float">
            <text:p>5</text:p>
          </table:table-cell>
          <table:table-cell table:formula="of:=SUM([.F182:.K182])" office:value-type="float" office:value="33" calcext:value-type="float">
            <text:p>33</text:p>
          </table:table-cell>
          <table:table-cell table:formula="of:=[.L182]/[.L$197]*100" office:value-type="float" office:value="7.85714285714286" calcext:value-type="float">
            <text:p>7.8571428571</text:p>
          </table:table-cell>
          <table:table-cell table:formula="of:=SUM([.M$173:.M182])" office:value-type="float" office:value="31.9047619047619" calcext:value-type="float">
            <text:p>31.9047619048</text:p>
          </table:table-cell>
          <table:table-cell table:formula="of:=[.M182]*420/100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3])" office:value-type="float" office:value="7" calcext:value-type="float">
            <text:p>7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3])" office:value-type="float" office:value="6" calcext:value-type="float">
            <text:p>6</text:p>
          </table:table-cell>
          <table:table-cell table:style-name="ce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3])" office:value-type="float" office:value="5" calcext:value-type="float">
            <text:p>5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3])" office:value-type="float" office:value="6" calcext:value-type="float">
            <text:p>6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3])" office:value-type="float" office:value="6" calcext:value-type="float">
            <text:p>6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3])" office:value-type="float" office:value="7" calcext:value-type="float">
            <text:p>7</text:p>
          </table:table-cell>
          <table:table-cell table:style-name="ce28" table:formula="of:=SUM([.F183:.K183])" office:value-type="float" office:value="37" calcext:value-type="float">
            <text:p>37</text:p>
          </table:table-cell>
          <table:table-cell table:formula="of:=[.L183]/[.L$197]*100" office:value-type="float" office:value="8.80952380952381" calcext:value-type="float">
            <text:p>8.8095238095</text:p>
          </table:table-cell>
          <table:table-cell table:formula="of:=SUM([.M$173:.M183])" office:value-type="float" office:value="40.7142857142857" calcext:value-type="float">
            <text:p>40.7142857143</text:p>
          </table:table-cell>
          <table:table-cell table:formula="of:=[.M183]*420/100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4])" office:value-type="float" office:value="8" calcext:value-type="float">
            <text:p>8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4])" office:value-type="float" office:value="6" calcext:value-type="float">
            <text:p>6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4])" office:value-type="float" office:value="6" calcext:value-type="float">
            <text:p>6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4])" office:value-type="float" office:value="5" calcext:value-type="float">
            <text:p>5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4])" office:value-type="float" office:value="7" calcext:value-type="float">
            <text:p>7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4])" office:value-type="float" office:value="7" calcext:value-type="float">
            <text:p>7</text:p>
          </table:table-cell>
          <table:table-cell table:formula="of:=SUM([.F184:.K184])" office:value-type="float" office:value="39" calcext:value-type="float">
            <text:p>39</text:p>
          </table:table-cell>
          <table:table-cell table:formula="of:=[.L184]/[.L$197]*100" office:value-type="float" office:value="9.28571428571429" calcext:value-type="float">
            <text:p>9.2857142857</text:p>
          </table:table-cell>
          <table:table-cell table:formula="of:=SUM([.M$173:.M184])" office:value-type="float" office:value="50" calcext:value-type="float">
            <text:p>50</text:p>
          </table:table-cell>
          <table:table-cell table:formula="of:=[.M184]*420/100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5])" office:value-type="float" office:value="7" calcext:value-type="float">
            <text:p>7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5])" office:value-type="float" office:value="7" calcext:value-type="float">
            <text:p>7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5])" office:value-type="float" office:value="5" calcext:value-type="float">
            <text:p>5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5])" office:value-type="float" office:value="6" calcext:value-type="float">
            <text:p>6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5])" office:value-type="float" office:value="6" calcext:value-type="float">
            <text:p>6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5])" office:value-type="float" office:value="8" calcext:value-type="float">
            <text:p>8</text:p>
          </table:table-cell>
          <table:table-cell table:formula="of:=SUM([.F185:.K185])" office:value-type="float" office:value="39" calcext:value-type="float">
            <text:p>39</text:p>
          </table:table-cell>
          <table:table-cell table:formula="of:=[.L185]/[.L$197]*100" office:value-type="float" office:value="9.28571428571429" calcext:value-type="float">
            <text:p>9.2857142857</text:p>
          </table:table-cell>
          <table:table-cell table:formula="of:=SUM([.M$173:.M185])" office:value-type="float" office:value="59.2857142857143" calcext:value-type="float">
            <text:p>59.2857142857</text:p>
          </table:table-cell>
          <table:table-cell table:formula="of:=[.M185]*420/100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6])" office:value-type="float" office:value="7" calcext:value-type="float">
            <text:p>7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6])" office:value-type="float" office:value="6" calcext:value-type="float">
            <text:p>6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6])" office:value-type="float" office:value="6" calcext:value-type="float">
            <text:p>6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6])" office:value-type="float" office:value="5" calcext:value-type="float">
            <text:p>5</text:p>
          </table:table-cell>
          <table:table-cell table:style-name="ce72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6])" office:value-type="float" office:value="6" calcext:value-type="float">
            <text:p>6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6])" office:value-type="float" office:value="7" calcext:value-type="float">
            <text:p>7</text:p>
          </table:table-cell>
          <table:table-cell table:formula="of:=SUM([.F186:.K186])" office:value-type="float" office:value="37" calcext:value-type="float">
            <text:p>37</text:p>
          </table:table-cell>
          <table:table-cell table:formula="of:=[.L186]/[.L$197]*100" office:value-type="float" office:value="8.80952380952381" calcext:value-type="float">
            <text:p>8.8095238095</text:p>
          </table:table-cell>
          <table:table-cell table:formula="of:=SUM([.M$173:.M186])" office:value-type="float" office:value="68.0952380952381" calcext:value-type="float">
            <text:p>68.0952380952</text:p>
          </table:table-cell>
          <table:table-cell table:formula="of:=[.M186]*420/100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7])" office:value-type="float" office:value="5" calcext:value-type="float">
            <text:p>5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7])" office:value-type="float" office:value="6" calcext:value-type="float">
            <text:p>6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7])" office:value-type="float" office:value="5" calcext:value-type="float">
            <text:p>5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7])" office:value-type="float" office:value="5" calcext:value-type="float">
            <text:p>5</text:p>
          </table:table-cell>
          <table:table-cell table:style-name="ce72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7])" office:value-type="float" office:value="5" calcext:value-type="float">
            <text:p>5</text:p>
          </table:table-cell>
          <table:table-cell table:style-name="ce78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7])" office:value-type="float" office:value="7" calcext:value-type="float">
            <text:p>7</text:p>
          </table:table-cell>
          <table:table-cell table:formula="of:=SUM([.F187:.K187])" office:value-type="float" office:value="33" calcext:value-type="float">
            <text:p>33</text:p>
          </table:table-cell>
          <table:table-cell table:formula="of:=[.L187]/[.L$197]*100" office:value-type="float" office:value="7.85714285714286" calcext:value-type="float">
            <text:p>7.8571428571</text:p>
          </table:table-cell>
          <table:table-cell table:formula="of:=SUM([.M$173:.M187])" office:value-type="float" office:value="75.952380952381" calcext:value-type="float">
            <text:p>75.9523809524</text:p>
          </table:table-cell>
          <table:table-cell table:formula="of:=[.M187]*420/100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style-name="ce67" table:formula="of:=COUNTIF(([.F$13]~[.F$19]~[.F$26:.F$27]~[.F$34:.F$36]~[.F$43:.F$47]~[.F$54:.F$58]~[.F$64:.F$70]~[.F$75:.F$81]~[.F$85:.F$92]~[.F$95:.F$101]~[.F$103:.F$109]~[.F$111:.F$127]);&quot;=&quot;&amp;[.E188])" office:value-type="float" office:value="5" calcext:value-type="float">
            <text:p>5</text:p>
          </table:table-cell>
          <table:table-cell table:style-name="ce73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8])" office:value-type="float" office:value="5" calcext:value-type="float">
            <text:p>5</text:p>
          </table:table-cell>
          <table:table-cell table:style-name="ce73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8])" office:value-type="float" office:value="5" calcext:value-type="float">
            <text:p>5</text:p>
          </table:table-cell>
          <table:table-cell table:style-name="ce64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8])" office:value-type="float" office:value="4" calcext:value-type="float">
            <text:p>4</text:p>
          </table:table-cell>
          <table:table-cell table:style-name="ce73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8])" office:value-type="float" office:value="5" calcext:value-type="float">
            <text:p>5</text:p>
          </table:table-cell>
          <table:table-cell table:style-name="ce79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8])" office:value-type="float" office:value="5" calcext:value-type="float">
            <text:p>5</text:p>
          </table:table-cell>
          <table:table-cell table:formula="of:=SUM([.F188:.K188])" office:value-type="float" office:value="29" calcext:value-type="float">
            <text:p>29</text:p>
          </table:table-cell>
          <table:table-cell table:formula="of:=[.L188]/[.L$197]*100" office:value-type="float" office:value="6.90476190476191" calcext:value-type="float">
            <text:p>6.9047619048</text:p>
          </table:table-cell>
          <table:table-cell table:formula="of:=SUM([.M$173:.M188])" office:value-type="float" office:value="82.8571428571429" calcext:value-type="float">
            <text:p>82.8571428571</text:p>
          </table:table-cell>
          <table:table-cell table:formula="of:=[.M188]*420/100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89])" office:value-type="float" office:value="3" calcext:value-type="float">
            <text:p>3</text:p>
          </table:table-cell>
          <table:table-cell table:style-name="ce5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89])" office:value-type="float" office:value="4" calcext:value-type="float">
            <text:p>4</text:p>
          </table:table-cell>
          <table:table-cell table:style-name="ce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89])" office:value-type="float" office:value="4" calcext:value-type="float">
            <text:p>4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89])" office:value-type="float" office:value="4" calcext:value-type="float">
            <text:p>4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89])" office:value-type="float" office:value="3" calcext:value-type="float">
            <text:p>3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89])" office:value-type="float" office:value="5" calcext:value-type="float">
            <text:p>5</text:p>
          </table:table-cell>
          <table:table-cell table:formula="of:=SUM([.F189:.K189])" office:value-type="float" office:value="23" calcext:value-type="float">
            <text:p>23</text:p>
          </table:table-cell>
          <table:table-cell table:formula="of:=[.L189]/[.L$197]*100" office:value-type="float" office:value="5.47619047619048" calcext:value-type="float">
            <text:p>5.4761904762</text:p>
          </table:table-cell>
          <table:table-cell table:formula="of:=SUM([.M$173:.M189])" office:value-type="float" office:value="88.3333333333333" calcext:value-type="float">
            <text:p>88.3333333333</text:p>
          </table:table-cell>
          <table:table-cell table:formula="of:=[.M189]*420/100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90])" office:value-type="float" office:value="2" calcext:value-type="float">
            <text:p>2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0])" office:value-type="float" office:value="3" calcext:value-type="float">
            <text:p>3</text:p>
          </table:table-cell>
          <table:table-cell table:style-name="ce5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0])" office:value-type="float" office:value="4" calcext:value-type="float">
            <text:p>4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0])" office:value-type="float" office:value="3" calcext:value-type="float">
            <text:p>3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0])" office:value-type="float" office:value="3" calcext:value-type="float">
            <text:p>3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0])" office:value-type="float" office:value="3" calcext:value-type="float">
            <text:p>3</text:p>
          </table:table-cell>
          <table:table-cell table:formula="of:=SUM([.F190:.K190])" office:value-type="float" office:value="18" calcext:value-type="float">
            <text:p>18</text:p>
          </table:table-cell>
          <table:table-cell table:formula="of:=[.L190]/[.L$197]*100" office:value-type="float" office:value="4.28571428571429" calcext:value-type="float">
            <text:p>4.2857142857</text:p>
          </table:table-cell>
          <table:table-cell table:formula="of:=SUM([.M$173:.M190])" office:value-type="float" office:value="92.6190476190476" calcext:value-type="float">
            <text:p>92.619047619</text:p>
          </table:table-cell>
          <table:table-cell table:formula="of:=[.M190]*420/100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style-name="ce66" table:formula="of:=COUNTIF(([.F$13]~[.F$19]~[.F$26:.F$27]~[.F$34:.F$36]~[.F$43:.F$47]~[.F$54:.F$58]~[.F$64:.F$70]~[.F$75:.F$81]~[.F$85:.F$92]~[.F$95:.F$101]~[.F$103:.F$109]~[.F$111:.F$127]);&quot;=&quot;&amp;[.E191])" office:value-type="float" office:value="1" calcext:value-type="float">
            <text:p>1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1])" office:value-type="float" office:value="2" calcext:value-type="float">
            <text:p>2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1])" office:value-type="float" office:value="2" calcext:value-type="float">
            <text:p>2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1])" office:value-type="float" office:value="3" calcext:value-type="float">
            <text:p>3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1])" office:value-type="float" office:value="2" calcext:value-type="float">
            <text:p>2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1])" office:value-type="float" office:value="2" calcext:value-type="float">
            <text:p>2</text:p>
          </table:table-cell>
          <table:table-cell table:formula="of:=SUM([.F191:.K191])" office:value-type="float" office:value="12" calcext:value-type="float">
            <text:p>12</text:p>
          </table:table-cell>
          <table:table-cell table:formula="of:=[.L191]/[.L$197]*100" office:value-type="float" office:value="2.85714285714286" calcext:value-type="float">
            <text:p>2.8571428571</text:p>
          </table:table-cell>
          <table:table-cell table:formula="of:=SUM([.M$173:.M191])" office:value-type="float" office:value="95.4761904761905" calcext:value-type="float">
            <text:p>95.4761904762</text:p>
          </table:table-cell>
          <table:table-cell table:formula="of:=[.M191]*420/100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style-name="ce68" table:formula="of:=COUNTIF(([.F$13]~[.F$19]~[.F$26:.F$27]~[.F$34:.F$36]~[.F$43:.F$47]~[.F$54:.F$58]~[.F$64:.F$70]~[.F$75:.F$81]~[.F$85:.F$92]~[.F$95:.F$101]~[.F$103:.F$109]~[.F$111:.F$127]);&quot;=&quot;&amp;[.E192])" office:value-type="float" office:value="1" calcext:value-type="float">
            <text:p>1</text:p>
          </table:table-cell>
          <table:table-cell table:style-name="ce72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2])" office:value-type="float" office:value="1" calcext:value-type="float">
            <text:p>1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2])" office:value-type="float" office:value="2" calcext:value-type="float">
            <text:p>2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2])" office:value-type="float" office:value="2" calcext:value-type="float">
            <text:p>2</text:p>
          </table:table-cell>
          <table:table-cell table:style-name="ce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2])" office:value-type="float" office:value="2" calcext:value-type="float">
            <text:p>2</text:p>
          </table:table-cell>
          <table:table-cell table:style-name="ce46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2])" office:value-type="float" office:value="1" calcext:value-type="float">
            <text:p>1</text:p>
          </table:table-cell>
          <table:table-cell table:formula="of:=SUM([.F192:.K192])" office:value-type="float" office:value="9" calcext:value-type="float">
            <text:p>9</text:p>
          </table:table-cell>
          <table:table-cell table:formula="of:=[.L192]/[.L$197]*100" office:value-type="float" office:value="2.14285714285714" calcext:value-type="float">
            <text:p>2.1428571429</text:p>
          </table:table-cell>
          <table:table-cell table:formula="of:=SUM([.M$173:.M192])" office:value-type="float" office:value="97.6190476190476" calcext:value-type="float">
            <text:p>97.619047619</text:p>
          </table:table-cell>
          <table:table-cell table:formula="of:=[.M192]*420/100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style-name="Default" table:formula="of:=COUNTIF(([.F$13]~[.F$19]~[.F$26:.F$27]~[.F$34:.F$36]~[.F$43:.F$47]~[.F$54:.F$58]~[.F$64:.F$70]~[.F$75:.F$81]~[.F$85:.F$92]~[.F$95:.F$101]~[.F$103:.F$109]~[.F$111:.F$127]);&quot;=&quot;&amp;[.E193])" office:value-type="float" office:value="0" calcext:value-type="float">
            <text:p>0</text:p>
          </table:table-cell>
          <table:table-cell table:style-name="ce68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3])" office:value-type="float" office:value="1" calcext:value-type="float">
            <text:p>1</text:p>
          </table:table-cell>
          <table:table-cell table:style-name="ce72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3])" office:value-type="float" office:value="1" calcext:value-type="float">
            <text:p>1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3])" office:value-type="float" office:value="1" calcext:value-type="float">
            <text:p>1</text:p>
          </table:table-cell>
          <table:table-cell table:style-name="ce72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3])" office:value-type="float" office:value="1" calcext:value-type="float">
            <text:p>1</text:p>
          </table:table-cell>
          <table:table-cell table:style-name="ce48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3])" office:value-type="float" office:value="1" calcext:value-type="float">
            <text:p>1</text:p>
          </table:table-cell>
          <table:table-cell table:formula="of:=SUM([.F193:.K193])" office:value-type="float" office:value="5" calcext:value-type="float">
            <text:p>5</text:p>
          </table:table-cell>
          <table:table-cell table:formula="of:=[.L193]/[.L$197]*100" office:value-type="float" office:value="1.19047619047619" calcext:value-type="float">
            <text:p>1.1904761905</text:p>
          </table:table-cell>
          <table:table-cell table:formula="of:=SUM([.M$173:.M193])" office:value-type="float" office:value="98.8095238095238" calcext:value-type="float">
            <text:p>98.8095238095</text:p>
          </table:table-cell>
          <table:table-cell table:formula="of:=[.M193]*420/100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style-name="Default" table:formula="of:=COUNTIF(([.F$13]~[.F$19]~[.F$26:.F$27]~[.F$34:.F$36]~[.F$43:.F$47]~[.F$54:.F$58]~[.F$64:.F$70]~[.F$75:.F$81]~[.F$85:.F$92]~[.F$95:.F$101]~[.F$103:.F$109]~[.F$111:.F$127]);&quot;=&quot;&amp;[.E194])" office:value-type="float" office:value="0" calcext:value-type="float">
            <text:p>0</text:p>
          </table:table-cell>
          <table:table-cell table:style-name="Default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4])" office:value-type="float" office:value="0" calcext:value-type="float">
            <text:p>0</text:p>
          </table:table-cell>
          <table:table-cell table:style-name="ce68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4])" office:value-type="float" office:value="1" calcext:value-type="float">
            <text:p>1</text:p>
          </table:table-cell>
          <table:table-cell table:style-name="ce76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4])" office:value-type="float" office:value="1" calcext:value-type="float">
            <text:p>1</text:p>
          </table:table-cell>
          <table:table-cell table:style-name="ce78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4])" office:value-type="float" office:value="1" calcext:value-type="float">
            <text:p>1</text:p>
          </table:table-cell>
          <table:table-cell table:style-name="Default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4])" office:value-type="float" office:value="0" calcext:value-type="float">
            <text:p>0</text:p>
          </table:table-cell>
          <table:table-cell table:formula="of:=SUM([.F194:.K194])" office:value-type="float" office:value="3" calcext:value-type="float">
            <text:p>3</text:p>
          </table:table-cell>
          <table:table-cell table:formula="of:=[.L194]/[.L$197]*100" office:value-type="float" office:value="0.714285714285714" calcext:value-type="float">
            <text:p>0.7142857143</text:p>
          </table:table-cell>
          <table:table-cell table:formula="of:=SUM([.M$173:.M194])" office:value-type="float" office:value="99.5238095238095" calcext:value-type="float">
            <text:p>99.5238095238</text:p>
          </table:table-cell>
          <table:table-cell table:formula="of:=[.M194]*420/10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style-name="ce64" table:formula="of:=COUNTIF(([.F$13]~[.F$19]~[.F$26:.F$27]~[.F$34:.F$36]~[.F$43:.F$47]~[.F$54:.F$58]~[.F$64:.F$70]~[.F$75:.F$81]~[.F$85:.F$92]~[.F$95:.F$101]~[.F$103:.F$109]~[.F$111:.F$127]);&quot;=&quot;&amp;[.E195])" office:value-type="float" office:value="0" calcext:value-type="float">
            <text:p>0</text:p>
          </table:table-cell>
          <table:table-cell table:style-name="ce64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5])" office:value-type="float" office:value="0" calcext:value-type="float">
            <text:p>0</text:p>
          </table:table-cell>
          <table:table-cell table:style-name="ce64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5])" office:value-type="float" office:value="0" calcext:value-type="float">
            <text:p>0</text:p>
          </table:table-cell>
          <table:table-cell table:style-name="ce77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5])" office:value-type="float" office:value="1" calcext:value-type="float">
            <text:p>1</text:p>
          </table:table-cell>
          <table:table-cell table:style-name="ce79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5])" office:value-type="float" office:value="0" calcext:value-type="float">
            <text:p>0</text:p>
          </table:table-cell>
          <table:table-cell table:style-name="ce64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5])" office:value-type="float" office:value="0" calcext:value-type="float">
            <text:p>0</text:p>
          </table:table-cell>
          <table:table-cell table:formula="of:=SUM([.F195:.K195])" office:value-type="float" office:value="1" calcext:value-type="float">
            <text:p>1</text:p>
          </table:table-cell>
          <table:table-cell table:formula="of:=[.L195]/[.L$197]*100" office:value-type="float" office:value="0.238095238095238" calcext:value-type="float">
            <text:p>0.2380952381</text:p>
          </table:table-cell>
          <table:table-cell table:formula="of:=SUM([.M$173:.M195])" office:value-type="float" office:value="99.7619047619048" calcext:value-type="float">
            <text:p>99.7619047619</text:p>
          </table:table-cell>
          <table:table-cell table:formula="of:=[.M195]*42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style-name="Default" table:formula="of:=COUNTIF(([.F$13]~[.F$19]~[.F$26:.F$27]~[.F$34:.F$36]~[.F$43:.F$47]~[.F$54:.F$58]~[.F$64:.F$70]~[.F$75:.F$81]~[.F$85:.F$92]~[.F$95:.F$101]~[.F$103:.F$109]~[.F$111:.F$127]);&quot;=&quot;&amp;[.E196])" office:value-type="float" office:value="0" calcext:value-type="float">
            <text:p>0</text:p>
          </table:table-cell>
          <table:table-cell table:style-name="Default" table:formula="of:=COUNTIF(([.G$117:.G$127]~[.G$112:.G$115]~[.G$105:.G$110]~[.G$98:.G$102]~[.G$89:.G$94]~[.G$79:.G$84]~[.G$72:.G$74]~[.G$69:.G$70]~[.G$61:.G$63]~[.G$58:.G$59]~[.G$51:.G$53]~[.G$47:.G$48]~[.G$41:.G$42]~[.G$37:.G$38]~[.G$33]~[.G$28:.G$29]~[.G$25]~[.G$21:.G$22]~[.G$16]~[.G$14]~[.G$11]~[.G$9]~[.G$6]~[.G$4]~[.G$2]);&quot;=&quot;&amp;[.E196])" office:value-type="float" office:value="0" calcext:value-type="float">
            <text:p>0</text:p>
          </table:table-cell>
          <table:table-cell table:style-name="Default" table:formula="of:=COUNTIF(([.H$2:.H$3]~[.H$5:.H$6]~[.H$8:.H$10]~[.H$13:.H$15]~[.H$17]~[.H$20]~[.H$22:.H$23]~[.H$26]~[.H$29:.H$30]~[.H$32]~[.H$34]~[.H$37:.H$38]~[.H$40]~[.H$43]~[.H$45]~[.H$48:.H$50]~[.H$53]~[.H$55]~[.H$59:.H$60]~[.H$63:.H$65]~[.H$68]~[.H$71]~[.H$73:.H$75]~[.H$78]~[.H$83:.H$85]~[.H$87:.H$88]~[.H$92:.H$94]~[.H$96:.H$97]~[.H$101:.H$104]~[.H$108:.H$111]~[.H$114:.H$116]~[.H$118:.H$120]~[.H$122:.H$127]);&quot;=&quot;&amp;[.E196])" office:value-type="float" office:value="0" calcext:value-type="float">
            <text:p>0</text:p>
          </table:table-cell>
          <table:table-cell table:style-name="Default" table:formula="of:=COUNTIF(([.I$2:.I$5]~[.I$7:.I$9]~[.I$11:.I$15]~[.I$18:.I$21]~[.I$23]~[.I$25]~[.I$27:.I$28]~[.I$30:.I$31]~[.I$34]~[.I$36]~[.I$38:.I$39]~[.I$41]~[.I$43:.I$44]~[.I$47:.I$48]~[.I$50:.I$51]~[.I$54]~[.I$56]~[.I$59:.I$60]~[.I$62]~[.I$65:.I$66]~[.I$69]~[.I$71:.I$72]~[.I$75]~[.I$77]~[.I$79]~[.I$82]~[.I$84:.I$86]~[.I$90]~[.I$94:.I$95]~[.I$97:.I$98]~[.I$102]~[.I$104:.I$105]~[.I$107]~[.I$110:.I$111]~[.I$113]~[.I$116:.I$117]~[.I$120:.I$121]~[.I$123]~[.I$125:.I$127]);&quot;=&quot;&amp;[.E196])" office:value-type="float" office:value="0" calcext:value-type="float">
            <text:p>0</text:p>
          </table:table-cell>
          <table:table-cell table:style-name="ce35" table:formula="of:=COUNTIF(([.J$127]~[.J$124]~[.J$121]~[.J$118]~[.J$116]~[.J$112]~[.J$110]~[.J$108]~[.J$105]~[.J$103]~[.J$99]~[.J$95]~[.J$93]~[.J$92]~[.J$89]~[.J$87]~[.J$85]~[.J$82]~[.J$81]~[.J$79]~[.J$76]~[.J$73]~[.J$71]~[.J$70]~[.J$68]~[.J$66]~[.J$64]~[.J$61]~[.J$59]~[.J$58]~[.J$57]~[.J$54]~[.J$53]~[.J$51]~[.J$49]~[.J$45:.J$47]~[.J$43]~[.J$42]~[.J$39]~[.J$35:.J$37]~[.J$32:.J$33]~[.J$30]~[.J$24:.J$28]~[.J$22]~[.J$16:.J$20]~[.J$10:.J$14]~[.J$2:.J$8]);&quot;=&quot;&amp;[.E196])" office:value-type="float" office:value="1" calcext:value-type="float">
            <text:p>1</text:p>
          </table:table-cell>
          <table:table-cell table:style-name="Default" table:formula="of:=COUNTIF(([.K$120]~[.K$115]~[.K$109]~[.K$107]~[.K$100:.K$101]~[.K$97]~[.K$90:.K$92]~[.K$88]~[.K$84]~[.K$80:.K$81]~[.K$77:.K$78]~[.K$74]~[.K$67:.K$70]~[.K$65]~[.K$62:.K$63]~[.K$55:.K$58]~[.K$52:.K$53]~[.K$50]~[.K$44:.K$47]~[.K$40:.K$42]~[.K$38]~[.K$31:.K$36]~[.K$29]~[.K$21:.K$27]~[.K$15:.K$19]~[.K$2:.K$13]);&quot;=&quot;&amp;[.E196])" office:value-type="float" office:value="0" calcext:value-type="float">
            <text:p>0</text:p>
          </table:table-cell>
          <table:table-cell table:formula="of:=SUM([.F196:.K196])" office:value-type="float" office:value="1" calcext:value-type="float">
            <text:p>1</text:p>
          </table:table-cell>
          <table:table-cell table:formula="of:=[.L196]/[.L$197]*100" office:value-type="float" office:value="0.238095238095238" calcext:value-type="float">
            <text:p>0.2380952381</text:p>
          </table:table-cell>
          <table:table-cell table:formula="of:=SUM([.M$173:.M196])" office:value-type="float" office:value="100" calcext:value-type="float">
            <text:p>100</text:p>
          </table:table-cell>
          <table:table-cell table:formula="of:=[.M196]*420/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 Legal Moves</text:p>
          </table:table-cell>
          <table:table-cell table:style-name="Default" table:formula="of:=SUM([.F173:.F196])" office:value-type="float" office:value="70" calcext:value-type="float">
            <text:p>70</text:p>
          </table:table-cell>
          <table:table-cell table:style-name="Default" table:formula="of:=SUM([.G173:.G196])" office:value-type="float" office:value="70" calcext:value-type="float">
            <text:p>70</text:p>
          </table:table-cell>
          <table:table-cell table:style-name="Default" table:formula="of:=SUM([.H173:.H196])" office:value-type="float" office:value="70" calcext:value-type="float">
            <text:p>70</text:p>
          </table:table-cell>
          <table:table-cell table:style-name="Default" table:formula="of:=SUM([.I173:.I196])" office:value-type="float" office:value="70" calcext:value-type="float">
            <text:p>70</text:p>
          </table:table-cell>
          <table:table-cell table:style-name="Default" table:formula="of:=SUM([.J173:.J196])" office:value-type="float" office:value="70" calcext:value-type="float">
            <text:p>70</text:p>
          </table:table-cell>
          <table:table-cell table:style-name="Default" table:formula="of:=SUM([.K173:.K196])" office:value-type="float" office:value="70" calcext:value-type="float">
            <text:p>70</text:p>
          </table:table-cell>
          <table:table-cell table:style-name="ce80" table:formula="of:=SUM([.L173:.L196])" office:value-type="float" office:value="420" calcext:value-type="float">
            <text:p>420</text:p>
          </table:table-cell>
          <table:table-cell/>
          <table:table-cell table:formula="of:=SUM([.L174];[.L181];[.L188];[.L195]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tal Nonbreak</text:p>
          </table:table-cell>
          <table:table-cell table:style-name="Default" table:formula="of:=SUM([.F176:.F192])" office:value-type="float" office:value="70" calcext:value-type="float">
            <text:p>70</text:p>
          </table:table-cell>
          <table:table-cell table:style-name="Default" table:formula="of:=SUM([.G173];[.G176:.G181];[.G183:.G188];[.G190:.G193])" office:value-type="float" office:value="60" calcext:value-type="float">
            <text:p>60</text:p>
          </table:table-cell>
          <table:table-cell table:style-name="Default" table:formula="of:=SUM([.H174];[.H177:.H181];[.H184:.H188];[.H191:.H194])" office:value-type="float" office:value="50" calcext:value-type="float">
            <text:p>50</text:p>
          </table:table-cell>
          <table:table-cell table:style-name="Default" table:formula="of:=SUM([.I178:.I181];[.I185:.I188];[.I192:.I195])" office:value-type="float" office:value="40" calcext:value-type="float">
            <text:p>40</text:p>
          </table:table-cell>
          <table:table-cell table:style-name="Default" table:formula="of:=SUM([.J179:.J181];[.J186:.J188];[.J193:.J195])" office:value-type="float" office:value="30" calcext:value-type="float">
            <text:p>30</text:p>
          </table:table-cell>
          <table:table-cell table:style-name="Default" table:formula="of:=SUM([.K180:.K181];[.K187:.K188])" office:value-type="float" office:value="20" calcext:value-type="float">
            <text:p>20</text:p>
          </table:table-cell>
          <table:table-cell table:formula="of:=SUM([.F198:.K198])"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Default" office:value-type="string" calcext:value-type="string">
            <text:p>Perc (%)</text:p>
          </table:table-cell>
          <table:table-cell table:formula="of:=[.L198]/[.L197]*100" office:value-type="float" office:value="64.2857142857143" calcext:value-type="float">
            <text:p>64.2857142857</text:p>
          </table:table-cell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 table:number-columns-repeated="6"/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6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Weighted Totals</text:p>
          </table:table-cell>
          <table:table-cell office:value-type="string" calcext:value-type="string">
            <text:p>Perc(%)</text:p>
          </table:table-cell>
          <table:table-cell office:value-type="string" calcext:value-type="string">
            <text:p>Cumulative Perc(%)</text:p>
          </table:table-cell>
          <table:table-cell office:value-type="string" calcext:value-type="string">
            <text:p>Out of 750</text:p>
          </table:table-cell>
          <table:table-cell/>
        </table:table-row>
        <table:table-row table:style-name="ro1">
          <table:table-cell table:number-columns-repeated="5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N204]/7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04]*750/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10" table:formula="of:=[.F173]/[.$L$197]*100" office:value-type="float" office:value="0" calcext:value-type="float">
            <text:p>0</text:p>
          </table:table-cell>
          <table:table-cell table:style-name="ce71" table:formula="of:=[.G173]/[.$L$197]*100" office:value-type="float" office:value="0.238095238095238" calcext:value-type="float">
            <text:p>0.2380952381</text:p>
          </table:table-cell>
          <table:table-cell table:style-name="ce10" table:formula="of:=[.H173]/[.$L$197]*100" office:value-type="float" office:value="0" calcext:value-type="float">
            <text:p>0</text:p>
          </table:table-cell>
          <table:table-cell table:style-name="ce10" table:formula="of:=[.I173]/[.$L$197]*100" office:value-type="float" office:value="0" calcext:value-type="float">
            <text:p>0</text:p>
          </table:table-cell>
          <table:table-cell table:style-name="ce10" table:formula="of:=[.J173]/[.$L$197]*100" office:value-type="float" office:value="0" calcext:value-type="float">
            <text:p>0</text:p>
          </table:table-cell>
          <table:table-cell table:style-name="ce10" table:formula="of:=[.K173]/[.$L$197]*100" office:value-type="float" office:value="0" calcext:value-type="float">
            <text:p>0</text:p>
          </table:table-cell>
          <table:table-cell table:formula="of:=SUM([.F205:.K205])" office:value-type="float" office:value="0.238095238095238" calcext:value-type="float">
            <text:p>0.2380952381</text:p>
          </table:table-cell>
          <table:table-cell/>
          <table:table-cell table:formula="of:=SUM([.F205:.G205])" office:value-type="float" office:value="0.238095238095238" calcext:value-type="float">
            <text:p>0.2380952381</text:p>
          </table:table-cell>
          <table:table-cell table:formula="of:=[.N205]" office:value-type="float" office:value="0.238095238095238" calcext:value-type="float">
            <text:p>0.2380952381</text:p>
          </table:table-cell>
          <table:table-cell table:formula="of:=SUM([.O$196:.O286])" office:value-type="float" office:value="89.5714285714286" calcext:value-type="float">
            <text:p>89.5714285714</text:p>
          </table:table-cell>
          <table:table-cell table:formula="of:=[.O205]*750/100" office:value-type="float" office:value="1.78571428571429" calcext:value-type="float">
            <text:p>1.78571428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10" table:formula="of:=[.F174]/[.$L$197]*100" office:value-type="float" office:value="0" calcext:value-type="float">
            <text:p>0</text:p>
          </table:table-cell>
          <table:table-cell table:style-name="ce67" table:formula="of:=[.G174]/[.$L$197]*100" office:value-type="float" office:value="0" calcext:value-type="float">
            <text:p>0</text:p>
          </table:table-cell>
          <table:table-cell table:style-name="ce75" table:formula="of:=[.H174]/[.$L$197]*100" office:value-type="float" office:value="0.238095238095238" calcext:value-type="float">
            <text:p>0.2380952381</text:p>
          </table:table-cell>
          <table:table-cell table:style-name="ce10" table:formula="of:=[.I174]/[.$L$197]*100" office:value-type="float" office:value="0" calcext:value-type="float">
            <text:p>0</text:p>
          </table:table-cell>
          <table:table-cell table:style-name="ce10" table:formula="of:=[.J174]/[.$L$197]*100" office:value-type="float" office:value="0" calcext:value-type="float">
            <text:p>0</text:p>
          </table:table-cell>
          <table:table-cell table:style-name="ce10" table:formula="of:=[.K174]/[.$L$197]*100" office:value-type="float" office:value="0" calcext:value-type="float">
            <text:p>0</text:p>
          </table:table-cell>
          <table:table-cell table:formula="of:=SUM([.F206:.K206])" office:value-type="float" office:value="0.238095238095238" calcext:value-type="float">
            <text:p>0.2380952381</text:p>
          </table:table-cell>
          <table:table-cell/>
          <table:table-cell table:formula="of:=SUM([.F206:.H206])" office:value-type="float" office:value="0.238095238095238" calcext:value-type="float">
            <text:p>0.2380952381</text:p>
          </table:table-cell>
          <table:table-cell table:formula="of:=[.N206]" office:value-type="float" office:value="0.238095238095238" calcext:value-type="float">
            <text:p>0.2380952381</text:p>
          </table:table-cell>
          <table:table-cell table:formula="of:=SUM([.O$196:.O287])" office:value-type="float" office:value="89.5714285714286" calcext:value-type="float">
            <text:p>89.5714285714</text:p>
          </table:table-cell>
          <table:table-cell table:formula="of:=[.O206]*750/100" office:value-type="float" office:value="1.78571428571429" calcext:value-type="float">
            <text:p>1.78571428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10" table:formula="of:=[.F175]/[.$L$197]*100" office:value-type="float" office:value="0" calcext:value-type="float">
            <text:p>0</text:p>
          </table:table-cell>
          <table:table-cell table:style-name="ce74" table:formula="of:=[.G175]/[.$L$197]*100" office:value-type="float" office:value="0.238095238095238" calcext:value-type="float">
            <text:p>0.2380952381</text:p>
          </table:table-cell>
          <table:table-cell table:style-name="ce10" table:formula="of:=[.H175]/[.$L$197]*100" office:value-type="float" office:value="0.238095238095238" calcext:value-type="float">
            <text:p>0.2380952381</text:p>
          </table:table-cell>
          <table:table-cell table:style-name="ce19" table:formula="of:=[.I175]/[.$L$197]*100" office:value-type="float" office:value="0.238095238095238" calcext:value-type="float">
            <text:p>0.2380952381</text:p>
          </table:table-cell>
          <table:table-cell table:style-name="ce10" table:formula="of:=[.J175]/[.$L$197]*100" office:value-type="float" office:value="0" calcext:value-type="float">
            <text:p>0</text:p>
          </table:table-cell>
          <table:table-cell table:style-name="ce10" table:formula="of:=[.K175]/[.$L$197]*100" office:value-type="float" office:value="0" calcext:value-type="float">
            <text:p>0</text:p>
          </table:table-cell>
          <table:table-cell table:formula="of:=SUM([.F207:.K207])" office:value-type="float" office:value="0.714285714285714" calcext:value-type="float">
            <text:p>0.7142857143</text:p>
          </table:table-cell>
          <table:table-cell/>
          <table:table-cell table:formula="of:=SUM([.F207:.I207])" office:value-type="float" office:value="0.714285714285714" calcext:value-type="float">
            <text:p>0.7142857143</text:p>
          </table:table-cell>
          <table:table-cell table:formula="of:=[.N207]" office:value-type="float" office:value="0.714285714285714" calcext:value-type="float">
            <text:p>0.7142857143</text:p>
          </table:table-cell>
          <table:table-cell table:formula="of:=SUM([.O$196:.O288])" office:value-type="float" office:value="89.5714285714286" calcext:value-type="float">
            <text:p>89.5714285714</text:p>
          </table:table-cell>
          <table:table-cell table:formula="of:=[.O207]*750/100" office:value-type="float" office:value="5.35714285714286" calcext:value-type="float">
            <text:p>5.35714285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65" table:formula="of:=[.F176]/[.$L$197]*100" office:value-type="float" office:value="0.238095238095238" calcext:value-type="float">
            <text:p>0.2380952381</text:p>
          </table:table-cell>
          <table:table-cell table:style-name="ce72" table:formula="of:=[.G176]/[.$L$197]*100" office:value-type="float" office:value="0.238095238095238" calcext:value-type="float">
            <text:p>0.2380952381</text:p>
          </table:table-cell>
          <table:table-cell table:style-name="ce10" table:formula="of:=[.H176]/[.$L$197]*100" office:value-type="float" office:value="0.238095238095238" calcext:value-type="float">
            <text:p>0.2380952381</text:p>
          </table:table-cell>
          <table:table-cell table:style-name="ce10" table:formula="of:=[.I176]/[.$L$197]*100" office:value-type="float" office:value="0.238095238095238" calcext:value-type="float">
            <text:p>0.2380952381</text:p>
          </table:table-cell>
          <table:table-cell table:style-name="ce19" table:formula="of:=[.J176]/[.$L$197]*100" office:value-type="float" office:value="0.238095238095238" calcext:value-type="float">
            <text:p>0.2380952381</text:p>
          </table:table-cell>
          <table:table-cell table:style-name="ce10" table:formula="of:=[.K176]/[.$L$197]*100" office:value-type="float" office:value="0" calcext:value-type="float">
            <text:p>0</text:p>
          </table:table-cell>
          <table:table-cell table:formula="of:=SUM([.F208:.K208])" office:value-type="float" office:value="1.19047619047619" calcext:value-type="float">
            <text:p>1.1904761905</text:p>
          </table:table-cell>
          <table:table-cell/>
          <table:table-cell table:formula="of:=SUM([.F208:.J208])" office:value-type="float" office:value="1.19047619047619" calcext:value-type="float">
            <text:p>1.1904761905</text:p>
          </table:table-cell>
          <table:table-cell table:formula="of:=[.N208]" office:value-type="float" office:value="1.19047619047619" calcext:value-type="float">
            <text:p>1.1904761905</text:p>
          </table:table-cell>
          <table:table-cell table:formula="of:=SUM([.O$196:.O289])" office:value-type="float" office:value="89.5714285714286" calcext:value-type="float">
            <text:p>89.5714285714</text:p>
          </table:table-cell>
          <table:table-cell table:formula="of:=[.O208]*750/100" office:value-type="float" office:value="8.92857142857143" calcext:value-type="float">
            <text:p>8.92857142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66" table:formula="of:=[.F177]/[.$L$197]*100" office:value-type="float" office:value="0.238095238095238" calcext:value-type="float">
            <text:p>0.2380952381</text:p>
          </table:table-cell>
          <table:table-cell table:style-name="ce72" table:formula="of:=[.G177]/[.$L$197]*100" office:value-type="float" office:value="0.476190476190476" calcext:value-type="float">
            <text:p>0.4761904762</text:p>
          </table:table-cell>
          <table:table-cell table:style-name="ce72" table:formula="of:=[.H177]/[.$L$197]*100" office:value-type="float" office:value="0.476190476190476" calcext:value-type="float">
            <text:p>0.4761904762</text:p>
          </table:table-cell>
          <table:table-cell table:style-name="ce10" table:formula="of:=[.I177]/[.$L$197]*100" office:value-type="float" office:value="0.476190476190476" calcext:value-type="float">
            <text:p>0.4761904762</text:p>
          </table:table-cell>
          <table:table-cell table:style-name="ce10" table:formula="of:=[.J177]/[.$L$197]*100" office:value-type="float" office:value="0.238095238095238" calcext:value-type="float">
            <text:p>0.2380952381</text:p>
          </table:table-cell>
          <table:table-cell table:style-name="ce19" table:formula="of:=[.K177]/[.$L$197]*100" office:value-type="float" office:value="0.238095238095238" calcext:value-type="float">
            <text:p>0.2380952381</text:p>
          </table:table-cell>
          <table:table-cell table:formula="of:=SUM([.F209:.K209])" office:value-type="float" office:value="2.14285714285714" calcext:value-type="float">
            <text:p>2.1428571429</text:p>
          </table:table-cell>
          <table:table-cell/>
          <table:table-cell table:formula="of:=SUM([.F209:.K209])" office:value-type="float" office:value="2.14285714285714" calcext:value-type="float">
            <text:p>2.1428571429</text:p>
          </table:table-cell>
          <table:table-cell table:formula="of:=[.N209]" office:value-type="float" office:value="2.14285714285714" calcext:value-type="float">
            <text:p>2.1428571429</text:p>
          </table:table-cell>
          <table:table-cell table:formula="of:=SUM([.O$196:.O290])" office:value-type="float" office:value="89.5714285714286" calcext:value-type="float">
            <text:p>89.5714285714</text:p>
          </table:table-cell>
          <table:table-cell table:formula="of:=[.O209]*750/100" office:value-type="float" office:value="16.0714285714286" calcext:value-type="float">
            <text:p>16.07142857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66" table:formula="of:=[.F178]/[.$L$197]*100" office:value-type="float" office:value="0.476190476190476" calcext:value-type="float">
            <text:p>0.4761904762</text:p>
          </table:table-cell>
          <table:table-cell table:style-name="ce72" table:formula="of:=[.G178]/[.$L$197]*100" office:value-type="float" office:value="0.476190476190476" calcext:value-type="float">
            <text:p>0.4761904762</text:p>
          </table:table-cell>
          <table:table-cell table:style-name="ce72" table:formula="of:=[.H178]/[.$L$197]*100" office:value-type="float" office:value="0.714285714285714" calcext:value-type="float">
            <text:p>0.7142857143</text:p>
          </table:table-cell>
          <table:table-cell table:style-name="ce72" table:formula="of:=[.I178]/[.$L$197]*100" office:value-type="float" office:value="0.476190476190476" calcext:value-type="float">
            <text:p>0.4761904762</text:p>
          </table:table-cell>
          <table:table-cell table:style-name="ce10" table:formula="of:=[.J178]/[.$L$197]*100" office:value-type="float" office:value="0.476190476190476" calcext:value-type="float">
            <text:p>0.4761904762</text:p>
          </table:table-cell>
          <table:table-cell table:style-name="ce20" table:formula="of:=[.K178]/[.$L$197]*100" office:value-type="float" office:value="0.238095238095238" calcext:value-type="float">
            <text:p>0.2380952381</text:p>
          </table:table-cell>
          <table:table-cell table:formula="of:=SUM([.F210:.K210])" office:value-type="float" office:value="2.85714285714286" calcext:value-type="float">
            <text:p>2.8571428571</text:p>
          </table:table-cell>
          <table:table-cell/>
          <table:table-cell table:formula="of:=SUM([.F210:.K210])" office:value-type="float" office:value="2.85714285714286" calcext:value-type="float">
            <text:p>2.8571428571</text:p>
          </table:table-cell>
          <table:table-cell table:formula="of:=[.N210]" office:value-type="float" office:value="2.85714285714286" calcext:value-type="float">
            <text:p>2.8571428571</text:p>
          </table:table-cell>
          <table:table-cell table:formula="of:=SUM([.O$196:.O291])" office:value-type="float" office:value="89.5714285714286" calcext:value-type="float">
            <text:p>89.5714285714</text:p>
          </table:table-cell>
          <table:table-cell table:formula="of:=[.O210]*750/100" office:value-type="float" office:value="21.4285714285714" calcext:value-type="float">
            <text:p>21.42857142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66" table:formula="of:=[.F179]/[.$L$197]*100" office:value-type="float" office:value="0.714285714285714" calcext:value-type="float">
            <text:p>0.7142857143</text:p>
          </table:table-cell>
          <table:table-cell table:style-name="ce72" table:formula="of:=[.G179]/[.$L$197]*100" office:value-type="float" office:value="0.714285714285714" calcext:value-type="float">
            <text:p>0.7142857143</text:p>
          </table:table-cell>
          <table:table-cell table:style-name="ce72" table:formula="of:=[.H179]/[.$L$197]*100" office:value-type="float" office:value="0.714285714285714" calcext:value-type="float">
            <text:p>0.7142857143</text:p>
          </table:table-cell>
          <table:table-cell table:style-name="ce72" table:formula="of:=[.I179]/[.$L$197]*100" office:value-type="float" office:value="0.952380952380952" calcext:value-type="float">
            <text:p>0.9523809524</text:p>
          </table:table-cell>
          <table:table-cell table:style-name="ce72" table:formula="of:=[.J179]/[.$L$197]*100" office:value-type="float" office:value="0.714285714285714" calcext:value-type="float">
            <text:p>0.7142857143</text:p>
          </table:table-cell>
          <table:table-cell table:style-name="ce20" table:formula="of:=[.K179]/[.$L$197]*100" office:value-type="float" office:value="0.476190476190476" calcext:value-type="float">
            <text:p>0.4761904762</text:p>
          </table:table-cell>
          <table:table-cell table:formula="of:=SUM([.F211:.K211])" office:value-type="float" office:value="4.28571428571429" calcext:value-type="float">
            <text:p>4.2857142857</text:p>
          </table:table-cell>
          <table:table-cell/>
          <table:table-cell table:formula="of:=SUM([.F211:.K211])" office:value-type="float" office:value="4.28571428571429" calcext:value-type="float">
            <text:p>4.2857142857</text:p>
          </table:table-cell>
          <table:table-cell table:formula="of:=[.N211]" office:value-type="float" office:value="4.28571428571429" calcext:value-type="float">
            <text:p>4.2857142857</text:p>
          </table:table-cell>
          <table:table-cell table:formula="of:=SUM([.O$196:.O292])" office:value-type="float" office:value="89.5714285714286" calcext:value-type="float">
            <text:p>89.5714285714</text:p>
          </table:table-cell>
          <table:table-cell table:formula="of:=[.O211]*750/100" office:value-type="float" office:value="32.1428571428571" calcext:value-type="float">
            <text:p>32.14285714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style-name="ce66" table:formula="of:=[.F180]/[.$L$197]*100" office:value-type="float" office:value="1.19047619047619" calcext:value-type="float">
            <text:p>1.1904761905</text:p>
          </table:table-cell>
          <table:table-cell table:style-name="ce72" table:formula="of:=[.G180]/[.$L$197]*100" office:value-type="float" office:value="0.714285714285714" calcext:value-type="float">
            <text:p>0.7142857143</text:p>
          </table:table-cell>
          <table:table-cell table:style-name="ce72" table:formula="of:=[.H180]/[.$L$197]*100" office:value-type="float" office:value="0.952380952380952" calcext:value-type="float">
            <text:p>0.9523809524</text:p>
          </table:table-cell>
          <table:table-cell table:style-name="ce72" table:formula="of:=[.I180]/[.$L$197]*100" office:value-type="float" office:value="0.952380952380952" calcext:value-type="float">
            <text:p>0.9523809524</text:p>
          </table:table-cell>
          <table:table-cell table:style-name="ce72" table:formula="of:=[.J180]/[.$L$197]*100" office:value-type="float" office:value="0.952380952380952" calcext:value-type="float">
            <text:p>0.9523809524</text:p>
          </table:table-cell>
          <table:table-cell table:style-name="ce78" table:formula="of:=[.K180]/[.$L$197]*100" office:value-type="float" office:value="0.714285714285714" calcext:value-type="float">
            <text:p>0.7142857143</text:p>
          </table:table-cell>
          <table:table-cell table:formula="of:=SUM([.F212:.K212])" office:value-type="float" office:value="5.47619047619048" calcext:value-type="float">
            <text:p>5.4761904762</text:p>
          </table:table-cell>
          <table:table-cell/>
          <table:table-cell table:formula="of:=SUM([.F212:.K212])" office:value-type="float" office:value="5.47619047619048" calcext:value-type="float">
            <text:p>5.4761904762</text:p>
          </table:table-cell>
          <table:table-cell table:formula="of:=[.N212]" office:value-type="float" office:value="5.47619047619048" calcext:value-type="float">
            <text:p>5.4761904762</text:p>
          </table:table-cell>
          <table:table-cell table:formula="of:=SUM([.O$196:.O293])" office:value-type="float" office:value="89.5714285714286" calcext:value-type="float">
            <text:p>89.5714285714</text:p>
          </table:table-cell>
          <table:table-cell table:formula="of:=[.O212]*750/100" office:value-type="float" office:value="41.0714285714286" calcext:value-type="float">
            <text:p>41.07142857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67" table:formula="of:=[.F181]/[.$L$197]*100" office:value-type="float" office:value="1.19047619047619" calcext:value-type="float">
            <text:p>1.1904761905</text:p>
          </table:table-cell>
          <table:table-cell table:style-name="ce73" table:formula="of:=[.G181]/[.$L$197]*100" office:value-type="float" office:value="1.19047619047619" calcext:value-type="float">
            <text:p>1.1904761905</text:p>
          </table:table-cell>
          <table:table-cell table:style-name="ce73" table:formula="of:=[.H181]/[.$L$197]*100" office:value-type="float" office:value="0.952380952380952" calcext:value-type="float">
            <text:p>0.9523809524</text:p>
          </table:table-cell>
          <table:table-cell table:style-name="ce73" table:formula="of:=[.I181]/[.$L$197]*100" office:value-type="float" office:value="1.19047619047619" calcext:value-type="float">
            <text:p>1.1904761905</text:p>
          </table:table-cell>
          <table:table-cell table:style-name="ce73" table:formula="of:=[.J181]/[.$L$197]*100" office:value-type="float" office:value="1.19047619047619" calcext:value-type="float">
            <text:p>1.1904761905</text:p>
          </table:table-cell>
          <table:table-cell table:style-name="ce79" table:formula="of:=[.K181]/[.$L$197]*100" office:value-type="float" office:value="1.19047619047619" calcext:value-type="float">
            <text:p>1.1904761905</text:p>
          </table:table-cell>
          <table:table-cell table:formula="of:=SUM([.F213:.K213])" office:value-type="float" office:value="6.90476190476191" calcext:value-type="float">
            <text:p>6.9047619048</text:p>
          </table:table-cell>
          <table:table-cell/>
          <table:table-cell table:formula="of:=SUM([.F213:.K213])" office:value-type="float" office:value="6.90476190476191" calcext:value-type="float">
            <text:p>6.9047619048</text:p>
          </table:table-cell>
          <table:table-cell table:formula="of:=[.N213]" office:value-type="float" office:value="6.90476190476191" calcext:value-type="float">
            <text:p>6.9047619048</text:p>
          </table:table-cell>
          <table:table-cell table:formula="of:=SUM([.O$196:.O294])" office:value-type="float" office:value="89.5714285714286" calcext:value-type="float">
            <text:p>89.5714285714</text:p>
          </table:table-cell>
          <table:table-cell table:formula="of:=[.O213]*750/100" office:value-type="float" office:value="51.7857142857143" calcext:value-type="float">
            <text:p>51.78571428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style-name="ce66" table:formula="of:=[.F182]/[.$L$197]*100" office:value-type="float" office:value="1.66666666666667" calcext:value-type="float">
            <text:p>1.6666666667</text:p>
          </table:table-cell>
          <table:table-cell table:style-name="ce10" table:formula="of:=[.G182]/[.$L$197]*100" office:value-type="float" office:value="1.19047619047619" calcext:value-type="float">
            <text:p>1.1904761905</text:p>
          </table:table-cell>
          <table:table-cell table:style-name="ce10" table:formula="of:=[.H182]/[.$L$197]*100" office:value-type="float" office:value="1.19047619047619" calcext:value-type="float">
            <text:p>1.1904761905</text:p>
          </table:table-cell>
          <table:table-cell table:style-name="ce10" table:formula="of:=[.I182]/[.$L$197]*100" office:value-type="float" office:value="1.19047619047619" calcext:value-type="float">
            <text:p>1.1904761905</text:p>
          </table:table-cell>
          <table:table-cell table:style-name="ce10" table:formula="of:=[.J182]/[.$L$197]*100" office:value-type="float" office:value="1.42857142857143" calcext:value-type="float">
            <text:p>1.4285714286</text:p>
          </table:table-cell>
          <table:table-cell table:style-name="ce20" table:formula="of:=[.K182]/[.$L$197]*100" office:value-type="float" office:value="1.19047619047619" calcext:value-type="float">
            <text:p>1.1904761905</text:p>
          </table:table-cell>
          <table:table-cell table:formula="of:=SUM([.F214:.K214])" office:value-type="float" office:value="7.85714285714286" calcext:value-type="float">
            <text:p>7.8571428571</text:p>
          </table:table-cell>
          <table:table-cell/>
          <table:table-cell table:formula="of:=SUM([.F214:.K214])" office:value-type="float" office:value="7.85714285714286" calcext:value-type="float">
            <text:p>7.8571428571</text:p>
          </table:table-cell>
          <table:table-cell table:formula="of:=[.N214]" office:value-type="float" office:value="7.85714285714286" calcext:value-type="float">
            <text:p>7.8571428571</text:p>
          </table:table-cell>
          <table:table-cell table:formula="of:=SUM([.O$196:.O295])" office:value-type="float" office:value="89.5714285714286" calcext:value-type="float">
            <text:p>89.5714285714</text:p>
          </table:table-cell>
          <table:table-cell table:formula="of:=[.O214]*750/100" office:value-type="float" office:value="58.9285714285714" calcext:value-type="float">
            <text:p>58.92857142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ce66" table:formula="of:=[.F183]/[.$L$197]*100" office:value-type="float" office:value="1.66666666666667" calcext:value-type="float">
            <text:p>1.6666666667</text:p>
          </table:table-cell>
          <table:table-cell table:style-name="ce72" table:formula="of:=[.G183]/[.$L$197]*100" office:value-type="float" office:value="1.42857142857143" calcext:value-type="float">
            <text:p>1.4285714286</text:p>
          </table:table-cell>
          <table:table-cell table:style-name="ce10" table:formula="of:=[.H183]/[.$L$197]*100" office:value-type="float" office:value="1.19047619047619" calcext:value-type="float">
            <text:p>1.1904761905</text:p>
          </table:table-cell>
          <table:table-cell table:style-name="ce10" table:formula="of:=[.I183]/[.$L$197]*100" office:value-type="float" office:value="1.42857142857143" calcext:value-type="float">
            <text:p>1.4285714286</text:p>
          </table:table-cell>
          <table:table-cell table:style-name="ce10" table:formula="of:=[.J183]/[.$L$197]*100" office:value-type="float" office:value="1.42857142857143" calcext:value-type="float">
            <text:p>1.4285714286</text:p>
          </table:table-cell>
          <table:table-cell table:style-name="ce20" table:formula="of:=[.K183]/[.$L$197]*100" office:value-type="float" office:value="1.66666666666667" calcext:value-type="float">
            <text:p>1.6666666667</text:p>
          </table:table-cell>
          <table:table-cell table:formula="of:=SUM([.F215:.K215])" office:value-type="float" office:value="8.80952380952381" calcext:value-type="float">
            <text:p>8.8095238095</text:p>
          </table:table-cell>
          <table:table-cell/>
          <table:table-cell table:formula="of:=SUM([.F215:.K215])" office:value-type="float" office:value="8.80952380952381" calcext:value-type="float">
            <text:p>8.8095238095</text:p>
          </table:table-cell>
          <table:table-cell table:formula="of:=[.N215]" office:value-type="float" office:value="8.80952380952381" calcext:value-type="float">
            <text:p>8.8095238095</text:p>
          </table:table-cell>
          <table:table-cell table:formula="of:=SUM([.O$196:.O296])" office:value-type="float" office:value="89.5714285714286" calcext:value-type="float">
            <text:p>89.5714285714</text:p>
          </table:table-cell>
          <table:table-cell table:formula="of:=[.O215]*750/100" office:value-type="float" office:value="66.0714285714286" calcext:value-type="float">
            <text:p>66.07142857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style-name="ce66" table:formula="of:=[.F184]/[.$L$197]*100" office:value-type="float" office:value="1.90476190476191" calcext:value-type="float">
            <text:p>1.9047619048</text:p>
          </table:table-cell>
          <table:table-cell table:style-name="ce72" table:formula="of:=[.G184]/[.$L$197]*100" office:value-type="float" office:value="1.42857142857143" calcext:value-type="float">
            <text:p>1.4285714286</text:p>
          </table:table-cell>
          <table:table-cell table:style-name="ce72" table:formula="of:=[.H184]/[.$L$197]*100" office:value-type="float" office:value="1.42857142857143" calcext:value-type="float">
            <text:p>1.4285714286</text:p>
          </table:table-cell>
          <table:table-cell table:style-name="ce10" table:formula="of:=[.I184]/[.$L$197]*100" office:value-type="float" office:value="1.19047619047619" calcext:value-type="float">
            <text:p>1.1904761905</text:p>
          </table:table-cell>
          <table:table-cell table:style-name="ce10" table:formula="of:=[.J184]/[.$L$197]*100" office:value-type="float" office:value="1.66666666666667" calcext:value-type="float">
            <text:p>1.6666666667</text:p>
          </table:table-cell>
          <table:table-cell table:style-name="ce20" table:formula="of:=[.K184]/[.$L$197]*100" office:value-type="float" office:value="1.66666666666667" calcext:value-type="float">
            <text:p>1.6666666667</text:p>
          </table:table-cell>
          <table:table-cell table:formula="of:=SUM([.F216:.K216])" office:value-type="float" office:value="9.28571428571429" calcext:value-type="float">
            <text:p>9.2857142857</text:p>
          </table:table-cell>
          <table:table-cell/>
          <table:table-cell table:formula="of:=SUM([.F216:.K216])" office:value-type="float" office:value="9.28571428571429" calcext:value-type="float">
            <text:p>9.2857142857</text:p>
          </table:table-cell>
          <table:table-cell table:formula="of:=[.N216]" office:value-type="float" office:value="9.28571428571429" calcext:value-type="float">
            <text:p>9.2857142857</text:p>
          </table:table-cell>
          <table:table-cell table:formula="of:=SUM([.O$196:.O297])" office:value-type="float" office:value="89.5714285714286" calcext:value-type="float">
            <text:p>89.5714285714</text:p>
          </table:table-cell>
          <table:table-cell table:formula="of:=[.O216]*750/100" office:value-type="float" office:value="69.6428571428572" calcext:value-type="float">
            <text:p>69.64285714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style-name="ce66" table:formula="of:=[.F185]/[.$L$197]*100" office:value-type="float" office:value="1.66666666666667" calcext:value-type="float">
            <text:p>1.6666666667</text:p>
          </table:table-cell>
          <table:table-cell table:style-name="ce72" table:formula="of:=[.G185]/[.$L$197]*100" office:value-type="float" office:value="1.66666666666667" calcext:value-type="float">
            <text:p>1.6666666667</text:p>
          </table:table-cell>
          <table:table-cell table:style-name="ce72" table:formula="of:=[.H185]/[.$L$197]*100" office:value-type="float" office:value="1.19047619047619" calcext:value-type="float">
            <text:p>1.1904761905</text:p>
          </table:table-cell>
          <table:table-cell table:style-name="ce72" table:formula="of:=[.I185]/[.$L$197]*100" office:value-type="float" office:value="1.42857142857143" calcext:value-type="float">
            <text:p>1.4285714286</text:p>
          </table:table-cell>
          <table:table-cell table:style-name="ce10" table:formula="of:=[.J185]/[.$L$197]*100" office:value-type="float" office:value="1.42857142857143" calcext:value-type="float">
            <text:p>1.4285714286</text:p>
          </table:table-cell>
          <table:table-cell table:style-name="ce20" table:formula="of:=[.K185]/[.$L$197]*100" office:value-type="float" office:value="1.90476190476191" calcext:value-type="float">
            <text:p>1.9047619048</text:p>
          </table:table-cell>
          <table:table-cell table:formula="of:=SUM([.F217:.K217])" office:value-type="float" office:value="9.28571428571429" calcext:value-type="float">
            <text:p>9.2857142857</text:p>
          </table:table-cell>
          <table:table-cell/>
          <table:table-cell table:formula="of:=SUM([.F217:.K217])" office:value-type="float" office:value="9.28571428571429" calcext:value-type="float">
            <text:p>9.2857142857</text:p>
          </table:table-cell>
          <table:table-cell table:formula="of:=[.N217]" office:value-type="float" office:value="9.28571428571429" calcext:value-type="float">
            <text:p>9.2857142857</text:p>
          </table:table-cell>
          <table:table-cell table:formula="of:=SUM([.O$196:.O298])" office:value-type="float" office:value="89.5714285714286" calcext:value-type="float">
            <text:p>89.5714285714</text:p>
          </table:table-cell>
          <table:table-cell table:formula="of:=[.O217]*750/100" office:value-type="float" office:value="69.6428571428572" calcext:value-type="float">
            <text:p>69.64285714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style-name="ce66" table:formula="of:=[.F186]/[.$L$197]*100" office:value-type="float" office:value="1.66666666666667" calcext:value-type="float">
            <text:p>1.6666666667</text:p>
          </table:table-cell>
          <table:table-cell table:style-name="ce72" table:formula="of:=[.G186]/[.$L$197]*100" office:value-type="float" office:value="1.42857142857143" calcext:value-type="float">
            <text:p>1.4285714286</text:p>
          </table:table-cell>
          <table:table-cell table:style-name="ce72" table:formula="of:=[.H186]/[.$L$197]*100" office:value-type="float" office:value="1.42857142857143" calcext:value-type="float">
            <text:p>1.4285714286</text:p>
          </table:table-cell>
          <table:table-cell table:style-name="ce72" table:formula="of:=[.I186]/[.$L$197]*100" office:value-type="float" office:value="1.19047619047619" calcext:value-type="float">
            <text:p>1.1904761905</text:p>
          </table:table-cell>
          <table:table-cell table:style-name="ce72" table:formula="of:=[.J186]/[.$L$197]*100" office:value-type="float" office:value="1.42857142857143" calcext:value-type="float">
            <text:p>1.4285714286</text:p>
          </table:table-cell>
          <table:table-cell table:style-name="ce20" table:formula="of:=[.K186]/[.$L$197]*100" office:value-type="float" office:value="1.66666666666667" calcext:value-type="float">
            <text:p>1.6666666667</text:p>
          </table:table-cell>
          <table:table-cell table:formula="of:=SUM([.F218:.K218])" office:value-type="float" office:value="8.80952380952381" calcext:value-type="float">
            <text:p>8.8095238095</text:p>
          </table:table-cell>
          <table:table-cell/>
          <table:table-cell table:formula="of:=SUM([.F218:.K218])" office:value-type="float" office:value="8.80952380952381" calcext:value-type="float">
            <text:p>8.8095238095</text:p>
          </table:table-cell>
          <table:table-cell table:formula="of:=[.N218]" office:value-type="float" office:value="8.80952380952381" calcext:value-type="float">
            <text:p>8.8095238095</text:p>
          </table:table-cell>
          <table:table-cell table:formula="of:=SUM([.O$196:.O299])" office:value-type="float" office:value="89.5714285714286" calcext:value-type="float">
            <text:p>89.5714285714</text:p>
          </table:table-cell>
          <table:table-cell table:formula="of:=[.O218]*750/100" office:value-type="float" office:value="66.0714285714286" calcext:value-type="float">
            <text:p>66.07142857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ce66" table:formula="of:=[.F187]/[.$L$197]*100" office:value-type="float" office:value="1.19047619047619" calcext:value-type="float">
            <text:p>1.1904761905</text:p>
          </table:table-cell>
          <table:table-cell table:style-name="ce72" table:formula="of:=[.G187]/[.$L$197]*100" office:value-type="float" office:value="1.42857142857143" calcext:value-type="float">
            <text:p>1.4285714286</text:p>
          </table:table-cell>
          <table:table-cell table:style-name="ce72" table:formula="of:=[.H187]/[.$L$197]*100" office:value-type="float" office:value="1.19047619047619" calcext:value-type="float">
            <text:p>1.1904761905</text:p>
          </table:table-cell>
          <table:table-cell table:style-name="ce72" table:formula="of:=[.I187]/[.$L$197]*100" office:value-type="float" office:value="1.19047619047619" calcext:value-type="float">
            <text:p>1.1904761905</text:p>
          </table:table-cell>
          <table:table-cell table:style-name="ce72" table:formula="of:=[.J187]/[.$L$197]*100" office:value-type="float" office:value="1.19047619047619" calcext:value-type="float">
            <text:p>1.1904761905</text:p>
          </table:table-cell>
          <table:table-cell table:style-name="ce78" table:formula="of:=[.K187]/[.$L$197]*100" office:value-type="float" office:value="1.66666666666667" calcext:value-type="float">
            <text:p>1.6666666667</text:p>
          </table:table-cell>
          <table:table-cell table:formula="of:=SUM([.F219:.K219])" office:value-type="float" office:value="7.85714285714286" calcext:value-type="float">
            <text:p>7.8571428571</text:p>
          </table:table-cell>
          <table:table-cell/>
          <table:table-cell table:formula="of:=SUM([.F219:.K219])" office:value-type="float" office:value="7.85714285714286" calcext:value-type="float">
            <text:p>7.8571428571</text:p>
          </table:table-cell>
          <table:table-cell table:formula="of:=[.N219]" office:value-type="float" office:value="7.85714285714286" calcext:value-type="float">
            <text:p>7.8571428571</text:p>
          </table:table-cell>
          <table:table-cell table:formula="of:=SUM([.O$196:.O300])" office:value-type="float" office:value="89.5714285714286" calcext:value-type="float">
            <text:p>89.5714285714</text:p>
          </table:table-cell>
          <table:table-cell table:formula="of:=[.O219]*750/100" office:value-type="float" office:value="58.9285714285714" calcext:value-type="float">
            <text:p>58.92857142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style-name="ce67" table:formula="of:=[.F188]/[.$L$197]*100" office:value-type="float" office:value="1.19047619047619" calcext:value-type="float">
            <text:p>1.1904761905</text:p>
          </table:table-cell>
          <table:table-cell table:style-name="ce73" table:formula="of:=[.G188]/[.$L$197]*100" office:value-type="float" office:value="1.19047619047619" calcext:value-type="float">
            <text:p>1.1904761905</text:p>
          </table:table-cell>
          <table:table-cell table:style-name="ce73" table:formula="of:=[.H188]/[.$L$197]*100" office:value-type="float" office:value="1.19047619047619" calcext:value-type="float">
            <text:p>1.1904761905</text:p>
          </table:table-cell>
          <table:table-cell table:style-name="ce73" table:formula="of:=[.I188]/[.$L$197]*100" office:value-type="float" office:value="0.952380952380952" calcext:value-type="float">
            <text:p>0.9523809524</text:p>
          </table:table-cell>
          <table:table-cell table:style-name="ce73" table:formula="of:=[.J188]/[.$L$197]*100" office:value-type="float" office:value="1.19047619047619" calcext:value-type="float">
            <text:p>1.1904761905</text:p>
          </table:table-cell>
          <table:table-cell table:style-name="ce79" table:formula="of:=[.K188]/[.$L$197]*100" office:value-type="float" office:value="1.19047619047619" calcext:value-type="float">
            <text:p>1.1904761905</text:p>
          </table:table-cell>
          <table:table-cell table:formula="of:=SUM([.F220:.K220])" office:value-type="float" office:value="6.90476190476191" calcext:value-type="float">
            <text:p>6.9047619048</text:p>
          </table:table-cell>
          <table:table-cell/>
          <table:table-cell table:formula="of:=SUM([.G220:.K220])" office:value-type="float" office:value="5.71428571428571" calcext:value-type="float">
            <text:p>5.7142857143</text:p>
          </table:table-cell>
          <table:table-cell table:formula="of:=[.N220]" office:value-type="float" office:value="5.71428571428571" calcext:value-type="float">
            <text:p>5.7142857143</text:p>
          </table:table-cell>
          <table:table-cell table:formula="of:=SUM([.O$196:.O301])" office:value-type="float" office:value="89.5714285714286" calcext:value-type="float">
            <text:p>89.5714285714</text:p>
          </table:table-cell>
          <table:table-cell table:formula="of:=[.O220]*750/100" office:value-type="float" office:value="42.8571428571429" calcext:value-type="float">
            <text:p>42.85714285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style-name="ce66" table:formula="of:=[.F189]/[.$L$197]*100" office:value-type="float" office:value="0.714285714285714" calcext:value-type="float">
            <text:p>0.7142857143</text:p>
          </table:table-cell>
          <table:table-cell table:style-name="ce10" table:formula="of:=[.G189]/[.$L$197]*100" office:value-type="float" office:value="0.952380952380952" calcext:value-type="float">
            <text:p>0.9523809524</text:p>
          </table:table-cell>
          <table:table-cell table:style-name="ce10" table:formula="of:=[.H189]/[.$L$197]*100" office:value-type="float" office:value="0.952380952380952" calcext:value-type="float">
            <text:p>0.9523809524</text:p>
          </table:table-cell>
          <table:table-cell table:style-name="ce10" table:formula="of:=[.I189]/[.$L$197]*100" office:value-type="float" office:value="0.952380952380952" calcext:value-type="float">
            <text:p>0.9523809524</text:p>
          </table:table-cell>
          <table:table-cell table:style-name="ce10" table:formula="of:=[.J189]/[.$L$197]*100" office:value-type="float" office:value="0.714285714285714" calcext:value-type="float">
            <text:p>0.7142857143</text:p>
          </table:table-cell>
          <table:table-cell table:style-name="ce20" table:formula="of:=[.K189]/[.$L$197]*100" office:value-type="float" office:value="1.19047619047619" calcext:value-type="float">
            <text:p>1.1904761905</text:p>
          </table:table-cell>
          <table:table-cell table:formula="of:=SUM([.F221:.K221])" office:value-type="float" office:value="5.47619047619048" calcext:value-type="float">
            <text:p>5.4761904762</text:p>
          </table:table-cell>
          <table:table-cell/>
          <table:table-cell table:formula="of:=SUM([.H221:.K221])" office:value-type="float" office:value="3.80952380952381" calcext:value-type="float">
            <text:p>3.8095238095</text:p>
          </table:table-cell>
          <table:table-cell table:formula="of:=[.N221]" office:value-type="float" office:value="3.80952380952381" calcext:value-type="float">
            <text:p>3.8095238095</text:p>
          </table:table-cell>
          <table:table-cell table:formula="of:=SUM([.O$196:.O302])" office:value-type="float" office:value="89.5714285714286" calcext:value-type="float">
            <text:p>89.5714285714</text:p>
          </table:table-cell>
          <table:table-cell table:formula="of:=[.O221]*750/100" office:value-type="float" office:value="28.5714285714286" calcext:value-type="float">
            <text:p>28.57142857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ce66" table:formula="of:=[.F190]/[.$L$197]*100" office:value-type="float" office:value="0.476190476190476" calcext:value-type="float">
            <text:p>0.4761904762</text:p>
          </table:table-cell>
          <table:table-cell table:style-name="ce72" table:formula="of:=[.G190]/[.$L$197]*100" office:value-type="float" office:value="0.714285714285714" calcext:value-type="float">
            <text:p>0.7142857143</text:p>
          </table:table-cell>
          <table:table-cell table:style-name="ce10" table:formula="of:=[.H190]/[.$L$197]*100" office:value-type="float" office:value="0.952380952380952" calcext:value-type="float">
            <text:p>0.9523809524</text:p>
          </table:table-cell>
          <table:table-cell table:style-name="ce10" table:formula="of:=[.I190]/[.$L$197]*100" office:value-type="float" office:value="0.714285714285714" calcext:value-type="float">
            <text:p>0.7142857143</text:p>
          </table:table-cell>
          <table:table-cell table:style-name="ce10" table:formula="of:=[.J190]/[.$L$197]*100" office:value-type="float" office:value="0.714285714285714" calcext:value-type="float">
            <text:p>0.7142857143</text:p>
          </table:table-cell>
          <table:table-cell table:style-name="ce20" table:formula="of:=[.K190]/[.$L$197]*100" office:value-type="float" office:value="0.714285714285714" calcext:value-type="float">
            <text:p>0.7142857143</text:p>
          </table:table-cell>
          <table:table-cell table:formula="of:=SUM([.F222:.K222])" office:value-type="float" office:value="4.28571428571429" calcext:value-type="float">
            <text:p>4.2857142857</text:p>
          </table:table-cell>
          <table:table-cell/>
          <table:table-cell table:formula="of:=SUM([.I222:.K222])" office:value-type="float" office:value="2.14285714285714" calcext:value-type="float">
            <text:p>2.1428571429</text:p>
          </table:table-cell>
          <table:table-cell table:formula="of:=[.N222]" office:value-type="float" office:value="2.14285714285714" calcext:value-type="float">
            <text:p>2.1428571429</text:p>
          </table:table-cell>
          <table:table-cell table:formula="of:=SUM([.O$196:.O303])" office:value-type="float" office:value="89.5714285714286" calcext:value-type="float">
            <text:p>89.5714285714</text:p>
          </table:table-cell>
          <table:table-cell table:formula="of:=[.O222]*750/100" office:value-type="float" office:value="16.0714285714286" calcext:value-type="float">
            <text:p>16.07142857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style-name="ce66" table:formula="of:=[.F191]/[.$L$197]*100" office:value-type="float" office:value="0.238095238095238" calcext:value-type="float">
            <text:p>0.2380952381</text:p>
          </table:table-cell>
          <table:table-cell table:style-name="ce72" table:formula="of:=[.G191]/[.$L$197]*100" office:value-type="float" office:value="0.476190476190476" calcext:value-type="float">
            <text:p>0.4761904762</text:p>
          </table:table-cell>
          <table:table-cell table:style-name="ce72" table:formula="of:=[.H191]/[.$L$197]*100" office:value-type="float" office:value="0.476190476190476" calcext:value-type="float">
            <text:p>0.4761904762</text:p>
          </table:table-cell>
          <table:table-cell table:style-name="ce10" table:formula="of:=[.I191]/[.$L$197]*100" office:value-type="float" office:value="0.714285714285714" calcext:value-type="float">
            <text:p>0.7142857143</text:p>
          </table:table-cell>
          <table:table-cell table:style-name="ce10" table:formula="of:=[.J191]/[.$L$197]*100" office:value-type="float" office:value="0.476190476190476" calcext:value-type="float">
            <text:p>0.4761904762</text:p>
          </table:table-cell>
          <table:table-cell table:style-name="ce20" table:formula="of:=[.K191]/[.$L$197]*100" office:value-type="float" office:value="0.476190476190476" calcext:value-type="float">
            <text:p>0.4761904762</text:p>
          </table:table-cell>
          <table:table-cell table:formula="of:=SUM([.F223:.K223])" office:value-type="float" office:value="2.85714285714286" calcext:value-type="float">
            <text:p>2.8571428571</text:p>
          </table:table-cell>
          <table:table-cell/>
          <table:table-cell table:formula="of:=SUM([.J223:.K223])" office:value-type="float" office:value="0.952380952380952" calcext:value-type="float">
            <text:p>0.9523809524</text:p>
          </table:table-cell>
          <table:table-cell table:formula="of:=[.N223]" office:value-type="float" office:value="0.952380952380952" calcext:value-type="float">
            <text:p>0.9523809524</text:p>
          </table:table-cell>
          <table:table-cell table:formula="of:=SUM([.O$214:.O286])" office:value-type="float" office:value="64.5238095238095" calcext:value-type="float">
            <text:p>64.5238095238</text:p>
          </table:table-cell>
          <table:table-cell table:formula="of:=[.O223]*750/100" office:value-type="float" office:value="7.14285714285714" calcext:value-type="float">
            <text:p>7.14285714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style-name="ce68" table:formula="of:=[.F192]/[.$L$197]*100" office:value-type="float" office:value="0.238095238095238" calcext:value-type="float">
            <text:p>0.2380952381</text:p>
          </table:table-cell>
          <table:table-cell table:style-name="ce72" table:formula="of:=[.G192]/[.$L$197]*100" office:value-type="float" office:value="0.238095238095238" calcext:value-type="float">
            <text:p>0.2380952381</text:p>
          </table:table-cell>
          <table:table-cell table:style-name="ce72" table:formula="of:=[.H192]/[.$L$197]*100" office:value-type="float" office:value="0.476190476190476" calcext:value-type="float">
            <text:p>0.4761904762</text:p>
          </table:table-cell>
          <table:table-cell table:style-name="ce72" table:formula="of:=[.I192]/[.$L$197]*100" office:value-type="float" office:value="0.476190476190476" calcext:value-type="float">
            <text:p>0.4761904762</text:p>
          </table:table-cell>
          <table:table-cell table:style-name="ce10" table:formula="of:=[.J192]/[.$L$197]*100" office:value-type="float" office:value="0.476190476190476" calcext:value-type="float">
            <text:p>0.4761904762</text:p>
          </table:table-cell>
          <table:table-cell table:style-name="ce20" table:formula="of:=[.K192]/[.$L$197]*100" office:value-type="float" office:value="0.238095238095238" calcext:value-type="float">
            <text:p>0.2380952381</text:p>
          </table:table-cell>
          <table:table-cell table:formula="of:=SUM([.F224:.K224])" office:value-type="float" office:value="2.14285714285714" calcext:value-type="float">
            <text:p>2.142857142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style-name="ce10" table:formula="of:=[.F193]/[.$L$197]*100" office:value-type="float" office:value="0" calcext:value-type="float">
            <text:p>0</text:p>
          </table:table-cell>
          <table:table-cell table:style-name="ce68" table:formula="of:=[.G193]/[.$L$197]*100" office:value-type="float" office:value="0.238095238095238" calcext:value-type="float">
            <text:p>0.2380952381</text:p>
          </table:table-cell>
          <table:table-cell table:style-name="ce72" table:formula="of:=[.H193]/[.$L$197]*100" office:value-type="float" office:value="0.238095238095238" calcext:value-type="float">
            <text:p>0.2380952381</text:p>
          </table:table-cell>
          <table:table-cell table:style-name="ce72" table:formula="of:=[.I193]/[.$L$197]*100" office:value-type="float" office:value="0.238095238095238" calcext:value-type="float">
            <text:p>0.2380952381</text:p>
          </table:table-cell>
          <table:table-cell table:style-name="ce72" table:formula="of:=[.J193]/[.$L$197]*100" office:value-type="float" office:value="0.238095238095238" calcext:value-type="float">
            <text:p>0.2380952381</text:p>
          </table:table-cell>
          <table:table-cell table:style-name="ce23" table:formula="of:=[.K193]/[.$L$197]*100" office:value-type="float" office:value="0.238095238095238" calcext:value-type="float">
            <text:p>0.2380952381</text:p>
          </table:table-cell>
          <table:table-cell table:formula="of:=SUM([.F225:.K225])" office:value-type="float" office:value="1.19047619047619" calcext:value-type="float">
            <text:p>1.19047619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style-name="ce10" table:formula="of:=[.F194]/[.$L$197]*100" office:value-type="float" office:value="0" calcext:value-type="float">
            <text:p>0</text:p>
          </table:table-cell>
          <table:table-cell table:style-name="ce10" table:formula="of:=[.G194]/[.$L$197]*100" office:value-type="float" office:value="0" calcext:value-type="float">
            <text:p>0</text:p>
          </table:table-cell>
          <table:table-cell table:style-name="ce68" table:formula="of:=[.H194]/[.$L$197]*100" office:value-type="float" office:value="0.238095238095238" calcext:value-type="float">
            <text:p>0.2380952381</text:p>
          </table:table-cell>
          <table:table-cell table:style-name="ce72" table:formula="of:=[.I194]/[.$L$197]*100" office:value-type="float" office:value="0.238095238095238" calcext:value-type="float">
            <text:p>0.2380952381</text:p>
          </table:table-cell>
          <table:table-cell table:style-name="ce78" table:formula="of:=[.J194]/[.$L$197]*100" office:value-type="float" office:value="0.238095238095238" calcext:value-type="float">
            <text:p>0.2380952381</text:p>
          </table:table-cell>
          <table:table-cell table:style-name="ce10" table:formula="of:=[.K194]/[.$L$197]*100" office:value-type="float" office:value="0" calcext:value-type="float">
            <text:p>0</text:p>
          </table:table-cell>
          <table:table-cell table:formula="of:=SUM([.F226:.K226])" office:value-type="float" office:value="0.714285714285714" calcext:value-type="float">
            <text:p>0.714285714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style-name="ce10" table:formula="of:=[.F195]/[.$L$197]*100" office:value-type="float" office:value="0" calcext:value-type="float">
            <text:p>0</text:p>
          </table:table-cell>
          <table:table-cell table:style-name="ce10" table:formula="of:=[.G195]/[.$L$197]*100" office:value-type="float" office:value="0" calcext:value-type="float">
            <text:p>0</text:p>
          </table:table-cell>
          <table:table-cell table:style-name="ce10" table:formula="of:=[.H195]/[.$L$197]*100" office:value-type="float" office:value="0" calcext:value-type="float">
            <text:p>0</text:p>
          </table:table-cell>
          <table:table-cell table:style-name="ce77" table:formula="of:=[.I195]/[.$L$197]*100" office:value-type="float" office:value="0.238095238095238" calcext:value-type="float">
            <text:p>0.2380952381</text:p>
          </table:table-cell>
          <table:table-cell table:style-name="ce79" table:formula="of:=[.J195]/[.$L$197]*100" office:value-type="float" office:value="0" calcext:value-type="float">
            <text:p>0</text:p>
          </table:table-cell>
          <table:table-cell table:style-name="ce10" table:formula="of:=[.K195]/[.$L$197]*100" office:value-type="float" office:value="0" calcext:value-type="float">
            <text:p>0</text:p>
          </table:table-cell>
          <table:table-cell table:formula="of:=SUM([.F227:.K227])" office:value-type="float" office:value="0.238095238095238" calcext:value-type="float">
            <text:p>0.23809523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style-name="ce10" table:formula="of:=[.F196]/[.$L$197]*100" office:value-type="float" office:value="0" calcext:value-type="float">
            <text:p>0</text:p>
          </table:table-cell>
          <table:table-cell table:style-name="ce10" table:formula="of:=[.G196]/[.$L$197]*100" office:value-type="float" office:value="0" calcext:value-type="float">
            <text:p>0</text:p>
          </table:table-cell>
          <table:table-cell table:style-name="ce10" table:formula="of:=[.H196]/[.$L$197]*100" office:value-type="float" office:value="0" calcext:value-type="float">
            <text:p>0</text:p>
          </table:table-cell>
          <table:table-cell table:style-name="ce10" table:formula="of:=[.I196]/[.$L$197]*100" office:value-type="float" office:value="0" calcext:value-type="float">
            <text:p>0</text:p>
          </table:table-cell>
          <table:table-cell table:style-name="ce18" table:formula="of:=[.J196]/[.$L$197]*100" office:value-type="float" office:value="0.238095238095238" calcext:value-type="float">
            <text:p>0.2380952381</text:p>
          </table:table-cell>
          <table:table-cell table:style-name="ce10" table:formula="of:=[.K196]/[.$L$197]*100" office:value-type="float" office:value="0" calcext:value-type="float">
            <text:p>0</text:p>
          </table:table-cell>
          <table:table-cell table:formula="of:=SUM([.F228:.K228])" office:value-type="float" office:value="0.238095238095238" calcext:value-type="float">
            <text:p>0.23809523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otal Legal Moves</text:p>
          </table:table-cell>
          <table:table-cell table:style-name="Default" table:formula="of:=SUM([.F205:.F228])" office:value-type="float" office:value="16.6666666666667" calcext:value-type="float">
            <text:p>16.6666666667</text:p>
          </table:table-cell>
          <table:table-cell table:style-name="Default" table:formula="of:=SUM([.G205:.G228])" office:value-type="float" office:value="16.6666666666667" calcext:value-type="float">
            <text:p>16.6666666667</text:p>
          </table:table-cell>
          <table:table-cell table:style-name="Default" table:formula="of:=SUM([.H205:.H228])" office:value-type="float" office:value="16.6666666666667" calcext:value-type="float">
            <text:p>16.6666666667</text:p>
          </table:table-cell>
          <table:table-cell table:style-name="Default" table:formula="of:=SUM([.I205:.I228])" office:value-type="float" office:value="16.6666666666667" calcext:value-type="float">
            <text:p>16.6666666667</text:p>
          </table:table-cell>
          <table:table-cell table:style-name="Default" table:formula="of:=SUM([.J205:.J228])" office:value-type="float" office:value="16.6666666666667" calcext:value-type="float">
            <text:p>16.6666666667</text:p>
          </table:table-cell>
          <table:table-cell table:style-name="Default" table:formula="of:=SUM([.K205:.K228])" office:value-type="float" office:value="16.6666666666667" calcext:value-type="float">
            <text:p>16.6666666667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table:formula="of:=SUM([.F208:.F224])" office:value-type="float" office:value="16.6666666666667" calcext:value-type="float">
            <text:p>16.6666666667</text:p>
          </table:table-cell>
          <table:table-cell table:style-name="Default" table:formula="of:=SUM([.G205:.G206];[.G208:.G213];[.G215:.G220];[.G222:.G225])" office:value-type="float" office:value="14.2857142857143" calcext:value-type="float">
            <text:p>14.2857142857</text:p>
          </table:table-cell>
          <table:table-cell table:style-name="Default" table:formula="of:=SUM([.H206];[.H209:.H213];[.H216:.H220];[.H223:.H226])" office:value-type="float" office:value="11.9047619047619" calcext:value-type="float">
            <text:p>11.9047619048</text:p>
          </table:table-cell>
          <table:table-cell table:style-name="Default" table:formula="of:=SUM([.I210:.I213];[.I217:.I220];[.I224:.I227])" office:value-type="float" office:value="9.52380952380952" calcext:value-type="float">
            <text:p>9.5238095238</text:p>
          </table:table-cell>
          <table:table-cell table:style-name="Default" table:formula="of:=SUM([.J211:.J213];[.J218:.J220];[.J225:.J227])" office:value-type="float" office:value="7.14285714285714" calcext:value-type="float">
            <text:p>7.1428571429</text:p>
          </table:table-cell>
          <table:table-cell table:style-name="Default" table:formula="of:=SUM([.K212:.K213];[.K219:.K220])" office:value-type="float" office:value="4.76190476190476" calcext:value-type="float">
            <text:p>4.7619047619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table:formula="of:=[.F230]/100" office:value-type="float" office:value="0.166666666666667" calcext:value-type="float">
            <text:p>0.1666666667</text:p>
          </table:table-cell>
          <table:table-cell table:style-name="Default" table:formula="of:=[.G230]/100" office:value-type="float" office:value="0.142857142857143" calcext:value-type="float">
            <text:p>0.1428571429</text:p>
          </table:table-cell>
          <table:table-cell table:style-name="Default" table:formula="of:=[.H230]/100" office:value-type="float" office:value="0.119047619047619" calcext:value-type="float">
            <text:p>0.119047619</text:p>
          </table:table-cell>
          <table:table-cell table:style-name="Default" table:formula="of:=[.I230]/100" office:value-type="float" office:value="0.0952380952380952" calcext:value-type="float">
            <text:p>0.0952380952</text:p>
          </table:table-cell>
          <table:table-cell table:style-name="Default" table:formula="of:=[.J230]/100" office:value-type="float" office:value="0.0714285714285714" calcext:value-type="float">
            <text:p>0.0714285714</text:p>
          </table:table-cell>
          <table:table-cell table:style-name="Default" table:formula="of:=[.K230]/100" office:value-type="float" office:value="0.0476190476190476" calcext:value-type="float">
            <text:p>0.0476190476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9" table:formula="of:=1/6" office:value-type="float" office:value="0.166666666666667" calcext:value-type="float">
            <text:p><text:s text:c="2"/>1/ 6</text:p>
          </table:table-cell>
          <table:table-cell table:style-name="ce69" table:formula="of:=1/7" office:value-type="float" office:value="0.142857142857143" calcext:value-type="float">
            <text:p><text:s text:c="2"/>1/ 7</text:p>
          </table:table-cell>
          <table:table-cell table:style-name="ce69" table:formula="of:=5/42" office:value-type="float" office:value="0.119047619047619" calcext:value-type="float">
            <text:p><text:s text:c="2"/>5/42</text:p>
          </table:table-cell>
          <table:table-cell table:style-name="ce69" table:formula="of:=2/21" office:value-type="float" office:value="0.0952380952380952" calcext:value-type="float">
            <text:p><text:s text:c="2"/>2/21</text:p>
          </table:table-cell>
          <table:table-cell table:style-name="ce69" table:formula="of:=1/14" office:value-type="float" office:value="0.0714285714285714" calcext:value-type="float">
            <text:p><text:s text:c="2"/>1/14</text:p>
          </table:table-cell>
          <table:table-cell table:style-name="ce69" table:formula="of:=1/21" office:value-type="float" office:value="0.0476190476190476" calcext:value-type="float">
            <text:p><text:s text:c="2"/>1/2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69" office:value-type="float" office:value="7" calcext:value-type="float">
            <text:p>7 <text:s text:c="5"/></text:p>
          </table:table-cell>
          <table:table-cell table:style-name="ce69" office:value-type="float" office:value="6" calcext:value-type="float">
            <text:p>6 <text:s text:c="5"/></text:p>
          </table:table-cell>
          <table:table-cell table:style-name="ce69" table:number-columns-repeated="4"/>
          <table:table-cell table:number-columns-repeated="7"/>
        </table:table-row>
        <calcext:conditional-formats>
          <calcext:conditional-format calcext:target-range-address="'Four Card Combinations'.F2:'Four Card Combinations'.K127">
            <calcext:condition calcext:apply-style-name="Untitled2" calcext:value="=7" calcext:base-cell-address="'Four Card Combinations'.F2"/>
            <calcext:condition calcext:apply-style-name="Untitled2" calcext:value="=14" calcext:base-cell-address="'Four Card Combinations'.F2"/>
            <calcext:condition calcext:apply-style-name="Untitled2" calcext:value="=21" calcext:base-cell-address="'Four Card Combinations'.F2"/>
            <calcext:condition calcext:apply-style-name="Untitled2" calcext:value="=28" calcext:base-cell-address="'Four Card Combinations'.F2"/>
          </calcext:conditional-format>
        </calcext:conditional-formats>
      </table:table>
      <table:table table:name="Sheet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Two Card And Blanks'.A2:'Two Card And Blanks'.J37" table:contains-header="false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Two Card And Blanks Combinations'.A2:'Two Card And Blanks Combinations'.J22" table:contains-header="false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'Three Card And Blank'.A2:'Three Card And Blank'.D217" table:contains-header="false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Three Card And Blank Combinations'.A2:'Three Card And Blank Combinations'.J57" table:contains-header="false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Three Card And King'.A2:'Three Card And King'.D217" table:contains-header="false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5" table:target-range-address="'Four Card Combinations'.A2:'Four Card Combinations'.K127" table:contains-header="false">
          <table:sort>
            <table:sort-by table:field-number="4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fraction number:min-integer-digits="0" number:min-numerator-digits="6" number:min-denominator-digits="6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05:07:27.073507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28T03:33:10.811260560</dc:date>
    <meta:editing-duration>P5DT23H49M31S</meta:editing-duration>
    <meta:editing-cycles>24</meta:editing-cycles>
    <meta:document-statistic meta:table-count="7" meta:cell-count="104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6666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3cm" chart:symbol-height="0.3cm" chart:link-data-style-to-source="true">
        <chart:symbol-image xlink:href="Pictures/2000000A000000DD000000DDF97A1D50.svm" xlink:type="simple" xlink:actuate="onLoad"/>
      </style:chart-properties>
      <style:graphic-properties draw:stroke="none" svg:stroke-width="0.08cm" svg:stroke-color="#ffffff" draw:fill-color="#ffff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0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25cm" svg:height="18.049cm" xlink:href=".." xlink:type="simple" chart:class="chart:bar" chart:style-name="ch1">
        <chart:legend chart:legend-position="end" svg:x="18.807cm" svg:y="8.449cm" style:legend-expansion="high" chart:style-name="ch2"/>
        <chart:plot-area chart:style-name="ch3" table:cell-range-address="'Three Card And Blank'.D260:'Three Card And Blank'.D283 'Three Card And Blank'.L237:'Three Card And Blank'.L261 'Three Card And Blank'.N260:'Three Card And Blank'.N279" chart:data-source-has-labels="column" svg:x="0.271cm" svg:y="0.904cm" svg:width="17.957cm" svg:height="17.457cm">
          <chartooo:coordinate-region svg:x="0.945cm" svg:y="1.117cm" svg:width="17.283cm" svg:height="16.145cm"/>
          <chart:axis chart:dimension="x" chart:name="primary-x" chart:style-name="ch4" chartooo:axis-type="auto">
            <chartooo:date-scale/>
            <chart:categories table:cell-range-address="'Three Card And Blank'.D260:'Three Card And Blank'.D2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hree Card And Blank'.L237:'Three Card And Blank'.L261" chart:class="chart:bar">
            <chart:data-point chart:repeated="25"/>
          </chart:series>
          <chart:series chart:style-name="ch8" chart:values-cell-range-address="'Three Card And Blank'.N260:'Three Card And Blank'.N279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'Three Card And Blank'.D260:'Three Card And Blank'.D283</svg:desc>
                </draw:g>
              </table:table-cell>
              <table:table-cell office:value-type="float" office:value="0.0558415611614868">
                <text:p>0.0558415611614868</text:p>
                <draw:g>
                  <svg:desc>'Three Card And Blank'.L237:'Three Card And Blank'.L261</svg:desc>
                </draw:g>
              </table:table-cell>
              <table:table-cell office:value-type="float" office:value="0">
                <text:p>0</text:p>
                <draw:g>
                  <svg:desc>'Three Card And Blank'.N260:'Three Card And Blank'.N279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51125206029134">
                <text:p>0.15112520602913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74215491892425">
                <text:p>0.37421549189242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45531879919656">
                <text:p>0.845531879919656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3571541826481">
                <text:p>1.73571541826481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.22045339175262">
                <text:p>3.22045339175262</text:p>
              </table:table-cell>
              <table:table-cell office:value-type="float" office:value="3.46666666666667">
                <text:p>3.46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37345160530335">
                <text:p>5.37345160530335</text:p>
              </table:table-cell>
              <table:table-cell office:value-type="float" office:value="5.86666666666667">
                <text:p>5.866666666666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.029540265002">
                <text:p>8.029540265002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7146455184329">
                <text:p>10.7146455184329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.7461716663534">
                <text:p>12.7461716663534</text:p>
              </table:table-cell>
              <table:table-cell office:value-type="float" office:value="12.2666666666667">
                <text:p>12.26666666666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.5066159917763">
                <text:p>13.5066159917763</text:p>
              </table:table-cell>
              <table:table-cell office:value-type="float" office:value="13.0666666666667">
                <text:p>13.06666666666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7461716663534">
                <text:p>12.7461716663534</text:p>
              </table:table-cell>
              <table:table-cell office:value-type="float" office:value="12.2666666666667">
                <text:p>12.26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7146455184329">
                <text:p>10.7146455184329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.029540265002">
                <text:p>8.029540265002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.37345160530335">
                <text:p>5.37345160530335</text:p>
              </table:table-cell>
              <table:table-cell office:value-type="float" office:value="5.86666666666667">
                <text:p>5.866666666666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.22045339175262">
                <text:p>3.22045339175262</text:p>
              </table:table-cell>
              <table:table-cell office:value-type="float" office:value="3.46666666666667">
                <text:p>3.4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3571541826481">
                <text:p>1.73571541826481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845531879919656">
                <text:p>0.845531879919656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74215491892425">
                <text:p>0.37421549189242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51125206029134">
                <text:p>0.15112520602913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558415611614868">
                <text:p>0.0558415611614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Legal Mo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3333333333333">
                <text:p>0.13333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legend chart:legend-position="end" svg:x="12.993cm" svg:y="3.925cm" style:legend-expansion="high" chart:style-name="ch2"/>
        <chart:plot-area chart:style-name="ch3" table:cell-range-address="'Two Card And Blanks'.N57:'Two Card And Blanks'.O71" svg:x="0.32cm" svg:y="0.18cm" svg:width="12.353cm" svg:height="8.64cm">
          <chartooo:coordinate-region svg:x="0.994cm" svg:y="0.393cm" svg:width="11.679cm" svg:height="7.7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wo Card And Blanks'.O57:'Two Card And Blanks'.O71" chart:class="chart:bar">
            <chart:data-point chart:repeated="15"/>
          </chart:series>
          <chart:series chart:style-name="ch8" chart:values-cell-range-address="'Two Card And Blanks'.N57:'Two Card And Blanks'.N7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wo Card And Blanks'.O57:'Two Card And Blanks'.O71</svg:desc>
                </draw:g>
              </table:table-cell>
              <table:table-cell office:value-type="float" office:value="0.30431465918332">
                <text:p>0.30431465918332</text:p>
                <draw:g>
                  <svg:desc>'Two Card And Blanks'.N57:'Two Card And Blanks'.N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18942381866044">
                <text:p>0.918942381866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37215168497187">
                <text:p>2.37215168497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18157698748841">
                <text:p>5.18157698748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.53048050150202">
                <text:p>9.53048050150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4.8000059365826">
                <text:p>14.8000059365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9.6008990612264">
                <text:p>19.6008990612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22.443786116771">
                <text:p>22.443786116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22.443786116771">
                <text:p>22.443786116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9.6008990612264">
                <text:p>19.6008990612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.8000059365826">
                <text:p>14.8000059365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.53048050150202">
                <text:p>9.53048050150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.18157698748841">
                <text:p>5.18157698748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.37215168497187">
                <text:p>2.37215168497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18942381866044">
                <text:p>0.918942381866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8cm" svg:height="14.246cm" xlink:href=".." xlink:type="simple" chart:class="chart:bar" chart:style-name="ch1">
        <chart:legend chart:legend-position="end" svg:x="23.584cm" svg:y="6.548cm" style:legend-expansion="high" chart:style-name="ch2"/>
        <chart:plot-area chart:style-name="ch3" table:cell-range-address="'Four Card Combinations'.E173:'Four Card Combinations'.E196 'Four Card Combinations'.D172:'Four Card Combinations'.D172 'Four Card Combinations'.L173:'Four Card Combinations'.L196 'Four Card Combinations'.D146:'Four Card Combinations'.D146 'Four Card Combinations'.P147:'Four Card Combinations'.P170" chart:data-source-has-labels="both" svg:x="0.553cm" svg:y="0.284cm" svg:width="22.478cm" svg:height="13.678cm">
          <chartooo:coordinate-region svg:x="1.227cm" svg:y="0.497cm" svg:width="21.804cm" svg:height="12.791cm"/>
          <chart:axis chart:dimension="x" chart:name="primary-x" chart:style-name="ch4" chartooo:axis-type="auto">
            <chartooo:date-scale/>
            <chart:categories table:cell-range-address="'Four Card Combinations'.E173:'Four Card Combinations'.E1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our Card Combinations'.L173:'Four Card Combinations'.L196" chart:label-cell-address="'Four Card Combinations'.D172:'Four Card Combinations'.D172" chart:class="chart:bar">
            <chart:data-point chart:repeated="24"/>
          </chart:series>
          <chart:series chart:style-name="ch8" chart:values-cell-range-address="'Four Card Combinations'.P147:'Four Card Combinations'.P170" chart:label-cell-address="'Four Card Combinations'.D146:'Four Card Combinations'.D14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y Real</text:p>
                <draw:g>
                  <svg:desc>'Four Card Combinations'.D172:'Four Card Combinations'.D172</svg:desc>
                </draw:g>
              </table:table-cell>
              <table:table-cell office:value-type="string">
                <text:p>Probability Norm</text:p>
                <draw:g>
                  <svg:desc>'Four Card Combinations'.D146:'Four Card Combinations'.D14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'Four Card Combinations'.E173:'Four Card Combinations'.E196</svg:desc>
                </draw:g>
              </table:table-cell>
              <table:table-cell office:value-type="float" office:value="1">
                <text:p>1</text:p>
                <draw:g>
                  <svg:desc>'Four Card Combinations'.L173:'Four Card Combinations'.L196</svg:desc>
                </draw:g>
              </table:table-cell>
              <table:table-cell office:value-type="float" office:value="1">
                <text:p>1</text:p>
                <draw:g>
                  <svg:desc>'Four Card Combinations'.P147:'Four Card Combinations'.P170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